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4" table:number-rows-spanned="1" table:style-name="ce3">
            <text:p>Calculations</text:p>
          </table:table-cell>
          <table:covered-table-cell table:number-columns-repeated="3"/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MILP</text:p>
          </table:table-cell>
          <table:table-cell office:value-type="string" table:style-name="ce2">
            <text:p>QM</text:p>
          </table:table-cell>
          <table:table-cell office:value-type="string" table:style-name="ce2">
            <text:p>Exhaustive</text:p>
          </table:table-cell>
          <table:table-cell office:value-type="string" table:style-name="ce2">
            <text:p>Quick</text:p>
          </table:table-cell>
          <table:table-cell office:value-type="string" table:style-name="ce2">
            <text:p>Difference</text:p>
          </table:table-cell>
          <table:table-cell table:number-columns-repeated="16379"/>
        </table:table-row>
        <table:table-row table:style-name="ro1">
          <table:table-cell office:value-type="float" office:value="4237.1999999998698" table:formula="of:=MAX(['milp-acc-energy-usage'.B:.B])" table:style-name="ce2">
            <text:p>4237.2</text:p>
          </table:table-cell>
          <table:table-cell office:value-type="float" office:value="10198.799999999899" table:formula="of:=MAX(['qm-acc-energy-usage'.B:.B])" table:style-name="ce2">
            <text:p>10198.8</text:p>
          </table:table-cell>
          <table:table-cell office:value-type="float" office:value="4422.5556999999999" table:formula="of:=MAX(['sa-exhaustive-acc-energy-usage'.B:.B])" table:style-name="ce2">
            <text:p>4422.5557</text:p>
          </table:table-cell>
          <table:table-cell office:value-type="float" office:value="4480.0910000000003" table:formula="of:=MAX(['sa-quick-acc-energy-usage'.B:.B])" table:style-name="ce2">
            <text:p>4480.091</text:p>
          </table:table-cell>
          <table:table-cell office:value-type="float" office:value="185.35570000013013" table:formula="of:=[.C3]-[.A3]" table:style-name="ce2">
            <text:p>185.3557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  <table:table table:name="milp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0.72" table:style-name="ce2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1.44" table:style-name="ce2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2.16" table:style-name="ce2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2.88" table:style-name="ce2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3.6" table:style-name="ce2">
            <text:p>3.6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4.32" table:style-name="ce2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5.04" table:style-name="ce2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5.76" table:style-name="ce2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6.48" table:style-name="ce2">
            <text:p>6.48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7.2" table:style-name="ce2">
            <text:p>7.2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7.92" table:style-name="ce2">
            <text:p>7.92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8.64" table:style-name="ce2">
            <text:p>8.64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9.36" table:style-name="ce2">
            <text:p>9.36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10.08" table:style-name="ce2">
            <text:p>10.08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10.8" table:style-name="ce2">
            <text:p>10.8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11.52" table:style-name="ce2">
            <text:p>11.52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12.24" table:style-name="ce2">
            <text:p>12.24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12.96" table:style-name="ce2">
            <text:p>12.96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5.520000000000003" table:style-name="ce2">
            <text:p>35.52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58.08" table:style-name="ce2">
            <text:p>58.08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80.64" table:style-name="ce2">
            <text:p>80.64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103.2" table:style-name="ce2">
            <text:p>103.2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125.76" table:style-name="ce2">
            <text:p>125.76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148.32" table:style-name="ce2">
            <text:p>148.3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170.88" table:style-name="ce2">
            <text:p>170.88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193.44" table:style-name="ce2">
            <text:p>193.44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216" table:style-name="ce2">
            <text:p>216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216.72" table:style-name="ce2">
            <text:p>216.72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217.44" table:style-name="ce2">
            <text:p>217.44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218.16" table:style-name="ce2">
            <text:p>218.16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218.88" table:style-name="ce2">
            <text:p>218.88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219.6" table:style-name="ce2">
            <text:p>219.6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220.32" table:style-name="ce2">
            <text:p>220.32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242.88" table:style-name="ce2">
            <text:p>242.88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265.44" table:style-name="ce2">
            <text:p>265.44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288" table:style-name="ce2">
            <text:p>288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310.56" table:style-name="ce2">
            <text:p>310.56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333.12" table:style-name="ce2">
            <text:p>333.12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355.68" table:style-name="ce2">
            <text:p>355.68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378.24" table:style-name="ce2">
            <text:p>378.24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400.8" table:style-name="ce2">
            <text:p>400.8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423.36" table:style-name="ce2">
            <text:p>423.36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424.8" table:style-name="ce2">
            <text:p>424.8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426.24" table:style-name="ce2">
            <text:p>426.24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427.68" table:style-name="ce2">
            <text:p>427.68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429.12" table:style-name="ce2">
            <text:p>429.12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430.56" table:style-name="ce2">
            <text:p>430.56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432" table:style-name="ce2">
            <text:p>432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433.44" table:style-name="ce2">
            <text:p>433.44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434.88" table:style-name="ce2">
            <text:p>434.88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436.32000000000102" table:style-name="ce2">
            <text:p>436.32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437.76000000000101" table:style-name="ce2">
            <text:p>437.76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439.20000000000101" table:style-name="ce2">
            <text:p>439.2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440.64000000000101" table:style-name="ce2">
            <text:p>440.64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442.08000000000101" table:style-name="ce2">
            <text:p>442.08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443.520000000001" table:style-name="ce2">
            <text:p>443.52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444.960000000001" table:style-name="ce2">
            <text:p>444.96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446.400000000001" table:style-name="ce2">
            <text:p>446.4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469.68000000000097" table:style-name="ce2">
            <text:p>469.68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492.960000000001" table:style-name="ce2">
            <text:p>492.96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516.24000000000103" table:style-name="ce2">
            <text:p>516.24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539.520000000001" table:style-name="ce2">
            <text:p>539.52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562.80000000000098" table:style-name="ce2">
            <text:p>562.8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586.08000000000095" table:style-name="ce2">
            <text:p>586.08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609.36000000000104" table:style-name="ce2">
            <text:p>609.36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632.64000000000203" table:style-name="ce2">
            <text:p>632.64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655.92000000000201" table:style-name="ce2">
            <text:p>655.92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657.36000000000195" table:style-name="ce2">
            <text:p>657.36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658.800000000002" table:style-name="ce2">
            <text:p>658.8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660.24000000000206" table:style-name="ce2">
            <text:p>660.24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661.680000000002" table:style-name="ce2">
            <text:p>661.68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662.40000000000202" table:style-name="ce2">
            <text:p>662.4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663.12000000000205" table:style-name="ce2">
            <text:p>663.12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663.84000000000196" table:style-name="ce2">
            <text:p>663.84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664.56000000000199" table:style-name="ce2">
            <text:p>664.56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665.28000000000202" table:style-name="ce2">
            <text:p>665.28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666.72000000000196" table:style-name="ce2">
            <text:p>666.72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668.16000000000201" table:style-name="ce2">
            <text:p>668.16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669.60000000000196" table:style-name="ce2">
            <text:p>669.6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671.04000000000201" table:style-name="ce2">
            <text:p>671.04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672.48000000000195" table:style-name="ce2">
            <text:p>672.48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673.92000000000201" table:style-name="ce2">
            <text:p>673.92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675.36000000000195" table:style-name="ce2">
            <text:p>675.36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677.52000000000203" table:style-name="ce2">
            <text:p>677.52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679.68000000000302" table:style-name="ce2">
            <text:p>679.68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681.84000000000299" table:style-name="ce2">
            <text:p>681.84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684.00000000000296" table:style-name="ce2">
            <text:p>684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686.16000000000304" table:style-name="ce2">
            <text:p>686.16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688.32000000000301" table:style-name="ce2">
            <text:p>688.32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690.48000000000297" table:style-name="ce2">
            <text:p>690.48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692.64000000000306" table:style-name="ce2">
            <text:p>692.64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694.80000000000302" table:style-name="ce2">
            <text:p>694.8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696.96000000000299" table:style-name="ce2">
            <text:p>696.96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699.84000000000299" table:style-name="ce2">
            <text:p>699.84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702.72000000000298" table:style-name="ce2">
            <text:p>702.72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705.60000000000298" table:style-name="ce2">
            <text:p>705.6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708.480000000004" table:style-name="ce2">
            <text:p>708.48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711.36000000000399" table:style-name="ce2">
            <text:p>711.36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714.24000000000399" table:style-name="ce2">
            <text:p>714.24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717.12000000000398" table:style-name="ce2">
            <text:p>717.12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720.00000000000398" table:style-name="ce2">
            <text:p>720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722.88000000000397" table:style-name="ce2">
            <text:p>722.88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725.76000000000397" table:style-name="ce2">
            <text:p>725.76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728.64000000000397" table:style-name="ce2">
            <text:p>728.6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731.52000000000396" table:style-name="ce2">
            <text:p>731.52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734.40000000000498" table:style-name="ce2">
            <text:p>734.4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737.28000000000497" table:style-name="ce2">
            <text:p>737.28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762.000000000005" table:style-name="ce2">
            <text:p>762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786.72000000000503" table:style-name="ce2">
            <text:p>786.72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811.44000000000506" table:style-name="ce2">
            <text:p>811.44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836.16000000000497" table:style-name="ce2">
            <text:p>836.16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860.880000000005" table:style-name="ce2">
            <text:p>860.88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885.60000000000605" table:style-name="ce2">
            <text:p>885.6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910.32000000000596" table:style-name="ce2">
            <text:p>910.32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933.60000000000605" table:style-name="ce2">
            <text:p>933.6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957.60000000000605" table:style-name="ce2">
            <text:p>957.6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981.60000000000605" table:style-name="ce2">
            <text:p>981.6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1005.60000000001" table:style-name="ce2">
            <text:p>1005.6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1029.6000000000099" table:style-name="ce2">
            <text:p>1029.6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1052.8800000000101" table:style-name="ce2">
            <text:p>1052.88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1076.1600000000101" table:style-name="ce2">
            <text:p>1076.16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1100.8800000000101" table:style-name="ce2">
            <text:p>1100.88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1125.6000000000099" table:style-name="ce2">
            <text:p>1125.6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1150.3200000000099" table:style-name="ce2">
            <text:p>1150.32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1175.04000000001" table:style-name="ce2">
            <text:p>1175.04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1199.76000000001" table:style-name="ce2">
            <text:p>1199.76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1224.48000000001" table:style-name="ce2">
            <text:p>1224.48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1249.20000000001" table:style-name="ce2">
            <text:p>1249.2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1273.9200000000101" table:style-name="ce2">
            <text:p>1273.92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1298.6400000000101" table:style-name="ce2">
            <text:p>1298.64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1323.3600000000099" table:style-name="ce2">
            <text:p>1323.36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1348.0800000000099" table:style-name="ce2">
            <text:p>1348.08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1372.80000000001" table:style-name="ce2">
            <text:p>1372.8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1397.52000000001" table:style-name="ce2">
            <text:p>1397.52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1422.24000000001" table:style-name="ce2">
            <text:p>1422.24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1446.96000000001" table:style-name="ce2">
            <text:p>1446.96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1471.6800000000101" table:style-name="ce2">
            <text:p>1471.68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1474.5600000000099" table:style-name="ce2">
            <text:p>1474.56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1477.4400000000101" table:style-name="ce2">
            <text:p>1477.44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1480.3200000000099" table:style-name="ce2">
            <text:p>1480.32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1483.20000000001" table:style-name="ce2">
            <text:p>1483.2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1486.0800000000099" table:style-name="ce2">
            <text:p>1486.08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1488.96000000001" table:style-name="ce2">
            <text:p>1488.96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1491.8400000000099" table:style-name="ce2">
            <text:p>1491.84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1494.72000000001" table:style-name="ce2">
            <text:p>1494.72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1497.6000000000099" table:style-name="ce2">
            <text:p>1497.6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1500.48000000001" table:style-name="ce2">
            <text:p>1500.48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1503.3600000000099" table:style-name="ce2">
            <text:p>1503.36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1506.24000000001" table:style-name="ce2">
            <text:p>1506.24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1509.1200000000099" table:style-name="ce2">
            <text:p>1509.12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1512.00000000001" table:style-name="ce2">
            <text:p>1512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1514.8800000000101" table:style-name="ce2">
            <text:p>1514.88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1517.76000000001" table:style-name="ce2">
            <text:p>1517.76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1520.6400000000101" table:style-name="ce2">
            <text:p>1520.64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1523.52000000001" table:style-name="ce2">
            <text:p>1523.52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1526.4000000000101" table:style-name="ce2">
            <text:p>1526.4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1529.28000000001" table:style-name="ce2">
            <text:p>1529.28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1554.00000000001" table:style-name="ce2">
            <text:p>1554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1578.72000000001" table:style-name="ce2">
            <text:p>1578.72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1603.4400000000101" table:style-name="ce2">
            <text:p>1603.44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1628.1600000000101" table:style-name="ce2">
            <text:p>1628.16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1652.8800000000101" table:style-name="ce2">
            <text:p>1652.88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1677.6000000000099" table:style-name="ce2">
            <text:p>1677.6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1702.3200000000099" table:style-name="ce2">
            <text:p>1702.32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1727.04000000001" table:style-name="ce2">
            <text:p>1727.04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1751.76000000001" table:style-name="ce2">
            <text:p>1751.76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1776.48000000001" table:style-name="ce2">
            <text:p>1776.48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1779.3600000000099" table:style-name="ce2">
            <text:p>1779.36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1782.24000000001" table:style-name="ce2">
            <text:p>1782.24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1785.1200000000099" table:style-name="ce2">
            <text:p>1785.12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1788.00000000001" table:style-name="ce2">
            <text:p>1788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1790.8800000000101" table:style-name="ce2">
            <text:p>1790.88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1793.04000000001" table:style-name="ce2">
            <text:p>1793.04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1795.20000000001" table:style-name="ce2">
            <text:p>1795.2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1797.3600000000099" table:style-name="ce2">
            <text:p>1797.36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1799.52000000001" table:style-name="ce2">
            <text:p>1799.52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1801.6800000000101" table:style-name="ce2">
            <text:p>1801.68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1803.8400000000099" table:style-name="ce2">
            <text:p>1803.84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1806.00000000001" table:style-name="ce2">
            <text:p>1806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1808.1600000000101" table:style-name="ce2">
            <text:p>1808.16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1810.3200000000099" table:style-name="ce2">
            <text:p>1810.32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1812.48000000001" table:style-name="ce2">
            <text:p>1812.48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1814.6400000000101" table:style-name="ce2">
            <text:p>1814.64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1816.0800000000099" table:style-name="ce2">
            <text:p>1816.08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1816.80000000001" table:style-name="ce2">
            <text:p>1816.8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1817.52000000001" table:style-name="ce2">
            <text:p>1817.52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1818.24000000001" table:style-name="ce2">
            <text:p>1818.24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1841.52000000001" table:style-name="ce2">
            <text:p>1841.52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1864.80000000001" table:style-name="ce2">
            <text:p>1864.8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1888.0800000000099" table:style-name="ce2">
            <text:p>1888.08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1911.3600000000099" table:style-name="ce2">
            <text:p>1911.36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1934.6400000000101" table:style-name="ce2">
            <text:p>1934.64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1957.9200000000101" table:style-name="ce2">
            <text:p>1957.92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1981.20000000001" table:style-name="ce2">
            <text:p>1981.2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2004.48000000001" table:style-name="ce2">
            <text:p>2004.48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2027.76000000001" table:style-name="ce2">
            <text:p>2027.76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2051.04000000001" table:style-name="ce2">
            <text:p>2051.04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2074.3200000000102" table:style-name="ce2">
            <text:p>2074.32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2097.6000000000099" table:style-name="ce2">
            <text:p>2097.6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2120.8800000000101" table:style-name="ce2">
            <text:p>2120.8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2144.1600000000099" table:style-name="ce2">
            <text:p>2144.16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2167.4400000000101" table:style-name="ce2">
            <text:p>2167.44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2190.7200000000098" table:style-name="ce2">
            <text:p>2190.72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2214.00000000001" table:style-name="ce2">
            <text:p>2214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2237.2800000000102" table:style-name="ce2">
            <text:p>2237.2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2260.5600000000099" table:style-name="ce2">
            <text:p>2260.56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2283.1200000000099" table:style-name="ce2">
            <text:p>2283.12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2305.6800000000098" table:style-name="ce2">
            <text:p>2305.68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2328.2400000000098" table:style-name="ce2">
            <text:p>2328.24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2328.96000000001" table:style-name="ce2">
            <text:p>2328.96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2329.6800000000098" table:style-name="ce2">
            <text:p>2329.68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2330.4000000000101" table:style-name="ce2">
            <text:p>2330.4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2331.1200000000099" table:style-name="ce2">
            <text:p>2331.12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2331.8400000000101" table:style-name="ce2">
            <text:p>2331.84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2332.5600000000099" table:style-name="ce2">
            <text:p>2332.56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2333.2800000000102" table:style-name="ce2">
            <text:p>2333.28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2334.00000000001" table:style-name="ce2">
            <text:p>2334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2334.7200000000098" table:style-name="ce2">
            <text:p>2334.72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2335.4400000000101" table:style-name="ce2">
            <text:p>2335.44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2336.8800000000101" table:style-name="ce2">
            <text:p>2336.88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2338.3200000000102" table:style-name="ce2">
            <text:p>2338.32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2339.7600000000002" table:style-name="ce2">
            <text:p>2339.76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2341.1999999999998" table:style-name="ce2">
            <text:p>2341.2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2364.48" table:style-name="ce2">
            <text:p>2364.48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2387.7600000000002" table:style-name="ce2">
            <text:p>2387.76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2411.04" table:style-name="ce2">
            <text:p>2411.0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2434.3200000000002" table:style-name="ce2">
            <text:p>2434.32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2457.6" table:style-name="ce2">
            <text:p>2457.6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2480.88" table:style-name="ce2">
            <text:p>2480.88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2504.16" table:style-name="ce2">
            <text:p>2504.16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2527.44" table:style-name="ce2">
            <text:p>2527.44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2550.7199999999998" table:style-name="ce2">
            <text:p>2550.72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2574" table:style-name="ce2">
            <text:p>2574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2598" table:style-name="ce2">
            <text:p>2598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2622" table:style-name="ce2">
            <text:p>2622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2646" table:style-name="ce2">
            <text:p>2646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2691.84" table:style-name="ce2">
            <text:p>2691.84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2737.68" table:style-name="ce2">
            <text:p>2737.68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2783.52" table:style-name="ce2">
            <text:p>2783.52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2829.36" table:style-name="ce2">
            <text:p>2829.36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2853.36" table:style-name="ce2">
            <text:p>2853.36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2877.36" table:style-name="ce2">
            <text:p>2877.36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2901.36" table:style-name="ce2">
            <text:p>2901.36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2925.36" table:style-name="ce2">
            <text:p>2925.36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2949.36" table:style-name="ce2">
            <text:p>2949.36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2973.36" table:style-name="ce2">
            <text:p>2973.36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2997.36" table:style-name="ce2">
            <text:p>2997.36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3021.36" table:style-name="ce2">
            <text:p>3021.36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3023.52" table:style-name="ce2">
            <text:p>3023.52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3047.51999999999" table:style-name="ce2">
            <text:p>3047.52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3071.51999999999" table:style-name="ce2">
            <text:p>3071.52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3095.51999999999" table:style-name="ce2">
            <text:p>3095.52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3119.51999999999" table:style-name="ce2">
            <text:p>3119.52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3143.51999999999" table:style-name="ce2">
            <text:p>3143.52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3167.51999999999" table:style-name="ce2">
            <text:p>3167.52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3191.51999999999" table:style-name="ce2">
            <text:p>3191.52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3215.51999999999" table:style-name="ce2">
            <text:p>3215.52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3239.51999999999" table:style-name="ce2">
            <text:p>3239.52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3263.51999999999" table:style-name="ce2">
            <text:p>3263.52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3287.51999999999" table:style-name="ce2">
            <text:p>3287.52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3311.51999999999" table:style-name="ce2">
            <text:p>3311.52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3314.3999999999901" table:style-name="ce2">
            <text:p>3314.4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3317.2799999999902" table:style-name="ce2">
            <text:p>3317.28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3320.1599999999899" table:style-name="ce2">
            <text:p>3320.16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3323.03999999999" table:style-name="ce2">
            <text:p>3323.04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3325.9199999999901" table:style-name="ce2">
            <text:p>3325.92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3328.7999999999802" table:style-name="ce2">
            <text:p>3328.8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3331.6799999999798" table:style-name="ce2">
            <text:p>3331.68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3334.5599999999799" table:style-name="ce2">
            <text:p>3334.56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3337.43999999998" table:style-name="ce2">
            <text:p>3337.44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3340.3199999999802" table:style-name="ce2">
            <text:p>3340.32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3343.1999999999798" table:style-name="ce2">
            <text:p>3343.2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3346.0799999999799" table:style-name="ce2">
            <text:p>3346.08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3348.95999999998" table:style-name="ce2">
            <text:p>3348.96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3351.8399999999801" table:style-name="ce2">
            <text:p>3351.84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3354.7199999999798" table:style-name="ce2">
            <text:p>3354.72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3357.5999999999799" table:style-name="ce2">
            <text:p>3357.6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3360.47999999998" table:style-name="ce2">
            <text:p>3360.48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3363.3599999999801" table:style-name="ce2">
            <text:p>3363.36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3366.2399999999702" table:style-name="ce2">
            <text:p>3366.24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3369.1199999999699" table:style-name="ce2">
            <text:p>3369.12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3371.99999999997" table:style-name="ce2">
            <text:p>3372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3374.8799999999701" table:style-name="ce2">
            <text:p>3374.88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3377.7599999999702" table:style-name="ce2">
            <text:p>3377.76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3380.6399999999699" table:style-name="ce2">
            <text:p>3380.64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3383.51999999997" table:style-name="ce2">
            <text:p>3383.52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3386.3999999999701" table:style-name="ce2">
            <text:p>3386.4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3389.2799999999702" table:style-name="ce2">
            <text:p>3389.28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3392.1599999999698" table:style-name="ce2">
            <text:p>3392.16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3395.03999999997" table:style-name="ce2">
            <text:p>3395.04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3397.9199999999701" table:style-name="ce2">
            <text:p>3397.92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3400.7999999999602" table:style-name="ce2">
            <text:p>3400.8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3403.6799999999598" table:style-name="ce2">
            <text:p>3403.68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3406.5599999999599" table:style-name="ce2">
            <text:p>3406.56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3409.43999999996" table:style-name="ce2">
            <text:p>3409.44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3412.3199999999601" table:style-name="ce2">
            <text:p>3412.32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3415.1999999999598" table:style-name="ce2">
            <text:p>3415.2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3418.0799999999599" table:style-name="ce2">
            <text:p>3418.08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3420.95999999996" table:style-name="ce2">
            <text:p>3420.96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3423.8399999999601" table:style-name="ce2">
            <text:p>3423.84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3426.7199999999598" table:style-name="ce2">
            <text:p>3426.72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3429.5999999999599" table:style-name="ce2">
            <text:p>3429.6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3431.0399999999599" table:style-name="ce2">
            <text:p>3431.04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3432.47999999996" table:style-name="ce2">
            <text:p>3432.48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3434.6399999999599" table:style-name="ce2">
            <text:p>3434.64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3436.7999999999502" table:style-name="ce2">
            <text:p>3436.8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3438.95999999995" table:style-name="ce2">
            <text:p>3438.96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3441.1199999999499" table:style-name="ce2">
            <text:p>3441.12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3443.2799999999502" table:style-name="ce2">
            <text:p>3443.28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3445.43999999995" table:style-name="ce2">
            <text:p>3445.44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3447.5999999999499" table:style-name="ce2">
            <text:p>3447.6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3449.7599999999502" table:style-name="ce2">
            <text:p>3449.76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3451.9199999999501" table:style-name="ce2">
            <text:p>3451.92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3454.0799999999499" table:style-name="ce2">
            <text:p>3454.08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3456.2399999999502" table:style-name="ce2">
            <text:p>3456.24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3458.3999999999501" table:style-name="ce2">
            <text:p>3458.4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3461.2799999999502" table:style-name="ce2">
            <text:p>3461.28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3464.1599999999498" table:style-name="ce2">
            <text:p>3464.16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3467.0399999999499" table:style-name="ce2">
            <text:p>3467.04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3469.9199999999501" table:style-name="ce2">
            <text:p>3469.92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3472.7999999999402" table:style-name="ce2">
            <text:p>3472.8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3475.6799999999398" table:style-name="ce2">
            <text:p>3475.68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3478.5599999999399" table:style-name="ce2">
            <text:p>3478.56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3481.43999999994" table:style-name="ce2">
            <text:p>3481.44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3484.3199999999401" table:style-name="ce2">
            <text:p>3484.32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3487.1999999999398" table:style-name="ce2">
            <text:p>3487.2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3490.0799999999399" table:style-name="ce2">
            <text:p>3490.08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3492.95999999994" table:style-name="ce2">
            <text:p>3492.96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3495.8399999999401" table:style-name="ce2">
            <text:p>3495.84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3498.7199999999398" table:style-name="ce2">
            <text:p>3498.72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3501.5999999999399" table:style-name="ce2">
            <text:p>3501.6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3503.7599999999402" table:style-name="ce2">
            <text:p>3503.76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3505.91999999994" table:style-name="ce2">
            <text:p>3505.92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3508.0799999999399" table:style-name="ce2">
            <text:p>3508.08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3510.2399999999302" table:style-name="ce2">
            <text:p>3510.24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3512.3999999999301" table:style-name="ce2">
            <text:p>3512.4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3514.5599999999299" table:style-name="ce2">
            <text:p>3514.56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3516.7199999999302" table:style-name="ce2">
            <text:p>3516.72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3518.8799999999301" table:style-name="ce2">
            <text:p>3518.88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3521.0399999999299" table:style-name="ce2">
            <text:p>3521.04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3523.1999999999298" table:style-name="ce2">
            <text:p>3523.2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3525.3599999999301" table:style-name="ce2">
            <text:p>3525.36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3527.51999999993" table:style-name="ce2">
            <text:p>3527.52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3529.6799999999298" table:style-name="ce2">
            <text:p>3529.68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3531.8399999999301" table:style-name="ce2">
            <text:p>3531.84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3533.99999999993" table:style-name="ce2">
            <text:p>3534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3536.1599999999298" table:style-name="ce2">
            <text:p>3536.16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3538.3199999999301" table:style-name="ce2">
            <text:p>3538.32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3540.47999999993" table:style-name="ce2">
            <text:p>3540.48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3542.6399999999298" table:style-name="ce2">
            <text:p>3542.64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3544.7999999999201" table:style-name="ce2">
            <text:p>3544.8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3546.95999999992" table:style-name="ce2">
            <text:p>3546.96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3549.1199999999199" table:style-name="ce2">
            <text:p>3549.12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3551.2799999999202" table:style-name="ce2">
            <text:p>3551.28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3553.43999999992" table:style-name="ce2">
            <text:p>3553.44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3554.8799999999201" table:style-name="ce2">
            <text:p>3554.88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3557.0399999999199" table:style-name="ce2">
            <text:p>3557.04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3559.1999999999198" table:style-name="ce2">
            <text:p>3559.2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3560.6399999999198" table:style-name="ce2">
            <text:p>3560.64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3562.0799999999199" table:style-name="ce2">
            <text:p>3562.08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3563.5199999999199" table:style-name="ce2">
            <text:p>3563.52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3564.95999999992" table:style-name="ce2">
            <text:p>3564.96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3566.3999999999201" table:style-name="ce2">
            <text:p>3566.4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3567.8399999999201" table:style-name="ce2">
            <text:p>3567.84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3569.2799999999202" table:style-name="ce2">
            <text:p>3569.28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3570.7199999999202" table:style-name="ce2">
            <text:p>3570.72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3572.1599999999198" table:style-name="ce2">
            <text:p>3572.16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3573.5999999999199" table:style-name="ce2">
            <text:p>3573.6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3575.0399999999199" table:style-name="ce2">
            <text:p>3575.04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3576.47999999992" table:style-name="ce2">
            <text:p>3576.48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3577.91999999992" table:style-name="ce2">
            <text:p>3577.92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3579.3599999999201" table:style-name="ce2">
            <text:p>3579.36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3580.7999999999101" table:style-name="ce2">
            <text:p>3580.8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3582.2399999999102" table:style-name="ce2">
            <text:p>3582.24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3583.6799999999098" table:style-name="ce2">
            <text:p>3583.68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3585.1199999999099" table:style-name="ce2">
            <text:p>3585.12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3586.5599999999099" table:style-name="ce2">
            <text:p>3586.56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3587.99999999991" table:style-name="ce2">
            <text:p>3588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3589.43999999991" table:style-name="ce2">
            <text:p>3589.44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3590.8799999999101" table:style-name="ce2">
            <text:p>3590.8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3592.3199999999101" table:style-name="ce2">
            <text:p>3592.32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3593.7599999999102" table:style-name="ce2">
            <text:p>3593.76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3595.1999999999098" table:style-name="ce2">
            <text:p>3595.2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3596.6399999999098" table:style-name="ce2">
            <text:p>3596.64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3598.0799999999099" table:style-name="ce2">
            <text:p>3598.08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3599.5199999999099" table:style-name="ce2">
            <text:p>3599.52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3600.95999999991" table:style-name="ce2">
            <text:p>3600.96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3602.3999999999101" table:style-name="ce2">
            <text:p>3602.4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3603.8399999999101" table:style-name="ce2">
            <text:p>3603.84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3605.2799999999102" table:style-name="ce2">
            <text:p>3605.28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3606.7199999999102" table:style-name="ce2">
            <text:p>3606.7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3608.1599999999098" table:style-name="ce2">
            <text:p>3608.16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3609.5999999999099" table:style-name="ce2">
            <text:p>3609.6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3611.0399999999099" table:style-name="ce2">
            <text:p>3611.04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3612.47999999991" table:style-name="ce2">
            <text:p>3612.48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3613.91999999991" table:style-name="ce2">
            <text:p>3613.9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3615.3599999999101" table:style-name="ce2">
            <text:p>3615.36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3616.7999999999001" table:style-name="ce2">
            <text:p>3616.8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3618.2399999999002" table:style-name="ce2">
            <text:p>3618.24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3619.6799999998998" table:style-name="ce2">
            <text:p>3619.68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3621.1199999998998" table:style-name="ce2">
            <text:p>3621.1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3622.5599999998999" table:style-name="ce2">
            <text:p>3622.56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3623.9999999999" table:style-name="ce2">
            <text:p>3624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3625.4399999999" table:style-name="ce2">
            <text:p>3625.44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3626.8799999999001" table:style-name="ce2">
            <text:p>3626.88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3628.3199999999001" table:style-name="ce2">
            <text:p>3628.3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3629.7599999999002" table:style-name="ce2">
            <text:p>3629.76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3631.1999999998998" table:style-name="ce2">
            <text:p>3631.2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3632.6399999998998" table:style-name="ce2">
            <text:p>3632.64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3634.0799999998999" table:style-name="ce2">
            <text:p>3634.08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3635.5199999998999" table:style-name="ce2">
            <text:p>3635.52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3636.9599999999" table:style-name="ce2">
            <text:p>3636.96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3638.3999999999" table:style-name="ce2">
            <text:p>3638.4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3639.8399999999001" table:style-name="ce2">
            <text:p>3639.84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3641.2799999999002" table:style-name="ce2">
            <text:p>3641.28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3642.7199999999002" table:style-name="ce2">
            <text:p>3642.72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3644.1599999998998" table:style-name="ce2">
            <text:p>3644.16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3645.5999999998999" table:style-name="ce2">
            <text:p>3645.6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3647.0399999998999" table:style-name="ce2">
            <text:p>3647.04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3648.4799999999" table:style-name="ce2">
            <text:p>3648.48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3649.9199999999" table:style-name="ce2">
            <text:p>3649.92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3651.3599999999001" table:style-name="ce2">
            <text:p>3651.36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3652.7999999998901" table:style-name="ce2">
            <text:p>3652.8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3654.2399999998902" table:style-name="ce2">
            <text:p>3654.24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3655.6799999998898" table:style-name="ce2">
            <text:p>3655.68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3657.1199999998898" table:style-name="ce2">
            <text:p>3657.12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3658.5599999998899" table:style-name="ce2">
            <text:p>3658.56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3659.99999999989" table:style-name="ce2">
            <text:p>3660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3661.43999999989" table:style-name="ce2">
            <text:p>3661.44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3662.8799999998901" table:style-name="ce2">
            <text:p>3662.88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3664.3199999998901" table:style-name="ce2">
            <text:p>3664.3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3665.7599999998902" table:style-name="ce2">
            <text:p>3665.76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3667.1999999998902" table:style-name="ce2">
            <text:p>3667.2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3668.6399999998898" table:style-name="ce2">
            <text:p>3668.64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3670.0799999998899" table:style-name="ce2">
            <text:p>3670.08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3671.5199999998899" table:style-name="ce2">
            <text:p>3671.52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3672.95999999989" table:style-name="ce2">
            <text:p>3672.96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3674.39999999989" table:style-name="ce2">
            <text:p>3674.4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3675.8399999998901" table:style-name="ce2">
            <text:p>3675.84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3677.2799999998902" table:style-name="ce2">
            <text:p>3677.28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3678.7199999998902" table:style-name="ce2">
            <text:p>3678.72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3680.1599999998898" table:style-name="ce2">
            <text:p>3680.16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3681.5999999998899" table:style-name="ce2">
            <text:p>3681.6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3683.0399999998899" table:style-name="ce2">
            <text:p>3683.04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3684.47999999989" table:style-name="ce2">
            <text:p>3684.48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3685.91999999989" table:style-name="ce2">
            <text:p>3685.92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3687.3599999998901" table:style-name="ce2">
            <text:p>3687.36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3688.7999999998801" table:style-name="ce2">
            <text:p>3688.8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3690.2399999998802" table:style-name="ce2">
            <text:p>3690.24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3691.6799999998798" table:style-name="ce2">
            <text:p>3691.68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3693.1199999998798" table:style-name="ce2">
            <text:p>3693.12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3695.2799999998801" table:style-name="ce2">
            <text:p>3695.28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3697.43999999988" table:style-name="ce2">
            <text:p>3697.44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3699.5999999998799" table:style-name="ce2">
            <text:p>3699.6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3701.7599999998802" table:style-name="ce2">
            <text:p>3701.76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3703.91999999988" table:style-name="ce2">
            <text:p>3703.92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3706.0799999998799" table:style-name="ce2">
            <text:p>3706.08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3708.2399999998802" table:style-name="ce2">
            <text:p>3708.24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3710.39999999988" table:style-name="ce2">
            <text:p>3710.4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3712.5599999998799" table:style-name="ce2">
            <text:p>3712.56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3713.9999999998799" table:style-name="ce2">
            <text:p>3714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3715.43999999988" table:style-name="ce2">
            <text:p>3715.44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3716.8799999998801" table:style-name="ce2">
            <text:p>3716.88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3718.3199999998801" table:style-name="ce2">
            <text:p>3718.32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3719.7599999998802" table:style-name="ce2">
            <text:p>3719.76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3743.0399999998799" table:style-name="ce2">
            <text:p>3743.04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3766.3199999998801" table:style-name="ce2">
            <text:p>3766.32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3789.5999999998799" table:style-name="ce2">
            <text:p>3789.6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3812.8799999998801" table:style-name="ce2">
            <text:p>3812.88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3814.3199999998701" table:style-name="ce2">
            <text:p>3814.32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3815.7599999998702" table:style-name="ce2">
            <text:p>3815.76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3817.1999999998702" table:style-name="ce2">
            <text:p>3817.2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3818.6399999998698" table:style-name="ce2">
            <text:p>3818.64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3820.0799999998699" table:style-name="ce2">
            <text:p>3820.08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3821.5199999998699" table:style-name="ce2">
            <text:p>3821.52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3822.95999999987" table:style-name="ce2">
            <text:p>3822.96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3823.6799999998698" table:style-name="ce2">
            <text:p>3823.68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3824.39999999987" table:style-name="ce2">
            <text:p>3824.4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3825.1199999998698" table:style-name="ce2">
            <text:p>3825.12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3825.8399999998701" table:style-name="ce2">
            <text:p>3825.84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3826.5599999998699" table:style-name="ce2">
            <text:p>3826.56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3827.2799999998701" table:style-name="ce2">
            <text:p>3827.28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3827.9999999998699" table:style-name="ce2">
            <text:p>382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3828.7199999998702" table:style-name="ce2">
            <text:p>3828.72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3829.43999999987" table:style-name="ce2">
            <text:p>3829.44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3830.1599999998698" table:style-name="ce2">
            <text:p>3830.16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3830.8799999998701" table:style-name="ce2">
            <text:p>3830.88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3831.5999999998699" table:style-name="ce2">
            <text:p>3831.6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3832.3199999998701" table:style-name="ce2">
            <text:p>3832.32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3833.0399999998699" table:style-name="ce2">
            <text:p>3833.04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3833.7599999998702" table:style-name="ce2">
            <text:p>3833.76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3834.47999999987" table:style-name="ce2">
            <text:p>3834.48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3835.1999999998702" table:style-name="ce2">
            <text:p>3835.2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3835.91999999987" table:style-name="ce2">
            <text:p>3835.92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3836.6399999998698" table:style-name="ce2">
            <text:p>3836.64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3837.3599999998701" table:style-name="ce2">
            <text:p>3837.36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3838.0799999998699" table:style-name="ce2">
            <text:p>3838.08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3838.7999999998701" table:style-name="ce2">
            <text:p>3838.8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3839.5199999998699" table:style-name="ce2">
            <text:p>3839.52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3840.2399999998702" table:style-name="ce2">
            <text:p>3840.24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3840.95999999987" table:style-name="ce2">
            <text:p>3840.96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3841.6799999998698" table:style-name="ce2">
            <text:p>3841.68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3842.39999999987" table:style-name="ce2">
            <text:p>3842.4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3843.1199999998698" table:style-name="ce2">
            <text:p>3843.12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3843.8399999998701" table:style-name="ce2">
            <text:p>3843.84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3844.5599999998699" table:style-name="ce2">
            <text:p>3844.56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3845.2799999998701" table:style-name="ce2">
            <text:p>3845.28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3845.9999999998699" table:style-name="ce2">
            <text:p>3846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3847.43999999987" table:style-name="ce2">
            <text:p>3847.44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3848.8799999998701" table:style-name="ce2">
            <text:p>3848.88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3850.3199999998601" table:style-name="ce2">
            <text:p>3850.3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3851.7599999998602" table:style-name="ce2">
            <text:p>3851.76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3853.1999999998602" table:style-name="ce2">
            <text:p>3853.2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3854.6399999998598" table:style-name="ce2">
            <text:p>3854.64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3856.0799999998599" table:style-name="ce2">
            <text:p>3856.08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3857.5199999998599" table:style-name="ce2">
            <text:p>3857.52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3858.95999999986" table:style-name="ce2">
            <text:p>3858.9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3860.39999999986" table:style-name="ce2">
            <text:p>3860.4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3861.8399999998601" table:style-name="ce2">
            <text:p>3861.84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3863.2799999998601" table:style-name="ce2">
            <text:p>3863.28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3864.7199999998602" table:style-name="ce2">
            <text:p>3864.72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3866.1599999998598" table:style-name="ce2">
            <text:p>3866.16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3867.5999999998598" table:style-name="ce2">
            <text:p>3867.6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3869.0399999998599" table:style-name="ce2">
            <text:p>3869.04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3870.47999999986" table:style-name="ce2">
            <text:p>3870.48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3871.91999999986" table:style-name="ce2">
            <text:p>3871.9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3873.3599999998601" table:style-name="ce2">
            <text:p>3873.36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3874.7999999998601" table:style-name="ce2">
            <text:p>3874.8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3876.2399999998602" table:style-name="ce2">
            <text:p>3876.24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3877.6799999998598" table:style-name="ce2">
            <text:p>3877.68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3879.1199999998598" table:style-name="ce2">
            <text:p>3879.12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3880.5599999998599" table:style-name="ce2">
            <text:p>3880.56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3881.9999999998599" table:style-name="ce2">
            <text:p>3882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3883.43999999986" table:style-name="ce2">
            <text:p>3883.44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3884.87999999986" table:style-name="ce2">
            <text:p>3884.88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3886.3199999998501" table:style-name="ce2">
            <text:p>3886.32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3887.7599999998502" table:style-name="ce2">
            <text:p>3887.76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3889.1999999998502" table:style-name="ce2">
            <text:p>3889.2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3890.6399999998498" table:style-name="ce2">
            <text:p>3890.64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3892.0799999998499" table:style-name="ce2">
            <text:p>3892.08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3893.5199999998499" table:style-name="ce2">
            <text:p>3893.52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3894.95999999985" table:style-name="ce2">
            <text:p>3894.96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3896.39999999985" table:style-name="ce2">
            <text:p>3896.4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3897.8399999998501" table:style-name="ce2">
            <text:p>3897.84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3899.2799999998501" table:style-name="ce2">
            <text:p>3899.28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3900.7199999998502" table:style-name="ce2">
            <text:p>3900.72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3902.1599999998498" table:style-name="ce2">
            <text:p>3902.16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3903.5999999998498" table:style-name="ce2">
            <text:p>3903.6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3905.0399999998499" table:style-name="ce2">
            <text:p>3905.04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3906.47999999985" table:style-name="ce2">
            <text:p>3906.48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3907.91999999985" table:style-name="ce2">
            <text:p>3907.92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3909.3599999998501" table:style-name="ce2">
            <text:p>3909.36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3910.7999999998501" table:style-name="ce2">
            <text:p>3910.8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3912.2399999998502" table:style-name="ce2">
            <text:p>3912.24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3913.6799999998502" table:style-name="ce2">
            <text:p>3913.68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3914.39999999985" table:style-name="ce2">
            <text:p>3914.4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3915.1199999998498" table:style-name="ce2">
            <text:p>3915.12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3915.8399999998501" table:style-name="ce2">
            <text:p>3915.84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3916.5599999998499" table:style-name="ce2">
            <text:p>3916.56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3917.2799999998501" table:style-name="ce2">
            <text:p>3917.28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3917.9999999998499" table:style-name="ce2">
            <text:p>3918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3918.7199999998502" table:style-name="ce2">
            <text:p>3918.72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3919.43999999985" table:style-name="ce2">
            <text:p>3919.44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3920.1599999998498" table:style-name="ce2">
            <text:p>3920.16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3920.87999999985" table:style-name="ce2">
            <text:p>3920.88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3921.5999999998498" table:style-name="ce2">
            <text:p>3921.6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3922.3199999998401" table:style-name="ce2">
            <text:p>3922.32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3923.0399999998399" table:style-name="ce2">
            <text:p>3923.04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3923.7599999998401" table:style-name="ce2">
            <text:p>3923.76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3924.4799999998399" table:style-name="ce2">
            <text:p>3924.48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3925.91999999984" table:style-name="ce2">
            <text:p>3925.92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3927.3599999998401" table:style-name="ce2">
            <text:p>3927.36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3928.7999999998401" table:style-name="ce2">
            <text:p>3928.8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3930.2399999998402" table:style-name="ce2">
            <text:p>3930.24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3931.6799999998402" table:style-name="ce2">
            <text:p>3931.68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3933.1199999998398" table:style-name="ce2">
            <text:p>3933.12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3934.5599999998399" table:style-name="ce2">
            <text:p>3934.56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3935.9999999998399" table:style-name="ce2">
            <text:p>3936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3937.43999999984" table:style-name="ce2">
            <text:p>3937.44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3938.87999999984" table:style-name="ce2">
            <text:p>3938.88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3940.3199999998401" table:style-name="ce2">
            <text:p>3940.32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3941.7599999998401" table:style-name="ce2">
            <text:p>3941.76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3943.1999999998402" table:style-name="ce2">
            <text:p>3943.2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3944.6399999998398" table:style-name="ce2">
            <text:p>3944.64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3946.0799999998399" table:style-name="ce2">
            <text:p>3946.08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3947.5199999998399" table:style-name="ce2">
            <text:p>3947.52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3948.95999999984" table:style-name="ce2">
            <text:p>3948.96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3950.39999999984" table:style-name="ce2">
            <text:p>3950.4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3951.8399999998401" table:style-name="ce2">
            <text:p>3951.84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3953.2799999998401" table:style-name="ce2">
            <text:p>3953.28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3954.7199999998402" table:style-name="ce2">
            <text:p>3954.72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3956.1599999998398" table:style-name="ce2">
            <text:p>3956.16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3957.5999999998398" table:style-name="ce2">
            <text:p>3957.6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3959.0399999998299" table:style-name="ce2">
            <text:p>3959.04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3960.4799999998299" table:style-name="ce2">
            <text:p>3960.48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3983.7599999998301" table:style-name="ce2">
            <text:p>3983.76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4007.0399999998299" table:style-name="ce2">
            <text:p>4007.04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4030.3199999998301" table:style-name="ce2">
            <text:p>4030.32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4053.5999999998298" table:style-name="ce2">
            <text:p>4053.6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4055.0399999998299" table:style-name="ce2">
            <text:p>4055.04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4056.4799999998299" table:style-name="ce2">
            <text:p>4056.48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4057.91999999983" table:style-name="ce2">
            <text:p>4057.92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4059.3599999998301" table:style-name="ce2">
            <text:p>4059.36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4060.7999999998301" table:style-name="ce2">
            <text:p>4060.8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4062.2399999998302" table:style-name="ce2">
            <text:p>4062.24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4063.6799999998302" table:style-name="ce2">
            <text:p>4063.68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4065.1199999998298" table:style-name="ce2">
            <text:p>4065.12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4066.5599999998299" table:style-name="ce2">
            <text:p>4066.56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4067.9999999998299" table:style-name="ce2">
            <text:p>4068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4069.43999999983" table:style-name="ce2">
            <text:p>4069.44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4070.87999999983" table:style-name="ce2">
            <text:p>4070.88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4072.3199999998301" table:style-name="ce2">
            <text:p>4072.32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4073.7599999998301" table:style-name="ce2">
            <text:p>4073.76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4075.1999999998302" table:style-name="ce2">
            <text:p>4075.2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4076.6399999998298" table:style-name="ce2">
            <text:p>4076.64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4078.0799999998299" table:style-name="ce2">
            <text:p>4078.08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4079.5199999998299" table:style-name="ce2">
            <text:p>4079.52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4080.95999999983" table:style-name="ce2">
            <text:p>4080.96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4082.39999999983" table:style-name="ce2">
            <text:p>4082.4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4083.8399999998201" table:style-name="ce2">
            <text:p>4083.84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4085.2799999998201" table:style-name="ce2">
            <text:p>4085.28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4085.9999999998199" table:style-name="ce2">
            <text:p>4086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4087.43999999982" table:style-name="ce2">
            <text:p>4087.44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4088.87999999982" table:style-name="ce2">
            <text:p>4088.88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4090.3199999998201" table:style-name="ce2">
            <text:p>4090.32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4091.7599999998201" table:style-name="ce2">
            <text:p>4091.76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4093.1999999998202" table:style-name="ce2">
            <text:p>4093.2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4094.6399999998198" table:style-name="ce2">
            <text:p>4094.64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4096.0799999998198" table:style-name="ce2">
            <text:p>4096.08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4096.7999999998201" table:style-name="ce2">
            <text:p>4096.8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4098.2399999998197" table:style-name="ce2">
            <text:p>4098.24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4099.6799999998202" table:style-name="ce2">
            <text:p>4099.68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4101.1199999998198" table:style-name="ce2">
            <text:p>4101.12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4102.5599999998203" table:style-name="ce2">
            <text:p>4102.56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4103.9999999998199" table:style-name="ce2">
            <text:p>4104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4105.4399999998304" table:style-name="ce2">
            <text:p>4105.44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4106.87999999983" table:style-name="ce2">
            <text:p>4106.88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4108.3199999998296" table:style-name="ce2">
            <text:p>4108.32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4109.7599999998301" table:style-name="ce2">
            <text:p>4109.76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4111.1999999998297" table:style-name="ce2">
            <text:p>4111.2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4112.6399999998303" table:style-name="ce2">
            <text:p>4112.64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4114.0799999998299" table:style-name="ce2">
            <text:p>4114.08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4115.5199999998304" table:style-name="ce2">
            <text:p>4115.52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4116.95999999983" table:style-name="ce2">
            <text:p>4116.96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4118.3999999998296" table:style-name="ce2">
            <text:p>4118.4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4119.8399999998301" table:style-name="ce2">
            <text:p>4119.84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4121.2799999998297" table:style-name="ce2">
            <text:p>4121.28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4122.7199999998302" table:style-name="ce2">
            <text:p>4122.72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4124.1599999998298" table:style-name="ce2">
            <text:p>4124.16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4125.5999999998303" table:style-name="ce2">
            <text:p>4125.6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4127.0399999998299" table:style-name="ce2">
            <text:p>4127.04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4128.4799999998304" table:style-name="ce2">
            <text:p>4128.48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4129.91999999983" table:style-name="ce2">
            <text:p>4129.92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4131.3599999998296" table:style-name="ce2">
            <text:p>4131.36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4132.7999999998401" table:style-name="ce2">
            <text:p>4132.8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4134.2399999998397" table:style-name="ce2">
            <text:p>4134.24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4135.6799999998402" table:style-name="ce2">
            <text:p>4135.68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4137.1199999998398" table:style-name="ce2">
            <text:p>4137.12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4138.5599999998403" table:style-name="ce2">
            <text:p>4138.56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4139.2799999998397" table:style-name="ce2">
            <text:p>4139.28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4139.9999999998399" table:style-name="ce2">
            <text:p>4140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4141.4399999998404" table:style-name="ce2">
            <text:p>4141.44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4142.87999999984" table:style-name="ce2">
            <text:p>4142.88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4144.3199999998396" table:style-name="ce2">
            <text:p>4144.32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4145.7599999998401" table:style-name="ce2">
            <text:p>4145.76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4147.1999999998397" table:style-name="ce2">
            <text:p>4147.2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4148.6399999998403" table:style-name="ce2">
            <text:p>4148.64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4150.0799999998399" table:style-name="ce2">
            <text:p>4150.08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4151.5199999998404" table:style-name="ce2">
            <text:p>4151.52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4152.95999999984" table:style-name="ce2">
            <text:p>4152.96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4154.3999999998396" table:style-name="ce2">
            <text:p>4154.4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4155.8399999998401" table:style-name="ce2">
            <text:p>4155.84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4157.2799999998397" table:style-name="ce2">
            <text:p>4157.28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4158.7199999998402" table:style-name="ce2">
            <text:p>4158.72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4160.1599999998398" table:style-name="ce2">
            <text:p>4160.16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4161.5999999998503" table:style-name="ce2">
            <text:p>4161.6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4163.0399999998499" table:style-name="ce2">
            <text:p>4163.04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4164.4799999998504" table:style-name="ce2">
            <text:p>4164.48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4165.91999999985" table:style-name="ce2">
            <text:p>4165.92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4167.3599999998496" table:style-name="ce2">
            <text:p>4167.36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4168.7999999998501" table:style-name="ce2">
            <text:p>4168.8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4170.2399999998497" table:style-name="ce2">
            <text:p>4170.24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4171.6799999998502" table:style-name="ce2">
            <text:p>4171.68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4173.1199999998498" table:style-name="ce2">
            <text:p>4173.12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4174.5599999998503" table:style-name="ce2">
            <text:p>4174.56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4175.9999999998499" table:style-name="ce2">
            <text:p>4176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4177.4399999998504" table:style-name="ce2">
            <text:p>4177.44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4178.87999999985" table:style-name="ce2">
            <text:p>4178.88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4180.3199999998496" table:style-name="ce2">
            <text:p>4180.32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4181.7599999998502" table:style-name="ce2">
            <text:p>4181.76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4183.1999999998498" table:style-name="ce2">
            <text:p>4183.2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4184.6399999998503" table:style-name="ce2">
            <text:p>4184.64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4186.0799999998499" table:style-name="ce2">
            <text:p>4186.08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4187.5199999998504" table:style-name="ce2">
            <text:p>4187.52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4188.95999999985" table:style-name="ce2">
            <text:p>4188.96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4190.3999999998596" table:style-name="ce2">
            <text:p>4190.4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4191.8399999998601" table:style-name="ce2">
            <text:p>4191.84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4193.2799999998597" table:style-name="ce2">
            <text:p>4193.28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4194.7199999998602" table:style-name="ce2">
            <text:p>4194.72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4196.1599999998598" table:style-name="ce2">
            <text:p>4196.16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4197.5999999998603" table:style-name="ce2">
            <text:p>4197.6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4199.0399999998599" table:style-name="ce2">
            <text:p>4199.04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4200.4799999998604" table:style-name="ce2">
            <text:p>4200.48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4201.91999999986" table:style-name="ce2">
            <text:p>4201.92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4203.3599999998596" table:style-name="ce2">
            <text:p>4203.36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4204.7999999998601" table:style-name="ce2">
            <text:p>4204.8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4206.2399999998597" table:style-name="ce2">
            <text:p>4206.24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4207.6799999998602" table:style-name="ce2">
            <text:p>4207.68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4208.3999999998596" table:style-name="ce2">
            <text:p>4208.4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4209.1199999998598" table:style-name="ce2">
            <text:p>4209.12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4210.5599999998603" table:style-name="ce2">
            <text:p>4210.56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4211.9999999998599" table:style-name="ce2">
            <text:p>4212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4213.4399999998604" table:style-name="ce2">
            <text:p>4213.44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4214.87999999986" table:style-name="ce2">
            <text:p>4214.88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4216.3199999998596" table:style-name="ce2">
            <text:p>4216.32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4217.7599999998702" table:style-name="ce2">
            <text:p>4217.76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4218.4799999998704" table:style-name="ce2">
            <text:p>4218.48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4219.1999999998698" table:style-name="ce2">
            <text:p>4219.2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4219.91999999987" table:style-name="ce2">
            <text:p>4219.92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4220.6399999998703" table:style-name="ce2">
            <text:p>4220.64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4221.3599999998696" table:style-name="ce2">
            <text:p>4221.36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4222.0799999998699" table:style-name="ce2">
            <text:p>4222.08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4222.7999999998701" table:style-name="ce2">
            <text:p>4222.8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4223.5199999998704" table:style-name="ce2">
            <text:p>4223.52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4224.2399999998697" table:style-name="ce2">
            <text:p>4224.24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4224.95999999987" table:style-name="ce2">
            <text:p>4224.96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4225.6799999998702" table:style-name="ce2">
            <text:p>4225.68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4226.3999999998696" table:style-name="ce2">
            <text:p>4226.4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4227.1199999998698" table:style-name="ce2">
            <text:p>4227.12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4227.8399999998701" table:style-name="ce2">
            <text:p>4227.84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4227.8399999998701" table:style-name="ce2">
            <text:p>4227.84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4228.5599999998703" table:style-name="ce2">
            <text:p>4228.56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4229.2799999998697" table:style-name="ce2">
            <text:p>4229.28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4229.9999999998699" table:style-name="ce2">
            <text:p>4230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4230.7199999998702" table:style-name="ce2">
            <text:p>4230.72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4231.4399999998705" table:style-name="ce2">
            <text:p>4231.44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4232.1599999998698" table:style-name="ce2">
            <text:p>4232.16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4232.8799999998701" table:style-name="ce2">
            <text:p>4232.88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4233.5999999998703" table:style-name="ce2">
            <text:p>4233.6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4234.3199999998697" table:style-name="ce2">
            <text:p>4234.32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4235.0399999998699" table:style-name="ce2">
            <text:p>4235.04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4235.7599999998702" table:style-name="ce2">
            <text:p>4235.76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4236.4799999998704" table:style-name="ce2">
            <text:p>4236.48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4237.1999999998698" table:style-name="ce2">
            <text:p>4237.2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qm-acc-energy-usag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04004004004003E-2" table:style-name="ce2">
            <text:p>0.034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8008008008007997E-2" table:style-name="ce2">
            <text:p>0.058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8.2012012012011998E-2" table:style-name="ce2">
            <text:p>0.082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06016016016016" table:style-name="ce2">
            <text:p>0.106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3002002002002" table:style-name="ce2">
            <text:p>0.130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5402402402402399" table:style-name="ce2">
            <text:p>0.154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78028028028028" table:style-name="ce2">
            <text:p>0.178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0203203203203199" table:style-name="ce2">
            <text:p>0.202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26036036036036" table:style-name="ce2">
            <text:p>0.226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5004004004003999" table:style-name="ce2">
            <text:p>0.250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7404404404404398" table:style-name="ce2">
            <text:p>0.274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9804804804804802" table:style-name="ce2">
            <text:p>0.298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2205205205205201" table:style-name="ce2">
            <text:p>0.3220520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4605605605605599" table:style-name="ce2">
            <text:p>0.346056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7006006006005998" table:style-name="ce2">
            <text:p>0.3700600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9406406406406402" table:style-name="ce2">
            <text:p>0.3940640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1806806806806801" table:style-name="ce2">
            <text:p>0.4180680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42072072072072" table:style-name="ce2">
            <text:p>0.442072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6607607607607598" table:style-name="ce2">
            <text:p>0.4660760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9008008008008003" table:style-name="ce2">
            <text:p>0.49008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1408408408408401" table:style-name="ce2">
            <text:p>0.5140840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3808808808808795" table:style-name="ce2">
            <text:p>0.538088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6209209209209199" table:style-name="ce2">
            <text:p>0.5620920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8609609609609603" table:style-name="ce2">
            <text:p>0.586096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1010010010009996" table:style-name="ce2">
            <text:p>0.6101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34104104104104" table:style-name="ce2">
            <text:p>0.634104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5810810810810805" table:style-name="ce2">
            <text:p>0.6581081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8211211211211198" table:style-name="ce2">
            <text:p>0.682112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0611611611611602" table:style-name="ce2">
            <text:p>0.7061161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3012012012011995" table:style-name="ce2">
            <text:p>0.730120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54124124124124" table:style-name="ce2">
            <text:p>0.7541241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7812812812812804" table:style-name="ce2">
            <text:p>0.778128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0213213213213197" table:style-name="ce2">
            <text:p>0.8021321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2613613613613601" table:style-name="ce2">
            <text:p>0.826136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5014014014014005" table:style-name="ce2">
            <text:p>0.8501401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7414414414414399" table:style-name="ce2">
            <text:p>0.874144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9814814814814803" table:style-name="ce2">
            <text:p>0.8981481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2215215215215196" table:style-name="ce2">
            <text:p>0.922152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46156156156156" table:style-name="ce2">
            <text:p>0.9461561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7016016016016005" table:style-name="ce2">
            <text:p>0.97016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9416416416416398" table:style-name="ce2">
            <text:p>0.9941641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1816816816817" table:style-name="ce2">
            <text:p>1.018168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4217217217217" table:style-name="ce2">
            <text:p>1.0421721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661761761761801" table:style-name="ce2">
            <text:p>1.066176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9018018018018" table:style-name="ce2">
            <text:p>1.0901801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1418418418418" table:style-name="ce2">
            <text:p>1.114184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381881881881899" table:style-name="ce2">
            <text:p>1.1381881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621921921921901" table:style-name="ce2">
            <text:p>1.162192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861961961962" table:style-name="ce2">
            <text:p>1.1861961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102002002001999" table:style-name="ce2">
            <text:p>1.2102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342042042042001" table:style-name="ce2">
            <text:p>1.2342042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5820820820821" table:style-name="ce2">
            <text:p>1.258208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822122122122099" table:style-name="ce2">
            <text:p>1.2822122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062162162162201" table:style-name="ce2">
            <text:p>1.306216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3022022022022" table:style-name="ce2">
            <text:p>1.3302202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5422422422422" table:style-name="ce2">
            <text:p>1.354224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782282282282301" table:style-name="ce2">
            <text:p>1.3782282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0223223223223" table:style-name="ce2">
            <text:p>1.402232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2623623623624" table:style-name="ce2">
            <text:p>1.4262362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502402402402399" table:style-name="ce2">
            <text:p>1.45024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742442442442401" table:style-name="ce2">
            <text:p>1.4742442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9824824824825" table:style-name="ce2">
            <text:p>1.498248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222522522522499" table:style-name="ce2">
            <text:p>1.5222522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462562562562601" table:style-name="ce2">
            <text:p>1.546256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7026026026026" table:style-name="ce2">
            <text:p>1.5702602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942642642642599" table:style-name="ce2">
            <text:p>1.594264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182682682682701" table:style-name="ce2">
            <text:p>1.6182682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4227227227227" table:style-name="ce2">
            <text:p>1.642272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662762762762799" table:style-name="ce2">
            <text:p>1.6662762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902802802802801" table:style-name="ce2">
            <text:p>1.690280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1428428428428" table:style-name="ce2">
            <text:p>1.7142842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3828828828829" table:style-name="ce2">
            <text:p>1.738288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622922922922899" table:style-name="ce2">
            <text:p>1.7622922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862962962963" table:style-name="ce2">
            <text:p>1.786296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103003003003" table:style-name="ce2">
            <text:p>1.8103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343043043042999" table:style-name="ce2">
            <text:p>1.834304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583083083083101" table:style-name="ce2">
            <text:p>1.8583083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8231231231231" table:style-name="ce2">
            <text:p>1.882312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063163163163199" table:style-name="ce2">
            <text:p>1.9063163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303203203203201" table:style-name="ce2">
            <text:p>1.93032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5432432432432" table:style-name="ce2">
            <text:p>1.9543243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783283283283299" table:style-name="ce2">
            <text:p>1.978328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023323323323301" table:style-name="ce2">
            <text:p>2.0023323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263363363363398" table:style-name="ce2">
            <text:p>2.026336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503403403403402" table:style-name="ce2">
            <text:p>2.0503403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743443443443401" table:style-name="ce2">
            <text:p>2.074344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983483483483498" table:style-name="ce2">
            <text:p>2.0983483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223523523523502" table:style-name="ce2">
            <text:p>2.122352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463563563563599" table:style-name="ce2">
            <text:p>2.1463563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703603603603598" table:style-name="ce2">
            <text:p>2.170360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943643643643602" table:style-name="ce2">
            <text:p>2.1943643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183683683683699" table:style-name="ce2">
            <text:p>2.218368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423723723723699" table:style-name="ce2">
            <text:p>2.2423723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6637637637638" table:style-name="ce2">
            <text:p>2.266376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903803803803799" table:style-name="ce2">
            <text:p>2.2903803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143843843843799" table:style-name="ce2">
            <text:p>2.314384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3838838838839" table:style-name="ce2">
            <text:p>2.3383883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6239239239239" table:style-name="ce2">
            <text:p>2.362392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863963963964001" table:style-name="ce2">
            <text:p>2.3863963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104004004004" table:style-name="ce2">
            <text:p>2.4104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344044044044" table:style-name="ce2">
            <text:p>2.4344044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584084084084101" table:style-name="ce2">
            <text:p>2.458408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824124124124101" table:style-name="ce2">
            <text:p>2.4824124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064164164164202" table:style-name="ce2">
            <text:p>2.506416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304204204204201" table:style-name="ce2">
            <text:p>2.5304204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544244244244201" table:style-name="ce2">
            <text:p>2.554424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784284284284298" table:style-name="ce2">
            <text:p>2.5784284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024324324324302" table:style-name="ce2">
            <text:p>2.602432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264364364364399" table:style-name="ce2">
            <text:p>2.6264364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504404404404398" table:style-name="ce2">
            <text:p>2.650440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744444444444402" table:style-name="ce2">
            <text:p>2.6744444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984484484484499" table:style-name="ce2">
            <text:p>2.698448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224524524524498" table:style-name="ce2">
            <text:p>2.7224524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4645645645646" table:style-name="ce2">
            <text:p>2.746456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704604604604599" table:style-name="ce2">
            <text:p>2.7704604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944644644644598" table:style-name="ce2">
            <text:p>2.794464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1846846846847" table:style-name="ce2">
            <text:p>2.8184684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424724724724699" table:style-name="ce2">
            <text:p>2.8424724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664764764764801" table:style-name="ce2">
            <text:p>2.8664764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9048048048048" table:style-name="ce2">
            <text:p>2.89048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144844844844799" table:style-name="ce2">
            <text:p>2.9144844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384884884884901" table:style-name="ce2">
            <text:p>2.938488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6249249249249" table:style-name="ce2">
            <text:p>2.9624924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864964964965002" table:style-name="ce2">
            <text:p>2.986496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105005005005001" table:style-name="ce2">
            <text:p>3.0105005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345045045045" table:style-name="ce2">
            <text:p>3.0345045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585085085085102" table:style-name="ce2">
            <text:p>3.0585085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825125125125101" table:style-name="ce2">
            <text:p>3.0825125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065165165165198" table:style-name="ce2">
            <text:p>3.1065165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305205205205202" table:style-name="ce2">
            <text:p>3.1305205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545245245245201" table:style-name="ce2">
            <text:p>3.1545245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785285285285299" table:style-name="ce2">
            <text:p>3.1785285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025325325325298" table:style-name="ce2">
            <text:p>3.2025325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265365365365399" table:style-name="ce2">
            <text:p>3.2265365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505405405405399" table:style-name="ce2">
            <text:p>3.2505405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745445445445398" table:style-name="ce2">
            <text:p>3.2745445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9854854854855" table:style-name="ce2">
            <text:p>3.2985485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225525525525499" table:style-name="ce2">
            <text:p>3.3225525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4655655655656" table:style-name="ce2">
            <text:p>3.3465565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7056056056056" table:style-name="ce2">
            <text:p>3.3705605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945645645645599" table:style-name="ce2">
            <text:p>3.3945645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185685685685701" table:style-name="ce2">
            <text:p>3.4185685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4257257257257" table:style-name="ce2">
            <text:p>3.4425725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665765765765801" table:style-name="ce2">
            <text:p>3.4665765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905805805805801" table:style-name="ce2">
            <text:p>3.4905805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1458458458458" table:style-name="ce2">
            <text:p>3.5145845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385885885885902" table:style-name="ce2">
            <text:p>3.5385885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625925925925901" table:style-name="ce2">
            <text:p>3.5625925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865965965965998" table:style-name="ce2">
            <text:p>3.5865965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106006006006002" table:style-name="ce2">
            <text:p>3.6106006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346046046046001" table:style-name="ce2">
            <text:p>3.6346046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586086086086098" table:style-name="ce2">
            <text:p>3.6586086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826126126126102" table:style-name="ce2">
            <text:p>3.6826126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066166166166199" table:style-name="ce2">
            <text:p>3.7066166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306206206206198" table:style-name="ce2">
            <text:p>3.7306206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546246246246202" table:style-name="ce2">
            <text:p>3.7546246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786286286286299" table:style-name="ce2">
            <text:p>3.7786286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026326326326298" table:style-name="ce2">
            <text:p>3.8026326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2663663663664" table:style-name="ce2">
            <text:p>3.8266366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506406406406399" table:style-name="ce2">
            <text:p>3.8506406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746446446446399" table:style-name="ce2">
            <text:p>3.8746446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9864864864865" table:style-name="ce2">
            <text:p>3.8986486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2265265265265" table:style-name="ce2">
            <text:p>3.9226526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466566566566601" table:style-name="ce2">
            <text:p>3.9466566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7066066066066" table:style-name="ce2">
            <text:p>3.9706606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9466466466466" table:style-name="ce2">
            <text:p>3.9946646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186686686686697" table:style-name="ce2">
            <text:p>4.0186686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426726726726701" table:style-name="ce2">
            <text:p>4.0426726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666766766766802" table:style-name="ce2">
            <text:p>4.0666766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906806806806797" table:style-name="ce2">
            <text:p>4.0906806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146846846846801" table:style-name="ce2">
            <text:p>4.1146846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386886886886902" table:style-name="ce2">
            <text:p>4.1386886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626926926926897" table:style-name="ce2">
            <text:p>4.1626926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866966966966999" table:style-name="ce2">
            <text:p>4.1866966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107007007007002" table:style-name="ce2">
            <text:p>4.2107007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347047047046997" table:style-name="ce2">
            <text:p>4.2347047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587087087087099" table:style-name="ce2">
            <text:p>4.2587087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827127127127103" table:style-name="ce2">
            <text:p>4.2827127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067167167167204" table:style-name="ce2">
            <text:p>4.3067167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307207207207199" table:style-name="ce2">
            <text:p>4.3307207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547247247247203" table:style-name="ce2">
            <text:p>4.3547247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787287287287304" table:style-name="ce2">
            <text:p>4.3787287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027327327327299" table:style-name="ce2">
            <text:p>4.40273273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267367367367401" table:style-name="ce2">
            <text:p>4.42673673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507407407407404" table:style-name="ce2">
            <text:p>4.45074074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747447447447399" table:style-name="ce2">
            <text:p>4.47474474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987487487487501" table:style-name="ce2">
            <text:p>4.49874874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227527527527496" table:style-name="ce2">
            <text:p>4.52275275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467567567567597" table:style-name="ce2">
            <text:p>4.54675675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707607607607601" table:style-name="ce2">
            <text:p>4.57076076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947647647647596" table:style-name="ce2">
            <text:p>4.59476476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187687687687697" table:style-name="ce2">
            <text:p>4.61876876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427727727727701" table:style-name="ce2">
            <text:p>4.64277277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667767767767803" table:style-name="ce2">
            <text:p>4.66677677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907807807807798" table:style-name="ce2">
            <text:p>4.69078078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147847847847801" table:style-name="ce2">
            <text:p>4.71478478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387887887887903" table:style-name="ce2">
            <text:p>4.73878878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627927927927898" table:style-name="ce2">
            <text:p>4.76279279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867967967967999" table:style-name="ce2">
            <text:p>4.78679679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108008008008003" table:style-name="ce2">
            <text:p>4.8108008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348048048047998" table:style-name="ce2">
            <text:p>4.8348048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588088088088099" table:style-name="ce2">
            <text:p>4.85880880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828128128128103" table:style-name="ce2">
            <text:p>4.88281281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068168168168196" table:style-name="ce2">
            <text:p>4.906816817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3082082082082" table:style-name="ce2">
            <text:p>4.93082082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548248248248203" table:style-name="ce2">
            <text:p>4.95482482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788288288288296" table:style-name="ce2">
            <text:p>4.978828829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0283283283283" table:style-name="ce2">
            <text:p>5.002832833</text:p>
          </table:table-cell>
          <table:table-cell office:value-type="float" office:value="21.84" table:style-name="ce2">
            <text:p>21.84</text:p>
          </table:table-cell>
          <table:table-cell table:number-columns-repeated="16382"/>
        </table:table-row>
        <table:table-row table:style-name="ro1">
          <table:table-cell office:value-type="float" office:value="5.0268368368368401" table:style-name="ce2">
            <text:p>5.026836837</text:p>
          </table:table-cell>
          <table:table-cell office:value-type="float" office:value="43.68" table:style-name="ce2">
            <text:p>43.68</text:p>
          </table:table-cell>
          <table:table-cell table:number-columns-repeated="16382"/>
        </table:table-row>
        <table:table-row table:style-name="ro1">
          <table:table-cell office:value-type="float" office:value="5.0508408408408396" table:style-name="ce2">
            <text:p>5.050840841</text:p>
          </table:table-cell>
          <table:table-cell office:value-type="float" office:value="65.52" table:style-name="ce2">
            <text:p>65.52</text:p>
          </table:table-cell>
          <table:table-cell table:number-columns-repeated="16382"/>
        </table:table-row>
        <table:table-row table:style-name="ro1">
          <table:table-cell office:value-type="float" office:value="5.07484484484484" table:style-name="ce2">
            <text:p>5.074844845</text:p>
          </table:table-cell>
          <table:table-cell office:value-type="float" office:value="87.36" table:style-name="ce2">
            <text:p>87.36</text:p>
          </table:table-cell>
          <table:table-cell table:number-columns-repeated="16382"/>
        </table:table-row>
        <table:table-row table:style-name="ro1">
          <table:table-cell office:value-type="float" office:value="5.0988488488488501" table:style-name="ce2">
            <text:p>5.098848849</text:p>
          </table:table-cell>
          <table:table-cell office:value-type="float" office:value="109.2" table:style-name="ce2">
            <text:p>109.2</text:p>
          </table:table-cell>
          <table:table-cell table:number-columns-repeated="16382"/>
        </table:table-row>
        <table:table-row table:style-name="ro1">
          <table:table-cell office:value-type="float" office:value="5.1228528528528496" table:style-name="ce2">
            <text:p>5.122852853</text:p>
          </table:table-cell>
          <table:table-cell office:value-type="float" office:value="131.04" table:style-name="ce2">
            <text:p>131.04</text:p>
          </table:table-cell>
          <table:table-cell table:number-columns-repeated="16382"/>
        </table:table-row>
        <table:table-row table:style-name="ro1">
          <table:table-cell office:value-type="float" office:value="5.1468568568568598" table:style-name="ce2">
            <text:p>5.146856857</text:p>
          </table:table-cell>
          <table:table-cell office:value-type="float" office:value="152.88" table:style-name="ce2">
            <text:p>152.88</text:p>
          </table:table-cell>
          <table:table-cell table:number-columns-repeated="16382"/>
        </table:table-row>
        <table:table-row table:style-name="ro1">
          <table:table-cell office:value-type="float" office:value="5.1708608608608602" table:style-name="ce2">
            <text:p>5.170860861</text:p>
          </table:table-cell>
          <table:table-cell office:value-type="float" office:value="174.72" table:style-name="ce2">
            <text:p>174.72</text:p>
          </table:table-cell>
          <table:table-cell table:number-columns-repeated="16382"/>
        </table:table-row>
        <table:table-row table:style-name="ro1">
          <table:table-cell office:value-type="float" office:value="5.1948648648648597" table:style-name="ce2">
            <text:p>5.194864865</text:p>
          </table:table-cell>
          <table:table-cell office:value-type="float" office:value="196.56" table:style-name="ce2">
            <text:p>196.56</text:p>
          </table:table-cell>
          <table:table-cell table:number-columns-repeated="16382"/>
        </table:table-row>
        <table:table-row table:style-name="ro1">
          <table:table-cell office:value-type="float" office:value="5.2188688688688698" table:style-name="ce2">
            <text:p>5.218868869</text:p>
          </table:table-cell>
          <table:table-cell office:value-type="float" office:value="196.56" table:style-name="ce2">
            <text:p>196.56</text:p>
          </table:table-cell>
          <table:table-cell table:number-columns-repeated="16382"/>
        </table:table-row>
        <table:table-row table:style-name="ro1">
          <table:table-cell office:value-type="float" office:value="5.2428728728728702" table:style-name="ce2">
            <text:p>5.242872873</text:p>
          </table:table-cell>
          <table:table-cell office:value-type="float" office:value="218.4" table:style-name="ce2">
            <text:p>218.4</text:p>
          </table:table-cell>
          <table:table-cell table:number-columns-repeated="16382"/>
        </table:table-row>
        <table:table-row table:style-name="ro1">
          <table:table-cell office:value-type="float" office:value="5.2668768768768803" table:style-name="ce2">
            <text:p>5.266876877</text:p>
          </table:table-cell>
          <table:table-cell office:value-type="float" office:value="240.24" table:style-name="ce2">
            <text:p>240.24</text:p>
          </table:table-cell>
          <table:table-cell table:number-columns-repeated="16382"/>
        </table:table-row>
        <table:table-row table:style-name="ro1">
          <table:table-cell office:value-type="float" office:value="5.2908808808808798" table:style-name="ce2">
            <text:p>5.290880881</text:p>
          </table:table-cell>
          <table:table-cell office:value-type="float" office:value="262.08" table:style-name="ce2">
            <text:p>262.08</text:p>
          </table:table-cell>
          <table:table-cell table:number-columns-repeated="16382"/>
        </table:table-row>
        <table:table-row table:style-name="ro1">
          <table:table-cell office:value-type="float" office:value="5.3148848848848802" table:style-name="ce2">
            <text:p>5.314884885</text:p>
          </table:table-cell>
          <table:table-cell office:value-type="float" office:value="283.92" table:style-name="ce2">
            <text:p>283.92</text:p>
          </table:table-cell>
          <table:table-cell table:number-columns-repeated="16382"/>
        </table:table-row>
        <table:table-row table:style-name="ro1">
          <table:table-cell office:value-type="float" office:value="5.3388888888888903" table:style-name="ce2">
            <text:p>5.338888889</text:p>
          </table:table-cell>
          <table:table-cell office:value-type="float" office:value="305.76" table:style-name="ce2">
            <text:p>305.76</text:p>
          </table:table-cell>
          <table:table-cell table:number-columns-repeated="16382"/>
        </table:table-row>
        <table:table-row table:style-name="ro1">
          <table:table-cell office:value-type="float" office:value="5.3628928928928898" table:style-name="ce2">
            <text:p>5.362892893</text:p>
          </table:table-cell>
          <table:table-cell office:value-type="float" office:value="327.60000000000002" table:style-name="ce2">
            <text:p>327.6</text:p>
          </table:table-cell>
          <table:table-cell table:number-columns-repeated="16382"/>
        </table:table-row>
        <table:table-row table:style-name="ro1">
          <table:table-cell office:value-type="float" office:value="5.3868968968969" table:style-name="ce2">
            <text:p>5.386896897</text:p>
          </table:table-cell>
          <table:table-cell office:value-type="float" office:value="349.44" table:style-name="ce2">
            <text:p>349.44</text:p>
          </table:table-cell>
          <table:table-cell table:number-columns-repeated="16382"/>
        </table:table-row>
        <table:table-row table:style-name="ro1">
          <table:table-cell office:value-type="float" office:value="5.4109009009009004" table:style-name="ce2">
            <text:p>5.410900901</text:p>
          </table:table-cell>
          <table:table-cell office:value-type="float" office:value="371.28" table:style-name="ce2">
            <text:p>371.28</text:p>
          </table:table-cell>
          <table:table-cell table:number-columns-repeated="16382"/>
        </table:table-row>
        <table:table-row table:style-name="ro1">
          <table:table-cell office:value-type="float" office:value="5.4349049049048999" table:style-name="ce2">
            <text:p>5.434904905</text:p>
          </table:table-cell>
          <table:table-cell office:value-type="float" office:value="393.12" table:style-name="ce2">
            <text:p>393.12</text:p>
          </table:table-cell>
          <table:table-cell table:number-columns-repeated="16382"/>
        </table:table-row>
        <table:table-row table:style-name="ro1">
          <table:table-cell office:value-type="float" office:value="5.45890890890891" table:style-name="ce2">
            <text:p>5.458908909</text:p>
          </table:table-cell>
          <table:table-cell office:value-type="float" office:value="414.96" table:style-name="ce2">
            <text:p>414.96</text:p>
          </table:table-cell>
          <table:table-cell table:number-columns-repeated="16382"/>
        </table:table-row>
        <table:table-row table:style-name="ro1">
          <table:table-cell office:value-type="float" office:value="5.4829129129129104" table:style-name="ce2">
            <text:p>5.482912913</text:p>
          </table:table-cell>
          <table:table-cell office:value-type="float" office:value="436.8" table:style-name="ce2">
            <text:p>436.8</text:p>
          </table:table-cell>
          <table:table-cell table:number-columns-repeated="16382"/>
        </table:table-row>
        <table:table-row table:style-name="ro1">
          <table:table-cell office:value-type="float" office:value="5.5069169169169196" table:style-name="ce2">
            <text:p>5.506916917</text:p>
          </table:table-cell>
          <table:table-cell office:value-type="float" office:value="458.64" table:style-name="ce2">
            <text:p>458.64</text:p>
          </table:table-cell>
          <table:table-cell table:number-columns-repeated="16382"/>
        </table:table-row>
        <table:table-row table:style-name="ro1">
          <table:table-cell office:value-type="float" office:value="5.53092092092092" table:style-name="ce2">
            <text:p>5.530920921</text:p>
          </table:table-cell>
          <table:table-cell office:value-type="float" office:value="480.48" table:style-name="ce2">
            <text:p>480.48</text:p>
          </table:table-cell>
          <table:table-cell table:number-columns-repeated="16382"/>
        </table:table-row>
        <table:table-row table:style-name="ro1">
          <table:table-cell office:value-type="float" office:value="5.5549249249249204" table:style-name="ce2">
            <text:p>5.554924925</text:p>
          </table:table-cell>
          <table:table-cell office:value-type="float" office:value="502.32" table:style-name="ce2">
            <text:p>502.32</text:p>
          </table:table-cell>
          <table:table-cell table:number-columns-repeated="16382"/>
        </table:table-row>
        <table:table-row table:style-name="ro1">
          <table:table-cell office:value-type="float" office:value="5.5789289289289297" table:style-name="ce2">
            <text:p>5.578928929</text:p>
          </table:table-cell>
          <table:table-cell office:value-type="float" office:value="524.16" table:style-name="ce2">
            <text:p>524.16</text:p>
          </table:table-cell>
          <table:table-cell table:number-columns-repeated="16382"/>
        </table:table-row>
        <table:table-row table:style-name="ro1">
          <table:table-cell office:value-type="float" office:value="5.60293293293293" table:style-name="ce2">
            <text:p>5.602932933</text:p>
          </table:table-cell>
          <table:table-cell office:value-type="float" office:value="546" table:style-name="ce2">
            <text:p>546</text:p>
          </table:table-cell>
          <table:table-cell table:number-columns-repeated="16382"/>
        </table:table-row>
        <table:table-row table:style-name="ro1">
          <table:table-cell office:value-type="float" office:value="5.6269369369369402" table:style-name="ce2">
            <text:p>5.626936937</text:p>
          </table:table-cell>
          <table:table-cell office:value-type="float" office:value="567.84" table:style-name="ce2">
            <text:p>567.84</text:p>
          </table:table-cell>
          <table:table-cell table:number-columns-repeated="16382"/>
        </table:table-row>
        <table:table-row table:style-name="ro1">
          <table:table-cell office:value-type="float" office:value="5.6509409409409397" table:style-name="ce2">
            <text:p>5.650940941</text:p>
          </table:table-cell>
          <table:table-cell office:value-type="float" office:value="589.67999999999995" table:style-name="ce2">
            <text:p>589.68</text:p>
          </table:table-cell>
          <table:table-cell table:number-columns-repeated="16382"/>
        </table:table-row>
        <table:table-row table:style-name="ro1">
          <table:table-cell office:value-type="float" office:value="5.6749449449449401" table:style-name="ce2">
            <text:p>5.674944945</text:p>
          </table:table-cell>
          <table:table-cell office:value-type="float" office:value="611.52" table:style-name="ce2">
            <text:p>611.52</text:p>
          </table:table-cell>
          <table:table-cell table:number-columns-repeated="16382"/>
        </table:table-row>
        <table:table-row table:style-name="ro1">
          <table:table-cell office:value-type="float" office:value="5.6989489489489502" table:style-name="ce2">
            <text:p>5.698948949</text:p>
          </table:table-cell>
          <table:table-cell office:value-type="float" office:value="633.36" table:style-name="ce2">
            <text:p>633.36</text:p>
          </table:table-cell>
          <table:table-cell table:number-columns-repeated="16382"/>
        </table:table-row>
        <table:table-row table:style-name="ro1">
          <table:table-cell office:value-type="float" office:value="5.7229529529529497" table:style-name="ce2">
            <text:p>5.722952953</text:p>
          </table:table-cell>
          <table:table-cell office:value-type="float" office:value="655.20000000000005" table:style-name="ce2">
            <text:p>655.2</text:p>
          </table:table-cell>
          <table:table-cell table:number-columns-repeated="16382"/>
        </table:table-row>
        <table:table-row table:style-name="ro1">
          <table:table-cell office:value-type="float" office:value="5.7469569569569598" table:style-name="ce2">
            <text:p>5.746956957</text:p>
          </table:table-cell>
          <table:table-cell office:value-type="float" office:value="677.04" table:style-name="ce2">
            <text:p>677.04</text:p>
          </table:table-cell>
          <table:table-cell table:number-columns-repeated="16382"/>
        </table:table-row>
        <table:table-row table:style-name="ro1">
          <table:table-cell office:value-type="float" office:value="5.7709609609609602" table:style-name="ce2">
            <text:p>5.770960961</text:p>
          </table:table-cell>
          <table:table-cell office:value-type="float" office:value="698.88" table:style-name="ce2">
            <text:p>698.88</text:p>
          </table:table-cell>
          <table:table-cell table:number-columns-repeated="16382"/>
        </table:table-row>
        <table:table-row table:style-name="ro1">
          <table:table-cell office:value-type="float" office:value="5.7949649649649597" table:style-name="ce2">
            <text:p>5.794964965</text:p>
          </table:table-cell>
          <table:table-cell office:value-type="float" office:value="720.72" table:style-name="ce2">
            <text:p>720.72</text:p>
          </table:table-cell>
          <table:table-cell table:number-columns-repeated="16382"/>
        </table:table-row>
        <table:table-row table:style-name="ro1">
          <table:table-cell office:value-type="float" office:value="5.8189689689689699" table:style-name="ce2">
            <text:p>5.818968969</text:p>
          </table:table-cell>
          <table:table-cell office:value-type="float" office:value="742.56" table:style-name="ce2">
            <text:p>742.56</text:p>
          </table:table-cell>
          <table:table-cell table:number-columns-repeated="16382"/>
        </table:table-row>
        <table:table-row table:style-name="ro1">
          <table:table-cell office:value-type="float" office:value="5.8429729729729702" table:style-name="ce2">
            <text:p>5.842972973</text:p>
          </table:table-cell>
          <table:table-cell office:value-type="float" office:value="764.4" table:style-name="ce2">
            <text:p>764.4</text:p>
          </table:table-cell>
          <table:table-cell table:number-columns-repeated="16382"/>
        </table:table-row>
        <table:table-row table:style-name="ro1">
          <table:table-cell office:value-type="float" office:value="5.8669769769769804" table:style-name="ce2">
            <text:p>5.866976977</text:p>
          </table:table-cell>
          <table:table-cell office:value-type="float" office:value="786.24" table:style-name="ce2">
            <text:p>786.24</text:p>
          </table:table-cell>
          <table:table-cell table:number-columns-repeated="16382"/>
        </table:table-row>
        <table:table-row table:style-name="ro1">
          <table:table-cell office:value-type="float" office:value="5.8909809809809799" table:style-name="ce2">
            <text:p>5.890980981</text:p>
          </table:table-cell>
          <table:table-cell office:value-type="float" office:value="808.08" table:style-name="ce2">
            <text:p>808.08</text:p>
          </table:table-cell>
          <table:table-cell table:number-columns-repeated="16382"/>
        </table:table-row>
        <table:table-row table:style-name="ro1">
          <table:table-cell office:value-type="float" office:value="5.9149849849849803" table:style-name="ce2">
            <text:p>5.914984985</text:p>
          </table:table-cell>
          <table:table-cell office:value-type="float" office:value="829.92" table:style-name="ce2">
            <text:p>829.92</text:p>
          </table:table-cell>
          <table:table-cell table:number-columns-repeated="16382"/>
        </table:table-row>
        <table:table-row table:style-name="ro1">
          <table:table-cell office:value-type="float" office:value="5.9389889889889904" table:style-name="ce2">
            <text:p>5.938988989</text:p>
          </table:table-cell>
          <table:table-cell office:value-type="float" office:value="851.76" table:style-name="ce2">
            <text:p>851.76</text:p>
          </table:table-cell>
          <table:table-cell table:number-columns-repeated="16382"/>
        </table:table-row>
        <table:table-row table:style-name="ro1">
          <table:table-cell office:value-type="float" office:value="5.9629929929929899" table:style-name="ce2">
            <text:p>5.962992993</text:p>
          </table:table-cell>
          <table:table-cell office:value-type="float" office:value="873.6" table:style-name="ce2">
            <text:p>873.6</text:p>
          </table:table-cell>
          <table:table-cell table:number-columns-repeated="16382"/>
        </table:table-row>
        <table:table-row table:style-name="ro1">
          <table:table-cell office:value-type="float" office:value="5.9869969969970001" table:style-name="ce2">
            <text:p>5.986996997</text:p>
          </table:table-cell>
          <table:table-cell office:value-type="float" office:value="895.44" table:style-name="ce2">
            <text:p>895.44</text:p>
          </table:table-cell>
          <table:table-cell table:number-columns-repeated="16382"/>
        </table:table-row>
        <table:table-row table:style-name="ro1">
          <table:table-cell office:value-type="float" office:value="6.0110010010010004" table:style-name="ce2">
            <text:p>6.011001001</text:p>
          </table:table-cell>
          <table:table-cell office:value-type="float" office:value="917.28" table:style-name="ce2">
            <text:p>917.28</text:p>
          </table:table-cell>
          <table:table-cell table:number-columns-repeated="16382"/>
        </table:table-row>
        <table:table-row table:style-name="ro1">
          <table:table-cell office:value-type="float" office:value="6.0350050050049999" table:style-name="ce2">
            <text:p>6.035005005</text:p>
          </table:table-cell>
          <table:table-cell office:value-type="float" office:value="939.12" table:style-name="ce2">
            <text:p>939.12</text:p>
          </table:table-cell>
          <table:table-cell table:number-columns-repeated="16382"/>
        </table:table-row>
        <table:table-row table:style-name="ro1">
          <table:table-cell office:value-type="float" office:value="6.0590090090090101" table:style-name="ce2">
            <text:p>6.059009009</text:p>
          </table:table-cell>
          <table:table-cell office:value-type="float" office:value="960.96" table:style-name="ce2">
            <text:p>960.96</text:p>
          </table:table-cell>
          <table:table-cell table:number-columns-repeated="16382"/>
        </table:table-row>
        <table:table-row table:style-name="ro1">
          <table:table-cell office:value-type="float" office:value="6.0830130130130096" table:style-name="ce2">
            <text:p>6.083013013</text:p>
          </table:table-cell>
          <table:table-cell office:value-type="float" office:value="982.8" table:style-name="ce2">
            <text:p>982.8</text:p>
          </table:table-cell>
          <table:table-cell table:number-columns-repeated="16382"/>
        </table:table-row>
        <table:table-row table:style-name="ro1">
          <table:table-cell office:value-type="float" office:value="6.1070170170170197" table:style-name="ce2">
            <text:p>6.107017017</text:p>
          </table:table-cell>
          <table:table-cell office:value-type="float" office:value="1004.64" table:style-name="ce2">
            <text:p>1004.64</text:p>
          </table:table-cell>
          <table:table-cell table:number-columns-repeated="16382"/>
        </table:table-row>
        <table:table-row table:style-name="ro1">
          <table:table-cell office:value-type="float" office:value="6.1310210210210201" table:style-name="ce2">
            <text:p>6.131021021</text:p>
          </table:table-cell>
          <table:table-cell office:value-type="float" office:value="1026.48" table:style-name="ce2">
            <text:p>1026.48</text:p>
          </table:table-cell>
          <table:table-cell table:number-columns-repeated="16382"/>
        </table:table-row>
        <table:table-row table:style-name="ro1">
          <table:table-cell office:value-type="float" office:value="6.1550250250250196" table:style-name="ce2">
            <text:p>6.155025025</text:p>
          </table:table-cell>
          <table:table-cell office:value-type="float" office:value="1048.32" table:style-name="ce2">
            <text:p>1048.32</text:p>
          </table:table-cell>
          <table:table-cell table:number-columns-repeated="16382"/>
        </table:table-row>
        <table:table-row table:style-name="ro1">
          <table:table-cell office:value-type="float" office:value="6.1790290290290297" table:style-name="ce2">
            <text:p>6.179029029</text:p>
          </table:table-cell>
          <table:table-cell office:value-type="float" office:value="1070.1600000000001" table:style-name="ce2">
            <text:p>1070.16</text:p>
          </table:table-cell>
          <table:table-cell table:number-columns-repeated="16382"/>
        </table:table-row>
        <table:table-row table:style-name="ro1">
          <table:table-cell office:value-type="float" office:value="6.2030330330330301" table:style-name="ce2">
            <text:p>6.203033033</text:p>
          </table:table-cell>
          <table:table-cell office:value-type="float" office:value="1092" table:style-name="ce2">
            <text:p>1092</text:p>
          </table:table-cell>
          <table:table-cell table:number-columns-repeated="16382"/>
        </table:table-row>
        <table:table-row table:style-name="ro1">
          <table:table-cell office:value-type="float" office:value="6.2270370370370403" table:style-name="ce2">
            <text:p>6.227037037</text:p>
          </table:table-cell>
          <table:table-cell office:value-type="float" office:value="1113.8399999999999" table:style-name="ce2">
            <text:p>1113.84</text:p>
          </table:table-cell>
          <table:table-cell table:number-columns-repeated="16382"/>
        </table:table-row>
        <table:table-row table:style-name="ro1">
          <table:table-cell office:value-type="float" office:value="6.2510410410410397" table:style-name="ce2">
            <text:p>6.251041041</text:p>
          </table:table-cell>
          <table:table-cell office:value-type="float" office:value="1136.4000000000001" table:style-name="ce2">
            <text:p>1136.4</text:p>
          </table:table-cell>
          <table:table-cell table:number-columns-repeated="16382"/>
        </table:table-row>
        <table:table-row table:style-name="ro1">
          <table:table-cell office:value-type="float" office:value="6.2750450450450401" table:style-name="ce2">
            <text:p>6.275045045</text:p>
          </table:table-cell>
          <table:table-cell office:value-type="float" office:value="1158.96" table:style-name="ce2">
            <text:p>1158.96</text:p>
          </table:table-cell>
          <table:table-cell table:number-columns-repeated="16382"/>
        </table:table-row>
        <table:table-row table:style-name="ro1">
          <table:table-cell office:value-type="float" office:value="6.2990490490490503" table:style-name="ce2">
            <text:p>6.299049049</text:p>
          </table:table-cell>
          <table:table-cell office:value-type="float" office:value="1181.52" table:style-name="ce2">
            <text:p>1181.52</text:p>
          </table:table-cell>
          <table:table-cell table:number-columns-repeated="16382"/>
        </table:table-row>
        <table:table-row table:style-name="ro1">
          <table:table-cell office:value-type="float" office:value="6.3230530530530498" table:style-name="ce2">
            <text:p>6.323053053</text:p>
          </table:table-cell>
          <table:table-cell office:value-type="float" office:value="1204.08" table:style-name="ce2">
            <text:p>1204.08</text:p>
          </table:table-cell>
          <table:table-cell table:number-columns-repeated="16382"/>
        </table:table-row>
        <table:table-row table:style-name="ro1">
          <table:table-cell office:value-type="float" office:value="6.3470570570570599" table:style-name="ce2">
            <text:p>6.347057057</text:p>
          </table:table-cell>
          <table:table-cell office:value-type="float" office:value="1226.6400000000001" table:style-name="ce2">
            <text:p>1226.64</text:p>
          </table:table-cell>
          <table:table-cell table:number-columns-repeated="16382"/>
        </table:table-row>
        <table:table-row table:style-name="ro1">
          <table:table-cell office:value-type="float" office:value="6.3710610610610603" table:style-name="ce2">
            <text:p>6.371061061</text:p>
          </table:table-cell>
          <table:table-cell office:value-type="float" office:value="1249.2" table:style-name="ce2">
            <text:p>1249.2</text:p>
          </table:table-cell>
          <table:table-cell table:number-columns-repeated="16382"/>
        </table:table-row>
        <table:table-row table:style-name="ro1">
          <table:table-cell office:value-type="float" office:value="6.3950650650650598" table:style-name="ce2">
            <text:p>6.395065065</text:p>
          </table:table-cell>
          <table:table-cell office:value-type="float" office:value="1271.76" table:style-name="ce2">
            <text:p>1271.76</text:p>
          </table:table-cell>
          <table:table-cell table:number-columns-repeated="16382"/>
        </table:table-row>
        <table:table-row table:style-name="ro1">
          <table:table-cell office:value-type="float" office:value="6.4190690690690699" table:style-name="ce2">
            <text:p>6.419069069</text:p>
          </table:table-cell>
          <table:table-cell office:value-type="float" office:value="1294.32" table:style-name="ce2">
            <text:p>1294.32</text:p>
          </table:table-cell>
          <table:table-cell table:number-columns-repeated="16382"/>
        </table:table-row>
        <table:table-row table:style-name="ro1">
          <table:table-cell office:value-type="float" office:value="6.4430730730730703" table:style-name="ce2">
            <text:p>6.443073073</text:p>
          </table:table-cell>
          <table:table-cell office:value-type="float" office:value="1316.88" table:style-name="ce2">
            <text:p>1316.88</text:p>
          </table:table-cell>
          <table:table-cell table:number-columns-repeated="16382"/>
        </table:table-row>
        <table:table-row table:style-name="ro1">
          <table:table-cell office:value-type="float" office:value="6.4670770770770796" table:style-name="ce2">
            <text:p>6.467077077</text:p>
          </table:table-cell>
          <table:table-cell office:value-type="float" office:value="1339.44" table:style-name="ce2">
            <text:p>1339.44</text:p>
          </table:table-cell>
          <table:table-cell table:number-columns-repeated="16382"/>
        </table:table-row>
        <table:table-row table:style-name="ro1">
          <table:table-cell office:value-type="float" office:value="6.49108108108108" table:style-name="ce2">
            <text:p>6.491081081</text:p>
          </table:table-cell>
          <table:table-cell office:value-type="float" office:value="1362" table:style-name="ce2">
            <text:p>1362</text:p>
          </table:table-cell>
          <table:table-cell table:number-columns-repeated="16382"/>
        </table:table-row>
        <table:table-row table:style-name="ro1">
          <table:table-cell office:value-type="float" office:value="6.5150850850850803" table:style-name="ce2">
            <text:p>6.515085085</text:p>
          </table:table-cell>
          <table:table-cell office:value-type="float" office:value="1384.56" table:style-name="ce2">
            <text:p>1384.56</text:p>
          </table:table-cell>
          <table:table-cell table:number-columns-repeated="16382"/>
        </table:table-row>
        <table:table-row table:style-name="ro1">
          <table:table-cell office:value-type="float" office:value="6.5390890890890896" table:style-name="ce2">
            <text:p>6.539089089</text:p>
          </table:table-cell>
          <table:table-cell office:value-type="float" office:value="1407.12" table:style-name="ce2">
            <text:p>1407.12</text:p>
          </table:table-cell>
          <table:table-cell table:number-columns-repeated="16382"/>
        </table:table-row>
        <table:table-row table:style-name="ro1">
          <table:table-cell office:value-type="float" office:value="6.56309309309309" table:style-name="ce2">
            <text:p>6.563093093</text:p>
          </table:table-cell>
          <table:table-cell office:value-type="float" office:value="1429.68" table:style-name="ce2">
            <text:p>1429.68</text:p>
          </table:table-cell>
          <table:table-cell table:number-columns-repeated="16382"/>
        </table:table-row>
        <table:table-row table:style-name="ro1">
          <table:table-cell office:value-type="float" office:value="6.5870970970971001" table:style-name="ce2">
            <text:p>6.587097097</text:p>
          </table:table-cell>
          <table:table-cell office:value-type="float" office:value="1452.24" table:style-name="ce2">
            <text:p>1452.24</text:p>
          </table:table-cell>
          <table:table-cell table:number-columns-repeated="16382"/>
        </table:table-row>
        <table:table-row table:style-name="ro1">
          <table:table-cell office:value-type="float" office:value="6.6111011011010996" table:style-name="ce2">
            <text:p>6.611101101</text:p>
          </table:table-cell>
          <table:table-cell office:value-type="float" office:value="1474.8" table:style-name="ce2">
            <text:p>1474.8</text:p>
          </table:table-cell>
          <table:table-cell table:number-columns-repeated="16382"/>
        </table:table-row>
        <table:table-row table:style-name="ro1">
          <table:table-cell office:value-type="float" office:value="6.6351051051051" table:style-name="ce2">
            <text:p>6.635105105</text:p>
          </table:table-cell>
          <table:table-cell office:value-type="float" office:value="1497.36" table:style-name="ce2">
            <text:p>1497.36</text:p>
          </table:table-cell>
          <table:table-cell table:number-columns-repeated="16382"/>
        </table:table-row>
        <table:table-row table:style-name="ro1">
          <table:table-cell office:value-type="float" office:value="6.6591091091091101" table:style-name="ce2">
            <text:p>6.659109109</text:p>
          </table:table-cell>
          <table:table-cell office:value-type="float" office:value="1519.92" table:style-name="ce2">
            <text:p>1519.92</text:p>
          </table:table-cell>
          <table:table-cell table:number-columns-repeated="16382"/>
        </table:table-row>
        <table:table-row table:style-name="ro1">
          <table:table-cell office:value-type="float" office:value="6.6831131131131096" table:style-name="ce2">
            <text:p>6.683113113</text:p>
          </table:table-cell>
          <table:table-cell office:value-type="float" office:value="1542.48" table:style-name="ce2">
            <text:p>1542.48</text:p>
          </table:table-cell>
          <table:table-cell table:number-columns-repeated="16382"/>
        </table:table-row>
        <table:table-row table:style-name="ro1">
          <table:table-cell office:value-type="float" office:value="6.7071171171171198" table:style-name="ce2">
            <text:p>6.707117117</text:p>
          </table:table-cell>
          <table:table-cell office:value-type="float" office:value="1565.04" table:style-name="ce2">
            <text:p>1565.04</text:p>
          </table:table-cell>
          <table:table-cell table:number-columns-repeated="16382"/>
        </table:table-row>
        <table:table-row table:style-name="ro1">
          <table:table-cell office:value-type="float" office:value="6.7311211211211202" table:style-name="ce2">
            <text:p>6.731121121</text:p>
          </table:table-cell>
          <table:table-cell office:value-type="float" office:value="1587.6" table:style-name="ce2">
            <text:p>1587.6</text:p>
          </table:table-cell>
          <table:table-cell table:number-columns-repeated="16382"/>
        </table:table-row>
        <table:table-row table:style-name="ro1">
          <table:table-cell office:value-type="float" office:value="6.7551251251251196" table:style-name="ce2">
            <text:p>6.755125125</text:p>
          </table:table-cell>
          <table:table-cell office:value-type="float" office:value="1610.16" table:style-name="ce2">
            <text:p>1610.16</text:p>
          </table:table-cell>
          <table:table-cell table:number-columns-repeated="16382"/>
        </table:table-row>
        <table:table-row table:style-name="ro1">
          <table:table-cell office:value-type="float" office:value="6.7791291291291298" table:style-name="ce2">
            <text:p>6.779129129</text:p>
          </table:table-cell>
          <table:table-cell office:value-type="float" office:value="1632" table:style-name="ce2">
            <text:p>1632</text:p>
          </table:table-cell>
          <table:table-cell table:number-columns-repeated="16382"/>
        </table:table-row>
        <table:table-row table:style-name="ro1">
          <table:table-cell office:value-type="float" office:value="6.8031331331331302" table:style-name="ce2">
            <text:p>6.803133133</text:p>
          </table:table-cell>
          <table:table-cell office:value-type="float" office:value="1653.84" table:style-name="ce2">
            <text:p>1653.84</text:p>
          </table:table-cell>
          <table:table-cell table:number-columns-repeated="16382"/>
        </table:table-row>
        <table:table-row table:style-name="ro1">
          <table:table-cell office:value-type="float" office:value="6.8271371371371403" table:style-name="ce2">
            <text:p>6.827137137</text:p>
          </table:table-cell>
          <table:table-cell office:value-type="float" office:value="1675.68" table:style-name="ce2">
            <text:p>1675.68</text:p>
          </table:table-cell>
          <table:table-cell table:number-columns-repeated="16382"/>
        </table:table-row>
        <table:table-row table:style-name="ro1">
          <table:table-cell office:value-type="float" office:value="6.8511411411411398" table:style-name="ce2">
            <text:p>6.851141141</text:p>
          </table:table-cell>
          <table:table-cell office:value-type="float" office:value="1697.52" table:style-name="ce2">
            <text:p>1697.52</text:p>
          </table:table-cell>
          <table:table-cell table:number-columns-repeated="16382"/>
        </table:table-row>
        <table:table-row table:style-name="ro1">
          <table:table-cell office:value-type="float" office:value="6.8751451451451402" table:style-name="ce2">
            <text:p>6.875145145</text:p>
          </table:table-cell>
          <table:table-cell office:value-type="float" office:value="1719.36" table:style-name="ce2">
            <text:p>1719.36</text:p>
          </table:table-cell>
          <table:table-cell table:number-columns-repeated="16382"/>
        </table:table-row>
        <table:table-row table:style-name="ro1">
          <table:table-cell office:value-type="float" office:value="6.8991491491491503" table:style-name="ce2">
            <text:p>6.899149149</text:p>
          </table:table-cell>
          <table:table-cell office:value-type="float" office:value="1741.2" table:style-name="ce2">
            <text:p>1741.2</text:p>
          </table:table-cell>
          <table:table-cell table:number-columns-repeated="16382"/>
        </table:table-row>
        <table:table-row table:style-name="ro1">
          <table:table-cell office:value-type="float" office:value="6.9231531531531498" table:style-name="ce2">
            <text:p>6.923153153</text:p>
          </table:table-cell>
          <table:table-cell office:value-type="float" office:value="1763.76" table:style-name="ce2">
            <text:p>1763.76</text:p>
          </table:table-cell>
          <table:table-cell table:number-columns-repeated="16382"/>
        </table:table-row>
        <table:table-row table:style-name="ro1">
          <table:table-cell office:value-type="float" office:value="6.94715715715716" table:style-name="ce2">
            <text:p>6.947157157</text:p>
          </table:table-cell>
          <table:table-cell office:value-type="float" office:value="1786.32" table:style-name="ce2">
            <text:p>1786.32</text:p>
          </table:table-cell>
          <table:table-cell table:number-columns-repeated="16382"/>
        </table:table-row>
        <table:table-row table:style-name="ro1">
          <table:table-cell office:value-type="float" office:value="6.9711611611611604" table:style-name="ce2">
            <text:p>6.971161161</text:p>
          </table:table-cell>
          <table:table-cell office:value-type="float" office:value="1808.88" table:style-name="ce2">
            <text:p>1808.88</text:p>
          </table:table-cell>
          <table:table-cell table:number-columns-repeated="16382"/>
        </table:table-row>
        <table:table-row table:style-name="ro1">
          <table:table-cell office:value-type="float" office:value="6.9951651651651598" table:style-name="ce2">
            <text:p>6.995165165</text:p>
          </table:table-cell>
          <table:table-cell office:value-type="float" office:value="1831.44" table:style-name="ce2">
            <text:p>1831.44</text:p>
          </table:table-cell>
          <table:table-cell table:number-columns-repeated="16382"/>
        </table:table-row>
        <table:table-row table:style-name="ro1">
          <table:table-cell office:value-type="float" office:value="7.01916916916917" table:style-name="ce2">
            <text:p>7.019169169</text:p>
          </table:table-cell>
          <table:table-cell office:value-type="float" office:value="1854" table:style-name="ce2">
            <text:p>1854</text:p>
          </table:table-cell>
          <table:table-cell table:number-columns-repeated="16382"/>
        </table:table-row>
        <table:table-row table:style-name="ro1">
          <table:table-cell office:value-type="float" office:value="7.0431731731731704" table:style-name="ce2">
            <text:p>7.043173173</text:p>
          </table:table-cell>
          <table:table-cell office:value-type="float" office:value="1876.56" table:style-name="ce2">
            <text:p>1876.56</text:p>
          </table:table-cell>
          <table:table-cell table:number-columns-repeated="16382"/>
        </table:table-row>
        <table:table-row table:style-name="ro1">
          <table:table-cell office:value-type="float" office:value="7.0671771771771796" table:style-name="ce2">
            <text:p>7.067177177</text:p>
          </table:table-cell>
          <table:table-cell office:value-type="float" office:value="1899.12" table:style-name="ce2">
            <text:p>1899.12</text:p>
          </table:table-cell>
          <table:table-cell table:number-columns-repeated="16382"/>
        </table:table-row>
        <table:table-row table:style-name="ro1">
          <table:table-cell office:value-type="float" office:value="7.09118118118118" table:style-name="ce2">
            <text:p>7.091181181</text:p>
          </table:table-cell>
          <table:table-cell office:value-type="float" office:value="1921.68" table:style-name="ce2">
            <text:p>1921.68</text:p>
          </table:table-cell>
          <table:table-cell table:number-columns-repeated="16382"/>
        </table:table-row>
        <table:table-row table:style-name="ro1">
          <table:table-cell office:value-type="float" office:value="7.1151851851851804" table:style-name="ce2">
            <text:p>7.115185185</text:p>
          </table:table-cell>
          <table:table-cell office:value-type="float" office:value="1944.24" table:style-name="ce2">
            <text:p>1944.24</text:p>
          </table:table-cell>
          <table:table-cell table:number-columns-repeated="16382"/>
        </table:table-row>
        <table:table-row table:style-name="ro1">
          <table:table-cell office:value-type="float" office:value="7.1391891891891897" table:style-name="ce2">
            <text:p>7.139189189</text:p>
          </table:table-cell>
          <table:table-cell office:value-type="float" office:value="1966.8" table:style-name="ce2">
            <text:p>1966.8</text:p>
          </table:table-cell>
          <table:table-cell table:number-columns-repeated="16382"/>
        </table:table-row>
        <table:table-row table:style-name="ro1">
          <table:table-cell office:value-type="float" office:value="7.16319319319319" table:style-name="ce2">
            <text:p>7.163193193</text:p>
          </table:table-cell>
          <table:table-cell office:value-type="float" office:value="1989.36" table:style-name="ce2">
            <text:p>1989.36</text:p>
          </table:table-cell>
          <table:table-cell table:number-columns-repeated="16382"/>
        </table:table-row>
        <table:table-row table:style-name="ro1">
          <table:table-cell office:value-type="float" office:value="7.1871971971972002" table:style-name="ce2">
            <text:p>7.187197197</text:p>
          </table:table-cell>
          <table:table-cell office:value-type="float" office:value="2011.92" table:style-name="ce2">
            <text:p>2011.92</text:p>
          </table:table-cell>
          <table:table-cell table:number-columns-repeated="16382"/>
        </table:table-row>
        <table:table-row table:style-name="ro1">
          <table:table-cell office:value-type="float" office:value="7.2112012012011997" table:style-name="ce2">
            <text:p>7.211201201</text:p>
          </table:table-cell>
          <table:table-cell office:value-type="float" office:value="2034.48" table:style-name="ce2">
            <text:p>2034.48</text:p>
          </table:table-cell>
          <table:table-cell table:number-columns-repeated="16382"/>
        </table:table-row>
        <table:table-row table:style-name="ro1">
          <table:table-cell office:value-type="float" office:value="7.2352052052052001" table:style-name="ce2">
            <text:p>7.235205205</text:p>
          </table:table-cell>
          <table:table-cell office:value-type="float" office:value="2057.04" table:style-name="ce2">
            <text:p>2057.04</text:p>
          </table:table-cell>
          <table:table-cell table:number-columns-repeated="16382"/>
        </table:table-row>
        <table:table-row table:style-name="ro1">
          <table:table-cell office:value-type="float" office:value="7.2592092092092102" table:style-name="ce2">
            <text:p>7.259209209</text:p>
          </table:table-cell>
          <table:table-cell office:value-type="float" office:value="2079.6" table:style-name="ce2">
            <text:p>2079.6</text:p>
          </table:table-cell>
          <table:table-cell table:number-columns-repeated="16382"/>
        </table:table-row>
        <table:table-row table:style-name="ro1">
          <table:table-cell office:value-type="float" office:value="7.2832132132132097" table:style-name="ce2">
            <text:p>7.283213213</text:p>
          </table:table-cell>
          <table:table-cell office:value-type="float" office:value="2102.16" table:style-name="ce2">
            <text:p>2102.16</text:p>
          </table:table-cell>
          <table:table-cell table:number-columns-repeated="16382"/>
        </table:table-row>
        <table:table-row table:style-name="ro1">
          <table:table-cell office:value-type="float" office:value="7.3072172172172198" table:style-name="ce2">
            <text:p>7.307217217</text:p>
          </table:table-cell>
          <table:table-cell office:value-type="float" office:value="2124.7199999999998" table:style-name="ce2">
            <text:p>2124.72</text:p>
          </table:table-cell>
          <table:table-cell table:number-columns-repeated="16382"/>
        </table:table-row>
        <table:table-row table:style-name="ro1">
          <table:table-cell office:value-type="float" office:value="7.3312212212212202" table:style-name="ce2">
            <text:p>7.331221221</text:p>
          </table:table-cell>
          <table:table-cell office:value-type="float" office:value="2147.2800000000002" table:style-name="ce2">
            <text:p>2147.28</text:p>
          </table:table-cell>
          <table:table-cell table:number-columns-repeated="16382"/>
        </table:table-row>
        <table:table-row table:style-name="ro1">
          <table:table-cell office:value-type="float" office:value="7.3552252252252197" table:style-name="ce2">
            <text:p>7.355225225</text:p>
          </table:table-cell>
          <table:table-cell office:value-type="float" office:value="2169.84" table:style-name="ce2">
            <text:p>2169.84</text:p>
          </table:table-cell>
          <table:table-cell table:number-columns-repeated="16382"/>
        </table:table-row>
        <table:table-row table:style-name="ro1">
          <table:table-cell office:value-type="float" office:value="7.3792292292292299" table:style-name="ce2">
            <text:p>7.379229229</text:p>
          </table:table-cell>
          <table:table-cell office:value-type="float" office:value="2192.4" table:style-name="ce2">
            <text:p>2192.4</text:p>
          </table:table-cell>
          <table:table-cell table:number-columns-repeated="16382"/>
        </table:table-row>
        <table:table-row table:style-name="ro1">
          <table:table-cell office:value-type="float" office:value="7.4032332332332302" table:style-name="ce2">
            <text:p>7.403233233</text:p>
          </table:table-cell>
          <table:table-cell office:value-type="float" office:value="2214.96" table:style-name="ce2">
            <text:p>2214.96</text:p>
          </table:table-cell>
          <table:table-cell table:number-columns-repeated="16382"/>
        </table:table-row>
        <table:table-row table:style-name="ro1">
          <table:table-cell office:value-type="float" office:value="7.4272372372372404" table:style-name="ce2">
            <text:p>7.427237237</text:p>
          </table:table-cell>
          <table:table-cell office:value-type="float" office:value="2237.52" table:style-name="ce2">
            <text:p>2237.52</text:p>
          </table:table-cell>
          <table:table-cell table:number-columns-repeated="16382"/>
        </table:table-row>
        <table:table-row table:style-name="ro1">
          <table:table-cell office:value-type="float" office:value="7.4512412412412399" table:style-name="ce2">
            <text:p>7.451241241</text:p>
          </table:table-cell>
          <table:table-cell office:value-type="float" office:value="2260.08" table:style-name="ce2">
            <text:p>2260.08</text:p>
          </table:table-cell>
          <table:table-cell table:number-columns-repeated="16382"/>
        </table:table-row>
        <table:table-row table:style-name="ro1">
          <table:table-cell office:value-type="float" office:value="7.4752452452452403" table:style-name="ce2">
            <text:p>7.475245245</text:p>
          </table:table-cell>
          <table:table-cell office:value-type="float" office:value="2282.64" table:style-name="ce2">
            <text:p>2282.64</text:p>
          </table:table-cell>
          <table:table-cell table:number-columns-repeated="16382"/>
        </table:table-row>
        <table:table-row table:style-name="ro1">
          <table:table-cell office:value-type="float" office:value="7.4992492492492504" table:style-name="ce2">
            <text:p>7.499249249</text:p>
          </table:table-cell>
          <table:table-cell office:value-type="float" office:value="2305.1999999999998" table:style-name="ce2">
            <text:p>2305.2</text:p>
          </table:table-cell>
          <table:table-cell table:number-columns-repeated="16382"/>
        </table:table-row>
        <table:table-row table:style-name="ro1">
          <table:table-cell office:value-type="float" office:value="7.5232532532532499" table:style-name="ce2">
            <text:p>7.523253253</text:p>
          </table:table-cell>
          <table:table-cell office:value-type="float" office:value="2327.7600000000002" table:style-name="ce2">
            <text:p>2327.76</text:p>
          </table:table-cell>
          <table:table-cell table:number-columns-repeated="16382"/>
        </table:table-row>
        <table:table-row table:style-name="ro1">
          <table:table-cell office:value-type="float" office:value="7.54725725725726" table:style-name="ce2">
            <text:p>7.547257257</text:p>
          </table:table-cell>
          <table:table-cell office:value-type="float" office:value="2350.3200000000002" table:style-name="ce2">
            <text:p>2350.32</text:p>
          </table:table-cell>
          <table:table-cell table:number-columns-repeated="16382"/>
        </table:table-row>
        <table:table-row table:style-name="ro1">
          <table:table-cell office:value-type="float" office:value="7.5712612612612604" table:style-name="ce2">
            <text:p>7.571261261</text:p>
          </table:table-cell>
          <table:table-cell office:value-type="float" office:value="2372.88" table:style-name="ce2">
            <text:p>2372.88</text:p>
          </table:table-cell>
          <table:table-cell table:number-columns-repeated="16382"/>
        </table:table-row>
        <table:table-row table:style-name="ro1">
          <table:table-cell office:value-type="float" office:value="7.5952652652652599" table:style-name="ce2">
            <text:p>7.595265265</text:p>
          </table:table-cell>
          <table:table-cell office:value-type="float" office:value="2395.44" table:style-name="ce2">
            <text:p>2395.44</text:p>
          </table:table-cell>
          <table:table-cell table:number-columns-repeated="16382"/>
        </table:table-row>
        <table:table-row table:style-name="ro1">
          <table:table-cell office:value-type="float" office:value="7.6192692692692701" table:style-name="ce2">
            <text:p>7.619269269</text:p>
          </table:table-cell>
          <table:table-cell office:value-type="float" office:value="2418" table:style-name="ce2">
            <text:p>2418</text:p>
          </table:table-cell>
          <table:table-cell table:number-columns-repeated="16382"/>
        </table:table-row>
        <table:table-row table:style-name="ro1">
          <table:table-cell office:value-type="float" office:value="7.6432732732732704" table:style-name="ce2">
            <text:p>7.643273273</text:p>
          </table:table-cell>
          <table:table-cell office:value-type="float" office:value="2440.56" table:style-name="ce2">
            <text:p>2440.56</text:p>
          </table:table-cell>
          <table:table-cell table:number-columns-repeated="16382"/>
        </table:table-row>
        <table:table-row table:style-name="ro1">
          <table:table-cell office:value-type="float" office:value="7.6672772772772797" table:style-name="ce2">
            <text:p>7.667277277</text:p>
          </table:table-cell>
          <table:table-cell office:value-type="float" office:value="2463.12" table:style-name="ce2">
            <text:p>2463.12</text:p>
          </table:table-cell>
          <table:table-cell table:number-columns-repeated="16382"/>
        </table:table-row>
        <table:table-row table:style-name="ro1">
          <table:table-cell office:value-type="float" office:value="7.6912812812812801" table:style-name="ce2">
            <text:p>7.691281281</text:p>
          </table:table-cell>
          <table:table-cell office:value-type="float" office:value="2485.6799999999998" table:style-name="ce2">
            <text:p>2485.68</text:p>
          </table:table-cell>
          <table:table-cell table:number-columns-repeated="16382"/>
        </table:table-row>
        <table:table-row table:style-name="ro1">
          <table:table-cell office:value-type="float" office:value="7.7152852852852796" table:style-name="ce2">
            <text:p>7.715285285</text:p>
          </table:table-cell>
          <table:table-cell office:value-type="float" office:value="2508.2399999999998" table:style-name="ce2">
            <text:p>2508.24</text:p>
          </table:table-cell>
          <table:table-cell table:number-columns-repeated="16382"/>
        </table:table-row>
        <table:table-row table:style-name="ro1">
          <table:table-cell office:value-type="float" office:value="7.7392892892892897" table:style-name="ce2">
            <text:p>7.739289289</text:p>
          </table:table-cell>
          <table:table-cell office:value-type="float" office:value="2530.8000000000002" table:style-name="ce2">
            <text:p>2530.8</text:p>
          </table:table-cell>
          <table:table-cell table:number-columns-repeated="16382"/>
        </table:table-row>
        <table:table-row table:style-name="ro1">
          <table:table-cell office:value-type="float" office:value="7.7632932932932901" table:style-name="ce2">
            <text:p>7.763293293</text:p>
          </table:table-cell>
          <table:table-cell office:value-type="float" office:value="2553.36" table:style-name="ce2">
            <text:p>2553.36</text:p>
          </table:table-cell>
          <table:table-cell table:number-columns-repeated="16382"/>
        </table:table-row>
        <table:table-row table:style-name="ro1">
          <table:table-cell office:value-type="float" office:value="7.7872972972973002" table:style-name="ce2">
            <text:p>7.787297297</text:p>
          </table:table-cell>
          <table:table-cell office:value-type="float" office:value="2575.92" table:style-name="ce2">
            <text:p>2575.92</text:p>
          </table:table-cell>
          <table:table-cell table:number-columns-repeated="16382"/>
        </table:table-row>
        <table:table-row table:style-name="ro1">
          <table:table-cell office:value-type="float" office:value="7.8113013013012997" table:style-name="ce2">
            <text:p>7.811301301</text:p>
          </table:table-cell>
          <table:table-cell office:value-type="float" office:value="2598.48" table:style-name="ce2">
            <text:p>2598.48</text:p>
          </table:table-cell>
          <table:table-cell table:number-columns-repeated="16382"/>
        </table:table-row>
        <table:table-row table:style-name="ro1">
          <table:table-cell office:value-type="float" office:value="7.8353053053053001" table:style-name="ce2">
            <text:p>7.835305305</text:p>
          </table:table-cell>
          <table:table-cell office:value-type="float" office:value="2620.3200000000002" table:style-name="ce2">
            <text:p>2620.32</text:p>
          </table:table-cell>
          <table:table-cell table:number-columns-repeated="16382"/>
        </table:table-row>
        <table:table-row table:style-name="ro1">
          <table:table-cell office:value-type="float" office:value="7.8593093093093103" table:style-name="ce2">
            <text:p>7.859309309</text:p>
          </table:table-cell>
          <table:table-cell office:value-type="float" office:value="2642.16" table:style-name="ce2">
            <text:p>2642.16</text:p>
          </table:table-cell>
          <table:table-cell table:number-columns-repeated="16382"/>
        </table:table-row>
        <table:table-row table:style-name="ro1">
          <table:table-cell office:value-type="float" office:value="7.8833133133133098" table:style-name="ce2">
            <text:p>7.883313313</text:p>
          </table:table-cell>
          <table:table-cell office:value-type="float" office:value="2664" table:style-name="ce2">
            <text:p>2664</text:p>
          </table:table-cell>
          <table:table-cell table:number-columns-repeated="16382"/>
        </table:table-row>
        <table:table-row table:style-name="ro1">
          <table:table-cell office:value-type="float" office:value="7.9073173173173199" table:style-name="ce2">
            <text:p>7.907317317</text:p>
          </table:table-cell>
          <table:table-cell office:value-type="float" office:value="2686.56" table:style-name="ce2">
            <text:p>2686.56</text:p>
          </table:table-cell>
          <table:table-cell table:number-columns-repeated="16382"/>
        </table:table-row>
        <table:table-row table:style-name="ro1">
          <table:table-cell office:value-type="float" office:value="7.9313213213213203" table:style-name="ce2">
            <text:p>7.931321321</text:p>
          </table:table-cell>
          <table:table-cell office:value-type="float" office:value="2709.12" table:style-name="ce2">
            <text:p>2709.12</text:p>
          </table:table-cell>
          <table:table-cell table:number-columns-repeated="16382"/>
        </table:table-row>
        <table:table-row table:style-name="ro1">
          <table:table-cell office:value-type="float" office:value="7.9553253253253198" table:style-name="ce2">
            <text:p>7.955325325</text:p>
          </table:table-cell>
          <table:table-cell office:value-type="float" office:value="2731.68" table:style-name="ce2">
            <text:p>2731.68</text:p>
          </table:table-cell>
          <table:table-cell table:number-columns-repeated="16382"/>
        </table:table-row>
        <table:table-row table:style-name="ro1">
          <table:table-cell office:value-type="float" office:value="7.9793293293293299" table:style-name="ce2">
            <text:p>7.979329329</text:p>
          </table:table-cell>
          <table:table-cell office:value-type="float" office:value="2754.24" table:style-name="ce2">
            <text:p>2754.24</text:p>
          </table:table-cell>
          <table:table-cell table:number-columns-repeated="16382"/>
        </table:table-row>
        <table:table-row table:style-name="ro1">
          <table:table-cell office:value-type="float" office:value="8.0033333333333303" table:style-name="ce2">
            <text:p>8.003333333</text:p>
          </table:table-cell>
          <table:table-cell office:value-type="float" office:value="2776.8" table:style-name="ce2">
            <text:p>2776.8</text:p>
          </table:table-cell>
          <table:table-cell table:number-columns-repeated="16382"/>
        </table:table-row>
        <table:table-row table:style-name="ro1">
          <table:table-cell office:value-type="float" office:value="8.0273373373373396" table:style-name="ce2">
            <text:p>8.027337337</text:p>
          </table:table-cell>
          <table:table-cell office:value-type="float" office:value="2799.36" table:style-name="ce2">
            <text:p>2799.36</text:p>
          </table:table-cell>
          <table:table-cell table:number-columns-repeated="16382"/>
        </table:table-row>
        <table:table-row table:style-name="ro1">
          <table:table-cell office:value-type="float" office:value="8.0513413413413399" table:style-name="ce2">
            <text:p>8.051341341</text:p>
          </table:table-cell>
          <table:table-cell office:value-type="float" office:value="2821.92" table:style-name="ce2">
            <text:p>2821.92</text:p>
          </table:table-cell>
          <table:table-cell table:number-columns-repeated="16382"/>
        </table:table-row>
        <table:table-row table:style-name="ro1">
          <table:table-cell office:value-type="float" office:value="8.0753453453453403" table:style-name="ce2">
            <text:p>8.075345345</text:p>
          </table:table-cell>
          <table:table-cell office:value-type="float" office:value="2844.48" table:style-name="ce2">
            <text:p>2844.48</text:p>
          </table:table-cell>
          <table:table-cell table:number-columns-repeated="16382"/>
        </table:table-row>
        <table:table-row table:style-name="ro1">
          <table:table-cell office:value-type="float" office:value="8.0993493493493496" table:style-name="ce2">
            <text:p>8.099349349</text:p>
          </table:table-cell>
          <table:table-cell office:value-type="float" office:value="2867.04" table:style-name="ce2">
            <text:p>2867.04</text:p>
          </table:table-cell>
          <table:table-cell table:number-columns-repeated="16382"/>
        </table:table-row>
        <table:table-row table:style-name="ro1">
          <table:table-cell office:value-type="float" office:value="8.12335335335335" table:style-name="ce2">
            <text:p>8.123353353</text:p>
          </table:table-cell>
          <table:table-cell office:value-type="float" office:value="2889.6" table:style-name="ce2">
            <text:p>2889.6</text:p>
          </table:table-cell>
          <table:table-cell table:number-columns-repeated="16382"/>
        </table:table-row>
        <table:table-row table:style-name="ro1">
          <table:table-cell office:value-type="float" office:value="8.1473573573573592" table:style-name="ce2">
            <text:p>8.147357357</text:p>
          </table:table-cell>
          <table:table-cell office:value-type="float" office:value="2912.16" table:style-name="ce2">
            <text:p>2912.16</text:p>
          </table:table-cell>
          <table:table-cell table:number-columns-repeated="16382"/>
        </table:table-row>
        <table:table-row table:style-name="ro1">
          <table:table-cell office:value-type="float" office:value="8.1713613613613596" table:style-name="ce2">
            <text:p>8.171361361</text:p>
          </table:table-cell>
          <table:table-cell office:value-type="float" office:value="2934.72" table:style-name="ce2">
            <text:p>2934.72</text:p>
          </table:table-cell>
          <table:table-cell table:number-columns-repeated="16382"/>
        </table:table-row>
        <table:table-row table:style-name="ro1">
          <table:table-cell office:value-type="float" office:value="8.19536536536536" table:style-name="ce2">
            <text:p>8.195365365</text:p>
          </table:table-cell>
          <table:table-cell office:value-type="float" office:value="2957.28" table:style-name="ce2">
            <text:p>2957.28</text:p>
          </table:table-cell>
          <table:table-cell table:number-columns-repeated="16382"/>
        </table:table-row>
        <table:table-row table:style-name="ro1">
          <table:table-cell office:value-type="float" office:value="8.2193693693693692" table:style-name="ce2">
            <text:p>8.219369369</text:p>
          </table:table-cell>
          <table:table-cell office:value-type="float" office:value="2979.84" table:style-name="ce2">
            <text:p>2979.84</text:p>
          </table:table-cell>
          <table:table-cell table:number-columns-repeated="16382"/>
        </table:table-row>
        <table:table-row table:style-name="ro1">
          <table:table-cell office:value-type="float" office:value="8.2433733733733696" table:style-name="ce2">
            <text:p>8.243373373</text:p>
          </table:table-cell>
          <table:table-cell office:value-type="float" office:value="3002.4" table:style-name="ce2">
            <text:p>3002.4</text:p>
          </table:table-cell>
          <table:table-cell table:number-columns-repeated="16382"/>
        </table:table-row>
        <table:table-row table:style-name="ro1">
          <table:table-cell office:value-type="float" office:value="8.2673773773773807" table:style-name="ce2">
            <text:p>8.267377377</text:p>
          </table:table-cell>
          <table:table-cell office:value-type="float" office:value="3024.96" table:style-name="ce2">
            <text:p>3024.96</text:p>
          </table:table-cell>
          <table:table-cell table:number-columns-repeated="16382"/>
        </table:table-row>
        <table:table-row table:style-name="ro1">
          <table:table-cell office:value-type="float" office:value="8.2913813813813793" table:style-name="ce2">
            <text:p>8.291381381</text:p>
          </table:table-cell>
          <table:table-cell office:value-type="float" office:value="3047.52" table:style-name="ce2">
            <text:p>3047.52</text:p>
          </table:table-cell>
          <table:table-cell table:number-columns-repeated="16382"/>
        </table:table-row>
        <table:table-row table:style-name="ro1">
          <table:table-cell office:value-type="float" office:value="8.3153853853853903" table:style-name="ce2">
            <text:p>8.315385385</text:p>
          </table:table-cell>
          <table:table-cell office:value-type="float" office:value="3070.08" table:style-name="ce2">
            <text:p>3070.08</text:p>
          </table:table-cell>
          <table:table-cell table:number-columns-repeated="16382"/>
        </table:table-row>
        <table:table-row table:style-name="ro1">
          <table:table-cell office:value-type="float" office:value="8.3393893893893907" table:style-name="ce2">
            <text:p>8.339389389</text:p>
          </table:table-cell>
          <table:table-cell office:value-type="float" office:value="3092.64" table:style-name="ce2">
            <text:p>3092.64</text:p>
          </table:table-cell>
          <table:table-cell table:number-columns-repeated="16382"/>
        </table:table-row>
        <table:table-row table:style-name="ro1">
          <table:table-cell office:value-type="float" office:value="8.3633933933933893" table:style-name="ce2">
            <text:p>8.363393393</text:p>
          </table:table-cell>
          <table:table-cell office:value-type="float" office:value="3115.2" table:style-name="ce2">
            <text:p>3115.2</text:p>
          </table:table-cell>
          <table:table-cell table:number-columns-repeated="16382"/>
        </table:table-row>
        <table:table-row table:style-name="ro1">
          <table:table-cell office:value-type="float" office:value="8.3873973973974003" table:style-name="ce2">
            <text:p>8.387397397</text:p>
          </table:table-cell>
          <table:table-cell office:value-type="float" office:value="3137.76" table:style-name="ce2">
            <text:p>3137.76</text:p>
          </table:table-cell>
          <table:table-cell table:number-columns-repeated="16382"/>
        </table:table-row>
        <table:table-row table:style-name="ro1">
          <table:table-cell office:value-type="float" office:value="8.4114014014014007" table:style-name="ce2">
            <text:p>8.411401401</text:p>
          </table:table-cell>
          <table:table-cell office:value-type="float" office:value="3160.32" table:style-name="ce2">
            <text:p>3160.32</text:p>
          </table:table-cell>
          <table:table-cell table:number-columns-repeated="16382"/>
        </table:table-row>
        <table:table-row table:style-name="ro1">
          <table:table-cell office:value-type="float" office:value="8.43540540540541" table:style-name="ce2">
            <text:p>8.435405405</text:p>
          </table:table-cell>
          <table:table-cell office:value-type="float" office:value="3182.88" table:style-name="ce2">
            <text:p>3182.88</text:p>
          </table:table-cell>
          <table:table-cell table:number-columns-repeated="16382"/>
        </table:table-row>
        <table:table-row table:style-name="ro1">
          <table:table-cell office:value-type="float" office:value="8.4594094094094103" table:style-name="ce2">
            <text:p>8.459409409</text:p>
          </table:table-cell>
          <table:table-cell office:value-type="float" office:value="3205.44" table:style-name="ce2">
            <text:p>3205.44</text:p>
          </table:table-cell>
          <table:table-cell table:number-columns-repeated="16382"/>
        </table:table-row>
        <table:table-row table:style-name="ro1">
          <table:table-cell office:value-type="float" office:value="8.4834134134134107" table:style-name="ce2">
            <text:p>8.483413413</text:p>
          </table:table-cell>
          <table:table-cell office:value-type="float" office:value="3228" table:style-name="ce2">
            <text:p>3228</text:p>
          </table:table-cell>
          <table:table-cell table:number-columns-repeated="16382"/>
        </table:table-row>
        <table:table-row table:style-name="ro1">
          <table:table-cell office:value-type="float" office:value="8.50741741741742" table:style-name="ce2">
            <text:p>8.507417417</text:p>
          </table:table-cell>
          <table:table-cell office:value-type="float" office:value="3250.56" table:style-name="ce2">
            <text:p>3250.56</text:p>
          </table:table-cell>
          <table:table-cell table:number-columns-repeated="16382"/>
        </table:table-row>
        <table:table-row table:style-name="ro1">
          <table:table-cell office:value-type="float" office:value="8.5314214214214203" table:style-name="ce2">
            <text:p>8.531421421</text:p>
          </table:table-cell>
          <table:table-cell office:value-type="float" office:value="3273.12" table:style-name="ce2">
            <text:p>3273.12</text:p>
          </table:table-cell>
          <table:table-cell table:number-columns-repeated="16382"/>
        </table:table-row>
        <table:table-row table:style-name="ro1">
          <table:table-cell office:value-type="float" office:value="8.5554254254254207" table:style-name="ce2">
            <text:p>8.555425425</text:p>
          </table:table-cell>
          <table:table-cell office:value-type="float" office:value="3295.68" table:style-name="ce2">
            <text:p>3295.68</text:p>
          </table:table-cell>
          <table:table-cell table:number-columns-repeated="16382"/>
        </table:table-row>
        <table:table-row table:style-name="ro1">
          <table:table-cell office:value-type="float" office:value="8.57942942942943" table:style-name="ce2">
            <text:p>8.579429429</text:p>
          </table:table-cell>
          <table:table-cell office:value-type="float" office:value="3318.24" table:style-name="ce2">
            <text:p>3318.24</text:p>
          </table:table-cell>
          <table:table-cell table:number-columns-repeated="16382"/>
        </table:table-row>
        <table:table-row table:style-name="ro1">
          <table:table-cell office:value-type="float" office:value="8.6034334334334304" table:style-name="ce2">
            <text:p>8.603433433</text:p>
          </table:table-cell>
          <table:table-cell office:value-type="float" office:value="3340.8" table:style-name="ce2">
            <text:p>3340.8</text:p>
          </table:table-cell>
          <table:table-cell table:number-columns-repeated="16382"/>
        </table:table-row>
        <table:table-row table:style-name="ro1">
          <table:table-cell office:value-type="float" office:value="8.6274374374374396" table:style-name="ce2">
            <text:p>8.627437437</text:p>
          </table:table-cell>
          <table:table-cell office:value-type="float" office:value="3363.36" table:style-name="ce2">
            <text:p>3363.36</text:p>
          </table:table-cell>
          <table:table-cell table:number-columns-repeated="16382"/>
        </table:table-row>
        <table:table-row table:style-name="ro1">
          <table:table-cell office:value-type="float" office:value="8.65144144144144" table:style-name="ce2">
            <text:p>8.651441441</text:p>
          </table:table-cell>
          <table:table-cell office:value-type="float" office:value="3385.92" table:style-name="ce2">
            <text:p>3385.92</text:p>
          </table:table-cell>
          <table:table-cell table:number-columns-repeated="16382"/>
        </table:table-row>
        <table:table-row table:style-name="ro1">
          <table:table-cell office:value-type="float" office:value="8.6754454454454404" table:style-name="ce2">
            <text:p>8.675445445</text:p>
          </table:table-cell>
          <table:table-cell office:value-type="float" office:value="3408.48" table:style-name="ce2">
            <text:p>3408.48</text:p>
          </table:table-cell>
          <table:table-cell table:number-columns-repeated="16382"/>
        </table:table-row>
        <table:table-row table:style-name="ro1">
          <table:table-cell office:value-type="float" office:value="8.6994494494494496" table:style-name="ce2">
            <text:p>8.699449449</text:p>
          </table:table-cell>
          <table:table-cell office:value-type="float" office:value="3431.04" table:style-name="ce2">
            <text:p>3431.04</text:p>
          </table:table-cell>
          <table:table-cell table:number-columns-repeated="16382"/>
        </table:table-row>
        <table:table-row table:style-name="ro1">
          <table:table-cell office:value-type="float" office:value="8.72345345345345" table:style-name="ce2">
            <text:p>8.723453453</text:p>
          </table:table-cell>
          <table:table-cell office:value-type="float" office:value="3453.6" table:style-name="ce2">
            <text:p>3453.6</text:p>
          </table:table-cell>
          <table:table-cell table:number-columns-repeated="16382"/>
        </table:table-row>
        <table:table-row table:style-name="ro1">
          <table:table-cell office:value-type="float" office:value="8.7474574574574593" table:style-name="ce2">
            <text:p>8.747457457</text:p>
          </table:table-cell>
          <table:table-cell office:value-type="float" office:value="3476.16" table:style-name="ce2">
            <text:p>3476.16</text:p>
          </table:table-cell>
          <table:table-cell table:number-columns-repeated="16382"/>
        </table:table-row>
        <table:table-row table:style-name="ro1">
          <table:table-cell office:value-type="float" office:value="8.7714614614614597" table:style-name="ce2">
            <text:p>8.771461461</text:p>
          </table:table-cell>
          <table:table-cell office:value-type="float" office:value="3498.72" table:style-name="ce2">
            <text:p>3498.72</text:p>
          </table:table-cell>
          <table:table-cell table:number-columns-repeated="16382"/>
        </table:table-row>
        <table:table-row table:style-name="ro1">
          <table:table-cell office:value-type="float" office:value="8.79546546546546" table:style-name="ce2">
            <text:p>8.795465465</text:p>
          </table:table-cell>
          <table:table-cell office:value-type="float" office:value="3521.2799999999902" table:style-name="ce2">
            <text:p>3521.28</text:p>
          </table:table-cell>
          <table:table-cell table:number-columns-repeated="16382"/>
        </table:table-row>
        <table:table-row table:style-name="ro1">
          <table:table-cell office:value-type="float" office:value="8.8194694694694693" table:style-name="ce2">
            <text:p>8.819469469</text:p>
          </table:table-cell>
          <table:table-cell office:value-type="float" office:value="3543.8399999999901" table:style-name="ce2">
            <text:p>3543.84</text:p>
          </table:table-cell>
          <table:table-cell table:number-columns-repeated="16382"/>
        </table:table-row>
        <table:table-row table:style-name="ro1">
          <table:table-cell office:value-type="float" office:value="8.8434734734734697" table:style-name="ce2">
            <text:p>8.843473473</text:p>
          </table:table-cell>
          <table:table-cell office:value-type="float" office:value="3566.3999999999901" table:style-name="ce2">
            <text:p>3566.4</text:p>
          </table:table-cell>
          <table:table-cell table:number-columns-repeated="16382"/>
        </table:table-row>
        <table:table-row table:style-name="ro1">
          <table:table-cell office:value-type="float" office:value="8.8674774774774807" table:style-name="ce2">
            <text:p>8.867477477</text:p>
          </table:table-cell>
          <table:table-cell office:value-type="float" office:value="3588.95999999999" table:style-name="ce2">
            <text:p>3588.96</text:p>
          </table:table-cell>
          <table:table-cell table:number-columns-repeated="16382"/>
        </table:table-row>
        <table:table-row table:style-name="ro1">
          <table:table-cell office:value-type="float" office:value="8.8914814814814793" table:style-name="ce2">
            <text:p>8.891481481</text:p>
          </table:table-cell>
          <table:table-cell office:value-type="float" office:value="3611.51999999999" table:style-name="ce2">
            <text:p>3611.52</text:p>
          </table:table-cell>
          <table:table-cell table:number-columns-repeated="16382"/>
        </table:table-row>
        <table:table-row table:style-name="ro1">
          <table:table-cell office:value-type="float" office:value="8.9154854854854797" table:style-name="ce2">
            <text:p>8.915485485</text:p>
          </table:table-cell>
          <table:table-cell office:value-type="float" office:value="3634.0799999999899" table:style-name="ce2">
            <text:p>3634.08</text:p>
          </table:table-cell>
          <table:table-cell table:number-columns-repeated="16382"/>
        </table:table-row>
        <table:table-row table:style-name="ro1">
          <table:table-cell office:value-type="float" office:value="8.9394894894894907" table:style-name="ce2">
            <text:p>8.939489489</text:p>
          </table:table-cell>
          <table:table-cell office:value-type="float" office:value="3634.7999999999902" table:style-name="ce2">
            <text:p>3634.8</text:p>
          </table:table-cell>
          <table:table-cell table:number-columns-repeated="16382"/>
        </table:table-row>
        <table:table-row table:style-name="ro1">
          <table:table-cell office:value-type="float" office:value="8.9634934934934893" table:style-name="ce2">
            <text:p>8.963493493</text:p>
          </table:table-cell>
          <table:table-cell office:value-type="float" office:value="3635.51999999999" table:style-name="ce2">
            <text:p>3635.52</text:p>
          </table:table-cell>
          <table:table-cell table:number-columns-repeated="16382"/>
        </table:table-row>
        <table:table-row table:style-name="ro1">
          <table:table-cell office:value-type="float" office:value="8.9874974974975004" table:style-name="ce2">
            <text:p>8.987497497</text:p>
          </table:table-cell>
          <table:table-cell office:value-type="float" office:value="3636.2399999999898" table:style-name="ce2">
            <text:p>3636.24</text:p>
          </table:table-cell>
          <table:table-cell table:number-columns-repeated="16382"/>
        </table:table-row>
        <table:table-row table:style-name="ro1">
          <table:table-cell office:value-type="float" office:value="9.0115015015015008" table:style-name="ce2">
            <text:p>9.011501502</text:p>
          </table:table-cell>
          <table:table-cell office:value-type="float" office:value="3658.7999999999902" table:style-name="ce2">
            <text:p>3658.8</text:p>
          </table:table-cell>
          <table:table-cell table:number-columns-repeated="16382"/>
        </table:table-row>
        <table:table-row table:style-name="ro1">
          <table:table-cell office:value-type="float" office:value="9.03550550550551" table:style-name="ce2">
            <text:p>9.035505506</text:p>
          </table:table-cell>
          <table:table-cell office:value-type="float" office:value="3681.3599999999901" table:style-name="ce2">
            <text:p>3681.36</text:p>
          </table:table-cell>
          <table:table-cell table:number-columns-repeated="16382"/>
        </table:table-row>
        <table:table-row table:style-name="ro1">
          <table:table-cell office:value-type="float" office:value="9.0595095095095104" table:style-name="ce2">
            <text:p>9.05950951</text:p>
          </table:table-cell>
          <table:table-cell office:value-type="float" office:value="3703.9199999999901" table:style-name="ce2">
            <text:p>3703.92</text:p>
          </table:table-cell>
          <table:table-cell table:number-columns-repeated="16382"/>
        </table:table-row>
        <table:table-row table:style-name="ro1">
          <table:table-cell office:value-type="float" office:value="9.0835135135135108" table:style-name="ce2">
            <text:p>9.083513514</text:p>
          </table:table-cell>
          <table:table-cell office:value-type="float" office:value="3726.47999999999" table:style-name="ce2">
            <text:p>3726.48</text:p>
          </table:table-cell>
          <table:table-cell table:number-columns-repeated="16382"/>
        </table:table-row>
        <table:table-row table:style-name="ro1">
          <table:table-cell office:value-type="float" office:value="9.10751751751752" table:style-name="ce2">
            <text:p>9.107517518</text:p>
          </table:table-cell>
          <table:table-cell office:value-type="float" office:value="3749.03999999999" table:style-name="ce2">
            <text:p>3749.04</text:p>
          </table:table-cell>
          <table:table-cell table:number-columns-repeated="16382"/>
        </table:table-row>
        <table:table-row table:style-name="ro1">
          <table:table-cell office:value-type="float" office:value="9.1315215215215204" table:style-name="ce2">
            <text:p>9.131521522</text:p>
          </table:table-cell>
          <table:table-cell office:value-type="float" office:value="3771.5999999999899" table:style-name="ce2">
            <text:p>3771.6</text:p>
          </table:table-cell>
          <table:table-cell table:number-columns-repeated="16382"/>
        </table:table-row>
        <table:table-row table:style-name="ro1">
          <table:table-cell office:value-type="float" office:value="9.1555255255255208" table:style-name="ce2">
            <text:p>9.155525526</text:p>
          </table:table-cell>
          <table:table-cell office:value-type="float" office:value="3794.1599999999899" table:style-name="ce2">
            <text:p>3794.16</text:p>
          </table:table-cell>
          <table:table-cell table:number-columns-repeated="16382"/>
        </table:table-row>
        <table:table-row table:style-name="ro1">
          <table:table-cell office:value-type="float" office:value="9.1795295295295301" table:style-name="ce2">
            <text:p>9.17952953</text:p>
          </table:table-cell>
          <table:table-cell office:value-type="float" office:value="3816.7199999999898" table:style-name="ce2">
            <text:p>3816.72</text:p>
          </table:table-cell>
          <table:table-cell table:number-columns-repeated="16382"/>
        </table:table-row>
        <table:table-row table:style-name="ro1">
          <table:table-cell office:value-type="float" office:value="9.2035335335335304" table:style-name="ce2">
            <text:p>9.203533534</text:p>
          </table:table-cell>
          <table:table-cell office:value-type="float" office:value="3839.2799999999902" table:style-name="ce2">
            <text:p>3839.28</text:p>
          </table:table-cell>
          <table:table-cell table:number-columns-repeated="16382"/>
        </table:table-row>
        <table:table-row table:style-name="ro1">
          <table:table-cell office:value-type="float" office:value="9.2275375375375397" table:style-name="ce2">
            <text:p>9.227537538</text:p>
          </table:table-cell>
          <table:table-cell office:value-type="float" office:value="3861.8399999999901" table:style-name="ce2">
            <text:p>3861.84</text:p>
          </table:table-cell>
          <table:table-cell table:number-columns-repeated="16382"/>
        </table:table-row>
        <table:table-row table:style-name="ro1">
          <table:table-cell office:value-type="float" office:value="9.2515415415415401" table:style-name="ce2">
            <text:p>9.251541542</text:p>
          </table:table-cell>
          <table:table-cell office:value-type="float" office:value="3884.3999999999901" table:style-name="ce2">
            <text:p>3884.4</text:p>
          </table:table-cell>
          <table:table-cell table:number-columns-repeated="16382"/>
        </table:table-row>
        <table:table-row table:style-name="ro1">
          <table:table-cell office:value-type="float" office:value="9.2755455455455404" table:style-name="ce2">
            <text:p>9.275545546</text:p>
          </table:table-cell>
          <table:table-cell office:value-type="float" office:value="3906.95999999999" table:style-name="ce2">
            <text:p>3906.96</text:p>
          </table:table-cell>
          <table:table-cell table:number-columns-repeated="16382"/>
        </table:table-row>
        <table:table-row table:style-name="ro1">
          <table:table-cell office:value-type="float" office:value="9.2995495495495497" table:style-name="ce2">
            <text:p>9.29954955</text:p>
          </table:table-cell>
          <table:table-cell office:value-type="float" office:value="3929.51999999999" table:style-name="ce2">
            <text:p>3929.52</text:p>
          </table:table-cell>
          <table:table-cell table:number-columns-repeated="16382"/>
        </table:table-row>
        <table:table-row table:style-name="ro1">
          <table:table-cell office:value-type="float" office:value="9.3235535535535501" table:style-name="ce2">
            <text:p>9.323553554</text:p>
          </table:table-cell>
          <table:table-cell office:value-type="float" office:value="3952.0799999999899" table:style-name="ce2">
            <text:p>3952.08</text:p>
          </table:table-cell>
          <table:table-cell table:number-columns-repeated="16382"/>
        </table:table-row>
        <table:table-row table:style-name="ro1">
          <table:table-cell office:value-type="float" office:value="9.3475575575575593" table:style-name="ce2">
            <text:p>9.347557558</text:p>
          </table:table-cell>
          <table:table-cell office:value-type="float" office:value="3974.6399999999899" table:style-name="ce2">
            <text:p>3974.64</text:p>
          </table:table-cell>
          <table:table-cell table:number-columns-repeated="16382"/>
        </table:table-row>
        <table:table-row table:style-name="ro1">
          <table:table-cell office:value-type="float" office:value="9.3715615615615597" table:style-name="ce2">
            <text:p>9.371561562</text:p>
          </table:table-cell>
          <table:table-cell office:value-type="float" office:value="3997.1999999999898" table:style-name="ce2">
            <text:p>3997.2</text:p>
          </table:table-cell>
          <table:table-cell table:number-columns-repeated="16382"/>
        </table:table-row>
        <table:table-row table:style-name="ro1">
          <table:table-cell office:value-type="float" office:value="9.3955655655655601" table:style-name="ce2">
            <text:p>9.395565566</text:p>
          </table:table-cell>
          <table:table-cell office:value-type="float" office:value="4019.7599999999902" table:style-name="ce2">
            <text:p>4019.76</text:p>
          </table:table-cell>
          <table:table-cell table:number-columns-repeated="16382"/>
        </table:table-row>
        <table:table-row table:style-name="ro1">
          <table:table-cell office:value-type="float" office:value="9.4195695695695694" table:style-name="ce2">
            <text:p>9.41956957</text:p>
          </table:table-cell>
          <table:table-cell office:value-type="float" office:value="4042.3199999999902" table:style-name="ce2">
            <text:p>4042.32</text:p>
          </table:table-cell>
          <table:table-cell table:number-columns-repeated="16382"/>
        </table:table-row>
        <table:table-row table:style-name="ro1">
          <table:table-cell office:value-type="float" office:value="9.4435735735735697" table:style-name="ce2">
            <text:p>9.443573574</text:p>
          </table:table-cell>
          <table:table-cell office:value-type="float" office:value="4064.8799999999901" table:style-name="ce2">
            <text:p>4064.88</text:p>
          </table:table-cell>
          <table:table-cell table:number-columns-repeated="16382"/>
        </table:table-row>
        <table:table-row table:style-name="ro1">
          <table:table-cell office:value-type="float" office:value="9.4675775775775808" table:style-name="ce2">
            <text:p>9.467577578</text:p>
          </table:table-cell>
          <table:table-cell office:value-type="float" office:value="4087.4399999999901" table:style-name="ce2">
            <text:p>4087.44</text:p>
          </table:table-cell>
          <table:table-cell table:number-columns-repeated="16382"/>
        </table:table-row>
        <table:table-row table:style-name="ro1">
          <table:table-cell office:value-type="float" office:value="9.4915815815815794" table:style-name="ce2">
            <text:p>9.491581582</text:p>
          </table:table-cell>
          <table:table-cell office:value-type="float" office:value="4109.99999999999" table:style-name="ce2">
            <text:p>4110</text:p>
          </table:table-cell>
          <table:table-cell table:number-columns-repeated="16382"/>
        </table:table-row>
        <table:table-row table:style-name="ro1">
          <table:table-cell office:value-type="float" office:value="9.5155855855855798" table:style-name="ce2">
            <text:p>9.515585586</text:p>
          </table:table-cell>
          <table:table-cell office:value-type="float" office:value="4132.5599999999904" table:style-name="ce2">
            <text:p>4132.56</text:p>
          </table:table-cell>
          <table:table-cell table:number-columns-repeated="16382"/>
        </table:table-row>
        <table:table-row table:style-name="ro1">
          <table:table-cell office:value-type="float" office:value="9.5395895895895908" table:style-name="ce2">
            <text:p>9.53958959</text:p>
          </table:table-cell>
          <table:table-cell office:value-type="float" office:value="4133.2799999999897" table:style-name="ce2">
            <text:p>4133.28</text:p>
          </table:table-cell>
          <table:table-cell table:number-columns-repeated="16382"/>
        </table:table-row>
        <table:table-row table:style-name="ro1">
          <table:table-cell office:value-type="float" office:value="9.5635935935935894" table:style-name="ce2">
            <text:p>9.563593594</text:p>
          </table:table-cell>
          <table:table-cell office:value-type="float" office:value="4133.99999999999" table:style-name="ce2">
            <text:p>4134</text:p>
          </table:table-cell>
          <table:table-cell table:number-columns-repeated="16382"/>
        </table:table-row>
        <table:table-row table:style-name="ro1">
          <table:table-cell office:value-type="float" office:value="9.5875975975976004" table:style-name="ce2">
            <text:p>9.587597598</text:p>
          </table:table-cell>
          <table:table-cell office:value-type="float" office:value="4134.7199999999903" table:style-name="ce2">
            <text:p>4134.72</text:p>
          </table:table-cell>
          <table:table-cell table:number-columns-repeated="16382"/>
        </table:table-row>
        <table:table-row table:style-name="ro1">
          <table:table-cell office:value-type="float" office:value="9.6116016016016008" table:style-name="ce2">
            <text:p>9.611601602</text:p>
          </table:table-cell>
          <table:table-cell office:value-type="float" office:value="4135.4399999999896" table:style-name="ce2">
            <text:p>4135.44</text:p>
          </table:table-cell>
          <table:table-cell table:number-columns-repeated="16382"/>
        </table:table-row>
        <table:table-row table:style-name="ro1">
          <table:table-cell office:value-type="float" office:value="9.6356056056056101" table:style-name="ce2">
            <text:p>9.635605606</text:p>
          </table:table-cell>
          <table:table-cell office:value-type="float" office:value="4136.1599999999899" table:style-name="ce2">
            <text:p>4136.16</text:p>
          </table:table-cell>
          <table:table-cell table:number-columns-repeated="16382"/>
        </table:table-row>
        <table:table-row table:style-name="ro1">
          <table:table-cell office:value-type="float" office:value="9.6596096096096105" table:style-name="ce2">
            <text:p>9.65960961</text:p>
          </table:table-cell>
          <table:table-cell office:value-type="float" office:value="4136.88" table:style-name="ce2">
            <text:p>4136.88</text:p>
          </table:table-cell>
          <table:table-cell table:number-columns-repeated="16382"/>
        </table:table-row>
        <table:table-row table:style-name="ro1">
          <table:table-cell office:value-type="float" office:value="9.6836136136136108" table:style-name="ce2">
            <text:p>9.683613614</text:p>
          </table:table-cell>
          <table:table-cell office:value-type="float" office:value="4159.4399999999996" table:style-name="ce2">
            <text:p>4159.44</text:p>
          </table:table-cell>
          <table:table-cell table:number-columns-repeated="16382"/>
        </table:table-row>
        <table:table-row table:style-name="ro1">
          <table:table-cell office:value-type="float" office:value="9.7076176176176201" table:style-name="ce2">
            <text:p>9.707617618</text:p>
          </table:table-cell>
          <table:table-cell office:value-type="float" office:value="4182" table:style-name="ce2">
            <text:p>4182</text:p>
          </table:table-cell>
          <table:table-cell table:number-columns-repeated="16382"/>
        </table:table-row>
        <table:table-row table:style-name="ro1">
          <table:table-cell office:value-type="float" office:value="9.7316216216216205" table:style-name="ce2">
            <text:p>9.731621622</text:p>
          </table:table-cell>
          <table:table-cell office:value-type="float" office:value="4204.5600000000004" table:style-name="ce2">
            <text:p>4204.56</text:p>
          </table:table-cell>
          <table:table-cell table:number-columns-repeated="16382"/>
        </table:table-row>
        <table:table-row table:style-name="ro1">
          <table:table-cell office:value-type="float" office:value="9.7556256256256209" table:style-name="ce2">
            <text:p>9.755625626</text:p>
          </table:table-cell>
          <table:table-cell office:value-type="float" office:value="4227.12" table:style-name="ce2">
            <text:p>4227.12</text:p>
          </table:table-cell>
          <table:table-cell table:number-columns-repeated="16382"/>
        </table:table-row>
        <table:table-row table:style-name="ro1">
          <table:table-cell office:value-type="float" office:value="9.7796296296296301" table:style-name="ce2">
            <text:p>9.77962963</text:p>
          </table:table-cell>
          <table:table-cell office:value-type="float" office:value="4249.68" table:style-name="ce2">
            <text:p>4249.68</text:p>
          </table:table-cell>
          <table:table-cell table:number-columns-repeated="16382"/>
        </table:table-row>
        <table:table-row table:style-name="ro1">
          <table:table-cell office:value-type="float" office:value="9.8036336336336305" table:style-name="ce2">
            <text:p>9.803633634</text:p>
          </table:table-cell>
          <table:table-cell office:value-type="float" office:value="4272.24" table:style-name="ce2">
            <text:p>4272.24</text:p>
          </table:table-cell>
          <table:table-cell table:number-columns-repeated="16382"/>
        </table:table-row>
        <table:table-row table:style-name="ro1">
          <table:table-cell office:value-type="float" office:value="9.8276376376376398" table:style-name="ce2">
            <text:p>9.827637638</text:p>
          </table:table-cell>
          <table:table-cell office:value-type="float" office:value="4294.8" table:style-name="ce2">
            <text:p>4294.8</text:p>
          </table:table-cell>
          <table:table-cell table:number-columns-repeated="16382"/>
        </table:table-row>
        <table:table-row table:style-name="ro1">
          <table:table-cell office:value-type="float" office:value="9.8516416416416401" table:style-name="ce2">
            <text:p>9.851641642</text:p>
          </table:table-cell>
          <table:table-cell office:value-type="float" office:value="4317.3599999999997" table:style-name="ce2">
            <text:p>4317.36</text:p>
          </table:table-cell>
          <table:table-cell table:number-columns-repeated="16382"/>
        </table:table-row>
        <table:table-row table:style-name="ro1">
          <table:table-cell office:value-type="float" office:value="9.8756456456456405" table:style-name="ce2">
            <text:p>9.875645646</text:p>
          </table:table-cell>
          <table:table-cell office:value-type="float" office:value="4339.92" table:style-name="ce2">
            <text:p>4339.92</text:p>
          </table:table-cell>
          <table:table-cell table:number-columns-repeated="16382"/>
        </table:table-row>
        <table:table-row table:style-name="ro1">
          <table:table-cell office:value-type="float" office:value="9.8996496496496498" table:style-name="ce2">
            <text:p>9.89964965</text:p>
          </table:table-cell>
          <table:table-cell office:value-type="float" office:value="4362.4799999999996" table:style-name="ce2">
            <text:p>4362.48</text:p>
          </table:table-cell>
          <table:table-cell table:number-columns-repeated="16382"/>
        </table:table-row>
        <table:table-row table:style-name="ro1">
          <table:table-cell office:value-type="float" office:value="9.9236536536536502" table:style-name="ce2">
            <text:p>9.923653654</text:p>
          </table:table-cell>
          <table:table-cell office:value-type="float" office:value="4385.04" table:style-name="ce2">
            <text:p>4385.04</text:p>
          </table:table-cell>
          <table:table-cell table:number-columns-repeated="16382"/>
        </table:table-row>
        <table:table-row table:style-name="ro1">
          <table:table-cell office:value-type="float" office:value="9.9476576576576594" table:style-name="ce2">
            <text:p>9.947657658</text:p>
          </table:table-cell>
          <table:table-cell office:value-type="float" office:value="4407.6000000000004" table:style-name="ce2">
            <text:p>4407.6</text:p>
          </table:table-cell>
          <table:table-cell table:number-columns-repeated="16382"/>
        </table:table-row>
        <table:table-row table:style-name="ro1">
          <table:table-cell office:value-type="float" office:value="9.9716616616616598" table:style-name="ce2">
            <text:p>9.971661662</text:p>
          </table:table-cell>
          <table:table-cell office:value-type="float" office:value="4430.16" table:style-name="ce2">
            <text:p>4430.16</text:p>
          </table:table-cell>
          <table:table-cell table:number-columns-repeated="16382"/>
        </table:table-row>
        <table:table-row table:style-name="ro1">
          <table:table-cell office:value-type="float" office:value="9.9956656656656602" table:style-name="ce2">
            <text:p>9.995665666</text:p>
          </table:table-cell>
          <table:table-cell office:value-type="float" office:value="4452.72" table:style-name="ce2">
            <text:p>4452.72</text:p>
          </table:table-cell>
          <table:table-cell table:number-columns-repeated="16382"/>
        </table:table-row>
        <table:table-row table:style-name="ro1">
          <table:table-cell office:value-type="float" office:value="10.0196696696697" table:style-name="ce2">
            <text:p>10.01966967</text:p>
          </table:table-cell>
          <table:table-cell office:value-type="float" office:value="4475.28" table:style-name="ce2">
            <text:p>4475.28</text:p>
          </table:table-cell>
          <table:table-cell table:number-columns-repeated="16382"/>
        </table:table-row>
        <table:table-row table:style-name="ro1">
          <table:table-cell office:value-type="float" office:value="10.0436736736737" table:style-name="ce2">
            <text:p>10.04367367</text:p>
          </table:table-cell>
          <table:table-cell office:value-type="float" office:value="4497.84" table:style-name="ce2">
            <text:p>4497.84</text:p>
          </table:table-cell>
          <table:table-cell table:number-columns-repeated="16382"/>
        </table:table-row>
        <table:table-row table:style-name="ro1">
          <table:table-cell office:value-type="float" office:value="10.0676776776777" table:style-name="ce2">
            <text:p>10.06767768</text:p>
          </table:table-cell>
          <table:table-cell office:value-type="float" office:value="4520.3999999999996" table:style-name="ce2">
            <text:p>4520.4</text:p>
          </table:table-cell>
          <table:table-cell table:number-columns-repeated="16382"/>
        </table:table-row>
        <table:table-row table:style-name="ro1">
          <table:table-cell office:value-type="float" office:value="10.091681681681701" table:style-name="ce2">
            <text:p>10.09168168</text:p>
          </table:table-cell>
          <table:table-cell office:value-type="float" office:value="4542.96" table:style-name="ce2">
            <text:p>4542.96</text:p>
          </table:table-cell>
          <table:table-cell table:number-columns-repeated="16382"/>
        </table:table-row>
        <table:table-row table:style-name="ro1">
          <table:table-cell office:value-type="float" office:value="10.115685685685699" table:style-name="ce2">
            <text:p>10.11568569</text:p>
          </table:table-cell>
          <table:table-cell office:value-type="float" office:value="4565.5200000000004" table:style-name="ce2">
            <text:p>4565.52</text:p>
          </table:table-cell>
          <table:table-cell table:number-columns-repeated="16382"/>
        </table:table-row>
        <table:table-row table:style-name="ro1">
          <table:table-cell office:value-type="float" office:value="10.1396896896897" table:style-name="ce2">
            <text:p>10.13968969</text:p>
          </table:table-cell>
          <table:table-cell office:value-type="float" office:value="4588.08" table:style-name="ce2">
            <text:p>4588.08</text:p>
          </table:table-cell>
          <table:table-cell table:number-columns-repeated="16382"/>
        </table:table-row>
        <table:table-row table:style-name="ro1">
          <table:table-cell office:value-type="float" office:value="10.1636936936937" table:style-name="ce2">
            <text:p>10.16369369</text:p>
          </table:table-cell>
          <table:table-cell office:value-type="float" office:value="4610.6400000000003" table:style-name="ce2">
            <text:p>4610.64</text:p>
          </table:table-cell>
          <table:table-cell table:number-columns-repeated="16382"/>
        </table:table-row>
        <table:table-row table:style-name="ro1">
          <table:table-cell office:value-type="float" office:value="10.187697697697701" table:style-name="ce2">
            <text:p>10.1876977</text:p>
          </table:table-cell>
          <table:table-cell office:value-type="float" office:value="4633.2" table:style-name="ce2">
            <text:p>4633.2</text:p>
          </table:table-cell>
          <table:table-cell table:number-columns-repeated="16382"/>
        </table:table-row>
        <table:table-row table:style-name="ro1">
          <table:table-cell office:value-type="float" office:value="10.211701701701701" table:style-name="ce2">
            <text:p>10.2117017</text:p>
          </table:table-cell>
          <table:table-cell office:value-type="float" office:value="4655.76" table:style-name="ce2">
            <text:p>4655.76</text:p>
          </table:table-cell>
          <table:table-cell table:number-columns-repeated="16382"/>
        </table:table-row>
        <table:table-row table:style-name="ro1">
          <table:table-cell office:value-type="float" office:value="10.235705705705699" table:style-name="ce2">
            <text:p>10.23570571</text:p>
          </table:table-cell>
          <table:table-cell office:value-type="float" office:value="4678.32" table:style-name="ce2">
            <text:p>4678.32</text:p>
          </table:table-cell>
          <table:table-cell table:number-columns-repeated="16382"/>
        </table:table-row>
        <table:table-row table:style-name="ro1">
          <table:table-cell office:value-type="float" office:value="10.2597097097097" table:style-name="ce2">
            <text:p>10.25970971</text:p>
          </table:table-cell>
          <table:table-cell office:value-type="float" office:value="4700.8800000000101" table:style-name="ce2">
            <text:p>4700.88</text:p>
          </table:table-cell>
          <table:table-cell table:number-columns-repeated="16382"/>
        </table:table-row>
        <table:table-row table:style-name="ro1">
          <table:table-cell office:value-type="float" office:value="10.2837137137137" table:style-name="ce2">
            <text:p>10.28371371</text:p>
          </table:table-cell>
          <table:table-cell office:value-type="float" office:value="4723.4400000000096" table:style-name="ce2">
            <text:p>4723.44</text:p>
          </table:table-cell>
          <table:table-cell table:number-columns-repeated="16382"/>
        </table:table-row>
        <table:table-row table:style-name="ro1">
          <table:table-cell office:value-type="float" office:value="10.307717717717701" table:style-name="ce2">
            <text:p>10.30771772</text:p>
          </table:table-cell>
          <table:table-cell office:value-type="float" office:value="4746.00000000001" table:style-name="ce2">
            <text:p>4746</text:p>
          </table:table-cell>
          <table:table-cell table:number-columns-repeated="16382"/>
        </table:table-row>
        <table:table-row table:style-name="ro1">
          <table:table-cell office:value-type="float" office:value="10.331721721721699" table:style-name="ce2">
            <text:p>10.33172172</text:p>
          </table:table-cell>
          <table:table-cell office:value-type="float" office:value="4768.5600000000104" table:style-name="ce2">
            <text:p>4768.56</text:p>
          </table:table-cell>
          <table:table-cell table:number-columns-repeated="16382"/>
        </table:table-row>
        <table:table-row table:style-name="ro1">
          <table:table-cell office:value-type="float" office:value="10.3557257257257" table:style-name="ce2">
            <text:p>10.35572573</text:p>
          </table:table-cell>
          <table:table-cell office:value-type="float" office:value="4791.1200000000099" table:style-name="ce2">
            <text:p>4791.12</text:p>
          </table:table-cell>
          <table:table-cell table:number-columns-repeated="16382"/>
        </table:table-row>
        <table:table-row table:style-name="ro1">
          <table:table-cell office:value-type="float" office:value="10.3797297297297" table:style-name="ce2">
            <text:p>10.37972973</text:p>
          </table:table-cell>
          <table:table-cell office:value-type="float" office:value="4813.6800000000103" table:style-name="ce2">
            <text:p>4813.68</text:p>
          </table:table-cell>
          <table:table-cell table:number-columns-repeated="16382"/>
        </table:table-row>
        <table:table-row table:style-name="ro1">
          <table:table-cell office:value-type="float" office:value="10.4037337337337" table:style-name="ce2">
            <text:p>10.40373373</text:p>
          </table:table-cell>
          <table:table-cell office:value-type="float" office:value="4836.2400000000098" table:style-name="ce2">
            <text:p>4836.24</text:p>
          </table:table-cell>
          <table:table-cell table:number-columns-repeated="16382"/>
        </table:table-row>
        <table:table-row table:style-name="ro1">
          <table:table-cell office:value-type="float" office:value="10.427737737737701" table:style-name="ce2">
            <text:p>10.42773774</text:p>
          </table:table-cell>
          <table:table-cell office:value-type="float" office:value="4858.8000000000102" table:style-name="ce2">
            <text:p>4858.8</text:p>
          </table:table-cell>
          <table:table-cell table:number-columns-repeated="16382"/>
        </table:table-row>
        <table:table-row table:style-name="ro1">
          <table:table-cell office:value-type="float" office:value="10.451741741741699" table:style-name="ce2">
            <text:p>10.45174174</text:p>
          </table:table-cell>
          <table:table-cell office:value-type="float" office:value="4881.3600000000097" table:style-name="ce2">
            <text:p>4881.36</text:p>
          </table:table-cell>
          <table:table-cell table:number-columns-repeated="16382"/>
        </table:table-row>
        <table:table-row table:style-name="ro1">
          <table:table-cell office:value-type="float" office:value="10.4757457457457" table:style-name="ce2">
            <text:p>10.47574575</text:p>
          </table:table-cell>
          <table:table-cell office:value-type="float" office:value="4903.9200000000101" table:style-name="ce2">
            <text:p>4903.92</text:p>
          </table:table-cell>
          <table:table-cell table:number-columns-repeated="16382"/>
        </table:table-row>
        <table:table-row table:style-name="ro1">
          <table:table-cell office:value-type="float" office:value="10.4997497497497" table:style-name="ce2">
            <text:p>10.49974975</text:p>
          </table:table-cell>
          <table:table-cell office:value-type="float" office:value="4926.4800000000096" table:style-name="ce2">
            <text:p>4926.48</text:p>
          </table:table-cell>
          <table:table-cell table:number-columns-repeated="16382"/>
        </table:table-row>
        <table:table-row table:style-name="ro1">
          <table:table-cell office:value-type="float" office:value="10.5237537537538" table:style-name="ce2">
            <text:p>10.52375375</text:p>
          </table:table-cell>
          <table:table-cell office:value-type="float" office:value="4949.04000000001" table:style-name="ce2">
            <text:p>4949.04</text:p>
          </table:table-cell>
          <table:table-cell table:number-columns-repeated="16382"/>
        </table:table-row>
        <table:table-row table:style-name="ro1">
          <table:table-cell office:value-type="float" office:value="10.5477577577578" table:style-name="ce2">
            <text:p>10.54775776</text:p>
          </table:table-cell>
          <table:table-cell office:value-type="float" office:value="4971.6000000000104" table:style-name="ce2">
            <text:p>4971.6</text:p>
          </table:table-cell>
          <table:table-cell table:number-columns-repeated="16382"/>
        </table:table-row>
        <table:table-row table:style-name="ro1">
          <table:table-cell office:value-type="float" office:value="10.571761761761801" table:style-name="ce2">
            <text:p>10.57176176</text:p>
          </table:table-cell>
          <table:table-cell office:value-type="float" office:value="4994.1600000000099" table:style-name="ce2">
            <text:p>4994.16</text:p>
          </table:table-cell>
          <table:table-cell table:number-columns-repeated="16382"/>
        </table:table-row>
        <table:table-row table:style-name="ro1">
          <table:table-cell office:value-type="float" office:value="10.595765765765799" table:style-name="ce2">
            <text:p>10.59576577</text:p>
          </table:table-cell>
          <table:table-cell office:value-type="float" office:value="5016.7200000000103" table:style-name="ce2">
            <text:p>5016.72</text:p>
          </table:table-cell>
          <table:table-cell table:number-columns-repeated="16382"/>
        </table:table-row>
        <table:table-row table:style-name="ro1">
          <table:table-cell office:value-type="float" office:value="10.6197697697698" table:style-name="ce2">
            <text:p>10.61976977</text:p>
          </table:table-cell>
          <table:table-cell office:value-type="float" office:value="5039.2800000000097" table:style-name="ce2">
            <text:p>5039.28</text:p>
          </table:table-cell>
          <table:table-cell table:number-columns-repeated="16382"/>
        </table:table-row>
        <table:table-row table:style-name="ro1">
          <table:table-cell office:value-type="float" office:value="10.6437737737738" table:style-name="ce2">
            <text:p>10.64377377</text:p>
          </table:table-cell>
          <table:table-cell office:value-type="float" office:value="5061.8400000000101" table:style-name="ce2">
            <text:p>5061.84</text:p>
          </table:table-cell>
          <table:table-cell table:number-columns-repeated="16382"/>
        </table:table-row>
        <table:table-row table:style-name="ro1">
          <table:table-cell office:value-type="float" office:value="10.6677777777778" table:style-name="ce2">
            <text:p>10.66777778</text:p>
          </table:table-cell>
          <table:table-cell office:value-type="float" office:value="5084.4000000000096" table:style-name="ce2">
            <text:p>5084.4</text:p>
          </table:table-cell>
          <table:table-cell table:number-columns-repeated="16382"/>
        </table:table-row>
        <table:table-row table:style-name="ro1">
          <table:table-cell office:value-type="float" office:value="10.691781781781801" table:style-name="ce2">
            <text:p>10.69178178</text:p>
          </table:table-cell>
          <table:table-cell office:value-type="float" office:value="5106.96000000001" table:style-name="ce2">
            <text:p>5106.96</text:p>
          </table:table-cell>
          <table:table-cell table:number-columns-repeated="16382"/>
        </table:table-row>
        <table:table-row table:style-name="ro1">
          <table:table-cell office:value-type="float" office:value="10.715785785785799" table:style-name="ce2">
            <text:p>10.71578579</text:p>
          </table:table-cell>
          <table:table-cell office:value-type="float" office:value="5129.5200000000104" table:style-name="ce2">
            <text:p>5129.52</text:p>
          </table:table-cell>
          <table:table-cell table:number-columns-repeated="16382"/>
        </table:table-row>
        <table:table-row table:style-name="ro1">
          <table:table-cell office:value-type="float" office:value="10.7397897897898" table:style-name="ce2">
            <text:p>10.73978979</text:p>
          </table:table-cell>
          <table:table-cell office:value-type="float" office:value="5152.0800000000099" table:style-name="ce2">
            <text:p>5152.08</text:p>
          </table:table-cell>
          <table:table-cell table:number-columns-repeated="16382"/>
        </table:table-row>
        <table:table-row table:style-name="ro1">
          <table:table-cell office:value-type="float" office:value="10.7637937937938" table:style-name="ce2">
            <text:p>10.76379379</text:p>
          </table:table-cell>
          <table:table-cell office:value-type="float" office:value="5174.6400000000103" table:style-name="ce2">
            <text:p>5174.64</text:p>
          </table:table-cell>
          <table:table-cell table:number-columns-repeated="16382"/>
        </table:table-row>
        <table:table-row table:style-name="ro1">
          <table:table-cell office:value-type="float" office:value="10.787797797797801" table:style-name="ce2">
            <text:p>10.7877978</text:p>
          </table:table-cell>
          <table:table-cell office:value-type="float" office:value="5197.2000000000098" table:style-name="ce2">
            <text:p>5197.2</text:p>
          </table:table-cell>
          <table:table-cell table:number-columns-repeated="16382"/>
        </table:table-row>
        <table:table-row table:style-name="ro1">
          <table:table-cell office:value-type="float" office:value="10.811801801801799" table:style-name="ce2">
            <text:p>10.8118018</text:p>
          </table:table-cell>
          <table:table-cell office:value-type="float" office:value="5219.7600000000102" table:style-name="ce2">
            <text:p>5219.76</text:p>
          </table:table-cell>
          <table:table-cell table:number-columns-repeated="16382"/>
        </table:table-row>
        <table:table-row table:style-name="ro1">
          <table:table-cell office:value-type="float" office:value="10.8358058058058" table:style-name="ce2">
            <text:p>10.83580581</text:p>
          </table:table-cell>
          <table:table-cell office:value-type="float" office:value="5242.3200000000097" table:style-name="ce2">
            <text:p>5242.32</text:p>
          </table:table-cell>
          <table:table-cell table:number-columns-repeated="16382"/>
        </table:table-row>
        <table:table-row table:style-name="ro1">
          <table:table-cell office:value-type="float" office:value="10.8598098098098" table:style-name="ce2">
            <text:p>10.85980981</text:p>
          </table:table-cell>
          <table:table-cell office:value-type="float" office:value="5264.8800000000201" table:style-name="ce2">
            <text:p>5264.88</text:p>
          </table:table-cell>
          <table:table-cell table:number-columns-repeated="16382"/>
        </table:table-row>
        <table:table-row table:style-name="ro1">
          <table:table-cell office:value-type="float" office:value="10.8838138138138" table:style-name="ce2">
            <text:p>10.88381381</text:p>
          </table:table-cell>
          <table:table-cell office:value-type="float" office:value="5287.4400000000196" table:style-name="ce2">
            <text:p>5287.44</text:p>
          </table:table-cell>
          <table:table-cell table:number-columns-repeated="16382"/>
        </table:table-row>
        <table:table-row table:style-name="ro1">
          <table:table-cell office:value-type="float" office:value="10.907817817817801" table:style-name="ce2">
            <text:p>10.90781782</text:p>
          </table:table-cell>
          <table:table-cell office:value-type="float" office:value="5310.00000000002" table:style-name="ce2">
            <text:p>5310</text:p>
          </table:table-cell>
          <table:table-cell table:number-columns-repeated="16382"/>
        </table:table-row>
        <table:table-row table:style-name="ro1">
          <table:table-cell office:value-type="float" office:value="10.931821821821799" table:style-name="ce2">
            <text:p>10.93182182</text:p>
          </table:table-cell>
          <table:table-cell office:value-type="float" office:value="5332.5600000000204" table:style-name="ce2">
            <text:p>5332.56</text:p>
          </table:table-cell>
          <table:table-cell table:number-columns-repeated="16382"/>
        </table:table-row>
        <table:table-row table:style-name="ro1">
          <table:table-cell office:value-type="float" office:value="10.9558258258258" table:style-name="ce2">
            <text:p>10.95582583</text:p>
          </table:table-cell>
          <table:table-cell office:value-type="float" office:value="5355.1200000000199" table:style-name="ce2">
            <text:p>5355.12</text:p>
          </table:table-cell>
          <table:table-cell table:number-columns-repeated="16382"/>
        </table:table-row>
        <table:table-row table:style-name="ro1">
          <table:table-cell office:value-type="float" office:value="10.9798298298298" table:style-name="ce2">
            <text:p>10.97982983</text:p>
          </table:table-cell>
          <table:table-cell office:value-type="float" office:value="5377.6800000000203" table:style-name="ce2">
            <text:p>5377.68</text:p>
          </table:table-cell>
          <table:table-cell table:number-columns-repeated="16382"/>
        </table:table-row>
        <table:table-row table:style-name="ro1">
          <table:table-cell office:value-type="float" office:value="11.0038338338338" table:style-name="ce2">
            <text:p>11.00383383</text:p>
          </table:table-cell>
          <table:table-cell office:value-type="float" office:value="5400.2400000000198" table:style-name="ce2">
            <text:p>5400.24</text:p>
          </table:table-cell>
          <table:table-cell table:number-columns-repeated="16382"/>
        </table:table-row>
        <table:table-row table:style-name="ro1">
          <table:table-cell office:value-type="float" office:value="11.027837837837801" table:style-name="ce2">
            <text:p>11.02783784</text:p>
          </table:table-cell>
          <table:table-cell office:value-type="float" office:value="5422.8000000000202" table:style-name="ce2">
            <text:p>5422.8</text:p>
          </table:table-cell>
          <table:table-cell table:number-columns-repeated="16382"/>
        </table:table-row>
        <table:table-row table:style-name="ro1">
          <table:table-cell office:value-type="float" office:value="11.051841841841799" table:style-name="ce2">
            <text:p>11.05184184</text:p>
          </table:table-cell>
          <table:table-cell office:value-type="float" office:value="5445.3600000000197" table:style-name="ce2">
            <text:p>5445.36</text:p>
          </table:table-cell>
          <table:table-cell table:number-columns-repeated="16382"/>
        </table:table-row>
        <table:table-row table:style-name="ro1">
          <table:table-cell office:value-type="float" office:value="11.0758458458458" table:style-name="ce2">
            <text:p>11.07584585</text:p>
          </table:table-cell>
          <table:table-cell office:value-type="float" office:value="5467.9200000000201" table:style-name="ce2">
            <text:p>5467.92</text:p>
          </table:table-cell>
          <table:table-cell table:number-columns-repeated="16382"/>
        </table:table-row>
        <table:table-row table:style-name="ro1">
          <table:table-cell office:value-type="float" office:value="11.0998498498498" table:style-name="ce2">
            <text:p>11.09984985</text:p>
          </table:table-cell>
          <table:table-cell office:value-type="float" office:value="5490.4800000000196" table:style-name="ce2">
            <text:p>5490.48</text:p>
          </table:table-cell>
          <table:table-cell table:number-columns-repeated="16382"/>
        </table:table-row>
        <table:table-row table:style-name="ro1">
          <table:table-cell office:value-type="float" office:value="11.1238538538539" table:style-name="ce2">
            <text:p>11.12385385</text:p>
          </table:table-cell>
          <table:table-cell office:value-type="float" office:value="5513.04000000002" table:style-name="ce2">
            <text:p>5513.04</text:p>
          </table:table-cell>
          <table:table-cell table:number-columns-repeated="16382"/>
        </table:table-row>
        <table:table-row table:style-name="ro1">
          <table:table-cell office:value-type="float" office:value="11.1478578578579" table:style-name="ce2">
            <text:p>11.14785786</text:p>
          </table:table-cell>
          <table:table-cell office:value-type="float" office:value="5535.6000000000204" table:style-name="ce2">
            <text:p>5535.6</text:p>
          </table:table-cell>
          <table:table-cell table:number-columns-repeated="16382"/>
        </table:table-row>
        <table:table-row table:style-name="ro1">
          <table:table-cell office:value-type="float" office:value="11.171861861861901" table:style-name="ce2">
            <text:p>11.17186186</text:p>
          </table:table-cell>
          <table:table-cell office:value-type="float" office:value="5558.1600000000199" table:style-name="ce2">
            <text:p>5558.16</text:p>
          </table:table-cell>
          <table:table-cell table:number-columns-repeated="16382"/>
        </table:table-row>
        <table:table-row table:style-name="ro1">
          <table:table-cell office:value-type="float" office:value="11.195865865865899" table:style-name="ce2">
            <text:p>11.19586587</text:p>
          </table:table-cell>
          <table:table-cell office:value-type="float" office:value="5580.7200000000203" table:style-name="ce2">
            <text:p>5580.72</text:p>
          </table:table-cell>
          <table:table-cell table:number-columns-repeated="16382"/>
        </table:table-row>
        <table:table-row table:style-name="ro1">
          <table:table-cell office:value-type="float" office:value="11.2198698698699" table:style-name="ce2">
            <text:p>11.21986987</text:p>
          </table:table-cell>
          <table:table-cell office:value-type="float" office:value="5603.2800000000198" table:style-name="ce2">
            <text:p>5603.28</text:p>
          </table:table-cell>
          <table:table-cell table:number-columns-repeated="16382"/>
        </table:table-row>
        <table:table-row table:style-name="ro1">
          <table:table-cell office:value-type="float" office:value="11.2438738738739" table:style-name="ce2">
            <text:p>11.24387387</text:p>
          </table:table-cell>
          <table:table-cell office:value-type="float" office:value="5625.8400000000202" table:style-name="ce2">
            <text:p>5625.84</text:p>
          </table:table-cell>
          <table:table-cell table:number-columns-repeated="16382"/>
        </table:table-row>
        <table:table-row table:style-name="ro1">
          <table:table-cell office:value-type="float" office:value="11.267877877877901" table:style-name="ce2">
            <text:p>11.26787788</text:p>
          </table:table-cell>
          <table:table-cell office:value-type="float" office:value="5648.4000000000196" table:style-name="ce2">
            <text:p>5648.4</text:p>
          </table:table-cell>
          <table:table-cell table:number-columns-repeated="16382"/>
        </table:table-row>
        <table:table-row table:style-name="ro1">
          <table:table-cell office:value-type="float" office:value="11.291881881881899" table:style-name="ce2">
            <text:p>11.29188188</text:p>
          </table:table-cell>
          <table:table-cell office:value-type="float" office:value="5670.96000000002" table:style-name="ce2">
            <text:p>5670.96</text:p>
          </table:table-cell>
          <table:table-cell table:number-columns-repeated="16382"/>
        </table:table-row>
        <table:table-row table:style-name="ro1">
          <table:table-cell office:value-type="float" office:value="11.315885885885899" table:style-name="ce2">
            <text:p>11.31588589</text:p>
          </table:table-cell>
          <table:table-cell office:value-type="float" office:value="5693.5200000000204" table:style-name="ce2">
            <text:p>5693.52</text:p>
          </table:table-cell>
          <table:table-cell table:number-columns-repeated="16382"/>
        </table:table-row>
        <table:table-row table:style-name="ro1">
          <table:table-cell office:value-type="float" office:value="11.3398898898899" table:style-name="ce2">
            <text:p>11.33988989</text:p>
          </table:table-cell>
          <table:table-cell office:value-type="float" office:value="5716.0800000000199" table:style-name="ce2">
            <text:p>5716.08</text:p>
          </table:table-cell>
          <table:table-cell table:number-columns-repeated="16382"/>
        </table:table-row>
        <table:table-row table:style-name="ro1">
          <table:table-cell office:value-type="float" office:value="11.3638938938939" table:style-name="ce2">
            <text:p>11.36389389</text:p>
          </table:table-cell>
          <table:table-cell office:value-type="float" office:value="5738.6400000000203" table:style-name="ce2">
            <text:p>5738.64</text:p>
          </table:table-cell>
          <table:table-cell table:number-columns-repeated="16382"/>
        </table:table-row>
        <table:table-row table:style-name="ro1">
          <table:table-cell office:value-type="float" office:value="11.387897897897901" table:style-name="ce2">
            <text:p>11.3878979</text:p>
          </table:table-cell>
          <table:table-cell office:value-type="float" office:value="5761.2000000000198" table:style-name="ce2">
            <text:p>5761.2</text:p>
          </table:table-cell>
          <table:table-cell table:number-columns-repeated="16382"/>
        </table:table-row>
        <table:table-row table:style-name="ro1">
          <table:table-cell office:value-type="float" office:value="11.411901901901899" table:style-name="ce2">
            <text:p>11.4119019</text:p>
          </table:table-cell>
          <table:table-cell office:value-type="float" office:value="5783.7600000000202" table:style-name="ce2">
            <text:p>5783.76</text:p>
          </table:table-cell>
          <table:table-cell table:number-columns-repeated="16382"/>
        </table:table-row>
        <table:table-row table:style-name="ro1">
          <table:table-cell office:value-type="float" office:value="11.4359059059059" table:style-name="ce2">
            <text:p>11.43590591</text:p>
          </table:table-cell>
          <table:table-cell office:value-type="float" office:value="5806.3200000000197" table:style-name="ce2">
            <text:p>5806.32</text:p>
          </table:table-cell>
          <table:table-cell table:number-columns-repeated="16382"/>
        </table:table-row>
        <table:table-row table:style-name="ro1">
          <table:table-cell office:value-type="float" office:value="11.4599099099099" table:style-name="ce2">
            <text:p>11.45990991</text:p>
          </table:table-cell>
          <table:table-cell office:value-type="float" office:value="5828.8800000000301" table:style-name="ce2">
            <text:p>5828.88</text:p>
          </table:table-cell>
          <table:table-cell table:number-columns-repeated="16382"/>
        </table:table-row>
        <table:table-row table:style-name="ro1">
          <table:table-cell office:value-type="float" office:value="11.4839139139139" table:style-name="ce2">
            <text:p>11.48391391</text:p>
          </table:table-cell>
          <table:table-cell office:value-type="float" office:value="5851.4400000000296" table:style-name="ce2">
            <text:p>5851.44</text:p>
          </table:table-cell>
          <table:table-cell table:number-columns-repeated="16382"/>
        </table:table-row>
        <table:table-row table:style-name="ro1">
          <table:table-cell office:value-type="float" office:value="11.507917917917901" table:style-name="ce2">
            <text:p>11.50791792</text:p>
          </table:table-cell>
          <table:table-cell office:value-type="float" office:value="5874.00000000003" table:style-name="ce2">
            <text:p>5874</text:p>
          </table:table-cell>
          <table:table-cell table:number-columns-repeated="16382"/>
        </table:table-row>
        <table:table-row table:style-name="ro1">
          <table:table-cell office:value-type="float" office:value="11.531921921921899" table:style-name="ce2">
            <text:p>11.53192192</text:p>
          </table:table-cell>
          <table:table-cell office:value-type="float" office:value="5896.5600000000304" table:style-name="ce2">
            <text:p>5896.56</text:p>
          </table:table-cell>
          <table:table-cell table:number-columns-repeated="16382"/>
        </table:table-row>
        <table:table-row table:style-name="ro1">
          <table:table-cell office:value-type="float" office:value="11.5559259259259" table:style-name="ce2">
            <text:p>11.55592593</text:p>
          </table:table-cell>
          <table:table-cell office:value-type="float" office:value="5919.1200000000299" table:style-name="ce2">
            <text:p>5919.12</text:p>
          </table:table-cell>
          <table:table-cell table:number-columns-repeated="16382"/>
        </table:table-row>
        <table:table-row table:style-name="ro1">
          <table:table-cell office:value-type="float" office:value="11.5799299299299" table:style-name="ce2">
            <text:p>11.57992993</text:p>
          </table:table-cell>
          <table:table-cell office:value-type="float" office:value="5941.6800000000303" table:style-name="ce2">
            <text:p>5941.68</text:p>
          </table:table-cell>
          <table:table-cell table:number-columns-repeated="16382"/>
        </table:table-row>
        <table:table-row table:style-name="ro1">
          <table:table-cell office:value-type="float" office:value="11.6039339339339" table:style-name="ce2">
            <text:p>11.60393393</text:p>
          </table:table-cell>
          <table:table-cell office:value-type="float" office:value="5964.2400000000298" table:style-name="ce2">
            <text:p>5964.24</text:p>
          </table:table-cell>
          <table:table-cell table:number-columns-repeated="16382"/>
        </table:table-row>
        <table:table-row table:style-name="ro1">
          <table:table-cell office:value-type="float" office:value="11.627937937937901" table:style-name="ce2">
            <text:p>11.62793794</text:p>
          </table:table-cell>
          <table:table-cell office:value-type="float" office:value="5987.5200000000304" table:style-name="ce2">
            <text:p>5987.52</text:p>
          </table:table-cell>
          <table:table-cell table:number-columns-repeated="16382"/>
        </table:table-row>
        <table:table-row table:style-name="ro1">
          <table:table-cell office:value-type="float" office:value="11.651941941941899" table:style-name="ce2">
            <text:p>11.65194194</text:p>
          </table:table-cell>
          <table:table-cell office:value-type="float" office:value="6010.8000000000302" table:style-name="ce2">
            <text:p>6010.8</text:p>
          </table:table-cell>
          <table:table-cell table:number-columns-repeated="16382"/>
        </table:table-row>
        <table:table-row table:style-name="ro1">
          <table:table-cell office:value-type="float" office:value="11.6759459459459" table:style-name="ce2">
            <text:p>11.67594595</text:p>
          </table:table-cell>
          <table:table-cell office:value-type="float" office:value="6034.0800000000299" table:style-name="ce2">
            <text:p>6034.08</text:p>
          </table:table-cell>
          <table:table-cell table:number-columns-repeated="16382"/>
        </table:table-row>
        <table:table-row table:style-name="ro1">
          <table:table-cell office:value-type="float" office:value="11.6999499499499" table:style-name="ce2">
            <text:p>11.69994995</text:p>
          </table:table-cell>
          <table:table-cell office:value-type="float" office:value="6057.3600000000297" table:style-name="ce2">
            <text:p>6057.36</text:p>
          </table:table-cell>
          <table:table-cell table:number-columns-repeated="16382"/>
        </table:table-row>
        <table:table-row table:style-name="ro1">
          <table:table-cell office:value-type="float" office:value="11.723953953954" table:style-name="ce2">
            <text:p>11.72395395</text:p>
          </table:table-cell>
          <table:table-cell office:value-type="float" office:value="6080.6400000000303" table:style-name="ce2">
            <text:p>6080.64</text:p>
          </table:table-cell>
          <table:table-cell table:number-columns-repeated="16382"/>
        </table:table-row>
        <table:table-row table:style-name="ro1">
          <table:table-cell office:value-type="float" office:value="11.747957957958" table:style-name="ce2">
            <text:p>11.74795796</text:p>
          </table:table-cell>
          <table:table-cell office:value-type="float" office:value="6103.9200000000301" table:style-name="ce2">
            <text:p>6103.92</text:p>
          </table:table-cell>
          <table:table-cell table:number-columns-repeated="16382"/>
        </table:table-row>
        <table:table-row table:style-name="ro1">
          <table:table-cell office:value-type="float" office:value="11.771961961962001" table:style-name="ce2">
            <text:p>11.77196196</text:p>
          </table:table-cell>
          <table:table-cell office:value-type="float" office:value="6127.2000000000298" table:style-name="ce2">
            <text:p>6127.2</text:p>
          </table:table-cell>
          <table:table-cell table:number-columns-repeated="16382"/>
        </table:table-row>
        <table:table-row table:style-name="ro1">
          <table:table-cell office:value-type="float" office:value="11.795965965965999" table:style-name="ce2">
            <text:p>11.79596597</text:p>
          </table:table-cell>
          <table:table-cell office:value-type="float" office:value="6150.4800000000296" table:style-name="ce2">
            <text:p>6150.48</text:p>
          </table:table-cell>
          <table:table-cell table:number-columns-repeated="16382"/>
        </table:table-row>
        <table:table-row table:style-name="ro1">
          <table:table-cell office:value-type="float" office:value="11.81996996997" table:style-name="ce2">
            <text:p>11.81996997</text:p>
          </table:table-cell>
          <table:table-cell office:value-type="float" office:value="6173.7600000000302" table:style-name="ce2">
            <text:p>6173.76</text:p>
          </table:table-cell>
          <table:table-cell table:number-columns-repeated="16382"/>
        </table:table-row>
        <table:table-row table:style-name="ro1">
          <table:table-cell office:value-type="float" office:value="11.843973973974" table:style-name="ce2">
            <text:p>11.84397397</text:p>
          </table:table-cell>
          <table:table-cell office:value-type="float" office:value="6197.04000000003" table:style-name="ce2">
            <text:p>6197.04</text:p>
          </table:table-cell>
          <table:table-cell table:number-columns-repeated="16382"/>
        </table:table-row>
        <table:table-row table:style-name="ro1">
          <table:table-cell office:value-type="float" office:value="11.867977977978001" table:style-name="ce2">
            <text:p>11.86797798</text:p>
          </table:table-cell>
          <table:table-cell office:value-type="float" office:value="6220.3200000000297" table:style-name="ce2">
            <text:p>6220.32</text:p>
          </table:table-cell>
          <table:table-cell table:number-columns-repeated="16382"/>
        </table:table-row>
        <table:table-row table:style-name="ro1">
          <table:table-cell office:value-type="float" office:value="11.891981981981999" table:style-name="ce2">
            <text:p>11.89198198</text:p>
          </table:table-cell>
          <table:table-cell office:value-type="float" office:value="6221.7600000000402" table:style-name="ce2">
            <text:p>6221.76</text:p>
          </table:table-cell>
          <table:table-cell table:number-columns-repeated="16382"/>
        </table:table-row>
        <table:table-row table:style-name="ro1">
          <table:table-cell office:value-type="float" office:value="11.915985985986" table:style-name="ce2">
            <text:p>11.91598599</text:p>
          </table:table-cell>
          <table:table-cell office:value-type="float" office:value="6223.2000000000398" table:style-name="ce2">
            <text:p>6223.2</text:p>
          </table:table-cell>
          <table:table-cell table:number-columns-repeated="16382"/>
        </table:table-row>
        <table:table-row table:style-name="ro1">
          <table:table-cell office:value-type="float" office:value="11.93998998999" table:style-name="ce2">
            <text:p>11.93998999</text:p>
          </table:table-cell>
          <table:table-cell office:value-type="float" office:value="6224.6400000000403" table:style-name="ce2">
            <text:p>6224.64</text:p>
          </table:table-cell>
          <table:table-cell table:number-columns-repeated="16382"/>
        </table:table-row>
        <table:table-row table:style-name="ro1">
          <table:table-cell office:value-type="float" office:value="11.963993993994" table:style-name="ce2">
            <text:p>11.96399399</text:p>
          </table:table-cell>
          <table:table-cell office:value-type="float" office:value="6226.0800000000399" table:style-name="ce2">
            <text:p>6226.08</text:p>
          </table:table-cell>
          <table:table-cell table:number-columns-repeated="16382"/>
        </table:table-row>
        <table:table-row table:style-name="ro1">
          <table:table-cell office:value-type="float" office:value="11.987997997998001" table:style-name="ce2">
            <text:p>11.987998</text:p>
          </table:table-cell>
          <table:table-cell office:value-type="float" office:value="6227.5200000000405" table:style-name="ce2">
            <text:p>6227.52</text:p>
          </table:table-cell>
          <table:table-cell table:number-columns-repeated="16382"/>
        </table:table-row>
        <table:table-row table:style-name="ro1">
          <table:table-cell office:value-type="float" office:value="12.012002002001999" table:style-name="ce2">
            <text:p>12.012002</text:p>
          </table:table-cell>
          <table:table-cell office:value-type="float" office:value="6228.9600000000401" table:style-name="ce2">
            <text:p>6228.96</text:p>
          </table:table-cell>
          <table:table-cell table:number-columns-repeated="16382"/>
        </table:table-row>
        <table:table-row table:style-name="ro1">
          <table:table-cell office:value-type="float" office:value="12.036006006006" table:style-name="ce2">
            <text:p>12.03600601</text:p>
          </table:table-cell>
          <table:table-cell office:value-type="float" office:value="6230.4000000000397" table:style-name="ce2">
            <text:p>6230.4</text:p>
          </table:table-cell>
          <table:table-cell table:number-columns-repeated="16382"/>
        </table:table-row>
        <table:table-row table:style-name="ro1">
          <table:table-cell office:value-type="float" office:value="12.06001001001" table:style-name="ce2">
            <text:p>12.06001001</text:p>
          </table:table-cell>
          <table:table-cell office:value-type="float" office:value="6231.8400000000402" table:style-name="ce2">
            <text:p>6231.84</text:p>
          </table:table-cell>
          <table:table-cell table:number-columns-repeated="16382"/>
        </table:table-row>
        <table:table-row table:style-name="ro1">
          <table:table-cell office:value-type="float" office:value="12.084014014014" table:style-name="ce2">
            <text:p>12.08401401</text:p>
          </table:table-cell>
          <table:table-cell office:value-type="float" office:value="6233.2800000000398" table:style-name="ce2">
            <text:p>6233.28</text:p>
          </table:table-cell>
          <table:table-cell table:number-columns-repeated="16382"/>
        </table:table-row>
        <table:table-row table:style-name="ro1">
          <table:table-cell office:value-type="float" office:value="12.108018018018001" table:style-name="ce2">
            <text:p>12.10801802</text:p>
          </table:table-cell>
          <table:table-cell office:value-type="float" office:value="6234.7200000000403" table:style-name="ce2">
            <text:p>6234.72</text:p>
          </table:table-cell>
          <table:table-cell table:number-columns-repeated="16382"/>
        </table:table-row>
        <table:table-row table:style-name="ro1">
          <table:table-cell office:value-type="float" office:value="12.132022022021999" table:style-name="ce2">
            <text:p>12.13202202</text:p>
          </table:table-cell>
          <table:table-cell office:value-type="float" office:value="6236.1600000000399" table:style-name="ce2">
            <text:p>6236.16</text:p>
          </table:table-cell>
          <table:table-cell table:number-columns-repeated="16382"/>
        </table:table-row>
        <table:table-row table:style-name="ro1">
          <table:table-cell office:value-type="float" office:value="12.156026026026" table:style-name="ce2">
            <text:p>12.15602603</text:p>
          </table:table-cell>
          <table:table-cell office:value-type="float" office:value="6237.6000000000404" table:style-name="ce2">
            <text:p>6237.6</text:p>
          </table:table-cell>
          <table:table-cell table:number-columns-repeated="16382"/>
        </table:table-row>
        <table:table-row table:style-name="ro1">
          <table:table-cell office:value-type="float" office:value="12.18003003003" table:style-name="ce2">
            <text:p>12.18003003</text:p>
          </table:table-cell>
          <table:table-cell office:value-type="float" office:value="6239.04000000004" table:style-name="ce2">
            <text:p>6239.04</text:p>
          </table:table-cell>
          <table:table-cell table:number-columns-repeated="16382"/>
        </table:table-row>
        <table:table-row table:style-name="ro1">
          <table:table-cell office:value-type="float" office:value="12.204034034034001" table:style-name="ce2">
            <text:p>12.20403403</text:p>
          </table:table-cell>
          <table:table-cell office:value-type="float" office:value="6240.4800000000396" table:style-name="ce2">
            <text:p>6240.48</text:p>
          </table:table-cell>
          <table:table-cell table:number-columns-repeated="16382"/>
        </table:table-row>
        <table:table-row table:style-name="ro1">
          <table:table-cell office:value-type="float" office:value="12.228038038037999" table:style-name="ce2">
            <text:p>12.22803804</text:p>
          </table:table-cell>
          <table:table-cell office:value-type="float" office:value="6241.9200000000401" table:style-name="ce2">
            <text:p>6241.92</text:p>
          </table:table-cell>
          <table:table-cell table:number-columns-repeated="16382"/>
        </table:table-row>
        <table:table-row table:style-name="ro1">
          <table:table-cell office:value-type="float" office:value="12.252042042042" table:style-name="ce2">
            <text:p>12.25204204</text:p>
          </table:table-cell>
          <table:table-cell office:value-type="float" office:value="6242.6400000000403" table:style-name="ce2">
            <text:p>6242.64</text:p>
          </table:table-cell>
          <table:table-cell table:number-columns-repeated="16382"/>
        </table:table-row>
        <table:table-row table:style-name="ro1">
          <table:table-cell office:value-type="float" office:value="12.276046046046" table:style-name="ce2">
            <text:p>12.27604605</text:p>
          </table:table-cell>
          <table:table-cell office:value-type="float" office:value="6243.3600000000397" table:style-name="ce2">
            <text:p>6243.36</text:p>
          </table:table-cell>
          <table:table-cell table:number-columns-repeated="16382"/>
        </table:table-row>
        <table:table-row table:style-name="ro1">
          <table:table-cell office:value-type="float" office:value="12.30005005005" table:style-name="ce2">
            <text:p>12.30005005</text:p>
          </table:table-cell>
          <table:table-cell office:value-type="float" office:value="6244.0800000000399" table:style-name="ce2">
            <text:p>6244.08</text:p>
          </table:table-cell>
          <table:table-cell table:number-columns-repeated="16382"/>
        </table:table-row>
        <table:table-row table:style-name="ro1">
          <table:table-cell office:value-type="float" office:value="12.3240540540541" table:style-name="ce2">
            <text:p>12.32405405</text:p>
          </table:table-cell>
          <table:table-cell office:value-type="float" office:value="6244.8000000000402" table:style-name="ce2">
            <text:p>6244.8</text:p>
          </table:table-cell>
          <table:table-cell table:number-columns-repeated="16382"/>
        </table:table-row>
        <table:table-row table:style-name="ro1">
          <table:table-cell office:value-type="float" office:value="12.348058058058101" table:style-name="ce2">
            <text:p>12.34805806</text:p>
          </table:table-cell>
          <table:table-cell office:value-type="float" office:value="6245.5200000000405" table:style-name="ce2">
            <text:p>6245.52</text:p>
          </table:table-cell>
          <table:table-cell table:number-columns-repeated="16382"/>
        </table:table-row>
        <table:table-row table:style-name="ro1">
          <table:table-cell office:value-type="float" office:value="12.372062062062099" table:style-name="ce2">
            <text:p>12.37206206</text:p>
          </table:table-cell>
          <table:table-cell office:value-type="float" office:value="6246.2400000000398" table:style-name="ce2">
            <text:p>6246.24</text:p>
          </table:table-cell>
          <table:table-cell table:number-columns-repeated="16382"/>
        </table:table-row>
        <table:table-row table:style-name="ro1">
          <table:table-cell office:value-type="float" office:value="12.3960660660661" table:style-name="ce2">
            <text:p>12.39606607</text:p>
          </table:table-cell>
          <table:table-cell office:value-type="float" office:value="6246.9600000000401" table:style-name="ce2">
            <text:p>6246.96</text:p>
          </table:table-cell>
          <table:table-cell table:number-columns-repeated="16382"/>
        </table:table-row>
        <table:table-row table:style-name="ro1">
          <table:table-cell office:value-type="float" office:value="12.4200700700701" table:style-name="ce2">
            <text:p>12.42007007</text:p>
          </table:table-cell>
          <table:table-cell office:value-type="float" office:value="6247.6800000000403" table:style-name="ce2">
            <text:p>6247.68</text:p>
          </table:table-cell>
          <table:table-cell table:number-columns-repeated="16382"/>
        </table:table-row>
        <table:table-row table:style-name="ro1">
          <table:table-cell office:value-type="float" office:value="12.4440740740741" table:style-name="ce2">
            <text:p>12.44407407</text:p>
          </table:table-cell>
          <table:table-cell office:value-type="float" office:value="6248.4000000000397" table:style-name="ce2">
            <text:p>6248.4</text:p>
          </table:table-cell>
          <table:table-cell table:number-columns-repeated="16382"/>
        </table:table-row>
        <table:table-row table:style-name="ro1">
          <table:table-cell office:value-type="float" office:value="12.468078078078101" table:style-name="ce2">
            <text:p>12.46807808</text:p>
          </table:table-cell>
          <table:table-cell office:value-type="float" office:value="6249.1200000000399" table:style-name="ce2">
            <text:p>6249.12</text:p>
          </table:table-cell>
          <table:table-cell table:number-columns-repeated="16382"/>
        </table:table-row>
        <table:table-row table:style-name="ro1">
          <table:table-cell office:value-type="float" office:value="12.492082082082099" table:style-name="ce2">
            <text:p>12.49208208</text:p>
          </table:table-cell>
          <table:table-cell office:value-type="float" office:value="6249.8400000000502" table:style-name="ce2">
            <text:p>6249.84</text:p>
          </table:table-cell>
          <table:table-cell table:number-columns-repeated="16382"/>
        </table:table-row>
        <table:table-row table:style-name="ro1">
          <table:table-cell office:value-type="float" office:value="12.5160860860861" table:style-name="ce2">
            <text:p>12.51608609</text:p>
          </table:table-cell>
          <table:table-cell office:value-type="float" office:value="6272.4000000000497" table:style-name="ce2">
            <text:p>6272.4</text:p>
          </table:table-cell>
          <table:table-cell table:number-columns-repeated="16382"/>
        </table:table-row>
        <table:table-row table:style-name="ro1">
          <table:table-cell office:value-type="float" office:value="12.5400900900901" table:style-name="ce2">
            <text:p>12.54009009</text:p>
          </table:table-cell>
          <table:table-cell office:value-type="float" office:value="6294.9600000000501" table:style-name="ce2">
            <text:p>6294.96</text:p>
          </table:table-cell>
          <table:table-cell table:number-columns-repeated="16382"/>
        </table:table-row>
        <table:table-row table:style-name="ro1">
          <table:table-cell office:value-type="float" office:value="12.5640940940941" table:style-name="ce2">
            <text:p>12.56409409</text:p>
          </table:table-cell>
          <table:table-cell office:value-type="float" office:value="6317.5200000000495" table:style-name="ce2">
            <text:p>6317.52</text:p>
          </table:table-cell>
          <table:table-cell table:number-columns-repeated="16382"/>
        </table:table-row>
        <table:table-row table:style-name="ro1">
          <table:table-cell office:value-type="float" office:value="12.588098098098101" table:style-name="ce2">
            <text:p>12.5880981</text:p>
          </table:table-cell>
          <table:table-cell office:value-type="float" office:value="6340.0800000000499" table:style-name="ce2">
            <text:p>6340.08</text:p>
          </table:table-cell>
          <table:table-cell table:number-columns-repeated="16382"/>
        </table:table-row>
        <table:table-row table:style-name="ro1">
          <table:table-cell office:value-type="float" office:value="12.612102102102099" table:style-name="ce2">
            <text:p>12.6121021</text:p>
          </table:table-cell>
          <table:table-cell office:value-type="float" office:value="6362.6400000000503" table:style-name="ce2">
            <text:p>6362.64</text:p>
          </table:table-cell>
          <table:table-cell table:number-columns-repeated="16382"/>
        </table:table-row>
        <table:table-row table:style-name="ro1">
          <table:table-cell office:value-type="float" office:value="12.6361061061061" table:style-name="ce2">
            <text:p>12.63610611</text:p>
          </table:table-cell>
          <table:table-cell office:value-type="float" office:value="6385.2000000000498" table:style-name="ce2">
            <text:p>6385.2</text:p>
          </table:table-cell>
          <table:table-cell table:number-columns-repeated="16382"/>
        </table:table-row>
        <table:table-row table:style-name="ro1">
          <table:table-cell office:value-type="float" office:value="12.6601101101101" table:style-name="ce2">
            <text:p>12.66011011</text:p>
          </table:table-cell>
          <table:table-cell office:value-type="float" office:value="6407.7600000000502" table:style-name="ce2">
            <text:p>6407.76</text:p>
          </table:table-cell>
          <table:table-cell table:number-columns-repeated="16382"/>
        </table:table-row>
        <table:table-row table:style-name="ro1">
          <table:table-cell office:value-type="float" office:value="12.684114114114101" table:style-name="ce2">
            <text:p>12.68411411</text:p>
          </table:table-cell>
          <table:table-cell office:value-type="float" office:value="6430.3200000000497" table:style-name="ce2">
            <text:p>6430.32</text:p>
          </table:table-cell>
          <table:table-cell table:number-columns-repeated="16382"/>
        </table:table-row>
        <table:table-row table:style-name="ro1">
          <table:table-cell office:value-type="float" office:value="12.708118118118101" table:style-name="ce2">
            <text:p>12.70811812</text:p>
          </table:table-cell>
          <table:table-cell office:value-type="float" office:value="6452.8800000000501" table:style-name="ce2">
            <text:p>6452.88</text:p>
          </table:table-cell>
          <table:table-cell table:number-columns-repeated="16382"/>
        </table:table-row>
        <table:table-row table:style-name="ro1">
          <table:table-cell office:value-type="float" office:value="12.732122122122099" table:style-name="ce2">
            <text:p>12.73212212</text:p>
          </table:table-cell>
          <table:table-cell office:value-type="float" office:value="6475.4400000000496" table:style-name="ce2">
            <text:p>6475.44</text:p>
          </table:table-cell>
          <table:table-cell table:number-columns-repeated="16382"/>
        </table:table-row>
        <table:table-row table:style-name="ro1">
          <table:table-cell office:value-type="float" office:value="12.7561261261261" table:style-name="ce2">
            <text:p>12.75612613</text:p>
          </table:table-cell>
          <table:table-cell office:value-type="float" office:value="6498.00000000005" table:style-name="ce2">
            <text:p>6498</text:p>
          </table:table-cell>
          <table:table-cell table:number-columns-repeated="16382"/>
        </table:table-row>
        <table:table-row table:style-name="ro1">
          <table:table-cell office:value-type="float" office:value="12.7801301301301" table:style-name="ce2">
            <text:p>12.78013013</text:p>
          </table:table-cell>
          <table:table-cell office:value-type="float" office:value="6520.5600000000504" table:style-name="ce2">
            <text:p>6520.56</text:p>
          </table:table-cell>
          <table:table-cell table:number-columns-repeated="16382"/>
        </table:table-row>
        <table:table-row table:style-name="ro1">
          <table:table-cell office:value-type="float" office:value="12.804134134134101" table:style-name="ce2">
            <text:p>12.80413413</text:p>
          </table:table-cell>
          <table:table-cell office:value-type="float" office:value="6543.1200000000499" table:style-name="ce2">
            <text:p>6543.12</text:p>
          </table:table-cell>
          <table:table-cell table:number-columns-repeated="16382"/>
        </table:table-row>
        <table:table-row table:style-name="ro1">
          <table:table-cell office:value-type="float" office:value="12.828138138138099" table:style-name="ce2">
            <text:p>12.82813814</text:p>
          </table:table-cell>
          <table:table-cell office:value-type="float" office:value="6543.8400000000502" table:style-name="ce2">
            <text:p>6543.84</text:p>
          </table:table-cell>
          <table:table-cell table:number-columns-repeated="16382"/>
        </table:table-row>
        <table:table-row table:style-name="ro1">
          <table:table-cell office:value-type="float" office:value="12.8521421421421" table:style-name="ce2">
            <text:p>12.85214214</text:p>
          </table:table-cell>
          <table:table-cell office:value-type="float" office:value="6566.4000000000497" table:style-name="ce2">
            <text:p>6566.4</text:p>
          </table:table-cell>
          <table:table-cell table:number-columns-repeated="16382"/>
        </table:table-row>
        <table:table-row table:style-name="ro1">
          <table:table-cell office:value-type="float" office:value="12.8761461461461" table:style-name="ce2">
            <text:p>12.87614615</text:p>
          </table:table-cell>
          <table:table-cell office:value-type="float" office:value="6588.9600000000501" table:style-name="ce2">
            <text:p>6588.96</text:p>
          </table:table-cell>
          <table:table-cell table:number-columns-repeated="16382"/>
        </table:table-row>
        <table:table-row table:style-name="ro1">
          <table:table-cell office:value-type="float" office:value="12.9001501501501" table:style-name="ce2">
            <text:p>12.90015015</text:p>
          </table:table-cell>
          <table:table-cell office:value-type="float" office:value="6589.6800000000503" table:style-name="ce2">
            <text:p>6589.68</text:p>
          </table:table-cell>
          <table:table-cell table:number-columns-repeated="16382"/>
        </table:table-row>
        <table:table-row table:style-name="ro1">
          <table:table-cell office:value-type="float" office:value="12.9241541541542" table:style-name="ce2">
            <text:p>12.92415415</text:p>
          </table:table-cell>
          <table:table-cell office:value-type="float" office:value="6612.2400000000498" table:style-name="ce2">
            <text:p>6612.24</text:p>
          </table:table-cell>
          <table:table-cell table:number-columns-repeated="16382"/>
        </table:table-row>
        <table:table-row table:style-name="ro1">
          <table:table-cell office:value-type="float" office:value="12.948158158158201" table:style-name="ce2">
            <text:p>12.94815816</text:p>
          </table:table-cell>
          <table:table-cell office:value-type="float" office:value="6634.8000000000502" table:style-name="ce2">
            <text:p>6634.8</text:p>
          </table:table-cell>
          <table:table-cell table:number-columns-repeated="16382"/>
        </table:table-row>
        <table:table-row table:style-name="ro1">
          <table:table-cell office:value-type="float" office:value="12.972162162162199" table:style-name="ce2">
            <text:p>12.97216216</text:p>
          </table:table-cell>
          <table:table-cell office:value-type="float" office:value="6657.3600000000497" table:style-name="ce2">
            <text:p>6657.36</text:p>
          </table:table-cell>
          <table:table-cell table:number-columns-repeated="16382"/>
        </table:table-row>
        <table:table-row table:style-name="ro1">
          <table:table-cell office:value-type="float" office:value="12.9961661661662" table:style-name="ce2">
            <text:p>12.99616617</text:p>
          </table:table-cell>
          <table:table-cell office:value-type="float" office:value="6679.9200000000501" table:style-name="ce2">
            <text:p>6679.92</text:p>
          </table:table-cell>
          <table:table-cell table:number-columns-repeated="16382"/>
        </table:table-row>
        <table:table-row table:style-name="ro1">
          <table:table-cell office:value-type="float" office:value="13.0201701701702" table:style-name="ce2">
            <text:p>13.02017017</text:p>
          </table:table-cell>
          <table:table-cell office:value-type="float" office:value="6702.4800000000496" table:style-name="ce2">
            <text:p>6702.48</text:p>
          </table:table-cell>
          <table:table-cell table:number-columns-repeated="16382"/>
        </table:table-row>
        <table:table-row table:style-name="ro1">
          <table:table-cell office:value-type="float" office:value="13.0441741741742" table:style-name="ce2">
            <text:p>13.04417417</text:p>
          </table:table-cell>
          <table:table-cell office:value-type="float" office:value="6725.04000000005" table:style-name="ce2">
            <text:p>6725.04</text:p>
          </table:table-cell>
          <table:table-cell table:number-columns-repeated="16382"/>
        </table:table-row>
        <table:table-row table:style-name="ro1">
          <table:table-cell office:value-type="float" office:value="13.068178178178201" table:style-name="ce2">
            <text:p>13.06817818</text:p>
          </table:table-cell>
          <table:table-cell office:value-type="float" office:value="6747.6000000000504" table:style-name="ce2">
            <text:p>6747.6</text:p>
          </table:table-cell>
          <table:table-cell table:number-columns-repeated="16382"/>
        </table:table-row>
        <table:table-row table:style-name="ro1">
          <table:table-cell office:value-type="float" office:value="13.092182182182199" table:style-name="ce2">
            <text:p>13.09218218</text:p>
          </table:table-cell>
          <table:table-cell office:value-type="float" office:value="6770.1600000000499" table:style-name="ce2">
            <text:p>6770.16</text:p>
          </table:table-cell>
          <table:table-cell table:number-columns-repeated="16382"/>
        </table:table-row>
        <table:table-row table:style-name="ro1">
          <table:table-cell office:value-type="float" office:value="13.1161861861862" table:style-name="ce2">
            <text:p>13.11618619</text:p>
          </table:table-cell>
          <table:table-cell office:value-type="float" office:value="6792.7200000000603" table:style-name="ce2">
            <text:p>6792.72</text:p>
          </table:table-cell>
          <table:table-cell table:number-columns-repeated="16382"/>
        </table:table-row>
        <table:table-row table:style-name="ro1">
          <table:table-cell office:value-type="float" office:value="13.1401901901902" table:style-name="ce2">
            <text:p>13.14019019</text:p>
          </table:table-cell>
          <table:table-cell office:value-type="float" office:value="6815.2800000000598" table:style-name="ce2">
            <text:p>6815.28</text:p>
          </table:table-cell>
          <table:table-cell table:number-columns-repeated="16382"/>
        </table:table-row>
        <table:table-row table:style-name="ro1">
          <table:table-cell office:value-type="float" office:value="13.1641941941942" table:style-name="ce2">
            <text:p>13.16419419</text:p>
          </table:table-cell>
          <table:table-cell office:value-type="float" office:value="6837.8400000000602" table:style-name="ce2">
            <text:p>6837.84</text:p>
          </table:table-cell>
          <table:table-cell table:number-columns-repeated="16382"/>
        </table:table-row>
        <table:table-row table:style-name="ro1">
          <table:table-cell office:value-type="float" office:value="13.188198198198201" table:style-name="ce2">
            <text:p>13.1881982</text:p>
          </table:table-cell>
          <table:table-cell office:value-type="float" office:value="6860.4000000000597" table:style-name="ce2">
            <text:p>6860.4</text:p>
          </table:table-cell>
          <table:table-cell table:number-columns-repeated="16382"/>
        </table:table-row>
        <table:table-row table:style-name="ro1">
          <table:table-cell office:value-type="float" office:value="13.212202202202199" table:style-name="ce2">
            <text:p>13.2122022</text:p>
          </table:table-cell>
          <table:table-cell office:value-type="float" office:value="6882.2400000000598" table:style-name="ce2">
            <text:p>6882.24</text:p>
          </table:table-cell>
          <table:table-cell table:number-columns-repeated="16382"/>
        </table:table-row>
        <table:table-row table:style-name="ro1">
          <table:table-cell office:value-type="float" office:value="13.2362062062062" table:style-name="ce2">
            <text:p>13.23620621</text:p>
          </table:table-cell>
          <table:table-cell office:value-type="float" office:value="6904.08000000006" table:style-name="ce2">
            <text:p>6904.08</text:p>
          </table:table-cell>
          <table:table-cell table:number-columns-repeated="16382"/>
        </table:table-row>
        <table:table-row table:style-name="ro1">
          <table:table-cell office:value-type="float" office:value="13.2602102102102" table:style-name="ce2">
            <text:p>13.26021021</text:p>
          </table:table-cell>
          <table:table-cell office:value-type="float" office:value="6904.8000000000602" table:style-name="ce2">
            <text:p>6904.8</text:p>
          </table:table-cell>
          <table:table-cell table:number-columns-repeated="16382"/>
        </table:table-row>
        <table:table-row table:style-name="ro1">
          <table:table-cell office:value-type="float" office:value="13.284214214214201" table:style-name="ce2">
            <text:p>13.28421421</text:p>
          </table:table-cell>
          <table:table-cell office:value-type="float" office:value="6927.3600000000597" table:style-name="ce2">
            <text:p>6927.36</text:p>
          </table:table-cell>
          <table:table-cell table:number-columns-repeated="16382"/>
        </table:table-row>
        <table:table-row table:style-name="ro1">
          <table:table-cell office:value-type="float" office:value="13.308218218218199" table:style-name="ce2">
            <text:p>13.30821822</text:p>
          </table:table-cell>
          <table:table-cell office:value-type="float" office:value="6949.9200000000601" table:style-name="ce2">
            <text:p>6949.92</text:p>
          </table:table-cell>
          <table:table-cell table:number-columns-repeated="16382"/>
        </table:table-row>
        <table:table-row table:style-name="ro1">
          <table:table-cell office:value-type="float" office:value="13.3322222222222" table:style-name="ce2">
            <text:p>13.33222222</text:p>
          </table:table-cell>
          <table:table-cell office:value-type="float" office:value="6972.4800000000596" table:style-name="ce2">
            <text:p>6972.48</text:p>
          </table:table-cell>
          <table:table-cell table:number-columns-repeated="16382"/>
        </table:table-row>
        <table:table-row table:style-name="ro1">
          <table:table-cell office:value-type="float" office:value="13.3562262262262" table:style-name="ce2">
            <text:p>13.35622623</text:p>
          </table:table-cell>
          <table:table-cell office:value-type="float" office:value="6995.04000000006" table:style-name="ce2">
            <text:p>6995.04</text:p>
          </table:table-cell>
          <table:table-cell table:number-columns-repeated="16382"/>
        </table:table-row>
        <table:table-row table:style-name="ro1">
          <table:table-cell office:value-type="float" office:value="13.3802302302302" table:style-name="ce2">
            <text:p>13.38023023</text:p>
          </table:table-cell>
          <table:table-cell office:value-type="float" office:value="7017.6000000000604" table:style-name="ce2">
            <text:p>7017.6</text:p>
          </table:table-cell>
          <table:table-cell table:number-columns-repeated="16382"/>
        </table:table-row>
        <table:table-row table:style-name="ro1">
          <table:table-cell office:value-type="float" office:value="13.404234234234201" table:style-name="ce2">
            <text:p>13.40423423</text:p>
          </table:table-cell>
          <table:table-cell office:value-type="float" office:value="7040.1600000000599" table:style-name="ce2">
            <text:p>7040.16</text:p>
          </table:table-cell>
          <table:table-cell table:number-columns-repeated="16382"/>
        </table:table-row>
        <table:table-row table:style-name="ro1">
          <table:table-cell office:value-type="float" office:value="13.428238238238199" table:style-name="ce2">
            <text:p>13.42823824</text:p>
          </table:table-cell>
          <table:table-cell office:value-type="float" office:value="7062.7200000000603" table:style-name="ce2">
            <text:p>7062.72</text:p>
          </table:table-cell>
          <table:table-cell table:number-columns-repeated="16382"/>
        </table:table-row>
        <table:table-row table:style-name="ro1">
          <table:table-cell office:value-type="float" office:value="13.4522422422422" table:style-name="ce2">
            <text:p>13.45224224</text:p>
          </table:table-cell>
          <table:table-cell office:value-type="float" office:value="7085.2800000000598" table:style-name="ce2">
            <text:p>7085.28</text:p>
          </table:table-cell>
          <table:table-cell table:number-columns-repeated="16382"/>
        </table:table-row>
        <table:table-row table:style-name="ro1">
          <table:table-cell office:value-type="float" office:value="13.4762462462462" table:style-name="ce2">
            <text:p>13.47624625</text:p>
          </table:table-cell>
          <table:table-cell office:value-type="float" office:value="7107.8400000000602" table:style-name="ce2">
            <text:p>7107.84</text:p>
          </table:table-cell>
          <table:table-cell table:number-columns-repeated="16382"/>
        </table:table-row>
        <table:table-row table:style-name="ro1">
          <table:table-cell office:value-type="float" office:value="13.5002502502502" table:style-name="ce2">
            <text:p>13.50025025</text:p>
          </table:table-cell>
          <table:table-cell office:value-type="float" office:value="7130.4000000000597" table:style-name="ce2">
            <text:p>7130.4</text:p>
          </table:table-cell>
          <table:table-cell table:number-columns-repeated="16382"/>
        </table:table-row>
        <table:table-row table:style-name="ro1">
          <table:table-cell office:value-type="float" office:value="13.5242542542543" table:style-name="ce2">
            <text:p>13.52425425</text:p>
          </table:table-cell>
          <table:table-cell office:value-type="float" office:value="7131.1200000000599" table:style-name="ce2">
            <text:p>7131.12</text:p>
          </table:table-cell>
          <table:table-cell table:number-columns-repeated="16382"/>
        </table:table-row>
        <table:table-row table:style-name="ro1">
          <table:table-cell office:value-type="float" office:value="13.548258258258301" table:style-name="ce2">
            <text:p>13.54825826</text:p>
          </table:table-cell>
          <table:table-cell office:value-type="float" office:value="7131.8400000000602" table:style-name="ce2">
            <text:p>7131.84</text:p>
          </table:table-cell>
          <table:table-cell table:number-columns-repeated="16382"/>
        </table:table-row>
        <table:table-row table:style-name="ro1">
          <table:table-cell office:value-type="float" office:value="13.572262262262299" table:style-name="ce2">
            <text:p>13.57226226</text:p>
          </table:table-cell>
          <table:table-cell office:value-type="float" office:value="7132.5600000000604" table:style-name="ce2">
            <text:p>7132.56</text:p>
          </table:table-cell>
          <table:table-cell table:number-columns-repeated="16382"/>
        </table:table-row>
        <table:table-row table:style-name="ro1">
          <table:table-cell office:value-type="float" office:value="13.5962662662663" table:style-name="ce2">
            <text:p>13.59626627</text:p>
          </table:table-cell>
          <table:table-cell office:value-type="float" office:value="7133.2800000000598" table:style-name="ce2">
            <text:p>7133.28</text:p>
          </table:table-cell>
          <table:table-cell table:number-columns-repeated="16382"/>
        </table:table-row>
        <table:table-row table:style-name="ro1">
          <table:table-cell office:value-type="float" office:value="13.6202702702703" table:style-name="ce2">
            <text:p>13.62027027</text:p>
          </table:table-cell>
          <table:table-cell office:value-type="float" office:value="7155.8400000000602" table:style-name="ce2">
            <text:p>7155.84</text:p>
          </table:table-cell>
          <table:table-cell table:number-columns-repeated="16382"/>
        </table:table-row>
        <table:table-row table:style-name="ro1">
          <table:table-cell office:value-type="float" office:value="13.6442742742743" table:style-name="ce2">
            <text:p>13.64427427</text:p>
          </table:table-cell>
          <table:table-cell office:value-type="float" office:value="7178.4000000000597" table:style-name="ce2">
            <text:p>7178.4</text:p>
          </table:table-cell>
          <table:table-cell table:number-columns-repeated="16382"/>
        </table:table-row>
        <table:table-row table:style-name="ro1">
          <table:table-cell office:value-type="float" office:value="13.668278278278301" table:style-name="ce2">
            <text:p>13.66827828</text:p>
          </table:table-cell>
          <table:table-cell office:value-type="float" office:value="7200.9600000000601" table:style-name="ce2">
            <text:p>7200.96</text:p>
          </table:table-cell>
          <table:table-cell table:number-columns-repeated="16382"/>
        </table:table-row>
        <table:table-row table:style-name="ro1">
          <table:table-cell office:value-type="float" office:value="13.692282282282299" table:style-name="ce2">
            <text:p>13.69228228</text:p>
          </table:table-cell>
          <table:table-cell office:value-type="float" office:value="7223.5200000000596" table:style-name="ce2">
            <text:p>7223.52</text:p>
          </table:table-cell>
          <table:table-cell table:number-columns-repeated="16382"/>
        </table:table-row>
        <table:table-row table:style-name="ro1">
          <table:table-cell office:value-type="float" office:value="13.7162862862863" table:style-name="ce2">
            <text:p>13.71628629</text:p>
          </table:table-cell>
          <table:table-cell office:value-type="float" office:value="7246.08000000006" table:style-name="ce2">
            <text:p>7246.08</text:p>
          </table:table-cell>
          <table:table-cell table:number-columns-repeated="16382"/>
        </table:table-row>
        <table:table-row table:style-name="ro1">
          <table:table-cell office:value-type="float" office:value="13.7402902902903" table:style-name="ce2">
            <text:p>13.74029029</text:p>
          </table:table-cell>
          <table:table-cell office:value-type="float" office:value="7268.6400000000604" table:style-name="ce2">
            <text:p>7268.64</text:p>
          </table:table-cell>
          <table:table-cell table:number-columns-repeated="16382"/>
        </table:table-row>
        <table:table-row table:style-name="ro1">
          <table:table-cell office:value-type="float" office:value="13.764294294294301" table:style-name="ce2">
            <text:p>13.76429429</text:p>
          </table:table-cell>
          <table:table-cell office:value-type="float" office:value="7291.2000000000598" table:style-name="ce2">
            <text:p>7291.2</text:p>
          </table:table-cell>
          <table:table-cell table:number-columns-repeated="16382"/>
        </table:table-row>
        <table:table-row table:style-name="ro1">
          <table:table-cell office:value-type="float" office:value="13.788298298298299" table:style-name="ce2">
            <text:p>13.7882983</text:p>
          </table:table-cell>
          <table:table-cell office:value-type="float" office:value="7313.7600000000702" table:style-name="ce2">
            <text:p>7313.76</text:p>
          </table:table-cell>
          <table:table-cell table:number-columns-repeated="16382"/>
        </table:table-row>
        <table:table-row table:style-name="ro1">
          <table:table-cell office:value-type="float" office:value="13.812302302302299" table:style-name="ce2">
            <text:p>13.8123023</text:p>
          </table:table-cell>
          <table:table-cell office:value-type="float" office:value="7336.3200000000697" table:style-name="ce2">
            <text:p>7336.32</text:p>
          </table:table-cell>
          <table:table-cell table:number-columns-repeated="16382"/>
        </table:table-row>
        <table:table-row table:style-name="ro1">
          <table:table-cell office:value-type="float" office:value="13.8363063063063" table:style-name="ce2">
            <text:p>13.83630631</text:p>
          </table:table-cell>
          <table:table-cell office:value-type="float" office:value="7358.8800000000701" table:style-name="ce2">
            <text:p>7358.88</text:p>
          </table:table-cell>
          <table:table-cell table:number-columns-repeated="16382"/>
        </table:table-row>
        <table:table-row table:style-name="ro1">
          <table:table-cell office:value-type="float" office:value="13.8603103103103" table:style-name="ce2">
            <text:p>13.86031031</text:p>
          </table:table-cell>
          <table:table-cell office:value-type="float" office:value="7359.6000000000704" table:style-name="ce2">
            <text:p>7359.6</text:p>
          </table:table-cell>
          <table:table-cell table:number-columns-repeated="16382"/>
        </table:table-row>
        <table:table-row table:style-name="ro1">
          <table:table-cell office:value-type="float" office:value="13.884314314314301" table:style-name="ce2">
            <text:p>13.88431431</text:p>
          </table:table-cell>
          <table:table-cell office:value-type="float" office:value="7360.3200000000697" table:style-name="ce2">
            <text:p>7360.32</text:p>
          </table:table-cell>
          <table:table-cell table:number-columns-repeated="16382"/>
        </table:table-row>
        <table:table-row table:style-name="ro1">
          <table:table-cell office:value-type="float" office:value="13.908318318318299" table:style-name="ce2">
            <text:p>13.90831832</text:p>
          </table:table-cell>
          <table:table-cell office:value-type="float" office:value="7361.04000000007" table:style-name="ce2">
            <text:p>7361.04</text:p>
          </table:table-cell>
          <table:table-cell table:number-columns-repeated="16382"/>
        </table:table-row>
        <table:table-row table:style-name="ro1">
          <table:table-cell office:value-type="float" office:value="13.9323223223223" table:style-name="ce2">
            <text:p>13.93232232</text:p>
          </table:table-cell>
          <table:table-cell office:value-type="float" office:value="7361.7600000000702" table:style-name="ce2">
            <text:p>7361.76</text:p>
          </table:table-cell>
          <table:table-cell table:number-columns-repeated="16382"/>
        </table:table-row>
        <table:table-row table:style-name="ro1">
          <table:table-cell office:value-type="float" office:value="13.9563263263263" table:style-name="ce2">
            <text:p>13.95632633</text:p>
          </table:table-cell>
          <table:table-cell office:value-type="float" office:value="7362.4800000000696" table:style-name="ce2">
            <text:p>7362.48</text:p>
          </table:table-cell>
          <table:table-cell table:number-columns-repeated="16382"/>
        </table:table-row>
        <table:table-row table:style-name="ro1">
          <table:table-cell office:value-type="float" office:value="13.9803303303303" table:style-name="ce2">
            <text:p>13.98033033</text:p>
          </table:table-cell>
          <table:table-cell office:value-type="float" office:value="7363.2000000000698" table:style-name="ce2">
            <text:p>7363.2</text:p>
          </table:table-cell>
          <table:table-cell table:number-columns-repeated="16382"/>
        </table:table-row>
        <table:table-row table:style-name="ro1">
          <table:table-cell office:value-type="float" office:value="14.004334334334301" table:style-name="ce2">
            <text:p>14.00433433</text:p>
          </table:table-cell>
          <table:table-cell office:value-type="float" office:value="7363.9200000000701" table:style-name="ce2">
            <text:p>7363.92</text:p>
          </table:table-cell>
          <table:table-cell table:number-columns-repeated="16382"/>
        </table:table-row>
        <table:table-row table:style-name="ro1">
          <table:table-cell office:value-type="float" office:value="14.028338338338299" table:style-name="ce2">
            <text:p>14.02833834</text:p>
          </table:table-cell>
          <table:table-cell office:value-type="float" office:value="7364.6400000000704" table:style-name="ce2">
            <text:p>7364.64</text:p>
          </table:table-cell>
          <table:table-cell table:number-columns-repeated="16382"/>
        </table:table-row>
        <table:table-row table:style-name="ro1">
          <table:table-cell office:value-type="float" office:value="14.0523423423423" table:style-name="ce2">
            <text:p>14.05234234</text:p>
          </table:table-cell>
          <table:table-cell office:value-type="float" office:value="7365.3600000000697" table:style-name="ce2">
            <text:p>7365.36</text:p>
          </table:table-cell>
          <table:table-cell table:number-columns-repeated="16382"/>
        </table:table-row>
        <table:table-row table:style-name="ro1">
          <table:table-cell office:value-type="float" office:value="14.0763463463463" table:style-name="ce2">
            <text:p>14.07634635</text:p>
          </table:table-cell>
          <table:table-cell office:value-type="float" office:value="7366.08000000007" table:style-name="ce2">
            <text:p>7366.08</text:p>
          </table:table-cell>
          <table:table-cell table:number-columns-repeated="16382"/>
        </table:table-row>
        <table:table-row table:style-name="ro1">
          <table:table-cell office:value-type="float" office:value="14.1003503503503" table:style-name="ce2">
            <text:p>14.10035035</text:p>
          </table:table-cell>
          <table:table-cell office:value-type="float" office:value="7366.8000000000702" table:style-name="ce2">
            <text:p>7366.8</text:p>
          </table:table-cell>
          <table:table-cell table:number-columns-repeated="16382"/>
        </table:table-row>
        <table:table-row table:style-name="ro1">
          <table:table-cell office:value-type="float" office:value="14.1243543543544" table:style-name="ce2">
            <text:p>14.12435435</text:p>
          </table:table-cell>
          <table:table-cell office:value-type="float" office:value="7367.5200000000696" table:style-name="ce2">
            <text:p>7367.52</text:p>
          </table:table-cell>
          <table:table-cell table:number-columns-repeated="16382"/>
        </table:table-row>
        <table:table-row table:style-name="ro1">
          <table:table-cell office:value-type="float" office:value="14.148358358358401" table:style-name="ce2">
            <text:p>14.14835836</text:p>
          </table:table-cell>
          <table:table-cell office:value-type="float" office:value="7368.2400000000698" table:style-name="ce2">
            <text:p>7368.24</text:p>
          </table:table-cell>
          <table:table-cell table:number-columns-repeated="16382"/>
        </table:table-row>
        <table:table-row table:style-name="ro1">
          <table:table-cell office:value-type="float" office:value="14.172362362362399" table:style-name="ce2">
            <text:p>14.17236236</text:p>
          </table:table-cell>
          <table:table-cell office:value-type="float" office:value="7368.9600000000701" table:style-name="ce2">
            <text:p>7368.96</text:p>
          </table:table-cell>
          <table:table-cell table:number-columns-repeated="16382"/>
        </table:table-row>
        <table:table-row table:style-name="ro1">
          <table:table-cell office:value-type="float" office:value="14.1963663663664" table:style-name="ce2">
            <text:p>14.19636637</text:p>
          </table:table-cell>
          <table:table-cell office:value-type="float" office:value="7369.6800000000703" table:style-name="ce2">
            <text:p>7369.68</text:p>
          </table:table-cell>
          <table:table-cell table:number-columns-repeated="16382"/>
        </table:table-row>
        <table:table-row table:style-name="ro1">
          <table:table-cell office:value-type="float" office:value="14.2203703703704" table:style-name="ce2">
            <text:p>14.22037037</text:p>
          </table:table-cell>
          <table:table-cell office:value-type="float" office:value="7370.4000000000697" table:style-name="ce2">
            <text:p>7370.4</text:p>
          </table:table-cell>
          <table:table-cell table:number-columns-repeated="16382"/>
        </table:table-row>
        <table:table-row table:style-name="ro1">
          <table:table-cell office:value-type="float" office:value="14.2443743743744" table:style-name="ce2">
            <text:p>14.24437437</text:p>
          </table:table-cell>
          <table:table-cell office:value-type="float" office:value="7371.1200000000699" table:style-name="ce2">
            <text:p>7371.12</text:p>
          </table:table-cell>
          <table:table-cell table:number-columns-repeated="16382"/>
        </table:table-row>
        <table:table-row table:style-name="ro1">
          <table:table-cell office:value-type="float" office:value="14.268378378378401" table:style-name="ce2">
            <text:p>14.26837838</text:p>
          </table:table-cell>
          <table:table-cell office:value-type="float" office:value="7371.8400000000702" table:style-name="ce2">
            <text:p>7371.84</text:p>
          </table:table-cell>
          <table:table-cell table:number-columns-repeated="16382"/>
        </table:table-row>
        <table:table-row table:style-name="ro1">
          <table:table-cell office:value-type="float" office:value="14.292382382382399" table:style-name="ce2">
            <text:p>14.29238238</text:p>
          </table:table-cell>
          <table:table-cell office:value-type="float" office:value="7372.5600000000704" table:style-name="ce2">
            <text:p>7372.56</text:p>
          </table:table-cell>
          <table:table-cell table:number-columns-repeated="16382"/>
        </table:table-row>
        <table:table-row table:style-name="ro1">
          <table:table-cell office:value-type="float" office:value="14.3163863863864" table:style-name="ce2">
            <text:p>14.31638639</text:p>
          </table:table-cell>
          <table:table-cell office:value-type="float" office:value="7373.2800000000698" table:style-name="ce2">
            <text:p>7373.28</text:p>
          </table:table-cell>
          <table:table-cell table:number-columns-repeated="16382"/>
        </table:table-row>
        <table:table-row table:style-name="ro1">
          <table:table-cell office:value-type="float" office:value="14.3403903903904" table:style-name="ce2">
            <text:p>14.34039039</text:p>
          </table:table-cell>
          <table:table-cell office:value-type="float" office:value="7374.00000000007" table:style-name="ce2">
            <text:p>7374</text:p>
          </table:table-cell>
          <table:table-cell table:number-columns-repeated="16382"/>
        </table:table-row>
        <table:table-row table:style-name="ro1">
          <table:table-cell office:value-type="float" office:value="14.364394394394401" table:style-name="ce2">
            <text:p>14.36439439</text:p>
          </table:table-cell>
          <table:table-cell office:value-type="float" office:value="7374.7200000000703" table:style-name="ce2">
            <text:p>7374.72</text:p>
          </table:table-cell>
          <table:table-cell table:number-columns-repeated="16382"/>
        </table:table-row>
        <table:table-row table:style-name="ro1">
          <table:table-cell office:value-type="float" office:value="14.388398398398399" table:style-name="ce2">
            <text:p>14.3883984</text:p>
          </table:table-cell>
          <table:table-cell office:value-type="float" office:value="7375.4400000000696" table:style-name="ce2">
            <text:p>7375.44</text:p>
          </table:table-cell>
          <table:table-cell table:number-columns-repeated="16382"/>
        </table:table-row>
        <table:table-row table:style-name="ro1">
          <table:table-cell office:value-type="float" office:value="14.4124024024024" table:style-name="ce2">
            <text:p>14.4124024</text:p>
          </table:table-cell>
          <table:table-cell office:value-type="float" office:value="7376.1600000000699" table:style-name="ce2">
            <text:p>7376.16</text:p>
          </table:table-cell>
          <table:table-cell table:number-columns-repeated="16382"/>
        </table:table-row>
        <table:table-row table:style-name="ro1">
          <table:table-cell office:value-type="float" office:value="14.4364064064064" table:style-name="ce2">
            <text:p>14.43640641</text:p>
          </table:table-cell>
          <table:table-cell office:value-type="float" office:value="7376.8800000000701" table:style-name="ce2">
            <text:p>7376.88</text:p>
          </table:table-cell>
          <table:table-cell table:number-columns-repeated="16382"/>
        </table:table-row>
        <table:table-row table:style-name="ro1">
          <table:table-cell office:value-type="float" office:value="14.4604104104104" table:style-name="ce2">
            <text:p>14.46041041</text:p>
          </table:table-cell>
          <table:table-cell office:value-type="float" office:value="7377.6000000000704" table:style-name="ce2">
            <text:p>7377.6</text:p>
          </table:table-cell>
          <table:table-cell table:number-columns-repeated="16382"/>
        </table:table-row>
        <table:table-row table:style-name="ro1">
          <table:table-cell office:value-type="float" office:value="14.484414414414401" table:style-name="ce2">
            <text:p>14.48441441</text:p>
          </table:table-cell>
          <table:table-cell office:value-type="float" office:value="7378.3200000000697" table:style-name="ce2">
            <text:p>7378.32</text:p>
          </table:table-cell>
          <table:table-cell table:number-columns-repeated="16382"/>
        </table:table-row>
        <table:table-row table:style-name="ro1">
          <table:table-cell office:value-type="float" office:value="14.508418418418399" table:style-name="ce2">
            <text:p>14.50841842</text:p>
          </table:table-cell>
          <table:table-cell office:value-type="float" office:value="7379.04000000007" table:style-name="ce2">
            <text:p>7379.04</text:p>
          </table:table-cell>
          <table:table-cell table:number-columns-repeated="16382"/>
        </table:table-row>
        <table:table-row table:style-name="ro1">
          <table:table-cell office:value-type="float" office:value="14.5324224224224" table:style-name="ce2">
            <text:p>14.53242242</text:p>
          </table:table-cell>
          <table:table-cell office:value-type="float" office:value="7379.7600000000702" table:style-name="ce2">
            <text:p>7379.76</text:p>
          </table:table-cell>
          <table:table-cell table:number-columns-repeated="16382"/>
        </table:table-row>
        <table:table-row table:style-name="ro1">
          <table:table-cell office:value-type="float" office:value="14.5564264264264" table:style-name="ce2">
            <text:p>14.55642643</text:p>
          </table:table-cell>
          <table:table-cell office:value-type="float" office:value="7380.4800000000696" table:style-name="ce2">
            <text:p>7380.48</text:p>
          </table:table-cell>
          <table:table-cell table:number-columns-repeated="16382"/>
        </table:table-row>
        <table:table-row table:style-name="ro1">
          <table:table-cell office:value-type="float" office:value="14.5804304304304" table:style-name="ce2">
            <text:p>14.58043043</text:p>
          </table:table-cell>
          <table:table-cell office:value-type="float" office:value="7381.2000000000698" table:style-name="ce2">
            <text:p>7381.2</text:p>
          </table:table-cell>
          <table:table-cell table:number-columns-repeated="16382"/>
        </table:table-row>
        <table:table-row table:style-name="ro1">
          <table:table-cell office:value-type="float" office:value="14.604434434434401" table:style-name="ce2">
            <text:p>14.60443443</text:p>
          </table:table-cell>
          <table:table-cell office:value-type="float" office:value="7381.9200000000701" table:style-name="ce2">
            <text:p>7381.92</text:p>
          </table:table-cell>
          <table:table-cell table:number-columns-repeated="16382"/>
        </table:table-row>
        <table:table-row table:style-name="ro1">
          <table:table-cell office:value-type="float" office:value="14.628438438438399" table:style-name="ce2">
            <text:p>14.62843844</text:p>
          </table:table-cell>
          <table:table-cell office:value-type="float" office:value="7382.6400000000704" table:style-name="ce2">
            <text:p>7382.64</text:p>
          </table:table-cell>
          <table:table-cell table:number-columns-repeated="16382"/>
        </table:table-row>
        <table:table-row table:style-name="ro1">
          <table:table-cell office:value-type="float" office:value="14.6524424424424" table:style-name="ce2">
            <text:p>14.65244244</text:p>
          </table:table-cell>
          <table:table-cell office:value-type="float" office:value="7383.3600000000697" table:style-name="ce2">
            <text:p>7383.36</text:p>
          </table:table-cell>
          <table:table-cell table:number-columns-repeated="16382"/>
        </table:table-row>
        <table:table-row table:style-name="ro1">
          <table:table-cell office:value-type="float" office:value="14.6764464464464" table:style-name="ce2">
            <text:p>14.67644645</text:p>
          </table:table-cell>
          <table:table-cell office:value-type="float" office:value="7384.08000000007" table:style-name="ce2">
            <text:p>7384.08</text:p>
          </table:table-cell>
          <table:table-cell table:number-columns-repeated="16382"/>
        </table:table-row>
        <table:table-row table:style-name="ro1">
          <table:table-cell office:value-type="float" office:value="14.700450450450401" table:style-name="ce2">
            <text:p>14.70045045</text:p>
          </table:table-cell>
          <table:table-cell office:value-type="float" office:value="7384.8000000000802" table:style-name="ce2">
            <text:p>7384.8</text:p>
          </table:table-cell>
          <table:table-cell table:number-columns-repeated="16382"/>
        </table:table-row>
        <table:table-row table:style-name="ro1">
          <table:table-cell office:value-type="float" office:value="14.7244544544545" table:style-name="ce2">
            <text:p>14.72445445</text:p>
          </table:table-cell>
          <table:table-cell office:value-type="float" office:value="7385.5200000000796" table:style-name="ce2">
            <text:p>7385.52</text:p>
          </table:table-cell>
          <table:table-cell table:number-columns-repeated="16382"/>
        </table:table-row>
        <table:table-row table:style-name="ro1">
          <table:table-cell office:value-type="float" office:value="14.748458458458501" table:style-name="ce2">
            <text:p>14.74845846</text:p>
          </table:table-cell>
          <table:table-cell office:value-type="float" office:value="7386.2400000000798" table:style-name="ce2">
            <text:p>7386.24</text:p>
          </table:table-cell>
          <table:table-cell table:number-columns-repeated="16382"/>
        </table:table-row>
        <table:table-row table:style-name="ro1">
          <table:table-cell office:value-type="float" office:value="14.772462462462499" table:style-name="ce2">
            <text:p>14.77246246</text:p>
          </table:table-cell>
          <table:table-cell office:value-type="float" office:value="7408.8000000000802" table:style-name="ce2">
            <text:p>7408.8</text:p>
          </table:table-cell>
          <table:table-cell table:number-columns-repeated="16382"/>
        </table:table-row>
        <table:table-row table:style-name="ro1">
          <table:table-cell office:value-type="float" office:value="14.7964664664665" table:style-name="ce2">
            <text:p>14.79646647</text:p>
          </table:table-cell>
          <table:table-cell office:value-type="float" office:value="7431.3600000000797" table:style-name="ce2">
            <text:p>7431.36</text:p>
          </table:table-cell>
          <table:table-cell table:number-columns-repeated="16382"/>
        </table:table-row>
        <table:table-row table:style-name="ro1">
          <table:table-cell office:value-type="float" office:value="14.8204704704705" table:style-name="ce2">
            <text:p>14.82047047</text:p>
          </table:table-cell>
          <table:table-cell office:value-type="float" office:value="7432.08000000008" table:style-name="ce2">
            <text:p>7432.08</text:p>
          </table:table-cell>
          <table:table-cell table:number-columns-repeated="16382"/>
        </table:table-row>
        <table:table-row table:style-name="ro1">
          <table:table-cell office:value-type="float" office:value="14.844474474474501" table:style-name="ce2">
            <text:p>14.84447447</text:p>
          </table:table-cell>
          <table:table-cell office:value-type="float" office:value="7432.8000000000802" table:style-name="ce2">
            <text:p>7432.8</text:p>
          </table:table-cell>
          <table:table-cell table:number-columns-repeated="16382"/>
        </table:table-row>
        <table:table-row table:style-name="ro1">
          <table:table-cell office:value-type="float" office:value="14.868478478478499" table:style-name="ce2">
            <text:p>14.86847848</text:p>
          </table:table-cell>
          <table:table-cell office:value-type="float" office:value="7433.5200000000796" table:style-name="ce2">
            <text:p>7433.52</text:p>
          </table:table-cell>
          <table:table-cell table:number-columns-repeated="16382"/>
        </table:table-row>
        <table:table-row table:style-name="ro1">
          <table:table-cell office:value-type="float" office:value="14.8924824824825" table:style-name="ce2">
            <text:p>14.89248248</text:p>
          </table:table-cell>
          <table:table-cell office:value-type="float" office:value="7434.2400000000798" table:style-name="ce2">
            <text:p>7434.24</text:p>
          </table:table-cell>
          <table:table-cell table:number-columns-repeated="16382"/>
        </table:table-row>
        <table:table-row table:style-name="ro1">
          <table:table-cell office:value-type="float" office:value="14.9164864864865" table:style-name="ce2">
            <text:p>14.91648649</text:p>
          </table:table-cell>
          <table:table-cell office:value-type="float" office:value="7434.9600000000801" table:style-name="ce2">
            <text:p>7434.96</text:p>
          </table:table-cell>
          <table:table-cell table:number-columns-repeated="16382"/>
        </table:table-row>
        <table:table-row table:style-name="ro1">
          <table:table-cell office:value-type="float" office:value="14.9404904904905" table:style-name="ce2">
            <text:p>14.94049049</text:p>
          </table:table-cell>
          <table:table-cell office:value-type="float" office:value="7435.6800000000803" table:style-name="ce2">
            <text:p>7435.68</text:p>
          </table:table-cell>
          <table:table-cell table:number-columns-repeated="16382"/>
        </table:table-row>
        <table:table-row table:style-name="ro1">
          <table:table-cell office:value-type="float" office:value="14.964494494494501" table:style-name="ce2">
            <text:p>14.96449449</text:p>
          </table:table-cell>
          <table:table-cell office:value-type="float" office:value="7436.4000000000797" table:style-name="ce2">
            <text:p>7436.4</text:p>
          </table:table-cell>
          <table:table-cell table:number-columns-repeated="16382"/>
        </table:table-row>
        <table:table-row table:style-name="ro1">
          <table:table-cell office:value-type="float" office:value="14.988498498498499" table:style-name="ce2">
            <text:p>14.9884985</text:p>
          </table:table-cell>
          <table:table-cell office:value-type="float" office:value="7437.1200000000799" table:style-name="ce2">
            <text:p>7437.12</text:p>
          </table:table-cell>
          <table:table-cell table:number-columns-repeated="16382"/>
        </table:table-row>
        <table:table-row table:style-name="ro1">
          <table:table-cell office:value-type="float" office:value="15.0125025025025" table:style-name="ce2">
            <text:p>15.0125025</text:p>
          </table:table-cell>
          <table:table-cell office:value-type="float" office:value="7437.8400000000802" table:style-name="ce2">
            <text:p>7437.84</text:p>
          </table:table-cell>
          <table:table-cell table:number-columns-repeated="16382"/>
        </table:table-row>
        <table:table-row table:style-name="ro1">
          <table:table-cell office:value-type="float" office:value="15.0365065065065" table:style-name="ce2">
            <text:p>15.03650651</text:p>
          </table:table-cell>
          <table:table-cell office:value-type="float" office:value="7438.5600000000804" table:style-name="ce2">
            <text:p>7438.56</text:p>
          </table:table-cell>
          <table:table-cell table:number-columns-repeated="16382"/>
        </table:table-row>
        <table:table-row table:style-name="ro1">
          <table:table-cell office:value-type="float" office:value="15.0605105105105" table:style-name="ce2">
            <text:p>15.06051051</text:p>
          </table:table-cell>
          <table:table-cell office:value-type="float" office:value="7439.2800000000798" table:style-name="ce2">
            <text:p>7439.28</text:p>
          </table:table-cell>
          <table:table-cell table:number-columns-repeated="16382"/>
        </table:table-row>
        <table:table-row table:style-name="ro1">
          <table:table-cell office:value-type="float" office:value="15.084514514514501" table:style-name="ce2">
            <text:p>15.08451451</text:p>
          </table:table-cell>
          <table:table-cell office:value-type="float" office:value="7440.00000000008" table:style-name="ce2">
            <text:p>7440</text:p>
          </table:table-cell>
          <table:table-cell table:number-columns-repeated="16382"/>
        </table:table-row>
        <table:table-row table:style-name="ro1">
          <table:table-cell office:value-type="float" office:value="15.108518518518499" table:style-name="ce2">
            <text:p>15.10851852</text:p>
          </table:table-cell>
          <table:table-cell office:value-type="float" office:value="7440.7200000000803" table:style-name="ce2">
            <text:p>7440.72</text:p>
          </table:table-cell>
          <table:table-cell table:number-columns-repeated="16382"/>
        </table:table-row>
        <table:table-row table:style-name="ro1">
          <table:table-cell office:value-type="float" office:value="15.1325225225225" table:style-name="ce2">
            <text:p>15.13252252</text:p>
          </table:table-cell>
          <table:table-cell office:value-type="float" office:value="7441.4400000000796" table:style-name="ce2">
            <text:p>7441.44</text:p>
          </table:table-cell>
          <table:table-cell table:number-columns-repeated="16382"/>
        </table:table-row>
        <table:table-row table:style-name="ro1">
          <table:table-cell office:value-type="float" office:value="15.1565265265265" table:style-name="ce2">
            <text:p>15.15652653</text:p>
          </table:table-cell>
          <table:table-cell office:value-type="float" office:value="7442.1600000000799" table:style-name="ce2">
            <text:p>7442.16</text:p>
          </table:table-cell>
          <table:table-cell table:number-columns-repeated="16382"/>
        </table:table-row>
        <table:table-row table:style-name="ro1">
          <table:table-cell office:value-type="float" office:value="15.1805305305305" table:style-name="ce2">
            <text:p>15.18053053</text:p>
          </table:table-cell>
          <table:table-cell office:value-type="float" office:value="7442.8800000000801" table:style-name="ce2">
            <text:p>7442.88</text:p>
          </table:table-cell>
          <table:table-cell table:number-columns-repeated="16382"/>
        </table:table-row>
        <table:table-row table:style-name="ro1">
          <table:table-cell office:value-type="float" office:value="15.204534534534501" table:style-name="ce2">
            <text:p>15.20453453</text:p>
          </table:table-cell>
          <table:table-cell office:value-type="float" office:value="7443.6000000000804" table:style-name="ce2">
            <text:p>7443.6</text:p>
          </table:table-cell>
          <table:table-cell table:number-columns-repeated="16382"/>
        </table:table-row>
        <table:table-row table:style-name="ro1">
          <table:table-cell office:value-type="float" office:value="15.228538538538499" table:style-name="ce2">
            <text:p>15.22853854</text:p>
          </table:table-cell>
          <table:table-cell office:value-type="float" office:value="7444.3200000000797" table:style-name="ce2">
            <text:p>7444.32</text:p>
          </table:table-cell>
          <table:table-cell table:number-columns-repeated="16382"/>
        </table:table-row>
        <table:table-row table:style-name="ro1">
          <table:table-cell office:value-type="float" office:value="15.2525425425425" table:style-name="ce2">
            <text:p>15.25254254</text:p>
          </table:table-cell>
          <table:table-cell office:value-type="float" office:value="7445.04000000008" table:style-name="ce2">
            <text:p>7445.04</text:p>
          </table:table-cell>
          <table:table-cell table:number-columns-repeated="16382"/>
        </table:table-row>
        <table:table-row table:style-name="ro1">
          <table:table-cell office:value-type="float" office:value="15.2765465465465" table:style-name="ce2">
            <text:p>15.27654655</text:p>
          </table:table-cell>
          <table:table-cell office:value-type="float" office:value="7445.7600000000803" table:style-name="ce2">
            <text:p>7445.76</text:p>
          </table:table-cell>
          <table:table-cell table:number-columns-repeated="16382"/>
        </table:table-row>
        <table:table-row table:style-name="ro1">
          <table:table-cell office:value-type="float" office:value="15.300550550550501" table:style-name="ce2">
            <text:p>15.30055055</text:p>
          </table:table-cell>
          <table:table-cell office:value-type="float" office:value="7446.4800000000796" table:style-name="ce2">
            <text:p>7446.48</text:p>
          </table:table-cell>
          <table:table-cell table:number-columns-repeated="16382"/>
        </table:table-row>
        <table:table-row table:style-name="ro1">
          <table:table-cell office:value-type="float" office:value="15.3245545545546" table:style-name="ce2">
            <text:p>15.32455455</text:p>
          </table:table-cell>
          <table:table-cell office:value-type="float" office:value="7447.2000000000799" table:style-name="ce2">
            <text:p>7447.2</text:p>
          </table:table-cell>
          <table:table-cell table:number-columns-repeated="16382"/>
        </table:table-row>
        <table:table-row table:style-name="ro1">
          <table:table-cell office:value-type="float" office:value="15.348558558558601" table:style-name="ce2">
            <text:p>15.34855856</text:p>
          </table:table-cell>
          <table:table-cell office:value-type="float" office:value="7447.9200000000801" table:style-name="ce2">
            <text:p>7447.92</text:p>
          </table:table-cell>
          <table:table-cell table:number-columns-repeated="16382"/>
        </table:table-row>
        <table:table-row table:style-name="ro1">
          <table:table-cell office:value-type="float" office:value="15.372562562562599" table:style-name="ce2">
            <text:p>15.37256256</text:p>
          </table:table-cell>
          <table:table-cell office:value-type="float" office:value="7448.6400000000804" table:style-name="ce2">
            <text:p>7448.64</text:p>
          </table:table-cell>
          <table:table-cell table:number-columns-repeated="16382"/>
        </table:table-row>
        <table:table-row table:style-name="ro1">
          <table:table-cell office:value-type="float" office:value="15.3965665665666" table:style-name="ce2">
            <text:p>15.39656657</text:p>
          </table:table-cell>
          <table:table-cell office:value-type="float" office:value="7449.3600000000797" table:style-name="ce2">
            <text:p>7449.36</text:p>
          </table:table-cell>
          <table:table-cell table:number-columns-repeated="16382"/>
        </table:table-row>
        <table:table-row table:style-name="ro1">
          <table:table-cell office:value-type="float" office:value="15.4205705705706" table:style-name="ce2">
            <text:p>15.42057057</text:p>
          </table:table-cell>
          <table:table-cell office:value-type="float" office:value="7450.08000000008" table:style-name="ce2">
            <text:p>7450.08</text:p>
          </table:table-cell>
          <table:table-cell table:number-columns-repeated="16382"/>
        </table:table-row>
        <table:table-row table:style-name="ro1">
          <table:table-cell office:value-type="float" office:value="15.444574574574601" table:style-name="ce2">
            <text:p>15.44457457</text:p>
          </table:table-cell>
          <table:table-cell office:value-type="float" office:value="7450.8000000000802" table:style-name="ce2">
            <text:p>7450.8</text:p>
          </table:table-cell>
          <table:table-cell table:number-columns-repeated="16382"/>
        </table:table-row>
        <table:table-row table:style-name="ro1">
          <table:table-cell office:value-type="float" office:value="15.468578578578599" table:style-name="ce2">
            <text:p>15.46857858</text:p>
          </table:table-cell>
          <table:table-cell office:value-type="float" office:value="7451.5200000000796" table:style-name="ce2">
            <text:p>7451.52</text:p>
          </table:table-cell>
          <table:table-cell table:number-columns-repeated="16382"/>
        </table:table-row>
        <table:table-row table:style-name="ro1">
          <table:table-cell office:value-type="float" office:value="15.4925825825826" table:style-name="ce2">
            <text:p>15.49258258</text:p>
          </table:table-cell>
          <table:table-cell office:value-type="float" office:value="7474.08000000008" table:style-name="ce2">
            <text:p>7474.08</text:p>
          </table:table-cell>
          <table:table-cell table:number-columns-repeated="16382"/>
        </table:table-row>
        <table:table-row table:style-name="ro1">
          <table:table-cell office:value-type="float" office:value="15.5165865865866" table:style-name="ce2">
            <text:p>15.51658659</text:p>
          </table:table-cell>
          <table:table-cell office:value-type="float" office:value="7496.6400000000804" table:style-name="ce2">
            <text:p>7496.64</text:p>
          </table:table-cell>
          <table:table-cell table:number-columns-repeated="16382"/>
        </table:table-row>
        <table:table-row table:style-name="ro1">
          <table:table-cell office:value-type="float" office:value="15.5405905905906" table:style-name="ce2">
            <text:p>15.54059059</text:p>
          </table:table-cell>
          <table:table-cell office:value-type="float" office:value="7519.2000000000799" table:style-name="ce2">
            <text:p>7519.2</text:p>
          </table:table-cell>
          <table:table-cell table:number-columns-repeated="16382"/>
        </table:table-row>
        <table:table-row table:style-name="ro1">
          <table:table-cell office:value-type="float" office:value="15.564594594594601" table:style-name="ce2">
            <text:p>15.56459459</text:p>
          </table:table-cell>
          <table:table-cell office:value-type="float" office:value="7541.7600000000903" table:style-name="ce2">
            <text:p>7541.76</text:p>
          </table:table-cell>
          <table:table-cell table:number-columns-repeated="16382"/>
        </table:table-row>
        <table:table-row table:style-name="ro1">
          <table:table-cell office:value-type="float" office:value="15.588598598598599" table:style-name="ce2">
            <text:p>15.5885986</text:p>
          </table:table-cell>
          <table:table-cell office:value-type="float" office:value="7564.3200000000897" table:style-name="ce2">
            <text:p>7564.32</text:p>
          </table:table-cell>
          <table:table-cell table:number-columns-repeated="16382"/>
        </table:table-row>
        <table:table-row table:style-name="ro1">
          <table:table-cell office:value-type="float" office:value="15.6126026026026" table:style-name="ce2">
            <text:p>15.6126026</text:p>
          </table:table-cell>
          <table:table-cell office:value-type="float" office:value="7586.8800000000901" table:style-name="ce2">
            <text:p>7586.88</text:p>
          </table:table-cell>
          <table:table-cell table:number-columns-repeated="16382"/>
        </table:table-row>
        <table:table-row table:style-name="ro1">
          <table:table-cell office:value-type="float" office:value="15.6366066066066" table:style-name="ce2">
            <text:p>15.63660661</text:p>
          </table:table-cell>
          <table:table-cell office:value-type="float" office:value="7609.4400000000896" table:style-name="ce2">
            <text:p>7609.44</text:p>
          </table:table-cell>
          <table:table-cell table:number-columns-repeated="16382"/>
        </table:table-row>
        <table:table-row table:style-name="ro1">
          <table:table-cell office:value-type="float" office:value="15.6606106106106" table:style-name="ce2">
            <text:p>15.66061061</text:p>
          </table:table-cell>
          <table:table-cell office:value-type="float" office:value="7632.00000000009" table:style-name="ce2">
            <text:p>7632</text:p>
          </table:table-cell>
          <table:table-cell table:number-columns-repeated="16382"/>
        </table:table-row>
        <table:table-row table:style-name="ro1">
          <table:table-cell office:value-type="float" office:value="15.684614614614601" table:style-name="ce2">
            <text:p>15.68461461</text:p>
          </table:table-cell>
          <table:table-cell office:value-type="float" office:value="7654.5600000000904" table:style-name="ce2">
            <text:p>7654.56</text:p>
          </table:table-cell>
          <table:table-cell table:number-columns-repeated="16382"/>
        </table:table-row>
        <table:table-row table:style-name="ro1">
          <table:table-cell office:value-type="float" office:value="15.708618618618599" table:style-name="ce2">
            <text:p>15.70861862</text:p>
          </table:table-cell>
          <table:table-cell office:value-type="float" office:value="7655.2800000000898" table:style-name="ce2">
            <text:p>7655.28</text:p>
          </table:table-cell>
          <table:table-cell table:number-columns-repeated="16382"/>
        </table:table-row>
        <table:table-row table:style-name="ro1">
          <table:table-cell office:value-type="float" office:value="15.7326226226226" table:style-name="ce2">
            <text:p>15.73262262</text:p>
          </table:table-cell>
          <table:table-cell office:value-type="float" office:value="7656.00000000009" table:style-name="ce2">
            <text:p>7656</text:p>
          </table:table-cell>
          <table:table-cell table:number-columns-repeated="16382"/>
        </table:table-row>
        <table:table-row table:style-name="ro1">
          <table:table-cell office:value-type="float" office:value="15.7566266266266" table:style-name="ce2">
            <text:p>15.75662663</text:p>
          </table:table-cell>
          <table:table-cell office:value-type="float" office:value="7656.7200000000903" table:style-name="ce2">
            <text:p>7656.72</text:p>
          </table:table-cell>
          <table:table-cell table:number-columns-repeated="16382"/>
        </table:table-row>
        <table:table-row table:style-name="ro1">
          <table:table-cell office:value-type="float" office:value="15.780630630630601" table:style-name="ce2">
            <text:p>15.78063063</text:p>
          </table:table-cell>
          <table:table-cell office:value-type="float" office:value="7657.4400000000896" table:style-name="ce2">
            <text:p>7657.44</text:p>
          </table:table-cell>
          <table:table-cell table:number-columns-repeated="16382"/>
        </table:table-row>
        <table:table-row table:style-name="ro1">
          <table:table-cell office:value-type="float" office:value="15.804634634634599" table:style-name="ce2">
            <text:p>15.80463463</text:p>
          </table:table-cell>
          <table:table-cell office:value-type="float" office:value="7658.1600000000899" table:style-name="ce2">
            <text:p>7658.16</text:p>
          </table:table-cell>
          <table:table-cell table:number-columns-repeated="16382"/>
        </table:table-row>
        <table:table-row table:style-name="ro1">
          <table:table-cell office:value-type="float" office:value="15.8286386386386" table:style-name="ce2">
            <text:p>15.82863864</text:p>
          </table:table-cell>
          <table:table-cell office:value-type="float" office:value="7680.7200000000903" table:style-name="ce2">
            <text:p>7680.72</text:p>
          </table:table-cell>
          <table:table-cell table:number-columns-repeated="16382"/>
        </table:table-row>
        <table:table-row table:style-name="ro1">
          <table:table-cell office:value-type="float" office:value="15.8526426426426" table:style-name="ce2">
            <text:p>15.85264264</text:p>
          </table:table-cell>
          <table:table-cell office:value-type="float" office:value="7703.2800000000898" table:style-name="ce2">
            <text:p>7703.28</text:p>
          </table:table-cell>
          <table:table-cell table:number-columns-repeated="16382"/>
        </table:table-row>
        <table:table-row table:style-name="ro1">
          <table:table-cell office:value-type="float" office:value="15.8766466466466" table:style-name="ce2">
            <text:p>15.87664665</text:p>
          </table:table-cell>
          <table:table-cell office:value-type="float" office:value="7725.8400000000902" table:style-name="ce2">
            <text:p>7725.84</text:p>
          </table:table-cell>
          <table:table-cell table:number-columns-repeated="16382"/>
        </table:table-row>
        <table:table-row table:style-name="ro1">
          <table:table-cell office:value-type="float" office:value="15.900650650650601" table:style-name="ce2">
            <text:p>15.90065065</text:p>
          </table:table-cell>
          <table:table-cell office:value-type="float" office:value="7748.4000000000897" table:style-name="ce2">
            <text:p>7748.4</text:p>
          </table:table-cell>
          <table:table-cell table:number-columns-repeated="16382"/>
        </table:table-row>
        <table:table-row table:style-name="ro1">
          <table:table-cell office:value-type="float" office:value="15.924654654654701" table:style-name="ce2">
            <text:p>15.92465465</text:p>
          </table:table-cell>
          <table:table-cell office:value-type="float" office:value="7770.9600000000901" table:style-name="ce2">
            <text:p>7770.96</text:p>
          </table:table-cell>
          <table:table-cell table:number-columns-repeated="16382"/>
        </table:table-row>
        <table:table-row table:style-name="ro1">
          <table:table-cell office:value-type="float" office:value="15.948658658658699" table:style-name="ce2">
            <text:p>15.94865866</text:p>
          </table:table-cell>
          <table:table-cell office:value-type="float" office:value="7793.5200000000896" table:style-name="ce2">
            <text:p>7793.52</text:p>
          </table:table-cell>
          <table:table-cell table:number-columns-repeated="16382"/>
        </table:table-row>
        <table:table-row table:style-name="ro1">
          <table:table-cell office:value-type="float" office:value="15.9726626626627" table:style-name="ce2">
            <text:p>15.97266266</text:p>
          </table:table-cell>
          <table:table-cell office:value-type="float" office:value="7816.08000000009" table:style-name="ce2">
            <text:p>7816.08</text:p>
          </table:table-cell>
          <table:table-cell table:number-columns-repeated="16382"/>
        </table:table-row>
        <table:table-row table:style-name="ro1">
          <table:table-cell office:value-type="float" office:value="15.9966666666667" table:style-name="ce2">
            <text:p>15.99666667</text:p>
          </table:table-cell>
          <table:table-cell office:value-type="float" office:value="7838.6400000000904" table:style-name="ce2">
            <text:p>7838.64</text:p>
          </table:table-cell>
          <table:table-cell table:number-columns-repeated="16382"/>
        </table:table-row>
        <table:table-row table:style-name="ro1">
          <table:table-cell office:value-type="float" office:value="16.0206706706707" table:style-name="ce2">
            <text:p>16.02067067</text:p>
          </table:table-cell>
          <table:table-cell office:value-type="float" office:value="7861.2000000000899" table:style-name="ce2">
            <text:p>7861.2</text:p>
          </table:table-cell>
          <table:table-cell table:number-columns-repeated="16382"/>
        </table:table-row>
        <table:table-row table:style-name="ro1">
          <table:table-cell office:value-type="float" office:value="16.044674674674699" table:style-name="ce2">
            <text:p>16.04467467</text:p>
          </table:table-cell>
          <table:table-cell office:value-type="float" office:value="7861.9200000000901" table:style-name="ce2">
            <text:p>7861.92</text:p>
          </table:table-cell>
          <table:table-cell table:number-columns-repeated="16382"/>
        </table:table-row>
        <table:table-row table:style-name="ro1">
          <table:table-cell office:value-type="float" office:value="16.068678678678701" table:style-name="ce2">
            <text:p>16.06867868</text:p>
          </table:table-cell>
          <table:table-cell office:value-type="float" office:value="7862.6400000000904" table:style-name="ce2">
            <text:p>7862.64</text:p>
          </table:table-cell>
          <table:table-cell table:number-columns-repeated="16382"/>
        </table:table-row>
        <table:table-row table:style-name="ro1">
          <table:table-cell office:value-type="float" office:value="16.0926826826827" table:style-name="ce2">
            <text:p>16.09268268</text:p>
          </table:table-cell>
          <table:table-cell office:value-type="float" office:value="7863.3600000000897" table:style-name="ce2">
            <text:p>7863.36</text:p>
          </table:table-cell>
          <table:table-cell table:number-columns-repeated="16382"/>
        </table:table-row>
        <table:table-row table:style-name="ro1">
          <table:table-cell office:value-type="float" office:value="16.116686686686698" table:style-name="ce2">
            <text:p>16.11668669</text:p>
          </table:table-cell>
          <table:table-cell office:value-type="float" office:value="7864.08000000009" table:style-name="ce2">
            <text:p>7864.08</text:p>
          </table:table-cell>
          <table:table-cell table:number-columns-repeated="16382"/>
        </table:table-row>
        <table:table-row table:style-name="ro1">
          <table:table-cell office:value-type="float" office:value="16.1406906906907" table:style-name="ce2">
            <text:p>16.14069069</text:p>
          </table:table-cell>
          <table:table-cell office:value-type="float" office:value="7864.8000000000902" table:style-name="ce2">
            <text:p>7864.8</text:p>
          </table:table-cell>
          <table:table-cell table:number-columns-repeated="16382"/>
        </table:table-row>
        <table:table-row table:style-name="ro1">
          <table:table-cell office:value-type="float" office:value="16.164694694694699" table:style-name="ce2">
            <text:p>16.16469469</text:p>
          </table:table-cell>
          <table:table-cell office:value-type="float" office:value="7887.3600000000897" table:style-name="ce2">
            <text:p>7887.36</text:p>
          </table:table-cell>
          <table:table-cell table:number-columns-repeated="16382"/>
        </table:table-row>
        <table:table-row table:style-name="ro1">
          <table:table-cell office:value-type="float" office:value="16.188698698698701" table:style-name="ce2">
            <text:p>16.1886987</text:p>
          </table:table-cell>
          <table:table-cell office:value-type="float" office:value="7909.9200000000901" table:style-name="ce2">
            <text:p>7909.92</text:p>
          </table:table-cell>
          <table:table-cell table:number-columns-repeated="16382"/>
        </table:table-row>
        <table:table-row table:style-name="ro1">
          <table:table-cell office:value-type="float" office:value="16.2127027027027" table:style-name="ce2">
            <text:p>16.2127027</text:p>
          </table:table-cell>
          <table:table-cell office:value-type="float" office:value="7932.4800000000896" table:style-name="ce2">
            <text:p>7932.48</text:p>
          </table:table-cell>
          <table:table-cell table:number-columns-repeated="16382"/>
        </table:table-row>
        <table:table-row table:style-name="ro1">
          <table:table-cell office:value-type="float" office:value="16.236706706706698" table:style-name="ce2">
            <text:p>16.23670671</text:p>
          </table:table-cell>
          <table:table-cell office:value-type="float" office:value="7955.0400000001" table:style-name="ce2">
            <text:p>7955.04</text:p>
          </table:table-cell>
          <table:table-cell table:number-columns-repeated="16382"/>
        </table:table-row>
        <table:table-row table:style-name="ro1">
          <table:table-cell office:value-type="float" office:value="16.260710710710701" table:style-name="ce2">
            <text:p>16.26071071</text:p>
          </table:table-cell>
          <table:table-cell office:value-type="float" office:value="7977.6000000001004" table:style-name="ce2">
            <text:p>7977.6</text:p>
          </table:table-cell>
          <table:table-cell table:number-columns-repeated="16382"/>
        </table:table-row>
        <table:table-row table:style-name="ro1">
          <table:table-cell office:value-type="float" office:value="16.284714714714699" table:style-name="ce2">
            <text:p>16.28471471</text:p>
          </table:table-cell>
          <table:table-cell office:value-type="float" office:value="8000.1600000000999" table:style-name="ce2">
            <text:p>8000.16</text:p>
          </table:table-cell>
          <table:table-cell table:number-columns-repeated="16382"/>
        </table:table-row>
        <table:table-row table:style-name="ro1">
          <table:table-cell office:value-type="float" office:value="16.308718718718701" table:style-name="ce2">
            <text:p>16.30871872</text:p>
          </table:table-cell>
          <table:table-cell office:value-type="float" office:value="8022.7200000001003" table:style-name="ce2">
            <text:p>8022.72</text:p>
          </table:table-cell>
          <table:table-cell table:number-columns-repeated="16382"/>
        </table:table-row>
        <table:table-row table:style-name="ro1">
          <table:table-cell office:value-type="float" office:value="16.3327227227227" table:style-name="ce2">
            <text:p>16.33272272</text:p>
          </table:table-cell>
          <table:table-cell office:value-type="float" office:value="8045.2800000000998" table:style-name="ce2">
            <text:p>8045.28</text:p>
          </table:table-cell>
          <table:table-cell table:number-columns-repeated="16382"/>
        </table:table-row>
        <table:table-row table:style-name="ro1">
          <table:table-cell office:value-type="float" office:value="16.356726726726698" table:style-name="ce2">
            <text:p>16.35672673</text:p>
          </table:table-cell>
          <table:table-cell office:value-type="float" office:value="8067.8400000001002" table:style-name="ce2">
            <text:p>8067.84</text:p>
          </table:table-cell>
          <table:table-cell table:number-columns-repeated="16382"/>
        </table:table-row>
        <table:table-row table:style-name="ro1">
          <table:table-cell office:value-type="float" office:value="16.380730730730701" table:style-name="ce2">
            <text:p>16.38073073</text:p>
          </table:table-cell>
          <table:table-cell office:value-type="float" office:value="8090.4000000000997" table:style-name="ce2">
            <text:p>8090.4</text:p>
          </table:table-cell>
          <table:table-cell table:number-columns-repeated="16382"/>
        </table:table-row>
        <table:table-row table:style-name="ro1">
          <table:table-cell office:value-type="float" office:value="16.404734734734699" table:style-name="ce2">
            <text:p>16.40473473</text:p>
          </table:table-cell>
          <table:table-cell office:value-type="float" office:value="8112.9600000001001" table:style-name="ce2">
            <text:p>8112.96</text:p>
          </table:table-cell>
          <table:table-cell table:number-columns-repeated="16382"/>
        </table:table-row>
        <table:table-row table:style-name="ro1">
          <table:table-cell office:value-type="float" office:value="16.428738738738701" table:style-name="ce2">
            <text:p>16.42873874</text:p>
          </table:table-cell>
          <table:table-cell office:value-type="float" office:value="8135.5200000000996" table:style-name="ce2">
            <text:p>8135.52</text:p>
          </table:table-cell>
          <table:table-cell table:number-columns-repeated="16382"/>
        </table:table-row>
        <table:table-row table:style-name="ro1">
          <table:table-cell office:value-type="float" office:value="16.4527427427427" table:style-name="ce2">
            <text:p>16.45274274</text:p>
          </table:table-cell>
          <table:table-cell office:value-type="float" office:value="8158.0800000001" table:style-name="ce2">
            <text:p>8158.08</text:p>
          </table:table-cell>
          <table:table-cell table:number-columns-repeated="16382"/>
        </table:table-row>
        <table:table-row table:style-name="ro1">
          <table:table-cell office:value-type="float" office:value="16.476746746746699" table:style-name="ce2">
            <text:p>16.47674675</text:p>
          </table:table-cell>
          <table:table-cell office:value-type="float" office:value="8180.6400000001004" table:style-name="ce2">
            <text:p>8180.64</text:p>
          </table:table-cell>
          <table:table-cell table:number-columns-repeated="16382"/>
        </table:table-row>
        <table:table-row table:style-name="ro1">
          <table:table-cell office:value-type="float" office:value="16.5007507507508" table:style-name="ce2">
            <text:p>16.50075075</text:p>
          </table:table-cell>
          <table:table-cell office:value-type="float" office:value="8203.2000000001008" table:style-name="ce2">
            <text:p>8203.2</text:p>
          </table:table-cell>
          <table:table-cell table:number-columns-repeated="16382"/>
        </table:table-row>
        <table:table-row table:style-name="ro1">
          <table:table-cell office:value-type="float" office:value="16.524754754754799" table:style-name="ce2">
            <text:p>16.52475475</text:p>
          </table:table-cell>
          <table:table-cell office:value-type="float" office:value="8225.7600000001003" table:style-name="ce2">
            <text:p>8225.76</text:p>
          </table:table-cell>
          <table:table-cell table:number-columns-repeated="16382"/>
        </table:table-row>
        <table:table-row table:style-name="ro1">
          <table:table-cell office:value-type="float" office:value="16.548758758758801" table:style-name="ce2">
            <text:p>16.54875876</text:p>
          </table:table-cell>
          <table:table-cell office:value-type="float" office:value="8248.3200000000998" table:style-name="ce2">
            <text:p>8248.32</text:p>
          </table:table-cell>
          <table:table-cell table:number-columns-repeated="16382"/>
        </table:table-row>
        <table:table-row table:style-name="ro1">
          <table:table-cell office:value-type="float" office:value="16.5727627627628" table:style-name="ce2">
            <text:p>16.57276276</text:p>
          </table:table-cell>
          <table:table-cell office:value-type="float" office:value="8270.8800000000992" table:style-name="ce2">
            <text:p>8270.88</text:p>
          </table:table-cell>
          <table:table-cell table:number-columns-repeated="16382"/>
        </table:table-row>
        <table:table-row table:style-name="ro1">
          <table:table-cell office:value-type="float" office:value="16.596766766766802" table:style-name="ce2">
            <text:p>16.59676677</text:p>
          </table:table-cell>
          <table:table-cell office:value-type="float" office:value="8293.4400000001006" table:style-name="ce2">
            <text:p>8293.44</text:p>
          </table:table-cell>
          <table:table-cell table:number-columns-repeated="16382"/>
        </table:table-row>
        <table:table-row table:style-name="ro1">
          <table:table-cell office:value-type="float" office:value="16.6207707707708" table:style-name="ce2">
            <text:p>16.62077077</text:p>
          </table:table-cell>
          <table:table-cell office:value-type="float" office:value="8316.0000000001" table:style-name="ce2">
            <text:p>8316</text:p>
          </table:table-cell>
          <table:table-cell table:number-columns-repeated="16382"/>
        </table:table-row>
        <table:table-row table:style-name="ro1">
          <table:table-cell office:value-type="float" office:value="16.644774774774799" table:style-name="ce2">
            <text:p>16.64477477</text:p>
          </table:table-cell>
          <table:table-cell office:value-type="float" office:value="8338.5600000000995" table:style-name="ce2">
            <text:p>8338.56</text:p>
          </table:table-cell>
          <table:table-cell table:number-columns-repeated="16382"/>
        </table:table-row>
        <table:table-row table:style-name="ro1">
          <table:table-cell office:value-type="float" office:value="16.668778778778801" table:style-name="ce2">
            <text:p>16.66877878</text:p>
          </table:table-cell>
          <table:table-cell office:value-type="float" office:value="8361.1200000001008" table:style-name="ce2">
            <text:p>8361.12</text:p>
          </table:table-cell>
          <table:table-cell table:number-columns-repeated="16382"/>
        </table:table-row>
        <table:table-row table:style-name="ro1">
          <table:table-cell office:value-type="float" office:value="16.6927827827828" table:style-name="ce2">
            <text:p>16.69278278</text:p>
          </table:table-cell>
          <table:table-cell office:value-type="float" office:value="8361.8400000001002" table:style-name="ce2">
            <text:p>8361.84</text:p>
          </table:table-cell>
          <table:table-cell table:number-columns-repeated="16382"/>
        </table:table-row>
        <table:table-row table:style-name="ro1">
          <table:table-cell office:value-type="float" office:value="16.716786786786798" table:style-name="ce2">
            <text:p>16.71678679</text:p>
          </table:table-cell>
          <table:table-cell office:value-type="float" office:value="8362.5600000000904" table:style-name="ce2">
            <text:p>8362.56</text:p>
          </table:table-cell>
          <table:table-cell table:number-columns-repeated="16382"/>
        </table:table-row>
        <table:table-row table:style-name="ro1">
          <table:table-cell office:value-type="float" office:value="16.7407907907908" table:style-name="ce2">
            <text:p>16.74079079</text:p>
          </table:table-cell>
          <table:table-cell office:value-type="float" office:value="8363.2800000000898" table:style-name="ce2">
            <text:p>8363.28</text:p>
          </table:table-cell>
          <table:table-cell table:number-columns-repeated="16382"/>
        </table:table-row>
        <table:table-row table:style-name="ro1">
          <table:table-cell office:value-type="float" office:value="16.764794794794799" table:style-name="ce2">
            <text:p>16.76479479</text:p>
          </table:table-cell>
          <table:table-cell office:value-type="float" office:value="8364.0000000000891" table:style-name="ce2">
            <text:p>8364</text:p>
          </table:table-cell>
          <table:table-cell table:number-columns-repeated="16382"/>
        </table:table-row>
        <table:table-row table:style-name="ro1">
          <table:table-cell office:value-type="float" office:value="16.788798798798801" table:style-name="ce2">
            <text:p>16.7887988</text:p>
          </table:table-cell>
          <table:table-cell office:value-type="float" office:value="8364.7200000000903" table:style-name="ce2">
            <text:p>8364.72</text:p>
          </table:table-cell>
          <table:table-cell table:number-columns-repeated="16382"/>
        </table:table-row>
        <table:table-row table:style-name="ro1">
          <table:table-cell office:value-type="float" office:value="16.8128028028028" table:style-name="ce2">
            <text:p>16.8128028</text:p>
          </table:table-cell>
          <table:table-cell office:value-type="float" office:value="8365.4400000000896" table:style-name="ce2">
            <text:p>8365.44</text:p>
          </table:table-cell>
          <table:table-cell table:number-columns-repeated="16382"/>
        </table:table-row>
        <table:table-row table:style-name="ro1">
          <table:table-cell office:value-type="float" office:value="16.836806806806798" table:style-name="ce2">
            <text:p>16.83680681</text:p>
          </table:table-cell>
          <table:table-cell office:value-type="float" office:value="8366.1600000000908" table:style-name="ce2">
            <text:p>8366.16</text:p>
          </table:table-cell>
          <table:table-cell table:number-columns-repeated="16382"/>
        </table:table-row>
        <table:table-row table:style-name="ro1">
          <table:table-cell office:value-type="float" office:value="16.860810810810801" table:style-name="ce2">
            <text:p>16.86081081</text:p>
          </table:table-cell>
          <table:table-cell office:value-type="float" office:value="8366.8800000000901" table:style-name="ce2">
            <text:p>8366.88</text:p>
          </table:table-cell>
          <table:table-cell table:number-columns-repeated="16382"/>
        </table:table-row>
        <table:table-row table:style-name="ro1">
          <table:table-cell office:value-type="float" office:value="16.884814814814799" table:style-name="ce2">
            <text:p>16.88481481</text:p>
          </table:table-cell>
          <table:table-cell office:value-type="float" office:value="8367.6000000000895" table:style-name="ce2">
            <text:p>8367.6</text:p>
          </table:table-cell>
          <table:table-cell table:number-columns-repeated="16382"/>
        </table:table-row>
        <table:table-row table:style-name="ro1">
          <table:table-cell office:value-type="float" office:value="16.908818818818801" table:style-name="ce2">
            <text:p>16.90881882</text:p>
          </table:table-cell>
          <table:table-cell office:value-type="float" office:value="8368.3200000000907" table:style-name="ce2">
            <text:p>8368.32</text:p>
          </table:table-cell>
          <table:table-cell table:number-columns-repeated="16382"/>
        </table:table-row>
        <table:table-row table:style-name="ro1">
          <table:table-cell office:value-type="float" office:value="16.9328228228228" table:style-name="ce2">
            <text:p>16.93282282</text:p>
          </table:table-cell>
          <table:table-cell office:value-type="float" office:value="8390.8800000000901" table:style-name="ce2">
            <text:p>8390.88</text:p>
          </table:table-cell>
          <table:table-cell table:number-columns-repeated="16382"/>
        </table:table-row>
        <table:table-row table:style-name="ro1">
          <table:table-cell office:value-type="float" office:value="16.956826826826799" table:style-name="ce2">
            <text:p>16.95682683</text:p>
          </table:table-cell>
          <table:table-cell office:value-type="float" office:value="8413.4400000000896" table:style-name="ce2">
            <text:p>8413.44</text:p>
          </table:table-cell>
          <table:table-cell table:number-columns-repeated="16382"/>
        </table:table-row>
        <table:table-row table:style-name="ro1">
          <table:table-cell office:value-type="float" office:value="16.980830830830801" table:style-name="ce2">
            <text:p>16.98083083</text:p>
          </table:table-cell>
          <table:table-cell office:value-type="float" office:value="8414.1600000000908" table:style-name="ce2">
            <text:p>8414.16</text:p>
          </table:table-cell>
          <table:table-cell table:number-columns-repeated="16382"/>
        </table:table-row>
        <table:table-row table:style-name="ro1">
          <table:table-cell office:value-type="float" office:value="17.004834834834799" table:style-name="ce2">
            <text:p>17.00483483</text:p>
          </table:table-cell>
          <table:table-cell office:value-type="float" office:value="8414.8800000000901" table:style-name="ce2">
            <text:p>8414.88</text:p>
          </table:table-cell>
          <table:table-cell table:number-columns-repeated="16382"/>
        </table:table-row>
        <table:table-row table:style-name="ro1">
          <table:table-cell office:value-type="float" office:value="17.028838838838801" table:style-name="ce2">
            <text:p>17.02883884</text:p>
          </table:table-cell>
          <table:table-cell office:value-type="float" office:value="8415.6000000000895" table:style-name="ce2">
            <text:p>8415.6</text:p>
          </table:table-cell>
          <table:table-cell table:number-columns-repeated="16382"/>
        </table:table-row>
        <table:table-row table:style-name="ro1">
          <table:table-cell office:value-type="float" office:value="17.0528428428428" table:style-name="ce2">
            <text:p>17.05284284</text:p>
          </table:table-cell>
          <table:table-cell office:value-type="float" office:value="8416.3200000000907" table:style-name="ce2">
            <text:p>8416.32</text:p>
          </table:table-cell>
          <table:table-cell table:number-columns-repeated="16382"/>
        </table:table-row>
        <table:table-row table:style-name="ro1">
          <table:table-cell office:value-type="float" office:value="17.076846846846799" table:style-name="ce2">
            <text:p>17.07684685</text:p>
          </table:table-cell>
          <table:table-cell office:value-type="float" office:value="8417.04000000009" table:style-name="ce2">
            <text:p>8417.04</text:p>
          </table:table-cell>
          <table:table-cell table:number-columns-repeated="16382"/>
        </table:table-row>
        <table:table-row table:style-name="ro1">
          <table:table-cell office:value-type="float" office:value="17.1008508508509" table:style-name="ce2">
            <text:p>17.10085085</text:p>
          </table:table-cell>
          <table:table-cell office:value-type="float" office:value="8417.7600000000803" table:style-name="ce2">
            <text:p>8417.76</text:p>
          </table:table-cell>
          <table:table-cell table:number-columns-repeated="16382"/>
        </table:table-row>
        <table:table-row table:style-name="ro1">
          <table:table-cell office:value-type="float" office:value="17.124854854854899" table:style-name="ce2">
            <text:p>17.12485485</text:p>
          </table:table-cell>
          <table:table-cell office:value-type="float" office:value="8418.4800000000796" table:style-name="ce2">
            <text:p>8418.48</text:p>
          </table:table-cell>
          <table:table-cell table:number-columns-repeated="16382"/>
        </table:table-row>
        <table:table-row table:style-name="ro1">
          <table:table-cell office:value-type="float" office:value="17.148858858858901" table:style-name="ce2">
            <text:p>17.14885886</text:p>
          </table:table-cell>
          <table:table-cell office:value-type="float" office:value="8419.2000000000808" table:style-name="ce2">
            <text:p>8419.2</text:p>
          </table:table-cell>
          <table:table-cell table:number-columns-repeated="16382"/>
        </table:table-row>
        <table:table-row table:style-name="ro1">
          <table:table-cell office:value-type="float" office:value="17.1728628628629" table:style-name="ce2">
            <text:p>17.17286286</text:p>
          </table:table-cell>
          <table:table-cell office:value-type="float" office:value="8419.9200000000801" table:style-name="ce2">
            <text:p>8419.92</text:p>
          </table:table-cell>
          <table:table-cell table:number-columns-repeated="16382"/>
        </table:table-row>
        <table:table-row table:style-name="ro1">
          <table:table-cell office:value-type="float" office:value="17.196866866866898" table:style-name="ce2">
            <text:p>17.19686687</text:p>
          </table:table-cell>
          <table:table-cell office:value-type="float" office:value="8442.4800000000796" table:style-name="ce2">
            <text:p>8442.48</text:p>
          </table:table-cell>
          <table:table-cell table:number-columns-repeated="16382"/>
        </table:table-row>
        <table:table-row table:style-name="ro1">
          <table:table-cell office:value-type="float" office:value="17.2208708708709" table:style-name="ce2">
            <text:p>17.22087087</text:p>
          </table:table-cell>
          <table:table-cell office:value-type="float" office:value="8443.2000000000808" table:style-name="ce2">
            <text:p>8443.2</text:p>
          </table:table-cell>
          <table:table-cell table:number-columns-repeated="16382"/>
        </table:table-row>
        <table:table-row table:style-name="ro1">
          <table:table-cell office:value-type="float" office:value="17.244874874874899" table:style-name="ce2">
            <text:p>17.24487487</text:p>
          </table:table-cell>
          <table:table-cell office:value-type="float" office:value="8443.9200000000801" table:style-name="ce2">
            <text:p>8443.92</text:p>
          </table:table-cell>
          <table:table-cell table:number-columns-repeated="16382"/>
        </table:table-row>
        <table:table-row table:style-name="ro1">
          <table:table-cell office:value-type="float" office:value="17.268878878878901" table:style-name="ce2">
            <text:p>17.26887888</text:p>
          </table:table-cell>
          <table:table-cell office:value-type="float" office:value="8444.6400000000795" table:style-name="ce2">
            <text:p>8444.64</text:p>
          </table:table-cell>
          <table:table-cell table:number-columns-repeated="16382"/>
        </table:table-row>
        <table:table-row table:style-name="ro1">
          <table:table-cell office:value-type="float" office:value="17.2928828828829" table:style-name="ce2">
            <text:p>17.29288288</text:p>
          </table:table-cell>
          <table:table-cell office:value-type="float" office:value="8445.3600000000806" table:style-name="ce2">
            <text:p>8445.36</text:p>
          </table:table-cell>
          <table:table-cell table:number-columns-repeated="16382"/>
        </table:table-row>
        <table:table-row table:style-name="ro1">
          <table:table-cell office:value-type="float" office:value="17.316886886886898" table:style-name="ce2">
            <text:p>17.31688689</text:p>
          </table:table-cell>
          <table:table-cell office:value-type="float" office:value="8467.9200000000801" table:style-name="ce2">
            <text:p>8467.92</text:p>
          </table:table-cell>
          <table:table-cell table:number-columns-repeated="16382"/>
        </table:table-row>
        <table:table-row table:style-name="ro1">
          <table:table-cell office:value-type="float" office:value="17.340890890890901" table:style-name="ce2">
            <text:p>17.34089089</text:p>
          </table:table-cell>
          <table:table-cell office:value-type="float" office:value="8490.4800000000796" table:style-name="ce2">
            <text:p>8490.48</text:p>
          </table:table-cell>
          <table:table-cell table:number-columns-repeated="16382"/>
        </table:table-row>
        <table:table-row table:style-name="ro1">
          <table:table-cell office:value-type="float" office:value="17.364894894894899" table:style-name="ce2">
            <text:p>17.36489489</text:p>
          </table:table-cell>
          <table:table-cell office:value-type="float" office:value="8513.0400000000809" table:style-name="ce2">
            <text:p>8513.04</text:p>
          </table:table-cell>
          <table:table-cell table:number-columns-repeated="16382"/>
        </table:table-row>
        <table:table-row table:style-name="ro1">
          <table:table-cell office:value-type="float" office:value="17.388898898898901" table:style-name="ce2">
            <text:p>17.3888989</text:p>
          </table:table-cell>
          <table:table-cell office:value-type="float" office:value="8535.6000000000804" table:style-name="ce2">
            <text:p>8535.6</text:p>
          </table:table-cell>
          <table:table-cell table:number-columns-repeated="16382"/>
        </table:table-row>
        <table:table-row table:style-name="ro1">
          <table:table-cell office:value-type="float" office:value="17.4129029029029" table:style-name="ce2">
            <text:p>17.4129029</text:p>
          </table:table-cell>
          <table:table-cell office:value-type="float" office:value="8558.1600000000799" table:style-name="ce2">
            <text:p>8558.16</text:p>
          </table:table-cell>
          <table:table-cell table:number-columns-repeated="16382"/>
        </table:table-row>
        <table:table-row table:style-name="ro1">
          <table:table-cell office:value-type="float" office:value="17.436906906906898" table:style-name="ce2">
            <text:p>17.43690691</text:p>
          </table:table-cell>
          <table:table-cell office:value-type="float" office:value="8580.7200000000794" table:style-name="ce2">
            <text:p>8580.72</text:p>
          </table:table-cell>
          <table:table-cell table:number-columns-repeated="16382"/>
        </table:table-row>
        <table:table-row table:style-name="ro1">
          <table:table-cell office:value-type="float" office:value="17.460910910910901" table:style-name="ce2">
            <text:p>17.46091091</text:p>
          </table:table-cell>
          <table:table-cell office:value-type="float" office:value="8603.2800000000807" table:style-name="ce2">
            <text:p>8603.28</text:p>
          </table:table-cell>
          <table:table-cell table:number-columns-repeated="16382"/>
        </table:table-row>
        <table:table-row table:style-name="ro1">
          <table:table-cell office:value-type="float" office:value="17.484914914914899" table:style-name="ce2">
            <text:p>17.48491491</text:p>
          </table:table-cell>
          <table:table-cell office:value-type="float" office:value="8625.8400000000802" table:style-name="ce2">
            <text:p>8625.84</text:p>
          </table:table-cell>
          <table:table-cell table:number-columns-repeated="16382"/>
        </table:table-row>
        <table:table-row table:style-name="ro1">
          <table:table-cell office:value-type="float" office:value="17.508918918918901" table:style-name="ce2">
            <text:p>17.50891892</text:p>
          </table:table-cell>
          <table:table-cell office:value-type="float" office:value="8648.4000000000706" table:style-name="ce2">
            <text:p>8648.4</text:p>
          </table:table-cell>
          <table:table-cell table:number-columns-repeated="16382"/>
        </table:table-row>
        <table:table-row table:style-name="ro1">
          <table:table-cell office:value-type="float" office:value="17.5329229229229" table:style-name="ce2">
            <text:p>17.53292292</text:p>
          </table:table-cell>
          <table:table-cell office:value-type="float" office:value="8670.9600000000701" table:style-name="ce2">
            <text:p>8670.96</text:p>
          </table:table-cell>
          <table:table-cell table:number-columns-repeated="16382"/>
        </table:table-row>
        <table:table-row table:style-name="ro1">
          <table:table-cell office:value-type="float" office:value="17.556926926926899" table:style-name="ce2">
            <text:p>17.55692693</text:p>
          </table:table-cell>
          <table:table-cell office:value-type="float" office:value="8671.6800000000694" table:style-name="ce2">
            <text:p>8671.68</text:p>
          </table:table-cell>
          <table:table-cell table:number-columns-repeated="16382"/>
        </table:table-row>
        <table:table-row table:style-name="ro1">
          <table:table-cell office:value-type="float" office:value="17.580930930930901" table:style-name="ce2">
            <text:p>17.58093093</text:p>
          </table:table-cell>
          <table:table-cell office:value-type="float" office:value="8672.4000000000706" table:style-name="ce2">
            <text:p>8672.4</text:p>
          </table:table-cell>
          <table:table-cell table:number-columns-repeated="16382"/>
        </table:table-row>
        <table:table-row table:style-name="ro1">
          <table:table-cell office:value-type="float" office:value="17.604934934934899" table:style-name="ce2">
            <text:p>17.60493493</text:p>
          </table:table-cell>
          <table:table-cell office:value-type="float" office:value="8673.1200000000699" table:style-name="ce2">
            <text:p>8673.12</text:p>
          </table:table-cell>
          <table:table-cell table:number-columns-repeated="16382"/>
        </table:table-row>
        <table:table-row table:style-name="ro1">
          <table:table-cell office:value-type="float" office:value="17.628938938938902" table:style-name="ce2">
            <text:p>17.62893894</text:p>
          </table:table-cell>
          <table:table-cell office:value-type="float" office:value="8673.8400000000693" table:style-name="ce2">
            <text:p>8673.84</text:p>
          </table:table-cell>
          <table:table-cell table:number-columns-repeated="16382"/>
        </table:table-row>
        <table:table-row table:style-name="ro1">
          <table:table-cell office:value-type="float" office:value="17.6529429429429" table:style-name="ce2">
            <text:p>17.65294294</text:p>
          </table:table-cell>
          <table:table-cell office:value-type="float" office:value="8696.4000000000706" table:style-name="ce2">
            <text:p>8696.4</text:p>
          </table:table-cell>
          <table:table-cell table:number-columns-repeated="16382"/>
        </table:table-row>
        <table:table-row table:style-name="ro1">
          <table:table-cell office:value-type="float" office:value="17.676946946946899" table:style-name="ce2">
            <text:p>17.67694695</text:p>
          </table:table-cell>
          <table:table-cell office:value-type="float" office:value="8718.9600000000701" table:style-name="ce2">
            <text:p>8718.96</text:p>
          </table:table-cell>
          <table:table-cell table:number-columns-repeated="16382"/>
        </table:table-row>
        <table:table-row table:style-name="ro1">
          <table:table-cell office:value-type="float" office:value="17.700950950951" table:style-name="ce2">
            <text:p>17.70095095</text:p>
          </table:table-cell>
          <table:table-cell office:value-type="float" office:value="8741.5200000000696" table:style-name="ce2">
            <text:p>8741.52</text:p>
          </table:table-cell>
          <table:table-cell table:number-columns-repeated="16382"/>
        </table:table-row>
        <table:table-row table:style-name="ro1">
          <table:table-cell office:value-type="float" office:value="17.724954954954999" table:style-name="ce2">
            <text:p>17.72495495</text:p>
          </table:table-cell>
          <table:table-cell office:value-type="float" office:value="8764.0800000000709" table:style-name="ce2">
            <text:p>8764.08</text:p>
          </table:table-cell>
          <table:table-cell table:number-columns-repeated="16382"/>
        </table:table-row>
        <table:table-row table:style-name="ro1">
          <table:table-cell office:value-type="float" office:value="17.748958958959001" table:style-name="ce2">
            <text:p>17.74895896</text:p>
          </table:table-cell>
          <table:table-cell office:value-type="float" office:value="8786.6400000000704" table:style-name="ce2">
            <text:p>8786.64</text:p>
          </table:table-cell>
          <table:table-cell table:number-columns-repeated="16382"/>
        </table:table-row>
        <table:table-row table:style-name="ro1">
          <table:table-cell office:value-type="float" office:value="17.772962962963" table:style-name="ce2">
            <text:p>17.77296296</text:p>
          </table:table-cell>
          <table:table-cell office:value-type="float" office:value="8809.2000000000698" table:style-name="ce2">
            <text:p>8809.2</text:p>
          </table:table-cell>
          <table:table-cell table:number-columns-repeated="16382"/>
        </table:table-row>
        <table:table-row table:style-name="ro1">
          <table:table-cell office:value-type="float" office:value="17.796966966966998" table:style-name="ce2">
            <text:p>17.79696697</text:p>
          </table:table-cell>
          <table:table-cell office:value-type="float" office:value="8831.7600000000693" table:style-name="ce2">
            <text:p>8831.76</text:p>
          </table:table-cell>
          <table:table-cell table:number-columns-repeated="16382"/>
        </table:table-row>
        <table:table-row table:style-name="ro1">
          <table:table-cell office:value-type="float" office:value="17.820970970971" table:style-name="ce2">
            <text:p>17.82097097</text:p>
          </table:table-cell>
          <table:table-cell office:value-type="float" office:value="8854.3200000000706" table:style-name="ce2">
            <text:p>8854.32</text:p>
          </table:table-cell>
          <table:table-cell table:number-columns-repeated="16382"/>
        </table:table-row>
        <table:table-row table:style-name="ro1">
          <table:table-cell office:value-type="float" office:value="17.844974974974999" table:style-name="ce2">
            <text:p>17.84497497</text:p>
          </table:table-cell>
          <table:table-cell office:value-type="float" office:value="8877.6000000000695" table:style-name="ce2">
            <text:p>8877.6</text:p>
          </table:table-cell>
          <table:table-cell table:number-columns-repeated="16382"/>
        </table:table-row>
        <table:table-row table:style-name="ro1">
          <table:table-cell office:value-type="float" office:value="17.868978978979001" table:style-name="ce2">
            <text:p>17.86897898</text:p>
          </table:table-cell>
          <table:table-cell office:value-type="float" office:value="8900.8800000000701" table:style-name="ce2">
            <text:p>8900.88</text:p>
          </table:table-cell>
          <table:table-cell table:number-columns-repeated="16382"/>
        </table:table-row>
        <table:table-row table:style-name="ro1">
          <table:table-cell office:value-type="float" office:value="17.892982982983" table:style-name="ce2">
            <text:p>17.89298298</text:p>
          </table:table-cell>
          <table:table-cell office:value-type="float" office:value="8924.1600000000599" table:style-name="ce2">
            <text:p>8924.16</text:p>
          </table:table-cell>
          <table:table-cell table:number-columns-repeated="16382"/>
        </table:table-row>
        <table:table-row table:style-name="ro1">
          <table:table-cell office:value-type="float" office:value="17.916986986986998" table:style-name="ce2">
            <text:p>17.91698699</text:p>
          </table:table-cell>
          <table:table-cell office:value-type="float" office:value="8947.4400000000605" table:style-name="ce2">
            <text:p>8947.44</text:p>
          </table:table-cell>
          <table:table-cell table:number-columns-repeated="16382"/>
        </table:table-row>
        <table:table-row table:style-name="ro1">
          <table:table-cell office:value-type="float" office:value="17.940990990991001" table:style-name="ce2">
            <text:p>17.94099099</text:p>
          </table:table-cell>
          <table:table-cell office:value-type="float" office:value="8970.7200000000594" table:style-name="ce2">
            <text:p>8970.72</text:p>
          </table:table-cell>
          <table:table-cell table:number-columns-repeated="16382"/>
        </table:table-row>
        <table:table-row table:style-name="ro1">
          <table:table-cell office:value-type="float" office:value="17.964994994994999" table:style-name="ce2">
            <text:p>17.96499499</text:p>
          </table:table-cell>
          <table:table-cell office:value-type="float" office:value="8972.1600000000599" table:style-name="ce2">
            <text:p>8972.16</text:p>
          </table:table-cell>
          <table:table-cell table:number-columns-repeated="16382"/>
        </table:table-row>
        <table:table-row table:style-name="ro1">
          <table:table-cell office:value-type="float" office:value="17.988998998999001" table:style-name="ce2">
            <text:p>17.988999</text:p>
          </table:table-cell>
          <table:table-cell office:value-type="float" office:value="8995.4400000000605" table:style-name="ce2">
            <text:p>8995.44</text:p>
          </table:table-cell>
          <table:table-cell table:number-columns-repeated="16382"/>
        </table:table-row>
        <table:table-row table:style-name="ro1">
          <table:table-cell office:value-type="float" office:value="18.013003003003" table:style-name="ce2">
            <text:p>18.013003</text:p>
          </table:table-cell>
          <table:table-cell office:value-type="float" office:value="9018.7200000000594" table:style-name="ce2">
            <text:p>9018.72</text:p>
          </table:table-cell>
          <table:table-cell table:number-columns-repeated="16382"/>
        </table:table-row>
        <table:table-row table:style-name="ro1">
          <table:table-cell office:value-type="float" office:value="18.037007007006999" table:style-name="ce2">
            <text:p>18.03700701</text:p>
          </table:table-cell>
          <table:table-cell office:value-type="float" office:value="9042.00000000006" table:style-name="ce2">
            <text:p>9042</text:p>
          </table:table-cell>
          <table:table-cell table:number-columns-repeated="16382"/>
        </table:table-row>
        <table:table-row table:style-name="ro1">
          <table:table-cell office:value-type="float" office:value="18.061011011011001" table:style-name="ce2">
            <text:p>18.06101101</text:p>
          </table:table-cell>
          <table:table-cell office:value-type="float" office:value="9065.2800000000607" table:style-name="ce2">
            <text:p>9065.28</text:p>
          </table:table-cell>
          <table:table-cell table:number-columns-repeated="16382"/>
        </table:table-row>
        <table:table-row table:style-name="ro1">
          <table:table-cell office:value-type="float" office:value="18.085015015014999" table:style-name="ce2">
            <text:p>18.08501502</text:p>
          </table:table-cell>
          <table:table-cell office:value-type="float" office:value="9088.5600000000504" table:style-name="ce2">
            <text:p>9088.56</text:p>
          </table:table-cell>
          <table:table-cell table:number-columns-repeated="16382"/>
        </table:table-row>
        <table:table-row table:style-name="ro1">
          <table:table-cell office:value-type="float" office:value="18.109019019019001" table:style-name="ce2">
            <text:p>18.10901902</text:p>
          </table:table-cell>
          <table:table-cell office:value-type="float" office:value="9111.8400000000493" table:style-name="ce2">
            <text:p>9111.84</text:p>
          </table:table-cell>
          <table:table-cell table:number-columns-repeated="16382"/>
        </table:table-row>
        <table:table-row table:style-name="ro1">
          <table:table-cell office:value-type="float" office:value="18.133023023023" table:style-name="ce2">
            <text:p>18.13302302</text:p>
          </table:table-cell>
          <table:table-cell office:value-type="float" office:value="9135.1200000000499" table:style-name="ce2">
            <text:p>9135.12</text:p>
          </table:table-cell>
          <table:table-cell table:number-columns-repeated="16382"/>
        </table:table-row>
        <table:table-row table:style-name="ro1">
          <table:table-cell office:value-type="float" office:value="18.157027027026999" table:style-name="ce2">
            <text:p>18.15702703</text:p>
          </table:table-cell>
          <table:table-cell office:value-type="float" office:value="9158.4000000000506" table:style-name="ce2">
            <text:p>9158.4</text:p>
          </table:table-cell>
          <table:table-cell table:number-columns-repeated="16382"/>
        </table:table-row>
        <table:table-row table:style-name="ro1">
          <table:table-cell office:value-type="float" office:value="18.181031031031001" table:style-name="ce2">
            <text:p>18.18103103</text:p>
          </table:table-cell>
          <table:table-cell office:value-type="float" office:value="9181.6800000000494" table:style-name="ce2">
            <text:p>9181.68</text:p>
          </table:table-cell>
          <table:table-cell table:number-columns-repeated="16382"/>
        </table:table-row>
        <table:table-row table:style-name="ro1">
          <table:table-cell office:value-type="float" office:value="18.205035035034999" table:style-name="ce2">
            <text:p>18.20503504</text:p>
          </table:table-cell>
          <table:table-cell office:value-type="float" office:value="9204.9600000000501" table:style-name="ce2">
            <text:p>9204.96</text:p>
          </table:table-cell>
          <table:table-cell table:number-columns-repeated="16382"/>
        </table:table-row>
        <table:table-row table:style-name="ro1">
          <table:table-cell office:value-type="float" office:value="18.229039039039002" table:style-name="ce2">
            <text:p>18.22903904</text:p>
          </table:table-cell>
          <table:table-cell office:value-type="float" office:value="9228.2400000000507" table:style-name="ce2">
            <text:p>9228.24</text:p>
          </table:table-cell>
          <table:table-cell table:number-columns-repeated="16382"/>
        </table:table-row>
        <table:table-row table:style-name="ro1">
          <table:table-cell office:value-type="float" office:value="18.253043043043" table:style-name="ce2">
            <text:p>18.25304304</text:p>
          </table:table-cell>
          <table:table-cell office:value-type="float" office:value="9251.5200000000495" table:style-name="ce2">
            <text:p>9251.52</text:p>
          </table:table-cell>
          <table:table-cell table:number-columns-repeated="16382"/>
        </table:table-row>
        <table:table-row table:style-name="ro1">
          <table:table-cell office:value-type="float" office:value="18.277047047046999" table:style-name="ce2">
            <text:p>18.27704705</text:p>
          </table:table-cell>
          <table:table-cell office:value-type="float" office:value="9274.8000000000502" table:style-name="ce2">
            <text:p>9274.8</text:p>
          </table:table-cell>
          <table:table-cell table:number-columns-repeated="16382"/>
        </table:table-row>
        <table:table-row table:style-name="ro1">
          <table:table-cell office:value-type="float" office:value="18.3010510510511" table:style-name="ce2">
            <text:p>18.30105105</text:p>
          </table:table-cell>
          <table:table-cell office:value-type="float" office:value="9298.0800000000399" table:style-name="ce2">
            <text:p>9298.08</text:p>
          </table:table-cell>
          <table:table-cell table:number-columns-repeated="16382"/>
        </table:table-row>
        <table:table-row table:style-name="ro1">
          <table:table-cell office:value-type="float" office:value="18.325055055055099" table:style-name="ce2">
            <text:p>18.32505506</text:p>
          </table:table-cell>
          <table:table-cell office:value-type="float" office:value="9321.3600000000406" table:style-name="ce2">
            <text:p>9321.36</text:p>
          </table:table-cell>
          <table:table-cell table:number-columns-repeated="16382"/>
        </table:table-row>
        <table:table-row table:style-name="ro1">
          <table:table-cell office:value-type="float" office:value="18.349059059059101" table:style-name="ce2">
            <text:p>18.34905906</text:p>
          </table:table-cell>
          <table:table-cell office:value-type="float" office:value="9344.6400000000394" table:style-name="ce2">
            <text:p>9344.64</text:p>
          </table:table-cell>
          <table:table-cell table:number-columns-repeated="16382"/>
        </table:table-row>
        <table:table-row table:style-name="ro1">
          <table:table-cell office:value-type="float" office:value="18.3730630630631" table:style-name="ce2">
            <text:p>18.37306306</text:p>
          </table:table-cell>
          <table:table-cell office:value-type="float" office:value="9367.9200000000401" table:style-name="ce2">
            <text:p>9367.92</text:p>
          </table:table-cell>
          <table:table-cell table:number-columns-repeated="16382"/>
        </table:table-row>
        <table:table-row table:style-name="ro1">
          <table:table-cell office:value-type="float" office:value="18.397067067067098" table:style-name="ce2">
            <text:p>18.39706707</text:p>
          </table:table-cell>
          <table:table-cell office:value-type="float" office:value="9391.2000000000407" table:style-name="ce2">
            <text:p>9391.2</text:p>
          </table:table-cell>
          <table:table-cell table:number-columns-repeated="16382"/>
        </table:table-row>
        <table:table-row table:style-name="ro1">
          <table:table-cell office:value-type="float" office:value="18.421071071071101" table:style-name="ce2">
            <text:p>18.42107107</text:p>
          </table:table-cell>
          <table:table-cell office:value-type="float" office:value="9414.4800000000396" table:style-name="ce2">
            <text:p>9414.48</text:p>
          </table:table-cell>
          <table:table-cell table:number-columns-repeated="16382"/>
        </table:table-row>
        <table:table-row table:style-name="ro1">
          <table:table-cell office:value-type="float" office:value="18.445075075075099" table:style-name="ce2">
            <text:p>18.44507508</text:p>
          </table:table-cell>
          <table:table-cell office:value-type="float" office:value="9437.7600000000402" table:style-name="ce2">
            <text:p>9437.76</text:p>
          </table:table-cell>
          <table:table-cell table:number-columns-repeated="16382"/>
        </table:table-row>
        <table:table-row table:style-name="ro1">
          <table:table-cell office:value-type="float" office:value="18.469079079079101" table:style-name="ce2">
            <text:p>18.46907908</text:p>
          </table:table-cell>
          <table:table-cell office:value-type="float" office:value="9461.0400000000409" table:style-name="ce2">
            <text:p>9461.04</text:p>
          </table:table-cell>
          <table:table-cell table:number-columns-repeated="16382"/>
        </table:table-row>
        <table:table-row table:style-name="ro1">
          <table:table-cell office:value-type="float" office:value="18.4930830830831" table:style-name="ce2">
            <text:p>18.49308308</text:p>
          </table:table-cell>
          <table:table-cell office:value-type="float" office:value="9483.6000000000404" table:style-name="ce2">
            <text:p>9483.6</text:p>
          </table:table-cell>
          <table:table-cell table:number-columns-repeated="16382"/>
        </table:table-row>
        <table:table-row table:style-name="ro1">
          <table:table-cell office:value-type="float" office:value="18.517087087087098" table:style-name="ce2">
            <text:p>18.51708709</text:p>
          </table:table-cell>
          <table:table-cell office:value-type="float" office:value="9506.1600000000308" table:style-name="ce2">
            <text:p>9506.16</text:p>
          </table:table-cell>
          <table:table-cell table:number-columns-repeated="16382"/>
        </table:table-row>
        <table:table-row table:style-name="ro1">
          <table:table-cell office:value-type="float" office:value="18.541091091091101" table:style-name="ce2">
            <text:p>18.54109109</text:p>
          </table:table-cell>
          <table:table-cell office:value-type="float" office:value="9528.7200000000303" table:style-name="ce2">
            <text:p>9528.72</text:p>
          </table:table-cell>
          <table:table-cell table:number-columns-repeated="16382"/>
        </table:table-row>
        <table:table-row table:style-name="ro1">
          <table:table-cell office:value-type="float" office:value="18.565095095095099" table:style-name="ce2">
            <text:p>18.5650951</text:p>
          </table:table-cell>
          <table:table-cell office:value-type="float" office:value="9551.2800000000298" table:style-name="ce2">
            <text:p>9551.28</text:p>
          </table:table-cell>
          <table:table-cell table:number-columns-repeated="16382"/>
        </table:table-row>
        <table:table-row table:style-name="ro1">
          <table:table-cell office:value-type="float" office:value="18.589099099099101" table:style-name="ce2">
            <text:p>18.5890991</text:p>
          </table:table-cell>
          <table:table-cell office:value-type="float" office:value="9573.8400000000292" table:style-name="ce2">
            <text:p>9573.84</text:p>
          </table:table-cell>
          <table:table-cell table:number-columns-repeated="16382"/>
        </table:table-row>
        <table:table-row table:style-name="ro1">
          <table:table-cell office:value-type="float" office:value="18.6131031031031" table:style-name="ce2">
            <text:p>18.6131031</text:p>
          </table:table-cell>
          <table:table-cell office:value-type="float" office:value="9596.4000000000306" table:style-name="ce2">
            <text:p>9596.4</text:p>
          </table:table-cell>
          <table:table-cell table:number-columns-repeated="16382"/>
        </table:table-row>
        <table:table-row table:style-name="ro1">
          <table:table-cell office:value-type="float" office:value="18.637107107107099" table:style-name="ce2">
            <text:p>18.63710711</text:p>
          </table:table-cell>
          <table:table-cell office:value-type="float" office:value="9618.96000000003" table:style-name="ce2">
            <text:p>9618.96</text:p>
          </table:table-cell>
          <table:table-cell table:number-columns-repeated="16382"/>
        </table:table-row>
        <table:table-row table:style-name="ro1">
          <table:table-cell office:value-type="float" office:value="18.661111111111101" table:style-name="ce2">
            <text:p>18.66111111</text:p>
          </table:table-cell>
          <table:table-cell office:value-type="float" office:value="9619.6800000000294" table:style-name="ce2">
            <text:p>9619.68</text:p>
          </table:table-cell>
          <table:table-cell table:number-columns-repeated="16382"/>
        </table:table-row>
        <table:table-row table:style-name="ro1">
          <table:table-cell office:value-type="float" office:value="18.685115115115099" table:style-name="ce2">
            <text:p>18.68511512</text:p>
          </table:table-cell>
          <table:table-cell office:value-type="float" office:value="9620.4000000000306" table:style-name="ce2">
            <text:p>9620.4</text:p>
          </table:table-cell>
          <table:table-cell table:number-columns-repeated="16382"/>
        </table:table-row>
        <table:table-row table:style-name="ro1">
          <table:table-cell office:value-type="float" office:value="18.709119119119102" table:style-name="ce2">
            <text:p>18.70911912</text:p>
          </table:table-cell>
          <table:table-cell office:value-type="float" office:value="9621.1200000000299" table:style-name="ce2">
            <text:p>9621.12</text:p>
          </table:table-cell>
          <table:table-cell table:number-columns-repeated="16382"/>
        </table:table-row>
        <table:table-row table:style-name="ro1">
          <table:table-cell office:value-type="float" office:value="18.7331231231231" table:style-name="ce2">
            <text:p>18.73312312</text:p>
          </table:table-cell>
          <table:table-cell office:value-type="float" office:value="9621.8400000000292" table:style-name="ce2">
            <text:p>9621.84</text:p>
          </table:table-cell>
          <table:table-cell table:number-columns-repeated="16382"/>
        </table:table-row>
        <table:table-row table:style-name="ro1">
          <table:table-cell office:value-type="float" office:value="18.757127127127099" table:style-name="ce2">
            <text:p>18.75712713</text:p>
          </table:table-cell>
          <table:table-cell office:value-type="float" office:value="9622.5600000000304" table:style-name="ce2">
            <text:p>9622.56</text:p>
          </table:table-cell>
          <table:table-cell table:number-columns-repeated="16382"/>
        </table:table-row>
        <table:table-row table:style-name="ro1">
          <table:table-cell office:value-type="float" office:value="18.781131131131101" table:style-name="ce2">
            <text:p>18.78113113</text:p>
          </table:table-cell>
          <table:table-cell office:value-type="float" office:value="9623.2800000000298" table:style-name="ce2">
            <text:p>9623.28</text:p>
          </table:table-cell>
          <table:table-cell table:number-columns-repeated="16382"/>
        </table:table-row>
        <table:table-row table:style-name="ro1">
          <table:table-cell office:value-type="float" office:value="18.805135135135099" table:style-name="ce2">
            <text:p>18.80513514</text:p>
          </table:table-cell>
          <table:table-cell office:value-type="float" office:value="9624.0000000000291" table:style-name="ce2">
            <text:p>9624</text:p>
          </table:table-cell>
          <table:table-cell table:number-columns-repeated="16382"/>
        </table:table-row>
        <table:table-row table:style-name="ro1">
          <table:table-cell office:value-type="float" office:value="18.829139139139102" table:style-name="ce2">
            <text:p>18.82913914</text:p>
          </table:table-cell>
          <table:table-cell office:value-type="float" office:value="9646.5600000000304" table:style-name="ce2">
            <text:p>9646.56</text:p>
          </table:table-cell>
          <table:table-cell table:number-columns-repeated="16382"/>
        </table:table-row>
        <table:table-row table:style-name="ro1">
          <table:table-cell office:value-type="float" office:value="18.8531431431431" table:style-name="ce2">
            <text:p>18.85314314</text:p>
          </table:table-cell>
          <table:table-cell office:value-type="float" office:value="9669.1200000000299" table:style-name="ce2">
            <text:p>9669.12</text:p>
          </table:table-cell>
          <table:table-cell table:number-columns-repeated="16382"/>
        </table:table-row>
        <table:table-row table:style-name="ro1">
          <table:table-cell office:value-type="float" office:value="18.877147147147099" table:style-name="ce2">
            <text:p>18.87714715</text:p>
          </table:table-cell>
          <table:table-cell office:value-type="float" office:value="9691.6800000000294" table:style-name="ce2">
            <text:p>9691.68</text:p>
          </table:table-cell>
          <table:table-cell table:number-columns-repeated="16382"/>
        </table:table-row>
        <table:table-row table:style-name="ro1">
          <table:table-cell office:value-type="float" office:value="18.9011511511512" table:style-name="ce2">
            <text:p>18.90115115</text:p>
          </table:table-cell>
          <table:table-cell office:value-type="float" office:value="9692.4000000000306" table:style-name="ce2">
            <text:p>9692.4</text:p>
          </table:table-cell>
          <table:table-cell table:number-columns-repeated="16382"/>
        </table:table-row>
        <table:table-row table:style-name="ro1">
          <table:table-cell office:value-type="float" office:value="18.925155155155199" table:style-name="ce2">
            <text:p>18.92515516</text:p>
          </table:table-cell>
          <table:table-cell office:value-type="float" office:value="9693.1200000000208" table:style-name="ce2">
            <text:p>9693.12</text:p>
          </table:table-cell>
          <table:table-cell table:number-columns-repeated="16382"/>
        </table:table-row>
        <table:table-row table:style-name="ro1">
          <table:table-cell office:value-type="float" office:value="18.949159159159201" table:style-name="ce2">
            <text:p>18.94915916</text:p>
          </table:table-cell>
          <table:table-cell office:value-type="float" office:value="9693.8400000000202" table:style-name="ce2">
            <text:p>9693.84</text:p>
          </table:table-cell>
          <table:table-cell table:number-columns-repeated="16382"/>
        </table:table-row>
        <table:table-row table:style-name="ro1">
          <table:table-cell office:value-type="float" office:value="18.9731631631632" table:style-name="ce2">
            <text:p>18.97316316</text:p>
          </table:table-cell>
          <table:table-cell office:value-type="float" office:value="9694.5600000000195" table:style-name="ce2">
            <text:p>9694.56</text:p>
          </table:table-cell>
          <table:table-cell table:number-columns-repeated="16382"/>
        </table:table-row>
        <table:table-row table:style-name="ro1">
          <table:table-cell office:value-type="float" office:value="18.997167167167198" table:style-name="ce2">
            <text:p>18.99716717</text:p>
          </table:table-cell>
          <table:table-cell office:value-type="float" office:value="9695.2800000000207" table:style-name="ce2">
            <text:p>9695.28</text:p>
          </table:table-cell>
          <table:table-cell table:number-columns-repeated="16382"/>
        </table:table-row>
        <table:table-row table:style-name="ro1">
          <table:table-cell office:value-type="float" office:value="19.021171171171201" table:style-name="ce2">
            <text:p>19.02117117</text:p>
          </table:table-cell>
          <table:table-cell office:value-type="float" office:value="9696.00000000002" table:style-name="ce2">
            <text:p>9696</text:p>
          </table:table-cell>
          <table:table-cell table:number-columns-repeated="16382"/>
        </table:table-row>
        <table:table-row table:style-name="ro1">
          <table:table-cell office:value-type="float" office:value="19.045175175175199" table:style-name="ce2">
            <text:p>19.04517518</text:p>
          </table:table-cell>
          <table:table-cell office:value-type="float" office:value="9696.7200000000194" table:style-name="ce2">
            <text:p>9696.72</text:p>
          </table:table-cell>
          <table:table-cell table:number-columns-repeated="16382"/>
        </table:table-row>
        <table:table-row table:style-name="ro1">
          <table:table-cell office:value-type="float" office:value="19.069179179179201" table:style-name="ce2">
            <text:p>19.06917918</text:p>
          </table:table-cell>
          <table:table-cell office:value-type="float" office:value="9697.4400000000205" table:style-name="ce2">
            <text:p>9697.44</text:p>
          </table:table-cell>
          <table:table-cell table:number-columns-repeated="16382"/>
        </table:table-row>
        <table:table-row table:style-name="ro1">
          <table:table-cell office:value-type="float" office:value="19.0931831831832" table:style-name="ce2">
            <text:p>19.09318318</text:p>
          </table:table-cell>
          <table:table-cell office:value-type="float" office:value="9698.1600000000199" table:style-name="ce2">
            <text:p>9698.16</text:p>
          </table:table-cell>
          <table:table-cell table:number-columns-repeated="16382"/>
        </table:table-row>
        <table:table-row table:style-name="ro1">
          <table:table-cell office:value-type="float" office:value="19.117187187187199" table:style-name="ce2">
            <text:p>19.11718719</text:p>
          </table:table-cell>
          <table:table-cell office:value-type="float" office:value="9698.8800000000192" table:style-name="ce2">
            <text:p>9698.88</text:p>
          </table:table-cell>
          <table:table-cell table:number-columns-repeated="16382"/>
        </table:table-row>
        <table:table-row table:style-name="ro1">
          <table:table-cell office:value-type="float" office:value="19.141191191191201" table:style-name="ce2">
            <text:p>19.14119119</text:p>
          </table:table-cell>
          <table:table-cell office:value-type="float" office:value="9699.6000000000204" table:style-name="ce2">
            <text:p>9699.6</text:p>
          </table:table-cell>
          <table:table-cell table:number-columns-repeated="16382"/>
        </table:table-row>
        <table:table-row table:style-name="ro1">
          <table:table-cell office:value-type="float" office:value="19.165195195195199" table:style-name="ce2">
            <text:p>19.1651952</text:p>
          </table:table-cell>
          <table:table-cell office:value-type="float" office:value="9700.3200000000197" table:style-name="ce2">
            <text:p>9700.32</text:p>
          </table:table-cell>
          <table:table-cell table:number-columns-repeated="16382"/>
        </table:table-row>
        <table:table-row table:style-name="ro1">
          <table:table-cell office:value-type="float" office:value="19.189199199199201" table:style-name="ce2">
            <text:p>19.1891992</text:p>
          </table:table-cell>
          <table:table-cell office:value-type="float" office:value="9701.0400000000209" table:style-name="ce2">
            <text:p>9701.04</text:p>
          </table:table-cell>
          <table:table-cell table:number-columns-repeated="16382"/>
        </table:table-row>
        <table:table-row table:style-name="ro1">
          <table:table-cell office:value-type="float" office:value="19.2132032032032" table:style-name="ce2">
            <text:p>19.2132032</text:p>
          </table:table-cell>
          <table:table-cell office:value-type="float" office:value="9701.7600000000202" table:style-name="ce2">
            <text:p>9701.76</text:p>
          </table:table-cell>
          <table:table-cell table:number-columns-repeated="16382"/>
        </table:table-row>
        <table:table-row table:style-name="ro1">
          <table:table-cell office:value-type="float" office:value="19.237207207207199" table:style-name="ce2">
            <text:p>19.23720721</text:p>
          </table:table-cell>
          <table:table-cell office:value-type="float" office:value="9702.4800000000196" table:style-name="ce2">
            <text:p>9702.48</text:p>
          </table:table-cell>
          <table:table-cell table:number-columns-repeated="16382"/>
        </table:table-row>
        <table:table-row table:style-name="ro1">
          <table:table-cell office:value-type="float" office:value="19.261211211211201" table:style-name="ce2">
            <text:p>19.26121121</text:p>
          </table:table-cell>
          <table:table-cell office:value-type="float" office:value="9703.2000000000207" table:style-name="ce2">
            <text:p>9703.2</text:p>
          </table:table-cell>
          <table:table-cell table:number-columns-repeated="16382"/>
        </table:table-row>
        <table:table-row table:style-name="ro1">
          <table:table-cell office:value-type="float" office:value="19.285215215215199" table:style-name="ce2">
            <text:p>19.28521522</text:p>
          </table:table-cell>
          <table:table-cell office:value-type="float" office:value="9703.9200000000201" table:style-name="ce2">
            <text:p>9703.92</text:p>
          </table:table-cell>
          <table:table-cell table:number-columns-repeated="16382"/>
        </table:table-row>
        <table:table-row table:style-name="ro1">
          <table:table-cell office:value-type="float" office:value="19.309219219219202" table:style-name="ce2">
            <text:p>19.30921922</text:p>
          </table:table-cell>
          <table:table-cell office:value-type="float" office:value="9704.6400000000103" table:style-name="ce2">
            <text:p>9704.64</text:p>
          </table:table-cell>
          <table:table-cell table:number-columns-repeated="16382"/>
        </table:table-row>
        <table:table-row table:style-name="ro1">
          <table:table-cell office:value-type="float" office:value="19.3332232232232" table:style-name="ce2">
            <text:p>19.33322322</text:p>
          </table:table-cell>
          <table:table-cell office:value-type="float" office:value="9705.3600000000097" table:style-name="ce2">
            <text:p>9705.36</text:p>
          </table:table-cell>
          <table:table-cell table:number-columns-repeated="16382"/>
        </table:table-row>
        <table:table-row table:style-name="ro1">
          <table:table-cell office:value-type="float" office:value="19.357227227227199" table:style-name="ce2">
            <text:p>19.35722723</text:p>
          </table:table-cell>
          <table:table-cell office:value-type="float" office:value="9706.0800000000108" table:style-name="ce2">
            <text:p>9706.08</text:p>
          </table:table-cell>
          <table:table-cell table:number-columns-repeated="16382"/>
        </table:table-row>
        <table:table-row table:style-name="ro1">
          <table:table-cell office:value-type="float" office:value="19.381231231231201" table:style-name="ce2">
            <text:p>19.38123123</text:p>
          </table:table-cell>
          <table:table-cell office:value-type="float" office:value="9706.8000000000102" table:style-name="ce2">
            <text:p>9706.8</text:p>
          </table:table-cell>
          <table:table-cell table:number-columns-repeated="16382"/>
        </table:table-row>
        <table:table-row table:style-name="ro1">
          <table:table-cell office:value-type="float" office:value="19.4052352352352" table:style-name="ce2">
            <text:p>19.40523524</text:p>
          </table:table-cell>
          <table:table-cell office:value-type="float" office:value="9707.5200000000095" table:style-name="ce2">
            <text:p>9707.52</text:p>
          </table:table-cell>
          <table:table-cell table:number-columns-repeated="16382"/>
        </table:table-row>
        <table:table-row table:style-name="ro1">
          <table:table-cell office:value-type="float" office:value="19.429239239239202" table:style-name="ce2">
            <text:p>19.42923924</text:p>
          </table:table-cell>
          <table:table-cell office:value-type="float" office:value="9708.2400000000107" table:style-name="ce2">
            <text:p>9708.24</text:p>
          </table:table-cell>
          <table:table-cell table:number-columns-repeated="16382"/>
        </table:table-row>
        <table:table-row table:style-name="ro1">
          <table:table-cell office:value-type="float" office:value="19.4532432432432" table:style-name="ce2">
            <text:p>19.45324324</text:p>
          </table:table-cell>
          <table:table-cell office:value-type="float" office:value="9708.96000000001" table:style-name="ce2">
            <text:p>9708.96</text:p>
          </table:table-cell>
          <table:table-cell table:number-columns-repeated="16382"/>
        </table:table-row>
        <table:table-row table:style-name="ro1">
          <table:table-cell office:value-type="float" office:value="19.477247247247199" table:style-name="ce2">
            <text:p>19.47724725</text:p>
          </table:table-cell>
          <table:table-cell office:value-type="float" office:value="9709.6800000000094" table:style-name="ce2">
            <text:p>9709.68</text:p>
          </table:table-cell>
          <table:table-cell table:number-columns-repeated="16382"/>
        </table:table-row>
        <table:table-row table:style-name="ro1">
          <table:table-cell office:value-type="float" office:value="19.501251251251301" table:style-name="ce2">
            <text:p>19.50125125</text:p>
          </table:table-cell>
          <table:table-cell office:value-type="float" office:value="9710.4000000000106" table:style-name="ce2">
            <text:p>9710.4</text:p>
          </table:table-cell>
          <table:table-cell table:number-columns-repeated="16382"/>
        </table:table-row>
        <table:table-row table:style-name="ro1">
          <table:table-cell office:value-type="float" office:value="19.525255255255299" table:style-name="ce2">
            <text:p>19.52525526</text:p>
          </table:table-cell>
          <table:table-cell office:value-type="float" office:value="9711.1200000000099" table:style-name="ce2">
            <text:p>9711.12</text:p>
          </table:table-cell>
          <table:table-cell table:number-columns-repeated="16382"/>
        </table:table-row>
        <table:table-row table:style-name="ro1">
          <table:table-cell office:value-type="float" office:value="19.549259259259301" table:style-name="ce2">
            <text:p>19.54925926</text:p>
          </table:table-cell>
          <table:table-cell office:value-type="float" office:value="9711.8400000000092" table:style-name="ce2">
            <text:p>9711.84</text:p>
          </table:table-cell>
          <table:table-cell table:number-columns-repeated="16382"/>
        </table:table-row>
        <table:table-row table:style-name="ro1">
          <table:table-cell office:value-type="float" office:value="19.5732632632633" table:style-name="ce2">
            <text:p>19.57326326</text:p>
          </table:table-cell>
          <table:table-cell office:value-type="float" office:value="9712.5600000000104" table:style-name="ce2">
            <text:p>9712.56</text:p>
          </table:table-cell>
          <table:table-cell table:number-columns-repeated="16382"/>
        </table:table-row>
        <table:table-row table:style-name="ro1">
          <table:table-cell office:value-type="float" office:value="19.597267267267299" table:style-name="ce2">
            <text:p>19.59726727</text:p>
          </table:table-cell>
          <table:table-cell office:value-type="float" office:value="9713.2800000000097" table:style-name="ce2">
            <text:p>9713.28</text:p>
          </table:table-cell>
          <table:table-cell table:number-columns-repeated="16382"/>
        </table:table-row>
        <table:table-row table:style-name="ro1">
          <table:table-cell office:value-type="float" office:value="19.621271271271301" table:style-name="ce2">
            <text:p>19.62127127</text:p>
          </table:table-cell>
          <table:table-cell office:value-type="float" office:value="9714.0000000000091" table:style-name="ce2">
            <text:p>9714</text:p>
          </table:table-cell>
          <table:table-cell table:number-columns-repeated="16382"/>
        </table:table-row>
        <table:table-row table:style-name="ro1">
          <table:table-cell office:value-type="float" office:value="19.645275275275299" table:style-name="ce2">
            <text:p>19.64527528</text:p>
          </table:table-cell>
          <table:table-cell office:value-type="float" office:value="9714.7200000000103" table:style-name="ce2">
            <text:p>9714.72</text:p>
          </table:table-cell>
          <table:table-cell table:number-columns-repeated="16382"/>
        </table:table-row>
        <table:table-row table:style-name="ro1">
          <table:table-cell office:value-type="float" office:value="19.669279279279301" table:style-name="ce2">
            <text:p>19.66927928</text:p>
          </table:table-cell>
          <table:table-cell office:value-type="float" office:value="9715.44" table:style-name="ce2">
            <text:p>9715.44</text:p>
          </table:table-cell>
          <table:table-cell table:number-columns-repeated="16382"/>
        </table:table-row>
        <table:table-row table:style-name="ro1">
          <table:table-cell office:value-type="float" office:value="19.6932832832833" table:style-name="ce2">
            <text:p>19.69328328</text:p>
          </table:table-cell>
          <table:table-cell office:value-type="float" office:value="9716.16" table:style-name="ce2">
            <text:p>9716.16</text:p>
          </table:table-cell>
          <table:table-cell table:number-columns-repeated="16382"/>
        </table:table-row>
        <table:table-row table:style-name="ro1">
          <table:table-cell office:value-type="float" office:value="19.717287287287299" table:style-name="ce2">
            <text:p>19.71728729</text:p>
          </table:table-cell>
          <table:table-cell office:value-type="float" office:value="9716.8799999999992" table:style-name="ce2">
            <text:p>9716.88</text:p>
          </table:table-cell>
          <table:table-cell table:number-columns-repeated="16382"/>
        </table:table-row>
        <table:table-row table:style-name="ro1">
          <table:table-cell office:value-type="float" office:value="19.741291291291301" table:style-name="ce2">
            <text:p>19.74129129</text:p>
          </table:table-cell>
          <table:table-cell office:value-type="float" office:value="9717.6" table:style-name="ce2">
            <text:p>9717.6</text:p>
          </table:table-cell>
          <table:table-cell table:number-columns-repeated="16382"/>
        </table:table-row>
        <table:table-row table:style-name="ro1">
          <table:table-cell office:value-type="float" office:value="19.765295295295299" table:style-name="ce2">
            <text:p>19.7652953</text:p>
          </table:table-cell>
          <table:table-cell office:value-type="float" office:value="9740.16" table:style-name="ce2">
            <text:p>9740.16</text:p>
          </table:table-cell>
          <table:table-cell table:number-columns-repeated="16382"/>
        </table:table-row>
        <table:table-row table:style-name="ro1">
          <table:table-cell office:value-type="float" office:value="19.789299299299302" table:style-name="ce2">
            <text:p>19.7892993</text:p>
          </table:table-cell>
          <table:table-cell office:value-type="float" office:value="9762.7199999999993" table:style-name="ce2">
            <text:p>9762.72</text:p>
          </table:table-cell>
          <table:table-cell table:number-columns-repeated="16382"/>
        </table:table-row>
        <table:table-row table:style-name="ro1">
          <table:table-cell office:value-type="float" office:value="19.8133033033033" table:style-name="ce2">
            <text:p>19.8133033</text:p>
          </table:table-cell>
          <table:table-cell office:value-type="float" office:value="9785.2800000000007" table:style-name="ce2">
            <text:p>9785.28</text:p>
          </table:table-cell>
          <table:table-cell table:number-columns-repeated="16382"/>
        </table:table-row>
        <table:table-row table:style-name="ro1">
          <table:table-cell office:value-type="float" office:value="19.837307307307299" table:style-name="ce2">
            <text:p>19.83730731</text:p>
          </table:table-cell>
          <table:table-cell office:value-type="float" office:value="9807.84" table:style-name="ce2">
            <text:p>9807.84</text:p>
          </table:table-cell>
          <table:table-cell table:number-columns-repeated="16382"/>
        </table:table-row>
        <table:table-row table:style-name="ro1">
          <table:table-cell office:value-type="float" office:value="19.861311311311301" table:style-name="ce2">
            <text:p>19.86131131</text:p>
          </table:table-cell>
          <table:table-cell office:value-type="float" office:value="9830.4" table:style-name="ce2">
            <text:p>9830.4</text:p>
          </table:table-cell>
          <table:table-cell table:number-columns-repeated="16382"/>
        </table:table-row>
        <table:table-row table:style-name="ro1">
          <table:table-cell office:value-type="float" office:value="19.8853153153153" table:style-name="ce2">
            <text:p>19.88531532</text:p>
          </table:table-cell>
          <table:table-cell office:value-type="float" office:value="9831.1200000000008" table:style-name="ce2">
            <text:p>9831.12</text:p>
          </table:table-cell>
          <table:table-cell table:number-columns-repeated="16382"/>
        </table:table-row>
        <table:table-row table:style-name="ro1">
          <table:table-cell office:value-type="float" office:value="19.909319319319302" table:style-name="ce2">
            <text:p>19.90931932</text:p>
          </table:table-cell>
          <table:table-cell office:value-type="float" office:value="9831.84" table:style-name="ce2">
            <text:p>9831.84</text:p>
          </table:table-cell>
          <table:table-cell table:number-columns-repeated="16382"/>
        </table:table-row>
        <table:table-row table:style-name="ro1">
          <table:table-cell office:value-type="float" office:value="19.9333233233233" table:style-name="ce2">
            <text:p>19.93332332</text:p>
          </table:table-cell>
          <table:table-cell office:value-type="float" office:value="9832.56" table:style-name="ce2">
            <text:p>9832.56</text:p>
          </table:table-cell>
          <table:table-cell table:number-columns-repeated="16382"/>
        </table:table-row>
        <table:table-row table:style-name="ro1">
          <table:table-cell office:value-type="float" office:value="19.957327327327299" table:style-name="ce2">
            <text:p>19.95732733</text:p>
          </table:table-cell>
          <table:table-cell office:value-type="float" office:value="9833.2800000000007" table:style-name="ce2">
            <text:p>9833.28</text:p>
          </table:table-cell>
          <table:table-cell table:number-columns-repeated="16382"/>
        </table:table-row>
        <table:table-row table:style-name="ro1">
          <table:table-cell office:value-type="float" office:value="19.981331331331301" table:style-name="ce2">
            <text:p>19.98133133</text:p>
          </table:table-cell>
          <table:table-cell office:value-type="float" office:value="9834" table:style-name="ce2">
            <text:p>9834</text:p>
          </table:table-cell>
          <table:table-cell table:number-columns-repeated="16382"/>
        </table:table-row>
        <table:table-row table:style-name="ro1">
          <table:table-cell office:value-type="float" office:value="20.0053353353353" table:style-name="ce2">
            <text:p>20.00533534</text:p>
          </table:table-cell>
          <table:table-cell office:value-type="float" office:value="9834.7199999999993" table:style-name="ce2">
            <text:p>9834.72</text:p>
          </table:table-cell>
          <table:table-cell table:number-columns-repeated="16382"/>
        </table:table-row>
        <table:table-row table:style-name="ro1">
          <table:table-cell office:value-type="float" office:value="20.029339339339302" table:style-name="ce2">
            <text:p>20.02933934</text:p>
          </table:table-cell>
          <table:table-cell office:value-type="float" office:value="9835.44" table:style-name="ce2">
            <text:p>9835.44</text:p>
          </table:table-cell>
          <table:table-cell table:number-columns-repeated="16382"/>
        </table:table-row>
        <table:table-row table:style-name="ro1">
          <table:table-cell office:value-type="float" office:value="20.0533433433433" table:style-name="ce2">
            <text:p>20.05334334</text:p>
          </table:table-cell>
          <table:table-cell office:value-type="float" office:value="9836.1599999999908" table:style-name="ce2">
            <text:p>9836.16</text:p>
          </table:table-cell>
          <table:table-cell table:number-columns-repeated="16382"/>
        </table:table-row>
        <table:table-row table:style-name="ro1">
          <table:table-cell office:value-type="float" office:value="20.077347347347299" table:style-name="ce2">
            <text:p>20.07734735</text:p>
          </table:table-cell>
          <table:table-cell office:value-type="float" office:value="9858.7199999999903" table:style-name="ce2">
            <text:p>9858.72</text:p>
          </table:table-cell>
          <table:table-cell table:number-columns-repeated="16382"/>
        </table:table-row>
        <table:table-row table:style-name="ro1">
          <table:table-cell office:value-type="float" office:value="20.101351351351401" table:style-name="ce2">
            <text:p>20.10135135</text:p>
          </table:table-cell>
          <table:table-cell office:value-type="float" office:value="9881.2799999999897" table:style-name="ce2">
            <text:p>9881.28</text:p>
          </table:table-cell>
          <table:table-cell table:number-columns-repeated="16382"/>
        </table:table-row>
        <table:table-row table:style-name="ro1">
          <table:table-cell office:value-type="float" office:value="20.125355355355399" table:style-name="ce2">
            <text:p>20.12535536</text:p>
          </table:table-cell>
          <table:table-cell office:value-type="float" office:value="9903.8399999999892" table:style-name="ce2">
            <text:p>9903.84</text:p>
          </table:table-cell>
          <table:table-cell table:number-columns-repeated="16382"/>
        </table:table-row>
        <table:table-row table:style-name="ro1">
          <table:table-cell office:value-type="float" office:value="20.149359359359401" table:style-name="ce2">
            <text:p>20.14935936</text:p>
          </table:table-cell>
          <table:table-cell office:value-type="float" office:value="9926.3999999999905" table:style-name="ce2">
            <text:p>9926.4</text:p>
          </table:table-cell>
          <table:table-cell table:number-columns-repeated="16382"/>
        </table:table-row>
        <table:table-row table:style-name="ro1">
          <table:table-cell office:value-type="float" office:value="20.1733633633634" table:style-name="ce2">
            <text:p>20.17336336</text:p>
          </table:table-cell>
          <table:table-cell office:value-type="float" office:value="9927.1199999999899" table:style-name="ce2">
            <text:p>9927.12</text:p>
          </table:table-cell>
          <table:table-cell table:number-columns-repeated="16382"/>
        </table:table-row>
        <table:table-row table:style-name="ro1">
          <table:table-cell office:value-type="float" office:value="20.197367367367399" table:style-name="ce2">
            <text:p>20.19736737</text:p>
          </table:table-cell>
          <table:table-cell office:value-type="float" office:value="9927.8399999999892" table:style-name="ce2">
            <text:p>9927.84</text:p>
          </table:table-cell>
          <table:table-cell table:number-columns-repeated="16382"/>
        </table:table-row>
        <table:table-row table:style-name="ro1">
          <table:table-cell office:value-type="float" office:value="20.221371371371401" table:style-name="ce2">
            <text:p>20.22137137</text:p>
          </table:table-cell>
          <table:table-cell office:value-type="float" office:value="9928.5599999999904" table:style-name="ce2">
            <text:p>9928.56</text:p>
          </table:table-cell>
          <table:table-cell table:number-columns-repeated="16382"/>
        </table:table-row>
        <table:table-row table:style-name="ro1">
          <table:table-cell office:value-type="float" office:value="20.245375375375399" table:style-name="ce2">
            <text:p>20.24537538</text:p>
          </table:table-cell>
          <table:table-cell office:value-type="float" office:value="9929.2799999999897" table:style-name="ce2">
            <text:p>9929.28</text:p>
          </table:table-cell>
          <table:table-cell table:number-columns-repeated="16382"/>
        </table:table-row>
        <table:table-row table:style-name="ro1">
          <table:table-cell office:value-type="float" office:value="20.269379379379401" table:style-name="ce2">
            <text:p>20.26937938</text:p>
          </table:table-cell>
          <table:table-cell office:value-type="float" office:value="9929.9999999999909" table:style-name="ce2">
            <text:p>9930</text:p>
          </table:table-cell>
          <table:table-cell table:number-columns-repeated="16382"/>
        </table:table-row>
        <table:table-row table:style-name="ro1">
          <table:table-cell office:value-type="float" office:value="20.2933833833834" table:style-name="ce2">
            <text:p>20.29338338</text:p>
          </table:table-cell>
          <table:table-cell office:value-type="float" office:value="9930.7199999999903" table:style-name="ce2">
            <text:p>9930.72</text:p>
          </table:table-cell>
          <table:table-cell table:number-columns-repeated="16382"/>
        </table:table-row>
        <table:table-row table:style-name="ro1">
          <table:table-cell office:value-type="float" office:value="20.317387387387399" table:style-name="ce2">
            <text:p>20.31738739</text:p>
          </table:table-cell>
          <table:table-cell office:value-type="float" office:value="9931.4399999999896" table:style-name="ce2">
            <text:p>9931.44</text:p>
          </table:table-cell>
          <table:table-cell table:number-columns-repeated="16382"/>
        </table:table-row>
        <table:table-row table:style-name="ro1">
          <table:table-cell office:value-type="float" office:value="20.341391391391401" table:style-name="ce2">
            <text:p>20.34139139</text:p>
          </table:table-cell>
          <table:table-cell office:value-type="float" office:value="9932.1599999999908" table:style-name="ce2">
            <text:p>9932.16</text:p>
          </table:table-cell>
          <table:table-cell table:number-columns-repeated="16382"/>
        </table:table-row>
        <table:table-row table:style-name="ro1">
          <table:table-cell office:value-type="float" office:value="20.365395395395399" table:style-name="ce2">
            <text:p>20.3653954</text:p>
          </table:table-cell>
          <table:table-cell office:value-type="float" office:value="9932.8799999999901" table:style-name="ce2">
            <text:p>9932.88</text:p>
          </table:table-cell>
          <table:table-cell table:number-columns-repeated="16382"/>
        </table:table-row>
        <table:table-row table:style-name="ro1">
          <table:table-cell office:value-type="float" office:value="20.389399399399402" table:style-name="ce2">
            <text:p>20.3893994</text:p>
          </table:table-cell>
          <table:table-cell office:value-type="float" office:value="9933.5999999999894" table:style-name="ce2">
            <text:p>9933.6</text:p>
          </table:table-cell>
          <table:table-cell table:number-columns-repeated="16382"/>
        </table:table-row>
        <table:table-row table:style-name="ro1">
          <table:table-cell office:value-type="float" office:value="20.4134034034034" table:style-name="ce2">
            <text:p>20.4134034</text:p>
          </table:table-cell>
          <table:table-cell office:value-type="float" office:value="9934.3199999999906" table:style-name="ce2">
            <text:p>9934.32</text:p>
          </table:table-cell>
          <table:table-cell table:number-columns-repeated="16382"/>
        </table:table-row>
        <table:table-row table:style-name="ro1">
          <table:table-cell office:value-type="float" office:value="20.437407407407399" table:style-name="ce2">
            <text:p>20.43740741</text:p>
          </table:table-cell>
          <table:table-cell office:value-type="float" office:value="9956.8799999999901" table:style-name="ce2">
            <text:p>9956.88</text:p>
          </table:table-cell>
          <table:table-cell table:number-columns-repeated="16382"/>
        </table:table-row>
        <table:table-row table:style-name="ro1">
          <table:table-cell office:value-type="float" office:value="20.461411411411401" table:style-name="ce2">
            <text:p>20.46141141</text:p>
          </table:table-cell>
          <table:table-cell office:value-type="float" office:value="9979.4399999999805" table:style-name="ce2">
            <text:p>9979.44</text:p>
          </table:table-cell>
          <table:table-cell table:number-columns-repeated="16382"/>
        </table:table-row>
        <table:table-row table:style-name="ro1">
          <table:table-cell office:value-type="float" office:value="20.4854154154154" table:style-name="ce2">
            <text:p>20.48541542</text:p>
          </table:table-cell>
          <table:table-cell office:value-type="float" office:value="9980.1599999999798" table:style-name="ce2">
            <text:p>9980.16</text:p>
          </table:table-cell>
          <table:table-cell table:number-columns-repeated="16382"/>
        </table:table-row>
        <table:table-row table:style-name="ro1">
          <table:table-cell office:value-type="float" office:value="20.509419419419402" table:style-name="ce2">
            <text:p>20.50941942</text:p>
          </table:table-cell>
          <table:table-cell office:value-type="float" office:value="9980.8799999999792" table:style-name="ce2">
            <text:p>9980.88</text:p>
          </table:table-cell>
          <table:table-cell table:number-columns-repeated="16382"/>
        </table:table-row>
        <table:table-row table:style-name="ro1">
          <table:table-cell office:value-type="float" office:value="20.5334234234234" table:style-name="ce2">
            <text:p>20.53342342</text:p>
          </table:table-cell>
          <table:table-cell office:value-type="float" office:value="9981.5999999999804" table:style-name="ce2">
            <text:p>9981.6</text:p>
          </table:table-cell>
          <table:table-cell table:number-columns-repeated="16382"/>
        </table:table-row>
        <table:table-row table:style-name="ro1">
          <table:table-cell office:value-type="float" office:value="20.557427427427399" table:style-name="ce2">
            <text:p>20.55742743</text:p>
          </table:table-cell>
          <table:table-cell office:value-type="float" office:value="9982.3199999999797" table:style-name="ce2">
            <text:p>9982.32</text:p>
          </table:table-cell>
          <table:table-cell table:number-columns-repeated="16382"/>
        </table:table-row>
        <table:table-row table:style-name="ro1">
          <table:table-cell office:value-type="float" office:value="20.581431431431401" table:style-name="ce2">
            <text:p>20.58143143</text:p>
          </table:table-cell>
          <table:table-cell office:value-type="float" office:value="9983.0399999999809" table:style-name="ce2">
            <text:p>9983.04</text:p>
          </table:table-cell>
          <table:table-cell table:number-columns-repeated="16382"/>
        </table:table-row>
        <table:table-row table:style-name="ro1">
          <table:table-cell office:value-type="float" office:value="20.6054354354354" table:style-name="ce2">
            <text:p>20.60543544</text:p>
          </table:table-cell>
          <table:table-cell office:value-type="float" office:value="9983.7599999999802" table:style-name="ce2">
            <text:p>9983.76</text:p>
          </table:table-cell>
          <table:table-cell table:number-columns-repeated="16382"/>
        </table:table-row>
        <table:table-row table:style-name="ro1">
          <table:table-cell office:value-type="float" office:value="20.629439439439398" table:style-name="ce2">
            <text:p>20.62943944</text:p>
          </table:table-cell>
          <table:table-cell office:value-type="float" office:value="9984.4799999999796" table:style-name="ce2">
            <text:p>9984.48</text:p>
          </table:table-cell>
          <table:table-cell table:number-columns-repeated="16382"/>
        </table:table-row>
        <table:table-row table:style-name="ro1">
          <table:table-cell office:value-type="float" office:value="20.6534434434434" table:style-name="ce2">
            <text:p>20.65344344</text:p>
          </table:table-cell>
          <table:table-cell office:value-type="float" office:value="9985.1999999999807" table:style-name="ce2">
            <text:p>9985.2</text:p>
          </table:table-cell>
          <table:table-cell table:number-columns-repeated="16382"/>
        </table:table-row>
        <table:table-row table:style-name="ro1">
          <table:table-cell office:value-type="float" office:value="20.677447447447399" table:style-name="ce2">
            <text:p>20.67744745</text:p>
          </table:table-cell>
          <table:table-cell office:value-type="float" office:value="9985.9199999999801" table:style-name="ce2">
            <text:p>9985.92</text:p>
          </table:table-cell>
          <table:table-cell table:number-columns-repeated="16382"/>
        </table:table-row>
        <table:table-row table:style-name="ro1">
          <table:table-cell office:value-type="float" office:value="20.701451451451501" table:style-name="ce2">
            <text:p>20.70145145</text:p>
          </table:table-cell>
          <table:table-cell office:value-type="float" office:value="9986.6399999999794" table:style-name="ce2">
            <text:p>9986.64</text:p>
          </table:table-cell>
          <table:table-cell table:number-columns-repeated="16382"/>
        </table:table-row>
        <table:table-row table:style-name="ro1">
          <table:table-cell office:value-type="float" office:value="20.725455455455499" table:style-name="ce2">
            <text:p>20.72545546</text:p>
          </table:table-cell>
          <table:table-cell office:value-type="float" office:value="9987.3599999999806" table:style-name="ce2">
            <text:p>9987.36</text:p>
          </table:table-cell>
          <table:table-cell table:number-columns-repeated="16382"/>
        </table:table-row>
        <table:table-row table:style-name="ro1">
          <table:table-cell office:value-type="float" office:value="20.749459459459501" table:style-name="ce2">
            <text:p>20.74945946</text:p>
          </table:table-cell>
          <table:table-cell office:value-type="float" office:value="9988.0799999999799" table:style-name="ce2">
            <text:p>9988.08</text:p>
          </table:table-cell>
          <table:table-cell table:number-columns-repeated="16382"/>
        </table:table-row>
        <table:table-row table:style-name="ro1">
          <table:table-cell office:value-type="float" office:value="20.7734634634635" table:style-name="ce2">
            <text:p>20.77346346</text:p>
          </table:table-cell>
          <table:table-cell office:value-type="float" office:value="9988.7999999999793" table:style-name="ce2">
            <text:p>9988.8</text:p>
          </table:table-cell>
          <table:table-cell table:number-columns-repeated="16382"/>
        </table:table-row>
        <table:table-row table:style-name="ro1">
          <table:table-cell office:value-type="float" office:value="20.797467467467499" table:style-name="ce2">
            <text:p>20.79746747</text:p>
          </table:table-cell>
          <table:table-cell office:value-type="float" office:value="9989.5199999999804" table:style-name="ce2">
            <text:p>9989.52</text:p>
          </table:table-cell>
          <table:table-cell table:number-columns-repeated="16382"/>
        </table:table-row>
        <table:table-row table:style-name="ro1">
          <table:table-cell office:value-type="float" office:value="20.821471471471501" table:style-name="ce2">
            <text:p>20.82147147</text:p>
          </table:table-cell>
          <table:table-cell office:value-type="float" office:value="9990.2399999999707" table:style-name="ce2">
            <text:p>9990.24</text:p>
          </table:table-cell>
          <table:table-cell table:number-columns-repeated="16382"/>
        </table:table-row>
        <table:table-row table:style-name="ro1">
          <table:table-cell office:value-type="float" office:value="20.845475475475499" table:style-name="ce2">
            <text:p>20.84547548</text:p>
          </table:table-cell>
          <table:table-cell office:value-type="float" office:value="9990.95999999997" table:style-name="ce2">
            <text:p>9990.96</text:p>
          </table:table-cell>
          <table:table-cell table:number-columns-repeated="16382"/>
        </table:table-row>
        <table:table-row table:style-name="ro1">
          <table:table-cell office:value-type="float" office:value="20.869479479479502" table:style-name="ce2">
            <text:p>20.86947948</text:p>
          </table:table-cell>
          <table:table-cell office:value-type="float" office:value="9991.6799999999694" table:style-name="ce2">
            <text:p>9991.68</text:p>
          </table:table-cell>
          <table:table-cell table:number-columns-repeated="16382"/>
        </table:table-row>
        <table:table-row table:style-name="ro1">
          <table:table-cell office:value-type="float" office:value="20.8934834834835" table:style-name="ce2">
            <text:p>20.89348348</text:p>
          </table:table-cell>
          <table:table-cell office:value-type="float" office:value="9992.3999999999705" table:style-name="ce2">
            <text:p>9992.4</text:p>
          </table:table-cell>
          <table:table-cell table:number-columns-repeated="16382"/>
        </table:table-row>
        <table:table-row table:style-name="ro1">
          <table:table-cell office:value-type="float" office:value="20.917487487487499" table:style-name="ce2">
            <text:p>20.91748749</text:p>
          </table:table-cell>
          <table:table-cell office:value-type="float" office:value="9993.1199999999699" table:style-name="ce2">
            <text:p>9993.12</text:p>
          </table:table-cell>
          <table:table-cell table:number-columns-repeated="16382"/>
        </table:table-row>
        <table:table-row table:style-name="ro1">
          <table:table-cell office:value-type="float" office:value="20.941491491491501" table:style-name="ce2">
            <text:p>20.94149149</text:p>
          </table:table-cell>
          <table:table-cell office:value-type="float" office:value="9993.8399999999692" table:style-name="ce2">
            <text:p>9993.84</text:p>
          </table:table-cell>
          <table:table-cell table:number-columns-repeated="16382"/>
        </table:table-row>
        <table:table-row table:style-name="ro1">
          <table:table-cell office:value-type="float" office:value="20.9654954954955" table:style-name="ce2">
            <text:p>20.9654955</text:p>
          </table:table-cell>
          <table:table-cell office:value-type="float" office:value="9994.5599999999704" table:style-name="ce2">
            <text:p>9994.56</text:p>
          </table:table-cell>
          <table:table-cell table:number-columns-repeated="16382"/>
        </table:table-row>
        <table:table-row table:style-name="ro1">
          <table:table-cell office:value-type="float" office:value="20.989499499499502" table:style-name="ce2">
            <text:p>20.9894995</text:p>
          </table:table-cell>
          <table:table-cell office:value-type="float" office:value="9995.2799999999697" table:style-name="ce2">
            <text:p>9995.28</text:p>
          </table:table-cell>
          <table:table-cell table:number-columns-repeated="16382"/>
        </table:table-row>
        <table:table-row table:style-name="ro1">
          <table:table-cell office:value-type="float" office:value="21.0135035035035" table:style-name="ce2">
            <text:p>21.0135035</text:p>
          </table:table-cell>
          <table:table-cell office:value-type="float" office:value="9995.9999999999709" table:style-name="ce2">
            <text:p>9996</text:p>
          </table:table-cell>
          <table:table-cell table:number-columns-repeated="16382"/>
        </table:table-row>
        <table:table-row table:style-name="ro1">
          <table:table-cell office:value-type="float" office:value="21.037507507507499" table:style-name="ce2">
            <text:p>21.03750751</text:p>
          </table:table-cell>
          <table:table-cell office:value-type="float" office:value="9996.7199999999702" table:style-name="ce2">
            <text:p>9996.72</text:p>
          </table:table-cell>
          <table:table-cell table:number-columns-repeated="16382"/>
        </table:table-row>
        <table:table-row table:style-name="ro1">
          <table:table-cell office:value-type="float" office:value="21.061511511511501" table:style-name="ce2">
            <text:p>21.06151151</text:p>
          </table:table-cell>
          <table:table-cell office:value-type="float" office:value="9997.4399999999696" table:style-name="ce2">
            <text:p>9997.44</text:p>
          </table:table-cell>
          <table:table-cell table:number-columns-repeated="16382"/>
        </table:table-row>
        <table:table-row table:style-name="ro1">
          <table:table-cell office:value-type="float" office:value="21.0855155155155" table:style-name="ce2">
            <text:p>21.08551552</text:p>
          </table:table-cell>
          <table:table-cell office:value-type="float" office:value="9998.1599999999708" table:style-name="ce2">
            <text:p>9998.16</text:p>
          </table:table-cell>
          <table:table-cell table:number-columns-repeated="16382"/>
        </table:table-row>
        <table:table-row table:style-name="ro1">
          <table:table-cell office:value-type="float" office:value="21.109519519519498" table:style-name="ce2">
            <text:p>21.10951952</text:p>
          </table:table-cell>
          <table:table-cell office:value-type="float" office:value="9998.8799999999701" table:style-name="ce2">
            <text:p>9998.88</text:p>
          </table:table-cell>
          <table:table-cell table:number-columns-repeated="16382"/>
        </table:table-row>
        <table:table-row table:style-name="ro1">
          <table:table-cell office:value-type="float" office:value="21.1335235235235" table:style-name="ce2">
            <text:p>21.13352352</text:p>
          </table:table-cell>
          <table:table-cell office:value-type="float" office:value="9999.5999999999694" table:style-name="ce2">
            <text:p>9999.6</text:p>
          </table:table-cell>
          <table:table-cell table:number-columns-repeated="16382"/>
        </table:table-row>
        <table:table-row table:style-name="ro1">
          <table:table-cell office:value-type="float" office:value="21.157527527527499" table:style-name="ce2">
            <text:p>21.15752753</text:p>
          </table:table-cell>
          <table:table-cell office:value-type="float" office:value="10000.32" table:style-name="ce2">
            <text:p>10000.32</text:p>
          </table:table-cell>
          <table:table-cell table:number-columns-repeated="16382"/>
        </table:table-row>
        <table:table-row table:style-name="ro1">
          <table:table-cell office:value-type="float" office:value="21.181531531531501" table:style-name="ce2">
            <text:p>21.18153153</text:p>
          </table:table-cell>
          <table:table-cell office:value-type="float" office:value="10001.040000000001" table:style-name="ce2">
            <text:p>10001.04</text:p>
          </table:table-cell>
          <table:table-cell table:number-columns-repeated="16382"/>
        </table:table-row>
        <table:table-row table:style-name="ro1">
          <table:table-cell office:value-type="float" office:value="21.2055355355355" table:style-name="ce2">
            <text:p>21.20553554</text:p>
          </table:table-cell>
          <table:table-cell office:value-type="float" office:value="10023.6" table:style-name="ce2">
            <text:p>10023.6</text:p>
          </table:table-cell>
          <table:table-cell table:number-columns-repeated="16382"/>
        </table:table-row>
        <table:table-row table:style-name="ro1">
          <table:table-cell office:value-type="float" office:value="21.229539539539498" table:style-name="ce2">
            <text:p>21.22953954</text:p>
          </table:table-cell>
          <table:table-cell office:value-type="float" office:value="10046.16" table:style-name="ce2">
            <text:p>10046.16</text:p>
          </table:table-cell>
          <table:table-cell table:number-columns-repeated="16382"/>
        </table:table-row>
        <table:table-row table:style-name="ro1">
          <table:table-cell office:value-type="float" office:value="21.253543543543501" table:style-name="ce2">
            <text:p>21.25354354</text:p>
          </table:table-cell>
          <table:table-cell office:value-type="float" office:value="10046.879999999999" table:style-name="ce2">
            <text:p>10046.88</text:p>
          </table:table-cell>
          <table:table-cell table:number-columns-repeated="16382"/>
        </table:table-row>
        <table:table-row table:style-name="ro1">
          <table:table-cell office:value-type="float" office:value="21.277547547547499" table:style-name="ce2">
            <text:p>21.27754755</text:p>
          </table:table-cell>
          <table:table-cell office:value-type="float" office:value="10047.6" table:style-name="ce2">
            <text:p>10047.6</text:p>
          </table:table-cell>
          <table:table-cell table:number-columns-repeated="16382"/>
        </table:table-row>
        <table:table-row table:style-name="ro1">
          <table:table-cell office:value-type="float" office:value="21.301551551551601" table:style-name="ce2">
            <text:p>21.30155155</text:p>
          </table:table-cell>
          <table:table-cell office:value-type="float" office:value="10048.32" table:style-name="ce2">
            <text:p>10048.32</text:p>
          </table:table-cell>
          <table:table-cell table:number-columns-repeated="16382"/>
        </table:table-row>
        <table:table-row table:style-name="ro1">
          <table:table-cell office:value-type="float" office:value="21.325555555555599" table:style-name="ce2">
            <text:p>21.32555556</text:p>
          </table:table-cell>
          <table:table-cell office:value-type="float" office:value="10049.040000000001" table:style-name="ce2">
            <text:p>10049.04</text:p>
          </table:table-cell>
          <table:table-cell table:number-columns-repeated="16382"/>
        </table:table-row>
        <table:table-row table:style-name="ro1">
          <table:table-cell office:value-type="float" office:value="21.349559559559601" table:style-name="ce2">
            <text:p>21.34955956</text:p>
          </table:table-cell>
          <table:table-cell office:value-type="float" office:value="10049.76" table:style-name="ce2">
            <text:p>10049.76</text:p>
          </table:table-cell>
          <table:table-cell table:number-columns-repeated="16382"/>
        </table:table-row>
        <table:table-row table:style-name="ro1">
          <table:table-cell office:value-type="float" office:value="21.3735635635636" table:style-name="ce2">
            <text:p>21.37356356</text:p>
          </table:table-cell>
          <table:table-cell office:value-type="float" office:value="10050.48" table:style-name="ce2">
            <text:p>10050.48</text:p>
          </table:table-cell>
          <table:table-cell table:number-columns-repeated="16382"/>
        </table:table-row>
        <table:table-row table:style-name="ro1">
          <table:table-cell office:value-type="float" office:value="21.397567567567599" table:style-name="ce2">
            <text:p>21.39756757</text:p>
          </table:table-cell>
          <table:table-cell office:value-type="float" office:value="10051.200000000001" table:style-name="ce2">
            <text:p>10051.2</text:p>
          </table:table-cell>
          <table:table-cell table:number-columns-repeated="16382"/>
        </table:table-row>
        <table:table-row table:style-name="ro1">
          <table:table-cell office:value-type="float" office:value="21.421571571571601" table:style-name="ce2">
            <text:p>21.42157157</text:p>
          </table:table-cell>
          <table:table-cell office:value-type="float" office:value="10051.92" table:style-name="ce2">
            <text:p>10051.92</text:p>
          </table:table-cell>
          <table:table-cell table:number-columns-repeated="16382"/>
        </table:table-row>
        <table:table-row table:style-name="ro1">
          <table:table-cell office:value-type="float" office:value="21.445575575575599" table:style-name="ce2">
            <text:p>21.44557558</text:p>
          </table:table-cell>
          <table:table-cell office:value-type="float" office:value="10053.36" table:style-name="ce2">
            <text:p>10053.36</text:p>
          </table:table-cell>
          <table:table-cell table:number-columns-repeated="16382"/>
        </table:table-row>
        <table:table-row table:style-name="ro1">
          <table:table-cell office:value-type="float" office:value="21.469579579579602" table:style-name="ce2">
            <text:p>21.46957958</text:p>
          </table:table-cell>
          <table:table-cell office:value-type="float" office:value="10054.799999999999" table:style-name="ce2">
            <text:p>10054.8</text:p>
          </table:table-cell>
          <table:table-cell table:number-columns-repeated="16382"/>
        </table:table-row>
        <table:table-row table:style-name="ro1">
          <table:table-cell office:value-type="float" office:value="21.4935835835836" table:style-name="ce2">
            <text:p>21.49358358</text:p>
          </table:table-cell>
          <table:table-cell office:value-type="float" office:value="10056.24" table:style-name="ce2">
            <text:p>10056.24</text:p>
          </table:table-cell>
          <table:table-cell table:number-columns-repeated="16382"/>
        </table:table-row>
        <table:table-row table:style-name="ro1">
          <table:table-cell office:value-type="float" office:value="21.517587587587599" table:style-name="ce2">
            <text:p>21.51758759</text:p>
          </table:table-cell>
          <table:table-cell office:value-type="float" office:value="10057.68" table:style-name="ce2">
            <text:p>10057.68</text:p>
          </table:table-cell>
          <table:table-cell table:number-columns-repeated="16382"/>
        </table:table-row>
        <table:table-row table:style-name="ro1">
          <table:table-cell office:value-type="float" office:value="21.541591591591601" table:style-name="ce2">
            <text:p>21.54159159</text:p>
          </table:table-cell>
          <table:table-cell office:value-type="float" office:value="10059.120000000001" table:style-name="ce2">
            <text:p>10059.12</text:p>
          </table:table-cell>
          <table:table-cell table:number-columns-repeated="16382"/>
        </table:table-row>
        <table:table-row table:style-name="ro1">
          <table:table-cell office:value-type="float" office:value="21.5655955955956" table:style-name="ce2">
            <text:p>21.5655956</text:p>
          </table:table-cell>
          <table:table-cell office:value-type="float" office:value="10060.56" table:style-name="ce2">
            <text:p>10060.56</text:p>
          </table:table-cell>
          <table:table-cell table:number-columns-repeated="16382"/>
        </table:table-row>
        <table:table-row table:style-name="ro1">
          <table:table-cell office:value-type="float" office:value="21.589599599599602" table:style-name="ce2">
            <text:p>21.5895996</text:p>
          </table:table-cell>
          <table:table-cell office:value-type="float" office:value="10061.9999999999" table:style-name="ce2">
            <text:p>10062</text:p>
          </table:table-cell>
          <table:table-cell table:number-columns-repeated="16382"/>
        </table:table-row>
        <table:table-row table:style-name="ro1">
          <table:table-cell office:value-type="float" office:value="21.6136036036036" table:style-name="ce2">
            <text:p>21.6136036</text:p>
          </table:table-cell>
          <table:table-cell office:value-type="float" office:value="10063.4399999999" table:style-name="ce2">
            <text:p>10063.44</text:p>
          </table:table-cell>
          <table:table-cell table:number-columns-repeated="16382"/>
        </table:table-row>
        <table:table-row table:style-name="ro1">
          <table:table-cell office:value-type="float" office:value="21.637607607607599" table:style-name="ce2">
            <text:p>21.63760761</text:p>
          </table:table-cell>
          <table:table-cell office:value-type="float" office:value="10064.879999999899" table:style-name="ce2">
            <text:p>10064.88</text:p>
          </table:table-cell>
          <table:table-cell table:number-columns-repeated="16382"/>
        </table:table-row>
        <table:table-row table:style-name="ro1">
          <table:table-cell office:value-type="float" office:value="21.661611611611601" table:style-name="ce2">
            <text:p>21.66161161</text:p>
          </table:table-cell>
          <table:table-cell office:value-type="float" office:value="10066.3199999999" table:style-name="ce2">
            <text:p>10066.32</text:p>
          </table:table-cell>
          <table:table-cell table:number-columns-repeated="16382"/>
        </table:table-row>
        <table:table-row table:style-name="ro1">
          <table:table-cell office:value-type="float" office:value="21.6856156156156" table:style-name="ce2">
            <text:p>21.68561562</text:p>
          </table:table-cell>
          <table:table-cell office:value-type="float" office:value="10067.7599999999" table:style-name="ce2">
            <text:p>10067.76</text:p>
          </table:table-cell>
          <table:table-cell table:number-columns-repeated="16382"/>
        </table:table-row>
        <table:table-row table:style-name="ro1">
          <table:table-cell office:value-type="float" office:value="21.709619619619598" table:style-name="ce2">
            <text:p>21.70961962</text:p>
          </table:table-cell>
          <table:table-cell office:value-type="float" office:value="10069.199999999901" table:style-name="ce2">
            <text:p>10069.2</text:p>
          </table:table-cell>
          <table:table-cell table:number-columns-repeated="16382"/>
        </table:table-row>
        <table:table-row table:style-name="ro1">
          <table:table-cell office:value-type="float" office:value="21.7336236236236" table:style-name="ce2">
            <text:p>21.73362362</text:p>
          </table:table-cell>
          <table:table-cell office:value-type="float" office:value="10070.639999999899" table:style-name="ce2">
            <text:p>10070.64</text:p>
          </table:table-cell>
          <table:table-cell table:number-columns-repeated="16382"/>
        </table:table-row>
        <table:table-row table:style-name="ro1">
          <table:table-cell office:value-type="float" office:value="21.757627627627599" table:style-name="ce2">
            <text:p>21.75762763</text:p>
          </table:table-cell>
          <table:table-cell office:value-type="float" office:value="10072.0799999999" table:style-name="ce2">
            <text:p>10072.08</text:p>
          </table:table-cell>
          <table:table-cell table:number-columns-repeated="16382"/>
        </table:table-row>
        <table:table-row table:style-name="ro1">
          <table:table-cell office:value-type="float" office:value="21.781631631631601" table:style-name="ce2">
            <text:p>21.78163163</text:p>
          </table:table-cell>
          <table:table-cell office:value-type="float" office:value="10073.5199999999" table:style-name="ce2">
            <text:p>10073.52</text:p>
          </table:table-cell>
          <table:table-cell table:number-columns-repeated="16382"/>
        </table:table-row>
        <table:table-row table:style-name="ro1">
          <table:table-cell office:value-type="float" office:value="21.8056356356356" table:style-name="ce2">
            <text:p>21.80563564</text:p>
          </table:table-cell>
          <table:table-cell office:value-type="float" office:value="10074.959999999901" table:style-name="ce2">
            <text:p>10074.96</text:p>
          </table:table-cell>
          <table:table-cell table:number-columns-repeated="16382"/>
        </table:table-row>
        <table:table-row table:style-name="ro1">
          <table:table-cell office:value-type="float" office:value="21.829639639639598" table:style-name="ce2">
            <text:p>21.82963964</text:p>
          </table:table-cell>
          <table:table-cell office:value-type="float" office:value="10076.3999999999" table:style-name="ce2">
            <text:p>10076.4</text:p>
          </table:table-cell>
          <table:table-cell table:number-columns-repeated="16382"/>
        </table:table-row>
        <table:table-row table:style-name="ro1">
          <table:table-cell office:value-type="float" office:value="21.853643643643601" table:style-name="ce2">
            <text:p>21.85364364</text:p>
          </table:table-cell>
          <table:table-cell office:value-type="float" office:value="10077.8399999999" table:style-name="ce2">
            <text:p>10077.84</text:p>
          </table:table-cell>
          <table:table-cell table:number-columns-repeated="16382"/>
        </table:table-row>
        <table:table-row table:style-name="ro1">
          <table:table-cell office:value-type="float" office:value="21.877647647647599" table:style-name="ce2">
            <text:p>21.87764765</text:p>
          </table:table-cell>
          <table:table-cell office:value-type="float" office:value="10079.279999999901" table:style-name="ce2">
            <text:p>10079.28</text:p>
          </table:table-cell>
          <table:table-cell table:number-columns-repeated="16382"/>
        </table:table-row>
        <table:table-row table:style-name="ro1">
          <table:table-cell office:value-type="float" office:value="21.901651651651701" table:style-name="ce2">
            <text:p>21.90165165</text:p>
          </table:table-cell>
          <table:table-cell office:value-type="float" office:value="10080.719999999899" table:style-name="ce2">
            <text:p>10080.72</text:p>
          </table:table-cell>
          <table:table-cell table:number-columns-repeated="16382"/>
        </table:table-row>
        <table:table-row table:style-name="ro1">
          <table:table-cell office:value-type="float" office:value="21.925655655655699" table:style-name="ce2">
            <text:p>21.92565566</text:p>
          </table:table-cell>
          <table:table-cell office:value-type="float" office:value="10082.1599999999" table:style-name="ce2">
            <text:p>10082.16</text:p>
          </table:table-cell>
          <table:table-cell table:number-columns-repeated="16382"/>
        </table:table-row>
        <table:table-row table:style-name="ro1">
          <table:table-cell office:value-type="float" office:value="21.949659659659702" table:style-name="ce2">
            <text:p>21.94965966</text:p>
          </table:table-cell>
          <table:table-cell office:value-type="float" office:value="10083.5999999999" table:style-name="ce2">
            <text:p>10083.6</text:p>
          </table:table-cell>
          <table:table-cell table:number-columns-repeated="16382"/>
        </table:table-row>
        <table:table-row table:style-name="ro1">
          <table:table-cell office:value-type="float" office:value="21.9736636636637" table:style-name="ce2">
            <text:p>21.97366366</text:p>
          </table:table-cell>
          <table:table-cell office:value-type="float" office:value="10085.039999999901" table:style-name="ce2">
            <text:p>10085.04</text:p>
          </table:table-cell>
          <table:table-cell table:number-columns-repeated="16382"/>
        </table:table-row>
        <table:table-row table:style-name="ro1">
          <table:table-cell office:value-type="float" office:value="21.997667667667699" table:style-name="ce2">
            <text:p>21.99766767</text:p>
          </table:table-cell>
          <table:table-cell office:value-type="float" office:value="10086.4799999999" table:style-name="ce2">
            <text:p>10086.48</text:p>
          </table:table-cell>
          <table:table-cell table:number-columns-repeated="16382"/>
        </table:table-row>
        <table:table-row table:style-name="ro1">
          <table:table-cell office:value-type="float" office:value="22.021671671671701" table:style-name="ce2">
            <text:p>22.02167167</text:p>
          </table:table-cell>
          <table:table-cell office:value-type="float" office:value="10087.199999999901" table:style-name="ce2">
            <text:p>10087.2</text:p>
          </table:table-cell>
          <table:table-cell table:number-columns-repeated="16382"/>
        </table:table-row>
        <table:table-row table:style-name="ro1">
          <table:table-cell office:value-type="float" office:value="22.0456756756757" table:style-name="ce2">
            <text:p>22.04567568</text:p>
          </table:table-cell>
          <table:table-cell office:value-type="float" office:value="10087.9199999999" table:style-name="ce2">
            <text:p>10087.92</text:p>
          </table:table-cell>
          <table:table-cell table:number-columns-repeated="16382"/>
        </table:table-row>
        <table:table-row table:style-name="ro1">
          <table:table-cell office:value-type="float" office:value="22.069679679679702" table:style-name="ce2">
            <text:p>22.06967968</text:p>
          </table:table-cell>
          <table:table-cell office:value-type="float" office:value="10088.639999999899" table:style-name="ce2">
            <text:p>10088.64</text:p>
          </table:table-cell>
          <table:table-cell table:number-columns-repeated="16382"/>
        </table:table-row>
        <table:table-row table:style-name="ro1">
          <table:table-cell office:value-type="float" office:value="22.0936836836837" table:style-name="ce2">
            <text:p>22.09368368</text:p>
          </table:table-cell>
          <table:table-cell office:value-type="float" office:value="10089.359999999901" table:style-name="ce2">
            <text:p>10089.36</text:p>
          </table:table-cell>
          <table:table-cell table:number-columns-repeated="16382"/>
        </table:table-row>
        <table:table-row table:style-name="ro1">
          <table:table-cell office:value-type="float" office:value="22.117687687687699" table:style-name="ce2">
            <text:p>22.11768769</text:p>
          </table:table-cell>
          <table:table-cell office:value-type="float" office:value="10090.0799999999" table:style-name="ce2">
            <text:p>10090.08</text:p>
          </table:table-cell>
          <table:table-cell table:number-columns-repeated="16382"/>
        </table:table-row>
        <table:table-row table:style-name="ro1">
          <table:table-cell office:value-type="float" office:value="22.141691691691701" table:style-name="ce2">
            <text:p>22.14169169</text:p>
          </table:table-cell>
          <table:table-cell office:value-type="float" office:value="10091.5199999999" table:style-name="ce2">
            <text:p>10091.52</text:p>
          </table:table-cell>
          <table:table-cell table:number-columns-repeated="16382"/>
        </table:table-row>
        <table:table-row table:style-name="ro1">
          <table:table-cell office:value-type="float" office:value="22.1656956956957" table:style-name="ce2">
            <text:p>22.1656957</text:p>
          </table:table-cell>
          <table:table-cell office:value-type="float" office:value="10092.959999999901" table:style-name="ce2">
            <text:p>10092.96</text:p>
          </table:table-cell>
          <table:table-cell table:number-columns-repeated="16382"/>
        </table:table-row>
        <table:table-row table:style-name="ro1">
          <table:table-cell office:value-type="float" office:value="22.189699699699698" table:style-name="ce2">
            <text:p>22.1896997</text:p>
          </table:table-cell>
          <table:table-cell office:value-type="float" office:value="10094.3999999999" table:style-name="ce2">
            <text:p>10094.4</text:p>
          </table:table-cell>
          <table:table-cell table:number-columns-repeated="16382"/>
        </table:table-row>
        <table:table-row table:style-name="ro1">
          <table:table-cell office:value-type="float" office:value="22.2137037037037" table:style-name="ce2">
            <text:p>22.2137037</text:p>
          </table:table-cell>
          <table:table-cell office:value-type="float" office:value="10095.8399999999" table:style-name="ce2">
            <text:p>10095.84</text:p>
          </table:table-cell>
          <table:table-cell table:number-columns-repeated="16382"/>
        </table:table-row>
        <table:table-row table:style-name="ro1">
          <table:table-cell office:value-type="float" office:value="22.237707707707699" table:style-name="ce2">
            <text:p>22.23770771</text:p>
          </table:table-cell>
          <table:table-cell office:value-type="float" office:value="10097.279999999901" table:style-name="ce2">
            <text:p>10097.28</text:p>
          </table:table-cell>
          <table:table-cell table:number-columns-repeated="16382"/>
        </table:table-row>
        <table:table-row table:style-name="ro1">
          <table:table-cell office:value-type="float" office:value="22.261711711711701" table:style-name="ce2">
            <text:p>22.26171171</text:p>
          </table:table-cell>
          <table:table-cell office:value-type="float" office:value="10098.719999999899" table:style-name="ce2">
            <text:p>10098.72</text:p>
          </table:table-cell>
          <table:table-cell table:number-columns-repeated="16382"/>
        </table:table-row>
        <table:table-row table:style-name="ro1">
          <table:table-cell office:value-type="float" office:value="22.2857157157157" table:style-name="ce2">
            <text:p>22.28571572</text:p>
          </table:table-cell>
          <table:table-cell office:value-type="float" office:value="10100.1599999999" table:style-name="ce2">
            <text:p>10100.16</text:p>
          </table:table-cell>
          <table:table-cell table:number-columns-repeated="16382"/>
        </table:table-row>
        <table:table-row table:style-name="ro1">
          <table:table-cell office:value-type="float" office:value="22.309719719719698" table:style-name="ce2">
            <text:p>22.30971972</text:p>
          </table:table-cell>
          <table:table-cell office:value-type="float" office:value="10101.5999999999" table:style-name="ce2">
            <text:p>10101.6</text:p>
          </table:table-cell>
          <table:table-cell table:number-columns-repeated="16382"/>
        </table:table-row>
        <table:table-row table:style-name="ro1">
          <table:table-cell office:value-type="float" office:value="22.333723723723701" table:style-name="ce2">
            <text:p>22.33372372</text:p>
          </table:table-cell>
          <table:table-cell office:value-type="float" office:value="10102.3199999999" table:style-name="ce2">
            <text:p>10102.32</text:p>
          </table:table-cell>
          <table:table-cell table:number-columns-repeated="16382"/>
        </table:table-row>
        <table:table-row table:style-name="ro1">
          <table:table-cell office:value-type="float" office:value="22.357727727727699" table:style-name="ce2">
            <text:p>22.35772773</text:p>
          </table:table-cell>
          <table:table-cell office:value-type="float" office:value="10103.039999999901" table:style-name="ce2">
            <text:p>10103.04</text:p>
          </table:table-cell>
          <table:table-cell table:number-columns-repeated="16382"/>
        </table:table-row>
        <table:table-row table:style-name="ro1">
          <table:table-cell office:value-type="float" office:value="22.381731731731701" table:style-name="ce2">
            <text:p>22.38173173</text:p>
          </table:table-cell>
          <table:table-cell office:value-type="float" office:value="10103.7599999999" table:style-name="ce2">
            <text:p>10103.76</text:p>
          </table:table-cell>
          <table:table-cell table:number-columns-repeated="16382"/>
        </table:table-row>
        <table:table-row table:style-name="ro1">
          <table:table-cell office:value-type="float" office:value="22.4057357357357" table:style-name="ce2">
            <text:p>22.40573574</text:p>
          </table:table-cell>
          <table:table-cell office:value-type="float" office:value="10104.4799999999" table:style-name="ce2">
            <text:p>10104.48</text:p>
          </table:table-cell>
          <table:table-cell table:number-columns-repeated="16382"/>
        </table:table-row>
        <table:table-row table:style-name="ro1">
          <table:table-cell office:value-type="float" office:value="22.429739739739698" table:style-name="ce2">
            <text:p>22.42973974</text:p>
          </table:table-cell>
          <table:table-cell office:value-type="float" office:value="10105.199999999901" table:style-name="ce2">
            <text:p>10105.2</text:p>
          </table:table-cell>
          <table:table-cell table:number-columns-repeated="16382"/>
        </table:table-row>
        <table:table-row table:style-name="ro1">
          <table:table-cell office:value-type="float" office:value="22.453743743743701" table:style-name="ce2">
            <text:p>22.45374374</text:p>
          </table:table-cell>
          <table:table-cell office:value-type="float" office:value="10105.9199999999" table:style-name="ce2">
            <text:p>10105.92</text:p>
          </table:table-cell>
          <table:table-cell table:number-columns-repeated="16382"/>
        </table:table-row>
        <table:table-row table:style-name="ro1">
          <table:table-cell office:value-type="float" office:value="22.477747747747699" table:style-name="ce2">
            <text:p>22.47774775</text:p>
          </table:table-cell>
          <table:table-cell office:value-type="float" office:value="10107.359999999901" table:style-name="ce2">
            <text:p>10107.36</text:p>
          </table:table-cell>
          <table:table-cell table:number-columns-repeated="16382"/>
        </table:table-row>
        <table:table-row table:style-name="ro1">
          <table:table-cell office:value-type="float" office:value="22.501751751751801" table:style-name="ce2">
            <text:p>22.50175175</text:p>
          </table:table-cell>
          <table:table-cell office:value-type="float" office:value="10108.799999999899" table:style-name="ce2">
            <text:p>10108.8</text:p>
          </table:table-cell>
          <table:table-cell table:number-columns-repeated="16382"/>
        </table:table-row>
        <table:table-row table:style-name="ro1">
          <table:table-cell office:value-type="float" office:value="22.525755755755799" table:style-name="ce2">
            <text:p>22.52575576</text:p>
          </table:table-cell>
          <table:table-cell office:value-type="float" office:value="10110.2399999999" table:style-name="ce2">
            <text:p>10110.24</text:p>
          </table:table-cell>
          <table:table-cell table:number-columns-repeated="16382"/>
        </table:table-row>
        <table:table-row table:style-name="ro1">
          <table:table-cell office:value-type="float" office:value="22.549759759759802" table:style-name="ce2">
            <text:p>22.54975976</text:p>
          </table:table-cell>
          <table:table-cell office:value-type="float" office:value="10111.6799999999" table:style-name="ce2">
            <text:p>10111.68</text:p>
          </table:table-cell>
          <table:table-cell table:number-columns-repeated="16382"/>
        </table:table-row>
        <table:table-row table:style-name="ro1">
          <table:table-cell office:value-type="float" office:value="22.5737637637638" table:style-name="ce2">
            <text:p>22.57376376</text:p>
          </table:table-cell>
          <table:table-cell office:value-type="float" office:value="10113.119999999901" table:style-name="ce2">
            <text:p>10113.12</text:p>
          </table:table-cell>
          <table:table-cell table:number-columns-repeated="16382"/>
        </table:table-row>
        <table:table-row table:style-name="ro1">
          <table:table-cell office:value-type="float" office:value="22.597767767767799" table:style-name="ce2">
            <text:p>22.59776777</text:p>
          </table:table-cell>
          <table:table-cell office:value-type="float" office:value="10114.559999999899" table:style-name="ce2">
            <text:p>10114.56</text:p>
          </table:table-cell>
          <table:table-cell table:number-columns-repeated="16382"/>
        </table:table-row>
        <table:table-row table:style-name="ro1">
          <table:table-cell office:value-type="float" office:value="22.621771771771801" table:style-name="ce2">
            <text:p>22.62177177</text:p>
          </table:table-cell>
          <table:table-cell office:value-type="float" office:value="10115.9999999999" table:style-name="ce2">
            <text:p>10116</text:p>
          </table:table-cell>
          <table:table-cell table:number-columns-repeated="16382"/>
        </table:table-row>
        <table:table-row table:style-name="ro1">
          <table:table-cell office:value-type="float" office:value="22.6457757757758" table:style-name="ce2">
            <text:p>22.64577578</text:p>
          </table:table-cell>
          <table:table-cell office:value-type="float" office:value="10117.4399999999" table:style-name="ce2">
            <text:p>10117.44</text:p>
          </table:table-cell>
          <table:table-cell table:number-columns-repeated="16382"/>
        </table:table-row>
        <table:table-row table:style-name="ro1">
          <table:table-cell office:value-type="float" office:value="22.669779779779802" table:style-name="ce2">
            <text:p>22.66977978</text:p>
          </table:table-cell>
          <table:table-cell office:value-type="float" office:value="10118.1599999999" table:style-name="ce2">
            <text:p>10118.16</text:p>
          </table:table-cell>
          <table:table-cell table:number-columns-repeated="16382"/>
        </table:table-row>
        <table:table-row table:style-name="ro1">
          <table:table-cell office:value-type="float" office:value="22.6937837837838" table:style-name="ce2">
            <text:p>22.69378378</text:p>
          </table:table-cell>
          <table:table-cell office:value-type="float" office:value="10140.719999999899" table:style-name="ce2">
            <text:p>10140.72</text:p>
          </table:table-cell>
          <table:table-cell table:number-columns-repeated="16382"/>
        </table:table-row>
        <table:table-row table:style-name="ro1">
          <table:table-cell office:value-type="float" office:value="22.717787787787799" table:style-name="ce2">
            <text:p>22.71778779</text:p>
          </table:table-cell>
          <table:table-cell office:value-type="float" office:value="10163.279999999901" table:style-name="ce2">
            <text:p>10163.28</text:p>
          </table:table-cell>
          <table:table-cell table:number-columns-repeated="16382"/>
        </table:table-row>
        <table:table-row table:style-name="ro1">
          <table:table-cell office:value-type="float" office:value="22.741791791791801" table:style-name="ce2">
            <text:p>22.74179179</text:p>
          </table:table-cell>
          <table:table-cell office:value-type="float" office:value="10185.8399999999" table:style-name="ce2">
            <text:p>10185.84</text:p>
          </table:table-cell>
          <table:table-cell table:number-columns-repeated="16382"/>
        </table:table-row>
        <table:table-row table:style-name="ro1">
          <table:table-cell office:value-type="float" office:value="22.7657957957958" table:style-name="ce2">
            <text:p>22.7657958</text:p>
          </table:table-cell>
          <table:table-cell office:value-type="float" office:value="10186.559999999899" table:style-name="ce2">
            <text:p>10186.56</text:p>
          </table:table-cell>
          <table:table-cell table:number-columns-repeated="16382"/>
        </table:table-row>
        <table:table-row table:style-name="ro1">
          <table:table-cell office:value-type="float" office:value="22.789799799799798" table:style-name="ce2">
            <text:p>22.7897998</text:p>
          </table:table-cell>
          <table:table-cell office:value-type="float" office:value="10187.279999999901" table:style-name="ce2">
            <text:p>10187.28</text:p>
          </table:table-cell>
          <table:table-cell table:number-columns-repeated="16382"/>
        </table:table-row>
        <table:table-row table:style-name="ro1">
          <table:table-cell office:value-type="float" office:value="22.8138038038038" table:style-name="ce2">
            <text:p>22.8138038</text:p>
          </table:table-cell>
          <table:table-cell office:value-type="float" office:value="10188.719999999899" table:style-name="ce2">
            <text:p>10188.72</text:p>
          </table:table-cell>
          <table:table-cell table:number-columns-repeated="16382"/>
        </table:table-row>
        <table:table-row table:style-name="ro1">
          <table:table-cell office:value-type="float" office:value="22.837807807807799" table:style-name="ce2">
            <text:p>22.83780781</text:p>
          </table:table-cell>
          <table:table-cell office:value-type="float" office:value="10190.1599999999" table:style-name="ce2">
            <text:p>10190.16</text:p>
          </table:table-cell>
          <table:table-cell table:number-columns-repeated="16382"/>
        </table:table-row>
        <table:table-row table:style-name="ro1">
          <table:table-cell office:value-type="float" office:value="22.861811811811801" table:style-name="ce2">
            <text:p>22.86181181</text:p>
          </table:table-cell>
          <table:table-cell office:value-type="float" office:value="10191.5999999999" table:style-name="ce2">
            <text:p>10191.6</text:p>
          </table:table-cell>
          <table:table-cell table:number-columns-repeated="16382"/>
        </table:table-row>
        <table:table-row table:style-name="ro1">
          <table:table-cell office:value-type="float" office:value="22.8858158158158" table:style-name="ce2">
            <text:p>22.88581582</text:p>
          </table:table-cell>
          <table:table-cell office:value-type="float" office:value="10193.039999999901" table:style-name="ce2">
            <text:p>10193.04</text:p>
          </table:table-cell>
          <table:table-cell table:number-columns-repeated="16382"/>
        </table:table-row>
        <table:table-row table:style-name="ro1">
          <table:table-cell office:value-type="float" office:value="22.909819819819798" table:style-name="ce2">
            <text:p>22.90981982</text:p>
          </table:table-cell>
          <table:table-cell office:value-type="float" office:value="10194.4799999999" table:style-name="ce2">
            <text:p>10194.48</text:p>
          </table:table-cell>
          <table:table-cell table:number-columns-repeated="16382"/>
        </table:table-row>
        <table:table-row table:style-name="ro1">
          <table:table-cell office:value-type="float" office:value="22.933823823823801" table:style-name="ce2">
            <text:p>22.93382382</text:p>
          </table:table-cell>
          <table:table-cell office:value-type="float" office:value="10195.9199999999" table:style-name="ce2">
            <text:p>10195.92</text:p>
          </table:table-cell>
          <table:table-cell table:number-columns-repeated="16382"/>
        </table:table-row>
        <table:table-row table:style-name="ro1">
          <table:table-cell office:value-type="float" office:value="22.957827827827799" table:style-name="ce2">
            <text:p>22.95782783</text:p>
          </table:table-cell>
          <table:table-cell office:value-type="float" office:value="10197.359999999901" table:style-name="ce2">
            <text:p>10197.36</text:p>
          </table:table-cell>
          <table:table-cell table:number-columns-repeated="16382"/>
        </table:table-row>
        <table:table-row table:style-name="ro1">
          <table:table-cell office:value-type="float" office:value="22.981831831831801" table:style-name="ce2">
            <text:p>22.98183183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0058358358358" table:style-name="ce2">
            <text:p>23.0058358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029839839839799" table:style-name="ce2">
            <text:p>23.0298398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053843843843801" table:style-name="ce2">
            <text:p>23.0538438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077847847847799" table:style-name="ce2">
            <text:p>23.07784785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101851851851901" table:style-name="ce2">
            <text:p>23.10185185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1258558558559" table:style-name="ce2">
            <text:p>23.1258558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149859859859902" table:style-name="ce2">
            <text:p>23.1498598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1738638638639" table:style-name="ce2">
            <text:p>23.1738638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197867867867899" table:style-name="ce2">
            <text:p>23.19786787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221871871871901" table:style-name="ce2">
            <text:p>23.22187187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2458758758759" table:style-name="ce2">
            <text:p>23.2458758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269879879879898" table:style-name="ce2">
            <text:p>23.2698798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2938838838839" table:style-name="ce2">
            <text:p>23.2938838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317887887887899" table:style-name="ce2">
            <text:p>23.3178878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341891891891901" table:style-name="ce2">
            <text:p>23.3418918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3658958958959" table:style-name="ce2">
            <text:p>23.365895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389899899899898" table:style-name="ce2">
            <text:p>23.389899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413903903903901" table:style-name="ce2">
            <text:p>23.413903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437907907907899" table:style-name="ce2">
            <text:p>23.43790791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461911911911901" table:style-name="ce2">
            <text:p>23.46191191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4859159159159" table:style-name="ce2">
            <text:p>23.48591592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509919919919898" table:style-name="ce2">
            <text:p>23.50991992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533923923923901" table:style-name="ce2">
            <text:p>23.53392392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557927927927899" table:style-name="ce2">
            <text:p>23.55792793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581931931931901" table:style-name="ce2">
            <text:p>23.58193193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6059359359359" table:style-name="ce2">
            <text:p>23.6059359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629939939939899" table:style-name="ce2">
            <text:p>23.6299399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653943943943901" table:style-name="ce2">
            <text:p>23.65394394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677947947947899" table:style-name="ce2">
            <text:p>23.67794795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701951951952001" table:style-name="ce2">
            <text:p>23.70195195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725955955956" table:style-name="ce2">
            <text:p>23.7259559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749959959960002" table:style-name="ce2">
            <text:p>23.7499599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773963963964" table:style-name="ce2">
            <text:p>23.7739639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797967967967999" table:style-name="ce2">
            <text:p>23.79796797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821971971972001" table:style-name="ce2">
            <text:p>23.82197197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845975975976" table:style-name="ce2">
            <text:p>23.8459759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869979979979998" table:style-name="ce2">
            <text:p>23.8699799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893983983984" table:style-name="ce2">
            <text:p>23.89398398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917987987987999" table:style-name="ce2">
            <text:p>23.9179879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941991991992001" table:style-name="ce2">
            <text:p>23.9419919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965995995996" table:style-name="ce2">
            <text:p>23.965996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style-name="ro1">
          <table:table-cell office:value-type="float" office:value="23.99" table:style-name="ce2">
            <text:p>23.99</text:p>
          </table:table-cell>
          <table:table-cell office:value-type="float" office:value="10198.799999999899" table:style-name="ce2">
            <text:p>10198.8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exhaustive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1">
            <text:p>0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1">
            <text:p>0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1">
            <text:p>0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1">
            <text:p>0.12000000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1">
            <text:p>0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1">
            <text:p>0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1">
            <text:p>0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1">
            <text:p>0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1">
            <text:p>0.24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1">
            <text:p>0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1">
            <text:p>0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1">
            <text:p>0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1">
            <text:p>0.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1">
            <text:p>0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1">
            <text:p>0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1">
            <text:p>0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1">
            <text:p>0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1">
            <text:p>0.480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1">
            <text:p>0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1">
            <text:p>0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1">
            <text:p>0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1">
            <text:p>0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1">
            <text:p>0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1">
            <text:p>0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1">
            <text:p>0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1">
            <text:p>0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1">
            <text:p>0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1">
            <text:p>0.7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1">
            <text:p>0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1">
            <text:p>0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1">
            <text:p>0.8400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1">
            <text:p>0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1">
            <text:p>0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1">
            <text:p>0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1">
            <text:p>0.960000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1">
            <text:p>0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1">
            <text:p>1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1">
            <text:p>1.03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1">
            <text:p>1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1">
            <text:p>1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1">
            <text:p>1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1">
            <text:p>1.1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1">
            <text:p>1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1">
            <text:p>1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1">
            <text:p>1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1">
            <text:p>1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1">
            <text:p>1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1">
            <text:p>1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1">
            <text:p>1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1">
            <text:p>1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1">
            <text:p>1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1">
            <text:p>1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1">
            <text:p>1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1">
            <text:p>1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1">
            <text:p>1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1">
            <text:p>1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1">
            <text:p>1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1">
            <text:p>1.5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1">
            <text:p>1.5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1">
            <text:p>1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1">
            <text:p>1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1">
            <text:p>1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1">
            <text:p>1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1">
            <text:p>1.68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1">
            <text:p>1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1">
            <text:p>1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1">
            <text:p>1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1">
            <text:p>1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1">
            <text:p>1.8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1">
            <text:p>1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1">
            <text:p>1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1">
            <text:p>1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1">
            <text:p>1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1">
            <text:p>1.9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1">
            <text:p>1.9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1">
            <text:p>1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1">
            <text:p>1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1">
            <text:p>2.0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1">
            <text:p>2.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1">
            <text:p>2.064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1">
            <text:p>2.0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1">
            <text:p>2.1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1">
            <text:p>2.1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1">
            <text:p>2.1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1">
            <text:p>2.2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1">
            <text:p>2.2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1">
            <text:p>2.2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1">
            <text:p>2.3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1">
            <text:p>2.3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1">
            <text:p>2.3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1">
            <text:p>2.4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1">
            <text:p>2.4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1">
            <text:p>2.47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1">
            <text:p>2.4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1">
            <text:p>2.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1">
            <text:p>2.5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1">
            <text:p>2.5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1">
            <text:p>2.5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1">
            <text:p>2.6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1">
            <text:p>2.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1">
            <text:p>2.6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1">
            <text:p>2.6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1">
            <text:p>2.71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1">
            <text:p>2.7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1">
            <text:p>2.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1">
            <text:p>2.7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1">
            <text:p>2.8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1">
            <text:p>2.8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1">
            <text:p>2.8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1">
            <text:p>2.9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1">
            <text:p>2.9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1">
            <text:p>2.952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1">
            <text:p>2.9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1">
            <text:p>3.0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1">
            <text:p>3.0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1">
            <text:p>3.0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1">
            <text:p>3.0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1">
            <text:p>3.12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1">
            <text:p>3.1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1">
            <text:p>3.1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1">
            <text:p>3.1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1">
            <text:p>3.2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1">
            <text:p>3.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1">
            <text:p>3.2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1">
            <text:p>3.2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1">
            <text:p>3.3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1">
            <text:p>3.3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1">
            <text:p>3.36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1">
            <text:p>3.3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1">
            <text:p>3.4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1">
            <text:p>3.4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1">
            <text:p>3.4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1">
            <text:p>3.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1">
            <text:p>3.5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1">
            <text:p>3.5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1">
            <text:p>3.5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1">
            <text:p>3.5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1">
            <text:p>3.600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1">
            <text:p>3.6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1">
            <text:p>3.6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1">
            <text:p>3.6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1">
            <text:p>3.6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1">
            <text:p>3.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1">
            <text:p>3.7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1">
            <text:p>3.7680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1">
            <text:p>3.7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1">
            <text:p>3.8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1">
            <text:p>3.840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1">
            <text:p>3.8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1">
            <text:p>3.8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1">
            <text:p>3.9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1">
            <text:p>3.93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1">
            <text:p>3.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1">
            <text:p>3.9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1">
            <text:p>4.0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1">
            <text:p>4.0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1">
            <text:p>4.0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1">
            <text:p>4.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1">
            <text:p>4.1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1">
            <text:p>4.128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1">
            <text:p>4.1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1">
            <text:p>4.1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1">
            <text:p>4.2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1">
            <text:p>4.2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1">
            <text:p>4.2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1">
            <text:p>4.2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1">
            <text:p>4.3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1">
            <text:p>4.3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1">
            <text:p>4.3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1">
            <text:p>4.41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1">
            <text:p>4.4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1">
            <text:p>4.46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1">
            <text:p>4.48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1">
            <text:p>4.51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1">
            <text:p>4.536000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1">
            <text:p>4.5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1">
            <text:p>4.60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1">
            <text:p>4.63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1">
            <text:p>4.65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1">
            <text:p>4.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1">
            <text:p>4.70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1">
            <text:p>4.72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1">
            <text:p>4.7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1">
            <text:p>4.7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1">
            <text:p>4.82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1">
            <text:p>4.84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1">
            <text:p>4.8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1">
            <text:p>4.8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1">
            <text:p>4.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1">
            <text:p>4.944000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1">
            <text:p>4.9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1">
            <text:p>4.99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1">
            <text:p>5.0160003</text:p>
          </table:table-cell>
          <table:table-cell office:value-type="float" office:value="0.72" table:style-name="ce1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4" table:style-name="ce1">
            <text:p>5.04</text:p>
          </table:table-cell>
          <table:table-cell office:value-type="float" office:value="1.44" table:style-name="ce1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1">
            <text:p>5.064</text:p>
          </table:table-cell>
          <table:table-cell office:value-type="float" office:value="2.16" table:style-name="ce1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1">
            <text:p>5.088</text:p>
          </table:table-cell>
          <table:table-cell office:value-type="float" office:value="2.88" table:style-name="ce1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1">
            <text:p>5.112</text:p>
          </table:table-cell>
          <table:table-cell office:value-type="float" office:value="3.6000000999999999" table:style-name="ce1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1">
            <text:p>5.136</text:p>
          </table:table-cell>
          <table:table-cell office:value-type="float" office:value="4.32" table:style-name="ce1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6" table:style-name="ce1">
            <text:p>5.16</text:p>
          </table:table-cell>
          <table:table-cell office:value-type="float" office:value="5.04" table:style-name="ce1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1">
            <text:p>5.184</text:p>
          </table:table-cell>
          <table:table-cell office:value-type="float" office:value="5.76" table:style-name="ce1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1">
            <text:p>5.208</text:p>
          </table:table-cell>
          <table:table-cell office:value-type="float" office:value="6.4800005000000001" table:style-name="ce1">
            <text:p>6.4800005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1">
            <text:p>5.232</text:p>
          </table:table-cell>
          <table:table-cell office:value-type="float" office:value="7.2000010000000003" table:style-name="ce1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1">
            <text:p>5.256</text:p>
          </table:table-cell>
          <table:table-cell office:value-type="float" office:value="7.9200010000000001" table:style-name="ce1">
            <text:p>7.920001</text:p>
          </table:table-cell>
          <table:table-cell table:number-columns-repeated="16382"/>
        </table:table-row>
        <table:table-row table:style-name="ro1">
          <table:table-cell office:value-type="float" office:value="5.28" table:style-name="ce1">
            <text:p>5.28</text:p>
          </table:table-cell>
          <table:table-cell office:value-type="float" office:value="8.6400009999999998" table:style-name="ce1">
            <text:p>8.640001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1">
            <text:p>5.304</text:p>
          </table:table-cell>
          <table:table-cell office:value-type="float" office:value="9.3600019999999997" table:style-name="ce1">
            <text:p>9.360002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1">
            <text:p>5.328</text:p>
          </table:table-cell>
          <table:table-cell office:value-type="float" office:value="32.662804000000001" table:style-name="ce1">
            <text:p>32.662804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1">
            <text:p>5.352</text:p>
          </table:table-cell>
          <table:table-cell office:value-type="float" office:value="56.685608000000002" table:style-name="ce1">
            <text:p>56.685608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1">
            <text:p>5.376</text:p>
          </table:table-cell>
          <table:table-cell office:value-type="float" office:value="79.988410000000002" table:style-name="ce1">
            <text:p>79.98841</text:p>
          </table:table-cell>
          <table:table-cell table:number-columns-repeated="16382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103.291214" table:style-name="ce1">
            <text:p>103.291214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1">
            <text:p>5.4240003</text:p>
          </table:table-cell>
          <table:table-cell office:value-type="float" office:value="126.59402" table:style-name="ce1">
            <text:p>126.59402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1">
            <text:p>5.448</text:p>
          </table:table-cell>
          <table:table-cell office:value-type="float" office:value="149.89681999999999" table:style-name="ce1">
            <text:p>149.89682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1">
            <text:p>5.472</text:p>
          </table:table-cell>
          <table:table-cell office:value-type="float" office:value="173.19962000000001" table:style-name="ce1">
            <text:p>173.19962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1">
            <text:p>5.496</text:p>
          </table:table-cell>
          <table:table-cell office:value-type="float" office:value="196.50241" table:style-name="ce1">
            <text:p>196.50241</text:p>
          </table:table-cell>
          <table:table-cell table:number-columns-repeated="16382"/>
        </table:table-row>
        <table:table-row table:style-name="ro1">
          <table:table-cell office:value-type="float" office:value="5.52" table:style-name="ce1">
            <text:p>5.52</text:p>
          </table:table-cell>
          <table:table-cell office:value-type="float" office:value="219.80520000000001" table:style-name="ce1">
            <text:p>219.8052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1">
            <text:p>5.544</text:p>
          </table:table-cell>
          <table:table-cell office:value-type="float" office:value="221.24520999999999" table:style-name="ce1">
            <text:p>221.24521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1">
            <text:p>5.568</text:p>
          </table:table-cell>
          <table:table-cell office:value-type="float" office:value="222.68521000000001" table:style-name="ce1">
            <text:p>222.68521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1">
            <text:p>5.592</text:p>
          </table:table-cell>
          <table:table-cell office:value-type="float" office:value="224.12521000000001" table:style-name="ce1">
            <text:p>224.12521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1">
            <text:p>5.616</text:p>
          </table:table-cell>
          <table:table-cell office:value-type="float" office:value="225.56522000000001" table:style-name="ce1">
            <text:p>225.56522</text:p>
          </table:table-cell>
          <table:table-cell table:number-columns-repeated="16382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227.00522000000001" table:style-name="ce1">
            <text:p>227.00522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1">
            <text:p>5.664</text:p>
          </table:table-cell>
          <table:table-cell office:value-type="float" office:value="229.16522000000001" table:style-name="ce1">
            <text:p>229.16522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1">
            <text:p>5.688</text:p>
          </table:table-cell>
          <table:table-cell office:value-type="float" office:value="231.32523" table:style-name="ce1">
            <text:p>231.32523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1">
            <text:p>5.712</text:p>
          </table:table-cell>
          <table:table-cell office:value-type="float" office:value="232.76523" table:style-name="ce1">
            <text:p>232.76523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1">
            <text:p>5.736</text:p>
          </table:table-cell>
          <table:table-cell office:value-type="float" office:value="234.20523" table:style-name="ce1">
            <text:p>234.20523</text:p>
          </table:table-cell>
          <table:table-cell table:number-columns-repeated="16382"/>
        </table:table-row>
        <table:table-row table:style-name="ro1">
          <table:table-cell office:value-type="float" office:value="5.76" table:style-name="ce1">
            <text:p>5.76</text:p>
          </table:table-cell>
          <table:table-cell office:value-type="float" office:value="235.64523" table:style-name="ce1">
            <text:p>235.64523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1">
            <text:p>5.784</text:p>
          </table:table-cell>
          <table:table-cell office:value-type="float" office:value="237.08524" table:style-name="ce1">
            <text:p>237.08524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1">
            <text:p>5.808</text:p>
          </table:table-cell>
          <table:table-cell office:value-type="float" office:value="238.52524" table:style-name="ce1">
            <text:p>238.52524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1">
            <text:p>5.8320003</text:p>
          </table:table-cell>
          <table:table-cell office:value-type="float" office:value="239.96523999999999" table:style-name="ce1">
            <text:p>239.96524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1">
            <text:p>5.856</text:p>
          </table:table-cell>
          <table:table-cell office:value-type="float" office:value="241.40523999999999" table:style-name="ce1">
            <text:p>241.40524</text:p>
          </table:table-cell>
          <table:table-cell table:number-columns-repeated="16382"/>
        </table:table-row>
        <table:table-row table:style-name="ro1">
          <table:table-cell office:value-type="float" office:value="5.88" table:style-name="ce1">
            <text:p>5.88</text:p>
          </table:table-cell>
          <table:table-cell office:value-type="float" office:value="242.84524999999999" table:style-name="ce1">
            <text:p>242.84525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1">
            <text:p>5.9040003</text:p>
          </table:table-cell>
          <table:table-cell office:value-type="float" office:value="244.28524999999999" table:style-name="ce1">
            <text:p>244.28525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1">
            <text:p>5.928</text:p>
          </table:table-cell>
          <table:table-cell office:value-type="float" office:value="245.72524999999999" table:style-name="ce1">
            <text:p>245.72525</text:p>
          </table:table-cell>
          <table:table-cell table:number-columns-repeated="16382"/>
        </table:table-row>
        <table:table-row table:style-name="ro1">
          <table:table-cell office:value-type="float" office:value="5.952" table:style-name="ce1">
            <text:p>5.952</text:p>
          </table:table-cell>
          <table:table-cell office:value-type="float" office:value="247.16524999999999" table:style-name="ce1">
            <text:p>247.16525</text:p>
          </table:table-cell>
          <table:table-cell table:number-columns-repeated="16382"/>
        </table:table-row>
        <table:table-row table:style-name="ro1">
          <table:table-cell office:value-type="float" office:value="5.976" table:style-name="ce1">
            <text:p>5.976</text:p>
          </table:table-cell>
          <table:table-cell office:value-type="float" office:value="248.60525999999999" table:style-name="ce1">
            <text:p>248.6052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0.04526000000001" table:style-name="ce1">
            <text:p>250.04526</text:p>
          </table:table-cell>
          <table:table-cell table:number-columns-repeated="16382"/>
        </table:table-row>
        <table:table-row table:style-name="ro1">
          <table:table-cell office:value-type="float" office:value="6.024" table:style-name="ce1">
            <text:p>6.024</text:p>
          </table:table-cell>
          <table:table-cell office:value-type="float" office:value="251.48526000000001" table:style-name="ce1">
            <text:p>251.48526</text:p>
          </table:table-cell>
          <table:table-cell table:number-columns-repeated="16382"/>
        </table:table-row>
        <table:table-row table:style-name="ro1">
          <table:table-cell office:value-type="float" office:value="6.048" table:style-name="ce1">
            <text:p>6.048</text:p>
          </table:table-cell>
          <table:table-cell office:value-type="float" office:value="252.92526000000001" table:style-name="ce1">
            <text:p>252.92526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1">
            <text:p>6.072</text:p>
          </table:table-cell>
          <table:table-cell office:value-type="float" office:value="254.36526000000001" table:style-name="ce1">
            <text:p>254.36526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1">
            <text:p>6.096</text:p>
          </table:table-cell>
          <table:table-cell office:value-type="float" office:value="255.80527000000001" table:style-name="ce1">
            <text:p>255.80527</text:p>
          </table:table-cell>
          <table:table-cell table:number-columns-repeated="16382"/>
        </table:table-row>
        <table:table-row table:style-name="ro1">
          <table:table-cell office:value-type="float" office:value="6.12" table:style-name="ce1">
            <text:p>6.12</text:p>
          </table:table-cell>
          <table:table-cell office:value-type="float" office:value="257.24527" table:style-name="ce1">
            <text:p>257.24527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1">
            <text:p>6.144</text:p>
          </table:table-cell>
          <table:table-cell office:value-type="float" office:value="259.40526999999997" table:style-name="ce1">
            <text:p>259.40527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1">
            <text:p>6.168</text:p>
          </table:table-cell>
          <table:table-cell office:value-type="float" office:value="261.56527999999997" table:style-name="ce1">
            <text:p>261.56528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1">
            <text:p>6.192</text:p>
          </table:table-cell>
          <table:table-cell office:value-type="float" office:value="263.72528" table:style-name="ce1">
            <text:p>263.72528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1">
            <text:p>6.216</text:p>
          </table:table-cell>
          <table:table-cell office:value-type="float" office:value="265.88528000000002" table:style-name="ce1">
            <text:p>265.88528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1">
            <text:p>6.2400002</text:p>
          </table:table-cell>
          <table:table-cell office:value-type="float" office:value="268.0453" table:style-name="ce1">
            <text:p>268.0453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1">
            <text:p>6.264</text:p>
          </table:table-cell>
          <table:table-cell office:value-type="float" office:value="270.92529999999999" table:style-name="ce1">
            <text:p>270.9253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1">
            <text:p>6.288</text:p>
          </table:table-cell>
          <table:table-cell office:value-type="float" office:value="273.80529999999999" table:style-name="ce1">
            <text:p>273.8053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1">
            <text:p>6.3120003</text:p>
          </table:table-cell>
          <table:table-cell office:value-type="float" office:value="276.68529999999998" table:style-name="ce1">
            <text:p>276.6853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1">
            <text:p>6.336</text:p>
          </table:table-cell>
          <table:table-cell office:value-type="float" office:value="280.28530000000001" table:style-name="ce1">
            <text:p>280.2853</text:p>
          </table:table-cell>
          <table:table-cell table:number-columns-repeated="16382"/>
        </table:table-row>
        <table:table-row table:style-name="ro1">
          <table:table-cell office:value-type="float" office:value="6.36" table:style-name="ce1">
            <text:p>6.36</text:p>
          </table:table-cell>
          <table:table-cell office:value-type="float" office:value="283.88529999999997" table:style-name="ce1">
            <text:p>283.8853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1">
            <text:p>6.384</text:p>
          </table:table-cell>
          <table:table-cell office:value-type="float" office:value="287.48532" table:style-name="ce1">
            <text:p>287.48532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1">
            <text:p>6.408</text:p>
          </table:table-cell>
          <table:table-cell office:value-type="float" office:value="291.08533" table:style-name="ce1">
            <text:p>291.08533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1">
            <text:p>6.432</text:p>
          </table:table-cell>
          <table:table-cell office:value-type="float" office:value="294.68533000000002" table:style-name="ce1">
            <text:p>294.68533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1">
            <text:p>6.456</text:p>
          </table:table-cell>
          <table:table-cell office:value-type="float" office:value="298.28534000000002" table:style-name="ce1">
            <text:p>298.28534</text:p>
          </table:table-cell>
          <table:table-cell table:number-columns-repeated="16382"/>
        </table:table-row>
        <table:table-row table:style-name="ro1">
          <table:table-cell office:value-type="float" office:value="6.48" table:style-name="ce1">
            <text:p>6.48</text:p>
          </table:table-cell>
          <table:table-cell office:value-type="float" office:value="301.88535000000002" table:style-name="ce1">
            <text:p>301.88535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1">
            <text:p>6.504</text:p>
          </table:table-cell>
          <table:table-cell office:value-type="float" office:value="305.48534999999998" table:style-name="ce1">
            <text:p>305.48535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1">
            <text:p>6.528</text:p>
          </table:table-cell>
          <table:table-cell office:value-type="float" office:value="309.08535999999998" table:style-name="ce1">
            <text:p>309.08536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1">
            <text:p>6.552</text:p>
          </table:table-cell>
          <table:table-cell office:value-type="float" office:value="312.68536" table:style-name="ce1">
            <text:p>312.68536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1">
            <text:p>6.576</text:p>
          </table:table-cell>
          <table:table-cell office:value-type="float" office:value="316.28537" table:style-name="ce1">
            <text:p>316.28537</text:p>
          </table:table-cell>
          <table:table-cell table:number-columns-repeated="16382"/>
        </table:table-row>
        <table:table-row table:style-name="ro1">
          <table:table-cell office:value-type="float" office:value="6.6" table:style-name="ce1">
            <text:p>6.6</text:p>
          </table:table-cell>
          <table:table-cell office:value-type="float" office:value="319.88538" table:style-name="ce1">
            <text:p>319.88538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1">
            <text:p>6.624</text:p>
          </table:table-cell>
          <table:table-cell office:value-type="float" office:value="323.48538000000002" table:style-name="ce1">
            <text:p>323.48538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1">
            <text:p>6.6480002</text:p>
          </table:table-cell>
          <table:table-cell office:value-type="float" office:value="327.08539999999999" table:style-name="ce1">
            <text:p>327.0854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1">
            <text:p>6.672</text:p>
          </table:table-cell>
          <table:table-cell office:value-type="float" office:value="330.68540000000002" table:style-name="ce1">
            <text:p>330.6854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1">
            <text:p>6.696</text:p>
          </table:table-cell>
          <table:table-cell office:value-type="float" office:value="332.84539999999998" table:style-name="ce1">
            <text:p>332.8454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1">
            <text:p>6.7200003</text:p>
          </table:table-cell>
          <table:table-cell office:value-type="float" office:value="335.00540000000001" table:style-name="ce1">
            <text:p>335.0054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1">
            <text:p>6.744</text:p>
          </table:table-cell>
          <table:table-cell office:value-type="float" office:value="337.16539999999998" table:style-name="ce1">
            <text:p>337.1654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1">
            <text:p>6.768</text:p>
          </table:table-cell>
          <table:table-cell office:value-type="float" office:value="339.3254" table:style-name="ce1">
            <text:p>339.3254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1">
            <text:p>6.7920003</text:p>
          </table:table-cell>
          <table:table-cell office:value-type="float" office:value="342.2054" table:style-name="ce1">
            <text:p>342.2054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1">
            <text:p>6.816</text:p>
          </table:table-cell>
          <table:table-cell office:value-type="float" office:value="345.08542" table:style-name="ce1">
            <text:p>345.08542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.84</text:p>
          </table:table-cell>
          <table:table-cell office:value-type="float" office:value="347.96541999999999" table:style-name="ce1">
            <text:p>347.96542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1">
            <text:p>6.864</text:p>
          </table:table-cell>
          <table:table-cell office:value-type="float" office:value="350.84543000000002" table:style-name="ce1">
            <text:p>350.84543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1">
            <text:p>6.888</text:p>
          </table:table-cell>
          <table:table-cell office:value-type="float" office:value="375.58823000000001" table:style-name="ce1">
            <text:p>375.58823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1">
            <text:p>6.912</text:p>
          </table:table-cell>
          <table:table-cell office:value-type="float" office:value="400.33102000000002" table:style-name="ce1">
            <text:p>400.33102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1">
            <text:p>6.936</text:p>
          </table:table-cell>
          <table:table-cell office:value-type="float" office:value="425.07382000000001" table:style-name="ce1">
            <text:p>425.07382</text:p>
          </table:table-cell>
          <table:table-cell table:number-columns-repeated="16382"/>
        </table:table-row>
        <table:table-row table:style-name="ro1">
          <table:table-cell office:value-type="float" office:value="6.96" table:style-name="ce1">
            <text:p>6.96</text:p>
          </table:table-cell>
          <table:table-cell office:value-type="float" office:value="449.81662" table:style-name="ce1">
            <text:p>449.81662</text:p>
          </table:table-cell>
          <table:table-cell table:number-columns-repeated="16382"/>
        </table:table-row>
        <table:table-row table:style-name="ro1">
          <table:table-cell office:value-type="float" office:value="6.984" table:style-name="ce1">
            <text:p>6.984</text:p>
          </table:table-cell>
          <table:table-cell office:value-type="float" office:value="474.55941999999999" table:style-name="ce1">
            <text:p>474.55942</text:p>
          </table:table-cell>
          <table:table-cell table:number-columns-repeated="16382"/>
        </table:table-row>
        <table:table-row table:style-name="ro1">
          <table:table-cell office:value-type="float" office:value="7.008" table:style-name="ce1">
            <text:p>7.008</text:p>
          </table:table-cell>
          <table:table-cell office:value-type="float" office:value="499.30221999999998" table:style-name="ce1">
            <text:p>499.30222</text:p>
          </table:table-cell>
          <table:table-cell table:number-columns-repeated="16382"/>
        </table:table-row>
        <table:table-row table:style-name="ro1">
          <table:table-cell office:value-type="float" office:value="7.032" table:style-name="ce1">
            <text:p>7.032</text:p>
          </table:table-cell>
          <table:table-cell office:value-type="float" office:value="524.04503999999997" table:style-name="ce1">
            <text:p>524.04504</text:p>
          </table:table-cell>
          <table:table-cell table:number-columns-repeated="16382"/>
        </table:table-row>
        <table:table-row table:style-name="ro1">
          <table:table-cell office:value-type="float" office:value="7.056" table:style-name="ce1">
            <text:p>7.056</text:p>
          </table:table-cell>
          <table:table-cell office:value-type="float" office:value="548.78769999999997" table:style-name="ce1">
            <text:p>548.7877</text:p>
          </table:table-cell>
          <table:table-cell table:number-columns-repeated="16382"/>
        </table:table-row>
        <table:table-row table:style-name="ro1">
          <table:table-cell office:value-type="float" office:value="7.08" table:style-name="ce1">
            <text:p>7.08</text:p>
          </table:table-cell>
          <table:table-cell office:value-type="float" office:value="573.53039999999999" table:style-name="ce1">
            <text:p>573.5304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1">
            <text:p>7.104</text:p>
          </table:table-cell>
          <table:table-cell office:value-type="float" office:value="598.2731" table:style-name="ce1">
            <text:p>598.2731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1">
            <text:p>7.1280003</text:p>
          </table:table-cell>
          <table:table-cell office:value-type="float" office:value="623.73569999999995" table:style-name="ce1">
            <text:p>623.7357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1">
            <text:p>7.152</text:p>
          </table:table-cell>
          <table:table-cell office:value-type="float" office:value="649.19835999999998" table:style-name="ce1">
            <text:p>649.19836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1">
            <text:p>7.176</text:p>
          </table:table-cell>
          <table:table-cell office:value-type="float" office:value="652.79819999999995" table:style-name="ce1">
            <text:p>652.7982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1">
            <text:p>7.2000003</text:p>
          </table:table-cell>
          <table:table-cell office:value-type="float" office:value="656.3981" table:style-name="ce1">
            <text:p>656.3981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1">
            <text:p>7.224</text:p>
          </table:table-cell>
          <table:table-cell office:value-type="float" office:value="659.99789999999996" table:style-name="ce1">
            <text:p>659.9979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1">
            <text:p>7.248</text:p>
          </table:table-cell>
          <table:table-cell office:value-type="float" office:value="663.59780000000001" table:style-name="ce1">
            <text:p>663.5978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1">
            <text:p>7.272</text:p>
          </table:table-cell>
          <table:table-cell office:value-type="float" office:value="667.19763" table:style-name="ce1">
            <text:p>667.19763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1">
            <text:p>7.296</text:p>
          </table:table-cell>
          <table:table-cell office:value-type="float" office:value="670.79750000000001" table:style-name="ce1">
            <text:p>670.7975</text:p>
          </table:table-cell>
          <table:table-cell table:number-columns-repeated="16382"/>
        </table:table-row>
        <table:table-row table:style-name="ro1">
          <table:table-cell office:value-type="float" office:value="7.32" table:style-name="ce1">
            <text:p>7.32</text:p>
          </table:table-cell>
          <table:table-cell office:value-type="float" office:value="674.39733999999999" table:style-name="ce1">
            <text:p>674.39734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1">
            <text:p>7.344</text:p>
          </table:table-cell>
          <table:table-cell office:value-type="float" office:value="678.71716000000004" table:style-name="ce1">
            <text:p>678.71716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1">
            <text:p>7.368</text:p>
          </table:table-cell>
          <table:table-cell office:value-type="float" office:value="683.03700000000003" table:style-name="ce1">
            <text:p>683.037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1">
            <text:p>7.392</text:p>
          </table:table-cell>
          <table:table-cell office:value-type="float" office:value="686.63684000000001" table:style-name="ce1">
            <text:p>686.63684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1">
            <text:p>7.416</text:p>
          </table:table-cell>
          <table:table-cell office:value-type="float" office:value="690.23670000000004" table:style-name="ce1">
            <text:p>690.2367</text:p>
          </table:table-cell>
          <table:table-cell table:number-columns-repeated="16382"/>
        </table:table-row>
        <table:table-row table:style-name="ro1">
          <table:table-cell office:value-type="float" office:value="7.44" table:style-name="ce1">
            <text:p>7.44</text:p>
          </table:table-cell>
          <table:table-cell office:value-type="float" office:value="693.83654999999999" table:style-name="ce1">
            <text:p>693.83655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1">
            <text:p>7.464</text:p>
          </table:table-cell>
          <table:table-cell office:value-type="float" office:value="697.43640000000005" table:style-name="ce1">
            <text:p>697.4364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1">
            <text:p>7.488</text:p>
          </table:table-cell>
          <table:table-cell office:value-type="float" office:value="722.89904999999999" table:style-name="ce1">
            <text:p>722.89905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1">
            <text:p>7.512</text:p>
          </table:table-cell>
          <table:table-cell office:value-type="float" office:value="748.36170000000004" table:style-name="ce1">
            <text:p>748.3617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1">
            <text:p>7.5360003</text:p>
          </table:table-cell>
          <table:table-cell office:value-type="float" office:value="773.82434000000001" table:style-name="ce1">
            <text:p>773.82434</text:p>
          </table:table-cell>
          <table:table-cell table:number-columns-repeated="16382"/>
        </table:table-row>
        <table:table-row table:style-name="ro1">
          <table:table-cell office:value-type="float" office:value="7.56" table:style-name="ce1">
            <text:p>7.56</text:p>
          </table:table-cell>
          <table:table-cell office:value-type="float" office:value="799.28700000000003" table:style-name="ce1">
            <text:p>799.287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1">
            <text:p>7.584</text:p>
          </table:table-cell>
          <table:table-cell office:value-type="float" office:value="824.74963000000002" table:style-name="ce1">
            <text:p>824.74963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1">
            <text:p>7.6080003</text:p>
          </table:table-cell>
          <table:table-cell office:value-type="float" office:value="850.21230000000003" table:style-name="ce1">
            <text:p>850.2123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1">
            <text:p>7.632</text:p>
          </table:table-cell>
          <table:table-cell office:value-type="float" office:value="875.67489999999998" table:style-name="ce1">
            <text:p>875.6749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1">
            <text:p>7.656</text:p>
          </table:table-cell>
          <table:table-cell office:value-type="float" office:value="901.13760000000002" table:style-name="ce1">
            <text:p>901.1376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1">
            <text:p>7.6800003</text:p>
          </table:table-cell>
          <table:table-cell office:value-type="float" office:value="926.60019999999997" table:style-name="ce1">
            <text:p>926.6002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1">
            <text:p>7.704</text:p>
          </table:table-cell>
          <table:table-cell office:value-type="float" office:value="952.06286999999998" table:style-name="ce1">
            <text:p>952.06287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1">
            <text:p>7.728</text:p>
          </table:table-cell>
          <table:table-cell office:value-type="float" office:value="977.52549999999997" table:style-name="ce1">
            <text:p>977.5255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1">
            <text:p>7.752</text:p>
          </table:table-cell>
          <table:table-cell office:value-type="float" office:value="981.12536999999998" table:style-name="ce1">
            <text:p>981.12537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1">
            <text:p>7.776</text:p>
          </table:table-cell>
          <table:table-cell office:value-type="float" office:value="984.72519999999997" table:style-name="ce1">
            <text:p>984.7252</text:p>
          </table:table-cell>
          <table:table-cell table:number-columns-repeated="16382"/>
        </table:table-row>
        <table:table-row table:style-name="ro1">
          <table:table-cell office:value-type="float" office:value="7.8" table:style-name="ce1">
            <text:p>7.8</text:p>
          </table:table-cell>
          <table:table-cell office:value-type="float" office:value="988.32510000000002" table:style-name="ce1">
            <text:p>988.3251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1">
            <text:p>7.824</text:p>
          </table:table-cell>
          <table:table-cell office:value-type="float" office:value="993.36487" table:style-name="ce1">
            <text:p>993.36487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1">
            <text:p>7.848</text:p>
          </table:table-cell>
          <table:table-cell office:value-type="float" office:value="1020.26746" table:style-name="ce1">
            <text:p>1020.26746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1">
            <text:p>7.872</text:p>
          </table:table-cell>
          <table:table-cell office:value-type="float" office:value="1047.17" table:style-name="ce1">
            <text:p>1047.17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1">
            <text:p>7.896</text:p>
          </table:table-cell>
          <table:table-cell office:value-type="float" office:value="1074.7926" table:style-name="ce1">
            <text:p>1074.7926</text:p>
          </table:table-cell>
          <table:table-cell table:number-columns-repeated="16382"/>
        </table:table-row>
        <table:table-row table:style-name="ro1">
          <table:table-cell office:value-type="float" office:value="7.92" table:style-name="ce1">
            <text:p>7.92</text:p>
          </table:table-cell>
          <table:table-cell office:value-type="float" office:value="1102.4151999999999" table:style-name="ce1">
            <text:p>1102.4152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1">
            <text:p>7.9440002</text:p>
          </table:table-cell>
          <table:table-cell office:value-type="float" office:value="1130.0377000000001" table:style-name="ce1">
            <text:p>1130.0377</text:p>
          </table:table-cell>
          <table:table-cell table:number-columns-repeated="16382"/>
        </table:table-row>
        <table:table-row table:style-name="ro1">
          <table:table-cell office:value-type="float" office:value="7.968" table:style-name="ce1">
            <text:p>7.968</text:p>
          </table:table-cell>
          <table:table-cell office:value-type="float" office:value="1157.6603" table:style-name="ce1">
            <text:p>1157.6603</text:p>
          </table:table-cell>
          <table:table-cell table:number-columns-repeated="16382"/>
        </table:table-row>
        <table:table-row table:style-name="ro1">
          <table:table-cell office:value-type="float" office:value="7.992" table:style-name="ce1">
            <text:p>7.992</text:p>
          </table:table-cell>
          <table:table-cell office:value-type="float" office:value="1185.2828" table:style-name="ce1">
            <text:p>1185.2828</text:p>
          </table:table-cell>
          <table:table-cell table:number-columns-repeated="16382"/>
        </table:table-row>
        <table:table-row table:style-name="ro1">
          <table:table-cell office:value-type="float" office:value="8.016" table:style-name="ce1">
            <text:p>8.016</text:p>
          </table:table-cell>
          <table:table-cell office:value-type="float" office:value="1212.9054000000001" table:style-name="ce1">
            <text:p>1212.9054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1">
            <text:p>8.04</text:p>
          </table:table-cell>
          <table:table-cell office:value-type="float" office:value="1218.6651999999999" table:style-name="ce1">
            <text:p>1218.6652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1">
            <text:p>8.064</text:p>
          </table:table-cell>
          <table:table-cell office:value-type="float" office:value="1224.4249" table:style-name="ce1">
            <text:p>1224.4249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1">
            <text:p>8.088</text:p>
          </table:table-cell>
          <table:table-cell office:value-type="float" office:value="1230.1847" table:style-name="ce1">
            <text:p>1230.1847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1">
            <text:p>8.112</text:p>
          </table:table-cell>
          <table:table-cell office:value-type="float" office:value="1235.9445000000001" table:style-name="ce1">
            <text:p>1235.9445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1">
            <text:p>8.136</text:p>
          </table:table-cell>
          <table:table-cell office:value-type="float" office:value="1241.7041999999999" table:style-name="ce1">
            <text:p>1241.7042</text:p>
          </table:table-cell>
          <table:table-cell table:number-columns-repeated="16382"/>
        </table:table-row>
        <table:table-row table:style-name="ro1">
          <table:table-cell office:value-type="float" office:value="8.16" table:style-name="ce1">
            <text:p>8.16</text:p>
          </table:table-cell>
          <table:table-cell office:value-type="float" office:value="1247.4639999999999" table:style-name="ce1">
            <text:p>1247.464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1">
            <text:p>8.184</text:p>
          </table:table-cell>
          <table:table-cell office:value-type="float" office:value="1253.2238" table:style-name="ce1">
            <text:p>1253.2238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1">
            <text:p>8.208</text:p>
          </table:table-cell>
          <table:table-cell office:value-type="float" office:value="1258.9835" table:style-name="ce1">
            <text:p>1258.9835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1">
            <text:p>8.232</text:p>
          </table:table-cell>
          <table:table-cell office:value-type="float" office:value="1264.7433000000001" table:style-name="ce1">
            <text:p>1264.7433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1">
            <text:p>8.2560005</text:p>
          </table:table-cell>
          <table:table-cell office:value-type="float" office:value="1270.5029999999999" table:style-name="ce1">
            <text:p>1270.503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1">
            <text:p>8.28</text:p>
          </table:table-cell>
          <table:table-cell office:value-type="float" office:value="1276.2628" table:style-name="ce1">
            <text:p>1276.2628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1">
            <text:p>8.304</text:p>
          </table:table-cell>
          <table:table-cell office:value-type="float" office:value="1281.3026" table:style-name="ce1">
            <text:p>1281.3026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1">
            <text:p>8.328</text:p>
          </table:table-cell>
          <table:table-cell office:value-type="float" office:value="1286.3424" table:style-name="ce1">
            <text:p>1286.3424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1">
            <text:p>8.352</text:p>
          </table:table-cell>
          <table:table-cell office:value-type="float" office:value="1291.3822" table:style-name="ce1">
            <text:p>1291.3822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1">
            <text:p>8.376</text:p>
          </table:table-cell>
          <table:table-cell office:value-type="float" office:value="1296.422" table:style-name="ce1">
            <text:p>1296.422</text:p>
          </table:table-cell>
          <table:table-cell table:number-columns-repeated="16382"/>
        </table:table-row>
        <table:table-row table:style-name="ro1">
          <table:table-cell office:value-type="float" office:value="8.4" table:style-name="ce1">
            <text:p>8.4</text:p>
          </table:table-cell>
          <table:table-cell office:value-type="float" office:value="1301.4618" table:style-name="ce1">
            <text:p>1301.4618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1">
            <text:p>8.424</text:p>
          </table:table-cell>
          <table:table-cell office:value-type="float" office:value="1306.5016000000001" table:style-name="ce1">
            <text:p>1306.5016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1">
            <text:p>8.448</text:p>
          </table:table-cell>
          <table:table-cell office:value-type="float" office:value="1311.5414000000001" table:style-name="ce1">
            <text:p>1311.5414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1">
            <text:p>8.472</text:p>
          </table:table-cell>
          <table:table-cell office:value-type="float" office:value="1316.5812000000001" table:style-name="ce1">
            <text:p>1316.5812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1">
            <text:p>8.496</text:p>
          </table:table-cell>
          <table:table-cell office:value-type="float" office:value="1322.3409999999999" table:style-name="ce1">
            <text:p>1322.341</text:p>
          </table:table-cell>
          <table:table-cell table:number-columns-repeated="16382"/>
        </table:table-row>
        <table:table-row table:style-name="ro1">
          <table:table-cell office:value-type="float" office:value="8.52" table:style-name="ce1">
            <text:p>8.52</text:p>
          </table:table-cell>
          <table:table-cell office:value-type="float" office:value="1328.8207" table:style-name="ce1">
            <text:p>1328.8207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1">
            <text:p>8.544</text:p>
          </table:table-cell>
          <table:table-cell office:value-type="float" office:value="1335.3004000000001" table:style-name="ce1">
            <text:p>1335.3004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1">
            <text:p>8.568</text:p>
          </table:table-cell>
          <table:table-cell office:value-type="float" office:value="1341.0601999999999" table:style-name="ce1">
            <text:p>1341.0602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1">
            <text:p>8.592</text:p>
          </table:table-cell>
          <table:table-cell office:value-type="float" office:value="1346.82" table:style-name="ce1">
            <text:p>1346.82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1">
            <text:p>8.616</text:p>
          </table:table-cell>
          <table:table-cell office:value-type="float" office:value="1352.5797" table:style-name="ce1">
            <text:p>1352.5797</text:p>
          </table:table-cell>
          <table:table-cell table:number-columns-repeated="16382"/>
        </table:table-row>
        <table:table-row table:style-name="ro1">
          <table:table-cell office:value-type="float" office:value="8.64" table:style-name="ce1">
            <text:p>8.64</text:p>
          </table:table-cell>
          <table:table-cell office:value-type="float" office:value="1358.3395" table:style-name="ce1">
            <text:p>1358.3395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1">
            <text:p>8.6640005</text:p>
          </table:table-cell>
          <table:table-cell office:value-type="float" office:value="1364.0992000000001" table:style-name="ce1">
            <text:p>1364.0992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1">
            <text:p>8.688</text:p>
          </table:table-cell>
          <table:table-cell office:value-type="float" office:value="1369.8589999999999" table:style-name="ce1">
            <text:p>1369.859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1">
            <text:p>8.712</text:p>
          </table:table-cell>
          <table:table-cell office:value-type="float" office:value="1375.6188" table:style-name="ce1">
            <text:p>1375.6188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1">
            <text:p>8.736</text:p>
          </table:table-cell>
          <table:table-cell office:value-type="float" office:value="1381.3785" table:style-name="ce1">
            <text:p>1381.3785</text:p>
          </table:table-cell>
          <table:table-cell table:number-columns-repeated="16382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1387.1383000000001" table:style-name="ce1">
            <text:p>1387.1383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1">
            <text:p>8.784</text:p>
          </table:table-cell>
          <table:table-cell office:value-type="float" office:value="1392.8981000000001" table:style-name="ce1">
            <text:p>1392.8981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1">
            <text:p>8.808</text:p>
          </table:table-cell>
          <table:table-cell office:value-type="float" office:value="1398.6578" table:style-name="ce1">
            <text:p>1398.6578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1">
            <text:p>8.832</text:p>
          </table:table-cell>
          <table:table-cell office:value-type="float" office:value="1426.2804000000001" table:style-name="ce1">
            <text:p>1426.2804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1">
            <text:p>8.856</text:p>
          </table:table-cell>
          <table:table-cell office:value-type="float" office:value="1453.183" table:style-name="ce1">
            <text:p>1453.183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1">
            <text:p>8.88</text:p>
          </table:table-cell>
          <table:table-cell office:value-type="float" office:value="1480.0856000000001" table:style-name="ce1">
            <text:p>1480.0856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1">
            <text:p>8.904</text:p>
          </table:table-cell>
          <table:table-cell office:value-type="float" office:value="1506.9882" table:style-name="ce1">
            <text:p>1506.9882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1">
            <text:p>8.928</text:p>
          </table:table-cell>
          <table:table-cell office:value-type="float" office:value="1533.8906999999999" table:style-name="ce1">
            <text:p>1533.8907</text:p>
          </table:table-cell>
          <table:table-cell table:number-columns-repeated="16382"/>
        </table:table-row>
        <table:table-row table:style-name="ro1">
          <table:table-cell office:value-type="float" office:value="8.952" table:style-name="ce1">
            <text:p>8.952</text:p>
          </table:table-cell>
          <table:table-cell office:value-type="float" office:value="1560.7933" table:style-name="ce1">
            <text:p>1560.7933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1">
            <text:p>8.976</text:p>
          </table:table-cell>
          <table:table-cell office:value-type="float" office:value="1587.6958999999999" table:style-name="ce1">
            <text:p>1587.695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14.5985000000001" table:style-name="ce1">
            <text:p>1614.5985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1">
            <text:p>9.024</text:p>
          </table:table-cell>
          <table:table-cell office:value-type="float" office:value="1641.5011" table:style-name="ce1">
            <text:p>1641.5011</text:p>
          </table:table-cell>
          <table:table-cell table:number-columns-repeated="16382"/>
        </table:table-row>
        <table:table-row table:style-name="ro1">
          <table:table-cell office:value-type="float" office:value="9.048" table:style-name="ce1">
            <text:p>9.048</text:p>
          </table:table-cell>
          <table:table-cell office:value-type="float" office:value="1668.4037000000001" table:style-name="ce1">
            <text:p>1668.4037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1">
            <text:p>9.0720005</text:p>
          </table:table-cell>
          <table:table-cell office:value-type="float" office:value="1695.3063" table:style-name="ce1">
            <text:p>1695.3063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1">
            <text:p>9.096</text:p>
          </table:table-cell>
          <table:table-cell office:value-type="float" office:value="1700.3461" table:style-name="ce1">
            <text:p>1700.3461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1">
            <text:p>9.12</text:p>
          </table:table-cell>
          <table:table-cell office:value-type="float" office:value="1705.3859" table:style-name="ce1">
            <text:p>1705.3859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1">
            <text:p>9.144</text:p>
          </table:table-cell>
          <table:table-cell office:value-type="float" office:value="1710.4257" table:style-name="ce1">
            <text:p>1710.4257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1">
            <text:p>9.168</text:p>
          </table:table-cell>
          <table:table-cell office:value-type="float" office:value="1715.4655" table:style-name="ce1">
            <text:p>1715.4655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1">
            <text:p>9.192</text:p>
          </table:table-cell>
          <table:table-cell office:value-type="float" office:value="1721.2252000000001" table:style-name="ce1">
            <text:p>1721.2252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1">
            <text:p>9.216</text:p>
          </table:table-cell>
          <table:table-cell office:value-type="float" office:value="1726.9849999999999" table:style-name="ce1">
            <text:p>1726.985</text:p>
          </table:table-cell>
          <table:table-cell table:number-columns-repeated="16382"/>
        </table:table-row>
        <table:table-row table:style-name="ro1">
          <table:table-cell office:value-type="float" office:value="9.24" table:style-name="ce1">
            <text:p>9.24</text:p>
          </table:table-cell>
          <table:table-cell office:value-type="float" office:value="1753.8876" table:style-name="ce1">
            <text:p>1753.8876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1">
            <text:p>9.264</text:p>
          </table:table-cell>
          <table:table-cell office:value-type="float" office:value="1780.7901999999999" table:style-name="ce1">
            <text:p>1780.7902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1">
            <text:p>9.288</text:p>
          </table:table-cell>
          <table:table-cell office:value-type="float" office:value="1807.6927000000001" table:style-name="ce1">
            <text:p>1807.6927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1">
            <text:p>9.312</text:p>
          </table:table-cell>
          <table:table-cell office:value-type="float" office:value="1834.5953" table:style-name="ce1">
            <text:p>1834.5953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1">
            <text:p>9.336</text:p>
          </table:table-cell>
          <table:table-cell office:value-type="float" office:value="1861.4979000000001" table:style-name="ce1">
            <text:p>1861.4979</text:p>
          </table:table-cell>
          <table:table-cell table:number-columns-repeated="16382"/>
        </table:table-row>
        <table:table-row table:style-name="ro1">
          <table:table-cell office:value-type="float" office:value="9.36" table:style-name="ce1">
            <text:p>9.36</text:p>
          </table:table-cell>
          <table:table-cell office:value-type="float" office:value="1888.4005" table:style-name="ce1">
            <text:p>1888.4005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1">
            <text:p>9.384</text:p>
          </table:table-cell>
          <table:table-cell office:value-type="float" office:value="1915.3031000000001" table:style-name="ce1">
            <text:p>1915.3031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1">
            <text:p>9.408</text:p>
          </table:table-cell>
          <table:table-cell office:value-type="float" office:value="1942.2057" table:style-name="ce1">
            <text:p>1942.2057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1">
            <text:p>9.432</text:p>
          </table:table-cell>
          <table:table-cell office:value-type="float" office:value="1968.3883000000001" table:style-name="ce1">
            <text:p>1968.3883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1">
            <text:p>9.456</text:p>
          </table:table-cell>
          <table:table-cell office:value-type="float" office:value="1994.5708999999999" table:style-name="ce1">
            <text:p>1994.5709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1">
            <text:p>9.4800005</text:p>
          </table:table-cell>
          <table:table-cell office:value-type="float" office:value="2020.7535" table:style-name="ce1">
            <text:p>2020.7535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1">
            <text:p>9.504</text:p>
          </table:table-cell>
          <table:table-cell office:value-type="float" office:value="2025.0734" table:style-name="ce1">
            <text:p>2025.0734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1">
            <text:p>9.528</text:p>
          </table:table-cell>
          <table:table-cell office:value-type="float" office:value="2029.3932" table:style-name="ce1">
            <text:p>2029.3932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1">
            <text:p>9.552</text:p>
          </table:table-cell>
          <table:table-cell office:value-type="float" office:value="2033.713" table:style-name="ce1">
            <text:p>2033.713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1">
            <text:p>9.576</text:p>
          </table:table-cell>
          <table:table-cell office:value-type="float" office:value="2038.0328" table:style-name="ce1">
            <text:p>2038.0328</text:p>
          </table:table-cell>
          <table:table-cell table:number-columns-repeated="16382"/>
        </table:table-row>
        <table:table-row table:style-name="ro1">
          <table:table-cell office:value-type="float" office:value="9.6" table:style-name="ce1">
            <text:p>9.6</text:p>
          </table:table-cell>
          <table:table-cell office:value-type="float" office:value="2042.3526999999999" table:style-name="ce1">
            <text:p>2042.3527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1">
            <text:p>9.624001</text:p>
          </table:table-cell>
          <table:table-cell office:value-type="float" office:value="2045.9525000000001" table:style-name="ce1">
            <text:p>2045.9525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1">
            <text:p>9.648</text:p>
          </table:table-cell>
          <table:table-cell office:value-type="float" office:value="2049.5524999999998" table:style-name="ce1">
            <text:p>2049.5525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1">
            <text:p>9.672</text:p>
          </table:table-cell>
          <table:table-cell office:value-type="float" office:value="2053.8723" table:style-name="ce1">
            <text:p>2053.8723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1">
            <text:p>9.696</text:p>
          </table:table-cell>
          <table:table-cell office:value-type="float" office:value="2058.1921000000002" table:style-name="ce1">
            <text:p>2058.1921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1">
            <text:p>9.72</text:p>
          </table:table-cell>
          <table:table-cell office:value-type="float" office:value="2062.5120000000002" table:style-name="ce1">
            <text:p>2062.512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1">
            <text:p>9.744</text:p>
          </table:table-cell>
          <table:table-cell office:value-type="float" office:value="2066.1118000000001" table:style-name="ce1">
            <text:p>2066.1118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1">
            <text:p>9.768</text:p>
          </table:table-cell>
          <table:table-cell office:value-type="float" office:value="2091.5745000000002" table:style-name="ce1">
            <text:p>2091.5745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1">
            <text:p>9.792</text:p>
          </table:table-cell>
          <table:table-cell office:value-type="float" office:value="2116.3171000000002" table:style-name="ce1">
            <text:p>2116.3171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1">
            <text:p>9.816</text:p>
          </table:table-cell>
          <table:table-cell office:value-type="float" office:value="2141.0598" table:style-name="ce1">
            <text:p>2141.0598</text:p>
          </table:table-cell>
          <table:table-cell table:number-columns-repeated="16382"/>
        </table:table-row>
        <table:table-row table:style-name="ro1">
          <table:table-cell office:value-type="float" office:value="9.84" table:style-name="ce1">
            <text:p>9.84</text:p>
          </table:table-cell>
          <table:table-cell office:value-type="float" office:value="2165.8024999999998" table:style-name="ce1">
            <text:p>2165.8025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1">
            <text:p>9.864</text:p>
          </table:table-cell>
          <table:table-cell office:value-type="float" office:value="2190.5452" table:style-name="ce1">
            <text:p>2190.5452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1">
            <text:p>9.8880005</text:p>
          </table:table-cell>
          <table:table-cell office:value-type="float" office:value="2215.2878000000001" table:style-name="ce1">
            <text:p>2215.2878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1">
            <text:p>9.912</text:p>
          </table:table-cell>
          <table:table-cell office:value-type="float" office:value="2240.0304999999998" table:style-name="ce1">
            <text:p>2240.0305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1">
            <text:p>9.936</text:p>
          </table:table-cell>
          <table:table-cell office:value-type="float" office:value="2264.7732000000001" table:style-name="ce1">
            <text:p>2264.7732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1">
            <text:p>9.96</text:p>
          </table:table-cell>
          <table:table-cell office:value-type="float" office:value="2289.5158999999999" table:style-name="ce1">
            <text:p>2289.5159</text:p>
          </table:table-cell>
          <table:table-cell table:number-columns-repeated="16382"/>
        </table:table-row>
        <table:table-row table:style-name="ro1">
          <table:table-cell office:value-type="float" office:value="9.984" table:style-name="ce1">
            <text:p>9.984</text:p>
          </table:table-cell>
          <table:table-cell office:value-type="float" office:value="2314.2584999999999" table:style-name="ce1">
            <text:p>2314.2585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1">
            <text:p>10.008</text:p>
          </table:table-cell>
          <table:table-cell office:value-type="float" office:value="2317.1383999999998" table:style-name="ce1">
            <text:p>2317.1384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1">
            <text:p>10.032001</text:p>
          </table:table-cell>
          <table:table-cell office:value-type="float" office:value="2320.0183000000002" table:style-name="ce1">
            <text:p>2320.0183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1">
            <text:p>10.056</text:p>
          </table:table-cell>
          <table:table-cell office:value-type="float" office:value="2322.8982000000001" table:style-name="ce1">
            <text:p>2322.8982</text:p>
          </table:table-cell>
          <table:table-cell table:number-columns-repeated="16382"/>
        </table:table-row>
        <table:table-row table:style-name="ro1">
          <table:table-cell office:value-type="float" office:value="10.08" table:style-name="ce1">
            <text:p>10.08</text:p>
          </table:table-cell>
          <table:table-cell office:value-type="float" office:value="2325.7779999999998" table:style-name="ce1">
            <text:p>2325.778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1">
            <text:p>10.104</text:p>
          </table:table-cell>
          <table:table-cell office:value-type="float" office:value="2350.5207999999998" table:style-name="ce1">
            <text:p>2350.5208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1">
            <text:p>10.128</text:p>
          </table:table-cell>
          <table:table-cell office:value-type="float" office:value="2375.2633999999998" table:style-name="ce1">
            <text:p>2375.2634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1">
            <text:p>10.152</text:p>
          </table:table-cell>
          <table:table-cell office:value-type="float" office:value="2400.0059999999999" table:style-name="ce1">
            <text:p>2400.006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1">
            <text:p>10.176</text:p>
          </table:table-cell>
          <table:table-cell office:value-type="float" office:value="2424.7487999999998" table:style-name="ce1">
            <text:p>2424.7488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1">
            <text:p>10.2</text:p>
          </table:table-cell>
          <table:table-cell office:value-type="float" office:value="2449.4915000000001" table:style-name="ce1">
            <text:p>2449.4915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1">
            <text:p>10.224</text:p>
          </table:table-cell>
          <table:table-cell office:value-type="float" office:value="2474.2341000000001" table:style-name="ce1">
            <text:p>2474.2341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1">
            <text:p>10.248</text:p>
          </table:table-cell>
          <table:table-cell office:value-type="float" office:value="2498.9767999999999" table:style-name="ce1">
            <text:p>2498.9768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1">
            <text:p>10.272</text:p>
          </table:table-cell>
          <table:table-cell office:value-type="float" office:value="2523.7195000000002" table:style-name="ce1">
            <text:p>2523.7195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1">
            <text:p>10.2960005</text:p>
          </table:table-cell>
          <table:table-cell office:value-type="float" office:value="2548.4621999999999" table:style-name="ce1">
            <text:p>2548.4622</text:p>
          </table:table-cell>
          <table:table-cell table:number-columns-repeated="16382"/>
        </table:table-row>
        <table:table-row table:style-name="ro1">
          <table:table-cell office:value-type="float" office:value="10.32" table:style-name="ce1">
            <text:p>10.32</text:p>
          </table:table-cell>
          <table:table-cell office:value-type="float" office:value="2573.2048" table:style-name="ce1">
            <text:p>2573.2048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1">
            <text:p>10.344</text:p>
          </table:table-cell>
          <table:table-cell office:value-type="float" office:value="2597.9475000000002" table:style-name="ce1">
            <text:p>2597.947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1">
            <text:p>10.368</text:p>
          </table:table-cell>
          <table:table-cell office:value-type="float" office:value="2622.6902" table:style-name="ce1">
            <text:p>2622.6902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1">
            <text:p>10.392</text:p>
          </table:table-cell>
          <table:table-cell office:value-type="float" office:value="2625.57" table:style-name="ce1">
            <text:p>2625.57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1">
            <text:p>10.416</text:p>
          </table:table-cell>
          <table:table-cell office:value-type="float" office:value="2628.45" table:style-name="ce1">
            <text:p>2628.45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1">
            <text:p>10.440001</text:p>
          </table:table-cell>
          <table:table-cell office:value-type="float" office:value="2630.6098999999999" table:style-name="ce1">
            <text:p>2630.6099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1">
            <text:p>10.464</text:p>
          </table:table-cell>
          <table:table-cell office:value-type="float" office:value="2632.7698" table:style-name="ce1">
            <text:p>2632.7698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1">
            <text:p>10.488</text:p>
          </table:table-cell>
          <table:table-cell office:value-type="float" office:value="2634.9297000000001" table:style-name="ce1">
            <text:p>2634.9297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1">
            <text:p>10.512</text:p>
          </table:table-cell>
          <table:table-cell office:value-type="float" office:value="2637.0895999999998" table:style-name="ce1">
            <text:p>2637.0896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1">
            <text:p>10.536</text:p>
          </table:table-cell>
          <table:table-cell office:value-type="float" office:value="2639.2494999999999" table:style-name="ce1">
            <text:p>2639.249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1">
            <text:p>10.56</text:p>
          </table:table-cell>
          <table:table-cell office:value-type="float" office:value="2641.4094" table:style-name="ce1">
            <text:p>2641.4094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1">
            <text:p>10.584</text:p>
          </table:table-cell>
          <table:table-cell office:value-type="float" office:value="2643.5693000000001" table:style-name="ce1">
            <text:p>2643.5693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1">
            <text:p>10.608</text:p>
          </table:table-cell>
          <table:table-cell office:value-type="float" office:value="2645.7292000000002" table:style-name="ce1">
            <text:p>2645.7292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1">
            <text:p>10.632</text:p>
          </table:table-cell>
          <table:table-cell office:value-type="float" office:value="2647.8892000000001" table:style-name="ce1">
            <text:p>2647.8892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1">
            <text:p>10.656</text:p>
          </table:table-cell>
          <table:table-cell office:value-type="float" office:value="2650.049" table:style-name="ce1">
            <text:p>2650.049</text:p>
          </table:table-cell>
          <table:table-cell table:number-columns-repeated="16382"/>
        </table:table-row>
        <table:table-row table:style-name="ro1">
          <table:table-cell office:value-type="float" office:value="10.68" table:style-name="ce1">
            <text:p>10.68</text:p>
          </table:table-cell>
          <table:table-cell office:value-type="float" office:value="2652.2089999999998" table:style-name="ce1">
            <text:p>2652.209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1">
            <text:p>10.704</text:p>
          </table:table-cell>
          <table:table-cell office:value-type="float" office:value="2655.0889000000002" table:style-name="ce1">
            <text:p>2655.0889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1">
            <text:p>10.728</text:p>
          </table:table-cell>
          <table:table-cell office:value-type="float" office:value="2657.9688000000001" table:style-name="ce1">
            <text:p>2657.9688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1">
            <text:p>10.752</text:p>
          </table:table-cell>
          <table:table-cell office:value-type="float" office:value="2659.4087" table:style-name="ce1">
            <text:p>2659.4087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1">
            <text:p>10.776</text:p>
          </table:table-cell>
          <table:table-cell office:value-type="float" office:value="2660.8485999999998" table:style-name="ce1">
            <text:p>2660.8486</text:p>
          </table:table-cell>
          <table:table-cell table:number-columns-repeated="16382"/>
        </table:table-row>
        <table:table-row table:style-name="ro1">
          <table:table-cell office:value-type="float" office:value="10.8" table:style-name="ce1">
            <text:p>10.8</text:p>
          </table:table-cell>
          <table:table-cell office:value-type="float" office:value="2684.1514000000002" table:style-name="ce1">
            <text:p>2684.1514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1">
            <text:p>10.824</text:p>
          </table:table-cell>
          <table:table-cell office:value-type="float" office:value="2707.4540000000002" table:style-name="ce1">
            <text:p>2707.454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1">
            <text:p>10.848001</text:p>
          </table:table-cell>
          <table:table-cell office:value-type="float" office:value="2730.7568000000001" table:style-name="ce1">
            <text:p>2730.7568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1">
            <text:p>10.872</text:p>
          </table:table-cell>
          <table:table-cell office:value-type="float" office:value="2754.0596" table:style-name="ce1">
            <text:p>2754.0596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1">
            <text:p>10.896</text:p>
          </table:table-cell>
          <table:table-cell office:value-type="float" office:value="2777.3622999999998" table:style-name="ce1">
            <text:p>2777.3623</text:p>
          </table:table-cell>
          <table:table-cell table:number-columns-repeated="16382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2800.665" table:style-name="ce1">
            <text:p>2800.665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1">
            <text:p>10.944</text:p>
          </table:table-cell>
          <table:table-cell office:value-type="float" office:value="2823.9677999999999" table:style-name="ce1">
            <text:p>2823.9678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1">
            <text:p>10.968</text:p>
          </table:table-cell>
          <table:table-cell office:value-type="float" office:value="2847.2705000000001" table:style-name="ce1">
            <text:p>2847.2705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1">
            <text:p>10.992</text:p>
          </table:table-cell>
          <table:table-cell office:value-type="float" office:value="2870.5731999999998" table:style-name="ce1">
            <text:p>2870.5732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1">
            <text:p>11.016</text:p>
          </table:table-cell>
          <table:table-cell office:value-type="float" office:value="2894.596" table:style-name="ce1">
            <text:p>2894.596</text:p>
          </table:table-cell>
          <table:table-cell table:number-columns-repeated="16382"/>
        </table:table-row>
        <table:table-row table:style-name="ro1">
          <table:table-cell office:value-type="float" office:value="11.04" table:style-name="ce1">
            <text:p>11.04</text:p>
          </table:table-cell>
          <table:table-cell office:value-type="float" office:value="2918.6187" table:style-name="ce1">
            <text:p>2918.6187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1">
            <text:p>11.064</text:p>
          </table:table-cell>
          <table:table-cell office:value-type="float" office:value="2942.6414" table:style-name="ce1">
            <text:p>2942.6414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1">
            <text:p>11.088</text:p>
          </table:table-cell>
          <table:table-cell office:value-type="float" office:value="2966.6640000000002" table:style-name="ce1">
            <text:p>2966.664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1">
            <text:p>11.112</text:p>
          </table:table-cell>
          <table:table-cell office:value-type="float" office:value="2968.8240000000001" table:style-name="ce1">
            <text:p>2968.824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1">
            <text:p>11.136</text:p>
          </table:table-cell>
          <table:table-cell office:value-type="float" office:value="2970.9839999999999" table:style-name="ce1">
            <text:p>2970.984</text:p>
          </table:table-cell>
          <table:table-cell table:number-columns-repeated="16382"/>
        </table:table-row>
        <table:table-row table:style-name="ro1">
          <table:table-cell office:value-type="float" office:value="11.16" table:style-name="ce1">
            <text:p>11.16</text:p>
          </table:table-cell>
          <table:table-cell office:value-type="float" office:value="2973.1437999999998" table:style-name="ce1">
            <text:p>2973.1438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1">
            <text:p>11.184</text:p>
          </table:table-cell>
          <table:table-cell office:value-type="float" office:value="2975.3036999999999" table:style-name="ce1">
            <text:p>2975.3037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1">
            <text:p>11.208</text:p>
          </table:table-cell>
          <table:table-cell office:value-type="float" office:value="2977.4636" table:style-name="ce1">
            <text:p>2977.4636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1">
            <text:p>11.232</text:p>
          </table:table-cell>
          <table:table-cell office:value-type="float" office:value="2979.6235000000001" table:style-name="ce1">
            <text:p>2979.6235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1">
            <text:p>11.2560005</text:p>
          </table:table-cell>
          <table:table-cell office:value-type="float" office:value="2981.7833999999998" table:style-name="ce1">
            <text:p>2981.7834</text:p>
          </table:table-cell>
          <table:table-cell table:number-columns-repeated="16382"/>
        </table:table-row>
        <table:table-row table:style-name="ro1">
          <table:table-cell office:value-type="float" office:value="11.28" table:style-name="ce1">
            <text:p>11.28</text:p>
          </table:table-cell>
          <table:table-cell office:value-type="float" office:value="2983.9434000000001" table:style-name="ce1">
            <text:p>2983.9434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1">
            <text:p>11.304</text:p>
          </table:table-cell>
          <table:table-cell office:value-type="float" office:value="2985.3833" table:style-name="ce1">
            <text:p>2985.3833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1">
            <text:p>11.328</text:p>
          </table:table-cell>
          <table:table-cell office:value-type="float" office:value="2986.8231999999998" table:style-name="ce1">
            <text:p>2986.8232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1">
            <text:p>11.352</text:p>
          </table:table-cell>
          <table:table-cell office:value-type="float" office:value="2989.7031000000002" table:style-name="ce1">
            <text:p>2989.7031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1">
            <text:p>11.376</text:p>
          </table:table-cell>
          <table:table-cell office:value-type="float" office:value="2992.5830000000001" table:style-name="ce1">
            <text:p>2992.583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1">
            <text:p>11.400001</text:p>
          </table:table-cell>
          <table:table-cell office:value-type="float" office:value="2995.4630000000002" table:style-name="ce1">
            <text:p>2995.463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1">
            <text:p>11.424</text:p>
          </table:table-cell>
          <table:table-cell office:value-type="float" office:value="2998.3427999999999" table:style-name="ce1">
            <text:p>2998.3428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1">
            <text:p>11.448</text:p>
          </table:table-cell>
          <table:table-cell office:value-type="float" office:value="3001.2226999999998" table:style-name="ce1">
            <text:p>3001.2227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1">
            <text:p>11.472</text:p>
          </table:table-cell>
          <table:table-cell office:value-type="float" office:value="3004.8225000000002" table:style-name="ce1">
            <text:p>3004.8225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1">
            <text:p>11.496</text:p>
          </table:table-cell>
          <table:table-cell office:value-type="float" office:value="3008.4223999999999" table:style-name="ce1">
            <text:p>3008.4224</text:p>
          </table:table-cell>
          <table:table-cell table:number-columns-repeated="16382"/>
        </table:table-row>
        <table:table-row table:style-name="ro1">
          <table:table-cell office:value-type="float" office:value="11.52" table:style-name="ce1">
            <text:p>11.52</text:p>
          </table:table-cell>
          <table:table-cell office:value-type="float" office:value="3012.0221999999999" table:style-name="ce1">
            <text:p>3012.0222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1">
            <text:p>11.544</text:p>
          </table:table-cell>
          <table:table-cell office:value-type="float" office:value="3016.3420000000001" table:style-name="ce1">
            <text:p>3016.342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1">
            <text:p>11.568</text:p>
          </table:table-cell>
          <table:table-cell office:value-type="float" office:value="3020.6619000000001" table:style-name="ce1">
            <text:p>3020.6619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1">
            <text:p>11.592</text:p>
          </table:table-cell>
          <table:table-cell office:value-type="float" office:value="3024.9816999999998" table:style-name="ce1">
            <text:p>3024.9817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1">
            <text:p>11.616</text:p>
          </table:table-cell>
          <table:table-cell office:value-type="float" office:value="3029.3015" table:style-name="ce1">
            <text:p>3029.3015</text:p>
          </table:table-cell>
          <table:table-cell table:number-columns-repeated="16382"/>
        </table:table-row>
        <table:table-row table:style-name="ro1">
          <table:table-cell office:value-type="float" office:value="11.64" table:style-name="ce1">
            <text:p>11.64</text:p>
          </table:table-cell>
          <table:table-cell office:value-type="float" office:value="3033.6212999999998" table:style-name="ce1">
            <text:p>3033.6213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1">
            <text:p>11.6640005</text:p>
          </table:table-cell>
          <table:table-cell office:value-type="float" office:value="3037.9412000000002" table:style-name="ce1">
            <text:p>3037.9412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1">
            <text:p>11.688</text:p>
          </table:table-cell>
          <table:table-cell office:value-type="float" office:value="3042.261" table:style-name="ce1">
            <text:p>3042.261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1">
            <text:p>11.712</text:p>
          </table:table-cell>
          <table:table-cell office:value-type="float" office:value="3046.5808000000002" table:style-name="ce1">
            <text:p>3046.5808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1">
            <text:p>11.736</text:p>
          </table:table-cell>
          <table:table-cell office:value-type="float" office:value="3050.9005999999999" table:style-name="ce1">
            <text:p>3050.9006</text:p>
          </table:table-cell>
          <table:table-cell table:number-columns-repeated="16382"/>
        </table:table-row>
        <table:table-row table:style-name="ro1">
          <table:table-cell office:value-type="float" office:value="11.76" table:style-name="ce1">
            <text:p>11.76</text:p>
          </table:table-cell>
          <table:table-cell office:value-type="float" office:value="3055.2204999999999" table:style-name="ce1">
            <text:p>3055.2205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1">
            <text:p>11.784</text:p>
          </table:table-cell>
          <table:table-cell office:value-type="float" office:value="3059.5403000000001" table:style-name="ce1">
            <text:p>3059.5403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1">
            <text:p>11.808001</text:p>
          </table:table-cell>
          <table:table-cell office:value-type="float" office:value="3063.86" table:style-name="ce1">
            <text:p>3063.86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1">
            <text:p>11.832</text:p>
          </table:table-cell>
          <table:table-cell office:value-type="float" office:value="3068.18" table:style-name="ce1">
            <text:p>3068.18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1">
            <text:p>11.856</text:p>
          </table:table-cell>
          <table:table-cell office:value-type="float" office:value="3072.4998000000001" table:style-name="ce1">
            <text:p>3072.4998</text:p>
          </table:table-cell>
          <table:table-cell table:number-columns-repeated="16382"/>
        </table:table-row>
        <table:table-row table:style-name="ro1">
          <table:table-cell office:value-type="float" office:value="11.88" table:style-name="ce1">
            <text:p>11.88</text:p>
          </table:table-cell>
          <table:table-cell office:value-type="float" office:value="3076.8195999999998" table:style-name="ce1">
            <text:p>3076.8196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1">
            <text:p>11.904</text:p>
          </table:table-cell>
          <table:table-cell office:value-type="float" office:value="3081.1394" table:style-name="ce1">
            <text:p>3081.1394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1">
            <text:p>11.928</text:p>
          </table:table-cell>
          <table:table-cell office:value-type="float" office:value="3085.4591999999998" table:style-name="ce1">
            <text:p>3085.4592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1">
            <text:p>11.952</text:p>
          </table:table-cell>
          <table:table-cell office:value-type="float" office:value="3089.779" table:style-name="ce1">
            <text:p>3089.779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1">
            <text:p>11.976</text:p>
          </table:table-cell>
          <table:table-cell office:value-type="float" office:value="3094.0989" table:style-name="ce1">
            <text:p>3094.0989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98.4187000000002" table:style-name="ce1">
            <text:p>3098.4187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1">
            <text:p>12.024</text:p>
          </table:table-cell>
          <table:table-cell office:value-type="float" office:value="3102.7384999999999" table:style-name="ce1">
            <text:p>3102.7385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1">
            <text:p>12.048</text:p>
          </table:table-cell>
          <table:table-cell office:value-type="float" office:value="3107.0583000000001" table:style-name="ce1">
            <text:p>3107.0583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1">
            <text:p>12.0720005</text:p>
          </table:table-cell>
          <table:table-cell office:value-type="float" office:value="3111.3782000000001" table:style-name="ce1">
            <text:p>3111.3782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1">
            <text:p>12.096</text:p>
          </table:table-cell>
          <table:table-cell office:value-type="float" office:value="3115.6979999999999" table:style-name="ce1">
            <text:p>3115.698</text:p>
          </table:table-cell>
          <table:table-cell table:number-columns-repeated="16382"/>
        </table:table-row>
        <table:table-row table:style-name="ro1">
          <table:table-cell office:value-type="float" office:value="12.12" table:style-name="ce1">
            <text:p>12.12</text:p>
          </table:table-cell>
          <table:table-cell office:value-type="float" office:value="3120.0178000000001" table:style-name="ce1">
            <text:p>3120.0178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1">
            <text:p>12.144</text:p>
          </table:table-cell>
          <table:table-cell office:value-type="float" office:value="3124.3375999999998" table:style-name="ce1">
            <text:p>3124.3376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1">
            <text:p>12.168</text:p>
          </table:table-cell>
          <table:table-cell office:value-type="float" office:value="3127.9375" table:style-name="ce1">
            <text:p>3127.9375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1">
            <text:p>12.192</text:p>
          </table:table-cell>
          <table:table-cell office:value-type="float" office:value="3131.5374000000002" table:style-name="ce1">
            <text:p>3131.5374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1">
            <text:p>12.216001</text:p>
          </table:table-cell>
          <table:table-cell office:value-type="float" office:value="3135.1372000000001" table:style-name="ce1">
            <text:p>3135.1372</text:p>
          </table:table-cell>
          <table:table-cell table:number-columns-repeated="16382"/>
        </table:table-row>
        <table:table-row table:style-name="ro1">
          <table:table-cell office:value-type="float" office:value="12.24" table:style-name="ce1">
            <text:p>12.24</text:p>
          </table:table-cell>
          <table:table-cell office:value-type="float" office:value="3138.7370000000001" table:style-name="ce1">
            <text:p>3138.737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1">
            <text:p>12.264</text:p>
          </table:table-cell>
          <table:table-cell office:value-type="float" office:value="3142.337" table:style-name="ce1">
            <text:p>3142.337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1">
            <text:p>12.288</text:p>
          </table:table-cell>
          <table:table-cell office:value-type="float" office:value="3145.9367999999999" table:style-name="ce1">
            <text:p>3145.9368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1">
            <text:p>12.312</text:p>
          </table:table-cell>
          <table:table-cell office:value-type="float" office:value="3150.9766" table:style-name="ce1">
            <text:p>3150.9766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1">
            <text:p>12.336</text:p>
          </table:table-cell>
          <table:table-cell office:value-type="float" office:value="3156.0164" table:style-name="ce1">
            <text:p>3156.0164</text:p>
          </table:table-cell>
          <table:table-cell table:number-columns-repeated="16382"/>
        </table:table-row>
        <table:table-row table:style-name="ro1">
          <table:table-cell office:value-type="float" office:value="12.36" table:style-name="ce1">
            <text:p>12.36</text:p>
          </table:table-cell>
          <table:table-cell office:value-type="float" office:value="3161.0562" table:style-name="ce1">
            <text:p>3161.0562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1">
            <text:p>12.384</text:p>
          </table:table-cell>
          <table:table-cell office:value-type="float" office:value="3166.096" table:style-name="ce1">
            <text:p>3166.096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1">
            <text:p>12.408</text:p>
          </table:table-cell>
          <table:table-cell office:value-type="float" office:value="3171.1356999999998" table:style-name="ce1">
            <text:p>3171.1357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1">
            <text:p>12.432</text:p>
          </table:table-cell>
          <table:table-cell office:value-type="float" office:value="3176.1754999999998" table:style-name="ce1">
            <text:p>3176.1755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1">
            <text:p>12.456</text:p>
          </table:table-cell>
          <table:table-cell office:value-type="float" office:value="3181.2152999999998" table:style-name="ce1">
            <text:p>3181.2153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1">
            <text:p>12.4800005</text:p>
          </table:table-cell>
          <table:table-cell office:value-type="float" office:value="3186.2550999999999" table:style-name="ce1">
            <text:p>3186.2551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1">
            <text:p>12.504</text:p>
          </table:table-cell>
          <table:table-cell office:value-type="float" office:value="3191.2950000000001" table:style-name="ce1">
            <text:p>3191.295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1">
            <text:p>12.528</text:p>
          </table:table-cell>
          <table:table-cell office:value-type="float" office:value="3196.3346999999999" table:style-name="ce1">
            <text:p>3196.3347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1">
            <text:p>12.552</text:p>
          </table:table-cell>
          <table:table-cell office:value-type="float" office:value="3201.3744999999999" table:style-name="ce1">
            <text:p>3201.3745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1">
            <text:p>12.576</text:p>
          </table:table-cell>
          <table:table-cell office:value-type="float" office:value="3206.4142999999999" table:style-name="ce1">
            <text:p>3206.4143</text:p>
          </table:table-cell>
          <table:table-cell table:number-columns-repeated="16382"/>
        </table:table-row>
        <table:table-row table:style-name="ro1">
          <table:table-cell office:value-type="float" office:value="12.6" table:style-name="ce1">
            <text:p>12.6</text:p>
          </table:table-cell>
          <table:table-cell office:value-type="float" office:value="3211.4540000000002" table:style-name="ce1">
            <text:p>3211.454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1">
            <text:p>12.624001</text:p>
          </table:table-cell>
          <table:table-cell office:value-type="float" office:value="3216.4940000000001" table:style-name="ce1">
            <text:p>3216.494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1">
            <text:p>12.648</text:p>
          </table:table-cell>
          <table:table-cell office:value-type="float" office:value="3221.5337" table:style-name="ce1">
            <text:p>3221.5337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1">
            <text:p>12.672</text:p>
          </table:table-cell>
          <table:table-cell office:value-type="float" office:value="3226.5735" table:style-name="ce1">
            <text:p>3226.5735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1">
            <text:p>12.696</text:p>
          </table:table-cell>
          <table:table-cell office:value-type="float" office:value="3231.6133" table:style-name="ce1">
            <text:p>3231.6133</text:p>
          </table:table-cell>
          <table:table-cell table:number-columns-repeated="16382"/>
        </table:table-row>
        <table:table-row table:style-name="ro1">
          <table:table-cell office:value-type="float" office:value="12.72" table:style-name="ce1">
            <text:p>12.72</text:p>
          </table:table-cell>
          <table:table-cell office:value-type="float" office:value="3236.6529999999998" table:style-name="ce1">
            <text:p>3236.653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1">
            <text:p>12.744</text:p>
          </table:table-cell>
          <table:table-cell office:value-type="float" office:value="3241.6929" table:style-name="ce1">
            <text:p>3241.6929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1">
            <text:p>12.768</text:p>
          </table:table-cell>
          <table:table-cell office:value-type="float" office:value="3246.7327" table:style-name="ce1">
            <text:p>3246.7327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1">
            <text:p>12.792</text:p>
          </table:table-cell>
          <table:table-cell office:value-type="float" office:value="3251.0524999999998" table:style-name="ce1">
            <text:p>3251.0525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1">
            <text:p>12.816</text:p>
          </table:table-cell>
          <table:table-cell office:value-type="float" office:value="3255.3723" table:style-name="ce1">
            <text:p>3255.3723</text:p>
          </table:table-cell>
          <table:table-cell table:number-columns-repeated="16382"/>
        </table:table-row>
        <table:table-row table:style-name="ro1">
          <table:table-cell office:value-type="float" office:value="12.84" table:style-name="ce1">
            <text:p>12.84</text:p>
          </table:table-cell>
          <table:table-cell office:value-type="float" office:value="3259.6921000000002" table:style-name="ce1">
            <text:p>3259.6921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1">
            <text:p>12.864</text:p>
          </table:table-cell>
          <table:table-cell office:value-type="float" office:value="3264.0120000000002" table:style-name="ce1">
            <text:p>3264.012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1">
            <text:p>12.8880005</text:p>
          </table:table-cell>
          <table:table-cell office:value-type="float" office:value="3268.3317999999999" table:style-name="ce1">
            <text:p>3268.3318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1">
            <text:p>12.912</text:p>
          </table:table-cell>
          <table:table-cell office:value-type="float" office:value="3271.9315999999999" table:style-name="ce1">
            <text:p>3271.9316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1">
            <text:p>12.936</text:p>
          </table:table-cell>
          <table:table-cell office:value-type="float" office:value="3275.5315000000001" table:style-name="ce1">
            <text:p>3275.5315</text:p>
          </table:table-cell>
          <table:table-cell table:number-columns-repeated="16382"/>
        </table:table-row>
        <table:table-row table:style-name="ro1">
          <table:table-cell office:value-type="float" office:value="12.96" table:style-name="ce1">
            <text:p>12.96</text:p>
          </table:table-cell>
          <table:table-cell office:value-type="float" office:value="3279.1313" table:style-name="ce1">
            <text:p>3279.1313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1">
            <text:p>12.984</text:p>
          </table:table-cell>
          <table:table-cell office:value-type="float" office:value="3282.7312000000002" table:style-name="ce1">
            <text:p>3282.7312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1">
            <text:p>13.008</text:p>
          </table:table-cell>
          <table:table-cell office:value-type="float" office:value="3286.3310000000001" table:style-name="ce1">
            <text:p>3286.331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1">
            <text:p>13.032001</text:p>
          </table:table-cell>
          <table:table-cell office:value-type="float" office:value="3289.931" table:style-name="ce1">
            <text:p>3289.931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1">
            <text:p>13.056</text:p>
          </table:table-cell>
          <table:table-cell office:value-type="float" office:value="3293.5308" table:style-name="ce1">
            <text:p>3293.5308</text:p>
          </table:table-cell>
          <table:table-cell table:number-columns-repeated="16382"/>
        </table:table-row>
        <table:table-row table:style-name="ro1">
          <table:table-cell office:value-type="float" office:value="13.08" table:style-name="ce1">
            <text:p>13.08</text:p>
          </table:table-cell>
          <table:table-cell office:value-type="float" office:value="3297.1306" table:style-name="ce1">
            <text:p>3297.1306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1">
            <text:p>13.104</text:p>
          </table:table-cell>
          <table:table-cell office:value-type="float" office:value="3300.7305000000001" table:style-name="ce1">
            <text:p>3300.7305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1">
            <text:p>13.128</text:p>
          </table:table-cell>
          <table:table-cell office:value-type="float" office:value="3303.6104" table:style-name="ce1">
            <text:p>3303.6104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1">
            <text:p>13.152</text:p>
          </table:table-cell>
          <table:table-cell office:value-type="float" office:value="3306.4902000000002" table:style-name="ce1">
            <text:p>3306.4902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1">
            <text:p>13.176</text:p>
          </table:table-cell>
          <table:table-cell office:value-type="float" office:value="3309.37" table:style-name="ce1">
            <text:p>3309.37</text:p>
          </table:table-cell>
          <table:table-cell table:number-columns-repeated="16382"/>
        </table:table-row>
        <table:table-row table:style-name="ro1">
          <table:table-cell office:value-type="float" office:value="13.2" table:style-name="ce1">
            <text:p>13.2</text:p>
          </table:table-cell>
          <table:table-cell office:value-type="float" office:value="3312.25" table:style-name="ce1">
            <text:p>3312.25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1">
            <text:p>13.224</text:p>
          </table:table-cell>
          <table:table-cell office:value-type="float" office:value="3315.13" table:style-name="ce1">
            <text:p>3315.13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1">
            <text:p>13.248</text:p>
          </table:table-cell>
          <table:table-cell office:value-type="float" office:value="3318.0097999999998" table:style-name="ce1">
            <text:p>3318.0098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1">
            <text:p>13.272</text:p>
          </table:table-cell>
          <table:table-cell office:value-type="float" office:value="3320.8896" table:style-name="ce1">
            <text:p>3320.8896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1">
            <text:p>13.2960005</text:p>
          </table:table-cell>
          <table:table-cell office:value-type="float" office:value="3323.7694999999999" table:style-name="ce1">
            <text:p>3323.7695</text:p>
          </table:table-cell>
          <table:table-cell table:number-columns-repeated="16382"/>
        </table:table-row>
        <table:table-row table:style-name="ro1">
          <table:table-cell office:value-type="float" office:value="13.32" table:style-name="ce1">
            <text:p>13.32</text:p>
          </table:table-cell>
          <table:table-cell office:value-type="float" office:value="3326.6493999999998" table:style-name="ce1">
            <text:p>3326.6494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1">
            <text:p>13.344</text:p>
          </table:table-cell>
          <table:table-cell office:value-type="float" office:value="3329.5293000000001" table:style-name="ce1">
            <text:p>3329.5293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1">
            <text:p>13.368</text:p>
          </table:table-cell>
          <table:table-cell office:value-type="float" office:value="3332.4092000000001" table:style-name="ce1">
            <text:p>3332.4092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1">
            <text:p>13.392</text:p>
          </table:table-cell>
          <table:table-cell office:value-type="float" office:value="3335.2890000000002" table:style-name="ce1">
            <text:p>3335.289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1">
            <text:p>13.416</text:p>
          </table:table-cell>
          <table:table-cell office:value-type="float" office:value="3338.1689999999999" table:style-name="ce1">
            <text:p>3338.169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1">
            <text:p>13.440001</text:p>
          </table:table-cell>
          <table:table-cell office:value-type="float" office:value="3341.0488" table:style-name="ce1">
            <text:p>3341.0488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1">
            <text:p>13.464</text:p>
          </table:table-cell>
          <table:table-cell office:value-type="float" office:value="3343.2087000000001" table:style-name="ce1">
            <text:p>3343.2087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1">
            <text:p>13.488</text:p>
          </table:table-cell>
          <table:table-cell office:value-type="float" office:value="3345.3687" table:style-name="ce1">
            <text:p>3345.3687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1">
            <text:p>13.512</text:p>
          </table:table-cell>
          <table:table-cell office:value-type="float" office:value="3347.5286000000001" table:style-name="ce1">
            <text:p>3347.5286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1">
            <text:p>13.536</text:p>
          </table:table-cell>
          <table:table-cell office:value-type="float" office:value="3349.6885000000002" table:style-name="ce1">
            <text:p>3349.6885</text:p>
          </table:table-cell>
          <table:table-cell table:number-columns-repeated="16382"/>
        </table:table-row>
        <table:table-row table:style-name="ro1">
          <table:table-cell office:value-type="float" office:value="13.56" table:style-name="ce1">
            <text:p>13.56</text:p>
          </table:table-cell>
          <table:table-cell office:value-type="float" office:value="3351.8483999999999" table:style-name="ce1">
            <text:p>3351.8484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1">
            <text:p>13.584001</text:p>
          </table:table-cell>
          <table:table-cell office:value-type="float" office:value="3354.0083" table:style-name="ce1">
            <text:p>3354.0083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1">
            <text:p>13.608</text:p>
          </table:table-cell>
          <table:table-cell office:value-type="float" office:value="3355.4481999999998" table:style-name="ce1">
            <text:p>3355.4482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1">
            <text:p>13.632</text:p>
          </table:table-cell>
          <table:table-cell office:value-type="float" office:value="3357.6082000000001" table:style-name="ce1">
            <text:p>3357.6082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1">
            <text:p>13.656</text:p>
          </table:table-cell>
          <table:table-cell office:value-type="float" office:value="3359.768" table:style-name="ce1">
            <text:p>3359.768</text:p>
          </table:table-cell>
          <table:table-cell table:number-columns-repeated="16382"/>
        </table:table-row>
        <table:table-row table:style-name="ro1">
          <table:table-cell office:value-type="float" office:value="13.68" table:style-name="ce1">
            <text:p>13.68</text:p>
          </table:table-cell>
          <table:table-cell office:value-type="float" office:value="3361.9279999999999" table:style-name="ce1">
            <text:p>3361.928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1">
            <text:p>13.704</text:p>
          </table:table-cell>
          <table:table-cell office:value-type="float" office:value="3364.0880000000002" table:style-name="ce1">
            <text:p>3364.088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1">
            <text:p>13.728</text:p>
          </table:table-cell>
          <table:table-cell office:value-type="float" office:value="3366.2478000000001" table:style-name="ce1">
            <text:p>3366.2478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1">
            <text:p>13.752</text:p>
          </table:table-cell>
          <table:table-cell office:value-type="float" office:value="3368.4077000000002" table:style-name="ce1">
            <text:p>3368.4077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1">
            <text:p>13.776</text:p>
          </table:table-cell>
          <table:table-cell office:value-type="float" office:value="3370.5675999999999" table:style-name="ce1">
            <text:p>3370.5676</text:p>
          </table:table-cell>
          <table:table-cell table:number-columns-repeated="16382"/>
        </table:table-row>
        <table:table-row table:style-name="ro1">
          <table:table-cell office:value-type="float" office:value="13.8" table:style-name="ce1">
            <text:p>13.8</text:p>
          </table:table-cell>
          <table:table-cell office:value-type="float" office:value="3372.7275" table:style-name="ce1">
            <text:p>3372.7275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1">
            <text:p>13.824</text:p>
          </table:table-cell>
          <table:table-cell office:value-type="float" office:value="3374.8874999999998" table:style-name="ce1">
            <text:p>3374.8875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1">
            <text:p>13.848001</text:p>
          </table:table-cell>
          <table:table-cell office:value-type="float" office:value="3377.0473999999999" table:style-name="ce1">
            <text:p>3377.0474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1">
            <text:p>13.872</text:p>
          </table:table-cell>
          <table:table-cell office:value-type="float" office:value="3379.2073" table:style-name="ce1">
            <text:p>3379.2073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1">
            <text:p>13.896</text:p>
          </table:table-cell>
          <table:table-cell office:value-type="float" office:value="3381.3672000000001" table:style-name="ce1">
            <text:p>3381.3672</text:p>
          </table:table-cell>
          <table:table-cell table:number-columns-repeated="16382"/>
        </table:table-row>
        <table:table-row table:style-name="ro1">
          <table:table-cell office:value-type="float" office:value="13.92" table:style-name="ce1">
            <text:p>13.92</text:p>
          </table:table-cell>
          <table:table-cell office:value-type="float" office:value="3383.527" table:style-name="ce1">
            <text:p>3383.527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1">
            <text:p>13.944</text:p>
          </table:table-cell>
          <table:table-cell office:value-type="float" office:value="3385.6869999999999" table:style-name="ce1">
            <text:p>3385.687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1">
            <text:p>13.968</text:p>
          </table:table-cell>
          <table:table-cell office:value-type="float" office:value="3387.8470000000002" table:style-name="ce1">
            <text:p>3387.847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1">
            <text:p>13.992001</text:p>
          </table:table-cell>
          <table:table-cell office:value-type="float" office:value="3390.0068000000001" table:style-name="ce1">
            <text:p>3390.0068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1">
            <text:p>14.016</text:p>
          </table:table-cell>
          <table:table-cell office:value-type="float" office:value="3392.1667000000002" table:style-name="ce1">
            <text:p>3392.1667</text:p>
          </table:table-cell>
          <table:table-cell table:number-columns-repeated="16382"/>
        </table:table-row>
        <table:table-row table:style-name="ro1">
          <table:table-cell office:value-type="float" office:value="14.04" table:style-name="ce1">
            <text:p>14.04</text:p>
          </table:table-cell>
          <table:table-cell office:value-type="float" office:value="3394.3267000000001" table:style-name="ce1">
            <text:p>3394.3267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1">
            <text:p>14.064</text:p>
          </table:table-cell>
          <table:table-cell office:value-type="float" office:value="3396.4866000000002" table:style-name="ce1">
            <text:p>3396.4866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1">
            <text:p>14.088</text:p>
          </table:table-cell>
          <table:table-cell office:value-type="float" office:value="3398.6464999999998" table:style-name="ce1">
            <text:p>3398.6465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1">
            <text:p>14.112</text:p>
          </table:table-cell>
          <table:table-cell office:value-type="float" office:value="3400.8063999999999" table:style-name="ce1">
            <text:p>3400.8064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1">
            <text:p>14.136</text:p>
          </table:table-cell>
          <table:table-cell office:value-type="float" office:value="3402.2462999999998" table:style-name="ce1">
            <text:p>3402.2463</text:p>
          </table:table-cell>
          <table:table-cell table:number-columns-repeated="16382"/>
        </table:table-row>
        <table:table-row table:style-name="ro1">
          <table:table-cell office:value-type="float" office:value="14.16" table:style-name="ce1">
            <text:p>14.16</text:p>
          </table:table-cell>
          <table:table-cell office:value-type="float" office:value="3403.6862999999998" table:style-name="ce1">
            <text:p>3403.6863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1">
            <text:p>14.184</text:p>
          </table:table-cell>
          <table:table-cell office:value-type="float" office:value="3405.1262000000002" table:style-name="ce1">
            <text:p>3405.1262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1">
            <text:p>14.208</text:p>
          </table:table-cell>
          <table:table-cell office:value-type="float" office:value="3406.5662000000002" table:style-name="ce1">
            <text:p>3406.5662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1">
            <text:p>14.232</text:p>
          </table:table-cell>
          <table:table-cell office:value-type="float" office:value="3408.0059999999999" table:style-name="ce1">
            <text:p>3408.006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1">
            <text:p>14.2560005</text:p>
          </table:table-cell>
          <table:table-cell office:value-type="float" office:value="3410.1660000000002" table:style-name="ce1">
            <text:p>3410.166</text:p>
          </table:table-cell>
          <table:table-cell table:number-columns-repeated="16382"/>
        </table:table-row>
        <table:table-row table:style-name="ro1">
          <table:table-cell office:value-type="float" office:value="14.28" table:style-name="ce1">
            <text:p>14.28</text:p>
          </table:table-cell>
          <table:table-cell office:value-type="float" office:value="3412.326" table:style-name="ce1">
            <text:p>3412.326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1">
            <text:p>14.304</text:p>
          </table:table-cell>
          <table:table-cell office:value-type="float" office:value="3414.4857999999999" table:style-name="ce1">
            <text:p>3414.4858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1">
            <text:p>14.328</text:p>
          </table:table-cell>
          <table:table-cell office:value-type="float" office:value="3416.6457999999998" table:style-name="ce1">
            <text:p>3416.6458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1">
            <text:p>14.352</text:p>
          </table:table-cell>
          <table:table-cell office:value-type="float" office:value="3418.8056999999999" table:style-name="ce1">
            <text:p>3418.8057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1">
            <text:p>14.376</text:p>
          </table:table-cell>
          <table:table-cell office:value-type="float" office:value="3420.9656" table:style-name="ce1">
            <text:p>3420.9656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1">
            <text:p>14.400001</text:p>
          </table:table-cell>
          <table:table-cell office:value-type="float" office:value="3423.1255000000001" table:style-name="ce1">
            <text:p>3423.1255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1">
            <text:p>14.424</text:p>
          </table:table-cell>
          <table:table-cell office:value-type="float" office:value="3424.5654" table:style-name="ce1">
            <text:p>3424.5654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1">
            <text:p>14.448</text:p>
          </table:table-cell>
          <table:table-cell office:value-type="float" office:value="3426.0054" table:style-name="ce1">
            <text:p>3426.0054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1">
            <text:p>14.472</text:p>
          </table:table-cell>
          <table:table-cell office:value-type="float" office:value="3428.1653000000001" table:style-name="ce1">
            <text:p>3428.1653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1">
            <text:p>14.496</text:p>
          </table:table-cell>
          <table:table-cell office:value-type="float" office:value="3430.3252000000002" table:style-name="ce1">
            <text:p>3430.3252</text:p>
          </table:table-cell>
          <table:table-cell table:number-columns-repeated="16382"/>
        </table:table-row>
        <table:table-row table:style-name="ro1">
          <table:table-cell office:value-type="float" office:value="14.52" table:style-name="ce1">
            <text:p>14.52</text:p>
          </table:table-cell>
          <table:table-cell office:value-type="float" office:value="3432.4850000000001" table:style-name="ce1">
            <text:p>3432.485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1">
            <text:p>14.544</text:p>
          </table:table-cell>
          <table:table-cell office:value-type="float" office:value="3434.645" table:style-name="ce1">
            <text:p>3434.645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1">
            <text:p>14.568</text:p>
          </table:table-cell>
          <table:table-cell office:value-type="float" office:value="3436.8049999999998" table:style-name="ce1">
            <text:p>3436.805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1">
            <text:p>14.592</text:p>
          </table:table-cell>
          <table:table-cell office:value-type="float" office:value="3438.9648000000002" table:style-name="ce1">
            <text:p>3438.9648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1">
            <text:p>14.616</text:p>
          </table:table-cell>
          <table:table-cell office:value-type="float" office:value="3441.1248000000001" table:style-name="ce1">
            <text:p>3441.1248</text:p>
          </table:table-cell>
          <table:table-cell table:number-columns-repeated="16382"/>
        </table:table-row>
        <table:table-row table:style-name="ro1">
          <table:table-cell office:value-type="float" office:value="14.64" table:style-name="ce1">
            <text:p>14.64</text:p>
          </table:table-cell>
          <table:table-cell office:value-type="float" office:value="3443.2847000000002" table:style-name="ce1">
            <text:p>3443.2847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1">
            <text:p>14.6640005</text:p>
          </table:table-cell>
          <table:table-cell office:value-type="float" office:value="3445.4445999999998" table:style-name="ce1">
            <text:p>3445.4446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1">
            <text:p>14.688</text:p>
          </table:table-cell>
          <table:table-cell office:value-type="float" office:value="3448.3245000000002" table:style-name="ce1">
            <text:p>3448.3245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1">
            <text:p>14.712</text:p>
          </table:table-cell>
          <table:table-cell office:value-type="float" office:value="3451.2042999999999" table:style-name="ce1">
            <text:p>3451.2043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1">
            <text:p>14.736</text:p>
          </table:table-cell>
          <table:table-cell office:value-type="float" office:value="3454.0841999999998" table:style-name="ce1">
            <text:p>3454.0842</text:p>
          </table:table-cell>
          <table:table-cell table:number-columns-repeated="16382"/>
        </table:table-row>
        <table:table-row table:style-name="ro1">
          <table:table-cell office:value-type="float" office:value="14.76" table:style-name="ce1">
            <text:p>14.76</text:p>
          </table:table-cell>
          <table:table-cell office:value-type="float" office:value="3456.9639999999999" table:style-name="ce1">
            <text:p>3456.964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1">
            <text:p>14.784</text:p>
          </table:table-cell>
          <table:table-cell office:value-type="float" office:value="3459.8440000000001" table:style-name="ce1">
            <text:p>3459.844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1">
            <text:p>14.808001</text:p>
          </table:table-cell>
          <table:table-cell office:value-type="float" office:value="3462.7239" table:style-name="ce1">
            <text:p>3462.7239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1">
            <text:p>14.832</text:p>
          </table:table-cell>
          <table:table-cell office:value-type="float" office:value="3465.6037999999999" table:style-name="ce1">
            <text:p>3465.6038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1">
            <text:p>14.856</text:p>
          </table:table-cell>
          <table:table-cell office:value-type="float" office:value="3468.4836" table:style-name="ce1">
            <text:p>3468.4836</text:p>
          </table:table-cell>
          <table:table-cell table:number-columns-repeated="16382"/>
        </table:table-row>
        <table:table-row table:style-name="ro1">
          <table:table-cell office:value-type="float" office:value="14.88" table:style-name="ce1">
            <text:p>14.88</text:p>
          </table:table-cell>
          <table:table-cell office:value-type="float" office:value="3471.3634999999999" table:style-name="ce1">
            <text:p>3471.3635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1">
            <text:p>14.904</text:p>
          </table:table-cell>
          <table:table-cell office:value-type="float" office:value="3474.2433999999998" table:style-name="ce1">
            <text:p>3474.2434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1">
            <text:p>14.928</text:p>
          </table:table-cell>
          <table:table-cell office:value-type="float" office:value="3477.1233000000002" table:style-name="ce1">
            <text:p>3477.1233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1">
            <text:p>14.952</text:p>
          </table:table-cell>
          <table:table-cell office:value-type="float" office:value="3480.0032000000001" table:style-name="ce1">
            <text:p>3480.0032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1">
            <text:p>14.976</text:p>
          </table:table-cell>
          <table:table-cell office:value-type="float" office:value="3482.8829999999998" table:style-name="ce1">
            <text:p>3482.883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485.7629999999999" table:style-name="ce1">
            <text:p>3485.763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1">
            <text:p>15.024</text:p>
          </table:table-cell>
          <table:table-cell office:value-type="float" office:value="3489.3627999999999" table:style-name="ce1">
            <text:p>3489.3628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1">
            <text:p>15.048</text:p>
          </table:table-cell>
          <table:table-cell office:value-type="float" office:value="3492.9625999999998" table:style-name="ce1">
            <text:p>3492.9626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1">
            <text:p>15.0720005</text:p>
          </table:table-cell>
          <table:table-cell office:value-type="float" office:value="3496.5625" table:style-name="ce1">
            <text:p>3496.5625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1">
            <text:p>15.096</text:p>
          </table:table-cell>
          <table:table-cell office:value-type="float" office:value="3500.1624000000002" table:style-name="ce1">
            <text:p>3500.1624</text:p>
          </table:table-cell>
          <table:table-cell table:number-columns-repeated="16382"/>
        </table:table-row>
        <table:table-row table:style-name="ro1">
          <table:table-cell office:value-type="float" office:value="15.12" table:style-name="ce1">
            <text:p>15.12</text:p>
          </table:table-cell>
          <table:table-cell office:value-type="float" office:value="3503.7622000000001" table:style-name="ce1">
            <text:p>3503.7622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1">
            <text:p>15.144</text:p>
          </table:table-cell>
          <table:table-cell office:value-type="float" office:value="3507.3620000000001" table:style-name="ce1">
            <text:p>3507.362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1">
            <text:p>15.168</text:p>
          </table:table-cell>
          <table:table-cell office:value-type="float" office:value="3510.962" table:style-name="ce1">
            <text:p>3510.962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1">
            <text:p>15.192</text:p>
          </table:table-cell>
          <table:table-cell office:value-type="float" office:value="3514.5617999999999" table:style-name="ce1">
            <text:p>3514.5618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1">
            <text:p>15.216001</text:p>
          </table:table-cell>
          <table:table-cell office:value-type="float" office:value="3518.1615999999999" table:style-name="ce1">
            <text:p>3518.1616</text:p>
          </table:table-cell>
          <table:table-cell table:number-columns-repeated="16382"/>
        </table:table-row>
        <table:table-row table:style-name="ro1">
          <table:table-cell office:value-type="float" office:value="15.24" table:style-name="ce1">
            <text:p>15.24</text:p>
          </table:table-cell>
          <table:table-cell office:value-type="float" office:value="3521.7615000000001" table:style-name="ce1">
            <text:p>3521.7615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1">
            <text:p>15.264</text:p>
          </table:table-cell>
          <table:table-cell office:value-type="float" office:value="3525.3613" table:style-name="ce1">
            <text:p>3525.3613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1">
            <text:p>15.288</text:p>
          </table:table-cell>
          <table:table-cell office:value-type="float" office:value="3528.9612000000002" table:style-name="ce1">
            <text:p>3528.9612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1">
            <text:p>15.312</text:p>
          </table:table-cell>
          <table:table-cell office:value-type="float" office:value="3532.5610000000001" table:style-name="ce1">
            <text:p>3532.561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1">
            <text:p>15.336</text:p>
          </table:table-cell>
          <table:table-cell office:value-type="float" office:value="3536.1610000000001" table:style-name="ce1">
            <text:p>3536.161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1">
            <text:p>15.360001</text:p>
          </table:table-cell>
          <table:table-cell office:value-type="float" office:value="3540.4807000000001" table:style-name="ce1">
            <text:p>3540.4807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1">
            <text:p>15.384</text:p>
          </table:table-cell>
          <table:table-cell office:value-type="float" office:value="3544.8004999999998" table:style-name="ce1">
            <text:p>3544.8005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1">
            <text:p>15.408</text:p>
          </table:table-cell>
          <table:table-cell office:value-type="float" office:value="3549.1203999999998" table:style-name="ce1">
            <text:p>3549.1204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1">
            <text:p>15.432</text:p>
          </table:table-cell>
          <table:table-cell office:value-type="float" office:value="3553.4402" table:style-name="ce1">
            <text:p>3553.4402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1">
            <text:p>15.456</text:p>
          </table:table-cell>
          <table:table-cell office:value-type="float" office:value="3557.76" table:style-name="ce1">
            <text:p>3557.76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1">
            <text:p>15.4800005</text:p>
          </table:table-cell>
          <table:table-cell office:value-type="float" office:value="3562.0798" table:style-name="ce1">
            <text:p>3562.0798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1">
            <text:p>15.504</text:p>
          </table:table-cell>
          <table:table-cell office:value-type="float" office:value="3566.3996999999999" table:style-name="ce1">
            <text:p>3566.3997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1">
            <text:p>15.528</text:p>
          </table:table-cell>
          <table:table-cell office:value-type="float" office:value="3569.9994999999999" table:style-name="ce1">
            <text:p>3569.9995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1">
            <text:p>15.552</text:p>
          </table:table-cell>
          <table:table-cell office:value-type="float" office:value="3573.5994000000001" table:style-name="ce1">
            <text:p>3573.5994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1">
            <text:p>15.576</text:p>
          </table:table-cell>
          <table:table-cell office:value-type="float" office:value="3577.9191999999998" table:style-name="ce1">
            <text:p>3577.9192</text:p>
          </table:table-cell>
          <table:table-cell table:number-columns-repeated="16382"/>
        </table:table-row>
        <table:table-row table:style-name="ro1">
          <table:table-cell office:value-type="float" office:value="15.6" table:style-name="ce1">
            <text:p>15.6</text:p>
          </table:table-cell>
          <table:table-cell office:value-type="float" office:value="3582.239" table:style-name="ce1">
            <text:p>3582.239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1">
            <text:p>15.624001</text:p>
          </table:table-cell>
          <table:table-cell office:value-type="float" office:value="3586.5587999999998" table:style-name="ce1">
            <text:p>3586.5588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1">
            <text:p>15.648</text:p>
          </table:table-cell>
          <table:table-cell office:value-type="float" office:value="3590.8787000000002" table:style-name="ce1">
            <text:p>3590.8787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1">
            <text:p>15.672</text:p>
          </table:table-cell>
          <table:table-cell office:value-type="float" office:value="3595.1985" table:style-name="ce1">
            <text:p>3595.1985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1">
            <text:p>15.696</text:p>
          </table:table-cell>
          <table:table-cell office:value-type="float" office:value="3599.5183000000002" table:style-name="ce1">
            <text:p>3599.5183</text:p>
          </table:table-cell>
          <table:table-cell table:number-columns-repeated="16382"/>
        </table:table-row>
        <table:table-row table:style-name="ro1">
          <table:table-cell office:value-type="float" office:value="15.72" table:style-name="ce1">
            <text:p>15.72</text:p>
          </table:table-cell>
          <table:table-cell office:value-type="float" office:value="3603.8380999999999" table:style-name="ce1">
            <text:p>3603.8381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1">
            <text:p>15.744</text:p>
          </table:table-cell>
          <table:table-cell office:value-type="float" office:value="3608.1579999999999" table:style-name="ce1">
            <text:p>3608.158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1">
            <text:p>15.768001</text:p>
          </table:table-cell>
          <table:table-cell office:value-type="float" office:value="3611.7577999999999" table:style-name="ce1">
            <text:p>3611.7578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1">
            <text:p>15.792</text:p>
          </table:table-cell>
          <table:table-cell office:value-type="float" office:value="3615.3577" table:style-name="ce1">
            <text:p>3615.3577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1">
            <text:p>15.816</text:p>
          </table:table-cell>
          <table:table-cell office:value-type="float" office:value="3618.9575" table:style-name="ce1">
            <text:p>3618.9575</text:p>
          </table:table-cell>
          <table:table-cell table:number-columns-repeated="16382"/>
        </table:table-row>
        <table:table-row table:style-name="ro1">
          <table:table-cell office:value-type="float" office:value="15.84" table:style-name="ce1">
            <text:p>15.84</text:p>
          </table:table-cell>
          <table:table-cell office:value-type="float" office:value="3622.5574000000001" table:style-name="ce1">
            <text:p>3622.5574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1">
            <text:p>15.864</text:p>
          </table:table-cell>
          <table:table-cell office:value-type="float" office:value="3626.1572000000001" table:style-name="ce1">
            <text:p>3626.1572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1">
            <text:p>15.8880005</text:p>
          </table:table-cell>
          <table:table-cell office:value-type="float" office:value="3629.7570000000001" table:style-name="ce1">
            <text:p>3629.757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1">
            <text:p>15.912</text:p>
          </table:table-cell>
          <table:table-cell office:value-type="float" office:value="3633.357" table:style-name="ce1">
            <text:p>3633.357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1">
            <text:p>15.936</text:p>
          </table:table-cell>
          <table:table-cell office:value-type="float" office:value="3636.9567999999999" table:style-name="ce1">
            <text:p>3636.9568</text:p>
          </table:table-cell>
          <table:table-cell table:number-columns-repeated="16382"/>
        </table:table-row>
        <table:table-row table:style-name="ro1">
          <table:table-cell office:value-type="float" office:value="15.96" table:style-name="ce1">
            <text:p>15.96</text:p>
          </table:table-cell>
          <table:table-cell office:value-type="float" office:value="3640.5565999999999" table:style-name="ce1">
            <text:p>3640.5566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1">
            <text:p>15.984</text:p>
          </table:table-cell>
          <table:table-cell office:value-type="float" office:value="3644.1565000000001" table:style-name="ce1">
            <text:p>3644.1565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1">
            <text:p>16.008</text:p>
          </table:table-cell>
          <table:table-cell office:value-type="float" office:value="3647.7563" table:style-name="ce1">
            <text:p>3647.7563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1">
            <text:p>16.032</text:p>
          </table:table-cell>
          <table:table-cell office:value-type="float" office:value="3651.3562000000002" table:style-name="ce1">
            <text:p>3651.3562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1">
            <text:p>16.056</text:p>
          </table:table-cell>
          <table:table-cell office:value-type="float" office:value="3655.6759999999999" table:style-name="ce1">
            <text:p>3655.676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1">
            <text:p>16.08</text:p>
          </table:table-cell>
          <table:table-cell office:value-type="float" office:value="3659.9958000000001" table:style-name="ce1">
            <text:p>3659.9958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1">
            <text:p>16.104</text:p>
          </table:table-cell>
          <table:table-cell office:value-type="float" office:value="3664.3157000000001" table:style-name="ce1">
            <text:p>3664.3157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1">
            <text:p>16.128</text:p>
          </table:table-cell>
          <table:table-cell office:value-type="float" office:value="3668.6354999999999" table:style-name="ce1">
            <text:p>3668.6355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1">
            <text:p>16.152</text:p>
          </table:table-cell>
          <table:table-cell office:value-type="float" office:value="3672.2354" table:style-name="ce1">
            <text:p>3672.2354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1">
            <text:p>16.176</text:p>
          </table:table-cell>
          <table:table-cell office:value-type="float" office:value="3675.8352" table:style-name="ce1">
            <text:p>3675.8352</text:p>
          </table:table-cell>
          <table:table-cell table:number-columns-repeated="16382"/>
        </table:table-row>
        <table:table-row table:style-name="ro1">
          <table:table-cell office:value-type="float" office:value="16.2" table:style-name="ce1">
            <text:p>16.2</text:p>
          </table:table-cell>
          <table:table-cell office:value-type="float" office:value="3679.4349999999999" table:style-name="ce1">
            <text:p>3679.435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1">
            <text:p>16.224</text:p>
          </table:table-cell>
          <table:table-cell office:value-type="float" office:value="3683.0349999999999" table:style-name="ce1">
            <text:p>3683.035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1">
            <text:p>16.248</text:p>
          </table:table-cell>
          <table:table-cell office:value-type="float" office:value="3686.6347999999998" table:style-name="ce1">
            <text:p>3686.6348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1">
            <text:p>16.272</text:p>
          </table:table-cell>
          <table:table-cell office:value-type="float" office:value="3690.2345999999998" table:style-name="ce1">
            <text:p>3690.2346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1">
            <text:p>16.296</text:p>
          </table:table-cell>
          <table:table-cell office:value-type="float" office:value="3693.8344999999999" table:style-name="ce1">
            <text:p>3693.8345</text:p>
          </table:table-cell>
          <table:table-cell table:number-columns-repeated="16382"/>
        </table:table-row>
        <table:table-row table:style-name="ro1">
          <table:table-cell office:value-type="float" office:value="16.32" table:style-name="ce1">
            <text:p>16.32</text:p>
          </table:table-cell>
          <table:table-cell office:value-type="float" office:value="3697.4342999999999" table:style-name="ce1">
            <text:p>3697.4343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1">
            <text:p>16.344</text:p>
          </table:table-cell>
          <table:table-cell office:value-type="float" office:value="3701.0342000000001" table:style-name="ce1">
            <text:p>3701.0342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1">
            <text:p>16.368</text:p>
          </table:table-cell>
          <table:table-cell office:value-type="float" office:value="3704.634" table:style-name="ce1">
            <text:p>3704.634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1">
            <text:p>16.392</text:p>
          </table:table-cell>
          <table:table-cell office:value-type="float" office:value="3708.2339999999999" table:style-name="ce1">
            <text:p>3708.234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1">
            <text:p>16.416</text:p>
          </table:table-cell>
          <table:table-cell office:value-type="float" office:value="3711.8337000000001" table:style-name="ce1">
            <text:p>3711.8337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1">
            <text:p>16.44</text:p>
          </table:table-cell>
          <table:table-cell office:value-type="float" office:value="3715.4335999999998" table:style-name="ce1">
            <text:p>3715.4336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1">
            <text:p>16.464</text:p>
          </table:table-cell>
          <table:table-cell office:value-type="float" office:value="3719.0333999999998" table:style-name="ce1">
            <text:p>3719.0334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1">
            <text:p>16.488</text:p>
          </table:table-cell>
          <table:table-cell office:value-type="float" office:value="3722.6333" table:style-name="ce1">
            <text:p>3722.6333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1">
            <text:p>16.512001</text:p>
          </table:table-cell>
          <table:table-cell office:value-type="float" office:value="3726.2332000000001" table:style-name="ce1">
            <text:p>3726.2332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1">
            <text:p>16.536</text:p>
          </table:table-cell>
          <table:table-cell office:value-type="float" office:value="3729.8330000000001" table:style-name="ce1">
            <text:p>3729.833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1">
            <text:p>16.56</text:p>
          </table:table-cell>
          <table:table-cell office:value-type="float" office:value="3733.4328999999998" table:style-name="ce1">
            <text:p>3733.4329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1">
            <text:p>16.584</text:p>
          </table:table-cell>
          <table:table-cell office:value-type="float" office:value="3737.0327000000002" table:style-name="ce1">
            <text:p>3737.0327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1">
            <text:p>16.608</text:p>
          </table:table-cell>
          <table:table-cell office:value-type="float" office:value="3740.6325999999999" table:style-name="ce1">
            <text:p>3740.6326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1">
            <text:p>16.632</text:p>
          </table:table-cell>
          <table:table-cell office:value-type="float" office:value="3744.2323999999999" table:style-name="ce1">
            <text:p>3744.2324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1">
            <text:p>16.656</text:p>
          </table:table-cell>
          <table:table-cell office:value-type="float" office:value="3747.8323" table:style-name="ce1">
            <text:p>3747.8323</text:p>
          </table:table-cell>
          <table:table-cell table:number-columns-repeated="16382"/>
        </table:table-row>
        <table:table-row table:style-name="ro1">
          <table:table-cell office:value-type="float" office:value="16.68" table:style-name="ce1">
            <text:p>16.68</text:p>
          </table:table-cell>
          <table:table-cell office:value-type="float" office:value="3751.4321" table:style-name="ce1">
            <text:p>3751.4321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1">
            <text:p>16.704</text:p>
          </table:table-cell>
          <table:table-cell office:value-type="float" office:value="3754.3119999999999" table:style-name="ce1">
            <text:p>3754.312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1">
            <text:p>16.728</text:p>
          </table:table-cell>
          <table:table-cell office:value-type="float" office:value="3757.192" table:style-name="ce1">
            <text:p>3757.192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1">
            <text:p>16.752</text:p>
          </table:table-cell>
          <table:table-cell office:value-type="float" office:value="3760.0718000000002" table:style-name="ce1">
            <text:p>3760.0718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1">
            <text:p>16.776001</text:p>
          </table:table-cell>
          <table:table-cell office:value-type="float" office:value="3762.9517000000001" table:style-name="ce1">
            <text:p>3762.9517</text:p>
          </table:table-cell>
          <table:table-cell table:number-columns-repeated="16382"/>
        </table:table-row>
        <table:table-row table:style-name="ro1">
          <table:table-cell office:value-type="float" office:value="16.8" table:style-name="ce1">
            <text:p>16.8</text:p>
          </table:table-cell>
          <table:table-cell office:value-type="float" office:value="3765.8314999999998" table:style-name="ce1">
            <text:p>3765.8315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1">
            <text:p>16.824</text:p>
          </table:table-cell>
          <table:table-cell office:value-type="float" office:value="3768.7114000000001" table:style-name="ce1">
            <text:p>3768.7114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1">
            <text:p>16.848</text:p>
          </table:table-cell>
          <table:table-cell office:value-type="float" office:value="3771.5913" table:style-name="ce1">
            <text:p>3771.5913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1">
            <text:p>16.872</text:p>
          </table:table-cell>
          <table:table-cell office:value-type="float" office:value="3775.1912000000002" table:style-name="ce1">
            <text:p>3775.1912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1">
            <text:p>16.896</text:p>
          </table:table-cell>
          <table:table-cell office:value-type="float" office:value="3778.7910000000002" table:style-name="ce1">
            <text:p>3778.791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1">
            <text:p>16.92</text:p>
          </table:table-cell>
          <table:table-cell office:value-type="float" office:value="3782.3908999999999" table:style-name="ce1">
            <text:p>3782.3909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1">
            <text:p>16.944</text:p>
          </table:table-cell>
          <table:table-cell office:value-type="float" office:value="3785.9906999999998" table:style-name="ce1">
            <text:p>3785.9907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1">
            <text:p>16.968</text:p>
          </table:table-cell>
          <table:table-cell office:value-type="float" office:value="3789.5906" table:style-name="ce1">
            <text:p>3789.5906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1">
            <text:p>16.992</text:p>
          </table:table-cell>
          <table:table-cell office:value-type="float" office:value="3793.1904" table:style-name="ce1">
            <text:p>3793.1904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1">
            <text:p>17.016</text:p>
          </table:table-cell>
          <table:table-cell office:value-type="float" office:value="3796.7903000000001" table:style-name="ce1">
            <text:p>3796.7903</text:p>
          </table:table-cell>
          <table:table-cell table:number-columns-repeated="16382"/>
        </table:table-row>
        <table:table-row table:style-name="ro1">
          <table:table-cell office:value-type="float" office:value="17.04" table:style-name="ce1">
            <text:p>17.04</text:p>
          </table:table-cell>
          <table:table-cell office:value-type="float" office:value="3800.3901000000001" table:style-name="ce1">
            <text:p>3800.3901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1">
            <text:p>17.064001</text:p>
          </table:table-cell>
          <table:table-cell office:value-type="float" office:value="3803.99" table:style-name="ce1">
            <text:p>3803.99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1">
            <text:p>17.088</text:p>
          </table:table-cell>
          <table:table-cell office:value-type="float" office:value="3807.5898000000002" table:style-name="ce1">
            <text:p>3807.5898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1">
            <text:p>17.112</text:p>
          </table:table-cell>
          <table:table-cell office:value-type="float" office:value="3811.1896999999999" table:style-name="ce1">
            <text:p>3811.1897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1">
            <text:p>17.136</text:p>
          </table:table-cell>
          <table:table-cell office:value-type="float" office:value="3814.7896000000001" table:style-name="ce1">
            <text:p>3814.7896</text:p>
          </table:table-cell>
          <table:table-cell table:number-columns-repeated="16382"/>
        </table:table-row>
        <table:table-row table:style-name="ro1">
          <table:table-cell office:value-type="float" office:value="17.16" table:style-name="ce1">
            <text:p>17.16</text:p>
          </table:table-cell>
          <table:table-cell office:value-type="float" office:value="3818.3894" table:style-name="ce1">
            <text:p>3818.3894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1">
            <text:p>17.184</text:p>
          </table:table-cell>
          <table:table-cell office:value-type="float" office:value="3821.9893000000002" table:style-name="ce1">
            <text:p>3821.9893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1">
            <text:p>17.208</text:p>
          </table:table-cell>
          <table:table-cell office:value-type="float" office:value="3825.5889999999999" table:style-name="ce1">
            <text:p>3825.589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1">
            <text:p>17.232</text:p>
          </table:table-cell>
          <table:table-cell office:value-type="float" office:value="3829.1889999999999" table:style-name="ce1">
            <text:p>3829.189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1">
            <text:p>17.256</text:p>
          </table:table-cell>
          <table:table-cell office:value-type="float" office:value="3832.0688" table:style-name="ce1">
            <text:p>3832.0688</text:p>
          </table:table-cell>
          <table:table-cell table:number-columns-repeated="16382"/>
        </table:table-row>
        <table:table-row table:style-name="ro1">
          <table:table-cell office:value-type="float" office:value="17.28" table:style-name="ce1">
            <text:p>17.28</text:p>
          </table:table-cell>
          <table:table-cell office:value-type="float" office:value="3834.9486999999999" table:style-name="ce1">
            <text:p>3834.9487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1">
            <text:p>17.304</text:p>
          </table:table-cell>
          <table:table-cell office:value-type="float" office:value="3837.8285999999998" table:style-name="ce1">
            <text:p>3837.8286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1">
            <text:p>17.328001</text:p>
          </table:table-cell>
          <table:table-cell office:value-type="float" office:value="3840.7085000000002" table:style-name="ce1">
            <text:p>3840.7085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1">
            <text:p>17.352</text:p>
          </table:table-cell>
          <table:table-cell office:value-type="float" office:value="3843.5884000000001" table:style-name="ce1">
            <text:p>3843.5884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1">
            <text:p>17.376</text:p>
          </table:table-cell>
          <table:table-cell office:value-type="float" office:value="3846.4683" table:style-name="ce1">
            <text:p>3846.4683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1">
            <text:p>17.4</text:p>
          </table:table-cell>
          <table:table-cell office:value-type="float" office:value="3849.3481000000002" table:style-name="ce1">
            <text:p>3849.3481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1">
            <text:p>17.424</text:p>
          </table:table-cell>
          <table:table-cell office:value-type="float" office:value="3852.9479999999999" table:style-name="ce1">
            <text:p>3852.948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1">
            <text:p>17.448</text:p>
          </table:table-cell>
          <table:table-cell office:value-type="float" office:value="3856.5479" table:style-name="ce1">
            <text:p>3856.5479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1">
            <text:p>17.472</text:p>
          </table:table-cell>
          <table:table-cell office:value-type="float" office:value="3860.1477" table:style-name="ce1">
            <text:p>3860.1477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1">
            <text:p>17.496</text:p>
          </table:table-cell>
          <table:table-cell office:value-type="float" office:value="3863.7476000000001" table:style-name="ce1">
            <text:p>3863.7476</text:p>
          </table:table-cell>
          <table:table-cell table:number-columns-repeated="16382"/>
        </table:table-row>
        <table:table-row table:style-name="ro1">
          <table:table-cell office:value-type="float" office:value="17.52" table:style-name="ce1">
            <text:p>17.52</text:p>
          </table:table-cell>
          <table:table-cell office:value-type="float" office:value="3867.3474000000001" table:style-name="ce1">
            <text:p>3867.3474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1">
            <text:p>17.544</text:p>
          </table:table-cell>
          <table:table-cell office:value-type="float" office:value="3870.9472999999998" table:style-name="ce1">
            <text:p>3870.9473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1">
            <text:p>17.568</text:p>
          </table:table-cell>
          <table:table-cell office:value-type="float" office:value="3874.547" table:style-name="ce1">
            <text:p>3874.547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1">
            <text:p>17.592001</text:p>
          </table:table-cell>
          <table:table-cell office:value-type="float" office:value="3877.4270000000001" table:style-name="ce1">
            <text:p>3877.427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1">
            <text:p>17.616</text:p>
          </table:table-cell>
          <table:table-cell office:value-type="float" office:value="3880.3069999999998" table:style-name="ce1">
            <text:p>3880.307</text:p>
          </table:table-cell>
          <table:table-cell table:number-columns-repeated="16382"/>
        </table:table-row>
        <table:table-row table:style-name="ro1">
          <table:table-cell office:value-type="float" office:value="17.64" table:style-name="ce1">
            <text:p>17.64</text:p>
          </table:table-cell>
          <table:table-cell office:value-type="float" office:value="3883.1867999999999" table:style-name="ce1">
            <text:p>3883.1868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1">
            <text:p>17.664</text:p>
          </table:table-cell>
          <table:table-cell office:value-type="float" office:value="3886.0666999999999" table:style-name="ce1">
            <text:p>3886.0667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1">
            <text:p>17.688</text:p>
          </table:table-cell>
          <table:table-cell office:value-type="float" office:value="3888.9465" table:style-name="ce1">
            <text:p>3888.9465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1">
            <text:p>17.712</text:p>
          </table:table-cell>
          <table:table-cell office:value-type="float" office:value="3891.8263999999999" table:style-name="ce1">
            <text:p>3891.8264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1">
            <text:p>17.736</text:p>
          </table:table-cell>
          <table:table-cell office:value-type="float" office:value="3894.7062999999998" table:style-name="ce1">
            <text:p>3894.7063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1">
            <text:p>17.76</text:p>
          </table:table-cell>
          <table:table-cell office:value-type="float" office:value="3897.5862000000002" table:style-name="ce1">
            <text:p>3897.5862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1">
            <text:p>17.784</text:p>
          </table:table-cell>
          <table:table-cell office:value-type="float" office:value="3900.4659999999999" table:style-name="ce1">
            <text:p>3900.466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1">
            <text:p>17.808</text:p>
          </table:table-cell>
          <table:table-cell office:value-type="float" office:value="3903.346" table:style-name="ce1">
            <text:p>3903.346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1">
            <text:p>17.832</text:p>
          </table:table-cell>
          <table:table-cell office:value-type="float" office:value="3905.5059000000001" table:style-name="ce1">
            <text:p>3905.5059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1">
            <text:p>17.856</text:p>
          </table:table-cell>
          <table:table-cell office:value-type="float" office:value="3907.6658000000002" table:style-name="ce1">
            <text:p>3907.6658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1">
            <text:p>17.880001</text:p>
          </table:table-cell>
          <table:table-cell office:value-type="float" office:value="3909.8256999999999" table:style-name="ce1">
            <text:p>3909.8257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1">
            <text:p>17.904</text:p>
          </table:table-cell>
          <table:table-cell office:value-type="float" office:value="3911.9856" table:style-name="ce1">
            <text:p>3911.9856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1">
            <text:p>17.928</text:p>
          </table:table-cell>
          <table:table-cell office:value-type="float" office:value="3913.4254999999998" table:style-name="ce1">
            <text:p>3913.4255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1">
            <text:p>17.952</text:p>
          </table:table-cell>
          <table:table-cell office:value-type="float" office:value="3914.8654999999999" table:style-name="ce1">
            <text:p>3914.8655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1">
            <text:p>17.976</text:p>
          </table:table-cell>
          <table:table-cell office:value-type="float" office:value="3916.3054000000002" table:style-name="ce1">
            <text:p>3916.305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917.7453999999998" table:style-name="ce1">
            <text:p>3917.7454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1">
            <text:p>18.024</text:p>
          </table:table-cell>
          <table:table-cell office:value-type="float" office:value="3919.9052999999999" table:style-name="ce1">
            <text:p>3919.9053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1">
            <text:p>18.048</text:p>
          </table:table-cell>
          <table:table-cell office:value-type="float" office:value="3922.0652" table:style-name="ce1">
            <text:p>3922.0652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1">
            <text:p>18.072</text:p>
          </table:table-cell>
          <table:table-cell office:value-type="float" office:value="3924.2249999999999" table:style-name="ce1">
            <text:p>3924.225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1">
            <text:p>18.096</text:p>
          </table:table-cell>
          <table:table-cell office:value-type="float" office:value="3926.3850000000002" table:style-name="ce1">
            <text:p>3926.385</text:p>
          </table:table-cell>
          <table:table-cell table:number-columns-repeated="16382"/>
        </table:table-row>
        <table:table-row table:style-name="ro1">
          <table:table-cell office:value-type="float" office:value="18.12" table:style-name="ce1">
            <text:p>18.12</text:p>
          </table:table-cell>
          <table:table-cell office:value-type="float" office:value="3928.5450000000001" table:style-name="ce1">
            <text:p>3928.545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1">
            <text:p>18.144001</text:p>
          </table:table-cell>
          <table:table-cell office:value-type="float" office:value="3930.7048" table:style-name="ce1">
            <text:p>3930.7048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1">
            <text:p>18.168</text:p>
          </table:table-cell>
          <table:table-cell office:value-type="float" office:value="3932.8647000000001" table:style-name="ce1">
            <text:p>3932.8647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1">
            <text:p>18.192</text:p>
          </table:table-cell>
          <table:table-cell office:value-type="float" office:value="3935.0246999999999" table:style-name="ce1">
            <text:p>3935.0247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1">
            <text:p>18.216</text:p>
          </table:table-cell>
          <table:table-cell office:value-type="float" office:value="3937.1846" table:style-name="ce1">
            <text:p>3937.1846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1">
            <text:p>18.24</text:p>
          </table:table-cell>
          <table:table-cell office:value-type="float" office:value="3939.3445000000002" table:style-name="ce1">
            <text:p>3939.3445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1">
            <text:p>18.264</text:p>
          </table:table-cell>
          <table:table-cell office:value-type="float" office:value="3940.7844" table:style-name="ce1">
            <text:p>3940.7844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1">
            <text:p>18.288</text:p>
          </table:table-cell>
          <table:table-cell office:value-type="float" office:value="3942.2244000000001" table:style-name="ce1">
            <text:p>3942.2244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1">
            <text:p>18.312</text:p>
          </table:table-cell>
          <table:table-cell office:value-type="float" office:value="3944.3843000000002" table:style-name="ce1">
            <text:p>3944.3843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1">
            <text:p>18.336</text:p>
          </table:table-cell>
          <table:table-cell office:value-type="float" office:value="3947.2642000000001" table:style-name="ce1">
            <text:p>3947.2642</text:p>
          </table:table-cell>
          <table:table-cell table:number-columns-repeated="16382"/>
        </table:table-row>
        <table:table-row table:style-name="ro1">
          <table:table-cell office:value-type="float" office:value="18.36" table:style-name="ce1">
            <text:p>18.36</text:p>
          </table:table-cell>
          <table:table-cell office:value-type="float" office:value="3950.1439999999998" table:style-name="ce1">
            <text:p>3950.144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1">
            <text:p>18.384</text:p>
          </table:table-cell>
          <table:table-cell office:value-type="float" office:value="3953.0239999999999" table:style-name="ce1">
            <text:p>3953.024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1">
            <text:p>18.408</text:p>
          </table:table-cell>
          <table:table-cell office:value-type="float" office:value="3955.9038" table:style-name="ce1">
            <text:p>3955.9038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1">
            <text:p>18.432</text:p>
          </table:table-cell>
          <table:table-cell office:value-type="float" office:value="3959.5037000000002" table:style-name="ce1">
            <text:p>3959.5037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1">
            <text:p>18.456</text:p>
          </table:table-cell>
          <table:table-cell office:value-type="float" office:value="3963.1035000000002" table:style-name="ce1">
            <text:p>3963.1035</text:p>
          </table:table-cell>
          <table:table-cell table:number-columns-repeated="16382"/>
        </table:table-row>
        <table:table-row table:style-name="ro1">
          <table:table-cell office:value-type="float" office:value="18.48" table:style-name="ce1">
            <text:p>18.48</text:p>
          </table:table-cell>
          <table:table-cell office:value-type="float" office:value="3966.7033999999999" table:style-name="ce1">
            <text:p>3966.7034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1">
            <text:p>18.504</text:p>
          </table:table-cell>
          <table:table-cell office:value-type="float" office:value="3970.3031999999998" table:style-name="ce1">
            <text:p>3970.3032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1">
            <text:p>18.528</text:p>
          </table:table-cell>
          <table:table-cell office:value-type="float" office:value="3973.9029999999998" table:style-name="ce1">
            <text:p>3973.903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1">
            <text:p>18.552</text:p>
          </table:table-cell>
          <table:table-cell office:value-type="float" office:value="3977.5030000000002" table:style-name="ce1">
            <text:p>3977.503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1">
            <text:p>18.576</text:p>
          </table:table-cell>
          <table:table-cell office:value-type="float" office:value="3980.3827999999999" table:style-name="ce1">
            <text:p>3980.3828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1">
            <text:p>18.6</text:p>
          </table:table-cell>
          <table:table-cell office:value-type="float" office:value="3983.2627000000002" table:style-name="ce1">
            <text:p>3983.2627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1">
            <text:p>18.624</text:p>
          </table:table-cell>
          <table:table-cell office:value-type="float" office:value="3986.1426000000001" table:style-name="ce1">
            <text:p>3986.1426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1">
            <text:p>18.648</text:p>
          </table:table-cell>
          <table:table-cell office:value-type="float" office:value="3989.0225" table:style-name="ce1">
            <text:p>3989.0225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1">
            <text:p>18.672</text:p>
          </table:table-cell>
          <table:table-cell office:value-type="float" office:value="3991.9023000000002" table:style-name="ce1">
            <text:p>3991.9023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1">
            <text:p>18.696001</text:p>
          </table:table-cell>
          <table:table-cell office:value-type="float" office:value="3994.7822000000001" table:style-name="ce1">
            <text:p>3994.7822</text:p>
          </table:table-cell>
          <table:table-cell table:number-columns-repeated="16382"/>
        </table:table-row>
        <table:table-row table:style-name="ro1">
          <table:table-cell office:value-type="float" office:value="18.72" table:style-name="ce1">
            <text:p>18.72</text:p>
          </table:table-cell>
          <table:table-cell office:value-type="float" office:value="3997.6619999999998" table:style-name="ce1">
            <text:p>3997.662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1">
            <text:p>18.744</text:p>
          </table:table-cell>
          <table:table-cell office:value-type="float" office:value="4000.5419999999999" table:style-name="ce1">
            <text:p>4000.542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1">
            <text:p>18.768</text:p>
          </table:table-cell>
          <table:table-cell office:value-type="float" office:value="4004.8618000000001" table:style-name="ce1">
            <text:p>4004.8618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1">
            <text:p>18.792</text:p>
          </table:table-cell>
          <table:table-cell office:value-type="float" office:value="4009.1815999999999" table:style-name="ce1">
            <text:p>4009.1816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1">
            <text:p>18.816</text:p>
          </table:table-cell>
          <table:table-cell office:value-type="float" office:value="4013.5014999999999" table:style-name="ce1">
            <text:p>4013.5015</text:p>
          </table:table-cell>
          <table:table-cell table:number-columns-repeated="16382"/>
        </table:table-row>
        <table:table-row table:style-name="ro1">
          <table:table-cell office:value-type="float" office:value="18.84" table:style-name="ce1">
            <text:p>18.84</text:p>
          </table:table-cell>
          <table:table-cell office:value-type="float" office:value="4017.8213000000001" table:style-name="ce1">
            <text:p>4017.8213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1">
            <text:p>18.864</text:p>
          </table:table-cell>
          <table:table-cell office:value-type="float" office:value="4022.1410000000001" table:style-name="ce1">
            <text:p>4022.141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1">
            <text:p>18.888</text:p>
          </table:table-cell>
          <table:table-cell office:value-type="float" office:value="4026.4609999999998" table:style-name="ce1">
            <text:p>4026.461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1">
            <text:p>18.912</text:p>
          </table:table-cell>
          <table:table-cell office:value-type="float" office:value="4030.7808" table:style-name="ce1">
            <text:p>4030.7808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1">
            <text:p>18.936</text:p>
          </table:table-cell>
          <table:table-cell office:value-type="float" office:value="4035.1006000000002" table:style-name="ce1">
            <text:p>4035.1006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1">
            <text:p>18.960001</text:p>
          </table:table-cell>
          <table:table-cell office:value-type="float" office:value="4038.7004000000002" table:style-name="ce1">
            <text:p>4038.7004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1">
            <text:p>18.984</text:p>
          </table:table-cell>
          <table:table-cell office:value-type="float" office:value="4042.3002999999999" table:style-name="ce1">
            <text:p>4042.3003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1">
            <text:p>19.008</text:p>
          </table:table-cell>
          <table:table-cell office:value-type="float" office:value="4045.9000999999998" table:style-name="ce1">
            <text:p>4045.9001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1">
            <text:p>19.032</text:p>
          </table:table-cell>
          <table:table-cell office:value-type="float" office:value="4049.5" table:style-name="ce1">
            <text:p>4049.5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1">
            <text:p>19.056</text:p>
          </table:table-cell>
          <table:table-cell office:value-type="float" office:value="4053.0999000000002" table:style-name="ce1">
            <text:p>4053.0999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1">
            <text:p>19.08</text:p>
          </table:table-cell>
          <table:table-cell office:value-type="float" office:value="4056.6997000000001" table:style-name="ce1">
            <text:p>4056.6997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1">
            <text:p>19.104</text:p>
          </table:table-cell>
          <table:table-cell office:value-type="float" office:value="4060.2995999999998" table:style-name="ce1">
            <text:p>4060.2996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1">
            <text:p>19.128</text:p>
          </table:table-cell>
          <table:table-cell office:value-type="float" office:value="4063.8993999999998" table:style-name="ce1">
            <text:p>4063.8994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1">
            <text:p>19.152</text:p>
          </table:table-cell>
          <table:table-cell office:value-type="float" office:value="4067.4992999999999" table:style-name="ce1">
            <text:p>4067.4993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1">
            <text:p>19.176</text:p>
          </table:table-cell>
          <table:table-cell office:value-type="float" office:value="4071.0990000000002" table:style-name="ce1">
            <text:p>4071.099</text:p>
          </table:table-cell>
          <table:table-cell table:number-columns-repeated="16382"/>
        </table:table-row>
        <table:table-row table:style-name="ro1">
          <table:table-cell office:value-type="float" office:value="19.2" table:style-name="ce1">
            <text:p>19.2</text:p>
          </table:table-cell>
          <table:table-cell office:value-type="float" office:value="4073.9789999999998" table:style-name="ce1">
            <text:p>4073.979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1">
            <text:p>19.224</text:p>
          </table:table-cell>
          <table:table-cell office:value-type="float" office:value="4076.8589999999999" table:style-name="ce1">
            <text:p>4076.859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1">
            <text:p>19.248001</text:p>
          </table:table-cell>
          <table:table-cell office:value-type="float" office:value="4079.7388000000001" table:style-name="ce1">
            <text:p>4079.7388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1">
            <text:p>19.272</text:p>
          </table:table-cell>
          <table:table-cell office:value-type="float" office:value="4082.6187" table:style-name="ce1">
            <text:p>4082.6187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1">
            <text:p>19.296</text:p>
          </table:table-cell>
          <table:table-cell office:value-type="float" office:value="4085.4985000000001" table:style-name="ce1">
            <text:p>4085.4985</text:p>
          </table:table-cell>
          <table:table-cell table:number-columns-repeated="16382"/>
        </table:table-row>
        <table:table-row table:style-name="ro1">
          <table:table-cell office:value-type="float" office:value="19.32" table:style-name="ce1">
            <text:p>19.32</text:p>
          </table:table-cell>
          <table:table-cell office:value-type="float" office:value="4088.3784000000001" table:style-name="ce1">
            <text:p>4088.3784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1">
            <text:p>19.344</text:p>
          </table:table-cell>
          <table:table-cell office:value-type="float" office:value="4091.2583" table:style-name="ce1">
            <text:p>4091.2583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1">
            <text:p>19.368</text:p>
          </table:table-cell>
          <table:table-cell office:value-type="float" office:value="4094.1381999999999" table:style-name="ce1">
            <text:p>4094.1382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1">
            <text:p>19.392</text:p>
          </table:table-cell>
          <table:table-cell office:value-type="float" office:value="4097.0186000000003" table:style-name="ce1">
            <text:p>4097.0186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1">
            <text:p>19.416</text:p>
          </table:table-cell>
          <table:table-cell office:value-type="float" office:value="4099.8994000000002" table:style-name="ce1">
            <text:p>4099.8994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1">
            <text:p>19.44</text:p>
          </table:table-cell>
          <table:table-cell office:value-type="float" office:value="4102.7803000000004" table:style-name="ce1">
            <text:p>4102.7803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1">
            <text:p>19.464</text:p>
          </table:table-cell>
          <table:table-cell office:value-type="float" office:value="4105.6610000000001" table:style-name="ce1">
            <text:p>4105.661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1">
            <text:p>19.488</text:p>
          </table:table-cell>
          <table:table-cell office:value-type="float" office:value="4108.5420000000004" table:style-name="ce1">
            <text:p>4108.542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1">
            <text:p>19.512001</text:p>
          </table:table-cell>
          <table:table-cell office:value-type="float" office:value="4111.4229999999998" table:style-name="ce1">
            <text:p>4111.423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1">
            <text:p>19.536</text:p>
          </table:table-cell>
          <table:table-cell office:value-type="float" office:value="4114.3037000000004" table:style-name="ce1">
            <text:p>4114.3037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1">
            <text:p>19.56</text:p>
          </table:table-cell>
          <table:table-cell office:value-type="float" office:value="4117.9049999999997" table:style-name="ce1">
            <text:p>4117.905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1">
            <text:p>19.584</text:p>
          </table:table-cell>
          <table:table-cell office:value-type="float" office:value="4121.5060000000003" table:style-name="ce1">
            <text:p>4121.506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1">
            <text:p>19.608</text:p>
          </table:table-cell>
          <table:table-cell office:value-type="float" office:value="4125.107" table:style-name="ce1">
            <text:p>4125.107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1">
            <text:p>19.632</text:p>
          </table:table-cell>
          <table:table-cell office:value-type="float" office:value="4128.7079999999996" table:style-name="ce1">
            <text:p>4128.708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1">
            <text:p>19.656</text:p>
          </table:table-cell>
          <table:table-cell office:value-type="float" office:value="4132.3090000000002" table:style-name="ce1">
            <text:p>4132.309</text:p>
          </table:table-cell>
          <table:table-cell table:number-columns-repeated="16382"/>
        </table:table-row>
        <table:table-row table:style-name="ro1">
          <table:table-cell office:value-type="float" office:value="19.68" table:style-name="ce1">
            <text:p>19.68</text:p>
          </table:table-cell>
          <table:table-cell office:value-type="float" office:value="4135.91" table:style-name="ce1">
            <text:p>4135.91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1">
            <text:p>19.704</text:p>
          </table:table-cell>
          <table:table-cell office:value-type="float" office:value="4139.5110000000004" table:style-name="ce1">
            <text:p>4139.511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1">
            <text:p>19.728</text:p>
          </table:table-cell>
          <table:table-cell office:value-type="float" office:value="4143.8325000000004" table:style-name="ce1">
            <text:p>4143.8325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1">
            <text:p>19.752</text:p>
          </table:table-cell>
          <table:table-cell office:value-type="float" office:value="4148.1540000000005" table:style-name="ce1">
            <text:p>4148.154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1">
            <text:p>19.776001</text:p>
          </table:table-cell>
          <table:table-cell office:value-type="float" office:value="4152.4750000000004" table:style-name="ce1">
            <text:p>4152.475</text:p>
          </table:table-cell>
          <table:table-cell table:number-columns-repeated="16382"/>
        </table:table-row>
        <table:table-row table:style-name="ro1">
          <table:table-cell office:value-type="float" office:value="19.8" table:style-name="ce1">
            <text:p>19.8</text:p>
          </table:table-cell>
          <table:table-cell office:value-type="float" office:value="4156.7964000000002" table:style-name="ce1">
            <text:p>4156.7964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1">
            <text:p>19.824</text:p>
          </table:table-cell>
          <table:table-cell office:value-type="float" office:value="4161.1176999999998" table:style-name="ce1">
            <text:p>4161.1177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1">
            <text:p>19.848</text:p>
          </table:table-cell>
          <table:table-cell office:value-type="float" office:value="4165.4390000000003" table:style-name="ce1">
            <text:p>4165.439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1">
            <text:p>19.872</text:p>
          </table:table-cell>
          <table:table-cell office:value-type="float" office:value="4169.7602999999999" table:style-name="ce1">
            <text:p>4169.7603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1">
            <text:p>19.896</text:p>
          </table:table-cell>
          <table:table-cell office:value-type="float" office:value="4174.0815000000002" table:style-name="ce1">
            <text:p>4174.0815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1">
            <text:p>19.92</text:p>
          </table:table-cell>
          <table:table-cell office:value-type="float" office:value="4178.4030000000002" table:style-name="ce1">
            <text:p>4178.403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1">
            <text:p>19.944</text:p>
          </table:table-cell>
          <table:table-cell office:value-type="float" office:value="4182.7240000000002" table:style-name="ce1">
            <text:p>4182.724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1">
            <text:p>19.968</text:p>
          </table:table-cell>
          <table:table-cell office:value-type="float" office:value="4186.3249999999998" table:style-name="ce1">
            <text:p>4186.325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1">
            <text:p>19.992</text:p>
          </table:table-cell>
          <table:table-cell office:value-type="float" office:value="4189.9263000000001" table:style-name="ce1">
            <text:p>4189.9263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1">
            <text:p>20.016</text:p>
          </table:table-cell>
          <table:table-cell office:value-type="float" office:value="4193.5272999999997" table:style-name="ce1">
            <text:p>4193.5273</text:p>
          </table:table-cell>
          <table:table-cell table:number-columns-repeated="16382"/>
        </table:table-row>
        <table:table-row table:style-name="ro1">
          <table:table-cell office:value-type="float" office:value="20.04" table:style-name="ce1">
            <text:p>20.04</text:p>
          </table:table-cell>
          <table:table-cell office:value-type="float" office:value="4196.4080000000004" table:style-name="ce1">
            <text:p>4196.408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1">
            <text:p>20.064001</text:p>
          </table:table-cell>
          <table:table-cell office:value-type="float" office:value="4199.2889999999998" table:style-name="ce1">
            <text:p>4199.289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1">
            <text:p>20.088</text:p>
          </table:table-cell>
          <table:table-cell office:value-type="float" office:value="4202.8900000000003" table:style-name="ce1">
            <text:p>4202.89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1">
            <text:p>20.112</text:p>
          </table:table-cell>
          <table:table-cell office:value-type="float" office:value="4206.491" table:style-name="ce1">
            <text:p>4206.491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1">
            <text:p>20.136</text:p>
          </table:table-cell>
          <table:table-cell office:value-type="float" office:value="4210.0923000000003" table:style-name="ce1">
            <text:p>4210.0923</text:p>
          </table:table-cell>
          <table:table-cell table:number-columns-repeated="16382"/>
        </table:table-row>
        <table:table-row table:style-name="ro1">
          <table:table-cell office:value-type="float" office:value="20.16" table:style-name="ce1">
            <text:p>20.16</text:p>
          </table:table-cell>
          <table:table-cell office:value-type="float" office:value="4213.6934000000001" table:style-name="ce1">
            <text:p>4213.6934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1">
            <text:p>20.184</text:p>
          </table:table-cell>
          <table:table-cell office:value-type="float" office:value="4217.2943999999998" table:style-name="ce1">
            <text:p>4217.2944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1">
            <text:p>20.208</text:p>
          </table:table-cell>
          <table:table-cell office:value-type="float" office:value="4220.8954999999996" table:style-name="ce1">
            <text:p>4220.8955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1">
            <text:p>20.232</text:p>
          </table:table-cell>
          <table:table-cell office:value-type="float" office:value="4224.4966000000004" table:style-name="ce1">
            <text:p>4224.4966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1">
            <text:p>20.256</text:p>
          </table:table-cell>
          <table:table-cell office:value-type="float" office:value="4228.0977000000003" table:style-name="ce1">
            <text:p>4228.0977</text:p>
          </table:table-cell>
          <table:table-cell table:number-columns-repeated="16382"/>
        </table:table-row>
        <table:table-row table:style-name="ro1">
          <table:table-cell office:value-type="float" office:value="20.28" table:style-name="ce1">
            <text:p>20.28</text:p>
          </table:table-cell>
          <table:table-cell office:value-type="float" office:value="4231.6986999999999" table:style-name="ce1">
            <text:p>4231.6987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1">
            <text:p>20.304</text:p>
          </table:table-cell>
          <table:table-cell office:value-type="float" office:value="4235.3" table:style-name="ce1">
            <text:p>4235.3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1">
            <text:p>20.328001</text:p>
          </table:table-cell>
          <table:table-cell office:value-type="float" office:value="4238.9009999999998" table:style-name="ce1">
            <text:p>4238.901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1">
            <text:p>20.352</text:p>
          </table:table-cell>
          <table:table-cell office:value-type="float" office:value="4242.5020000000004" table:style-name="ce1">
            <text:p>4242.502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1">
            <text:p>20.376</text:p>
          </table:table-cell>
          <table:table-cell office:value-type="float" office:value="4246.1030000000001" table:style-name="ce1">
            <text:p>4246.103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1">
            <text:p>20.4</text:p>
          </table:table-cell>
          <table:table-cell office:value-type="float" office:value="4249.7039999999997" table:style-name="ce1">
            <text:p>4249.704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1">
            <text:p>20.424</text:p>
          </table:table-cell>
          <table:table-cell office:value-type="float" office:value="4253.3050000000003" table:style-name="ce1">
            <text:p>4253.305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1">
            <text:p>20.448</text:p>
          </table:table-cell>
          <table:table-cell office:value-type="float" office:value="4256.9062999999996" table:style-name="ce1">
            <text:p>4256.9063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1">
            <text:p>20.472</text:p>
          </table:table-cell>
          <table:table-cell office:value-type="float" office:value="4259.7870000000003" table:style-name="ce1">
            <text:p>4259.787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1">
            <text:p>20.496</text:p>
          </table:table-cell>
          <table:table-cell office:value-type="float" office:value="4262.6679999999997" table:style-name="ce1">
            <text:p>4262.668</text:p>
          </table:table-cell>
          <table:table-cell table:number-columns-repeated="16382"/>
        </table:table-row>
        <table:table-row table:style-name="ro1">
          <table:table-cell office:value-type="float" office:value="20.52" table:style-name="ce1">
            <text:p>20.52</text:p>
          </table:table-cell>
          <table:table-cell office:value-type="float" office:value="4265.549" table:style-name="ce1">
            <text:p>4265.549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1">
            <text:p>20.544</text:p>
          </table:table-cell>
          <table:table-cell office:value-type="float" office:value="4268.4296999999997" table:style-name="ce1">
            <text:p>4268.4297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1">
            <text:p>20.568</text:p>
          </table:table-cell>
          <table:table-cell office:value-type="float" office:value="4271.3104999999996" table:style-name="ce1">
            <text:p>4271.3105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1">
            <text:p>20.592001</text:p>
          </table:table-cell>
          <table:table-cell office:value-type="float" office:value="4274.1913999999997" table:style-name="ce1">
            <text:p>4274.1914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1">
            <text:p>20.616001</text:p>
          </table:table-cell>
          <table:table-cell office:value-type="float" office:value="4277.0722999999998" table:style-name="ce1">
            <text:p>4277.0723</text:p>
          </table:table-cell>
          <table:table-cell table:number-columns-repeated="16382"/>
        </table:table-row>
        <table:table-row table:style-name="ro1">
          <table:table-cell office:value-type="float" office:value="20.64" table:style-name="ce1">
            <text:p>20.64</text:p>
          </table:table-cell>
          <table:table-cell office:value-type="float" office:value="4279.9530000000004" table:style-name="ce1">
            <text:p>4279.953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1">
            <text:p>20.664</text:p>
          </table:table-cell>
          <table:table-cell office:value-type="float" office:value="4282.8339999999998" table:style-name="ce1">
            <text:p>4282.834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1">
            <text:p>20.688</text:p>
          </table:table-cell>
          <table:table-cell office:value-type="float" office:value="4285.7150000000001" table:style-name="ce1">
            <text:p>4285.715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1">
            <text:p>20.712</text:p>
          </table:table-cell>
          <table:table-cell office:value-type="float" office:value="4288.5956999999999" table:style-name="ce1">
            <text:p>4288.5957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1">
            <text:p>20.736</text:p>
          </table:table-cell>
          <table:table-cell office:value-type="float" office:value="4290.7563" table:style-name="ce1">
            <text:p>4290.7563</text:p>
          </table:table-cell>
          <table:table-cell table:number-columns-repeated="16382"/>
        </table:table-row>
        <table:table-row table:style-name="ro1">
          <table:table-cell office:value-type="float" office:value="20.76" table:style-name="ce1">
            <text:p>20.76</text:p>
          </table:table-cell>
          <table:table-cell office:value-type="float" office:value="4292.1970000000001" table:style-name="ce1">
            <text:p>4292.197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1">
            <text:p>20.784</text:p>
          </table:table-cell>
          <table:table-cell office:value-type="float" office:value="4293.6369999999997" table:style-name="ce1">
            <text:p>4293.637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1">
            <text:p>20.808</text:p>
          </table:table-cell>
          <table:table-cell office:value-type="float" office:value="4295.0775999999996" table:style-name="ce1">
            <text:p>4295.0776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1">
            <text:p>20.832</text:p>
          </table:table-cell>
          <table:table-cell office:value-type="float" office:value="4296.518" table:style-name="ce1">
            <text:p>4296.518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1">
            <text:p>20.856</text:p>
          </table:table-cell>
          <table:table-cell office:value-type="float" office:value="4297.9584999999997" table:style-name="ce1">
            <text:p>4297.9585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1">
            <text:p>20.880001</text:p>
          </table:table-cell>
          <table:table-cell office:value-type="float" office:value="4299.3990000000003" table:style-name="ce1">
            <text:p>4299.399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1">
            <text:p>20.904</text:p>
          </table:table-cell>
          <table:table-cell office:value-type="float" office:value="4300.1189999999997" table:style-name="ce1">
            <text:p>4300.119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1">
            <text:p>20.928</text:p>
          </table:table-cell>
          <table:table-cell office:value-type="float" office:value="4301.5595999999996" table:style-name="ce1">
            <text:p>4301.5596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1">
            <text:p>20.952</text:p>
          </table:table-cell>
          <table:table-cell office:value-type="float" office:value="4303" table:style-name="ce1">
            <text:p>4303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1">
            <text:p>20.976</text:p>
          </table:table-cell>
          <table:table-cell office:value-type="float" office:value="4304.4404000000004" table:style-name="ce1">
            <text:p>4304.4404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05.8810000000003" table:style-name="ce1">
            <text:p>4305.881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1">
            <text:p>21.024</text:p>
          </table:table-cell>
          <table:table-cell office:value-type="float" office:value="4307.3212999999996" table:style-name="ce1">
            <text:p>4307.3213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1">
            <text:p>21.048</text:p>
          </table:table-cell>
          <table:table-cell office:value-type="float" office:value="4308.7617" table:style-name="ce1">
            <text:p>4308.7617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1">
            <text:p>21.072</text:p>
          </table:table-cell>
          <table:table-cell office:value-type="float" office:value="4309.482" table:style-name="ce1">
            <text:p>4309.482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1">
            <text:p>21.096</text:p>
          </table:table-cell>
          <table:table-cell office:value-type="float" office:value="4310.2020000000002" table:style-name="ce1">
            <text:p>4310.202</text:p>
          </table:table-cell>
          <table:table-cell table:number-columns-repeated="16382"/>
        </table:table-row>
        <table:table-row table:style-name="ro1">
          <table:table-cell office:value-type="float" office:value="21.12" table:style-name="ce1">
            <text:p>21.12</text:p>
          </table:table-cell>
          <table:table-cell office:value-type="float" office:value="4310.9224000000004" table:style-name="ce1">
            <text:p>4310.9224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1">
            <text:p>21.144001</text:p>
          </table:table-cell>
          <table:table-cell office:value-type="float" office:value="4311.6426000000001" table:style-name="ce1">
            <text:p>4311.6426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1">
            <text:p>21.168</text:p>
          </table:table-cell>
          <table:table-cell office:value-type="float" office:value="4312.3630000000003" table:style-name="ce1">
            <text:p>4312.363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1">
            <text:p>21.192</text:p>
          </table:table-cell>
          <table:table-cell office:value-type="float" office:value="4313.0829999999996" table:style-name="ce1">
            <text:p>4313.083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1">
            <text:p>21.216</text:p>
          </table:table-cell>
          <table:table-cell office:value-type="float" office:value="4313.8029999999999" table:style-name="ce1">
            <text:p>4313.803</text:p>
          </table:table-cell>
          <table:table-cell table:number-columns-repeated="16382"/>
        </table:table-row>
        <table:table-row table:style-name="ro1">
          <table:table-cell office:value-type="float" office:value="21.24" table:style-name="ce1">
            <text:p>21.24</text:p>
          </table:table-cell>
          <table:table-cell office:value-type="float" office:value="4314.5234" table:style-name="ce1">
            <text:p>4314.5234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1">
            <text:p>21.264</text:p>
          </table:table-cell>
          <table:table-cell office:value-type="float" office:value="4315.9639999999999" table:style-name="ce1">
            <text:p>4315.964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1">
            <text:p>21.288</text:p>
          </table:table-cell>
          <table:table-cell office:value-type="float" office:value="4317.4043000000001" table:style-name="ce1">
            <text:p>4317.4043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1">
            <text:p>21.312</text:p>
          </table:table-cell>
          <table:table-cell office:value-type="float" office:value="4318.8446999999996" table:style-name="ce1">
            <text:p>4318.8447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1">
            <text:p>21.336</text:p>
          </table:table-cell>
          <table:table-cell office:value-type="float" office:value="4320.2849999999999" table:style-name="ce1">
            <text:p>4320.285</text:p>
          </table:table-cell>
          <table:table-cell table:number-columns-repeated="16382"/>
        </table:table-row>
        <table:table-row table:style-name="ro1">
          <table:table-cell office:value-type="float" office:value="21.36" table:style-name="ce1">
            <text:p>21.36</text:p>
          </table:table-cell>
          <table:table-cell office:value-type="float" office:value="4321.7255999999998" table:style-name="ce1">
            <text:p>4321.7256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1">
            <text:p>21.384</text:p>
          </table:table-cell>
          <table:table-cell office:value-type="float" office:value="4323.1660000000002" table:style-name="ce1">
            <text:p>4323.166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1">
            <text:p>21.408</text:p>
          </table:table-cell>
          <table:table-cell office:value-type="float" office:value="4324.6063999999997" table:style-name="ce1">
            <text:p>4324.6064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1">
            <text:p>21.432001</text:p>
          </table:table-cell>
          <table:table-cell office:value-type="float" office:value="4326.0469999999996" table:style-name="ce1">
            <text:p>4326.047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1">
            <text:p>21.456</text:p>
          </table:table-cell>
          <table:table-cell office:value-type="float" office:value="4327.4872999999998" table:style-name="ce1">
            <text:p>4327.4873</text:p>
          </table:table-cell>
          <table:table-cell table:number-columns-repeated="16382"/>
        </table:table-row>
        <table:table-row table:style-name="ro1">
          <table:table-cell office:value-type="float" office:value="21.48" table:style-name="ce1">
            <text:p>21.48</text:p>
          </table:table-cell>
          <table:table-cell office:value-type="float" office:value="4328.9277000000002" table:style-name="ce1">
            <text:p>4328.9277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1">
            <text:p>21.504</text:p>
          </table:table-cell>
          <table:table-cell office:value-type="float" office:value="4330.3680000000004" table:style-name="ce1">
            <text:p>4330.368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1">
            <text:p>21.528</text:p>
          </table:table-cell>
          <table:table-cell office:value-type="float" office:value="4331.8086000000003" table:style-name="ce1">
            <text:p>4331.8086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1">
            <text:p>21.552</text:p>
          </table:table-cell>
          <table:table-cell office:value-type="float" office:value="4333.2489999999998" table:style-name="ce1">
            <text:p>4333.249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1">
            <text:p>21.576</text:p>
          </table:table-cell>
          <table:table-cell office:value-type="float" office:value="4334.6895000000004" table:style-name="ce1">
            <text:p>4334.6895</text:p>
          </table:table-cell>
          <table:table-cell table:number-columns-repeated="16382"/>
        </table:table-row>
        <table:table-row table:style-name="ro1">
          <table:table-cell office:value-type="float" office:value="21.6" table:style-name="ce1">
            <text:p>21.6</text:p>
          </table:table-cell>
          <table:table-cell office:value-type="float" office:value="4336.13" table:style-name="ce1">
            <text:p>4336.13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1">
            <text:p>21.624</text:p>
          </table:table-cell>
          <table:table-cell office:value-type="float" office:value="4337.5703000000003" table:style-name="ce1">
            <text:p>4337.5703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.648</text:p>
          </table:table-cell>
          <table:table-cell office:value-type="float" office:value="4339.0106999999998" table:style-name="ce1">
            <text:p>4339.0107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1">
            <text:p>21.672</text:p>
          </table:table-cell>
          <table:table-cell office:value-type="float" office:value="4340.451" table:style-name="ce1">
            <text:p>4340.451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1">
            <text:p>21.696001</text:p>
          </table:table-cell>
          <table:table-cell office:value-type="float" office:value="4341.8915999999999" table:style-name="ce1">
            <text:p>4341.8916</text:p>
          </table:table-cell>
          <table:table-cell table:number-columns-repeated="16382"/>
        </table:table-row>
        <table:table-row table:style-name="ro1">
          <table:table-cell office:value-type="float" office:value="21.72" table:style-name="ce1">
            <text:p>21.72</text:p>
          </table:table-cell>
          <table:table-cell office:value-type="float" office:value="4343.3320000000003" table:style-name="ce1">
            <text:p>4343.332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1">
            <text:p>21.744</text:p>
          </table:table-cell>
          <table:table-cell office:value-type="float" office:value="4345.4926999999998" table:style-name="ce1">
            <text:p>4345.4927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1">
            <text:p>21.768</text:p>
          </table:table-cell>
          <table:table-cell office:value-type="float" office:value="4347.6532999999999" table:style-name="ce1">
            <text:p>4347.6533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1">
            <text:p>21.792</text:p>
          </table:table-cell>
          <table:table-cell office:value-type="float" office:value="4349.0937999999996" table:style-name="ce1">
            <text:p>4349.0938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1">
            <text:p>21.816</text:p>
          </table:table-cell>
          <table:table-cell office:value-type="float" office:value="4350.5339999999997" table:style-name="ce1">
            <text:p>4350.534</text:p>
          </table:table-cell>
          <table:table-cell table:number-columns-repeated="16382"/>
        </table:table-row>
        <table:table-row table:style-name="ro1">
          <table:table-cell office:value-type="float" office:value="21.84" table:style-name="ce1">
            <text:p>21.84</text:p>
          </table:table-cell>
          <table:table-cell office:value-type="float" office:value="4352.6949999999997" table:style-name="ce1">
            <text:p>4352.695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1">
            <text:p>21.864</text:p>
          </table:table-cell>
          <table:table-cell office:value-type="float" office:value="4354.8554999999997" table:style-name="ce1">
            <text:p>4354.8555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1">
            <text:p>21.888</text:p>
          </table:table-cell>
          <table:table-cell office:value-type="float" office:value="4357.0159999999996" table:style-name="ce1">
            <text:p>4357.016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1">
            <text:p>21.912</text:p>
          </table:table-cell>
          <table:table-cell office:value-type="float" office:value="4359.1769999999997" table:style-name="ce1">
            <text:p>4359.177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1">
            <text:p>21.936</text:p>
          </table:table-cell>
          <table:table-cell office:value-type="float" office:value="4361.3374000000003" table:style-name="ce1">
            <text:p>4361.3374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1">
            <text:p>21.960001</text:p>
          </table:table-cell>
          <table:table-cell office:value-type="float" office:value="4363.4979999999996" table:style-name="ce1">
            <text:p>4363.498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1">
            <text:p>21.984</text:p>
          </table:table-cell>
          <table:table-cell office:value-type="float" office:value="4365.6587" table:style-name="ce1">
            <text:p>4365.6587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1">
            <text:p>22.008</text:p>
          </table:table-cell>
          <table:table-cell office:value-type="float" office:value="4367.8193000000001" table:style-name="ce1">
            <text:p>4367.8193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1">
            <text:p>22.032</text:p>
          </table:table-cell>
          <table:table-cell office:value-type="float" office:value="4369.9799999999996" table:style-name="ce1">
            <text:p>4369.98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1">
            <text:p>22.056</text:p>
          </table:table-cell>
          <table:table-cell office:value-type="float" office:value="4372.1405999999997" table:style-name="ce1">
            <text:p>4372.1406</text:p>
          </table:table-cell>
          <table:table-cell table:number-columns-repeated="16382"/>
        </table:table-row>
        <table:table-row table:style-name="ro1">
          <table:table-cell office:value-type="float" office:value="22.08" table:style-name="ce1">
            <text:p>22.08</text:p>
          </table:table-cell>
          <table:table-cell office:value-type="float" office:value="4374.3013000000001" table:style-name="ce1">
            <text:p>4374.3013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1">
            <text:p>22.104</text:p>
          </table:table-cell>
          <table:table-cell office:value-type="float" office:value="4376.4620000000004" table:style-name="ce1">
            <text:p>4376.462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1">
            <text:p>22.128</text:p>
          </table:table-cell>
          <table:table-cell office:value-type="float" office:value="4378.6225999999997" table:style-name="ce1">
            <text:p>4378.6226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1">
            <text:p>22.152</text:p>
          </table:table-cell>
          <table:table-cell office:value-type="float" office:value="4380.7830000000004" table:style-name="ce1">
            <text:p>4380.783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1">
            <text:p>22.176</text:p>
          </table:table-cell>
          <table:table-cell office:value-type="float" office:value="4382.9440000000004" table:style-name="ce1">
            <text:p>4382.944</text:p>
          </table:table-cell>
          <table:table-cell table:number-columns-repeated="16382"/>
        </table:table-row>
        <table:table-row table:style-name="ro1">
          <table:table-cell office:value-type="float" office:value="22.2" table:style-name="ce1">
            <text:p>22.2</text:p>
          </table:table-cell>
          <table:table-cell office:value-type="float" office:value="4385.1045000000004" table:style-name="ce1">
            <text:p>4385.1045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1">
            <text:p>22.224</text:p>
          </table:table-cell>
          <table:table-cell office:value-type="float" office:value="4387.2650000000003" table:style-name="ce1">
            <text:p>4387.265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1">
            <text:p>22.248001</text:p>
          </table:table-cell>
          <table:table-cell office:value-type="float" office:value="4389.4260000000004" table:style-name="ce1">
            <text:p>4389.426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1">
            <text:p>22.272</text:p>
          </table:table-cell>
          <table:table-cell office:value-type="float" office:value="4391.5864000000001" table:style-name="ce1">
            <text:p>4391.5864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1">
            <text:p>22.296</text:p>
          </table:table-cell>
          <table:table-cell office:value-type="float" office:value="4393.7470000000003" table:style-name="ce1">
            <text:p>4393.747</text:p>
          </table:table-cell>
          <table:table-cell table:number-columns-repeated="16382"/>
        </table:table-row>
        <table:table-row table:style-name="ro1">
          <table:table-cell office:value-type="float" office:value="22.32" table:style-name="ce1">
            <text:p>22.32</text:p>
          </table:table-cell>
          <table:table-cell office:value-type="float" office:value="4395.9076999999997" table:style-name="ce1">
            <text:p>4395.9077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1">
            <text:p>22.344</text:p>
          </table:table-cell>
          <table:table-cell office:value-type="float" office:value="4398.0684000000001" table:style-name="ce1">
            <text:p>4398.0684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1">
            <text:p>22.368</text:p>
          </table:table-cell>
          <table:table-cell office:value-type="float" office:value="4399.509" table:style-name="ce1">
            <text:p>4399.509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1">
            <text:p>22.392</text:p>
          </table:table-cell>
          <table:table-cell office:value-type="float" office:value="4400.9489999999996" table:style-name="ce1">
            <text:p>4400.949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1">
            <text:p>22.416</text:p>
          </table:table-cell>
          <table:table-cell office:value-type="float" office:value="4402.3896000000004" table:style-name="ce1">
            <text:p>4402.3896</text:p>
          </table:table-cell>
          <table:table-cell table:number-columns-repeated="16382"/>
        </table:table-row>
        <table:table-row table:style-name="ro1">
          <table:table-cell office:value-type="float" office:value="22.44" table:style-name="ce1">
            <text:p>22.44</text:p>
          </table:table-cell>
          <table:table-cell office:value-type="float" office:value="4403.83" table:style-name="ce1">
            <text:p>4403.83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1">
            <text:p>22.464</text:p>
          </table:table-cell>
          <table:table-cell office:value-type="float" office:value="4405.2704999999996" table:style-name="ce1">
            <text:p>4405.2705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1">
            <text:p>22.488</text:p>
          </table:table-cell>
          <table:table-cell office:value-type="float" office:value="4406.7110000000002" table:style-name="ce1">
            <text:p>4406.711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1">
            <text:p>22.512001</text:p>
          </table:table-cell>
          <table:table-cell office:value-type="float" office:value="4408.1513999999997" table:style-name="ce1">
            <text:p>4408.1514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1">
            <text:p>22.536</text:p>
          </table:table-cell>
          <table:table-cell office:value-type="float" office:value="4408.8716000000004" table:style-name="ce1">
            <text:p>4408.8716</text:p>
          </table:table-cell>
          <table:table-cell table:number-columns-repeated="16382"/>
        </table:table-row>
        <table:table-row table:style-name="ro1">
          <table:table-cell office:value-type="float" office:value="22.56" table:style-name="ce1">
            <text:p>22.56</text:p>
          </table:table-cell>
          <table:table-cell office:value-type="float" office:value="4409.5919999999996" table:style-name="ce1">
            <text:p>4409.592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1">
            <text:p>22.584</text:p>
          </table:table-cell>
          <table:table-cell office:value-type="float" office:value="4410.3119999999999" table:style-name="ce1">
            <text:p>4410.312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1">
            <text:p>22.608</text:p>
          </table:table-cell>
          <table:table-cell office:value-type="float" office:value="4411.0320000000002" table:style-name="ce1">
            <text:p>4411.032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1">
            <text:p>22.632</text:p>
          </table:table-cell>
          <table:table-cell office:value-type="float" office:value="4411.7524000000003" table:style-name="ce1">
            <text:p>4411.7524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1">
            <text:p>22.656</text:p>
          </table:table-cell>
          <table:table-cell office:value-type="float" office:value="4412.4727000000003" table:style-name="ce1">
            <text:p>4412.4727</text:p>
          </table:table-cell>
          <table:table-cell table:number-columns-repeated="16382"/>
        </table:table-row>
        <table:table-row table:style-name="ro1">
          <table:table-cell office:value-type="float" office:value="22.68" table:style-name="ce1">
            <text:p>22.68</text:p>
          </table:table-cell>
          <table:table-cell office:value-type="float" office:value="4413.1930000000002" table:style-name="ce1">
            <text:p>4413.193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1">
            <text:p>22.704</text:p>
          </table:table-cell>
          <table:table-cell office:value-type="float" office:value="4413.9129999999996" table:style-name="ce1">
            <text:p>4413.913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1">
            <text:p>22.728</text:p>
          </table:table-cell>
          <table:table-cell office:value-type="float" office:value="4414.6333000000004" table:style-name="ce1">
            <text:p>4414.6333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1">
            <text:p>22.752</text:p>
          </table:table-cell>
          <table:table-cell office:value-type="float" office:value="4415.3535000000002" table:style-name="ce1">
            <text:p>4415.3535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1">
            <text:p>22.776001</text:p>
          </table:table-cell>
          <table:table-cell office:value-type="float" office:value="4416.0736999999999" table:style-name="ce1">
            <text:p>4416.0737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1">
            <text:p>22.800001</text:p>
          </table:table-cell>
          <table:table-cell office:value-type="float" office:value="4416.7939999999999" table:style-name="ce1">
            <text:p>4416.794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1">
            <text:p>22.824</text:p>
          </table:table-cell>
          <table:table-cell office:value-type="float" office:value="4417.5140000000001" table:style-name="ce1">
            <text:p>4417.514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1">
            <text:p>22.848</text:p>
          </table:table-cell>
          <table:table-cell office:value-type="float" office:value="4418.2344000000003" table:style-name="ce1">
            <text:p>4418.2344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1">
            <text:p>22.872</text:p>
          </table:table-cell>
          <table:table-cell office:value-type="float" office:value="4418.9546" table:style-name="ce1">
            <text:p>4418.9546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1">
            <text:p>22.896</text:p>
          </table:table-cell>
          <table:table-cell office:value-type="float" office:value="4419.6750000000002" table:style-name="ce1">
            <text:p>4419.675</text:p>
          </table:table-cell>
          <table:table-cell table:number-columns-repeated="16382"/>
        </table:table-row>
        <table:table-row table:style-name="ro1">
          <table:table-cell office:value-type="float" office:value="22.92" table:style-name="ce1">
            <text:p>22.92</text:p>
          </table:table-cell>
          <table:table-cell office:value-type="float" office:value="4420.3950000000004" table:style-name="ce1">
            <text:p>4420.395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1">
            <text:p>22.944</text:p>
          </table:table-cell>
          <table:table-cell office:value-type="float" office:value="4421.1149999999998" table:style-name="ce1">
            <text:p>4421.115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1">
            <text:p>22.968</text:p>
          </table:table-cell>
          <table:table-cell office:value-type="float" office:value="4421.8353999999999" table:style-name="ce1">
            <text:p>4421.8354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1">
            <text:p>22.99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1">
            <text:p>23.01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04" table:style-name="ce1">
            <text:p>23.0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1">
            <text:p>23.064001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1">
            <text:p>23.08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1">
            <text:p>23.11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1">
            <text:p>23.13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16" table:style-name="ce1">
            <text:p>23.1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1">
            <text:p>23.18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1">
            <text:p>23.20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1">
            <text:p>23.23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1">
            <text:p>23.25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28" table:style-name="ce1">
            <text:p>23.2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1">
            <text:p>23.30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1">
            <text:p>23.328001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1">
            <text:p>23.35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1">
            <text:p>23.37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4" table:style-name="ce1">
            <text:p>23.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1">
            <text:p>23.42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1">
            <text:p>23.44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1">
            <text:p>23.47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1">
            <text:p>23.49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52" table:style-name="ce1">
            <text:p>23.5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1">
            <text:p>23.54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1">
            <text:p>23.56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1">
            <text:p>23.592001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1">
            <text:p>23.616001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64" table:style-name="ce1">
            <text:p>23.6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1">
            <text:p>23.66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1">
            <text:p>23.68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1">
            <text:p>23.71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1">
            <text:p>23.73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76" table:style-name="ce1">
            <text:p>23.7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1">
            <text:p>23.78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1">
            <text:p>23.80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1">
            <text:p>23.83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1">
            <text:p>23.85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1">
            <text:p>23.880001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1">
            <text:p>23.904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1">
            <text:p>23.928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1">
            <text:p>23.952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1">
            <text:p>23.976</text:p>
          </table:table-cell>
          <table:table-cell office:value-type="float" office:value="4422.5556999999999" table:style-name="ce1">
            <text:p>4422.5557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  <table:table table:name="sa-quick-acc-energy-usage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power</text:p>
          </table:table-cell>
          <table:table-cell table:number-columns-repeated="1638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E-2" table:style-name="ce2">
            <text:p>0.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000000000000001E-2" table:style-name="ce2">
            <text:p>0.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7.1999999999999995E-2" table:style-name="ce2">
            <text:p>0.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9.6000000000000002E-2" table:style-name="ce2">
            <text:p>0.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2000000500000001" table:style-name="ce2">
            <text:p>0.120000005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4399999999999999" table:style-name="ce2">
            <text:p>0.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6800000000000001" table:style-name="ce2">
            <text:p>0.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192" table:style-name="ce2">
            <text:p>0.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16" table:style-name="ce2">
            <text:p>0.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4000001000000001" table:style-name="ce2">
            <text:p>0.24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6400000000000001" table:style-name="ce2">
            <text:p>0.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28799999999999998" table:style-name="ce2">
            <text:p>0.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12" table:style-name="ce2">
            <text:p>0.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3600000000000002" table:style-name="ce2">
            <text:p>0.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6" table:style-name="ce2">
            <text:p>0.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38400000000000001" table:style-name="ce2">
            <text:p>0.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0799999999999997" table:style-name="ce2">
            <text:p>0.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32" table:style-name="ce2">
            <text:p>0.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5600000000000002" table:style-name="ce2">
            <text:p>0.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48000002000000003" table:style-name="ce2">
            <text:p>0.4800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04" table:style-name="ce2">
            <text:p>0.5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2800000000000002" table:style-name="ce2">
            <text:p>0.5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5200000000000005" table:style-name="ce2">
            <text:p>0.5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57599999999999996" table:style-name="ce2">
            <text:p>0.5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" table:style-name="ce2">
            <text:p>0.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24" table:style-name="ce2">
            <text:p>0.6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4800000000000002" table:style-name="ce2">
            <text:p>0.6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7200000000000004" table:style-name="ce2">
            <text:p>0.6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69599999999999995" table:style-name="ce2">
            <text:p>0.6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2" table:style-name="ce2">
            <text:p>0.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4399999999999999" table:style-name="ce2">
            <text:p>0.7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6800000000000002" table:style-name="ce2">
            <text:p>0.7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79200000000000004" table:style-name="ce2">
            <text:p>0.7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1599999999999995" table:style-name="ce2">
            <text:p>0.8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4000003000000001" table:style-name="ce2">
            <text:p>0.8400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6399999999999999" table:style-name="ce2">
            <text:p>0.8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88800000000000001" table:style-name="ce2">
            <text:p>0.8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1200000000000003" table:style-name="ce2">
            <text:p>0.9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3600000000000005" table:style-name="ce2">
            <text:p>0.9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6000004000000005" table:style-name="ce2">
            <text:p>0.960000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0.98399999999999999" table:style-name="ce2">
            <text:p>0.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08" table:style-name="ce2">
            <text:p>1.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320001000000001" table:style-name="ce2">
            <text:p>1.03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56" table:style-name="ce2">
            <text:p>1.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08" table:style-name="ce2">
            <text:p>1.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040000000000001" table:style-name="ce2">
            <text:p>1.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279999999999999" table:style-name="ce2">
            <text:p>1.1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519999999999999" table:style-name="ce2">
            <text:p>1.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1759999999999999" table:style-name="ce2">
            <text:p>1.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24" table:style-name="ce2">
            <text:p>1.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48" table:style-name="ce2">
            <text:p>1.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72" table:style-name="ce2">
            <text:p>1.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296" table:style-name="ce2">
            <text:p>1.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2" table:style-name="ce2">
            <text:p>1.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440000000000001" table:style-name="ce2">
            <text:p>1.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680000000000001" table:style-name="ce2">
            <text:p>1.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3919999999999999" table:style-name="ce2">
            <text:p>1.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159999999999999" table:style-name="ce2">
            <text:p>1.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4" table:style-name="ce2">
            <text:p>1.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64" table:style-name="ce2">
            <text:p>1.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488" table:style-name="ce2">
            <text:p>1.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12" table:style-name="ce2">
            <text:p>1.5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36" table:style-name="ce2">
            <text:p>1.5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600000999999999" table:style-name="ce2">
            <text:p>1.56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5840000000000001" table:style-name="ce2">
            <text:p>1.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080000000000001" table:style-name="ce2">
            <text:p>1.6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319999999999999" table:style-name="ce2">
            <text:p>1.6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559999999999999" table:style-name="ce2">
            <text:p>1.6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6800001" table:style-name="ce2">
            <text:p>1.68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04" table:style-name="ce2">
            <text:p>1.7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28" table:style-name="ce2">
            <text:p>1.7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52" table:style-name="ce2">
            <text:p>1.7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776" table:style-name="ce2">
            <text:p>1.7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000001000000001" table:style-name="ce2">
            <text:p>1.8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240000000000001" table:style-name="ce2">
            <text:p>1.8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480000000000001" table:style-name="ce2">
            <text:p>1.8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720000000000001" table:style-name="ce2">
            <text:p>1.8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8959999999999999" table:style-name="ce2">
            <text:p>1.8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200001" table:style-name="ce2">
            <text:p>1.92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44" table:style-name="ce2">
            <text:p>1.9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68" table:style-name="ce2">
            <text:p>1.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1.992" table:style-name="ce2">
            <text:p>1.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16" table:style-name="ce2">
            <text:p>2.0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4" table:style-name="ce2">
            <text:p>2.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640000999999999" table:style-name="ce2">
            <text:p>2.064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0880000000000001" table:style-name="ce2">
            <text:p>2.0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120000000000001" table:style-name="ce2">
            <text:p>2.1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360000000000001" table:style-name="ce2">
            <text:p>2.1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6" table:style-name="ce2">
            <text:p>2.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1840000000000002" table:style-name="ce2">
            <text:p>2.1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080000000000002" table:style-name="ce2">
            <text:p>2.2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320000000000002" table:style-name="ce2">
            <text:p>2.2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559999999999998" table:style-name="ce2">
            <text:p>2.2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2799999999999998" table:style-name="ce2">
            <text:p>2.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039999999999998" table:style-name="ce2">
            <text:p>2.3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279999999999998" table:style-name="ce2">
            <text:p>2.3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519999999999999" table:style-name="ce2">
            <text:p>2.3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3759999999999999" table:style-name="ce2">
            <text:p>2.3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" table:style-name="ce2">
            <text:p>2.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239999999999999" table:style-name="ce2">
            <text:p>2.4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48" table:style-name="ce2">
            <text:p>2.4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720000999999998" table:style-name="ce2">
            <text:p>2.47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496" table:style-name="ce2">
            <text:p>2.4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44" table:style-name="ce2">
            <text:p>2.5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680000000000001" table:style-name="ce2">
            <text:p>2.5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5920000000000001" table:style-name="ce2">
            <text:p>2.5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160000000000001" table:style-name="ce2">
            <text:p>2.6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4" table:style-name="ce2">
            <text:p>2.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640000000000001" table:style-name="ce2">
            <text:p>2.6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6880000000000002" table:style-name="ce2">
            <text:p>2.6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120001" table:style-name="ce2">
            <text:p>2.71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360000000000002" table:style-name="ce2">
            <text:p>2.7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6" table:style-name="ce2">
            <text:p>2.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7839999999999998" table:style-name="ce2">
            <text:p>2.7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079999999999998" table:style-name="ce2">
            <text:p>2.8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319999999999999" table:style-name="ce2">
            <text:p>2.8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559999999999999" table:style-name="ce2">
            <text:p>2.8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88" table:style-name="ce2">
            <text:p>2.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039999999999999" table:style-name="ce2">
            <text:p>2.9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279999999999999" table:style-name="ce2">
            <text:p>2.9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520000999999998" table:style-name="ce2">
            <text:p>2.952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2.976" table:style-name="ce2">
            <text:p>2.9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24" table:style-name="ce2">
            <text:p>3.0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48" table:style-name="ce2">
            <text:p>3.0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720000000000001" table:style-name="ce2">
            <text:p>3.0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0960000000000001" table:style-name="ce2">
            <text:p>3.0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200000999999999" table:style-name="ce2">
            <text:p>3.12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440000000000001" table:style-name="ce2">
            <text:p>3.1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680000000000001" table:style-name="ce2">
            <text:p>3.1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1920000000000002" table:style-name="ce2">
            <text:p>3.1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160000000000002" table:style-name="ce2">
            <text:p>3.2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4" table:style-name="ce2">
            <text:p>3.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639999999999998" table:style-name="ce2">
            <text:p>3.2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2879999999999998" table:style-name="ce2">
            <text:p>3.2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119999999999998" table:style-name="ce2">
            <text:p>3.3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359999999999999" table:style-name="ce2">
            <text:p>3.3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600001000000002" table:style-name="ce2">
            <text:p>3.36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3839999999999999" table:style-name="ce2">
            <text:p>3.3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079999999999999" table:style-name="ce2">
            <text:p>3.4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319999999999999" table:style-name="ce2">
            <text:p>3.4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56" table:style-name="ce2">
            <text:p>3.4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48" table:style-name="ce2">
            <text:p>3.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04" table:style-name="ce2">
            <text:p>3.5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28" table:style-name="ce2">
            <text:p>3.5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52" table:style-name="ce2">
            <text:p>3.5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5760000000000001" table:style-name="ce2">
            <text:p>3.5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000000999999999" table:style-name="ce2">
            <text:p>3.600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240000000000001" table:style-name="ce2">
            <text:p>3.6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480000000000001" table:style-name="ce2">
            <text:p>3.6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720000000000002" table:style-name="ce2">
            <text:p>3.6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6960000000000002" table:style-name="ce2">
            <text:p>3.6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2" table:style-name="ce2">
            <text:p>3.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440000000000002" table:style-name="ce2">
            <text:p>3.7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680001000000001" table:style-name="ce2">
            <text:p>3.768000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7919999999999998" table:style-name="ce2">
            <text:p>3.7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159999999999998" table:style-name="ce2">
            <text:p>3.8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400002" table:style-name="ce2">
            <text:p>3.840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639999999999999" table:style-name="ce2">
            <text:p>3.8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8879999999999999" table:style-name="ce2">
            <text:p>3.8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119999999999999" table:style-name="ce2">
            <text:p>3.9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359999999999999" table:style-name="ce2">
            <text:p>3.93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6" table:style-name="ce2">
            <text:p>3.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3.984" table:style-name="ce2">
            <text:p>3.9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08" table:style-name="ce2">
            <text:p>4.0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32" table:style-name="ce2">
            <text:p>4.0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56" table:style-name="ce2">
            <text:p>4.0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08" table:style-name="ce2">
            <text:p>4.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040000000000001" table:style-name="ce2">
            <text:p>4.1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280003000000001" table:style-name="ce2">
            <text:p>4.128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520000000000001" table:style-name="ce2">
            <text:p>4.1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1760000000000002" table:style-name="ce2">
            <text:p>4.1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" table:style-name="ce2">
            <text:p>4.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240000000000002" table:style-name="ce2">
            <text:p>4.2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480000000000002" table:style-name="ce2">
            <text:p>4.2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720000000000002" table:style-name="ce2">
            <text:p>4.2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2960000000000003" table:style-name="ce2">
            <text:p>4.2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2" table:style-name="ce2">
            <text:p>4.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440000000000003" table:style-name="ce2">
            <text:p>4.3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680000000000003" table:style-name="ce2">
            <text:p>4.3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3920000000000003" table:style-name="ce2">
            <text:p>4.3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160000000000004" table:style-name="ce2">
            <text:p>4.41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400000000000004" table:style-name="ce2">
            <text:p>4.4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640000000000004" table:style-name="ce2">
            <text:p>4.46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4880000000000004" table:style-name="ce2">
            <text:p>4.48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119999999999996" table:style-name="ce2">
            <text:p>4.51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360003000000004" table:style-name="ce2">
            <text:p>4.5360003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599999999999996" table:style-name="ce2">
            <text:p>4.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5839999999999996" table:style-name="ce2">
            <text:p>4.58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079999999999997" table:style-name="ce2">
            <text:p>4.60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319999999999997" table:style-name="ce2">
            <text:p>4.63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559999999999997" table:style-name="ce2">
            <text:p>4.65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68" table:style-name="ce2">
            <text:p>4.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039999999999997" table:style-name="ce2">
            <text:p>4.70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279999999999998" table:style-name="ce2">
            <text:p>4.72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519999999999998" table:style-name="ce2">
            <text:p>4.75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7759999999999998" table:style-name="ce2">
            <text:p>4.77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" table:style-name="ce2">
            <text:p>4.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239999999999998" table:style-name="ce2">
            <text:p>4.824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479999999999999" table:style-name="ce2">
            <text:p>4.84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719999999999999" table:style-name="ce2">
            <text:p>4.87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8959999999999999" table:style-name="ce2">
            <text:p>4.896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2" table:style-name="ce2">
            <text:p>4.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440001999999996" table:style-name="ce2">
            <text:p>4.944000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68" table:style-name="ce2">
            <text:p>4.968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4.992" table:style-name="ce2">
            <text:p>4.992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float" office:value="5.0160003" table:style-name="ce2">
            <text:p>5.0160003</text:p>
          </table:table-cell>
          <table:table-cell office:value-type="float" office:value="0.72" table:style-name="ce2">
            <text:p>0.72</text:p>
          </table:table-cell>
          <table:table-cell table:number-columns-repeated="16382"/>
        </table:table-row>
        <table:table-row table:style-name="ro1">
          <table:table-cell office:value-type="float" office:value="5.04" table:style-name="ce2">
            <text:p>5.04</text:p>
          </table:table-cell>
          <table:table-cell office:value-type="float" office:value="1.44" table:style-name="ce2">
            <text:p>1.44</text:p>
          </table:table-cell>
          <table:table-cell table:number-columns-repeated="16382"/>
        </table:table-row>
        <table:table-row table:style-name="ro1">
          <table:table-cell office:value-type="float" office:value="5.0640000000000001" table:style-name="ce2">
            <text:p>5.064</text:p>
          </table:table-cell>
          <table:table-cell office:value-type="float" office:value="2.16" table:style-name="ce2">
            <text:p>2.16</text:p>
          </table:table-cell>
          <table:table-cell table:number-columns-repeated="16382"/>
        </table:table-row>
        <table:table-row table:style-name="ro1">
          <table:table-cell office:value-type="float" office:value="5.0880000000000001" table:style-name="ce2">
            <text:p>5.088</text:p>
          </table:table-cell>
          <table:table-cell office:value-type="float" office:value="2.88" table:style-name="ce2">
            <text:p>2.88</text:p>
          </table:table-cell>
          <table:table-cell table:number-columns-repeated="16382"/>
        </table:table-row>
        <table:table-row table:style-name="ro1">
          <table:table-cell office:value-type="float" office:value="5.1120000000000001" table:style-name="ce2">
            <text:p>5.112</text:p>
          </table:table-cell>
          <table:table-cell office:value-type="float" office:value="3.6000000999999999" table:style-name="ce2">
            <text:p>3.6000001</text:p>
          </table:table-cell>
          <table:table-cell table:number-columns-repeated="16382"/>
        </table:table-row>
        <table:table-row table:style-name="ro1">
          <table:table-cell office:value-type="float" office:value="5.1360000000000001" table:style-name="ce2">
            <text:p>5.136</text:p>
          </table:table-cell>
          <table:table-cell office:value-type="float" office:value="4.32" table:style-name="ce2">
            <text:p>4.32</text:p>
          </table:table-cell>
          <table:table-cell table:number-columns-repeated="16382"/>
        </table:table-row>
        <table:table-row table:style-name="ro1">
          <table:table-cell office:value-type="float" office:value="5.16" table:style-name="ce2">
            <text:p>5.16</text:p>
          </table:table-cell>
          <table:table-cell office:value-type="float" office:value="5.04" table:style-name="ce2">
            <text:p>5.04</text:p>
          </table:table-cell>
          <table:table-cell table:number-columns-repeated="16382"/>
        </table:table-row>
        <table:table-row table:style-name="ro1">
          <table:table-cell office:value-type="float" office:value="5.1840000000000002" table:style-name="ce2">
            <text:p>5.184</text:p>
          </table:table-cell>
          <table:table-cell office:value-type="float" office:value="5.76" table:style-name="ce2">
            <text:p>5.76</text:p>
          </table:table-cell>
          <table:table-cell table:number-columns-repeated="16382"/>
        </table:table-row>
        <table:table-row table:style-name="ro1">
          <table:table-cell office:value-type="float" office:value="5.2080000000000002" table:style-name="ce2">
            <text:p>5.208</text:p>
          </table:table-cell>
          <table:table-cell office:value-type="float" office:value="6.4800005000000001" table:style-name="ce2">
            <text:p>6.4800005</text:p>
          </table:table-cell>
          <table:table-cell table:number-columns-repeated="16382"/>
        </table:table-row>
        <table:table-row table:style-name="ro1">
          <table:table-cell office:value-type="float" office:value="5.2320000000000002" table:style-name="ce2">
            <text:p>5.232</text:p>
          </table:table-cell>
          <table:table-cell office:value-type="float" office:value="7.2000010000000003" table:style-name="ce2">
            <text:p>7.200001</text:p>
          </table:table-cell>
          <table:table-cell table:number-columns-repeated="16382"/>
        </table:table-row>
        <table:table-row table:style-name="ro1">
          <table:table-cell office:value-type="float" office:value="5.2560000000000002" table:style-name="ce2">
            <text:p>5.256</text:p>
          </table:table-cell>
          <table:table-cell office:value-type="float" office:value="7.9200010000000001" table:style-name="ce2">
            <text:p>7.920001</text:p>
          </table:table-cell>
          <table:table-cell table:number-columns-repeated="16382"/>
        </table:table-row>
        <table:table-row table:style-name="ro1">
          <table:table-cell office:value-type="float" office:value="5.28" table:style-name="ce2">
            <text:p>5.28</text:p>
          </table:table-cell>
          <table:table-cell office:value-type="float" office:value="8.6400009999999998" table:style-name="ce2">
            <text:p>8.640001</text:p>
          </table:table-cell>
          <table:table-cell table:number-columns-repeated="16382"/>
        </table:table-row>
        <table:table-row table:style-name="ro1">
          <table:table-cell office:value-type="float" office:value="5.3040000000000003" table:style-name="ce2">
            <text:p>5.304</text:p>
          </table:table-cell>
          <table:table-cell office:value-type="float" office:value="9.3600019999999997" table:style-name="ce2">
            <text:p>9.360002</text:p>
          </table:table-cell>
          <table:table-cell table:number-columns-repeated="16382"/>
        </table:table-row>
        <table:table-row table:style-name="ro1">
          <table:table-cell office:value-type="float" office:value="5.3280000000000003" table:style-name="ce2">
            <text:p>5.328</text:p>
          </table:table-cell>
          <table:table-cell office:value-type="float" office:value="31.942802" table:style-name="ce2">
            <text:p>31.942802</text:p>
          </table:table-cell>
          <table:table-cell table:number-columns-repeated="16382"/>
        </table:table-row>
        <table:table-row table:style-name="ro1">
          <table:table-cell office:value-type="float" office:value="5.3520000000000003" table:style-name="ce2">
            <text:p>5.352</text:p>
          </table:table-cell>
          <table:table-cell office:value-type="float" office:value="54.525604000000001" table:style-name="ce2">
            <text:p>54.525604</text:p>
          </table:table-cell>
          <table:table-cell table:number-columns-repeated="16382"/>
        </table:table-row>
        <table:table-row table:style-name="ro1">
          <table:table-cell office:value-type="float" office:value="5.3760000000000003" table:style-name="ce2">
            <text:p>5.376</text:p>
          </table:table-cell>
          <table:table-cell office:value-type="float" office:value="76.388405000000006" table:style-name="ce2">
            <text:p>76.388405</text:p>
          </table:table-cell>
          <table:table-cell table:number-columns-repeated="16382"/>
        </table:table-row>
        <table:table-row table:style-name="ro1">
          <table:table-cell office:value-type="float" office:value="5.4" table:style-name="ce2">
            <text:p>5.4</text:p>
          </table:table-cell>
          <table:table-cell office:value-type="float" office:value="98.251204999999999" table:style-name="ce2">
            <text:p>98.251205</text:p>
          </table:table-cell>
          <table:table-cell table:number-columns-repeated="16382"/>
        </table:table-row>
        <table:table-row table:style-name="ro1">
          <table:table-cell office:value-type="float" office:value="5.4240003000000003" table:style-name="ce2">
            <text:p>5.4240003</text:p>
          </table:table-cell>
          <table:table-cell office:value-type="float" office:value="120.114006" table:style-name="ce2">
            <text:p>120.114006</text:p>
          </table:table-cell>
          <table:table-cell table:number-columns-repeated="16382"/>
        </table:table-row>
        <table:table-row table:style-name="ro1">
          <table:table-cell office:value-type="float" office:value="5.4480000000000004" table:style-name="ce2">
            <text:p>5.448</text:p>
          </table:table-cell>
          <table:table-cell office:value-type="float" office:value="141.9768" table:style-name="ce2">
            <text:p>141.9768</text:p>
          </table:table-cell>
          <table:table-cell table:number-columns-repeated="16382"/>
        </table:table-row>
        <table:table-row table:style-name="ro1">
          <table:table-cell office:value-type="float" office:value="5.4720000000000004" table:style-name="ce2">
            <text:p>5.472</text:p>
          </table:table-cell>
          <table:table-cell office:value-type="float" office:value="163.83959999999999" table:style-name="ce2">
            <text:p>163.8396</text:p>
          </table:table-cell>
          <table:table-cell table:number-columns-repeated="16382"/>
        </table:table-row>
        <table:table-row table:style-name="ro1">
          <table:table-cell office:value-type="float" office:value="5.4960000000000004" table:style-name="ce2">
            <text:p>5.496</text:p>
          </table:table-cell>
          <table:table-cell office:value-type="float" office:value="185.70240000000001" table:style-name="ce2">
            <text:p>185.7024</text:p>
          </table:table-cell>
          <table:table-cell table:number-columns-repeated="16382"/>
        </table:table-row>
        <table:table-row table:style-name="ro1">
          <table:table-cell office:value-type="float" office:value="5.52" table:style-name="ce2">
            <text:p>5.52</text:p>
          </table:table-cell>
          <table:table-cell office:value-type="float" office:value="207.56519" table:style-name="ce2">
            <text:p>207.56519</text:p>
          </table:table-cell>
          <table:table-cell table:number-columns-repeated="16382"/>
        </table:table-row>
        <table:table-row table:style-name="ro1">
          <table:table-cell office:value-type="float" office:value="5.5439999999999996" table:style-name="ce2">
            <text:p>5.544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5679999999999996" table:style-name="ce2">
            <text:p>5.568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5919999999999996" table:style-name="ce2">
            <text:p>5.592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6159999999999997" table:style-name="ce2">
            <text:p>5.616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64" table:style-name="ce2">
            <text:p>5.64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6639999999999997" table:style-name="ce2">
            <text:p>5.664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6879999999999997" table:style-name="ce2">
            <text:p>5.688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7119999999999997" table:style-name="ce2">
            <text:p>5.712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7359999999999998" table:style-name="ce2">
            <text:p>5.736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76" table:style-name="ce2">
            <text:p>5.76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7839999999999998" table:style-name="ce2">
            <text:p>5.784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8079999999999998" table:style-name="ce2">
            <text:p>5.808</text:p>
          </table:table-cell>
          <table:table-cell office:value-type="float" office:value="229.42797999999999" table:style-name="ce2">
            <text:p>229.42798</text:p>
          </table:table-cell>
          <table:table-cell table:number-columns-repeated="16382"/>
        </table:table-row>
        <table:table-row table:style-name="ro1">
          <table:table-cell office:value-type="float" office:value="5.8320002999999998" table:style-name="ce2">
            <text:p>5.8320003</text:p>
          </table:table-cell>
          <table:table-cell office:value-type="float" office:value="230.14797999999999" table:style-name="ce2">
            <text:p>230.14798</text:p>
          </table:table-cell>
          <table:table-cell table:number-columns-repeated="16382"/>
        </table:table-row>
        <table:table-row table:style-name="ro1">
          <table:table-cell office:value-type="float" office:value="5.8559999999999999" table:style-name="ce2">
            <text:p>5.856</text:p>
          </table:table-cell>
          <table:table-cell office:value-type="float" office:value="230.86797999999999" table:style-name="ce2">
            <text:p>230.86798</text:p>
          </table:table-cell>
          <table:table-cell table:number-columns-repeated="16382"/>
        </table:table-row>
        <table:table-row table:style-name="ro1">
          <table:table-cell office:value-type="float" office:value="5.88" table:style-name="ce2">
            <text:p>5.88</text:p>
          </table:table-cell>
          <table:table-cell office:value-type="float" office:value="232.30797999999999" table:style-name="ce2">
            <text:p>232.30798</text:p>
          </table:table-cell>
          <table:table-cell table:number-columns-repeated="16382"/>
        </table:table-row>
        <table:table-row table:style-name="ro1">
          <table:table-cell office:value-type="float" office:value="5.9040002999999999" table:style-name="ce2">
            <text:p>5.9040003</text:p>
          </table:table-cell>
          <table:table-cell office:value-type="float" office:value="233.74798999999999" table:style-name="ce2">
            <text:p>233.74799</text:p>
          </table:table-cell>
          <table:table-cell table:number-columns-repeated="16382"/>
        </table:table-row>
        <table:table-row table:style-name="ro1">
          <table:table-cell office:value-type="float" office:value="5.9279999999999999" table:style-name="ce2">
            <text:p>5.928</text:p>
          </table:table-cell>
          <table:table-cell office:value-type="float" office:value="235.18799000000001" table:style-name="ce2">
            <text:p>235.18799</text:p>
          </table:table-cell>
          <table:table-cell table:number-columns-repeated="16382"/>
        </table:table-row>
        <table:table-row table:style-name="ro1">
          <table:table-cell office:value-type="float" office:value="5.952" table:style-name="ce2">
            <text:p>5.952</text:p>
          </table:table-cell>
          <table:table-cell office:value-type="float" office:value="237.34799000000001" table:style-name="ce2">
            <text:p>237.34799</text:p>
          </table:table-cell>
          <table:table-cell table:number-columns-repeated="16382"/>
        </table:table-row>
        <table:table-row table:style-name="ro1">
          <table:table-cell office:value-type="float" office:value="5.976" table:style-name="ce2">
            <text:p>5.976</text:p>
          </table:table-cell>
          <table:table-cell office:value-type="float" office:value="239.50800000000001" table:style-name="ce2">
            <text:p>239.508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41.66800000000001" table:style-name="ce2">
            <text:p>241.668</text:p>
          </table:table-cell>
          <table:table-cell table:number-columns-repeated="16382"/>
        </table:table-row>
        <table:table-row table:style-name="ro1">
          <table:table-cell office:value-type="float" office:value="6.024" table:style-name="ce2">
            <text:p>6.024</text:p>
          </table:table-cell>
          <table:table-cell office:value-type="float" office:value="245.268" table:style-name="ce2">
            <text:p>245.268</text:p>
          </table:table-cell>
          <table:table-cell table:number-columns-repeated="16382"/>
        </table:table-row>
        <table:table-row table:style-name="ro1">
          <table:table-cell office:value-type="float" office:value="6.048" table:style-name="ce2">
            <text:p>6.048</text:p>
          </table:table-cell>
          <table:table-cell office:value-type="float" office:value="248.86801" table:style-name="ce2">
            <text:p>248.86801</text:p>
          </table:table-cell>
          <table:table-cell table:number-columns-repeated="16382"/>
        </table:table-row>
        <table:table-row table:style-name="ro1">
          <table:table-cell office:value-type="float" office:value="6.0720000000000001" table:style-name="ce2">
            <text:p>6.072</text:p>
          </table:table-cell>
          <table:table-cell office:value-type="float" office:value="252.46802" table:style-name="ce2">
            <text:p>252.46802</text:p>
          </table:table-cell>
          <table:table-cell table:number-columns-repeated="16382"/>
        </table:table-row>
        <table:table-row table:style-name="ro1">
          <table:table-cell office:value-type="float" office:value="6.0960000000000001" table:style-name="ce2">
            <text:p>6.096</text:p>
          </table:table-cell>
          <table:table-cell office:value-type="float" office:value="256.06801999999999" table:style-name="ce2">
            <text:p>256.06802</text:p>
          </table:table-cell>
          <table:table-cell table:number-columns-repeated="16382"/>
        </table:table-row>
        <table:table-row table:style-name="ro1">
          <table:table-cell office:value-type="float" office:value="6.12" table:style-name="ce2">
            <text:p>6.12</text:p>
          </table:table-cell>
          <table:table-cell office:value-type="float" office:value="259.66802999999999" table:style-name="ce2">
            <text:p>259.66803</text:p>
          </table:table-cell>
          <table:table-cell table:number-columns-repeated="16382"/>
        </table:table-row>
        <table:table-row table:style-name="ro1">
          <table:table-cell office:value-type="float" office:value="6.1440000000000001" table:style-name="ce2">
            <text:p>6.144</text:p>
          </table:table-cell>
          <table:table-cell office:value-type="float" office:value="263.98804000000001" table:style-name="ce2">
            <text:p>263.98804</text:p>
          </table:table-cell>
          <table:table-cell table:number-columns-repeated="16382"/>
        </table:table-row>
        <table:table-row table:style-name="ro1">
          <table:table-cell office:value-type="float" office:value="6.1680000000000001" table:style-name="ce2">
            <text:p>6.168</text:p>
          </table:table-cell>
          <table:table-cell office:value-type="float" office:value="268.30804000000001" table:style-name="ce2">
            <text:p>268.30804</text:p>
          </table:table-cell>
          <table:table-cell table:number-columns-repeated="16382"/>
        </table:table-row>
        <table:table-row table:style-name="ro1">
          <table:table-cell office:value-type="float" office:value="6.1920000000000002" table:style-name="ce2">
            <text:p>6.192</text:p>
          </table:table-cell>
          <table:table-cell office:value-type="float" office:value="272.62804999999997" table:style-name="ce2">
            <text:p>272.62805</text:p>
          </table:table-cell>
          <table:table-cell table:number-columns-repeated="16382"/>
        </table:table-row>
        <table:table-row table:style-name="ro1">
          <table:table-cell office:value-type="float" office:value="6.2160000000000002" table:style-name="ce2">
            <text:p>6.216</text:p>
          </table:table-cell>
          <table:table-cell office:value-type="float" office:value="276.94806" table:style-name="ce2">
            <text:p>276.94806</text:p>
          </table:table-cell>
          <table:table-cell table:number-columns-repeated="16382"/>
        </table:table-row>
        <table:table-row table:style-name="ro1">
          <table:table-cell office:value-type="float" office:value="6.2400001999999999" table:style-name="ce2">
            <text:p>6.2400002</text:p>
          </table:table-cell>
          <table:table-cell office:value-type="float" office:value="281.26807000000002" table:style-name="ce2">
            <text:p>281.26807</text:p>
          </table:table-cell>
          <table:table-cell table:number-columns-repeated="16382"/>
        </table:table-row>
        <table:table-row table:style-name="ro1">
          <table:table-cell office:value-type="float" office:value="6.2640000000000002" table:style-name="ce2">
            <text:p>6.264</text:p>
          </table:table-cell>
          <table:table-cell office:value-type="float" office:value="285.58807000000002" table:style-name="ce2">
            <text:p>285.58807</text:p>
          </table:table-cell>
          <table:table-cell table:number-columns-repeated="16382"/>
        </table:table-row>
        <table:table-row table:style-name="ro1">
          <table:table-cell office:value-type="float" office:value="6.2880000000000003" table:style-name="ce2">
            <text:p>6.288</text:p>
          </table:table-cell>
          <table:table-cell office:value-type="float" office:value="289.90807999999998" table:style-name="ce2">
            <text:p>289.90808</text:p>
          </table:table-cell>
          <table:table-cell table:number-columns-repeated="16382"/>
        </table:table-row>
        <table:table-row table:style-name="ro1">
          <table:table-cell office:value-type="float" office:value="6.3120003000000002" table:style-name="ce2">
            <text:p>6.3120003</text:p>
          </table:table-cell>
          <table:table-cell office:value-type="float" office:value="294.22809999999998" table:style-name="ce2">
            <text:p>294.2281</text:p>
          </table:table-cell>
          <table:table-cell table:number-columns-repeated="16382"/>
        </table:table-row>
        <table:table-row table:style-name="ro1">
          <table:table-cell office:value-type="float" office:value="6.3360000000000003" table:style-name="ce2">
            <text:p>6.336</text:p>
          </table:table-cell>
          <table:table-cell office:value-type="float" office:value="298.54809999999998" table:style-name="ce2">
            <text:p>298.5481</text:p>
          </table:table-cell>
          <table:table-cell table:number-columns-repeated="16382"/>
        </table:table-row>
        <table:table-row table:style-name="ro1">
          <table:table-cell office:value-type="float" office:value="6.36" table:style-name="ce2">
            <text:p>6.36</text:p>
          </table:table-cell>
          <table:table-cell office:value-type="float" office:value="302.1481" table:style-name="ce2">
            <text:p>302.1481</text:p>
          </table:table-cell>
          <table:table-cell table:number-columns-repeated="16382"/>
        </table:table-row>
        <table:table-row table:style-name="ro1">
          <table:table-cell office:value-type="float" office:value="6.3840000000000003" table:style-name="ce2">
            <text:p>6.384</text:p>
          </table:table-cell>
          <table:table-cell office:value-type="float" office:value="305.74810000000002" table:style-name="ce2">
            <text:p>305.7481</text:p>
          </table:table-cell>
          <table:table-cell table:number-columns-repeated="16382"/>
        </table:table-row>
        <table:table-row table:style-name="ro1">
          <table:table-cell office:value-type="float" office:value="6.4080000000000004" table:style-name="ce2">
            <text:p>6.408</text:p>
          </table:table-cell>
          <table:table-cell office:value-type="float" office:value="309.34809999999999" table:style-name="ce2">
            <text:p>309.3481</text:p>
          </table:table-cell>
          <table:table-cell table:number-columns-repeated="16382"/>
        </table:table-row>
        <table:table-row table:style-name="ro1">
          <table:table-cell office:value-type="float" office:value="6.4320000000000004" table:style-name="ce2">
            <text:p>6.432</text:p>
          </table:table-cell>
          <table:table-cell office:value-type="float" office:value="312.94812000000002" table:style-name="ce2">
            <text:p>312.94812</text:p>
          </table:table-cell>
          <table:table-cell table:number-columns-repeated="16382"/>
        </table:table-row>
        <table:table-row table:style-name="ro1">
          <table:table-cell office:value-type="float" office:value="6.4560000000000004" table:style-name="ce2">
            <text:p>6.456</text:p>
          </table:table-cell>
          <table:table-cell office:value-type="float" office:value="316.54813000000001" table:style-name="ce2">
            <text:p>316.54813</text:p>
          </table:table-cell>
          <table:table-cell table:number-columns-repeated="16382"/>
        </table:table-row>
        <table:table-row table:style-name="ro1">
          <table:table-cell office:value-type="float" office:value="6.48" table:style-name="ce2">
            <text:p>6.48</text:p>
          </table:table-cell>
          <table:table-cell office:value-type="float" office:value="320.14812999999998" table:style-name="ce2">
            <text:p>320.14813</text:p>
          </table:table-cell>
          <table:table-cell table:number-columns-repeated="16382"/>
        </table:table-row>
        <table:table-row table:style-name="ro1">
          <table:table-cell office:value-type="float" office:value="6.5039999999999996" table:style-name="ce2">
            <text:p>6.504</text:p>
          </table:table-cell>
          <table:table-cell office:value-type="float" office:value="323.74813999999998" table:style-name="ce2">
            <text:p>323.74814</text:p>
          </table:table-cell>
          <table:table-cell table:number-columns-repeated="16382"/>
        </table:table-row>
        <table:table-row table:style-name="ro1">
          <table:table-cell office:value-type="float" office:value="6.5279999999999996" table:style-name="ce2">
            <text:p>6.528</text:p>
          </table:table-cell>
          <table:table-cell office:value-type="float" office:value="328.06815" table:style-name="ce2">
            <text:p>328.06815</text:p>
          </table:table-cell>
          <table:table-cell table:number-columns-repeated="16382"/>
        </table:table-row>
        <table:table-row table:style-name="ro1">
          <table:table-cell office:value-type="float" office:value="6.5519999999999996" table:style-name="ce2">
            <text:p>6.552</text:p>
          </table:table-cell>
          <table:table-cell office:value-type="float" office:value="332.38815" table:style-name="ce2">
            <text:p>332.38815</text:p>
          </table:table-cell>
          <table:table-cell table:number-columns-repeated="16382"/>
        </table:table-row>
        <table:table-row table:style-name="ro1">
          <table:table-cell office:value-type="float" office:value="6.5759999999999996" table:style-name="ce2">
            <text:p>6.576</text:p>
          </table:table-cell>
          <table:table-cell office:value-type="float" office:value="336.70816000000002" table:style-name="ce2">
            <text:p>336.70816</text:p>
          </table:table-cell>
          <table:table-cell table:number-columns-repeated="16382"/>
        </table:table-row>
        <table:table-row table:style-name="ro1">
          <table:table-cell office:value-type="float" office:value="6.6" table:style-name="ce2">
            <text:p>6.6</text:p>
          </table:table-cell>
          <table:table-cell office:value-type="float" office:value="362.89096000000001" table:style-name="ce2">
            <text:p>362.89096</text:p>
          </table:table-cell>
          <table:table-cell table:number-columns-repeated="16382"/>
        </table:table-row>
        <table:table-row table:style-name="ro1">
          <table:table-cell office:value-type="float" office:value="6.6239999999999997" table:style-name="ce2">
            <text:p>6.624</text:p>
          </table:table-cell>
          <table:table-cell office:value-type="float" office:value="389.07375999999999" table:style-name="ce2">
            <text:p>389.07376</text:p>
          </table:table-cell>
          <table:table-cell table:number-columns-repeated="16382"/>
        </table:table-row>
        <table:table-row table:style-name="ro1">
          <table:table-cell office:value-type="float" office:value="6.6480002000000002" table:style-name="ce2">
            <text:p>6.6480002</text:p>
          </table:table-cell>
          <table:table-cell office:value-type="float" office:value="415.25655999999998" table:style-name="ce2">
            <text:p>415.25656</text:p>
          </table:table-cell>
          <table:table-cell table:number-columns-repeated="16382"/>
        </table:table-row>
        <table:table-row table:style-name="ro1">
          <table:table-cell office:value-type="float" office:value="6.6719999999999997" table:style-name="ce2">
            <text:p>6.672</text:p>
          </table:table-cell>
          <table:table-cell office:value-type="float" office:value="441.43936000000002" table:style-name="ce2">
            <text:p>441.43936</text:p>
          </table:table-cell>
          <table:table-cell table:number-columns-repeated="16382"/>
        </table:table-row>
        <table:table-row table:style-name="ro1">
          <table:table-cell office:value-type="float" office:value="6.6959999999999997" table:style-name="ce2">
            <text:p>6.696</text:p>
          </table:table-cell>
          <table:table-cell office:value-type="float" office:value="466.90215999999998" table:style-name="ce2">
            <text:p>466.90216</text:p>
          </table:table-cell>
          <table:table-cell table:number-columns-repeated="16382"/>
        </table:table-row>
        <table:table-row table:style-name="ro1">
          <table:table-cell office:value-type="float" office:value="6.7200002999999997" table:style-name="ce2">
            <text:p>6.7200003</text:p>
          </table:table-cell>
          <table:table-cell office:value-type="float" office:value="493.08496000000002" table:style-name="ce2">
            <text:p>493.08496</text:p>
          </table:table-cell>
          <table:table-cell table:number-columns-repeated="16382"/>
        </table:table-row>
        <table:table-row table:style-name="ro1">
          <table:table-cell office:value-type="float" office:value="6.7439999999999998" table:style-name="ce2">
            <text:p>6.744</text:p>
          </table:table-cell>
          <table:table-cell office:value-type="float" office:value="519.26775999999995" table:style-name="ce2">
            <text:p>519.26776</text:p>
          </table:table-cell>
          <table:table-cell table:number-columns-repeated="16382"/>
        </table:table-row>
        <table:table-row table:style-name="ro1">
          <table:table-cell office:value-type="float" office:value="6.7679999999999998" table:style-name="ce2">
            <text:p>6.768</text:p>
          </table:table-cell>
          <table:table-cell office:value-type="float" office:value="545.45039999999995" table:style-name="ce2">
            <text:p>545.4504</text:p>
          </table:table-cell>
          <table:table-cell table:number-columns-repeated="16382"/>
        </table:table-row>
        <table:table-row table:style-name="ro1">
          <table:table-cell office:value-type="float" office:value="6.7920002999999998" table:style-name="ce2">
            <text:p>6.7920003</text:p>
          </table:table-cell>
          <table:table-cell office:value-type="float" office:value="571.63300000000004" table:style-name="ce2">
            <text:p>571.633</text:p>
          </table:table-cell>
          <table:table-cell table:number-columns-repeated="16382"/>
        </table:table-row>
        <table:table-row table:style-name="ro1">
          <table:table-cell office:value-type="float" office:value="6.8159999999999998" table:style-name="ce2">
            <text:p>6.816</text:p>
          </table:table-cell>
          <table:table-cell office:value-type="float" office:value="597.81560000000002" table:style-name="ce2">
            <text:p>597.8156</text:p>
          </table:table-cell>
          <table:table-cell table:number-columns-repeated="16382"/>
        </table:table-row>
        <table:table-row table:style-name="ro1">
          <table:table-cell office:value-type="float" office:value="6.84" table:style-name="ce2">
            <text:p>6.84</text:p>
          </table:table-cell>
          <table:table-cell office:value-type="float" office:value="602.13544000000002" table:style-name="ce2">
            <text:p>602.13544</text:p>
          </table:table-cell>
          <table:table-cell table:number-columns-repeated="16382"/>
        </table:table-row>
        <table:table-row table:style-name="ro1">
          <table:table-cell office:value-type="float" office:value="6.8639999999999999" table:style-name="ce2">
            <text:p>6.864</text:p>
          </table:table-cell>
          <table:table-cell office:value-type="float" office:value="606.45525999999995" table:style-name="ce2">
            <text:p>606.45526</text:p>
          </table:table-cell>
          <table:table-cell table:number-columns-repeated="16382"/>
        </table:table-row>
        <table:table-row table:style-name="ro1">
          <table:table-cell office:value-type="float" office:value="6.8879999999999999" table:style-name="ce2">
            <text:p>6.888</text:p>
          </table:table-cell>
          <table:table-cell office:value-type="float" office:value="610.77509999999995" table:style-name="ce2">
            <text:p>610.7751</text:p>
          </table:table-cell>
          <table:table-cell table:number-columns-repeated="16382"/>
        </table:table-row>
        <table:table-row table:style-name="ro1">
          <table:table-cell office:value-type="float" office:value="6.9119999999999999" table:style-name="ce2">
            <text:p>6.912</text:p>
          </table:table-cell>
          <table:table-cell office:value-type="float" office:value="615.09490000000005" table:style-name="ce2">
            <text:p>615.0949</text:p>
          </table:table-cell>
          <table:table-cell table:number-columns-repeated="16382"/>
        </table:table-row>
        <table:table-row table:style-name="ro1">
          <table:table-cell office:value-type="float" office:value="6.9359999999999999" table:style-name="ce2">
            <text:p>6.936</text:p>
          </table:table-cell>
          <table:table-cell office:value-type="float" office:value="619.41472999999996" table:style-name="ce2">
            <text:p>619.41473</text:p>
          </table:table-cell>
          <table:table-cell table:number-columns-repeated="16382"/>
        </table:table-row>
        <table:table-row table:style-name="ro1">
          <table:table-cell office:value-type="float" office:value="6.96" table:style-name="ce2">
            <text:p>6.96</text:p>
          </table:table-cell>
          <table:table-cell office:value-type="float" office:value="623.73455999999999" table:style-name="ce2">
            <text:p>623.73456</text:p>
          </table:table-cell>
          <table:table-cell table:number-columns-repeated="16382"/>
        </table:table-row>
        <table:table-row table:style-name="ro1">
          <table:table-cell office:value-type="float" office:value="6.984" table:style-name="ce2">
            <text:p>6.984</text:p>
          </table:table-cell>
          <table:table-cell office:value-type="float" office:value="628.05439999999999" table:style-name="ce2">
            <text:p>628.0544</text:p>
          </table:table-cell>
          <table:table-cell table:number-columns-repeated="16382"/>
        </table:table-row>
        <table:table-row table:style-name="ro1">
          <table:table-cell office:value-type="float" office:value="7.008" table:style-name="ce2">
            <text:p>7.008</text:p>
          </table:table-cell>
          <table:table-cell office:value-type="float" office:value="632.37419999999997" table:style-name="ce2">
            <text:p>632.3742</text:p>
          </table:table-cell>
          <table:table-cell table:number-columns-repeated="16382"/>
        </table:table-row>
        <table:table-row table:style-name="ro1">
          <table:table-cell office:value-type="float" office:value="7.032" table:style-name="ce2">
            <text:p>7.032</text:p>
          </table:table-cell>
          <table:table-cell office:value-type="float" office:value="635.97406000000001" table:style-name="ce2">
            <text:p>635.97406</text:p>
          </table:table-cell>
          <table:table-cell table:number-columns-repeated="16382"/>
        </table:table-row>
        <table:table-row table:style-name="ro1">
          <table:table-cell office:value-type="float" office:value="7.056" table:style-name="ce2">
            <text:p>7.056</text:p>
          </table:table-cell>
          <table:table-cell office:value-type="float" office:value="639.57389999999998" table:style-name="ce2">
            <text:p>639.5739</text:p>
          </table:table-cell>
          <table:table-cell table:number-columns-repeated="16382"/>
        </table:table-row>
        <table:table-row table:style-name="ro1">
          <table:table-cell office:value-type="float" office:value="7.08" table:style-name="ce2">
            <text:p>7.08</text:p>
          </table:table-cell>
          <table:table-cell office:value-type="float" office:value="643.17376999999999" table:style-name="ce2">
            <text:p>643.17377</text:p>
          </table:table-cell>
          <table:table-cell table:number-columns-repeated="16382"/>
        </table:table-row>
        <table:table-row table:style-name="ro1">
          <table:table-cell office:value-type="float" office:value="7.1040000000000001" table:style-name="ce2">
            <text:p>7.104</text:p>
          </table:table-cell>
          <table:table-cell office:value-type="float" office:value="646.77359999999999" table:style-name="ce2">
            <text:p>646.7736</text:p>
          </table:table-cell>
          <table:table-cell table:number-columns-repeated="16382"/>
        </table:table-row>
        <table:table-row table:style-name="ro1">
          <table:table-cell office:value-type="float" office:value="7.1280003000000001" table:style-name="ce2">
            <text:p>7.1280003</text:p>
          </table:table-cell>
          <table:table-cell office:value-type="float" office:value="650.37350000000004" table:style-name="ce2">
            <text:p>650.3735</text:p>
          </table:table-cell>
          <table:table-cell table:number-columns-repeated="16382"/>
        </table:table-row>
        <table:table-row table:style-name="ro1">
          <table:table-cell office:value-type="float" office:value="7.1520000000000001" table:style-name="ce2">
            <text:p>7.152</text:p>
          </table:table-cell>
          <table:table-cell office:value-type="float" office:value="653.97329999999999" table:style-name="ce2">
            <text:p>653.9733</text:p>
          </table:table-cell>
          <table:table-cell table:number-columns-repeated="16382"/>
        </table:table-row>
        <table:table-row table:style-name="ro1">
          <table:table-cell office:value-type="float" office:value="7.1760000000000002" table:style-name="ce2">
            <text:p>7.176</text:p>
          </table:table-cell>
          <table:table-cell office:value-type="float" office:value="657.57320000000004" table:style-name="ce2">
            <text:p>657.5732</text:p>
          </table:table-cell>
          <table:table-cell table:number-columns-repeated="16382"/>
        </table:table-row>
        <table:table-row table:style-name="ro1">
          <table:table-cell office:value-type="float" office:value="7.2000003000000001" table:style-name="ce2">
            <text:p>7.2000003</text:p>
          </table:table-cell>
          <table:table-cell office:value-type="float" office:value="661.17303000000004" table:style-name="ce2">
            <text:p>661.17303</text:p>
          </table:table-cell>
          <table:table-cell table:number-columns-repeated="16382"/>
        </table:table-row>
        <table:table-row table:style-name="ro1">
          <table:table-cell office:value-type="float" office:value="7.2240000000000002" table:style-name="ce2">
            <text:p>7.224</text:p>
          </table:table-cell>
          <table:table-cell office:value-type="float" office:value="687.35564999999997" table:style-name="ce2">
            <text:p>687.35565</text:p>
          </table:table-cell>
          <table:table-cell table:number-columns-repeated="16382"/>
        </table:table-row>
        <table:table-row table:style-name="ro1">
          <table:table-cell office:value-type="float" office:value="7.2480000000000002" table:style-name="ce2">
            <text:p>7.248</text:p>
          </table:table-cell>
          <table:table-cell office:value-type="float" office:value="713.53827000000001" table:style-name="ce2">
            <text:p>713.53827</text:p>
          </table:table-cell>
          <table:table-cell table:number-columns-repeated="16382"/>
        </table:table-row>
        <table:table-row table:style-name="ro1">
          <table:table-cell office:value-type="float" office:value="7.2720000000000002" table:style-name="ce2">
            <text:p>7.272</text:p>
          </table:table-cell>
          <table:table-cell office:value-type="float" office:value="739.72090000000003" table:style-name="ce2">
            <text:p>739.7209</text:p>
          </table:table-cell>
          <table:table-cell table:number-columns-repeated="16382"/>
        </table:table-row>
        <table:table-row table:style-name="ro1">
          <table:table-cell office:value-type="float" office:value="7.2960000000000003" table:style-name="ce2">
            <text:p>7.296</text:p>
          </table:table-cell>
          <table:table-cell office:value-type="float" office:value="765.90350000000001" table:style-name="ce2">
            <text:p>765.9035</text:p>
          </table:table-cell>
          <table:table-cell table:number-columns-repeated="16382"/>
        </table:table-row>
        <table:table-row table:style-name="ro1">
          <table:table-cell office:value-type="float" office:value="7.32" table:style-name="ce2">
            <text:p>7.32</text:p>
          </table:table-cell>
          <table:table-cell office:value-type="float" office:value="792.08609999999999" table:style-name="ce2">
            <text:p>792.0861</text:p>
          </table:table-cell>
          <table:table-cell table:number-columns-repeated="16382"/>
        </table:table-row>
        <table:table-row table:style-name="ro1">
          <table:table-cell office:value-type="float" office:value="7.3440000000000003" table:style-name="ce2">
            <text:p>7.344</text:p>
          </table:table-cell>
          <table:table-cell office:value-type="float" office:value="818.98869999999999" table:style-name="ce2">
            <text:p>818.9887</text:p>
          </table:table-cell>
          <table:table-cell table:number-columns-repeated="16382"/>
        </table:table-row>
        <table:table-row table:style-name="ro1">
          <table:table-cell office:value-type="float" office:value="7.3680000000000003" table:style-name="ce2">
            <text:p>7.368</text:p>
          </table:table-cell>
          <table:table-cell office:value-type="float" office:value="845.8913" table:style-name="ce2">
            <text:p>845.8913</text:p>
          </table:table-cell>
          <table:table-cell table:number-columns-repeated="16382"/>
        </table:table-row>
        <table:table-row table:style-name="ro1">
          <table:table-cell office:value-type="float" office:value="7.3920000000000003" table:style-name="ce2">
            <text:p>7.392</text:p>
          </table:table-cell>
          <table:table-cell office:value-type="float" office:value="872.79390000000001" table:style-name="ce2">
            <text:p>872.7939</text:p>
          </table:table-cell>
          <table:table-cell table:number-columns-repeated="16382"/>
        </table:table-row>
        <table:table-row table:style-name="ro1">
          <table:table-cell office:value-type="float" office:value="7.4160000000000004" table:style-name="ce2">
            <text:p>7.416</text:p>
          </table:table-cell>
          <table:table-cell office:value-type="float" office:value="899.69650000000001" table:style-name="ce2">
            <text:p>899.6965</text:p>
          </table:table-cell>
          <table:table-cell table:number-columns-repeated="16382"/>
        </table:table-row>
        <table:table-row table:style-name="ro1">
          <table:table-cell office:value-type="float" office:value="7.44" table:style-name="ce2">
            <text:p>7.44</text:p>
          </table:table-cell>
          <table:table-cell office:value-type="float" office:value="926.59906000000001" table:style-name="ce2">
            <text:p>926.59906</text:p>
          </table:table-cell>
          <table:table-cell table:number-columns-repeated="16382"/>
        </table:table-row>
        <table:table-row table:style-name="ro1">
          <table:table-cell office:value-type="float" office:value="7.4640000000000004" table:style-name="ce2">
            <text:p>7.464</text:p>
          </table:table-cell>
          <table:table-cell office:value-type="float" office:value="953.50165000000004" table:style-name="ce2">
            <text:p>953.50165</text:p>
          </table:table-cell>
          <table:table-cell table:number-columns-repeated="16382"/>
        </table:table-row>
        <table:table-row table:style-name="ro1">
          <table:table-cell office:value-type="float" office:value="7.4880000000000004" table:style-name="ce2">
            <text:p>7.488</text:p>
          </table:table-cell>
          <table:table-cell office:value-type="float" office:value="980.40423999999996" table:style-name="ce2">
            <text:p>980.40424</text:p>
          </table:table-cell>
          <table:table-cell table:number-columns-repeated="16382"/>
        </table:table-row>
        <table:table-row table:style-name="ro1">
          <table:table-cell office:value-type="float" office:value="7.5119999999999996" table:style-name="ce2">
            <text:p>7.512</text:p>
          </table:table-cell>
          <table:table-cell office:value-type="float" office:value="1007.3068" table:style-name="ce2">
            <text:p>1007.3068</text:p>
          </table:table-cell>
          <table:table-cell table:number-columns-repeated="16382"/>
        </table:table-row>
        <table:table-row table:style-name="ro1">
          <table:table-cell office:value-type="float" office:value="7.5360003000000004" table:style-name="ce2">
            <text:p>7.5360003</text:p>
          </table:table-cell>
          <table:table-cell office:value-type="float" office:value="1012.3466" table:style-name="ce2">
            <text:p>1012.3466</text:p>
          </table:table-cell>
          <table:table-cell table:number-columns-repeated="16382"/>
        </table:table-row>
        <table:table-row table:style-name="ro1">
          <table:table-cell office:value-type="float" office:value="7.56" table:style-name="ce2">
            <text:p>7.56</text:p>
          </table:table-cell>
          <table:table-cell office:value-type="float" office:value="1017.3864" table:style-name="ce2">
            <text:p>1017.3864</text:p>
          </table:table-cell>
          <table:table-cell table:number-columns-repeated="16382"/>
        </table:table-row>
        <table:table-row table:style-name="ro1">
          <table:table-cell office:value-type="float" office:value="7.5839999999999996" table:style-name="ce2">
            <text:p>7.584</text:p>
          </table:table-cell>
          <table:table-cell office:value-type="float" office:value="1022.4262" table:style-name="ce2">
            <text:p>1022.4262</text:p>
          </table:table-cell>
          <table:table-cell table:number-columns-repeated="16382"/>
        </table:table-row>
        <table:table-row table:style-name="ro1">
          <table:table-cell office:value-type="float" office:value="7.6080002999999996" table:style-name="ce2">
            <text:p>7.6080003</text:p>
          </table:table-cell>
          <table:table-cell office:value-type="float" office:value="1027.4661000000001" table:style-name="ce2">
            <text:p>1027.4661</text:p>
          </table:table-cell>
          <table:table-cell table:number-columns-repeated="16382"/>
        </table:table-row>
        <table:table-row table:style-name="ro1">
          <table:table-cell office:value-type="float" office:value="7.6319999999999997" table:style-name="ce2">
            <text:p>7.632</text:p>
          </table:table-cell>
          <table:table-cell office:value-type="float" office:value="1032.5059000000001" table:style-name="ce2">
            <text:p>1032.5059</text:p>
          </table:table-cell>
          <table:table-cell table:number-columns-repeated="16382"/>
        </table:table-row>
        <table:table-row table:style-name="ro1">
          <table:table-cell office:value-type="float" office:value="7.6559999999999997" table:style-name="ce2">
            <text:p>7.656</text:p>
          </table:table-cell>
          <table:table-cell office:value-type="float" office:value="1059.4084" table:style-name="ce2">
            <text:p>1059.4084</text:p>
          </table:table-cell>
          <table:table-cell table:number-columns-repeated="16382"/>
        </table:table-row>
        <table:table-row table:style-name="ro1">
          <table:table-cell office:value-type="float" office:value="7.6800002999999997" table:style-name="ce2">
            <text:p>7.6800003</text:p>
          </table:table-cell>
          <table:table-cell office:value-type="float" office:value="1086.3109999999999" table:style-name="ce2">
            <text:p>1086.311</text:p>
          </table:table-cell>
          <table:table-cell table:number-columns-repeated="16382"/>
        </table:table-row>
        <table:table-row table:style-name="ro1">
          <table:table-cell office:value-type="float" office:value="7.7039999999999997" table:style-name="ce2">
            <text:p>7.704</text:p>
          </table:table-cell>
          <table:table-cell office:value-type="float" office:value="1113.2136" table:style-name="ce2">
            <text:p>1113.2136</text:p>
          </table:table-cell>
          <table:table-cell table:number-columns-repeated="16382"/>
        </table:table-row>
        <table:table-row table:style-name="ro1">
          <table:table-cell office:value-type="float" office:value="7.7279999999999998" table:style-name="ce2">
            <text:p>7.728</text:p>
          </table:table-cell>
          <table:table-cell office:value-type="float" office:value="1140.1161999999999" table:style-name="ce2">
            <text:p>1140.1162</text:p>
          </table:table-cell>
          <table:table-cell table:number-columns-repeated="16382"/>
        </table:table-row>
        <table:table-row table:style-name="ro1">
          <table:table-cell office:value-type="float" office:value="7.7519999999999998" table:style-name="ce2">
            <text:p>7.752</text:p>
          </table:table-cell>
          <table:table-cell office:value-type="float" office:value="1167.0188000000001" table:style-name="ce2">
            <text:p>1167.0188</text:p>
          </table:table-cell>
          <table:table-cell table:number-columns-repeated="16382"/>
        </table:table-row>
        <table:table-row table:style-name="ro1">
          <table:table-cell office:value-type="float" office:value="7.7759999999999998" table:style-name="ce2">
            <text:p>7.776</text:p>
          </table:table-cell>
          <table:table-cell office:value-type="float" office:value="1193.9213999999999" table:style-name="ce2">
            <text:p>1193.9214</text:p>
          </table:table-cell>
          <table:table-cell table:number-columns-repeated="16382"/>
        </table:table-row>
        <table:table-row table:style-name="ro1">
          <table:table-cell office:value-type="float" office:value="7.8" table:style-name="ce2">
            <text:p>7.8</text:p>
          </table:table-cell>
          <table:table-cell office:value-type="float" office:value="1220.8240000000001" table:style-name="ce2">
            <text:p>1220.824</text:p>
          </table:table-cell>
          <table:table-cell table:number-columns-repeated="16382"/>
        </table:table-row>
        <table:table-row table:style-name="ro1">
          <table:table-cell office:value-type="float" office:value="7.8239999999999998" table:style-name="ce2">
            <text:p>7.824</text:p>
          </table:table-cell>
          <table:table-cell office:value-type="float" office:value="1247.7266" table:style-name="ce2">
            <text:p>1247.7266</text:p>
          </table:table-cell>
          <table:table-cell table:number-columns-repeated="16382"/>
        </table:table-row>
        <table:table-row table:style-name="ro1">
          <table:table-cell office:value-type="float" office:value="7.8479999999999999" table:style-name="ce2">
            <text:p>7.848</text:p>
          </table:table-cell>
          <table:table-cell office:value-type="float" office:value="1274.6292000000001" table:style-name="ce2">
            <text:p>1274.6292</text:p>
          </table:table-cell>
          <table:table-cell table:number-columns-repeated="16382"/>
        </table:table-row>
        <table:table-row table:style-name="ro1">
          <table:table-cell office:value-type="float" office:value="7.8719999999999999" table:style-name="ce2">
            <text:p>7.872</text:p>
          </table:table-cell>
          <table:table-cell office:value-type="float" office:value="1301.5317" table:style-name="ce2">
            <text:p>1301.5317</text:p>
          </table:table-cell>
          <table:table-cell table:number-columns-repeated="16382"/>
        </table:table-row>
        <table:table-row table:style-name="ro1">
          <table:table-cell office:value-type="float" office:value="7.8959999999999999" table:style-name="ce2">
            <text:p>7.896</text:p>
          </table:table-cell>
          <table:table-cell office:value-type="float" office:value="1350.2971" table:style-name="ce2">
            <text:p>1350.2971</text:p>
          </table:table-cell>
          <table:table-cell table:number-columns-repeated="16382"/>
        </table:table-row>
        <table:table-row table:style-name="ro1">
          <table:table-cell office:value-type="float" office:value="7.92" table:style-name="ce2">
            <text:p>7.92</text:p>
          </table:table-cell>
          <table:table-cell office:value-type="float" office:value="1399.0625" table:style-name="ce2">
            <text:p>1399.0625</text:p>
          </table:table-cell>
          <table:table-cell table:number-columns-repeated="16382"/>
        </table:table-row>
        <table:table-row table:style-name="ro1">
          <table:table-cell office:value-type="float" office:value="7.9440001999999996" table:style-name="ce2">
            <text:p>7.9440002</text:p>
          </table:table-cell>
          <table:table-cell office:value-type="float" office:value="1447.8279" table:style-name="ce2">
            <text:p>1447.8279</text:p>
          </table:table-cell>
          <table:table-cell table:number-columns-repeated="16382"/>
        </table:table-row>
        <table:table-row table:style-name="ro1">
          <table:table-cell office:value-type="float" office:value="7.968" table:style-name="ce2">
            <text:p>7.968</text:p>
          </table:table-cell>
          <table:table-cell office:value-type="float" office:value="1474.7304999999999" table:style-name="ce2">
            <text:p>1474.7305</text:p>
          </table:table-cell>
          <table:table-cell table:number-columns-repeated="16382"/>
        </table:table-row>
        <table:table-row table:style-name="ro1">
          <table:table-cell office:value-type="float" office:value="7.992" table:style-name="ce2">
            <text:p>7.992</text:p>
          </table:table-cell>
          <table:table-cell office:value-type="float" office:value="1501.633" table:style-name="ce2">
            <text:p>1501.633</text:p>
          </table:table-cell>
          <table:table-cell table:number-columns-repeated="16382"/>
        </table:table-row>
        <table:table-row table:style-name="ro1">
          <table:table-cell office:value-type="float" office:value="8.016" table:style-name="ce2">
            <text:p>8.016</text:p>
          </table:table-cell>
          <table:table-cell office:value-type="float" office:value="1528.5355999999999" table:style-name="ce2">
            <text:p>1528.5356</text:p>
          </table:table-cell>
          <table:table-cell table:number-columns-repeated="16382"/>
        </table:table-row>
        <table:table-row table:style-name="ro1">
          <table:table-cell office:value-type="float" office:value="8.0399999999999991" table:style-name="ce2">
            <text:p>8.04</text:p>
          </table:table-cell>
          <table:table-cell office:value-type="float" office:value="1577.3009999999999" table:style-name="ce2">
            <text:p>1577.301</text:p>
          </table:table-cell>
          <table:table-cell table:number-columns-repeated="16382"/>
        </table:table-row>
        <table:table-row table:style-name="ro1">
          <table:table-cell office:value-type="float" office:value="8.0640000000000001" table:style-name="ce2">
            <text:p>8.064</text:p>
          </table:table-cell>
          <table:table-cell office:value-type="float" office:value="1626.0663999999999" table:style-name="ce2">
            <text:p>1626.0664</text:p>
          </table:table-cell>
          <table:table-cell table:number-columns-repeated="16382"/>
        </table:table-row>
        <table:table-row table:style-name="ro1">
          <table:table-cell office:value-type="float" office:value="8.0879999999999992" table:style-name="ce2">
            <text:p>8.088</text:p>
          </table:table-cell>
          <table:table-cell office:value-type="float" office:value="1674.1117999999999" table:style-name="ce2">
            <text:p>1674.1118</text:p>
          </table:table-cell>
          <table:table-cell table:number-columns-repeated="16382"/>
        </table:table-row>
        <table:table-row table:style-name="ro1">
          <table:table-cell office:value-type="float" office:value="8.1120000000000001" table:style-name="ce2">
            <text:p>8.112</text:p>
          </table:table-cell>
          <table:table-cell office:value-type="float" office:value="1722.1572000000001" table:style-name="ce2">
            <text:p>1722.1572</text:p>
          </table:table-cell>
          <table:table-cell table:number-columns-repeated="16382"/>
        </table:table-row>
        <table:table-row table:style-name="ro1">
          <table:table-cell office:value-type="float" office:value="8.1359999999999992" table:style-name="ce2">
            <text:p>8.136</text:p>
          </table:table-cell>
          <table:table-cell office:value-type="float" office:value="1770.2026000000001" table:style-name="ce2">
            <text:p>1770.2026</text:p>
          </table:table-cell>
          <table:table-cell table:number-columns-repeated="16382"/>
        </table:table-row>
        <table:table-row table:style-name="ro1">
          <table:table-cell office:value-type="float" office:value="8.16" table:style-name="ce2">
            <text:p>8.16</text:p>
          </table:table-cell>
          <table:table-cell office:value-type="float" office:value="1818.248" table:style-name="ce2">
            <text:p>1818.248</text:p>
          </table:table-cell>
          <table:table-cell table:number-columns-repeated="16382"/>
        </table:table-row>
        <table:table-row table:style-name="ro1">
          <table:table-cell office:value-type="float" office:value="8.1839999999999993" table:style-name="ce2">
            <text:p>8.184</text:p>
          </table:table-cell>
          <table:table-cell office:value-type="float" office:value="1844.4306999999999" table:style-name="ce2">
            <text:p>1844.4307</text:p>
          </table:table-cell>
          <table:table-cell table:number-columns-repeated="16382"/>
        </table:table-row>
        <table:table-row table:style-name="ro1">
          <table:table-cell office:value-type="float" office:value="8.2080000000000002" table:style-name="ce2">
            <text:p>8.208</text:p>
          </table:table-cell>
          <table:table-cell office:value-type="float" office:value="1869.8933" table:style-name="ce2">
            <text:p>1869.8933</text:p>
          </table:table-cell>
          <table:table-cell table:number-columns-repeated="16382"/>
        </table:table-row>
        <table:table-row table:style-name="ro1">
          <table:table-cell office:value-type="float" office:value="8.2319999999999993" table:style-name="ce2">
            <text:p>8.232</text:p>
          </table:table-cell>
          <table:table-cell office:value-type="float" office:value="1895.356" table:style-name="ce2">
            <text:p>1895.356</text:p>
          </table:table-cell>
          <table:table-cell table:number-columns-repeated="16382"/>
        </table:table-row>
        <table:table-row table:style-name="ro1">
          <table:table-cell office:value-type="float" office:value="8.2560005000000007" table:style-name="ce2">
            <text:p>8.2560005</text:p>
          </table:table-cell>
          <table:table-cell office:value-type="float" office:value="1920.8186000000001" table:style-name="ce2">
            <text:p>1920.8186</text:p>
          </table:table-cell>
          <table:table-cell table:number-columns-repeated="16382"/>
        </table:table-row>
        <table:table-row table:style-name="ro1">
          <table:table-cell office:value-type="float" office:value="8.2799999999999994" table:style-name="ce2">
            <text:p>8.28</text:p>
          </table:table-cell>
          <table:table-cell office:value-type="float" office:value="1946.2813000000001" table:style-name="ce2">
            <text:p>1946.2813</text:p>
          </table:table-cell>
          <table:table-cell table:number-columns-repeated="16382"/>
        </table:table-row>
        <table:table-row table:style-name="ro1">
          <table:table-cell office:value-type="float" office:value="8.3040000000000003" table:style-name="ce2">
            <text:p>8.304</text:p>
          </table:table-cell>
          <table:table-cell office:value-type="float" office:value="1949.8811000000001" table:style-name="ce2">
            <text:p>1949.8811</text:p>
          </table:table-cell>
          <table:table-cell table:number-columns-repeated="16382"/>
        </table:table-row>
        <table:table-row table:style-name="ro1">
          <table:table-cell office:value-type="float" office:value="8.3279999999999994" table:style-name="ce2">
            <text:p>8.328</text:p>
          </table:table-cell>
          <table:table-cell office:value-type="float" office:value="1953.481" table:style-name="ce2">
            <text:p>1953.481</text:p>
          </table:table-cell>
          <table:table-cell table:number-columns-repeated="16382"/>
        </table:table-row>
        <table:table-row table:style-name="ro1">
          <table:table-cell office:value-type="float" office:value="8.3520000000000003" table:style-name="ce2">
            <text:p>8.352</text:p>
          </table:table-cell>
          <table:table-cell office:value-type="float" office:value="1957.0808" table:style-name="ce2">
            <text:p>1957.0808</text:p>
          </table:table-cell>
          <table:table-cell table:number-columns-repeated="16382"/>
        </table:table-row>
        <table:table-row table:style-name="ro1">
          <table:table-cell office:value-type="float" office:value="8.3759999999999994" table:style-name="ce2">
            <text:p>8.376</text:p>
          </table:table-cell>
          <table:table-cell office:value-type="float" office:value="1960.6806999999999" table:style-name="ce2">
            <text:p>1960.6807</text:p>
          </table:table-cell>
          <table:table-cell table:number-columns-repeated="16382"/>
        </table:table-row>
        <table:table-row table:style-name="ro1">
          <table:table-cell office:value-type="float" office:value="8.4" table:style-name="ce2">
            <text:p>8.4</text:p>
          </table:table-cell>
          <table:table-cell office:value-type="float" office:value="1964.2805000000001" table:style-name="ce2">
            <text:p>1964.2805</text:p>
          </table:table-cell>
          <table:table-cell table:number-columns-repeated="16382"/>
        </table:table-row>
        <table:table-row table:style-name="ro1">
          <table:table-cell office:value-type="float" office:value="8.4239999999999995" table:style-name="ce2">
            <text:p>8.424</text:p>
          </table:table-cell>
          <table:table-cell office:value-type="float" office:value="1967.8804" table:style-name="ce2">
            <text:p>1967.8804</text:p>
          </table:table-cell>
          <table:table-cell table:number-columns-repeated="16382"/>
        </table:table-row>
        <table:table-row table:style-name="ro1">
          <table:table-cell office:value-type="float" office:value="8.4480000000000004" table:style-name="ce2">
            <text:p>8.448</text:p>
          </table:table-cell>
          <table:table-cell office:value-type="float" office:value="1971.4802" table:style-name="ce2">
            <text:p>1971.4802</text:p>
          </table:table-cell>
          <table:table-cell table:number-columns-repeated="16382"/>
        </table:table-row>
        <table:table-row table:style-name="ro1">
          <table:table-cell office:value-type="float" office:value="8.4719999999999995" table:style-name="ce2">
            <text:p>8.472</text:p>
          </table:table-cell>
          <table:table-cell office:value-type="float" office:value="1975.0800999999999" table:style-name="ce2">
            <text:p>1975.0801</text:p>
          </table:table-cell>
          <table:table-cell table:number-columns-repeated="16382"/>
        </table:table-row>
        <table:table-row table:style-name="ro1">
          <table:table-cell office:value-type="float" office:value="8.4960000000000004" table:style-name="ce2">
            <text:p>8.496</text:p>
          </table:table-cell>
          <table:table-cell office:value-type="float" office:value="2000.5427" table:style-name="ce2">
            <text:p>2000.5427</text:p>
          </table:table-cell>
          <table:table-cell table:number-columns-repeated="16382"/>
        </table:table-row>
        <table:table-row table:style-name="ro1">
          <table:table-cell office:value-type="float" office:value="8.52" table:style-name="ce2">
            <text:p>8.52</text:p>
          </table:table-cell>
          <table:table-cell office:value-type="float" office:value="2026.0054" table:style-name="ce2">
            <text:p>2026.0054</text:p>
          </table:table-cell>
          <table:table-cell table:number-columns-repeated="16382"/>
        </table:table-row>
        <table:table-row table:style-name="ro1">
          <table:table-cell office:value-type="float" office:value="8.5440000000000005" table:style-name="ce2">
            <text:p>8.544</text:p>
          </table:table-cell>
          <table:table-cell office:value-type="float" office:value="2051.4679999999998" table:style-name="ce2">
            <text:p>2051.468</text:p>
          </table:table-cell>
          <table:table-cell table:number-columns-repeated="16382"/>
        </table:table-row>
        <table:table-row table:style-name="ro1">
          <table:table-cell office:value-type="float" office:value="8.5679999999999996" table:style-name="ce2">
            <text:p>8.568</text:p>
          </table:table-cell>
          <table:table-cell office:value-type="float" office:value="2076.9306999999999" table:style-name="ce2">
            <text:p>2076.9307</text:p>
          </table:table-cell>
          <table:table-cell table:number-columns-repeated="16382"/>
        </table:table-row>
        <table:table-row table:style-name="ro1">
          <table:table-cell office:value-type="float" office:value="8.5920000000000005" table:style-name="ce2">
            <text:p>8.592</text:p>
          </table:table-cell>
          <table:table-cell office:value-type="float" office:value="2101.6732999999999" table:style-name="ce2">
            <text:p>2101.6733</text:p>
          </table:table-cell>
          <table:table-cell table:number-columns-repeated="16382"/>
        </table:table-row>
        <table:table-row table:style-name="ro1">
          <table:table-cell office:value-type="float" office:value="8.6159999999999997" table:style-name="ce2">
            <text:p>8.616</text:p>
          </table:table-cell>
          <table:table-cell office:value-type="float" office:value="2126.4160000000002" table:style-name="ce2">
            <text:p>2126.416</text:p>
          </table:table-cell>
          <table:table-cell table:number-columns-repeated="16382"/>
        </table:table-row>
        <table:table-row table:style-name="ro1">
          <table:table-cell office:value-type="float" office:value="8.64" table:style-name="ce2">
            <text:p>8.64</text:p>
          </table:table-cell>
          <table:table-cell office:value-type="float" office:value="2151.1587" table:style-name="ce2">
            <text:p>2151.1587</text:p>
          </table:table-cell>
          <table:table-cell table:number-columns-repeated="16382"/>
        </table:table-row>
        <table:table-row table:style-name="ro1">
          <table:table-cell office:value-type="float" office:value="8.6640005000000002" table:style-name="ce2">
            <text:p>8.6640005</text:p>
          </table:table-cell>
          <table:table-cell office:value-type="float" office:value="2175.9014000000002" table:style-name="ce2">
            <text:p>2175.9014</text:p>
          </table:table-cell>
          <table:table-cell table:number-columns-repeated="16382"/>
        </table:table-row>
        <table:table-row table:style-name="ro1">
          <table:table-cell office:value-type="float" office:value="8.6880000000000006" table:style-name="ce2">
            <text:p>8.688</text:p>
          </table:table-cell>
          <table:table-cell office:value-type="float" office:value="2200.6439999999998" table:style-name="ce2">
            <text:p>2200.644</text:p>
          </table:table-cell>
          <table:table-cell table:number-columns-repeated="16382"/>
        </table:table-row>
        <table:table-row table:style-name="ro1">
          <table:table-cell office:value-type="float" office:value="8.7119999999999997" table:style-name="ce2">
            <text:p>8.712</text:p>
          </table:table-cell>
          <table:table-cell office:value-type="float" office:value="2225.3867" table:style-name="ce2">
            <text:p>2225.3867</text:p>
          </table:table-cell>
          <table:table-cell table:number-columns-repeated="16382"/>
        </table:table-row>
        <table:table-row table:style-name="ro1">
          <table:table-cell office:value-type="float" office:value="8.7360000000000007" table:style-name="ce2">
            <text:p>8.736</text:p>
          </table:table-cell>
          <table:table-cell office:value-type="float" office:value="2250.1293999999998" table:style-name="ce2">
            <text:p>2250.1294</text:p>
          </table:table-cell>
          <table:table-cell table:number-columns-repeated="16382"/>
        </table:table-row>
        <table:table-row table:style-name="ro1">
          <table:table-cell office:value-type="float" office:value="8.76" table:style-name="ce2">
            <text:p>8.76</text:p>
          </table:table-cell>
          <table:table-cell office:value-type="float" office:value="2253.0093000000002" table:style-name="ce2">
            <text:p>2253.0093</text:p>
          </table:table-cell>
          <table:table-cell table:number-columns-repeated="16382"/>
        </table:table-row>
        <table:table-row table:style-name="ro1">
          <table:table-cell office:value-type="float" office:value="8.7840000000000007" table:style-name="ce2">
            <text:p>8.784</text:p>
          </table:table-cell>
          <table:table-cell office:value-type="float" office:value="2255.1691999999998" table:style-name="ce2">
            <text:p>2255.1692</text:p>
          </table:table-cell>
          <table:table-cell table:number-columns-repeated="16382"/>
        </table:table-row>
        <table:table-row table:style-name="ro1">
          <table:table-cell office:value-type="float" office:value="8.8079999999999998" table:style-name="ce2">
            <text:p>8.808</text:p>
          </table:table-cell>
          <table:table-cell office:value-type="float" office:value="2257.3290000000002" table:style-name="ce2">
            <text:p>2257.329</text:p>
          </table:table-cell>
          <table:table-cell table:number-columns-repeated="16382"/>
        </table:table-row>
        <table:table-row table:style-name="ro1">
          <table:table-cell office:value-type="float" office:value="8.8320000000000007" table:style-name="ce2">
            <text:p>8.832</text:p>
          </table:table-cell>
          <table:table-cell office:value-type="float" office:value="2259.489" table:style-name="ce2">
            <text:p>2259.489</text:p>
          </table:table-cell>
          <table:table-cell table:number-columns-repeated="16382"/>
        </table:table-row>
        <table:table-row table:style-name="ro1">
          <table:table-cell office:value-type="float" office:value="8.8559999999999999" table:style-name="ce2">
            <text:p>8.856</text:p>
          </table:table-cell>
          <table:table-cell office:value-type="float" office:value="2261.6489999999999" table:style-name="ce2">
            <text:p>2261.649</text:p>
          </table:table-cell>
          <table:table-cell table:number-columns-repeated="16382"/>
        </table:table-row>
        <table:table-row table:style-name="ro1">
          <table:table-cell office:value-type="float" office:value="8.8800000000000008" table:style-name="ce2">
            <text:p>8.88</text:p>
          </table:table-cell>
          <table:table-cell office:value-type="float" office:value="2285.6716000000001" table:style-name="ce2">
            <text:p>2285.6716</text:p>
          </table:table-cell>
          <table:table-cell table:number-columns-repeated="16382"/>
        </table:table-row>
        <table:table-row table:style-name="ro1">
          <table:table-cell office:value-type="float" office:value="8.9039999999999999" table:style-name="ce2">
            <text:p>8.904</text:p>
          </table:table-cell>
          <table:table-cell office:value-type="float" office:value="2309.6943000000001" table:style-name="ce2">
            <text:p>2309.6943</text:p>
          </table:table-cell>
          <table:table-cell table:number-columns-repeated="16382"/>
        </table:table-row>
        <table:table-row table:style-name="ro1">
          <table:table-cell office:value-type="float" office:value="8.9280000000000008" table:style-name="ce2">
            <text:p>8.928</text:p>
          </table:table-cell>
          <table:table-cell office:value-type="float" office:value="2333.7170000000001" table:style-name="ce2">
            <text:p>2333.717</text:p>
          </table:table-cell>
          <table:table-cell table:number-columns-repeated="16382"/>
        </table:table-row>
        <table:table-row table:style-name="ro1">
          <table:table-cell office:value-type="float" office:value="8.952" table:style-name="ce2">
            <text:p>8.952</text:p>
          </table:table-cell>
          <table:table-cell office:value-type="float" office:value="2357.7397000000001" table:style-name="ce2">
            <text:p>2357.7397</text:p>
          </table:table-cell>
          <table:table-cell table:number-columns-repeated="16382"/>
        </table:table-row>
        <table:table-row table:style-name="ro1">
          <table:table-cell office:value-type="float" office:value="8.9760000000000009" table:style-name="ce2">
            <text:p>8.976</text:p>
          </table:table-cell>
          <table:table-cell office:value-type="float" office:value="2381.7624999999998" table:style-name="ce2">
            <text:p>2381.7625</text:p>
          </table:table-cell>
          <table:table-cell table:number-columns-repeated="1638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405.7851999999998" table:style-name="ce2">
            <text:p>2405.7852</text:p>
          </table:table-cell>
          <table:table-cell table:number-columns-repeated="16382"/>
        </table:table-row>
        <table:table-row table:style-name="ro1">
          <table:table-cell office:value-type="float" office:value="9.0239999999999991" table:style-name="ce2">
            <text:p>9.024</text:p>
          </table:table-cell>
          <table:table-cell office:value-type="float" office:value="2429.8078999999998" table:style-name="ce2">
            <text:p>2429.8079</text:p>
          </table:table-cell>
          <table:table-cell table:number-columns-repeated="16382"/>
        </table:table-row>
        <table:table-row table:style-name="ro1">
          <table:table-cell office:value-type="float" office:value="9.048" table:style-name="ce2">
            <text:p>9.048</text:p>
          </table:table-cell>
          <table:table-cell office:value-type="float" office:value="2453.8305999999998" table:style-name="ce2">
            <text:p>2453.8306</text:p>
          </table:table-cell>
          <table:table-cell table:number-columns-repeated="16382"/>
        </table:table-row>
        <table:table-row table:style-name="ro1">
          <table:table-cell office:value-type="float" office:value="9.0720004999999997" table:style-name="ce2">
            <text:p>9.0720005</text:p>
          </table:table-cell>
          <table:table-cell office:value-type="float" office:value="2477.8533000000002" table:style-name="ce2">
            <text:p>2477.8533</text:p>
          </table:table-cell>
          <table:table-cell table:number-columns-repeated="16382"/>
        </table:table-row>
        <table:table-row table:style-name="ro1">
          <table:table-cell office:value-type="float" office:value="9.0960000000000001" table:style-name="ce2">
            <text:p>9.096</text:p>
          </table:table-cell>
          <table:table-cell office:value-type="float" office:value="2501.8760000000002" table:style-name="ce2">
            <text:p>2501.876</text:p>
          </table:table-cell>
          <table:table-cell table:number-columns-repeated="16382"/>
        </table:table-row>
        <table:table-row table:style-name="ro1">
          <table:table-cell office:value-type="float" office:value="9.1199999999999992" table:style-name="ce2">
            <text:p>9.12</text:p>
          </table:table-cell>
          <table:table-cell office:value-type="float" office:value="2525.8987000000002" table:style-name="ce2">
            <text:p>2525.8987</text:p>
          </table:table-cell>
          <table:table-cell table:number-columns-repeated="16382"/>
        </table:table-row>
        <table:table-row table:style-name="ro1">
          <table:table-cell office:value-type="float" office:value="9.1440000000000001" table:style-name="ce2">
            <text:p>9.144</text:p>
          </table:table-cell>
          <table:table-cell office:value-type="float" office:value="2549.9214000000002" table:style-name="ce2">
            <text:p>2549.9214</text:p>
          </table:table-cell>
          <table:table-cell table:number-columns-repeated="16382"/>
        </table:table-row>
        <table:table-row table:style-name="ro1">
          <table:table-cell office:value-type="float" office:value="9.1679999999999993" table:style-name="ce2">
            <text:p>9.168</text:p>
          </table:table-cell>
          <table:table-cell office:value-type="float" office:value="2552.8013000000001" table:style-name="ce2">
            <text:p>2552.8013</text:p>
          </table:table-cell>
          <table:table-cell table:number-columns-repeated="16382"/>
        </table:table-row>
        <table:table-row table:style-name="ro1">
          <table:table-cell office:value-type="float" office:value="9.1920000000000002" table:style-name="ce2">
            <text:p>9.192</text:p>
          </table:table-cell>
          <table:table-cell office:value-type="float" office:value="2554.9612000000002" table:style-name="ce2">
            <text:p>2554.9612</text:p>
          </table:table-cell>
          <table:table-cell table:number-columns-repeated="16382"/>
        </table:table-row>
        <table:table-row table:style-name="ro1">
          <table:table-cell office:value-type="float" office:value="9.2159999999999993" table:style-name="ce2">
            <text:p>9.216</text:p>
          </table:table-cell>
          <table:table-cell office:value-type="float" office:value="2557.1210000000001" table:style-name="ce2">
            <text:p>2557.121</text:p>
          </table:table-cell>
          <table:table-cell table:number-columns-repeated="16382"/>
        </table:table-row>
        <table:table-row table:style-name="ro1">
          <table:table-cell office:value-type="float" office:value="9.24" table:style-name="ce2">
            <text:p>9.24</text:p>
          </table:table-cell>
          <table:table-cell office:value-type="float" office:value="2559.2809999999999" table:style-name="ce2">
            <text:p>2559.281</text:p>
          </table:table-cell>
          <table:table-cell table:number-columns-repeated="16382"/>
        </table:table-row>
        <table:table-row table:style-name="ro1">
          <table:table-cell office:value-type="float" office:value="9.2639999999999993" table:style-name="ce2">
            <text:p>9.264</text:p>
          </table:table-cell>
          <table:table-cell office:value-type="float" office:value="2562.1610000000001" table:style-name="ce2">
            <text:p>2562.161</text:p>
          </table:table-cell>
          <table:table-cell table:number-columns-repeated="16382"/>
        </table:table-row>
        <table:table-row table:style-name="ro1">
          <table:table-cell office:value-type="float" office:value="9.2880000000000003" table:style-name="ce2">
            <text:p>9.288</text:p>
          </table:table-cell>
          <table:table-cell office:value-type="float" office:value="2565.0408000000002" table:style-name="ce2">
            <text:p>2565.0408</text:p>
          </table:table-cell>
          <table:table-cell table:number-columns-repeated="16382"/>
        </table:table-row>
        <table:table-row table:style-name="ro1">
          <table:table-cell office:value-type="float" office:value="9.3119999999999994" table:style-name="ce2">
            <text:p>9.312</text:p>
          </table:table-cell>
          <table:table-cell office:value-type="float" office:value="2567.9207000000001" table:style-name="ce2">
            <text:p>2567.9207</text:p>
          </table:table-cell>
          <table:table-cell table:number-columns-repeated="16382"/>
        </table:table-row>
        <table:table-row table:style-name="ro1">
          <table:table-cell office:value-type="float" office:value="9.3360000000000003" table:style-name="ce2">
            <text:p>9.336</text:p>
          </table:table-cell>
          <table:table-cell office:value-type="float" office:value="2571.5205000000001" table:style-name="ce2">
            <text:p>2571.5205</text:p>
          </table:table-cell>
          <table:table-cell table:number-columns-repeated="16382"/>
        </table:table-row>
        <table:table-row table:style-name="ro1">
          <table:table-cell office:value-type="float" office:value="9.36" table:style-name="ce2">
            <text:p>9.36</text:p>
          </table:table-cell>
          <table:table-cell office:value-type="float" office:value="2575.1203999999998" table:style-name="ce2">
            <text:p>2575.1204</text:p>
          </table:table-cell>
          <table:table-cell table:number-columns-repeated="16382"/>
        </table:table-row>
        <table:table-row table:style-name="ro1">
          <table:table-cell office:value-type="float" office:value="9.3840000000000003" table:style-name="ce2">
            <text:p>9.384</text:p>
          </table:table-cell>
          <table:table-cell office:value-type="float" office:value="2578.7202000000002" table:style-name="ce2">
            <text:p>2578.7202</text:p>
          </table:table-cell>
          <table:table-cell table:number-columns-repeated="16382"/>
        </table:table-row>
        <table:table-row table:style-name="ro1">
          <table:table-cell office:value-type="float" office:value="9.4079999999999995" table:style-name="ce2">
            <text:p>9.408</text:p>
          </table:table-cell>
          <table:table-cell office:value-type="float" office:value="2582.3200000000002" table:style-name="ce2">
            <text:p>2582.32</text:p>
          </table:table-cell>
          <table:table-cell table:number-columns-repeated="16382"/>
        </table:table-row>
        <table:table-row table:style-name="ro1">
          <table:table-cell office:value-type="float" office:value="9.4320000000000004" table:style-name="ce2">
            <text:p>9.432</text:p>
          </table:table-cell>
          <table:table-cell office:value-type="float" office:value="2585.92" table:style-name="ce2">
            <text:p>2585.92</text:p>
          </table:table-cell>
          <table:table-cell table:number-columns-repeated="16382"/>
        </table:table-row>
        <table:table-row table:style-name="ro1">
          <table:table-cell office:value-type="float" office:value="9.4559999999999995" table:style-name="ce2">
            <text:p>9.456</text:p>
          </table:table-cell>
          <table:table-cell office:value-type="float" office:value="2589.5198" table:style-name="ce2">
            <text:p>2589.5198</text:p>
          </table:table-cell>
          <table:table-cell table:number-columns-repeated="16382"/>
        </table:table-row>
        <table:table-row table:style-name="ro1">
          <table:table-cell office:value-type="float" office:value="9.4800004999999992" table:style-name="ce2">
            <text:p>9.4800005</text:p>
          </table:table-cell>
          <table:table-cell office:value-type="float" office:value="2593.1196" table:style-name="ce2">
            <text:p>2593.1196</text:p>
          </table:table-cell>
          <table:table-cell table:number-columns-repeated="16382"/>
        </table:table-row>
        <table:table-row table:style-name="ro1">
          <table:table-cell office:value-type="float" office:value="9.5039999999999996" table:style-name="ce2">
            <text:p>9.504</text:p>
          </table:table-cell>
          <table:table-cell office:value-type="float" office:value="2596.7195000000002" table:style-name="ce2">
            <text:p>2596.7195</text:p>
          </table:table-cell>
          <table:table-cell table:number-columns-repeated="16382"/>
        </table:table-row>
        <table:table-row table:style-name="ro1">
          <table:table-cell office:value-type="float" office:value="9.5280000000000005" table:style-name="ce2">
            <text:p>9.528</text:p>
          </table:table-cell>
          <table:table-cell office:value-type="float" office:value="2600.3193000000001" table:style-name="ce2">
            <text:p>2600.3193</text:p>
          </table:table-cell>
          <table:table-cell table:number-columns-repeated="16382"/>
        </table:table-row>
        <table:table-row table:style-name="ro1">
          <table:table-cell office:value-type="float" office:value="9.5519999999999996" table:style-name="ce2">
            <text:p>9.552</text:p>
          </table:table-cell>
          <table:table-cell office:value-type="float" office:value="2625.7820000000002" table:style-name="ce2">
            <text:p>2625.782</text:p>
          </table:table-cell>
          <table:table-cell table:number-columns-repeated="16382"/>
        </table:table-row>
        <table:table-row table:style-name="ro1">
          <table:table-cell office:value-type="float" office:value="9.5760000000000005" table:style-name="ce2">
            <text:p>9.576</text:p>
          </table:table-cell>
          <table:table-cell office:value-type="float" office:value="2673.1073999999999" table:style-name="ce2">
            <text:p>2673.1074</text:p>
          </table:table-cell>
          <table:table-cell table:number-columns-repeated="16382"/>
        </table:table-row>
        <table:table-row table:style-name="ro1">
          <table:table-cell office:value-type="float" office:value="9.6" table:style-name="ce2">
            <text:p>9.6</text:p>
          </table:table-cell>
          <table:table-cell office:value-type="float" office:value="2720.4328999999998" table:style-name="ce2">
            <text:p>2720.4329</text:p>
          </table:table-cell>
          <table:table-cell table:number-columns-repeated="16382"/>
        </table:table-row>
        <table:table-row table:style-name="ro1">
          <table:table-cell office:value-type="float" office:value="9.6240009999999998" table:style-name="ce2">
            <text:p>9.624001</text:p>
          </table:table-cell>
          <table:table-cell office:value-type="float" office:value="2767.7583" table:style-name="ce2">
            <text:p>2767.7583</text:p>
          </table:table-cell>
          <table:table-cell table:number-columns-repeated="16382"/>
        </table:table-row>
        <table:table-row table:style-name="ro1">
          <table:table-cell office:value-type="float" office:value="9.6479999999999997" table:style-name="ce2">
            <text:p>9.648</text:p>
          </table:table-cell>
          <table:table-cell office:value-type="float" office:value="2815.0837000000001" table:style-name="ce2">
            <text:p>2815.0837</text:p>
          </table:table-cell>
          <table:table-cell table:number-columns-repeated="16382"/>
        </table:table-row>
        <table:table-row table:style-name="ro1">
          <table:table-cell office:value-type="float" office:value="9.6720000000000006" table:style-name="ce2">
            <text:p>9.672</text:p>
          </table:table-cell>
          <table:table-cell office:value-type="float" office:value="2862.4092000000001" table:style-name="ce2">
            <text:p>2862.4092</text:p>
          </table:table-cell>
          <table:table-cell table:number-columns-repeated="16382"/>
        </table:table-row>
        <table:table-row table:style-name="ro1">
          <table:table-cell office:value-type="float" office:value="9.6959999999999997" table:style-name="ce2">
            <text:p>9.696</text:p>
          </table:table-cell>
          <table:table-cell office:value-type="float" office:value="2910.4546" table:style-name="ce2">
            <text:p>2910.4546</text:p>
          </table:table-cell>
          <table:table-cell table:number-columns-repeated="16382"/>
        </table:table-row>
        <table:table-row table:style-name="ro1">
          <table:table-cell office:value-type="float" office:value="9.7200000000000006" table:style-name="ce2">
            <text:p>9.72</text:p>
          </table:table-cell>
          <table:table-cell office:value-type="float" office:value="2958.5" table:style-name="ce2">
            <text:p>2958.5</text:p>
          </table:table-cell>
          <table:table-cell table:number-columns-repeated="16382"/>
        </table:table-row>
        <table:table-row table:style-name="ro1">
          <table:table-cell office:value-type="float" office:value="9.7439999999999998" table:style-name="ce2">
            <text:p>9.744</text:p>
          </table:table-cell>
          <table:table-cell office:value-type="float" office:value="3006.5454" table:style-name="ce2">
            <text:p>3006.5454</text:p>
          </table:table-cell>
          <table:table-cell table:number-columns-repeated="16382"/>
        </table:table-row>
        <table:table-row table:style-name="ro1">
          <table:table-cell office:value-type="float" office:value="9.7680000000000007" table:style-name="ce2">
            <text:p>9.768</text:p>
          </table:table-cell>
          <table:table-cell office:value-type="float" office:value="3054.5907999999999" table:style-name="ce2">
            <text:p>3054.5908</text:p>
          </table:table-cell>
          <table:table-cell table:number-columns-repeated="16382"/>
        </table:table-row>
        <table:table-row table:style-name="ro1">
          <table:table-cell office:value-type="float" office:value="9.7919999999999998" table:style-name="ce2">
            <text:p>9.792</text:p>
          </table:table-cell>
          <table:table-cell office:value-type="float" office:value="3101.9162999999999" table:style-name="ce2">
            <text:p>3101.9163</text:p>
          </table:table-cell>
          <table:table-cell table:number-columns-repeated="16382"/>
        </table:table-row>
        <table:table-row table:style-name="ro1">
          <table:table-cell office:value-type="float" office:value="9.8160000000000007" table:style-name="ce2">
            <text:p>9.816</text:p>
          </table:table-cell>
          <table:table-cell office:value-type="float" office:value="3148.5216999999998" table:style-name="ce2">
            <text:p>3148.5217</text:p>
          </table:table-cell>
          <table:table-cell table:number-columns-repeated="16382"/>
        </table:table-row>
        <table:table-row table:style-name="ro1">
          <table:table-cell office:value-type="float" office:value="9.84" table:style-name="ce2">
            <text:p>9.84</text:p>
          </table:table-cell>
          <table:table-cell office:value-type="float" office:value="3173.2644" table:style-name="ce2">
            <text:p>3173.2644</text:p>
          </table:table-cell>
          <table:table-cell table:number-columns-repeated="16382"/>
        </table:table-row>
        <table:table-row table:style-name="ro1">
          <table:table-cell office:value-type="float" office:value="9.8640000000000008" table:style-name="ce2">
            <text:p>9.864</text:p>
          </table:table-cell>
          <table:table-cell office:value-type="float" office:value="3176.1442999999999" table:style-name="ce2">
            <text:p>3176.1443</text:p>
          </table:table-cell>
          <table:table-cell table:number-columns-repeated="16382"/>
        </table:table-row>
        <table:table-row table:style-name="ro1">
          <table:table-cell office:value-type="float" office:value="9.8880005000000004" table:style-name="ce2">
            <text:p>9.8880005</text:p>
          </table:table-cell>
          <table:table-cell office:value-type="float" office:value="3179.0241999999998" table:style-name="ce2">
            <text:p>3179.0242</text:p>
          </table:table-cell>
          <table:table-cell table:number-columns-repeated="16382"/>
        </table:table-row>
        <table:table-row table:style-name="ro1">
          <table:table-cell office:value-type="float" office:value="9.9120000000000008" table:style-name="ce2">
            <text:p>9.912</text:p>
          </table:table-cell>
          <table:table-cell office:value-type="float" office:value="3181.904" table:style-name="ce2">
            <text:p>3181.904</text:p>
          </table:table-cell>
          <table:table-cell table:number-columns-repeated="16382"/>
        </table:table-row>
        <table:table-row table:style-name="ro1">
          <table:table-cell office:value-type="float" office:value="9.9359999999999999" table:style-name="ce2">
            <text:p>9.936</text:p>
          </table:table-cell>
          <table:table-cell office:value-type="float" office:value="3184.0639999999999" table:style-name="ce2">
            <text:p>3184.064</text:p>
          </table:table-cell>
          <table:table-cell table:number-columns-repeated="16382"/>
        </table:table-row>
        <table:table-row table:style-name="ro1">
          <table:table-cell office:value-type="float" office:value="9.9600000000000009" table:style-name="ce2">
            <text:p>9.96</text:p>
          </table:table-cell>
          <table:table-cell office:value-type="float" office:value="3185.5039999999999" table:style-name="ce2">
            <text:p>3185.504</text:p>
          </table:table-cell>
          <table:table-cell table:number-columns-repeated="16382"/>
        </table:table-row>
        <table:table-row table:style-name="ro1">
          <table:table-cell office:value-type="float" office:value="9.984" table:style-name="ce2">
            <text:p>9.984</text:p>
          </table:table-cell>
          <table:table-cell office:value-type="float" office:value="3186.9438" table:style-name="ce2">
            <text:p>3186.9438</text:p>
          </table:table-cell>
          <table:table-cell table:number-columns-repeated="16382"/>
        </table:table-row>
        <table:table-row table:style-name="ro1">
          <table:table-cell office:value-type="float" office:value="10.007999999999999" table:style-name="ce2">
            <text:p>10.008</text:p>
          </table:table-cell>
          <table:table-cell office:value-type="float" office:value="3189.1037999999999" table:style-name="ce2">
            <text:p>3189.1038</text:p>
          </table:table-cell>
          <table:table-cell table:number-columns-repeated="16382"/>
        </table:table-row>
        <table:table-row table:style-name="ro1">
          <table:table-cell office:value-type="float" office:value="10.032000999999999" table:style-name="ce2">
            <text:p>10.032001</text:p>
          </table:table-cell>
          <table:table-cell office:value-type="float" office:value="3191.2637" table:style-name="ce2">
            <text:p>3191.2637</text:p>
          </table:table-cell>
          <table:table-cell table:number-columns-repeated="16382"/>
        </table:table-row>
        <table:table-row table:style-name="ro1">
          <table:table-cell office:value-type="float" office:value="10.055999999999999" table:style-name="ce2">
            <text:p>10.056</text:p>
          </table:table-cell>
          <table:table-cell office:value-type="float" office:value="3193.4236000000001" table:style-name="ce2">
            <text:p>3193.4236</text:p>
          </table:table-cell>
          <table:table-cell table:number-columns-repeated="16382"/>
        </table:table-row>
        <table:table-row table:style-name="ro1">
          <table:table-cell office:value-type="float" office:value="10.08" table:style-name="ce2">
            <text:p>10.08</text:p>
          </table:table-cell>
          <table:table-cell office:value-type="float" office:value="3196.3035" table:style-name="ce2">
            <text:p>3196.3035</text:p>
          </table:table-cell>
          <table:table-cell table:number-columns-repeated="16382"/>
        </table:table-row>
        <table:table-row table:style-name="ro1">
          <table:table-cell office:value-type="float" office:value="10.103999999999999" table:style-name="ce2">
            <text:p>10.104</text:p>
          </table:table-cell>
          <table:table-cell office:value-type="float" office:value="3198.4634000000001" table:style-name="ce2">
            <text:p>3198.4634</text:p>
          </table:table-cell>
          <table:table-cell table:number-columns-repeated="16382"/>
        </table:table-row>
        <table:table-row table:style-name="ro1">
          <table:table-cell office:value-type="float" office:value="10.128" table:style-name="ce2">
            <text:p>10.128</text:p>
          </table:table-cell>
          <table:table-cell office:value-type="float" office:value="3200.6233000000002" table:style-name="ce2">
            <text:p>3200.6233</text:p>
          </table:table-cell>
          <table:table-cell table:number-columns-repeated="16382"/>
        </table:table-row>
        <table:table-row table:style-name="ro1">
          <table:table-cell office:value-type="float" office:value="10.151999999999999" table:style-name="ce2">
            <text:p>10.152</text:p>
          </table:table-cell>
          <table:table-cell office:value-type="float" office:value="3202.7831999999999" table:style-name="ce2">
            <text:p>3202.7832</text:p>
          </table:table-cell>
          <table:table-cell table:number-columns-repeated="16382"/>
        </table:table-row>
        <table:table-row table:style-name="ro1">
          <table:table-cell office:value-type="float" office:value="10.176" table:style-name="ce2">
            <text:p>10.176</text:p>
          </table:table-cell>
          <table:table-cell office:value-type="float" office:value="3204.9430000000002" table:style-name="ce2">
            <text:p>3204.943</text:p>
          </table:table-cell>
          <table:table-cell table:number-columns-repeated="16382"/>
        </table:table-row>
        <table:table-row table:style-name="ro1">
          <table:table-cell office:value-type="float" office:value="10.199999999999999" table:style-name="ce2">
            <text:p>10.2</text:p>
          </table:table-cell>
          <table:table-cell office:value-type="float" office:value="3207.1030000000001" table:style-name="ce2">
            <text:p>3207.103</text:p>
          </table:table-cell>
          <table:table-cell table:number-columns-repeated="16382"/>
        </table:table-row>
        <table:table-row table:style-name="ro1">
          <table:table-cell office:value-type="float" office:value="10.224" table:style-name="ce2">
            <text:p>10.224</text:p>
          </table:table-cell>
          <table:table-cell office:value-type="float" office:value="3209.2629999999999" table:style-name="ce2">
            <text:p>3209.263</text:p>
          </table:table-cell>
          <table:table-cell table:number-columns-repeated="16382"/>
        </table:table-row>
        <table:table-row table:style-name="ro1">
          <table:table-cell office:value-type="float" office:value="10.247999999999999" table:style-name="ce2">
            <text:p>10.248</text:p>
          </table:table-cell>
          <table:table-cell office:value-type="float" office:value="3211.4229" table:style-name="ce2">
            <text:p>3211.4229</text:p>
          </table:table-cell>
          <table:table-cell table:number-columns-repeated="16382"/>
        </table:table-row>
        <table:table-row table:style-name="ro1">
          <table:table-cell office:value-type="float" office:value="10.272" table:style-name="ce2">
            <text:p>10.272</text:p>
          </table:table-cell>
          <table:table-cell office:value-type="float" office:value="3213.5828000000001" table:style-name="ce2">
            <text:p>3213.5828</text:p>
          </table:table-cell>
          <table:table-cell table:number-columns-repeated="16382"/>
        </table:table-row>
        <table:table-row table:style-name="ro1">
          <table:table-cell office:value-type="float" office:value="10.2960005" table:style-name="ce2">
            <text:p>10.2960005</text:p>
          </table:table-cell>
          <table:table-cell office:value-type="float" office:value="3215.7426999999998" table:style-name="ce2">
            <text:p>3215.7427</text:p>
          </table:table-cell>
          <table:table-cell table:number-columns-repeated="16382"/>
        </table:table-row>
        <table:table-row table:style-name="ro1">
          <table:table-cell office:value-type="float" office:value="10.32" table:style-name="ce2">
            <text:p>10.32</text:p>
          </table:table-cell>
          <table:table-cell office:value-type="float" office:value="3217.9025999999999" table:style-name="ce2">
            <text:p>3217.9026</text:p>
          </table:table-cell>
          <table:table-cell table:number-columns-repeated="16382"/>
        </table:table-row>
        <table:table-row table:style-name="ro1">
          <table:table-cell office:value-type="float" office:value="10.343999999999999" table:style-name="ce2">
            <text:p>10.344</text:p>
          </table:table-cell>
          <table:table-cell office:value-type="float" office:value="3220.0625" table:style-name="ce2">
            <text:p>3220.0625</text:p>
          </table:table-cell>
          <table:table-cell table:number-columns-repeated="16382"/>
        </table:table-row>
        <table:table-row table:style-name="ro1">
          <table:table-cell office:value-type="float" office:value="10.368" table:style-name="ce2">
            <text:p>10.368</text:p>
          </table:table-cell>
          <table:table-cell office:value-type="float" office:value="3222.2224000000001" table:style-name="ce2">
            <text:p>3222.2224</text:p>
          </table:table-cell>
          <table:table-cell table:number-columns-repeated="16382"/>
        </table:table-row>
        <table:table-row table:style-name="ro1">
          <table:table-cell office:value-type="float" office:value="10.391999999999999" table:style-name="ce2">
            <text:p>10.392</text:p>
          </table:table-cell>
          <table:table-cell office:value-type="float" office:value="3225.1023" table:style-name="ce2">
            <text:p>3225.1023</text:p>
          </table:table-cell>
          <table:table-cell table:number-columns-repeated="16382"/>
        </table:table-row>
        <table:table-row table:style-name="ro1">
          <table:table-cell office:value-type="float" office:value="10.416" table:style-name="ce2">
            <text:p>10.416</text:p>
          </table:table-cell>
          <table:table-cell office:value-type="float" office:value="3227.9821999999999" table:style-name="ce2">
            <text:p>3227.9822</text:p>
          </table:table-cell>
          <table:table-cell table:number-columns-repeated="16382"/>
        </table:table-row>
        <table:table-row table:style-name="ro1">
          <table:table-cell office:value-type="float" office:value="10.440001000000001" table:style-name="ce2">
            <text:p>10.440001</text:p>
          </table:table-cell>
          <table:table-cell office:value-type="float" office:value="3230.8620000000001" table:style-name="ce2">
            <text:p>3230.862</text:p>
          </table:table-cell>
          <table:table-cell table:number-columns-repeated="16382"/>
        </table:table-row>
        <table:table-row table:style-name="ro1">
          <table:table-cell office:value-type="float" office:value="10.464" table:style-name="ce2">
            <text:p>10.464</text:p>
          </table:table-cell>
          <table:table-cell office:value-type="float" office:value="3234.462" table:style-name="ce2">
            <text:p>3234.462</text:p>
          </table:table-cell>
          <table:table-cell table:number-columns-repeated="16382"/>
        </table:table-row>
        <table:table-row table:style-name="ro1">
          <table:table-cell office:value-type="float" office:value="10.488" table:style-name="ce2">
            <text:p>10.488</text:p>
          </table:table-cell>
          <table:table-cell office:value-type="float" office:value="3238.0617999999999" table:style-name="ce2">
            <text:p>3238.0618</text:p>
          </table:table-cell>
          <table:table-cell table:number-columns-repeated="16382"/>
        </table:table-row>
        <table:table-row table:style-name="ro1">
          <table:table-cell office:value-type="float" office:value="10.512" table:style-name="ce2">
            <text:p>10.512</text:p>
          </table:table-cell>
          <table:table-cell office:value-type="float" office:value="3241.6615999999999" table:style-name="ce2">
            <text:p>3241.6616</text:p>
          </table:table-cell>
          <table:table-cell table:number-columns-repeated="16382"/>
        </table:table-row>
        <table:table-row table:style-name="ro1">
          <table:table-cell office:value-type="float" office:value="10.536" table:style-name="ce2">
            <text:p>10.536</text:p>
          </table:table-cell>
          <table:table-cell office:value-type="float" office:value="3245.2615000000001" table:style-name="ce2">
            <text:p>3245.2615</text:p>
          </table:table-cell>
          <table:table-cell table:number-columns-repeated="16382"/>
        </table:table-row>
        <table:table-row table:style-name="ro1">
          <table:table-cell office:value-type="float" office:value="10.56" table:style-name="ce2">
            <text:p>10.56</text:p>
          </table:table-cell>
          <table:table-cell office:value-type="float" office:value="3248.8613" table:style-name="ce2">
            <text:p>3248.8613</text:p>
          </table:table-cell>
          <table:table-cell table:number-columns-repeated="16382"/>
        </table:table-row>
        <table:table-row table:style-name="ro1">
          <table:table-cell office:value-type="float" office:value="10.584" table:style-name="ce2">
            <text:p>10.584</text:p>
          </table:table-cell>
          <table:table-cell office:value-type="float" office:value="3252.4612000000002" table:style-name="ce2">
            <text:p>3252.4612</text:p>
          </table:table-cell>
          <table:table-cell table:number-columns-repeated="16382"/>
        </table:table-row>
        <table:table-row table:style-name="ro1">
          <table:table-cell office:value-type="float" office:value="10.608000000000001" table:style-name="ce2">
            <text:p>10.608</text:p>
          </table:table-cell>
          <table:table-cell office:value-type="float" office:value="3256.0610000000001" table:style-name="ce2">
            <text:p>3256.061</text:p>
          </table:table-cell>
          <table:table-cell table:number-columns-repeated="16382"/>
        </table:table-row>
        <table:table-row table:style-name="ro1">
          <table:table-cell office:value-type="float" office:value="10.632" table:style-name="ce2">
            <text:p>10.632</text:p>
          </table:table-cell>
          <table:table-cell office:value-type="float" office:value="3259.6610000000001" table:style-name="ce2">
            <text:p>3259.661</text:p>
          </table:table-cell>
          <table:table-cell table:number-columns-repeated="16382"/>
        </table:table-row>
        <table:table-row table:style-name="ro1">
          <table:table-cell office:value-type="float" office:value="10.656000000000001" table:style-name="ce2">
            <text:p>10.656</text:p>
          </table:table-cell>
          <table:table-cell office:value-type="float" office:value="3263.2606999999998" table:style-name="ce2">
            <text:p>3263.2607</text:p>
          </table:table-cell>
          <table:table-cell table:number-columns-repeated="16382"/>
        </table:table-row>
        <table:table-row table:style-name="ro1">
          <table:table-cell office:value-type="float" office:value="10.68" table:style-name="ce2">
            <text:p>10.68</text:p>
          </table:table-cell>
          <table:table-cell office:value-type="float" office:value="3266.8606" table:style-name="ce2">
            <text:p>3266.8606</text:p>
          </table:table-cell>
          <table:table-cell table:number-columns-repeated="16382"/>
        </table:table-row>
        <table:table-row table:style-name="ro1">
          <table:table-cell office:value-type="float" office:value="10.704000000000001" table:style-name="ce2">
            <text:p>10.704</text:p>
          </table:table-cell>
          <table:table-cell office:value-type="float" office:value="3271.1804000000002" table:style-name="ce2">
            <text:p>3271.1804</text:p>
          </table:table-cell>
          <table:table-cell table:number-columns-repeated="16382"/>
        </table:table-row>
        <table:table-row table:style-name="ro1">
          <table:table-cell office:value-type="float" office:value="10.728" table:style-name="ce2">
            <text:p>10.728</text:p>
          </table:table-cell>
          <table:table-cell office:value-type="float" office:value="3275.5001999999999" table:style-name="ce2">
            <text:p>3275.5002</text:p>
          </table:table-cell>
          <table:table-cell table:number-columns-repeated="16382"/>
        </table:table-row>
        <table:table-row table:style-name="ro1">
          <table:table-cell office:value-type="float" office:value="10.752000000000001" table:style-name="ce2">
            <text:p>10.752</text:p>
          </table:table-cell>
          <table:table-cell office:value-type="float" office:value="3279.82" table:style-name="ce2">
            <text:p>3279.82</text:p>
          </table:table-cell>
          <table:table-cell table:number-columns-repeated="16382"/>
        </table:table-row>
        <table:table-row table:style-name="ro1">
          <table:table-cell office:value-type="float" office:value="10.776" table:style-name="ce2">
            <text:p>10.776</text:p>
          </table:table-cell>
          <table:table-cell office:value-type="float" office:value="3283.42" table:style-name="ce2">
            <text:p>3283.42</text:p>
          </table:table-cell>
          <table:table-cell table:number-columns-repeated="16382"/>
        </table:table-row>
        <table:table-row table:style-name="ro1">
          <table:table-cell office:value-type="float" office:value="10.8" table:style-name="ce2">
            <text:p>10.8</text:p>
          </table:table-cell>
          <table:table-cell office:value-type="float" office:value="3287.0198" table:style-name="ce2">
            <text:p>3287.0198</text:p>
          </table:table-cell>
          <table:table-cell table:number-columns-repeated="16382"/>
        </table:table-row>
        <table:table-row table:style-name="ro1">
          <table:table-cell office:value-type="float" office:value="10.824" table:style-name="ce2">
            <text:p>10.824</text:p>
          </table:table-cell>
          <table:table-cell office:value-type="float" office:value="3290.6196" table:style-name="ce2">
            <text:p>3290.6196</text:p>
          </table:table-cell>
          <table:table-cell table:number-columns-repeated="16382"/>
        </table:table-row>
        <table:table-row table:style-name="ro1">
          <table:table-cell office:value-type="float" office:value="10.848001" table:style-name="ce2">
            <text:p>10.848001</text:p>
          </table:table-cell>
          <table:table-cell office:value-type="float" office:value="3294.2195000000002" table:style-name="ce2">
            <text:p>3294.2195</text:p>
          </table:table-cell>
          <table:table-cell table:number-columns-repeated="16382"/>
        </table:table-row>
        <table:table-row table:style-name="ro1">
          <table:table-cell office:value-type="float" office:value="10.872" table:style-name="ce2">
            <text:p>10.872</text:p>
          </table:table-cell>
          <table:table-cell office:value-type="float" office:value="3297.8193000000001" table:style-name="ce2">
            <text:p>3297.8193</text:p>
          </table:table-cell>
          <table:table-cell table:number-columns-repeated="16382"/>
        </table:table-row>
        <table:table-row table:style-name="ro1">
          <table:table-cell office:value-type="float" office:value="10.896000000000001" table:style-name="ce2">
            <text:p>10.896</text:p>
          </table:table-cell>
          <table:table-cell office:value-type="float" office:value="3301.4191999999998" table:style-name="ce2">
            <text:p>3301.4192</text:p>
          </table:table-cell>
          <table:table-cell table:number-columns-repeated="16382"/>
        </table:table-row>
        <table:table-row table:style-name="ro1">
          <table:table-cell office:value-type="float" office:value="10.92" table:style-name="ce2">
            <text:p>10.92</text:p>
          </table:table-cell>
          <table:table-cell office:value-type="float" office:value="3305.0189999999998" table:style-name="ce2">
            <text:p>3305.019</text:p>
          </table:table-cell>
          <table:table-cell table:number-columns-repeated="16382"/>
        </table:table-row>
        <table:table-row table:style-name="ro1">
          <table:table-cell office:value-type="float" office:value="10.944000000000001" table:style-name="ce2">
            <text:p>10.944</text:p>
          </table:table-cell>
          <table:table-cell office:value-type="float" office:value="3308.6190000000001" table:style-name="ce2">
            <text:p>3308.619</text:p>
          </table:table-cell>
          <table:table-cell table:number-columns-repeated="16382"/>
        </table:table-row>
        <table:table-row table:style-name="ro1">
          <table:table-cell office:value-type="float" office:value="10.968" table:style-name="ce2">
            <text:p>10.968</text:p>
          </table:table-cell>
          <table:table-cell office:value-type="float" office:value="3312.2188000000001" table:style-name="ce2">
            <text:p>3312.2188</text:p>
          </table:table-cell>
          <table:table-cell table:number-columns-repeated="16382"/>
        </table:table-row>
        <table:table-row table:style-name="ro1">
          <table:table-cell office:value-type="float" office:value="10.992000000000001" table:style-name="ce2">
            <text:p>10.992</text:p>
          </table:table-cell>
          <table:table-cell office:value-type="float" office:value="3315.8186000000001" table:style-name="ce2">
            <text:p>3315.8186</text:p>
          </table:table-cell>
          <table:table-cell table:number-columns-repeated="16382"/>
        </table:table-row>
        <table:table-row table:style-name="ro1">
          <table:table-cell office:value-type="float" office:value="11.016" table:style-name="ce2">
            <text:p>11.016</text:p>
          </table:table-cell>
          <table:table-cell office:value-type="float" office:value="3319.4185000000002" table:style-name="ce2">
            <text:p>3319.4185</text:p>
          </table:table-cell>
          <table:table-cell table:number-columns-repeated="16382"/>
        </table:table-row>
        <table:table-row table:style-name="ro1">
          <table:table-cell office:value-type="float" office:value="11.04" table:style-name="ce2">
            <text:p>11.04</text:p>
          </table:table-cell>
          <table:table-cell office:value-type="float" office:value="3322.2982999999999" table:style-name="ce2">
            <text:p>3322.2983</text:p>
          </table:table-cell>
          <table:table-cell table:number-columns-repeated="16382"/>
        </table:table-row>
        <table:table-row table:style-name="ro1">
          <table:table-cell office:value-type="float" office:value="11.064" table:style-name="ce2">
            <text:p>11.064</text:p>
          </table:table-cell>
          <table:table-cell office:value-type="float" office:value="3324.4582999999998" table:style-name="ce2">
            <text:p>3324.4583</text:p>
          </table:table-cell>
          <table:table-cell table:number-columns-repeated="16382"/>
        </table:table-row>
        <table:table-row table:style-name="ro1">
          <table:table-cell office:value-type="float" office:value="11.087999999999999" table:style-name="ce2">
            <text:p>11.088</text:p>
          </table:table-cell>
          <table:table-cell office:value-type="float" office:value="3325.8982000000001" table:style-name="ce2">
            <text:p>3325.8982</text:p>
          </table:table-cell>
          <table:table-cell table:number-columns-repeated="16382"/>
        </table:table-row>
        <table:table-row table:style-name="ro1">
          <table:table-cell office:value-type="float" office:value="11.112" table:style-name="ce2">
            <text:p>11.112</text:p>
          </table:table-cell>
          <table:table-cell office:value-type="float" office:value="3327.3380999999999" table:style-name="ce2">
            <text:p>3327.3381</text:p>
          </table:table-cell>
          <table:table-cell table:number-columns-repeated="16382"/>
        </table:table-row>
        <table:table-row table:style-name="ro1">
          <table:table-cell office:value-type="float" office:value="11.135999999999999" table:style-name="ce2">
            <text:p>11.136</text:p>
          </table:table-cell>
          <table:table-cell office:value-type="float" office:value="3328.7779999999998" table:style-name="ce2">
            <text:p>3328.778</text:p>
          </table:table-cell>
          <table:table-cell table:number-columns-repeated="16382"/>
        </table:table-row>
        <table:table-row table:style-name="ro1">
          <table:table-cell office:value-type="float" office:value="11.16" table:style-name="ce2">
            <text:p>11.16</text:p>
          </table:table-cell>
          <table:table-cell office:value-type="float" office:value="3330.2179999999998" table:style-name="ce2">
            <text:p>3330.218</text:p>
          </table:table-cell>
          <table:table-cell table:number-columns-repeated="16382"/>
        </table:table-row>
        <table:table-row table:style-name="ro1">
          <table:table-cell office:value-type="float" office:value="11.183999999999999" table:style-name="ce2">
            <text:p>11.184</text:p>
          </table:table-cell>
          <table:table-cell office:value-type="float" office:value="3331.6579999999999" table:style-name="ce2">
            <text:p>3331.658</text:p>
          </table:table-cell>
          <table:table-cell table:number-columns-repeated="16382"/>
        </table:table-row>
        <table:table-row table:style-name="ro1">
          <table:table-cell office:value-type="float" office:value="11.208" table:style-name="ce2">
            <text:p>11.208</text:p>
          </table:table-cell>
          <table:table-cell office:value-type="float" office:value="3333.8179" table:style-name="ce2">
            <text:p>3333.8179</text:p>
          </table:table-cell>
          <table:table-cell table:number-columns-repeated="16382"/>
        </table:table-row>
        <table:table-row table:style-name="ro1">
          <table:table-cell office:value-type="float" office:value="11.231999999999999" table:style-name="ce2">
            <text:p>11.232</text:p>
          </table:table-cell>
          <table:table-cell office:value-type="float" office:value="3335.9778000000001" table:style-name="ce2">
            <text:p>3335.9778</text:p>
          </table:table-cell>
          <table:table-cell table:number-columns-repeated="16382"/>
        </table:table-row>
        <table:table-row table:style-name="ro1">
          <table:table-cell office:value-type="float" office:value="11.256000500000001" table:style-name="ce2">
            <text:p>11.2560005</text:p>
          </table:table-cell>
          <table:table-cell office:value-type="float" office:value="3338.1377000000002" table:style-name="ce2">
            <text:p>3338.1377</text:p>
          </table:table-cell>
          <table:table-cell table:number-columns-repeated="16382"/>
        </table:table-row>
        <table:table-row table:style-name="ro1">
          <table:table-cell office:value-type="float" office:value="11.28" table:style-name="ce2">
            <text:p>11.28</text:p>
          </table:table-cell>
          <table:table-cell office:value-type="float" office:value="3340.2975999999999" table:style-name="ce2">
            <text:p>3340.2976</text:p>
          </table:table-cell>
          <table:table-cell table:number-columns-repeated="16382"/>
        </table:table-row>
        <table:table-row table:style-name="ro1">
          <table:table-cell office:value-type="float" office:value="11.304" table:style-name="ce2">
            <text:p>11.304</text:p>
          </table:table-cell>
          <table:table-cell office:value-type="float" office:value="3342.4575" table:style-name="ce2">
            <text:p>3342.4575</text:p>
          </table:table-cell>
          <table:table-cell table:number-columns-repeated="16382"/>
        </table:table-row>
        <table:table-row table:style-name="ro1">
          <table:table-cell office:value-type="float" office:value="11.327999999999999" table:style-name="ce2">
            <text:p>11.328</text:p>
          </table:table-cell>
          <table:table-cell office:value-type="float" office:value="3344.6174000000001" table:style-name="ce2">
            <text:p>3344.6174</text:p>
          </table:table-cell>
          <table:table-cell table:number-columns-repeated="16382"/>
        </table:table-row>
        <table:table-row table:style-name="ro1">
          <table:table-cell office:value-type="float" office:value="11.352" table:style-name="ce2">
            <text:p>11.352</text:p>
          </table:table-cell>
          <table:table-cell office:value-type="float" office:value="3346.7773000000002" table:style-name="ce2">
            <text:p>3346.7773</text:p>
          </table:table-cell>
          <table:table-cell table:number-columns-repeated="16382"/>
        </table:table-row>
        <table:table-row table:style-name="ro1">
          <table:table-cell office:value-type="float" office:value="11.375999999999999" table:style-name="ce2">
            <text:p>11.376</text:p>
          </table:table-cell>
          <table:table-cell office:value-type="float" office:value="3348.9373000000001" table:style-name="ce2">
            <text:p>3348.9373</text:p>
          </table:table-cell>
          <table:table-cell table:number-columns-repeated="16382"/>
        </table:table-row>
        <table:table-row table:style-name="ro1">
          <table:table-cell office:value-type="float" office:value="11.400001" table:style-name="ce2">
            <text:p>11.400001</text:p>
          </table:table-cell>
          <table:table-cell office:value-type="float" office:value="3351.0972000000002" table:style-name="ce2">
            <text:p>3351.0972</text:p>
          </table:table-cell>
          <table:table-cell table:number-columns-repeated="16382"/>
        </table:table-row>
        <table:table-row table:style-name="ro1">
          <table:table-cell office:value-type="float" office:value="11.423999999999999" table:style-name="ce2">
            <text:p>11.424</text:p>
          </table:table-cell>
          <table:table-cell office:value-type="float" office:value="3353.2570000000001" table:style-name="ce2">
            <text:p>3353.257</text:p>
          </table:table-cell>
          <table:table-cell table:number-columns-repeated="16382"/>
        </table:table-row>
        <table:table-row table:style-name="ro1">
          <table:table-cell office:value-type="float" office:value="11.448" table:style-name="ce2">
            <text:p>11.448</text:p>
          </table:table-cell>
          <table:table-cell office:value-type="float" office:value="3355.4169999999999" table:style-name="ce2">
            <text:p>3355.417</text:p>
          </table:table-cell>
          <table:table-cell table:number-columns-repeated="16382"/>
        </table:table-row>
        <table:table-row table:style-name="ro1">
          <table:table-cell office:value-type="float" office:value="11.472" table:style-name="ce2">
            <text:p>11.472</text:p>
          </table:table-cell>
          <table:table-cell office:value-type="float" office:value="3357.5770000000002" table:style-name="ce2">
            <text:p>3357.577</text:p>
          </table:table-cell>
          <table:table-cell table:number-columns-repeated="16382"/>
        </table:table-row>
        <table:table-row table:style-name="ro1">
          <table:table-cell office:value-type="float" office:value="11.496" table:style-name="ce2">
            <text:p>11.496</text:p>
          </table:table-cell>
          <table:table-cell office:value-type="float" office:value="3359.7368000000001" table:style-name="ce2">
            <text:p>3359.7368</text:p>
          </table:table-cell>
          <table:table-cell table:number-columns-repeated="16382"/>
        </table:table-row>
        <table:table-row table:style-name="ro1">
          <table:table-cell office:value-type="float" office:value="11.52" table:style-name="ce2">
            <text:p>11.52</text:p>
          </table:table-cell>
          <table:table-cell office:value-type="float" office:value="3362.6167" table:style-name="ce2">
            <text:p>3362.6167</text:p>
          </table:table-cell>
          <table:table-cell table:number-columns-repeated="16382"/>
        </table:table-row>
        <table:table-row table:style-name="ro1">
          <table:table-cell office:value-type="float" office:value="11.544" table:style-name="ce2">
            <text:p>11.544</text:p>
          </table:table-cell>
          <table:table-cell office:value-type="float" office:value="3365.4965999999999" table:style-name="ce2">
            <text:p>3365.4966</text:p>
          </table:table-cell>
          <table:table-cell table:number-columns-repeated="16382"/>
        </table:table-row>
        <table:table-row table:style-name="ro1">
          <table:table-cell office:value-type="float" office:value="11.568" table:style-name="ce2">
            <text:p>11.568</text:p>
          </table:table-cell>
          <table:table-cell office:value-type="float" office:value="3368.3764999999999" table:style-name="ce2">
            <text:p>3368.3765</text:p>
          </table:table-cell>
          <table:table-cell table:number-columns-repeated="16382"/>
        </table:table-row>
        <table:table-row table:style-name="ro1">
          <table:table-cell office:value-type="float" office:value="11.592000000000001" table:style-name="ce2">
            <text:p>11.592</text:p>
          </table:table-cell>
          <table:table-cell office:value-type="float" office:value="3371.2563" table:style-name="ce2">
            <text:p>3371.2563</text:p>
          </table:table-cell>
          <table:table-cell table:number-columns-repeated="16382"/>
        </table:table-row>
        <table:table-row table:style-name="ro1">
          <table:table-cell office:value-type="float" office:value="11.616" table:style-name="ce2">
            <text:p>11.616</text:p>
          </table:table-cell>
          <table:table-cell office:value-type="float" office:value="3374.1361999999999" table:style-name="ce2">
            <text:p>3374.1362</text:p>
          </table:table-cell>
          <table:table-cell table:number-columns-repeated="16382"/>
        </table:table-row>
        <table:table-row table:style-name="ro1">
          <table:table-cell office:value-type="float" office:value="11.64" table:style-name="ce2">
            <text:p>11.64</text:p>
          </table:table-cell>
          <table:table-cell office:value-type="float" office:value="3377.0160000000001" table:style-name="ce2">
            <text:p>3377.016</text:p>
          </table:table-cell>
          <table:table-cell table:number-columns-repeated="16382"/>
        </table:table-row>
        <table:table-row table:style-name="ro1">
          <table:table-cell office:value-type="float" office:value="11.6640005" table:style-name="ce2">
            <text:p>11.6640005</text:p>
          </table:table-cell>
          <table:table-cell office:value-type="float" office:value="3379.8960000000002" table:style-name="ce2">
            <text:p>3379.896</text:p>
          </table:table-cell>
          <table:table-cell table:number-columns-repeated="16382"/>
        </table:table-row>
        <table:table-row table:style-name="ro1">
          <table:table-cell office:value-type="float" office:value="11.688000000000001" table:style-name="ce2">
            <text:p>11.688</text:p>
          </table:table-cell>
          <table:table-cell office:value-type="float" office:value="3382.7759999999998" table:style-name="ce2">
            <text:p>3382.776</text:p>
          </table:table-cell>
          <table:table-cell table:number-columns-repeated="16382"/>
        </table:table-row>
        <table:table-row table:style-name="ro1">
          <table:table-cell office:value-type="float" office:value="11.712" table:style-name="ce2">
            <text:p>11.712</text:p>
          </table:table-cell>
          <table:table-cell office:value-type="float" office:value="3385.6558" table:style-name="ce2">
            <text:p>3385.6558</text:p>
          </table:table-cell>
          <table:table-cell table:number-columns-repeated="16382"/>
        </table:table-row>
        <table:table-row table:style-name="ro1">
          <table:table-cell office:value-type="float" office:value="11.736000000000001" table:style-name="ce2">
            <text:p>11.736</text:p>
          </table:table-cell>
          <table:table-cell office:value-type="float" office:value="3388.5356000000002" table:style-name="ce2">
            <text:p>3388.5356</text:p>
          </table:table-cell>
          <table:table-cell table:number-columns-repeated="16382"/>
        </table:table-row>
        <table:table-row table:style-name="ro1">
          <table:table-cell office:value-type="float" office:value="11.76" table:style-name="ce2">
            <text:p>11.76</text:p>
          </table:table-cell>
          <table:table-cell office:value-type="float" office:value="3391.4155000000001" table:style-name="ce2">
            <text:p>3391.4155</text:p>
          </table:table-cell>
          <table:table-cell table:number-columns-repeated="16382"/>
        </table:table-row>
        <table:table-row table:style-name="ro1">
          <table:table-cell office:value-type="float" office:value="11.784000000000001" table:style-name="ce2">
            <text:p>11.784</text:p>
          </table:table-cell>
          <table:table-cell office:value-type="float" office:value="3394.2954" table:style-name="ce2">
            <text:p>3394.2954</text:p>
          </table:table-cell>
          <table:table-cell table:number-columns-repeated="16382"/>
        </table:table-row>
        <table:table-row table:style-name="ro1">
          <table:table-cell office:value-type="float" office:value="11.808001000000001" table:style-name="ce2">
            <text:p>11.808001</text:p>
          </table:table-cell>
          <table:table-cell office:value-type="float" office:value="3397.1752999999999" table:style-name="ce2">
            <text:p>3397.1753</text:p>
          </table:table-cell>
          <table:table-cell table:number-columns-repeated="16382"/>
        </table:table-row>
        <table:table-row table:style-name="ro1">
          <table:table-cell office:value-type="float" office:value="11.832000000000001" table:style-name="ce2">
            <text:p>11.832</text:p>
          </table:table-cell>
          <table:table-cell office:value-type="float" office:value="3400.0551999999998" table:style-name="ce2">
            <text:p>3400.0552</text:p>
          </table:table-cell>
          <table:table-cell table:number-columns-repeated="16382"/>
        </table:table-row>
        <table:table-row table:style-name="ro1">
          <table:table-cell office:value-type="float" office:value="11.856" table:style-name="ce2">
            <text:p>11.856</text:p>
          </table:table-cell>
          <table:table-cell office:value-type="float" office:value="3402.9349999999999" table:style-name="ce2">
            <text:p>3402.935</text:p>
          </table:table-cell>
          <table:table-cell table:number-columns-repeated="16382"/>
        </table:table-row>
        <table:table-row table:style-name="ro1">
          <table:table-cell office:value-type="float" office:value="11.88" table:style-name="ce2">
            <text:p>11.88</text:p>
          </table:table-cell>
          <table:table-cell office:value-type="float" office:value="3405.8150000000001" table:style-name="ce2">
            <text:p>3405.815</text:p>
          </table:table-cell>
          <table:table-cell table:number-columns-repeated="16382"/>
        </table:table-row>
        <table:table-row table:style-name="ro1">
          <table:table-cell office:value-type="float" office:value="11.904" table:style-name="ce2">
            <text:p>11.904</text:p>
          </table:table-cell>
          <table:table-cell office:value-type="float" office:value="3409.4148" table:style-name="ce2">
            <text:p>3409.4148</text:p>
          </table:table-cell>
          <table:table-cell table:number-columns-repeated="16382"/>
        </table:table-row>
        <table:table-row table:style-name="ro1">
          <table:table-cell office:value-type="float" office:value="11.928000000000001" table:style-name="ce2">
            <text:p>11.928</text:p>
          </table:table-cell>
          <table:table-cell office:value-type="float" office:value="3413.0146" table:style-name="ce2">
            <text:p>3413.0146</text:p>
          </table:table-cell>
          <table:table-cell table:number-columns-repeated="16382"/>
        </table:table-row>
        <table:table-row table:style-name="ro1">
          <table:table-cell office:value-type="float" office:value="11.952" table:style-name="ce2">
            <text:p>11.952</text:p>
          </table:table-cell>
          <table:table-cell office:value-type="float" office:value="3416.6145000000001" table:style-name="ce2">
            <text:p>3416.6145</text:p>
          </table:table-cell>
          <table:table-cell table:number-columns-repeated="16382"/>
        </table:table-row>
        <table:table-row table:style-name="ro1">
          <table:table-cell office:value-type="float" office:value="11.976000000000001" table:style-name="ce2">
            <text:p>11.976</text:p>
          </table:table-cell>
          <table:table-cell office:value-type="float" office:value="3420.2143999999998" table:style-name="ce2">
            <text:p>3420.2144</text:p>
          </table:table-cell>
          <table:table-cell table:number-columns-repeated="1638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3423.8141999999998" table:style-name="ce2">
            <text:p>3423.8142</text:p>
          </table:table-cell>
          <table:table-cell table:number-columns-repeated="16382"/>
        </table:table-row>
        <table:table-row table:style-name="ro1">
          <table:table-cell office:value-type="float" office:value="12.023999999999999" table:style-name="ce2">
            <text:p>12.024</text:p>
          </table:table-cell>
          <table:table-cell office:value-type="float" office:value="3427.4140000000002" table:style-name="ce2">
            <text:p>3427.414</text:p>
          </table:table-cell>
          <table:table-cell table:number-columns-repeated="16382"/>
        </table:table-row>
        <table:table-row table:style-name="ro1">
          <table:table-cell office:value-type="float" office:value="12.048" table:style-name="ce2">
            <text:p>12.048</text:p>
          </table:table-cell>
          <table:table-cell office:value-type="float" office:value="3431.0140000000001" table:style-name="ce2">
            <text:p>3431.014</text:p>
          </table:table-cell>
          <table:table-cell table:number-columns-repeated="16382"/>
        </table:table-row>
        <table:table-row table:style-name="ro1">
          <table:table-cell office:value-type="float" office:value="12.0720005" table:style-name="ce2">
            <text:p>12.0720005</text:p>
          </table:table-cell>
          <table:table-cell office:value-type="float" office:value="3434.6138000000001" table:style-name="ce2">
            <text:p>3434.6138</text:p>
          </table:table-cell>
          <table:table-cell table:number-columns-repeated="16382"/>
        </table:table-row>
        <table:table-row table:style-name="ro1">
          <table:table-cell office:value-type="float" office:value="12.096" table:style-name="ce2">
            <text:p>12.096</text:p>
          </table:table-cell>
          <table:table-cell office:value-type="float" office:value="3437.4937" table:style-name="ce2">
            <text:p>3437.4937</text:p>
          </table:table-cell>
          <table:table-cell table:number-columns-repeated="16382"/>
        </table:table-row>
        <table:table-row table:style-name="ro1">
          <table:table-cell office:value-type="float" office:value="12.12" table:style-name="ce2">
            <text:p>12.12</text:p>
          </table:table-cell>
          <table:table-cell office:value-type="float" office:value="3440.3735000000001" table:style-name="ce2">
            <text:p>3440.3735</text:p>
          </table:table-cell>
          <table:table-cell table:number-columns-repeated="16382"/>
        </table:table-row>
        <table:table-row table:style-name="ro1">
          <table:table-cell office:value-type="float" office:value="12.144" table:style-name="ce2">
            <text:p>12.144</text:p>
          </table:table-cell>
          <table:table-cell office:value-type="float" office:value="3443.2534000000001" table:style-name="ce2">
            <text:p>3443.2534</text:p>
          </table:table-cell>
          <table:table-cell table:number-columns-repeated="16382"/>
        </table:table-row>
        <table:table-row table:style-name="ro1">
          <table:table-cell office:value-type="float" office:value="12.167999999999999" table:style-name="ce2">
            <text:p>12.168</text:p>
          </table:table-cell>
          <table:table-cell office:value-type="float" office:value="3446.1333" table:style-name="ce2">
            <text:p>3446.1333</text:p>
          </table:table-cell>
          <table:table-cell table:number-columns-repeated="16382"/>
        </table:table-row>
        <table:table-row table:style-name="ro1">
          <table:table-cell office:value-type="float" office:value="12.192" table:style-name="ce2">
            <text:p>12.192</text:p>
          </table:table-cell>
          <table:table-cell office:value-type="float" office:value="3449.0131999999999" table:style-name="ce2">
            <text:p>3449.0132</text:p>
          </table:table-cell>
          <table:table-cell table:number-columns-repeated="16382"/>
        </table:table-row>
        <table:table-row table:style-name="ro1">
          <table:table-cell office:value-type="float" office:value="12.216001" table:style-name="ce2">
            <text:p>12.216001</text:p>
          </table:table-cell>
          <table:table-cell office:value-type="float" office:value="3451.893" table:style-name="ce2">
            <text:p>3451.893</text:p>
          </table:table-cell>
          <table:table-cell table:number-columns-repeated="16382"/>
        </table:table-row>
        <table:table-row table:style-name="ro1">
          <table:table-cell office:value-type="float" office:value="12.24" table:style-name="ce2">
            <text:p>12.24</text:p>
          </table:table-cell>
          <table:table-cell office:value-type="float" office:value="3454.7730000000001" table:style-name="ce2">
            <text:p>3454.773</text:p>
          </table:table-cell>
          <table:table-cell table:number-columns-repeated="16382"/>
        </table:table-row>
        <table:table-row table:style-name="ro1">
          <table:table-cell office:value-type="float" office:value="12.263999999999999" table:style-name="ce2">
            <text:p>12.264</text:p>
          </table:table-cell>
          <table:table-cell office:value-type="float" office:value="3457.6527999999998" table:style-name="ce2">
            <text:p>3457.6528</text:p>
          </table:table-cell>
          <table:table-cell table:number-columns-repeated="16382"/>
        </table:table-row>
        <table:table-row table:style-name="ro1">
          <table:table-cell office:value-type="float" office:value="12.288" table:style-name="ce2">
            <text:p>12.288</text:p>
          </table:table-cell>
          <table:table-cell office:value-type="float" office:value="3460.5327000000002" table:style-name="ce2">
            <text:p>3460.5327</text:p>
          </table:table-cell>
          <table:table-cell table:number-columns-repeated="16382"/>
        </table:table-row>
        <table:table-row table:style-name="ro1">
          <table:table-cell office:value-type="float" office:value="12.311999999999999" table:style-name="ce2">
            <text:p>12.312</text:p>
          </table:table-cell>
          <table:table-cell office:value-type="float" office:value="3463.4126000000001" table:style-name="ce2">
            <text:p>3463.4126</text:p>
          </table:table-cell>
          <table:table-cell table:number-columns-repeated="16382"/>
        </table:table-row>
        <table:table-row table:style-name="ro1">
          <table:table-cell office:value-type="float" office:value="12.336" table:style-name="ce2">
            <text:p>12.336</text:p>
          </table:table-cell>
          <table:table-cell office:value-type="float" office:value="3467.0124999999998" table:style-name="ce2">
            <text:p>3467.0125</text:p>
          </table:table-cell>
          <table:table-cell table:number-columns-repeated="16382"/>
        </table:table-row>
        <table:table-row table:style-name="ro1">
          <table:table-cell office:value-type="float" office:value="12.36" table:style-name="ce2">
            <text:p>12.36</text:p>
          </table:table-cell>
          <table:table-cell office:value-type="float" office:value="3470.6122999999998" table:style-name="ce2">
            <text:p>3470.6123</text:p>
          </table:table-cell>
          <table:table-cell table:number-columns-repeated="16382"/>
        </table:table-row>
        <table:table-row table:style-name="ro1">
          <table:table-cell office:value-type="float" office:value="12.384" table:style-name="ce2">
            <text:p>12.384</text:p>
          </table:table-cell>
          <table:table-cell office:value-type="float" office:value="3474.2121999999999" table:style-name="ce2">
            <text:p>3474.2122</text:p>
          </table:table-cell>
          <table:table-cell table:number-columns-repeated="16382"/>
        </table:table-row>
        <table:table-row table:style-name="ro1">
          <table:table-cell office:value-type="float" office:value="12.407999999999999" table:style-name="ce2">
            <text:p>12.408</text:p>
          </table:table-cell>
          <table:table-cell office:value-type="float" office:value="3477.8119999999999" table:style-name="ce2">
            <text:p>3477.812</text:p>
          </table:table-cell>
          <table:table-cell table:number-columns-repeated="16382"/>
        </table:table-row>
        <table:table-row table:style-name="ro1">
          <table:table-cell office:value-type="float" office:value="12.432" table:style-name="ce2">
            <text:p>12.432</text:p>
          </table:table-cell>
          <table:table-cell office:value-type="float" office:value="3481.4119000000001" table:style-name="ce2">
            <text:p>3481.4119</text:p>
          </table:table-cell>
          <table:table-cell table:number-columns-repeated="16382"/>
        </table:table-row>
        <table:table-row table:style-name="ro1">
          <table:table-cell office:value-type="float" office:value="12.456" table:style-name="ce2">
            <text:p>12.456</text:p>
          </table:table-cell>
          <table:table-cell office:value-type="float" office:value="3485.0117" table:style-name="ce2">
            <text:p>3485.0117</text:p>
          </table:table-cell>
          <table:table-cell table:number-columns-repeated="16382"/>
        </table:table-row>
        <table:table-row table:style-name="ro1">
          <table:table-cell office:value-type="float" office:value="12.480000499999999" table:style-name="ce2">
            <text:p>12.4800005</text:p>
          </table:table-cell>
          <table:table-cell office:value-type="float" office:value="3488.6116000000002" table:style-name="ce2">
            <text:p>3488.6116</text:p>
          </table:table-cell>
          <table:table-cell table:number-columns-repeated="16382"/>
        </table:table-row>
        <table:table-row table:style-name="ro1">
          <table:table-cell office:value-type="float" office:value="12.504" table:style-name="ce2">
            <text:p>12.504</text:p>
          </table:table-cell>
          <table:table-cell office:value-type="float" office:value="3492.2114000000001" table:style-name="ce2">
            <text:p>3492.2114</text:p>
          </table:table-cell>
          <table:table-cell table:number-columns-repeated="16382"/>
        </table:table-row>
        <table:table-row table:style-name="ro1">
          <table:table-cell office:value-type="float" office:value="12.528" table:style-name="ce2">
            <text:p>12.528</text:p>
          </table:table-cell>
          <table:table-cell office:value-type="float" office:value="3495.0913" table:style-name="ce2">
            <text:p>3495.0913</text:p>
          </table:table-cell>
          <table:table-cell table:number-columns-repeated="16382"/>
        </table:table-row>
        <table:table-row table:style-name="ro1">
          <table:table-cell office:value-type="float" office:value="12.552" table:style-name="ce2">
            <text:p>12.552</text:p>
          </table:table-cell>
          <table:table-cell office:value-type="float" office:value="3497.9712" table:style-name="ce2">
            <text:p>3497.9712</text:p>
          </table:table-cell>
          <table:table-cell table:number-columns-repeated="16382"/>
        </table:table-row>
        <table:table-row table:style-name="ro1">
          <table:table-cell office:value-type="float" office:value="12.576000000000001" table:style-name="ce2">
            <text:p>12.576</text:p>
          </table:table-cell>
          <table:table-cell office:value-type="float" office:value="3500.8510000000001" table:style-name="ce2">
            <text:p>3500.851</text:p>
          </table:table-cell>
          <table:table-cell table:number-columns-repeated="16382"/>
        </table:table-row>
        <table:table-row table:style-name="ro1">
          <table:table-cell office:value-type="float" office:value="12.6" table:style-name="ce2">
            <text:p>12.6</text:p>
          </table:table-cell>
          <table:table-cell office:value-type="float" office:value="3503.7310000000002" table:style-name="ce2">
            <text:p>3503.731</text:p>
          </table:table-cell>
          <table:table-cell table:number-columns-repeated="16382"/>
        </table:table-row>
        <table:table-row table:style-name="ro1">
          <table:table-cell office:value-type="float" office:value="12.624001" table:style-name="ce2">
            <text:p>12.624001</text:p>
          </table:table-cell>
          <table:table-cell office:value-type="float" office:value="3506.6107999999999" table:style-name="ce2">
            <text:p>3506.6108</text:p>
          </table:table-cell>
          <table:table-cell table:number-columns-repeated="16382"/>
        </table:table-row>
        <table:table-row table:style-name="ro1">
          <table:table-cell office:value-type="float" office:value="12.648" table:style-name="ce2">
            <text:p>12.648</text:p>
          </table:table-cell>
          <table:table-cell office:value-type="float" office:value="3509.4906999999998" table:style-name="ce2">
            <text:p>3509.4907</text:p>
          </table:table-cell>
          <table:table-cell table:number-columns-repeated="16382"/>
        </table:table-row>
        <table:table-row table:style-name="ro1">
          <table:table-cell office:value-type="float" office:value="12.672000000000001" table:style-name="ce2">
            <text:p>12.672</text:p>
          </table:table-cell>
          <table:table-cell office:value-type="float" office:value="3512.3706000000002" table:style-name="ce2">
            <text:p>3512.3706</text:p>
          </table:table-cell>
          <table:table-cell table:number-columns-repeated="16382"/>
        </table:table-row>
        <table:table-row table:style-name="ro1">
          <table:table-cell office:value-type="float" office:value="12.696" table:style-name="ce2">
            <text:p>12.696</text:p>
          </table:table-cell>
          <table:table-cell office:value-type="float" office:value="3515.2505000000001" table:style-name="ce2">
            <text:p>3515.2505</text:p>
          </table:table-cell>
          <table:table-cell table:number-columns-repeated="16382"/>
        </table:table-row>
        <table:table-row table:style-name="ro1">
          <table:table-cell office:value-type="float" office:value="12.72" table:style-name="ce2">
            <text:p>12.72</text:p>
          </table:table-cell>
          <table:table-cell office:value-type="float" office:value="3517.4104000000002" table:style-name="ce2">
            <text:p>3517.4104</text:p>
          </table:table-cell>
          <table:table-cell table:number-columns-repeated="16382"/>
        </table:table-row>
        <table:table-row table:style-name="ro1">
          <table:table-cell office:value-type="float" office:value="12.744" table:style-name="ce2">
            <text:p>12.744</text:p>
          </table:table-cell>
          <table:table-cell office:value-type="float" office:value="3519.5702999999999" table:style-name="ce2">
            <text:p>3519.5703</text:p>
          </table:table-cell>
          <table:table-cell table:number-columns-repeated="16382"/>
        </table:table-row>
        <table:table-row table:style-name="ro1">
          <table:table-cell office:value-type="float" office:value="12.768000000000001" table:style-name="ce2">
            <text:p>12.768</text:p>
          </table:table-cell>
          <table:table-cell office:value-type="float" office:value="3521.7302" table:style-name="ce2">
            <text:p>3521.7302</text:p>
          </table:table-cell>
          <table:table-cell table:number-columns-repeated="16382"/>
        </table:table-row>
        <table:table-row table:style-name="ro1">
          <table:table-cell office:value-type="float" office:value="12.792" table:style-name="ce2">
            <text:p>12.792</text:p>
          </table:table-cell>
          <table:table-cell office:value-type="float" office:value="3523.1702" table:style-name="ce2">
            <text:p>3523.1702</text:p>
          </table:table-cell>
          <table:table-cell table:number-columns-repeated="16382"/>
        </table:table-row>
        <table:table-row table:style-name="ro1">
          <table:table-cell office:value-type="float" office:value="12.816000000000001" table:style-name="ce2">
            <text:p>12.816</text:p>
          </table:table-cell>
          <table:table-cell office:value-type="float" office:value="3524.61" table:style-name="ce2">
            <text:p>3524.61</text:p>
          </table:table-cell>
          <table:table-cell table:number-columns-repeated="16382"/>
        </table:table-row>
        <table:table-row table:style-name="ro1">
          <table:table-cell office:value-type="float" office:value="12.84" table:style-name="ce2">
            <text:p>12.84</text:p>
          </table:table-cell>
          <table:table-cell office:value-type="float" office:value="3526.05" table:style-name="ce2">
            <text:p>3526.05</text:p>
          </table:table-cell>
          <table:table-cell table:number-columns-repeated="16382"/>
        </table:table-row>
        <table:table-row table:style-name="ro1">
          <table:table-cell office:value-type="float" office:value="12.864000000000001" table:style-name="ce2">
            <text:p>12.864</text:p>
          </table:table-cell>
          <table:table-cell office:value-type="float" office:value="3527.49" table:style-name="ce2">
            <text:p>3527.49</text:p>
          </table:table-cell>
          <table:table-cell table:number-columns-repeated="16382"/>
        </table:table-row>
        <table:table-row table:style-name="ro1">
          <table:table-cell office:value-type="float" office:value="12.8880005" table:style-name="ce2">
            <text:p>12.8880005</text:p>
          </table:table-cell>
          <table:table-cell office:value-type="float" office:value="3528.93" table:style-name="ce2">
            <text:p>3528.93</text:p>
          </table:table-cell>
          <table:table-cell table:number-columns-repeated="16382"/>
        </table:table-row>
        <table:table-row table:style-name="ro1">
          <table:table-cell office:value-type="float" office:value="12.912000000000001" table:style-name="ce2">
            <text:p>12.912</text:p>
          </table:table-cell>
          <table:table-cell office:value-type="float" office:value="3530.3699000000001" table:style-name="ce2">
            <text:p>3530.3699</text:p>
          </table:table-cell>
          <table:table-cell table:number-columns-repeated="16382"/>
        </table:table-row>
        <table:table-row table:style-name="ro1">
          <table:table-cell office:value-type="float" office:value="12.936" table:style-name="ce2">
            <text:p>12.936</text:p>
          </table:table-cell>
          <table:table-cell office:value-type="float" office:value="3531.8098" table:style-name="ce2">
            <text:p>3531.8098</text:p>
          </table:table-cell>
          <table:table-cell table:number-columns-repeated="16382"/>
        </table:table-row>
        <table:table-row table:style-name="ro1">
          <table:table-cell office:value-type="float" office:value="12.96" table:style-name="ce2">
            <text:p>12.96</text:p>
          </table:table-cell>
          <table:table-cell office:value-type="float" office:value="3533.2498000000001" table:style-name="ce2">
            <text:p>3533.2498</text:p>
          </table:table-cell>
          <table:table-cell table:number-columns-repeated="16382"/>
        </table:table-row>
        <table:table-row table:style-name="ro1">
          <table:table-cell office:value-type="float" office:value="12.984" table:style-name="ce2">
            <text:p>12.984</text:p>
          </table:table-cell>
          <table:table-cell office:value-type="float" office:value="3534.6896999999999" table:style-name="ce2">
            <text:p>3534.6897</text:p>
          </table:table-cell>
          <table:table-cell table:number-columns-repeated="16382"/>
        </table:table-row>
        <table:table-row table:style-name="ro1">
          <table:table-cell office:value-type="float" office:value="13.007999999999999" table:style-name="ce2">
            <text:p>13.008</text:p>
          </table:table-cell>
          <table:table-cell office:value-type="float" office:value="3536.8496" table:style-name="ce2">
            <text:p>3536.8496</text:p>
          </table:table-cell>
          <table:table-cell table:number-columns-repeated="16382"/>
        </table:table-row>
        <table:table-row table:style-name="ro1">
          <table:table-cell office:value-type="float" office:value="13.032000999999999" table:style-name="ce2">
            <text:p>13.032001</text:p>
          </table:table-cell>
          <table:table-cell office:value-type="float" office:value="3539.0095000000001" table:style-name="ce2">
            <text:p>3539.0095</text:p>
          </table:table-cell>
          <table:table-cell table:number-columns-repeated="16382"/>
        </table:table-row>
        <table:table-row table:style-name="ro1">
          <table:table-cell office:value-type="float" office:value="13.055999999999999" table:style-name="ce2">
            <text:p>13.056</text:p>
          </table:table-cell>
          <table:table-cell office:value-type="float" office:value="3541.1694000000002" table:style-name="ce2">
            <text:p>3541.1694</text:p>
          </table:table-cell>
          <table:table-cell table:number-columns-repeated="16382"/>
        </table:table-row>
        <table:table-row table:style-name="ro1">
          <table:table-cell office:value-type="float" office:value="13.08" table:style-name="ce2">
            <text:p>13.08</text:p>
          </table:table-cell>
          <table:table-cell office:value-type="float" office:value="3565.1921000000002" table:style-name="ce2">
            <text:p>3565.1921</text:p>
          </table:table-cell>
          <table:table-cell table:number-columns-repeated="16382"/>
        </table:table-row>
        <table:table-row table:style-name="ro1">
          <table:table-cell office:value-type="float" office:value="13.103999999999999" table:style-name="ce2">
            <text:p>13.104</text:p>
          </table:table-cell>
          <table:table-cell office:value-type="float" office:value="3589.2148000000002" table:style-name="ce2">
            <text:p>3589.2148</text:p>
          </table:table-cell>
          <table:table-cell table:number-columns-repeated="16382"/>
        </table:table-row>
        <table:table-row table:style-name="ro1">
          <table:table-cell office:value-type="float" office:value="13.128" table:style-name="ce2">
            <text:p>13.128</text:p>
          </table:table-cell>
          <table:table-cell office:value-type="float" office:value="3613.2375000000002" table:style-name="ce2">
            <text:p>3613.2375</text:p>
          </table:table-cell>
          <table:table-cell table:number-columns-repeated="16382"/>
        </table:table-row>
        <table:table-row table:style-name="ro1">
          <table:table-cell office:value-type="float" office:value="13.151999999999999" table:style-name="ce2">
            <text:p>13.152</text:p>
          </table:table-cell>
          <table:table-cell office:value-type="float" office:value="3637.2602999999999" table:style-name="ce2">
            <text:p>3637.2603</text:p>
          </table:table-cell>
          <table:table-cell table:number-columns-repeated="16382"/>
        </table:table-row>
        <table:table-row table:style-name="ro1">
          <table:table-cell office:value-type="float" office:value="13.176" table:style-name="ce2">
            <text:p>13.176</text:p>
          </table:table-cell>
          <table:table-cell office:value-type="float" office:value="3661.2829999999999" table:style-name="ce2">
            <text:p>3661.283</text:p>
          </table:table-cell>
          <table:table-cell table:number-columns-repeated="16382"/>
        </table:table-row>
        <table:table-row table:style-name="ro1">
          <table:table-cell office:value-type="float" office:value="13.2" table:style-name="ce2">
            <text:p>13.2</text:p>
          </table:table-cell>
          <table:table-cell office:value-type="float" office:value="3685.3056999999999" table:style-name="ce2">
            <text:p>3685.3057</text:p>
          </table:table-cell>
          <table:table-cell table:number-columns-repeated="16382"/>
        </table:table-row>
        <table:table-row table:style-name="ro1">
          <table:table-cell office:value-type="float" office:value="13.224" table:style-name="ce2">
            <text:p>13.224</text:p>
          </table:table-cell>
          <table:table-cell office:value-type="float" office:value="3709.3283999999999" table:style-name="ce2">
            <text:p>3709.3284</text:p>
          </table:table-cell>
          <table:table-cell table:number-columns-repeated="16382"/>
        </table:table-row>
        <table:table-row table:style-name="ro1">
          <table:table-cell office:value-type="float" office:value="13.247999999999999" table:style-name="ce2">
            <text:p>13.248</text:p>
          </table:table-cell>
          <table:table-cell office:value-type="float" office:value="3733.3510000000001" table:style-name="ce2">
            <text:p>3733.351</text:p>
          </table:table-cell>
          <table:table-cell table:number-columns-repeated="16382"/>
        </table:table-row>
        <table:table-row table:style-name="ro1">
          <table:table-cell office:value-type="float" office:value="13.272" table:style-name="ce2">
            <text:p>13.272</text:p>
          </table:table-cell>
          <table:table-cell office:value-type="float" office:value="3735.511" table:style-name="ce2">
            <text:p>3735.511</text:p>
          </table:table-cell>
          <table:table-cell table:number-columns-repeated="16382"/>
        </table:table-row>
        <table:table-row table:style-name="ro1">
          <table:table-cell office:value-type="float" office:value="13.2960005" table:style-name="ce2">
            <text:p>13.2960005</text:p>
          </table:table-cell>
          <table:table-cell office:value-type="float" office:value="3737.6709999999998" table:style-name="ce2">
            <text:p>3737.671</text:p>
          </table:table-cell>
          <table:table-cell table:number-columns-repeated="16382"/>
        </table:table-row>
        <table:table-row table:style-name="ro1">
          <table:table-cell office:value-type="float" office:value="13.32" table:style-name="ce2">
            <text:p>13.32</text:p>
          </table:table-cell>
          <table:table-cell office:value-type="float" office:value="3739.8308000000002" table:style-name="ce2">
            <text:p>3739.8308</text:p>
          </table:table-cell>
          <table:table-cell table:number-columns-repeated="16382"/>
        </table:table-row>
        <table:table-row table:style-name="ro1">
          <table:table-cell office:value-type="float" office:value="13.343999999999999" table:style-name="ce2">
            <text:p>13.344</text:p>
          </table:table-cell>
          <table:table-cell office:value-type="float" office:value="3741.9906999999998" table:style-name="ce2">
            <text:p>3741.9907</text:p>
          </table:table-cell>
          <table:table-cell table:number-columns-repeated="16382"/>
        </table:table-row>
        <table:table-row table:style-name="ro1">
          <table:table-cell office:value-type="float" office:value="13.368" table:style-name="ce2">
            <text:p>13.368</text:p>
          </table:table-cell>
          <table:table-cell office:value-type="float" office:value="3744.1505999999999" table:style-name="ce2">
            <text:p>3744.1506</text:p>
          </table:table-cell>
          <table:table-cell table:number-columns-repeated="16382"/>
        </table:table-row>
        <table:table-row table:style-name="ro1">
          <table:table-cell office:value-type="float" office:value="13.391999999999999" table:style-name="ce2">
            <text:p>13.392</text:p>
          </table:table-cell>
          <table:table-cell office:value-type="float" office:value="3746.3105" table:style-name="ce2">
            <text:p>3746.3105</text:p>
          </table:table-cell>
          <table:table-cell table:number-columns-repeated="16382"/>
        </table:table-row>
        <table:table-row table:style-name="ro1">
          <table:table-cell office:value-type="float" office:value="13.416" table:style-name="ce2">
            <text:p>13.416</text:p>
          </table:table-cell>
          <table:table-cell office:value-type="float" office:value="3748.4704999999999" table:style-name="ce2">
            <text:p>3748.4705</text:p>
          </table:table-cell>
          <table:table-cell table:number-columns-repeated="16382"/>
        </table:table-row>
        <table:table-row table:style-name="ro1">
          <table:table-cell office:value-type="float" office:value="13.440001000000001" table:style-name="ce2">
            <text:p>13.440001</text:p>
          </table:table-cell>
          <table:table-cell office:value-type="float" office:value="3750.6304" table:style-name="ce2">
            <text:p>3750.6304</text:p>
          </table:table-cell>
          <table:table-cell table:number-columns-repeated="16382"/>
        </table:table-row>
        <table:table-row table:style-name="ro1">
          <table:table-cell office:value-type="float" office:value="13.464" table:style-name="ce2">
            <text:p>13.464</text:p>
          </table:table-cell>
          <table:table-cell office:value-type="float" office:value="3752.7903000000001" table:style-name="ce2">
            <text:p>3752.7903</text:p>
          </table:table-cell>
          <table:table-cell table:number-columns-repeated="16382"/>
        </table:table-row>
        <table:table-row table:style-name="ro1">
          <table:table-cell office:value-type="float" office:value="13.488" table:style-name="ce2">
            <text:p>13.488</text:p>
          </table:table-cell>
          <table:table-cell office:value-type="float" office:value="3754.9502000000002" table:style-name="ce2">
            <text:p>3754.9502</text:p>
          </table:table-cell>
          <table:table-cell table:number-columns-repeated="16382"/>
        </table:table-row>
        <table:table-row table:style-name="ro1">
          <table:table-cell office:value-type="float" office:value="13.512" table:style-name="ce2">
            <text:p>13.512</text:p>
          </table:table-cell>
          <table:table-cell office:value-type="float" office:value="3757.11" table:style-name="ce2">
            <text:p>3757.11</text:p>
          </table:table-cell>
          <table:table-cell table:number-columns-repeated="16382"/>
        </table:table-row>
        <table:table-row table:style-name="ro1">
          <table:table-cell office:value-type="float" office:value="13.536" table:style-name="ce2">
            <text:p>13.536</text:p>
          </table:table-cell>
          <table:table-cell office:value-type="float" office:value="3759.27" table:style-name="ce2">
            <text:p>3759.27</text:p>
          </table:table-cell>
          <table:table-cell table:number-columns-repeated="16382"/>
        </table:table-row>
        <table:table-row table:style-name="ro1">
          <table:table-cell office:value-type="float" office:value="13.56" table:style-name="ce2">
            <text:p>13.56</text:p>
          </table:table-cell>
          <table:table-cell office:value-type="float" office:value="3761.43" table:style-name="ce2">
            <text:p>3761.43</text:p>
          </table:table-cell>
          <table:table-cell table:number-columns-repeated="16382"/>
        </table:table-row>
        <table:table-row table:style-name="ro1">
          <table:table-cell office:value-type="float" office:value="13.584001000000001" table:style-name="ce2">
            <text:p>13.584001</text:p>
          </table:table-cell>
          <table:table-cell office:value-type="float" office:value="3763.5898000000002" table:style-name="ce2">
            <text:p>3763.5898</text:p>
          </table:table-cell>
          <table:table-cell table:number-columns-repeated="16382"/>
        </table:table-row>
        <table:table-row table:style-name="ro1">
          <table:table-cell office:value-type="float" office:value="13.608000000000001" table:style-name="ce2">
            <text:p>13.608</text:p>
          </table:table-cell>
          <table:table-cell office:value-type="float" office:value="3765.7498000000001" table:style-name="ce2">
            <text:p>3765.7498</text:p>
          </table:table-cell>
          <table:table-cell table:number-columns-repeated="16382"/>
        </table:table-row>
        <table:table-row table:style-name="ro1">
          <table:table-cell office:value-type="float" office:value="13.632" table:style-name="ce2">
            <text:p>13.632</text:p>
          </table:table-cell>
          <table:table-cell office:value-type="float" office:value="3767.9097000000002" table:style-name="ce2">
            <text:p>3767.9097</text:p>
          </table:table-cell>
          <table:table-cell table:number-columns-repeated="16382"/>
        </table:table-row>
        <table:table-row table:style-name="ro1">
          <table:table-cell office:value-type="float" office:value="13.656000000000001" table:style-name="ce2">
            <text:p>13.656</text:p>
          </table:table-cell>
          <table:table-cell office:value-type="float" office:value="3770.0695999999998" table:style-name="ce2">
            <text:p>3770.0696</text:p>
          </table:table-cell>
          <table:table-cell table:number-columns-repeated="16382"/>
        </table:table-row>
        <table:table-row table:style-name="ro1">
          <table:table-cell office:value-type="float" office:value="13.68" table:style-name="ce2">
            <text:p>13.68</text:p>
          </table:table-cell>
          <table:table-cell office:value-type="float" office:value="3772.2294999999999" table:style-name="ce2">
            <text:p>3772.2295</text:p>
          </table:table-cell>
          <table:table-cell table:number-columns-repeated="16382"/>
        </table:table-row>
        <table:table-row table:style-name="ro1">
          <table:table-cell office:value-type="float" office:value="13.704000000000001" table:style-name="ce2">
            <text:p>13.704</text:p>
          </table:table-cell>
          <table:table-cell office:value-type="float" office:value="3774.3894" table:style-name="ce2">
            <text:p>3774.3894</text:p>
          </table:table-cell>
          <table:table-cell table:number-columns-repeated="16382"/>
        </table:table-row>
        <table:table-row table:style-name="ro1">
          <table:table-cell office:value-type="float" office:value="13.728" table:style-name="ce2">
            <text:p>13.728</text:p>
          </table:table-cell>
          <table:table-cell office:value-type="float" office:value="3776.5493000000001" table:style-name="ce2">
            <text:p>3776.5493</text:p>
          </table:table-cell>
          <table:table-cell table:number-columns-repeated="16382"/>
        </table:table-row>
        <table:table-row table:style-name="ro1">
          <table:table-cell office:value-type="float" office:value="13.752000000000001" table:style-name="ce2">
            <text:p>13.752</text:p>
          </table:table-cell>
          <table:table-cell office:value-type="float" office:value="3778.7091999999998" table:style-name="ce2">
            <text:p>3778.7092</text:p>
          </table:table-cell>
          <table:table-cell table:number-columns-repeated="16382"/>
        </table:table-row>
        <table:table-row table:style-name="ro1">
          <table:table-cell office:value-type="float" office:value="13.776" table:style-name="ce2">
            <text:p>13.776</text:p>
          </table:table-cell>
          <table:table-cell office:value-type="float" office:value="3780.8690999999999" table:style-name="ce2">
            <text:p>3780.8691</text:p>
          </table:table-cell>
          <table:table-cell table:number-columns-repeated="16382"/>
        </table:table-row>
        <table:table-row table:style-name="ro1">
          <table:table-cell office:value-type="float" office:value="13.8" table:style-name="ce2">
            <text:p>13.8</text:p>
          </table:table-cell>
          <table:table-cell office:value-type="float" office:value="3783.029" table:style-name="ce2">
            <text:p>3783.029</text:p>
          </table:table-cell>
          <table:table-cell table:number-columns-repeated="16382"/>
        </table:table-row>
        <table:table-row table:style-name="ro1">
          <table:table-cell office:value-type="float" office:value="13.824" table:style-name="ce2">
            <text:p>13.824</text:p>
          </table:table-cell>
          <table:table-cell office:value-type="float" office:value="3785.1889999999999" table:style-name="ce2">
            <text:p>3785.189</text:p>
          </table:table-cell>
          <table:table-cell table:number-columns-repeated="16382"/>
        </table:table-row>
        <table:table-row table:style-name="ro1">
          <table:table-cell office:value-type="float" office:value="13.848001" table:style-name="ce2">
            <text:p>13.848001</text:p>
          </table:table-cell>
          <table:table-cell office:value-type="float" office:value="3787.3489" table:style-name="ce2">
            <text:p>3787.3489</text:p>
          </table:table-cell>
          <table:table-cell table:number-columns-repeated="16382"/>
        </table:table-row>
        <table:table-row table:style-name="ro1">
          <table:table-cell office:value-type="float" office:value="13.872" table:style-name="ce2">
            <text:p>13.872</text:p>
          </table:table-cell>
          <table:table-cell office:value-type="float" office:value="3788.7887999999998" table:style-name="ce2">
            <text:p>3788.7888</text:p>
          </table:table-cell>
          <table:table-cell table:number-columns-repeated="16382"/>
        </table:table-row>
        <table:table-row table:style-name="ro1">
          <table:table-cell office:value-type="float" office:value="13.896000000000001" table:style-name="ce2">
            <text:p>13.896</text:p>
          </table:table-cell>
          <table:table-cell office:value-type="float" office:value="3790.9486999999999" table:style-name="ce2">
            <text:p>3790.9487</text:p>
          </table:table-cell>
          <table:table-cell table:number-columns-repeated="16382"/>
        </table:table-row>
        <table:table-row table:style-name="ro1">
          <table:table-cell office:value-type="float" office:value="13.92" table:style-name="ce2">
            <text:p>13.92</text:p>
          </table:table-cell>
          <table:table-cell office:value-type="float" office:value="3793.1086" table:style-name="ce2">
            <text:p>3793.1086</text:p>
          </table:table-cell>
          <table:table-cell table:number-columns-repeated="16382"/>
        </table:table-row>
        <table:table-row table:style-name="ro1">
          <table:table-cell office:value-type="float" office:value="13.944000000000001" table:style-name="ce2">
            <text:p>13.944</text:p>
          </table:table-cell>
          <table:table-cell office:value-type="float" office:value="3795.2685999999999" table:style-name="ce2">
            <text:p>3795.2686</text:p>
          </table:table-cell>
          <table:table-cell table:number-columns-repeated="16382"/>
        </table:table-row>
        <table:table-row table:style-name="ro1">
          <table:table-cell office:value-type="float" office:value="13.968" table:style-name="ce2">
            <text:p>13.968</text:p>
          </table:table-cell>
          <table:table-cell office:value-type="float" office:value="3797.4285" table:style-name="ce2">
            <text:p>3797.4285</text:p>
          </table:table-cell>
          <table:table-cell table:number-columns-repeated="16382"/>
        </table:table-row>
        <table:table-row table:style-name="ro1">
          <table:table-cell office:value-type="float" office:value="13.992001" table:style-name="ce2">
            <text:p>13.992001</text:p>
          </table:table-cell>
          <table:table-cell office:value-type="float" office:value="3800.3083000000001" table:style-name="ce2">
            <text:p>3800.3083</text:p>
          </table:table-cell>
          <table:table-cell table:number-columns-repeated="16382"/>
        </table:table-row>
        <table:table-row table:style-name="ro1">
          <table:table-cell office:value-type="float" office:value="14.016" table:style-name="ce2">
            <text:p>14.016</text:p>
          </table:table-cell>
          <table:table-cell office:value-type="float" office:value="3803.1882000000001" table:style-name="ce2">
            <text:p>3803.1882</text:p>
          </table:table-cell>
          <table:table-cell table:number-columns-repeated="16382"/>
        </table:table-row>
        <table:table-row table:style-name="ro1">
          <table:table-cell office:value-type="float" office:value="14.04" table:style-name="ce2">
            <text:p>14.04</text:p>
          </table:table-cell>
          <table:table-cell office:value-type="float" office:value="3806.0680000000002" table:style-name="ce2">
            <text:p>3806.068</text:p>
          </table:table-cell>
          <table:table-cell table:number-columns-repeated="16382"/>
        </table:table-row>
        <table:table-row table:style-name="ro1">
          <table:table-cell office:value-type="float" office:value="14.064" table:style-name="ce2">
            <text:p>14.064</text:p>
          </table:table-cell>
          <table:table-cell office:value-type="float" office:value="3808.9479999999999" table:style-name="ce2">
            <text:p>3808.948</text:p>
          </table:table-cell>
          <table:table-cell table:number-columns-repeated="16382"/>
        </table:table-row>
        <table:table-row table:style-name="ro1">
          <table:table-cell office:value-type="float" office:value="14.087999999999999" table:style-name="ce2">
            <text:p>14.088</text:p>
          </table:table-cell>
          <table:table-cell office:value-type="float" office:value="3811.828" table:style-name="ce2">
            <text:p>3811.828</text:p>
          </table:table-cell>
          <table:table-cell table:number-columns-repeated="16382"/>
        </table:table-row>
        <table:table-row table:style-name="ro1">
          <table:table-cell office:value-type="float" office:value="14.112" table:style-name="ce2">
            <text:p>14.112</text:p>
          </table:table-cell>
          <table:table-cell office:value-type="float" office:value="3814.7078000000001" table:style-name="ce2">
            <text:p>3814.7078</text:p>
          </table:table-cell>
          <table:table-cell table:number-columns-repeated="16382"/>
        </table:table-row>
        <table:table-row table:style-name="ro1">
          <table:table-cell office:value-type="float" office:value="14.135999999999999" table:style-name="ce2">
            <text:p>14.136</text:p>
          </table:table-cell>
          <table:table-cell office:value-type="float" office:value="3817.5875999999998" table:style-name="ce2">
            <text:p>3817.5876</text:p>
          </table:table-cell>
          <table:table-cell table:number-columns-repeated="16382"/>
        </table:table-row>
        <table:table-row table:style-name="ro1">
          <table:table-cell office:value-type="float" office:value="14.16" table:style-name="ce2">
            <text:p>14.16</text:p>
          </table:table-cell>
          <table:table-cell office:value-type="float" office:value="3820.4675000000002" table:style-name="ce2">
            <text:p>3820.4675</text:p>
          </table:table-cell>
          <table:table-cell table:number-columns-repeated="16382"/>
        </table:table-row>
        <table:table-row table:style-name="ro1">
          <table:table-cell office:value-type="float" office:value="14.183999999999999" table:style-name="ce2">
            <text:p>14.184</text:p>
          </table:table-cell>
          <table:table-cell office:value-type="float" office:value="3823.3474000000001" table:style-name="ce2">
            <text:p>3823.3474</text:p>
          </table:table-cell>
          <table:table-cell table:number-columns-repeated="16382"/>
        </table:table-row>
        <table:table-row table:style-name="ro1">
          <table:table-cell office:value-type="float" office:value="14.208" table:style-name="ce2">
            <text:p>14.208</text:p>
          </table:table-cell>
          <table:table-cell office:value-type="float" office:value="3826.2273" table:style-name="ce2">
            <text:p>3826.2273</text:p>
          </table:table-cell>
          <table:table-cell table:number-columns-repeated="16382"/>
        </table:table-row>
        <table:table-row table:style-name="ro1">
          <table:table-cell office:value-type="float" office:value="14.231999999999999" table:style-name="ce2">
            <text:p>14.232</text:p>
          </table:table-cell>
          <table:table-cell office:value-type="float" office:value="3829.1071999999999" table:style-name="ce2">
            <text:p>3829.1072</text:p>
          </table:table-cell>
          <table:table-cell table:number-columns-repeated="16382"/>
        </table:table-row>
        <table:table-row table:style-name="ro1">
          <table:table-cell office:value-type="float" office:value="14.256000500000001" table:style-name="ce2">
            <text:p>14.2560005</text:p>
          </table:table-cell>
          <table:table-cell office:value-type="float" office:value="3831.9870000000001" table:style-name="ce2">
            <text:p>3831.987</text:p>
          </table:table-cell>
          <table:table-cell table:number-columns-repeated="16382"/>
        </table:table-row>
        <table:table-row table:style-name="ro1">
          <table:table-cell office:value-type="float" office:value="14.28" table:style-name="ce2">
            <text:p>14.28</text:p>
          </table:table-cell>
          <table:table-cell office:value-type="float" office:value="3834.8670000000002" table:style-name="ce2">
            <text:p>3834.867</text:p>
          </table:table-cell>
          <table:table-cell table:number-columns-repeated="16382"/>
        </table:table-row>
        <table:table-row table:style-name="ro1">
          <table:table-cell office:value-type="float" office:value="14.304" table:style-name="ce2">
            <text:p>14.304</text:p>
          </table:table-cell>
          <table:table-cell office:value-type="float" office:value="3837.7467999999999" table:style-name="ce2">
            <text:p>3837.7468</text:p>
          </table:table-cell>
          <table:table-cell table:number-columns-repeated="16382"/>
        </table:table-row>
        <table:table-row table:style-name="ro1">
          <table:table-cell office:value-type="float" office:value="14.327999999999999" table:style-name="ce2">
            <text:p>14.328</text:p>
          </table:table-cell>
          <table:table-cell office:value-type="float" office:value="3841.3467000000001" table:style-name="ce2">
            <text:p>3841.3467</text:p>
          </table:table-cell>
          <table:table-cell table:number-columns-repeated="16382"/>
        </table:table-row>
        <table:table-row table:style-name="ro1">
          <table:table-cell office:value-type="float" office:value="14.352" table:style-name="ce2">
            <text:p>14.352</text:p>
          </table:table-cell>
          <table:table-cell office:value-type="float" office:value="3844.9465" table:style-name="ce2">
            <text:p>3844.9465</text:p>
          </table:table-cell>
          <table:table-cell table:number-columns-repeated="16382"/>
        </table:table-row>
        <table:table-row table:style-name="ro1">
          <table:table-cell office:value-type="float" office:value="14.375999999999999" table:style-name="ce2">
            <text:p>14.376</text:p>
          </table:table-cell>
          <table:table-cell office:value-type="float" office:value="3848.5464000000002" table:style-name="ce2">
            <text:p>3848.5464</text:p>
          </table:table-cell>
          <table:table-cell table:number-columns-repeated="16382"/>
        </table:table-row>
        <table:table-row table:style-name="ro1">
          <table:table-cell office:value-type="float" office:value="14.400001" table:style-name="ce2">
            <text:p>14.400001</text:p>
          </table:table-cell>
          <table:table-cell office:value-type="float" office:value="3852.1462000000001" table:style-name="ce2">
            <text:p>3852.1462</text:p>
          </table:table-cell>
          <table:table-cell table:number-columns-repeated="16382"/>
        </table:table-row>
        <table:table-row table:style-name="ro1">
          <table:table-cell office:value-type="float" office:value="14.423999999999999" table:style-name="ce2">
            <text:p>14.424</text:p>
          </table:table-cell>
          <table:table-cell office:value-type="float" office:value="3855.7460000000001" table:style-name="ce2">
            <text:p>3855.746</text:p>
          </table:table-cell>
          <table:table-cell table:number-columns-repeated="16382"/>
        </table:table-row>
        <table:table-row table:style-name="ro1">
          <table:table-cell office:value-type="float" office:value="14.448" table:style-name="ce2">
            <text:p>14.448</text:p>
          </table:table-cell>
          <table:table-cell office:value-type="float" office:value="3859.346" table:style-name="ce2">
            <text:p>3859.346</text:p>
          </table:table-cell>
          <table:table-cell table:number-columns-repeated="16382"/>
        </table:table-row>
        <table:table-row table:style-name="ro1">
          <table:table-cell office:value-type="float" office:value="14.472" table:style-name="ce2">
            <text:p>14.472</text:p>
          </table:table-cell>
          <table:table-cell office:value-type="float" office:value="3862.9458" table:style-name="ce2">
            <text:p>3862.9458</text:p>
          </table:table-cell>
          <table:table-cell table:number-columns-repeated="16382"/>
        </table:table-row>
        <table:table-row table:style-name="ro1">
          <table:table-cell office:value-type="float" office:value="14.496" table:style-name="ce2">
            <text:p>14.496</text:p>
          </table:table-cell>
          <table:table-cell office:value-type="float" office:value="3866.5457000000001" table:style-name="ce2">
            <text:p>3866.5457</text:p>
          </table:table-cell>
          <table:table-cell table:number-columns-repeated="16382"/>
        </table:table-row>
        <table:table-row table:style-name="ro1">
          <table:table-cell office:value-type="float" office:value="14.52" table:style-name="ce2">
            <text:p>14.52</text:p>
          </table:table-cell>
          <table:table-cell office:value-type="float" office:value="3870.1455000000001" table:style-name="ce2">
            <text:p>3870.1455</text:p>
          </table:table-cell>
          <table:table-cell table:number-columns-repeated="16382"/>
        </table:table-row>
        <table:table-row table:style-name="ro1">
          <table:table-cell office:value-type="float" office:value="14.544" table:style-name="ce2">
            <text:p>14.544</text:p>
          </table:table-cell>
          <table:table-cell office:value-type="float" office:value="3873.7453999999998" table:style-name="ce2">
            <text:p>3873.7454</text:p>
          </table:table-cell>
          <table:table-cell table:number-columns-repeated="16382"/>
        </table:table-row>
        <table:table-row table:style-name="ro1">
          <table:table-cell office:value-type="float" office:value="14.568" table:style-name="ce2">
            <text:p>14.568</text:p>
          </table:table-cell>
          <table:table-cell office:value-type="float" office:value="3877.3452000000002" table:style-name="ce2">
            <text:p>3877.3452</text:p>
          </table:table-cell>
          <table:table-cell table:number-columns-repeated="16382"/>
        </table:table-row>
        <table:table-row table:style-name="ro1">
          <table:table-cell office:value-type="float" office:value="14.592000000000001" table:style-name="ce2">
            <text:p>14.592</text:p>
          </table:table-cell>
          <table:table-cell office:value-type="float" office:value="3880.9450000000002" table:style-name="ce2">
            <text:p>3880.945</text:p>
          </table:table-cell>
          <table:table-cell table:number-columns-repeated="16382"/>
        </table:table-row>
        <table:table-row table:style-name="ro1">
          <table:table-cell office:value-type="float" office:value="14.616" table:style-name="ce2">
            <text:p>14.616</text:p>
          </table:table-cell>
          <table:table-cell office:value-type="float" office:value="3884.5450000000001" table:style-name="ce2">
            <text:p>3884.545</text:p>
          </table:table-cell>
          <table:table-cell table:number-columns-repeated="16382"/>
        </table:table-row>
        <table:table-row table:style-name="ro1">
          <table:table-cell office:value-type="float" office:value="14.64" table:style-name="ce2">
            <text:p>14.64</text:p>
          </table:table-cell>
          <table:table-cell office:value-type="float" office:value="3888.1448" table:style-name="ce2">
            <text:p>3888.1448</text:p>
          </table:table-cell>
          <table:table-cell table:number-columns-repeated="16382"/>
        </table:table-row>
        <table:table-row table:style-name="ro1">
          <table:table-cell office:value-type="float" office:value="14.6640005" table:style-name="ce2">
            <text:p>14.6640005</text:p>
          </table:table-cell>
          <table:table-cell office:value-type="float" office:value="3891.7446" table:style-name="ce2">
            <text:p>3891.7446</text:p>
          </table:table-cell>
          <table:table-cell table:number-columns-repeated="16382"/>
        </table:table-row>
        <table:table-row table:style-name="ro1">
          <table:table-cell office:value-type="float" office:value="14.688000000000001" table:style-name="ce2">
            <text:p>14.688</text:p>
          </table:table-cell>
          <table:table-cell office:value-type="float" office:value="3895.3445000000002" table:style-name="ce2">
            <text:p>3895.3445</text:p>
          </table:table-cell>
          <table:table-cell table:number-columns-repeated="16382"/>
        </table:table-row>
        <table:table-row table:style-name="ro1">
          <table:table-cell office:value-type="float" office:value="14.712" table:style-name="ce2">
            <text:p>14.712</text:p>
          </table:table-cell>
          <table:table-cell office:value-type="float" office:value="3898.9443000000001" table:style-name="ce2">
            <text:p>3898.9443</text:p>
          </table:table-cell>
          <table:table-cell table:number-columns-repeated="16382"/>
        </table:table-row>
        <table:table-row table:style-name="ro1">
          <table:table-cell office:value-type="float" office:value="14.736000000000001" table:style-name="ce2">
            <text:p>14.736</text:p>
          </table:table-cell>
          <table:table-cell office:value-type="float" office:value="3902.5441999999998" table:style-name="ce2">
            <text:p>3902.5442</text:p>
          </table:table-cell>
          <table:table-cell table:number-columns-repeated="16382"/>
        </table:table-row>
        <table:table-row table:style-name="ro1">
          <table:table-cell office:value-type="float" office:value="14.76" table:style-name="ce2">
            <text:p>14.76</text:p>
          </table:table-cell>
          <table:table-cell office:value-type="float" office:value="3905.424" table:style-name="ce2">
            <text:p>3905.424</text:p>
          </table:table-cell>
          <table:table-cell table:number-columns-repeated="16382"/>
        </table:table-row>
        <table:table-row table:style-name="ro1">
          <table:table-cell office:value-type="float" office:value="14.784000000000001" table:style-name="ce2">
            <text:p>14.784</text:p>
          </table:table-cell>
          <table:table-cell office:value-type="float" office:value="3908.3040000000001" table:style-name="ce2">
            <text:p>3908.304</text:p>
          </table:table-cell>
          <table:table-cell table:number-columns-repeated="16382"/>
        </table:table-row>
        <table:table-row table:style-name="ro1">
          <table:table-cell office:value-type="float" office:value="14.808001000000001" table:style-name="ce2">
            <text:p>14.808001</text:p>
          </table:table-cell>
          <table:table-cell office:value-type="float" office:value="3911.1837999999998" table:style-name="ce2">
            <text:p>3911.1838</text:p>
          </table:table-cell>
          <table:table-cell table:number-columns-repeated="16382"/>
        </table:table-row>
        <table:table-row table:style-name="ro1">
          <table:table-cell office:value-type="float" office:value="14.832000000000001" table:style-name="ce2">
            <text:p>14.832</text:p>
          </table:table-cell>
          <table:table-cell office:value-type="float" office:value="3914.0637000000002" table:style-name="ce2">
            <text:p>3914.0637</text:p>
          </table:table-cell>
          <table:table-cell table:number-columns-repeated="16382"/>
        </table:table-row>
        <table:table-row table:style-name="ro1">
          <table:table-cell office:value-type="float" office:value="14.856" table:style-name="ce2">
            <text:p>14.856</text:p>
          </table:table-cell>
          <table:table-cell office:value-type="float" office:value="3916.9436000000001" table:style-name="ce2">
            <text:p>3916.9436</text:p>
          </table:table-cell>
          <table:table-cell table:number-columns-repeated="16382"/>
        </table:table-row>
        <table:table-row table:style-name="ro1">
          <table:table-cell office:value-type="float" office:value="14.88" table:style-name="ce2">
            <text:p>14.88</text:p>
          </table:table-cell>
          <table:table-cell office:value-type="float" office:value="3919.8235" table:style-name="ce2">
            <text:p>3919.8235</text:p>
          </table:table-cell>
          <table:table-cell table:number-columns-repeated="16382"/>
        </table:table-row>
        <table:table-row table:style-name="ro1">
          <table:table-cell office:value-type="float" office:value="14.904" table:style-name="ce2">
            <text:p>14.904</text:p>
          </table:table-cell>
          <table:table-cell office:value-type="float" office:value="3922.7033999999999" table:style-name="ce2">
            <text:p>3922.7034</text:p>
          </table:table-cell>
          <table:table-cell table:number-columns-repeated="16382"/>
        </table:table-row>
        <table:table-row table:style-name="ro1">
          <table:table-cell office:value-type="float" office:value="14.928000000000001" table:style-name="ce2">
            <text:p>14.928</text:p>
          </table:table-cell>
          <table:table-cell office:value-type="float" office:value="3925.5832999999998" table:style-name="ce2">
            <text:p>3925.5833</text:p>
          </table:table-cell>
          <table:table-cell table:number-columns-repeated="16382"/>
        </table:table-row>
        <table:table-row table:style-name="ro1">
          <table:table-cell office:value-type="float" office:value="14.952" table:style-name="ce2">
            <text:p>14.952</text:p>
          </table:table-cell>
          <table:table-cell office:value-type="float" office:value="3928.4630999999999" table:style-name="ce2">
            <text:p>3928.4631</text:p>
          </table:table-cell>
          <table:table-cell table:number-columns-repeated="16382"/>
        </table:table-row>
        <table:table-row table:style-name="ro1">
          <table:table-cell office:value-type="float" office:value="14.976000000000001" table:style-name="ce2">
            <text:p>14.976</text:p>
          </table:table-cell>
          <table:table-cell office:value-type="float" office:value="3931.3429999999998" table:style-name="ce2">
            <text:p>3931.343</text:p>
          </table:table-cell>
          <table:table-cell table:number-columns-repeated="1638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3934.223" table:style-name="ce2">
            <text:p>3934.223</text:p>
          </table:table-cell>
          <table:table-cell table:number-columns-repeated="16382"/>
        </table:table-row>
        <table:table-row table:style-name="ro1">
          <table:table-cell office:value-type="float" office:value="15.023999999999999" table:style-name="ce2">
            <text:p>15.024</text:p>
          </table:table-cell>
          <table:table-cell office:value-type="float" office:value="3937.1028000000001" table:style-name="ce2">
            <text:p>3937.1028</text:p>
          </table:table-cell>
          <table:table-cell table:number-columns-repeated="16382"/>
        </table:table-row>
        <table:table-row table:style-name="ro1">
          <table:table-cell office:value-type="float" office:value="15.048" table:style-name="ce2">
            <text:p>15.048</text:p>
          </table:table-cell>
          <table:table-cell office:value-type="float" office:value="3939.9827" table:style-name="ce2">
            <text:p>3939.9827</text:p>
          </table:table-cell>
          <table:table-cell table:number-columns-repeated="16382"/>
        </table:table-row>
        <table:table-row table:style-name="ro1">
          <table:table-cell office:value-type="float" office:value="15.0720005" table:style-name="ce2">
            <text:p>15.0720005</text:p>
          </table:table-cell>
          <table:table-cell office:value-type="float" office:value="3942.8625000000002" table:style-name="ce2">
            <text:p>3942.8625</text:p>
          </table:table-cell>
          <table:table-cell table:number-columns-repeated="16382"/>
        </table:table-row>
        <table:table-row table:style-name="ro1">
          <table:table-cell office:value-type="float" office:value="15.096" table:style-name="ce2">
            <text:p>15.096</text:p>
          </table:table-cell>
          <table:table-cell office:value-type="float" office:value="3945.7424000000001" table:style-name="ce2">
            <text:p>3945.7424</text:p>
          </table:table-cell>
          <table:table-cell table:number-columns-repeated="16382"/>
        </table:table-row>
        <table:table-row table:style-name="ro1">
          <table:table-cell office:value-type="float" office:value="15.12" table:style-name="ce2">
            <text:p>15.12</text:p>
          </table:table-cell>
          <table:table-cell office:value-type="float" office:value="3948.6223" table:style-name="ce2">
            <text:p>3948.6223</text:p>
          </table:table-cell>
          <table:table-cell table:number-columns-repeated="16382"/>
        </table:table-row>
        <table:table-row table:style-name="ro1">
          <table:table-cell office:value-type="float" office:value="15.144" table:style-name="ce2">
            <text:p>15.144</text:p>
          </table:table-cell>
          <table:table-cell office:value-type="float" office:value="3951.5021999999999" table:style-name="ce2">
            <text:p>3951.5022</text:p>
          </table:table-cell>
          <table:table-cell table:number-columns-repeated="16382"/>
        </table:table-row>
        <table:table-row table:style-name="ro1">
          <table:table-cell office:value-type="float" office:value="15.167999999999999" table:style-name="ce2">
            <text:p>15.168</text:p>
          </table:table-cell>
          <table:table-cell office:value-type="float" office:value="3954.3820000000001" table:style-name="ce2">
            <text:p>3954.382</text:p>
          </table:table-cell>
          <table:table-cell table:number-columns-repeated="16382"/>
        </table:table-row>
        <table:table-row table:style-name="ro1">
          <table:table-cell office:value-type="float" office:value="15.192" table:style-name="ce2">
            <text:p>15.192</text:p>
          </table:table-cell>
          <table:table-cell office:value-type="float" office:value="3957.2620000000002" table:style-name="ce2">
            <text:p>3957.262</text:p>
          </table:table-cell>
          <table:table-cell table:number-columns-repeated="16382"/>
        </table:table-row>
        <table:table-row table:style-name="ro1">
          <table:table-cell office:value-type="float" office:value="15.216001" table:style-name="ce2">
            <text:p>15.216001</text:p>
          </table:table-cell>
          <table:table-cell office:value-type="float" office:value="3960.1417999999999" table:style-name="ce2">
            <text:p>3960.1418</text:p>
          </table:table-cell>
          <table:table-cell table:number-columns-repeated="16382"/>
        </table:table-row>
        <table:table-row table:style-name="ro1">
          <table:table-cell office:value-type="float" office:value="15.24" table:style-name="ce2">
            <text:p>15.24</text:p>
          </table:table-cell>
          <table:table-cell office:value-type="float" office:value="3963.0216999999998" table:style-name="ce2">
            <text:p>3963.0217</text:p>
          </table:table-cell>
          <table:table-cell table:number-columns-repeated="16382"/>
        </table:table-row>
        <table:table-row table:style-name="ro1">
          <table:table-cell office:value-type="float" office:value="15.263999999999999" table:style-name="ce2">
            <text:p>15.264</text:p>
          </table:table-cell>
          <table:table-cell office:value-type="float" office:value="3965.9016000000001" table:style-name="ce2">
            <text:p>3965.9016</text:p>
          </table:table-cell>
          <table:table-cell table:number-columns-repeated="16382"/>
        </table:table-row>
        <table:table-row table:style-name="ro1">
          <table:table-cell office:value-type="float" office:value="15.288" table:style-name="ce2">
            <text:p>15.288</text:p>
          </table:table-cell>
          <table:table-cell office:value-type="float" office:value="3968.7815000000001" table:style-name="ce2">
            <text:p>3968.7815</text:p>
          </table:table-cell>
          <table:table-cell table:number-columns-repeated="16382"/>
        </table:table-row>
        <table:table-row table:style-name="ro1">
          <table:table-cell office:value-type="float" office:value="15.311999999999999" table:style-name="ce2">
            <text:p>15.312</text:p>
          </table:table-cell>
          <table:table-cell office:value-type="float" office:value="3971.6614" table:style-name="ce2">
            <text:p>3971.6614</text:p>
          </table:table-cell>
          <table:table-cell table:number-columns-repeated="16382"/>
        </table:table-row>
        <table:table-row table:style-name="ro1">
          <table:table-cell office:value-type="float" office:value="15.336" table:style-name="ce2">
            <text:p>15.336</text:p>
          </table:table-cell>
          <table:table-cell office:value-type="float" office:value="3974.5412999999999" table:style-name="ce2">
            <text:p>3974.5413</text:p>
          </table:table-cell>
          <table:table-cell table:number-columns-repeated="16382"/>
        </table:table-row>
        <table:table-row table:style-name="ro1">
          <table:table-cell office:value-type="float" office:value="15.360001" table:style-name="ce2">
            <text:p>15.360001</text:p>
          </table:table-cell>
          <table:table-cell office:value-type="float" office:value="3977.4211" table:style-name="ce2">
            <text:p>3977.4211</text:p>
          </table:table-cell>
          <table:table-cell table:number-columns-repeated="16382"/>
        </table:table-row>
        <table:table-row table:style-name="ro1">
          <table:table-cell office:value-type="float" office:value="15.384" table:style-name="ce2">
            <text:p>15.384</text:p>
          </table:table-cell>
          <table:table-cell office:value-type="float" office:value="3980.3009999999999" table:style-name="ce2">
            <text:p>3980.301</text:p>
          </table:table-cell>
          <table:table-cell table:number-columns-repeated="16382"/>
        </table:table-row>
        <table:table-row table:style-name="ro1">
          <table:table-cell office:value-type="float" office:value="15.407999999999999" table:style-name="ce2">
            <text:p>15.408</text:p>
          </table:table-cell>
          <table:table-cell office:value-type="float" office:value="3983.181" table:style-name="ce2">
            <text:p>3983.181</text:p>
          </table:table-cell>
          <table:table-cell table:number-columns-repeated="16382"/>
        </table:table-row>
        <table:table-row table:style-name="ro1">
          <table:table-cell office:value-type="float" office:value="15.432" table:style-name="ce2">
            <text:p>15.432</text:p>
          </table:table-cell>
          <table:table-cell office:value-type="float" office:value="3986.0608000000002" table:style-name="ce2">
            <text:p>3986.0608</text:p>
          </table:table-cell>
          <table:table-cell table:number-columns-repeated="16382"/>
        </table:table-row>
        <table:table-row table:style-name="ro1">
          <table:table-cell office:value-type="float" office:value="15.456" table:style-name="ce2">
            <text:p>15.456</text:p>
          </table:table-cell>
          <table:table-cell office:value-type="float" office:value="3988.9407000000001" table:style-name="ce2">
            <text:p>3988.9407</text:p>
          </table:table-cell>
          <table:table-cell table:number-columns-repeated="16382"/>
        </table:table-row>
        <table:table-row table:style-name="ro1">
          <table:table-cell office:value-type="float" office:value="15.480000499999999" table:style-name="ce2">
            <text:p>15.4800005</text:p>
          </table:table-cell>
          <table:table-cell office:value-type="float" office:value="3991.8206" table:style-name="ce2">
            <text:p>3991.8206</text:p>
          </table:table-cell>
          <table:table-cell table:number-columns-repeated="16382"/>
        </table:table-row>
        <table:table-row table:style-name="ro1">
          <table:table-cell office:value-type="float" office:value="15.504" table:style-name="ce2">
            <text:p>15.504</text:p>
          </table:table-cell>
          <table:table-cell office:value-type="float" office:value="3994.7004000000002" table:style-name="ce2">
            <text:p>3994.7004</text:p>
          </table:table-cell>
          <table:table-cell table:number-columns-repeated="16382"/>
        </table:table-row>
        <table:table-row table:style-name="ro1">
          <table:table-cell office:value-type="float" office:value="15.528" table:style-name="ce2">
            <text:p>15.528</text:p>
          </table:table-cell>
          <table:table-cell office:value-type="float" office:value="3997.5803000000001" table:style-name="ce2">
            <text:p>3997.5803</text:p>
          </table:table-cell>
          <table:table-cell table:number-columns-repeated="16382"/>
        </table:table-row>
        <table:table-row table:style-name="ro1">
          <table:table-cell office:value-type="float" office:value="15.552" table:style-name="ce2">
            <text:p>15.552</text:p>
          </table:table-cell>
          <table:table-cell office:value-type="float" office:value="4000.4602" table:style-name="ce2">
            <text:p>4000.4602</text:p>
          </table:table-cell>
          <table:table-cell table:number-columns-repeated="16382"/>
        </table:table-row>
        <table:table-row table:style-name="ro1">
          <table:table-cell office:value-type="float" office:value="15.576000000000001" table:style-name="ce2">
            <text:p>15.576</text:p>
          </table:table-cell>
          <table:table-cell office:value-type="float" office:value="4003.34" table:style-name="ce2">
            <text:p>4003.34</text:p>
          </table:table-cell>
          <table:table-cell table:number-columns-repeated="16382"/>
        </table:table-row>
        <table:table-row table:style-name="ro1">
          <table:table-cell office:value-type="float" office:value="15.6" table:style-name="ce2">
            <text:p>15.6</text:p>
          </table:table-cell>
          <table:table-cell office:value-type="float" office:value="4006.22" table:style-name="ce2">
            <text:p>4006.22</text:p>
          </table:table-cell>
          <table:table-cell table:number-columns-repeated="16382"/>
        </table:table-row>
        <table:table-row table:style-name="ro1">
          <table:table-cell office:value-type="float" office:value="15.624001" table:style-name="ce2">
            <text:p>15.624001</text:p>
          </table:table-cell>
          <table:table-cell office:value-type="float" office:value="4009.0999000000002" table:style-name="ce2">
            <text:p>4009.0999</text:p>
          </table:table-cell>
          <table:table-cell table:number-columns-repeated="16382"/>
        </table:table-row>
        <table:table-row table:style-name="ro1">
          <table:table-cell office:value-type="float" office:value="15.648" table:style-name="ce2">
            <text:p>15.648</text:p>
          </table:table-cell>
          <table:table-cell office:value-type="float" office:value="4011.9796999999999" table:style-name="ce2">
            <text:p>4011.9797</text:p>
          </table:table-cell>
          <table:table-cell table:number-columns-repeated="16382"/>
        </table:table-row>
        <table:table-row table:style-name="ro1">
          <table:table-cell office:value-type="float" office:value="15.672000000000001" table:style-name="ce2">
            <text:p>15.672</text:p>
          </table:table-cell>
          <table:table-cell office:value-type="float" office:value="4014.8595999999998" table:style-name="ce2">
            <text:p>4014.8596</text:p>
          </table:table-cell>
          <table:table-cell table:number-columns-repeated="16382"/>
        </table:table-row>
        <table:table-row table:style-name="ro1">
          <table:table-cell office:value-type="float" office:value="15.696" table:style-name="ce2">
            <text:p>15.696</text:p>
          </table:table-cell>
          <table:table-cell office:value-type="float" office:value="4017.7395000000001" table:style-name="ce2">
            <text:p>4017.7395</text:p>
          </table:table-cell>
          <table:table-cell table:number-columns-repeated="16382"/>
        </table:table-row>
        <table:table-row table:style-name="ro1">
          <table:table-cell office:value-type="float" office:value="15.72" table:style-name="ce2">
            <text:p>15.72</text:p>
          </table:table-cell>
          <table:table-cell office:value-type="float" office:value="4020.6194" table:style-name="ce2">
            <text:p>4020.6194</text:p>
          </table:table-cell>
          <table:table-cell table:number-columns-repeated="16382"/>
        </table:table-row>
        <table:table-row table:style-name="ro1">
          <table:table-cell office:value-type="float" office:value="15.744" table:style-name="ce2">
            <text:p>15.744</text:p>
          </table:table-cell>
          <table:table-cell office:value-type="float" office:value="4023.4992999999999" table:style-name="ce2">
            <text:p>4023.4993</text:p>
          </table:table-cell>
          <table:table-cell table:number-columns-repeated="16382"/>
        </table:table-row>
        <table:table-row table:style-name="ro1">
          <table:table-cell office:value-type="float" office:value="15.768001" table:style-name="ce2">
            <text:p>15.768001</text:p>
          </table:table-cell>
          <table:table-cell office:value-type="float" office:value="4026.3791999999999" table:style-name="ce2">
            <text:p>4026.3792</text:p>
          </table:table-cell>
          <table:table-cell table:number-columns-repeated="16382"/>
        </table:table-row>
        <table:table-row table:style-name="ro1">
          <table:table-cell office:value-type="float" office:value="15.792" table:style-name="ce2">
            <text:p>15.792</text:p>
          </table:table-cell>
          <table:table-cell office:value-type="float" office:value="4029.259" table:style-name="ce2">
            <text:p>4029.259</text:p>
          </table:table-cell>
          <table:table-cell table:number-columns-repeated="16382"/>
        </table:table-row>
        <table:table-row table:style-name="ro1">
          <table:table-cell office:value-type="float" office:value="15.816000000000001" table:style-name="ce2">
            <text:p>15.816</text:p>
          </table:table-cell>
          <table:table-cell office:value-type="float" office:value="4032.1390000000001" table:style-name="ce2">
            <text:p>4032.139</text:p>
          </table:table-cell>
          <table:table-cell table:number-columns-repeated="16382"/>
        </table:table-row>
        <table:table-row table:style-name="ro1">
          <table:table-cell office:value-type="float" office:value="15.84" table:style-name="ce2">
            <text:p>15.84</text:p>
          </table:table-cell>
          <table:table-cell office:value-type="float" office:value="4035.0187999999998" table:style-name="ce2">
            <text:p>4035.0188</text:p>
          </table:table-cell>
          <table:table-cell table:number-columns-repeated="16382"/>
        </table:table-row>
        <table:table-row table:style-name="ro1">
          <table:table-cell office:value-type="float" office:value="15.864000000000001" table:style-name="ce2">
            <text:p>15.864</text:p>
          </table:table-cell>
          <table:table-cell office:value-type="float" office:value="4037.8987000000002" table:style-name="ce2">
            <text:p>4037.8987</text:p>
          </table:table-cell>
          <table:table-cell table:number-columns-repeated="16382"/>
        </table:table-row>
        <table:table-row table:style-name="ro1">
          <table:table-cell office:value-type="float" office:value="15.8880005" table:style-name="ce2">
            <text:p>15.8880005</text:p>
          </table:table-cell>
          <table:table-cell office:value-type="float" office:value="4040.7786000000001" table:style-name="ce2">
            <text:p>4040.7786</text:p>
          </table:table-cell>
          <table:table-cell table:number-columns-repeated="16382"/>
        </table:table-row>
        <table:table-row table:style-name="ro1">
          <table:table-cell office:value-type="float" office:value="15.912000000000001" table:style-name="ce2">
            <text:p>15.912</text:p>
          </table:table-cell>
          <table:table-cell office:value-type="float" office:value="4043.6583999999998" table:style-name="ce2">
            <text:p>4043.6584</text:p>
          </table:table-cell>
          <table:table-cell table:number-columns-repeated="16382"/>
        </table:table-row>
        <table:table-row table:style-name="ro1">
          <table:table-cell office:value-type="float" office:value="15.936" table:style-name="ce2">
            <text:p>15.936</text:p>
          </table:table-cell>
          <table:table-cell office:value-type="float" office:value="4046.5383000000002" table:style-name="ce2">
            <text:p>4046.5383</text:p>
          </table:table-cell>
          <table:table-cell table:number-columns-repeated="16382"/>
        </table:table-row>
        <table:table-row table:style-name="ro1">
          <table:table-cell office:value-type="float" office:value="15.96" table:style-name="ce2">
            <text:p>15.96</text:p>
          </table:table-cell>
          <table:table-cell office:value-type="float" office:value="4049.4182000000001" table:style-name="ce2">
            <text:p>4049.4182</text:p>
          </table:table-cell>
          <table:table-cell table:number-columns-repeated="16382"/>
        </table:table-row>
        <table:table-row table:style-name="ro1">
          <table:table-cell office:value-type="float" office:value="15.984" table:style-name="ce2">
            <text:p>15.984</text:p>
          </table:table-cell>
          <table:table-cell office:value-type="float" office:value="4051.5781000000002" table:style-name="ce2">
            <text:p>4051.5781</text:p>
          </table:table-cell>
          <table:table-cell table:number-columns-repeated="16382"/>
        </table:table-row>
        <table:table-row table:style-name="ro1">
          <table:table-cell office:value-type="float" office:value="16.007999999999999" table:style-name="ce2">
            <text:p>16.008</text:p>
          </table:table-cell>
          <table:table-cell office:value-type="float" office:value="4053.7379999999998" table:style-name="ce2">
            <text:p>4053.738</text:p>
          </table:table-cell>
          <table:table-cell table:number-columns-repeated="16382"/>
        </table:table-row>
        <table:table-row table:style-name="ro1">
          <table:table-cell office:value-type="float" office:value="16.032" table:style-name="ce2">
            <text:p>16.032</text:p>
          </table:table-cell>
          <table:table-cell office:value-type="float" office:value="4055.1779999999999" table:style-name="ce2">
            <text:p>4055.178</text:p>
          </table:table-cell>
          <table:table-cell table:number-columns-repeated="16382"/>
        </table:table-row>
        <table:table-row table:style-name="ro1">
          <table:table-cell office:value-type="float" office:value="16.056000000000001" table:style-name="ce2">
            <text:p>16.056</text:p>
          </table:table-cell>
          <table:table-cell office:value-type="float" office:value="4056.6179999999999" table:style-name="ce2">
            <text:p>4056.618</text:p>
          </table:table-cell>
          <table:table-cell table:number-columns-repeated="16382"/>
        </table:table-row>
        <table:table-row table:style-name="ro1">
          <table:table-cell office:value-type="float" office:value="16.079999999999998" table:style-name="ce2">
            <text:p>16.08</text:p>
          </table:table-cell>
          <table:table-cell office:value-type="float" office:value="4058.0578999999998" table:style-name="ce2">
            <text:p>4058.0579</text:p>
          </table:table-cell>
          <table:table-cell table:number-columns-repeated="16382"/>
        </table:table-row>
        <table:table-row table:style-name="ro1">
          <table:table-cell office:value-type="float" office:value="16.103999999999999" table:style-name="ce2">
            <text:p>16.104</text:p>
          </table:table-cell>
          <table:table-cell office:value-type="float" office:value="4059.4978000000001" table:style-name="ce2">
            <text:p>4059.4978</text:p>
          </table:table-cell>
          <table:table-cell table:number-columns-repeated="16382"/>
        </table:table-row>
        <table:table-row table:style-name="ro1">
          <table:table-cell office:value-type="float" office:value="16.128" table:style-name="ce2">
            <text:p>16.128</text:p>
          </table:table-cell>
          <table:table-cell office:value-type="float" office:value="4060.9376999999999" table:style-name="ce2">
            <text:p>4060.9377</text:p>
          </table:table-cell>
          <table:table-cell table:number-columns-repeated="16382"/>
        </table:table-row>
        <table:table-row table:style-name="ro1">
          <table:table-cell office:value-type="float" office:value="16.152000000000001" table:style-name="ce2">
            <text:p>16.152</text:p>
          </table:table-cell>
          <table:table-cell office:value-type="float" office:value="4062.3777" table:style-name="ce2">
            <text:p>4062.3777</text:p>
          </table:table-cell>
          <table:table-cell table:number-columns-repeated="16382"/>
        </table:table-row>
        <table:table-row table:style-name="ro1">
          <table:table-cell office:value-type="float" office:value="16.175999999999998" table:style-name="ce2">
            <text:p>16.176</text:p>
          </table:table-cell>
          <table:table-cell office:value-type="float" office:value="4063.8175999999999" table:style-name="ce2">
            <text:p>4063.8176</text:p>
          </table:table-cell>
          <table:table-cell table:number-columns-repeated="16382"/>
        </table:table-row>
        <table:table-row table:style-name="ro1">
          <table:table-cell office:value-type="float" office:value="16.2" table:style-name="ce2">
            <text:p>16.2</text:p>
          </table:table-cell>
          <table:table-cell office:value-type="float" office:value="4065.2575999999999" table:style-name="ce2">
            <text:p>4065.2576</text:p>
          </table:table-cell>
          <table:table-cell table:number-columns-repeated="16382"/>
        </table:table-row>
        <table:table-row table:style-name="ro1">
          <table:table-cell office:value-type="float" office:value="16.224" table:style-name="ce2">
            <text:p>16.224</text:p>
          </table:table-cell>
          <table:table-cell office:value-type="float" office:value="4066.6975000000002" table:style-name="ce2">
            <text:p>4066.6975</text:p>
          </table:table-cell>
          <table:table-cell table:number-columns-repeated="16382"/>
        </table:table-row>
        <table:table-row table:style-name="ro1">
          <table:table-cell office:value-type="float" office:value="16.248000000000001" table:style-name="ce2">
            <text:p>16.248</text:p>
          </table:table-cell>
          <table:table-cell office:value-type="float" office:value="4068.1374999999998" table:style-name="ce2">
            <text:p>4068.1375</text:p>
          </table:table-cell>
          <table:table-cell table:number-columns-repeated="16382"/>
        </table:table-row>
        <table:table-row table:style-name="ro1">
          <table:table-cell office:value-type="float" office:value="16.271999999999998" table:style-name="ce2">
            <text:p>16.272</text:p>
          </table:table-cell>
          <table:table-cell office:value-type="float" office:value="4069.5774000000001" table:style-name="ce2">
            <text:p>4069.5774</text:p>
          </table:table-cell>
          <table:table-cell table:number-columns-repeated="16382"/>
        </table:table-row>
        <table:table-row table:style-name="ro1">
          <table:table-cell office:value-type="float" office:value="16.295999999999999" table:style-name="ce2">
            <text:p>16.296</text:p>
          </table:table-cell>
          <table:table-cell office:value-type="float" office:value="4071.0173" table:style-name="ce2">
            <text:p>4071.0173</text:p>
          </table:table-cell>
          <table:table-cell table:number-columns-repeated="16382"/>
        </table:table-row>
        <table:table-row table:style-name="ro1">
          <table:table-cell office:value-type="float" office:value="16.32" table:style-name="ce2">
            <text:p>16.32</text:p>
          </table:table-cell>
          <table:table-cell office:value-type="float" office:value="4072.4573" table:style-name="ce2">
            <text:p>4072.4573</text:p>
          </table:table-cell>
          <table:table-cell table:number-columns-repeated="16382"/>
        </table:table-row>
        <table:table-row table:style-name="ro1">
          <table:table-cell office:value-type="float" office:value="16.344000000000001" table:style-name="ce2">
            <text:p>16.344</text:p>
          </table:table-cell>
          <table:table-cell office:value-type="float" office:value="4073.8971999999999" table:style-name="ce2">
            <text:p>4073.8972</text:p>
          </table:table-cell>
          <table:table-cell table:number-columns-repeated="16382"/>
        </table:table-row>
        <table:table-row table:style-name="ro1">
          <table:table-cell office:value-type="float" office:value="16.367999999999999" table:style-name="ce2">
            <text:p>16.368</text:p>
          </table:table-cell>
          <table:table-cell office:value-type="float" office:value="4075.3371999999999" table:style-name="ce2">
            <text:p>4075.3372</text:p>
          </table:table-cell>
          <table:table-cell table:number-columns-repeated="16382"/>
        </table:table-row>
        <table:table-row table:style-name="ro1">
          <table:table-cell office:value-type="float" office:value="16.391999999999999" table:style-name="ce2">
            <text:p>16.392</text:p>
          </table:table-cell>
          <table:table-cell office:value-type="float" office:value="4076.0571" table:style-name="ce2">
            <text:p>4076.0571</text:p>
          </table:table-cell>
          <table:table-cell table:number-columns-repeated="16382"/>
        </table:table-row>
        <table:table-row table:style-name="ro1">
          <table:table-cell office:value-type="float" office:value="16.416" table:style-name="ce2">
            <text:p>16.416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440000000000001" table:style-name="ce2">
            <text:p>16.44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463999999999999" table:style-name="ce2">
            <text:p>16.464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488" table:style-name="ce2">
            <text:p>16.488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512001000000001" table:style-name="ce2">
            <text:p>16.512001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536000000000001" table:style-name="ce2">
            <text:p>16.536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559999999999999" table:style-name="ce2">
            <text:p>16.56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584" table:style-name="ce2">
            <text:p>16.584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608000000000001" table:style-name="ce2">
            <text:p>16.608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632000000000001" table:style-name="ce2">
            <text:p>16.632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655999999999999" table:style-name="ce2">
            <text:p>16.656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68" table:style-name="ce2">
            <text:p>16.68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704000000000001" table:style-name="ce2">
            <text:p>16.704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728000000000002" table:style-name="ce2">
            <text:p>16.728</text:p>
          </table:table-cell>
          <table:table-cell office:value-type="float" office:value="4076.777" table:style-name="ce2">
            <text:p>4076.777</text:p>
          </table:table-cell>
          <table:table-cell table:number-columns-repeated="16382"/>
        </table:table-row>
        <table:table-row table:style-name="ro1">
          <table:table-cell office:value-type="float" office:value="16.751999999999999" table:style-name="ce2">
            <text:p>16.752</text:p>
          </table:table-cell>
          <table:table-cell office:value-type="float" office:value="4077.4969999999998" table:style-name="ce2">
            <text:p>4077.497</text:p>
          </table:table-cell>
          <table:table-cell table:number-columns-repeated="16382"/>
        </table:table-row>
        <table:table-row table:style-name="ro1">
          <table:table-cell office:value-type="float" office:value="16.776001000000001" table:style-name="ce2">
            <text:p>16.776001</text:p>
          </table:table-cell>
          <table:table-cell office:value-type="float" office:value="4078.9369999999999" table:style-name="ce2">
            <text:p>4078.937</text:p>
          </table:table-cell>
          <table:table-cell table:number-columns-repeated="16382"/>
        </table:table-row>
        <table:table-row table:style-name="ro1">
          <table:table-cell office:value-type="float" office:value="16.8" table:style-name="ce2">
            <text:p>16.8</text:p>
          </table:table-cell>
          <table:table-cell office:value-type="float" office:value="4080.377" table:style-name="ce2">
            <text:p>4080.377</text:p>
          </table:table-cell>
          <table:table-cell table:number-columns-repeated="16382"/>
        </table:table-row>
        <table:table-row table:style-name="ro1">
          <table:table-cell office:value-type="float" office:value="16.824000000000002" table:style-name="ce2">
            <text:p>16.824</text:p>
          </table:table-cell>
          <table:table-cell office:value-type="float" office:value="4081.817" table:style-name="ce2">
            <text:p>4081.817</text:p>
          </table:table-cell>
          <table:table-cell table:number-columns-repeated="16382"/>
        </table:table-row>
        <table:table-row table:style-name="ro1">
          <table:table-cell office:value-type="float" office:value="16.847999999999999" table:style-name="ce2">
            <text:p>16.848</text:p>
          </table:table-cell>
          <table:table-cell office:value-type="float" office:value="4083.2568000000001" table:style-name="ce2">
            <text:p>4083.2568</text:p>
          </table:table-cell>
          <table:table-cell table:number-columns-repeated="16382"/>
        </table:table-row>
        <table:table-row table:style-name="ro1">
          <table:table-cell office:value-type="float" office:value="16.872" table:style-name="ce2">
            <text:p>16.872</text:p>
          </table:table-cell>
          <table:table-cell office:value-type="float" office:value="4084.6968000000002" table:style-name="ce2">
            <text:p>4084.6968</text:p>
          </table:table-cell>
          <table:table-cell table:number-columns-repeated="16382"/>
        </table:table-row>
        <table:table-row table:style-name="ro1">
          <table:table-cell office:value-type="float" office:value="16.896000000000001" table:style-name="ce2">
            <text:p>16.896</text:p>
          </table:table-cell>
          <table:table-cell office:value-type="float" office:value="4086.1367" table:style-name="ce2">
            <text:p>4086.1367</text:p>
          </table:table-cell>
          <table:table-cell table:number-columns-repeated="16382"/>
        </table:table-row>
        <table:table-row table:style-name="ro1">
          <table:table-cell office:value-type="float" office:value="16.920000000000002" table:style-name="ce2">
            <text:p>16.92</text:p>
          </table:table-cell>
          <table:table-cell office:value-type="float" office:value="4087.5767000000001" table:style-name="ce2">
            <text:p>4087.5767</text:p>
          </table:table-cell>
          <table:table-cell table:number-columns-repeated="16382"/>
        </table:table-row>
        <table:table-row table:style-name="ro1">
          <table:table-cell office:value-type="float" office:value="16.943999999999999" table:style-name="ce2">
            <text:p>16.944</text:p>
          </table:table-cell>
          <table:table-cell office:value-type="float" office:value="4089.0165999999999" table:style-name="ce2">
            <text:p>4089.0166</text:p>
          </table:table-cell>
          <table:table-cell table:number-columns-repeated="16382"/>
        </table:table-row>
        <table:table-row table:style-name="ro1">
          <table:table-cell office:value-type="float" office:value="16.968" table:style-name="ce2">
            <text:p>16.968</text:p>
          </table:table-cell>
          <table:table-cell office:value-type="float" office:value="4090.4564999999998" table:style-name="ce2">
            <text:p>4090.4565</text:p>
          </table:table-cell>
          <table:table-cell table:number-columns-repeated="16382"/>
        </table:table-row>
        <table:table-row table:style-name="ro1">
          <table:table-cell office:value-type="float" office:value="16.992000000000001" table:style-name="ce2">
            <text:p>16.992</text:p>
          </table:table-cell>
          <table:table-cell office:value-type="float" office:value="4091.8964999999998" table:style-name="ce2">
            <text:p>4091.8965</text:p>
          </table:table-cell>
          <table:table-cell table:number-columns-repeated="16382"/>
        </table:table-row>
        <table:table-row table:style-name="ro1">
          <table:table-cell office:value-type="float" office:value="17.015999999999998" table:style-name="ce2">
            <text:p>17.016</text:p>
          </table:table-cell>
          <table:table-cell office:value-type="float" office:value="4093.3364000000001" table:style-name="ce2">
            <text:p>4093.3364</text:p>
          </table:table-cell>
          <table:table-cell table:number-columns-repeated="16382"/>
        </table:table-row>
        <table:table-row table:style-name="ro1">
          <table:table-cell office:value-type="float" office:value="17.04" table:style-name="ce2">
            <text:p>17.04</text:p>
          </table:table-cell>
          <table:table-cell office:value-type="float" office:value="4094.7764000000002" table:style-name="ce2">
            <text:p>4094.7764</text:p>
          </table:table-cell>
          <table:table-cell table:number-columns-repeated="16382"/>
        </table:table-row>
        <table:table-row table:style-name="ro1">
          <table:table-cell office:value-type="float" office:value="17.064001000000001" table:style-name="ce2">
            <text:p>17.064001</text:p>
          </table:table-cell>
          <table:table-cell office:value-type="float" office:value="4096.2163" table:style-name="ce2">
            <text:p>4096.2163</text:p>
          </table:table-cell>
          <table:table-cell table:number-columns-repeated="16382"/>
        </table:table-row>
        <table:table-row table:style-name="ro1">
          <table:table-cell office:value-type="float" office:value="17.088000000000001" table:style-name="ce2">
            <text:p>17.088</text:p>
          </table:table-cell>
          <table:table-cell office:value-type="float" office:value="4097.6566999999995" table:style-name="ce2">
            <text:p>4097.6567</text:p>
          </table:table-cell>
          <table:table-cell table:number-columns-repeated="16382"/>
        </table:table-row>
        <table:table-row table:style-name="ro1">
          <table:table-cell office:value-type="float" office:value="17.111999999999998" table:style-name="ce2">
            <text:p>17.112</text:p>
          </table:table-cell>
          <table:table-cell office:value-type="float" office:value="4099.0969999999998" table:style-name="ce2">
            <text:p>4099.097</text:p>
          </table:table-cell>
          <table:table-cell table:number-columns-repeated="16382"/>
        </table:table-row>
        <table:table-row table:style-name="ro1">
          <table:table-cell office:value-type="float" office:value="17.135999999999999" table:style-name="ce2">
            <text:p>17.136</text:p>
          </table:table-cell>
          <table:table-cell office:value-type="float" office:value="4101.2579999999998" table:style-name="ce2">
            <text:p>4101.258</text:p>
          </table:table-cell>
          <table:table-cell table:number-columns-repeated="16382"/>
        </table:table-row>
        <table:table-row table:style-name="ro1">
          <table:table-cell office:value-type="float" office:value="17.16" table:style-name="ce2">
            <text:p>17.16</text:p>
          </table:table-cell>
          <table:table-cell office:value-type="float" office:value="4103.4184999999998" table:style-name="ce2">
            <text:p>4103.4185</text:p>
          </table:table-cell>
          <table:table-cell table:number-columns-repeated="16382"/>
        </table:table-row>
        <table:table-row table:style-name="ro1">
          <table:table-cell office:value-type="float" office:value="17.184000000000001" table:style-name="ce2">
            <text:p>17.184</text:p>
          </table:table-cell>
          <table:table-cell office:value-type="float" office:value="4106.2992999999997" table:style-name="ce2">
            <text:p>4106.2993</text:p>
          </table:table-cell>
          <table:table-cell table:number-columns-repeated="16382"/>
        </table:table-row>
        <table:table-row table:style-name="ro1">
          <table:table-cell office:value-type="float" office:value="17.207999999999998" table:style-name="ce2">
            <text:p>17.208</text:p>
          </table:table-cell>
          <table:table-cell office:value-type="float" office:value="4109.18" table:style-name="ce2">
            <text:p>4109.18</text:p>
          </table:table-cell>
          <table:table-cell table:number-columns-repeated="16382"/>
        </table:table-row>
        <table:table-row table:style-name="ro1">
          <table:table-cell office:value-type="float" office:value="17.231999999999999" table:style-name="ce2">
            <text:p>17.232</text:p>
          </table:table-cell>
          <table:table-cell office:value-type="float" office:value="4112.0609999999997" table:style-name="ce2">
            <text:p>4112.061</text:p>
          </table:table-cell>
          <table:table-cell table:number-columns-repeated="16382"/>
        </table:table-row>
        <table:table-row table:style-name="ro1">
          <table:table-cell office:value-type="float" office:value="17.256" table:style-name="ce2">
            <text:p>17.256</text:p>
          </table:table-cell>
          <table:table-cell office:value-type="float" office:value="4114.942" table:style-name="ce2">
            <text:p>4114.942</text:p>
          </table:table-cell>
          <table:table-cell table:number-columns-repeated="16382"/>
        </table:table-row>
        <table:table-row table:style-name="ro1">
          <table:table-cell office:value-type="float" office:value="17.28" table:style-name="ce2">
            <text:p>17.28</text:p>
          </table:table-cell>
          <table:table-cell office:value-type="float" office:value="4117.8227999999999" table:style-name="ce2">
            <text:p>4117.8228</text:p>
          </table:table-cell>
          <table:table-cell table:number-columns-repeated="16382"/>
        </table:table-row>
        <table:table-row table:style-name="ro1">
          <table:table-cell office:value-type="float" office:value="17.303999999999998" table:style-name="ce2">
            <text:p>17.304</text:p>
          </table:table-cell>
          <table:table-cell office:value-type="float" office:value="4120.7035999999998" table:style-name="ce2">
            <text:p>4120.7036</text:p>
          </table:table-cell>
          <table:table-cell table:number-columns-repeated="16382"/>
        </table:table-row>
        <table:table-row table:style-name="ro1">
          <table:table-cell office:value-type="float" office:value="17.328001" table:style-name="ce2">
            <text:p>17.328001</text:p>
          </table:table-cell>
          <table:table-cell office:value-type="float" office:value="4123.5844999999999" table:style-name="ce2">
            <text:p>4123.5845</text:p>
          </table:table-cell>
          <table:table-cell table:number-columns-repeated="16382"/>
        </table:table-row>
        <table:table-row table:style-name="ro1">
          <table:table-cell office:value-type="float" office:value="17.352" table:style-name="ce2">
            <text:p>17.352</text:p>
          </table:table-cell>
          <table:table-cell office:value-type="float" office:value="4125.7449999999999" table:style-name="ce2">
            <text:p>4125.745</text:p>
          </table:table-cell>
          <table:table-cell table:number-columns-repeated="16382"/>
        </table:table-row>
        <table:table-row table:style-name="ro1">
          <table:table-cell office:value-type="float" office:value="17.376000000000001" table:style-name="ce2">
            <text:p>17.376</text:p>
          </table:table-cell>
          <table:table-cell office:value-type="float" office:value="4127.9059999999999" table:style-name="ce2">
            <text:p>4127.906</text:p>
          </table:table-cell>
          <table:table-cell table:number-columns-repeated="16382"/>
        </table:table-row>
        <table:table-row table:style-name="ro1">
          <table:table-cell office:value-type="float" office:value="17.399999999999999" table:style-name="ce2">
            <text:p>17.4</text:p>
          </table:table-cell>
          <table:table-cell office:value-type="float" office:value="4130.0663999999997" table:style-name="ce2">
            <text:p>4130.0664</text:p>
          </table:table-cell>
          <table:table-cell table:number-columns-repeated="16382"/>
        </table:table-row>
        <table:table-row table:style-name="ro1">
          <table:table-cell office:value-type="float" office:value="17.423999999999999" table:style-name="ce2">
            <text:p>17.424</text:p>
          </table:table-cell>
          <table:table-cell office:value-type="float" office:value="4132.2269999999999" table:style-name="ce2">
            <text:p>4132.227</text:p>
          </table:table-cell>
          <table:table-cell table:number-columns-repeated="16382"/>
        </table:table-row>
        <table:table-row table:style-name="ro1">
          <table:table-cell office:value-type="float" office:value="17.448" table:style-name="ce2">
            <text:p>17.448</text:p>
          </table:table-cell>
          <table:table-cell office:value-type="float" office:value="4134.3877000000002" table:style-name="ce2">
            <text:p>4134.3877</text:p>
          </table:table-cell>
          <table:table-cell table:number-columns-repeated="16382"/>
        </table:table-row>
        <table:table-row table:style-name="ro1">
          <table:table-cell office:value-type="float" office:value="17.472000000000001" table:style-name="ce2">
            <text:p>17.472</text:p>
          </table:table-cell>
          <table:table-cell office:value-type="float" office:value="4136.5483000000004" table:style-name="ce2">
            <text:p>4136.5483</text:p>
          </table:table-cell>
          <table:table-cell table:number-columns-repeated="16382"/>
        </table:table-row>
        <table:table-row table:style-name="ro1">
          <table:table-cell office:value-type="float" office:value="17.495999999999999" table:style-name="ce2">
            <text:p>17.496</text:p>
          </table:table-cell>
          <table:table-cell office:value-type="float" office:value="4138.7089999999998" table:style-name="ce2">
            <text:p>4138.709</text:p>
          </table:table-cell>
          <table:table-cell table:number-columns-repeated="16382"/>
        </table:table-row>
        <table:table-row table:style-name="ro1">
          <table:table-cell office:value-type="float" office:value="17.52" table:style-name="ce2">
            <text:p>17.52</text:p>
          </table:table-cell>
          <table:table-cell office:value-type="float" office:value="4140.8696" table:style-name="ce2">
            <text:p>4140.8696</text:p>
          </table:table-cell>
          <table:table-cell table:number-columns-repeated="16382"/>
        </table:table-row>
        <table:table-row table:style-name="ro1">
          <table:table-cell office:value-type="float" office:value="17.544" table:style-name="ce2">
            <text:p>17.544</text:p>
          </table:table-cell>
          <table:table-cell office:value-type="float" office:value="4143.0303000000004" table:style-name="ce2">
            <text:p>4143.0303</text:p>
          </table:table-cell>
          <table:table-cell table:number-columns-repeated="16382"/>
        </table:table-row>
        <table:table-row table:style-name="ro1">
          <table:table-cell office:value-type="float" office:value="17.568000000000001" table:style-name="ce2">
            <text:p>17.568</text:p>
          </table:table-cell>
          <table:table-cell office:value-type="float" office:value="4145.1909999999998" table:style-name="ce2">
            <text:p>4145.191</text:p>
          </table:table-cell>
          <table:table-cell table:number-columns-repeated="16382"/>
        </table:table-row>
        <table:table-row table:style-name="ro1">
          <table:table-cell office:value-type="float" office:value="17.592001" table:style-name="ce2">
            <text:p>17.592001</text:p>
          </table:table-cell>
          <table:table-cell office:value-type="float" office:value="4147.3516" table:style-name="ce2">
            <text:p>4147.3516</text:p>
          </table:table-cell>
          <table:table-cell table:number-columns-repeated="16382"/>
        </table:table-row>
        <table:table-row table:style-name="ro1">
          <table:table-cell office:value-type="float" office:value="17.616" table:style-name="ce2">
            <text:p>17.616</text:p>
          </table:table-cell>
          <table:table-cell office:value-type="float" office:value="4149.5119999999997" table:style-name="ce2">
            <text:p>4149.512</text:p>
          </table:table-cell>
          <table:table-cell table:number-columns-repeated="16382"/>
        </table:table-row>
        <table:table-row table:style-name="ro1">
          <table:table-cell office:value-type="float" office:value="17.64" table:style-name="ce2">
            <text:p>17.64</text:p>
          </table:table-cell>
          <table:table-cell office:value-type="float" office:value="4151.6729999999998" table:style-name="ce2">
            <text:p>4151.673</text:p>
          </table:table-cell>
          <table:table-cell table:number-columns-repeated="16382"/>
        </table:table-row>
        <table:table-row table:style-name="ro1">
          <table:table-cell office:value-type="float" office:value="17.664000000000001" table:style-name="ce2">
            <text:p>17.664</text:p>
          </table:table-cell>
          <table:table-cell office:value-type="float" office:value="4153.8334999999997" table:style-name="ce2">
            <text:p>4153.8335</text:p>
          </table:table-cell>
          <table:table-cell table:number-columns-repeated="16382"/>
        </table:table-row>
        <table:table-row table:style-name="ro1">
          <table:table-cell office:value-type="float" office:value="17.687999999999999" table:style-name="ce2">
            <text:p>17.688</text:p>
          </table:table-cell>
          <table:table-cell office:value-type="float" office:value="4155.9939999999997" table:style-name="ce2">
            <text:p>4155.994</text:p>
          </table:table-cell>
          <table:table-cell table:number-columns-repeated="16382"/>
        </table:table-row>
        <table:table-row table:style-name="ro1">
          <table:table-cell office:value-type="float" office:value="17.712" table:style-name="ce2">
            <text:p>17.712</text:p>
          </table:table-cell>
          <table:table-cell office:value-type="float" office:value="4158.1549999999997" table:style-name="ce2">
            <text:p>4158.155</text:p>
          </table:table-cell>
          <table:table-cell table:number-columns-repeated="16382"/>
        </table:table-row>
        <table:table-row table:style-name="ro1">
          <table:table-cell office:value-type="float" office:value="17.736000000000001" table:style-name="ce2">
            <text:p>17.736</text:p>
          </table:table-cell>
          <table:table-cell office:value-type="float" office:value="4160.3154000000004" table:style-name="ce2">
            <text:p>4160.3154</text:p>
          </table:table-cell>
          <table:table-cell table:number-columns-repeated="16382"/>
        </table:table-row>
        <table:table-row table:style-name="ro1">
          <table:table-cell office:value-type="float" office:value="17.760000000000002" table:style-name="ce2">
            <text:p>17.76</text:p>
          </table:table-cell>
          <table:table-cell office:value-type="float" office:value="4162.4759999999997" table:style-name="ce2">
            <text:p>4162.476</text:p>
          </table:table-cell>
          <table:table-cell table:number-columns-repeated="16382"/>
        </table:table-row>
        <table:table-row table:style-name="ro1">
          <table:table-cell office:value-type="float" office:value="17.783999999999999" table:style-name="ce2">
            <text:p>17.784</text:p>
          </table:table-cell>
          <table:table-cell office:value-type="float" office:value="4164.6367" table:style-name="ce2">
            <text:p>4164.6367</text:p>
          </table:table-cell>
          <table:table-cell table:number-columns-repeated="16382"/>
        </table:table-row>
        <table:table-row table:style-name="ro1">
          <table:table-cell office:value-type="float" office:value="17.808" table:style-name="ce2">
            <text:p>17.808</text:p>
          </table:table-cell>
          <table:table-cell office:value-type="float" office:value="4166.7974000000004" table:style-name="ce2">
            <text:p>4166.7974</text:p>
          </table:table-cell>
          <table:table-cell table:number-columns-repeated="16382"/>
        </table:table-row>
        <table:table-row table:style-name="ro1">
          <table:table-cell office:value-type="float" office:value="17.832000000000001" table:style-name="ce2">
            <text:p>17.832</text:p>
          </table:table-cell>
          <table:table-cell office:value-type="float" office:value="4168.9579999999996" table:style-name="ce2">
            <text:p>4168.958</text:p>
          </table:table-cell>
          <table:table-cell table:number-columns-repeated="16382"/>
        </table:table-row>
        <table:table-row table:style-name="ro1">
          <table:table-cell office:value-type="float" office:value="17.856000000000002" table:style-name="ce2">
            <text:p>17.856</text:p>
          </table:table-cell>
          <table:table-cell office:value-type="float" office:value="4171.1187" table:style-name="ce2">
            <text:p>4171.1187</text:p>
          </table:table-cell>
          <table:table-cell table:number-columns-repeated="16382"/>
        </table:table-row>
        <table:table-row table:style-name="ro1">
          <table:table-cell office:value-type="float" office:value="17.880001" table:style-name="ce2">
            <text:p>17.880001</text:p>
          </table:table-cell>
          <table:table-cell office:value-type="float" office:value="4173.2793000000001" table:style-name="ce2">
            <text:p>4173.2793</text:p>
          </table:table-cell>
          <table:table-cell table:number-columns-repeated="16382"/>
        </table:table-row>
        <table:table-row table:style-name="ro1">
          <table:table-cell office:value-type="float" office:value="17.904" table:style-name="ce2">
            <text:p>17.904</text:p>
          </table:table-cell>
          <table:table-cell office:value-type="float" office:value="4175.4399999999996" table:style-name="ce2">
            <text:p>4175.44</text:p>
          </table:table-cell>
          <table:table-cell table:number-columns-repeated="16382"/>
        </table:table-row>
        <table:table-row table:style-name="ro1">
          <table:table-cell office:value-type="float" office:value="17.928000000000001" table:style-name="ce2">
            <text:p>17.928</text:p>
          </table:table-cell>
          <table:table-cell office:value-type="float" office:value="4177.6005999999998" table:style-name="ce2">
            <text:p>4177.6006</text:p>
          </table:table-cell>
          <table:table-cell table:number-columns-repeated="16382"/>
        </table:table-row>
        <table:table-row table:style-name="ro1">
          <table:table-cell office:value-type="float" office:value="17.952000000000002" table:style-name="ce2">
            <text:p>17.952</text:p>
          </table:table-cell>
          <table:table-cell office:value-type="float" office:value="4180.4813999999997" table:style-name="ce2">
            <text:p>4180.4814</text:p>
          </table:table-cell>
          <table:table-cell table:number-columns-repeated="16382"/>
        </table:table-row>
        <table:table-row table:style-name="ro1">
          <table:table-cell office:value-type="float" office:value="17.975999999999999" table:style-name="ce2">
            <text:p>17.976</text:p>
          </table:table-cell>
          <table:table-cell office:value-type="float" office:value="4183.3622999999998" table:style-name="ce2">
            <text:p>4183.3623</text:p>
          </table:table-cell>
          <table:table-cell table:number-columns-repeated="1638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4186.2430000000004" table:style-name="ce2">
            <text:p>4186.243</text:p>
          </table:table-cell>
          <table:table-cell table:number-columns-repeated="16382"/>
        </table:table-row>
        <table:table-row table:style-name="ro1">
          <table:table-cell office:value-type="float" office:value="18.024000000000001" table:style-name="ce2">
            <text:p>18.024</text:p>
          </table:table-cell>
          <table:table-cell office:value-type="float" office:value="4189.1239999999998" table:style-name="ce2">
            <text:p>4189.124</text:p>
          </table:table-cell>
          <table:table-cell table:number-columns-repeated="16382"/>
        </table:table-row>
        <table:table-row table:style-name="ro1">
          <table:table-cell office:value-type="float" office:value="18.047999999999998" table:style-name="ce2">
            <text:p>18.048</text:p>
          </table:table-cell>
          <table:table-cell office:value-type="float" office:value="4191.2847000000002" table:style-name="ce2">
            <text:p>4191.2847</text:p>
          </table:table-cell>
          <table:table-cell table:number-columns-repeated="16382"/>
        </table:table-row>
        <table:table-row table:style-name="ro1">
          <table:table-cell office:value-type="float" office:value="18.071999999999999" table:style-name="ce2">
            <text:p>18.072</text:p>
          </table:table-cell>
          <table:table-cell office:value-type="float" office:value="4193.4453000000003" table:style-name="ce2">
            <text:p>4193.4453</text:p>
          </table:table-cell>
          <table:table-cell table:number-columns-repeated="16382"/>
        </table:table-row>
        <table:table-row table:style-name="ro1">
          <table:table-cell office:value-type="float" office:value="18.096" table:style-name="ce2">
            <text:p>18.096</text:p>
          </table:table-cell>
          <table:table-cell office:value-type="float" office:value="4195.6059999999998" table:style-name="ce2">
            <text:p>4195.606</text:p>
          </table:table-cell>
          <table:table-cell table:number-columns-repeated="16382"/>
        </table:table-row>
        <table:table-row table:style-name="ro1">
          <table:table-cell office:value-type="float" office:value="18.12" table:style-name="ce2">
            <text:p>18.12</text:p>
          </table:table-cell>
          <table:table-cell office:value-type="float" office:value="4197.7665999999999" table:style-name="ce2">
            <text:p>4197.7666</text:p>
          </table:table-cell>
          <table:table-cell table:number-columns-repeated="16382"/>
        </table:table-row>
        <table:table-row table:style-name="ro1">
          <table:table-cell office:value-type="float" office:value="18.144000999999999" table:style-name="ce2">
            <text:p>18.144001</text:p>
          </table:table-cell>
          <table:table-cell office:value-type="float" office:value="4199.9272000000001" table:style-name="ce2">
            <text:p>4199.9272</text:p>
          </table:table-cell>
          <table:table-cell table:number-columns-repeated="16382"/>
        </table:table-row>
        <table:table-row table:style-name="ro1">
          <table:table-cell office:value-type="float" office:value="18.167999999999999" table:style-name="ce2">
            <text:p>18.168</text:p>
          </table:table-cell>
          <table:table-cell office:value-type="float" office:value="4202.0879999999997" table:style-name="ce2">
            <text:p>4202.088</text:p>
          </table:table-cell>
          <table:table-cell table:number-columns-repeated="16382"/>
        </table:table-row>
        <table:table-row table:style-name="ro1">
          <table:table-cell office:value-type="float" office:value="18.192" table:style-name="ce2">
            <text:p>18.192</text:p>
          </table:table-cell>
          <table:table-cell office:value-type="float" office:value="4204.2484999999997" table:style-name="ce2">
            <text:p>4204.2485</text:p>
          </table:table-cell>
          <table:table-cell table:number-columns-repeated="16382"/>
        </table:table-row>
        <table:table-row table:style-name="ro1">
          <table:table-cell office:value-type="float" office:value="18.216000000000001" table:style-name="ce2">
            <text:p>18.216</text:p>
          </table:table-cell>
          <table:table-cell office:value-type="float" office:value="4206.4089999999997" table:style-name="ce2">
            <text:p>4206.409</text:p>
          </table:table-cell>
          <table:table-cell table:number-columns-repeated="16382"/>
        </table:table-row>
        <table:table-row table:style-name="ro1">
          <table:table-cell office:value-type="float" office:value="18.239999999999998" table:style-name="ce2">
            <text:p>18.24</text:p>
          </table:table-cell>
          <table:table-cell office:value-type="float" office:value="4208.57" table:style-name="ce2">
            <text:p>4208.57</text:p>
          </table:table-cell>
          <table:table-cell table:number-columns-repeated="16382"/>
        </table:table-row>
        <table:table-row table:style-name="ro1">
          <table:table-cell office:value-type="float" office:value="18.263999999999999" table:style-name="ce2">
            <text:p>18.264</text:p>
          </table:table-cell>
          <table:table-cell office:value-type="float" office:value="4210.7304999999997" table:style-name="ce2">
            <text:p>4210.7305</text:p>
          </table:table-cell>
          <table:table-cell table:number-columns-repeated="16382"/>
        </table:table-row>
        <table:table-row table:style-name="ro1">
          <table:table-cell office:value-type="float" office:value="18.288" table:style-name="ce2">
            <text:p>18.288</text:p>
          </table:table-cell>
          <table:table-cell office:value-type="float" office:value="4212.8909999999996" table:style-name="ce2">
            <text:p>4212.891</text:p>
          </table:table-cell>
          <table:table-cell table:number-columns-repeated="16382"/>
        </table:table-row>
        <table:table-row table:style-name="ro1">
          <table:table-cell office:value-type="float" office:value="18.312000000000001" table:style-name="ce2">
            <text:p>18.312</text:p>
          </table:table-cell>
          <table:table-cell office:value-type="float" office:value="4215.0519999999997" table:style-name="ce2">
            <text:p>4215.052</text:p>
          </table:table-cell>
          <table:table-cell table:number-columns-repeated="16382"/>
        </table:table-row>
        <table:table-row table:style-name="ro1">
          <table:table-cell office:value-type="float" office:value="18.335999999999999" table:style-name="ce2">
            <text:p>18.336</text:p>
          </table:table-cell>
          <table:table-cell office:value-type="float" office:value="4217.2124000000003" table:style-name="ce2">
            <text:p>4217.2124</text:p>
          </table:table-cell>
          <table:table-cell table:number-columns-repeated="16382"/>
        </table:table-row>
        <table:table-row table:style-name="ro1">
          <table:table-cell office:value-type="float" office:value="18.36" table:style-name="ce2">
            <text:p>18.36</text:p>
          </table:table-cell>
          <table:table-cell office:value-type="float" office:value="4219.3729999999996" table:style-name="ce2">
            <text:p>4219.373</text:p>
          </table:table-cell>
          <table:table-cell table:number-columns-repeated="16382"/>
        </table:table-row>
        <table:table-row table:style-name="ro1">
          <table:table-cell office:value-type="float" office:value="18.384" table:style-name="ce2">
            <text:p>18.384</text:p>
          </table:table-cell>
          <table:table-cell office:value-type="float" office:value="4221.5337" table:style-name="ce2">
            <text:p>4221.5337</text:p>
          </table:table-cell>
          <table:table-cell table:number-columns-repeated="16382"/>
        </table:table-row>
        <table:table-row table:style-name="ro1">
          <table:table-cell office:value-type="float" office:value="18.408000000000001" table:style-name="ce2">
            <text:p>18.408</text:p>
          </table:table-cell>
          <table:table-cell office:value-type="float" office:value="4223.6943000000001" table:style-name="ce2">
            <text:p>4223.6943</text:p>
          </table:table-cell>
          <table:table-cell table:number-columns-repeated="16382"/>
        </table:table-row>
        <table:table-row table:style-name="ro1">
          <table:table-cell office:value-type="float" office:value="18.431999999999999" table:style-name="ce2">
            <text:p>18.432</text:p>
          </table:table-cell>
          <table:table-cell office:value-type="float" office:value="4225.1350000000002" table:style-name="ce2">
            <text:p>4225.135</text:p>
          </table:table-cell>
          <table:table-cell table:number-columns-repeated="16382"/>
        </table:table-row>
        <table:table-row table:style-name="ro1">
          <table:table-cell office:value-type="float" office:value="18.456" table:style-name="ce2">
            <text:p>18.456</text:p>
          </table:table-cell>
          <table:table-cell office:value-type="float" office:value="4226.5749999999998" table:style-name="ce2">
            <text:p>4226.575</text:p>
          </table:table-cell>
          <table:table-cell table:number-columns-repeated="16382"/>
        </table:table-row>
        <table:table-row table:style-name="ro1">
          <table:table-cell office:value-type="float" office:value="18.48" table:style-name="ce2">
            <text:p>18.48</text:p>
          </table:table-cell>
          <table:table-cell office:value-type="float" office:value="4228.0155999999997" table:style-name="ce2">
            <text:p>4228.0156</text:p>
          </table:table-cell>
          <table:table-cell table:number-columns-repeated="16382"/>
        </table:table-row>
        <table:table-row table:style-name="ro1">
          <table:table-cell office:value-type="float" office:value="18.504000000000001" table:style-name="ce2">
            <text:p>18.504</text:p>
          </table:table-cell>
          <table:table-cell office:value-type="float" office:value="4230.1763000000001" table:style-name="ce2">
            <text:p>4230.1763</text:p>
          </table:table-cell>
          <table:table-cell table:number-columns-repeated="16382"/>
        </table:table-row>
        <table:table-row table:style-name="ro1">
          <table:table-cell office:value-type="float" office:value="18.527999999999999" table:style-name="ce2">
            <text:p>18.528</text:p>
          </table:table-cell>
          <table:table-cell office:value-type="float" office:value="4232.3370000000004" table:style-name="ce2">
            <text:p>4232.337</text:p>
          </table:table-cell>
          <table:table-cell table:number-columns-repeated="16382"/>
        </table:table-row>
        <table:table-row table:style-name="ro1">
          <table:table-cell office:value-type="float" office:value="18.552" table:style-name="ce2">
            <text:p>18.552</text:p>
          </table:table-cell>
          <table:table-cell office:value-type="float" office:value="4234.4975999999997" table:style-name="ce2">
            <text:p>4234.4976</text:p>
          </table:table-cell>
          <table:table-cell table:number-columns-repeated="16382"/>
        </table:table-row>
        <table:table-row table:style-name="ro1">
          <table:table-cell office:value-type="float" office:value="18.576000000000001" table:style-name="ce2">
            <text:p>18.576</text:p>
          </table:table-cell>
          <table:table-cell office:value-type="float" office:value="4236.6580000000004" table:style-name="ce2">
            <text:p>4236.658</text:p>
          </table:table-cell>
          <table:table-cell table:number-columns-repeated="16382"/>
        </table:table-row>
        <table:table-row table:style-name="ro1">
          <table:table-cell office:value-type="float" office:value="18.600000000000001" table:style-name="ce2">
            <text:p>18.6</text:p>
          </table:table-cell>
          <table:table-cell office:value-type="float" office:value="4238.8190000000004" table:style-name="ce2">
            <text:p>4238.819</text:p>
          </table:table-cell>
          <table:table-cell table:number-columns-repeated="16382"/>
        </table:table-row>
        <table:table-row table:style-name="ro1">
          <table:table-cell office:value-type="float" office:value="18.623999999999999" table:style-name="ce2">
            <text:p>18.624</text:p>
          </table:table-cell>
          <table:table-cell office:value-type="float" office:value="4240.9795000000004" table:style-name="ce2">
            <text:p>4240.9795</text:p>
          </table:table-cell>
          <table:table-cell table:number-columns-repeated="16382"/>
        </table:table-row>
        <table:table-row table:style-name="ro1">
          <table:table-cell office:value-type="float" office:value="18.648" table:style-name="ce2">
            <text:p>18.648</text:p>
          </table:table-cell>
          <table:table-cell office:value-type="float" office:value="4243.1400000000003" table:style-name="ce2">
            <text:p>4243.14</text:p>
          </table:table-cell>
          <table:table-cell table:number-columns-repeated="16382"/>
        </table:table-row>
        <table:table-row table:style-name="ro1">
          <table:table-cell office:value-type="float" office:value="18.672000000000001" table:style-name="ce2">
            <text:p>18.672</text:p>
          </table:table-cell>
          <table:table-cell office:value-type="float" office:value="4245.3010000000004" table:style-name="ce2">
            <text:p>4245.301</text:p>
          </table:table-cell>
          <table:table-cell table:number-columns-repeated="16382"/>
        </table:table-row>
        <table:table-row table:style-name="ro1">
          <table:table-cell office:value-type="float" office:value="18.696000999999999" table:style-name="ce2">
            <text:p>18.696001</text:p>
          </table:table-cell>
          <table:table-cell office:value-type="float" office:value="4247.4614000000001" table:style-name="ce2">
            <text:p>4247.4614</text:p>
          </table:table-cell>
          <table:table-cell table:number-columns-repeated="16382"/>
        </table:table-row>
        <table:table-row table:style-name="ro1">
          <table:table-cell office:value-type="float" office:value="18.72" table:style-name="ce2">
            <text:p>18.72</text:p>
          </table:table-cell>
          <table:table-cell office:value-type="float" office:value="4249.6220000000003" table:style-name="ce2">
            <text:p>4249.622</text:p>
          </table:table-cell>
          <table:table-cell table:number-columns-repeated="16382"/>
        </table:table-row>
        <table:table-row table:style-name="ro1">
          <table:table-cell office:value-type="float" office:value="18.744" table:style-name="ce2">
            <text:p>18.744</text:p>
          </table:table-cell>
          <table:table-cell office:value-type="float" office:value="4251.7826999999997" table:style-name="ce2">
            <text:p>4251.7827</text:p>
          </table:table-cell>
          <table:table-cell table:number-columns-repeated="16382"/>
        </table:table-row>
        <table:table-row table:style-name="ro1">
          <table:table-cell office:value-type="float" office:value="18.768000000000001" table:style-name="ce2">
            <text:p>18.768</text:p>
          </table:table-cell>
          <table:table-cell office:value-type="float" office:value="4253.9434000000001" table:style-name="ce2">
            <text:p>4253.9434</text:p>
          </table:table-cell>
          <table:table-cell table:number-columns-repeated="16382"/>
        </table:table-row>
        <table:table-row table:style-name="ro1">
          <table:table-cell office:value-type="float" office:value="18.792000000000002" table:style-name="ce2">
            <text:p>18.792</text:p>
          </table:table-cell>
          <table:table-cell office:value-type="float" office:value="4256.1040000000003" table:style-name="ce2">
            <text:p>4256.104</text:p>
          </table:table-cell>
          <table:table-cell table:number-columns-repeated="16382"/>
        </table:table-row>
        <table:table-row table:style-name="ro1">
          <table:table-cell office:value-type="float" office:value="18.815999999999999" table:style-name="ce2">
            <text:p>18.816</text:p>
          </table:table-cell>
          <table:table-cell office:value-type="float" office:value="4258.2646000000004" table:style-name="ce2">
            <text:p>4258.2646</text:p>
          </table:table-cell>
          <table:table-cell table:number-columns-repeated="16382"/>
        </table:table-row>
        <table:table-row table:style-name="ro1">
          <table:table-cell office:value-type="float" office:value="18.84" table:style-name="ce2">
            <text:p>18.84</text:p>
          </table:table-cell>
          <table:table-cell office:value-type="float" office:value="4260.4252999999999" table:style-name="ce2">
            <text:p>4260.4253</text:p>
          </table:table-cell>
          <table:table-cell table:number-columns-repeated="16382"/>
        </table:table-row>
        <table:table-row table:style-name="ro1">
          <table:table-cell office:value-type="float" office:value="18.864000000000001" table:style-name="ce2">
            <text:p>18.864</text:p>
          </table:table-cell>
          <table:table-cell office:value-type="float" office:value="4262.5860000000002" table:style-name="ce2">
            <text:p>4262.586</text:p>
          </table:table-cell>
          <table:table-cell table:number-columns-repeated="16382"/>
        </table:table-row>
        <table:table-row table:style-name="ro1">
          <table:table-cell office:value-type="float" office:value="18.888000000000002" table:style-name="ce2">
            <text:p>18.888</text:p>
          </table:table-cell>
          <table:table-cell office:value-type="float" office:value="4264.7466000000004" table:style-name="ce2">
            <text:p>4264.7466</text:p>
          </table:table-cell>
          <table:table-cell table:number-columns-repeated="16382"/>
        </table:table-row>
        <table:table-row table:style-name="ro1">
          <table:table-cell office:value-type="float" office:value="18.911999999999999" table:style-name="ce2">
            <text:p>18.912</text:p>
          </table:table-cell>
          <table:table-cell office:value-type="float" office:value="4266.9070000000002" table:style-name="ce2">
            <text:p>4266.907</text:p>
          </table:table-cell>
          <table:table-cell table:number-columns-repeated="16382"/>
        </table:table-row>
        <table:table-row table:style-name="ro1">
          <table:table-cell office:value-type="float" office:value="18.936" table:style-name="ce2">
            <text:p>18.936</text:p>
          </table:table-cell>
          <table:table-cell office:value-type="float" office:value="4269.0680000000002" table:style-name="ce2">
            <text:p>4269.068</text:p>
          </table:table-cell>
          <table:table-cell table:number-columns-repeated="16382"/>
        </table:table-row>
        <table:table-row table:style-name="ro1">
          <table:table-cell office:value-type="float" office:value="18.960000999999998" table:style-name="ce2">
            <text:p>18.960001</text:p>
          </table:table-cell>
          <table:table-cell office:value-type="float" office:value="4271.2285000000002" table:style-name="ce2">
            <text:p>4271.2285</text:p>
          </table:table-cell>
          <table:table-cell table:number-columns-repeated="16382"/>
        </table:table-row>
        <table:table-row table:style-name="ro1">
          <table:table-cell office:value-type="float" office:value="18.984000000000002" table:style-name="ce2">
            <text:p>18.984</text:p>
          </table:table-cell>
          <table:table-cell office:value-type="float" office:value="4273.3890000000001" table:style-name="ce2">
            <text:p>4273.389</text:p>
          </table:table-cell>
          <table:table-cell table:number-columns-repeated="16382"/>
        </table:table-row>
        <table:table-row table:style-name="ro1">
          <table:table-cell office:value-type="float" office:value="19.007999999999999" table:style-name="ce2">
            <text:p>19.008</text:p>
          </table:table-cell>
          <table:table-cell office:value-type="float" office:value="4275.55" table:style-name="ce2">
            <text:p>4275.55</text:p>
          </table:table-cell>
          <table:table-cell table:number-columns-repeated="16382"/>
        </table:table-row>
        <table:table-row table:style-name="ro1">
          <table:table-cell office:value-type="float" office:value="19.032" table:style-name="ce2">
            <text:p>19.032</text:p>
          </table:table-cell>
          <table:table-cell office:value-type="float" office:value="4277.7103999999999" table:style-name="ce2">
            <text:p>4277.7104</text:p>
          </table:table-cell>
          <table:table-cell table:number-columns-repeated="16382"/>
        </table:table-row>
        <table:table-row table:style-name="ro1">
          <table:table-cell office:value-type="float" office:value="19.056000000000001" table:style-name="ce2">
            <text:p>19.056</text:p>
          </table:table-cell>
          <table:table-cell office:value-type="float" office:value="4279.8710000000001" table:style-name="ce2">
            <text:p>4279.871</text:p>
          </table:table-cell>
          <table:table-cell table:number-columns-repeated="16382"/>
        </table:table-row>
        <table:table-row table:style-name="ro1">
          <table:table-cell office:value-type="float" office:value="19.079999999999998" table:style-name="ce2">
            <text:p>19.08</text:p>
          </table:table-cell>
          <table:table-cell office:value-type="float" office:value="4282.0316999999995" table:style-name="ce2">
            <text:p>4282.0317</text:p>
          </table:table-cell>
          <table:table-cell table:number-columns-repeated="16382"/>
        </table:table-row>
        <table:table-row table:style-name="ro1">
          <table:table-cell office:value-type="float" office:value="19.103999999999999" table:style-name="ce2">
            <text:p>19.104</text:p>
          </table:table-cell>
          <table:table-cell office:value-type="float" office:value="4284.1923999999999" table:style-name="ce2">
            <text:p>4284.1924</text:p>
          </table:table-cell>
          <table:table-cell table:number-columns-repeated="16382"/>
        </table:table-row>
        <table:table-row table:style-name="ro1">
          <table:table-cell office:value-type="float" office:value="19.128" table:style-name="ce2">
            <text:p>19.128</text:p>
          </table:table-cell>
          <table:table-cell office:value-type="float" office:value="4286.3530000000001" table:style-name="ce2">
            <text:p>4286.353</text:p>
          </table:table-cell>
          <table:table-cell table:number-columns-repeated="16382"/>
        </table:table-row>
        <table:table-row table:style-name="ro1">
          <table:table-cell office:value-type="float" office:value="19.152000000000001" table:style-name="ce2">
            <text:p>19.152</text:p>
          </table:table-cell>
          <table:table-cell office:value-type="float" office:value="4288.5137000000004" table:style-name="ce2">
            <text:p>4288.5137</text:p>
          </table:table-cell>
          <table:table-cell table:number-columns-repeated="16382"/>
        </table:table-row>
        <table:table-row table:style-name="ro1">
          <table:table-cell office:value-type="float" office:value="19.175999999999998" table:style-name="ce2">
            <text:p>19.176</text:p>
          </table:table-cell>
          <table:table-cell office:value-type="float" office:value="4289.9539999999997" table:style-name="ce2">
            <text:p>4289.954</text:p>
          </table:table-cell>
          <table:table-cell table:number-columns-repeated="16382"/>
        </table:table-row>
        <table:table-row table:style-name="ro1">
          <table:table-cell office:value-type="float" office:value="19.2" table:style-name="ce2">
            <text:p>19.2</text:p>
          </table:table-cell>
          <table:table-cell office:value-type="float" office:value="4291.3945000000003" table:style-name="ce2">
            <text:p>4291.3945</text:p>
          </table:table-cell>
          <table:table-cell table:number-columns-repeated="16382"/>
        </table:table-row>
        <table:table-row table:style-name="ro1">
          <table:table-cell office:value-type="float" office:value="19.224" table:style-name="ce2">
            <text:p>19.224</text:p>
          </table:table-cell>
          <table:table-cell office:value-type="float" office:value="4292.835" table:style-name="ce2">
            <text:p>4292.835</text:p>
          </table:table-cell>
          <table:table-cell table:number-columns-repeated="16382"/>
        </table:table-row>
        <table:table-row table:style-name="ro1">
          <table:table-cell office:value-type="float" office:value="19.248000999999999" table:style-name="ce2">
            <text:p>19.248001</text:p>
          </table:table-cell>
          <table:table-cell office:value-type="float" office:value="4294.2754000000004" table:style-name="ce2">
            <text:p>4294.2754</text:p>
          </table:table-cell>
          <table:table-cell table:number-columns-repeated="16382"/>
        </table:table-row>
        <table:table-row table:style-name="ro1">
          <table:table-cell office:value-type="float" office:value="19.271999999999998" table:style-name="ce2">
            <text:p>19.272</text:p>
          </table:table-cell>
          <table:table-cell office:value-type="float" office:value="4295.7160000000003" table:style-name="ce2">
            <text:p>4295.716</text:p>
          </table:table-cell>
          <table:table-cell table:number-columns-repeated="16382"/>
        </table:table-row>
        <table:table-row table:style-name="ro1">
          <table:table-cell office:value-type="float" office:value="19.295999999999999" table:style-name="ce2">
            <text:p>19.296</text:p>
          </table:table-cell>
          <table:table-cell office:value-type="float" office:value="4296.4359999999997" table:style-name="ce2">
            <text:p>4296.436</text:p>
          </table:table-cell>
          <table:table-cell table:number-columns-repeated="16382"/>
        </table:table-row>
        <table:table-row table:style-name="ro1">
          <table:table-cell office:value-type="float" office:value="19.32" table:style-name="ce2">
            <text:p>19.32</text:p>
          </table:table-cell>
          <table:table-cell office:value-type="float" office:value="4297.1562999999996" table:style-name="ce2">
            <text:p>4297.1563</text:p>
          </table:table-cell>
          <table:table-cell table:number-columns-repeated="16382"/>
        </table:table-row>
        <table:table-row table:style-name="ro1">
          <table:table-cell office:value-type="float" office:value="19.344000000000001" table:style-name="ce2">
            <text:p>19.344</text:p>
          </table:table-cell>
          <table:table-cell office:value-type="float" office:value="4297.8765000000003" table:style-name="ce2">
            <text:p>4297.8765</text:p>
          </table:table-cell>
          <table:table-cell table:number-columns-repeated="16382"/>
        </table:table-row>
        <table:table-row table:style-name="ro1">
          <table:table-cell office:value-type="float" office:value="19.367999999999999" table:style-name="ce2">
            <text:p>19.368</text:p>
          </table:table-cell>
          <table:table-cell office:value-type="float" office:value="4298.5967000000001" table:style-name="ce2">
            <text:p>4298.5967</text:p>
          </table:table-cell>
          <table:table-cell table:number-columns-repeated="16382"/>
        </table:table-row>
        <table:table-row table:style-name="ro1">
          <table:table-cell office:value-type="float" office:value="19.391999999999999" table:style-name="ce2">
            <text:p>19.392</text:p>
          </table:table-cell>
          <table:table-cell office:value-type="float" office:value="4299.317" table:style-name="ce2">
            <text:p>4299.317</text:p>
          </table:table-cell>
          <table:table-cell table:number-columns-repeated="16382"/>
        </table:table-row>
        <table:table-row table:style-name="ro1">
          <table:table-cell office:value-type="float" office:value="19.416" table:style-name="ce2">
            <text:p>19.416</text:p>
          </table:table-cell>
          <table:table-cell office:value-type="float" office:value="4300.7573000000002" table:style-name="ce2">
            <text:p>4300.7573</text:p>
          </table:table-cell>
          <table:table-cell table:number-columns-repeated="16382"/>
        </table:table-row>
        <table:table-row table:style-name="ro1">
          <table:table-cell office:value-type="float" office:value="19.440000000000001" table:style-name="ce2">
            <text:p>19.44</text:p>
          </table:table-cell>
          <table:table-cell office:value-type="float" office:value="4302.1977999999999" table:style-name="ce2">
            <text:p>4302.1978</text:p>
          </table:table-cell>
          <table:table-cell table:number-columns-repeated="16382"/>
        </table:table-row>
        <table:table-row table:style-name="ro1">
          <table:table-cell office:value-type="float" office:value="19.463999999999999" table:style-name="ce2">
            <text:p>19.464</text:p>
          </table:table-cell>
          <table:table-cell office:value-type="float" office:value="4303.6379999999999" table:style-name="ce2">
            <text:p>4303.638</text:p>
          </table:table-cell>
          <table:table-cell table:number-columns-repeated="16382"/>
        </table:table-row>
        <table:table-row table:style-name="ro1">
          <table:table-cell office:value-type="float" office:value="19.488" table:style-name="ce2">
            <text:p>19.488</text:p>
          </table:table-cell>
          <table:table-cell office:value-type="float" office:value="4305.0785999999998" table:style-name="ce2">
            <text:p>4305.0786</text:p>
          </table:table-cell>
          <table:table-cell table:number-columns-repeated="16382"/>
        </table:table-row>
        <table:table-row table:style-name="ro1">
          <table:table-cell office:value-type="float" office:value="19.512001000000001" table:style-name="ce2">
            <text:p>19.512001</text:p>
          </table:table-cell>
          <table:table-cell office:value-type="float" office:value="4306.5190000000002" table:style-name="ce2">
            <text:p>4306.519</text:p>
          </table:table-cell>
          <table:table-cell table:number-columns-repeated="16382"/>
        </table:table-row>
        <table:table-row table:style-name="ro1">
          <table:table-cell office:value-type="float" office:value="19.536000000000001" table:style-name="ce2">
            <text:p>19.536</text:p>
          </table:table-cell>
          <table:table-cell office:value-type="float" office:value="4307.9594999999999" table:style-name="ce2">
            <text:p>4307.9595</text:p>
          </table:table-cell>
          <table:table-cell table:number-columns-repeated="16382"/>
        </table:table-row>
        <table:table-row table:style-name="ro1">
          <table:table-cell office:value-type="float" office:value="19.559999999999999" table:style-name="ce2">
            <text:p>19.56</text:p>
          </table:table-cell>
          <table:table-cell office:value-type="float" office:value="4309.3999999999996" table:style-name="ce2">
            <text:p>4309.4</text:p>
          </table:table-cell>
          <table:table-cell table:number-columns-repeated="16382"/>
        </table:table-row>
        <table:table-row table:style-name="ro1">
          <table:table-cell office:value-type="float" office:value="19.584" table:style-name="ce2">
            <text:p>19.584</text:p>
          </table:table-cell>
          <table:table-cell office:value-type="float" office:value="4310.12" table:style-name="ce2">
            <text:p>4310.12</text:p>
          </table:table-cell>
          <table:table-cell table:number-columns-repeated="16382"/>
        </table:table-row>
        <table:table-row table:style-name="ro1">
          <table:table-cell office:value-type="float" office:value="19.608000000000001" table:style-name="ce2">
            <text:p>19.608</text:p>
          </table:table-cell>
          <table:table-cell office:value-type="float" office:value="4310.8402999999998" table:style-name="ce2">
            <text:p>4310.8403</text:p>
          </table:table-cell>
          <table:table-cell table:number-columns-repeated="16382"/>
        </table:table-row>
        <table:table-row table:style-name="ro1">
          <table:table-cell office:value-type="float" office:value="19.632000000000001" table:style-name="ce2">
            <text:p>19.632</text:p>
          </table:table-cell>
          <table:table-cell office:value-type="float" office:value="4311.5604999999996" table:style-name="ce2">
            <text:p>4311.5605</text:p>
          </table:table-cell>
          <table:table-cell table:number-columns-repeated="16382"/>
        </table:table-row>
        <table:table-row table:style-name="ro1">
          <table:table-cell office:value-type="float" office:value="19.655999999999999" table:style-name="ce2">
            <text:p>19.656</text:p>
          </table:table-cell>
          <table:table-cell office:value-type="float" office:value="4312.2809999999999" table:style-name="ce2">
            <text:p>4312.281</text:p>
          </table:table-cell>
          <table:table-cell table:number-columns-repeated="16382"/>
        </table:table-row>
        <table:table-row table:style-name="ro1">
          <table:table-cell office:value-type="float" office:value="19.68" table:style-name="ce2">
            <text:p>19.68</text:p>
          </table:table-cell>
          <table:table-cell office:value-type="float" office:value="4313.0010000000002" table:style-name="ce2">
            <text:p>4313.001</text:p>
          </table:table-cell>
          <table:table-cell table:number-columns-repeated="16382"/>
        </table:table-row>
        <table:table-row table:style-name="ro1">
          <table:table-cell office:value-type="float" office:value="19.704000000000001" table:style-name="ce2">
            <text:p>19.704</text:p>
          </table:table-cell>
          <table:table-cell office:value-type="float" office:value="4314.4413999999997" table:style-name="ce2">
            <text:p>4314.4414</text:p>
          </table:table-cell>
          <table:table-cell table:number-columns-repeated="16382"/>
        </table:table-row>
        <table:table-row table:style-name="ro1">
          <table:table-cell office:value-type="float" office:value="19.728000000000002" table:style-name="ce2">
            <text:p>19.728</text:p>
          </table:table-cell>
          <table:table-cell office:value-type="float" office:value="4315.8819999999996" table:style-name="ce2">
            <text:p>4315.882</text:p>
          </table:table-cell>
          <table:table-cell table:number-columns-repeated="16382"/>
        </table:table-row>
        <table:table-row table:style-name="ro1">
          <table:table-cell office:value-type="float" office:value="19.751999999999999" table:style-name="ce2">
            <text:p>19.752</text:p>
          </table:table-cell>
          <table:table-cell office:value-type="float" office:value="4317.3222999999998" table:style-name="ce2">
            <text:p>4317.3223</text:p>
          </table:table-cell>
          <table:table-cell table:number-columns-repeated="16382"/>
        </table:table-row>
        <table:table-row table:style-name="ro1">
          <table:table-cell office:value-type="float" office:value="19.776001000000001" table:style-name="ce2">
            <text:p>19.776001</text:p>
          </table:table-cell>
          <table:table-cell office:value-type="float" office:value="4318.7627000000002" table:style-name="ce2">
            <text:p>4318.7627</text:p>
          </table:table-cell>
          <table:table-cell table:number-columns-repeated="16382"/>
        </table:table-row>
        <table:table-row table:style-name="ro1">
          <table:table-cell office:value-type="float" office:value="19.8" table:style-name="ce2">
            <text:p>19.8</text:p>
          </table:table-cell>
          <table:table-cell office:value-type="float" office:value="4320.2030000000004" table:style-name="ce2">
            <text:p>4320.203</text:p>
          </table:table-cell>
          <table:table-cell table:number-columns-repeated="16382"/>
        </table:table-row>
        <table:table-row table:style-name="ro1">
          <table:table-cell office:value-type="float" office:value="19.824000000000002" table:style-name="ce2">
            <text:p>19.824</text:p>
          </table:table-cell>
          <table:table-cell office:value-type="float" office:value="4321.6436000000003" table:style-name="ce2">
            <text:p>4321.6436</text:p>
          </table:table-cell>
          <table:table-cell table:number-columns-repeated="16382"/>
        </table:table-row>
        <table:table-row table:style-name="ro1">
          <table:table-cell office:value-type="float" office:value="19.847999999999999" table:style-name="ce2">
            <text:p>19.848</text:p>
          </table:table-cell>
          <table:table-cell office:value-type="float" office:value="4323.0839999999998" table:style-name="ce2">
            <text:p>4323.084</text:p>
          </table:table-cell>
          <table:table-cell table:number-columns-repeated="16382"/>
        </table:table-row>
        <table:table-row table:style-name="ro1">
          <table:table-cell office:value-type="float" office:value="19.872" table:style-name="ce2">
            <text:p>19.872</text:p>
          </table:table-cell>
          <table:table-cell office:value-type="float" office:value="4324.5244000000002" table:style-name="ce2">
            <text:p>4324.5244</text:p>
          </table:table-cell>
          <table:table-cell table:number-columns-repeated="16382"/>
        </table:table-row>
        <table:table-row table:style-name="ro1">
          <table:table-cell office:value-type="float" office:value="19.896000000000001" table:style-name="ce2">
            <text:p>19.896</text:p>
          </table:table-cell>
          <table:table-cell office:value-type="float" office:value="4325.9650000000001" table:style-name="ce2">
            <text:p>4325.965</text:p>
          </table:table-cell>
          <table:table-cell table:number-columns-repeated="16382"/>
        </table:table-row>
        <table:table-row table:style-name="ro1">
          <table:table-cell office:value-type="float" office:value="19.920000000000002" table:style-name="ce2">
            <text:p>19.92</text:p>
          </table:table-cell>
          <table:table-cell office:value-type="float" office:value="4327.4053000000004" table:style-name="ce2">
            <text:p>4327.4053</text:p>
          </table:table-cell>
          <table:table-cell table:number-columns-repeated="16382"/>
        </table:table-row>
        <table:table-row table:style-name="ro1">
          <table:table-cell office:value-type="float" office:value="19.943999999999999" table:style-name="ce2">
            <text:p>19.944</text:p>
          </table:table-cell>
          <table:table-cell office:value-type="float" office:value="4328.8456999999999" table:style-name="ce2">
            <text:p>4328.8457</text:p>
          </table:table-cell>
          <table:table-cell table:number-columns-repeated="16382"/>
        </table:table-row>
        <table:table-row table:style-name="ro1">
          <table:table-cell office:value-type="float" office:value="19.968" table:style-name="ce2">
            <text:p>19.968</text:p>
          </table:table-cell>
          <table:table-cell office:value-type="float" office:value="4330.2860000000001" table:style-name="ce2">
            <text:p>4330.286</text:p>
          </table:table-cell>
          <table:table-cell table:number-columns-repeated="16382"/>
        </table:table-row>
        <table:table-row table:style-name="ro1">
          <table:table-cell office:value-type="float" office:value="19.992000000000001" table:style-name="ce2">
            <text:p>19.992</text:p>
          </table:table-cell>
          <table:table-cell office:value-type="float" office:value="4331.7266" table:style-name="ce2">
            <text:p>4331.7266</text:p>
          </table:table-cell>
          <table:table-cell table:number-columns-repeated="16382"/>
        </table:table-row>
        <table:table-row table:style-name="ro1">
          <table:table-cell office:value-type="float" office:value="20.015999999999998" table:style-name="ce2">
            <text:p>20.016</text:p>
          </table:table-cell>
          <table:table-cell office:value-type="float" office:value="4333.1670000000004" table:style-name="ce2">
            <text:p>4333.167</text:p>
          </table:table-cell>
          <table:table-cell table:number-columns-repeated="16382"/>
        </table:table-row>
        <table:table-row table:style-name="ro1">
          <table:table-cell office:value-type="float" office:value="20.04" table:style-name="ce2">
            <text:p>20.04</text:p>
          </table:table-cell>
          <table:table-cell office:value-type="float" office:value="4334.6073999999999" table:style-name="ce2">
            <text:p>4334.6074</text:p>
          </table:table-cell>
          <table:table-cell table:number-columns-repeated="16382"/>
        </table:table-row>
        <table:table-row table:style-name="ro1">
          <table:table-cell office:value-type="float" office:value="20.064001000000001" table:style-name="ce2">
            <text:p>20.064001</text:p>
          </table:table-cell>
          <table:table-cell office:value-type="float" office:value="4335.3275999999996" table:style-name="ce2">
            <text:p>4335.3276</text:p>
          </table:table-cell>
          <table:table-cell table:number-columns-repeated="16382"/>
        </table:table-row>
        <table:table-row table:style-name="ro1">
          <table:table-cell office:value-type="float" office:value="20.088000000000001" table:style-name="ce2">
            <text:p>20.088</text:p>
          </table:table-cell>
          <table:table-cell office:value-type="float" office:value="4336.0479999999998" table:style-name="ce2">
            <text:p>4336.048</text:p>
          </table:table-cell>
          <table:table-cell table:number-columns-repeated="16382"/>
        </table:table-row>
        <table:table-row table:style-name="ro1">
          <table:table-cell office:value-type="float" office:value="20.111999999999998" table:style-name="ce2">
            <text:p>20.112</text:p>
          </table:table-cell>
          <table:table-cell office:value-type="float" office:value="4336.768" table:style-name="ce2">
            <text:p>4336.768</text:p>
          </table:table-cell>
          <table:table-cell table:number-columns-repeated="16382"/>
        </table:table-row>
        <table:table-row table:style-name="ro1">
          <table:table-cell office:value-type="float" office:value="20.135999999999999" table:style-name="ce2">
            <text:p>20.136</text:p>
          </table:table-cell>
          <table:table-cell office:value-type="float" office:value="4337.4883" table:style-name="ce2">
            <text:p>4337.4883</text:p>
          </table:table-cell>
          <table:table-cell table:number-columns-repeated="16382"/>
        </table:table-row>
        <table:table-row table:style-name="ro1">
          <table:table-cell office:value-type="float" office:value="20.16" table:style-name="ce2">
            <text:p>20.16</text:p>
          </table:table-cell>
          <table:table-cell office:value-type="float" office:value="4338.9287000000004" table:style-name="ce2">
            <text:p>4338.9287</text:p>
          </table:table-cell>
          <table:table-cell table:number-columns-repeated="16382"/>
        </table:table-row>
        <table:table-row table:style-name="ro1">
          <table:table-cell office:value-type="float" office:value="20.184000000000001" table:style-name="ce2">
            <text:p>20.184</text:p>
          </table:table-cell>
          <table:table-cell office:value-type="float" office:value="4340.3689999999997" table:style-name="ce2">
            <text:p>4340.369</text:p>
          </table:table-cell>
          <table:table-cell table:number-columns-repeated="16382"/>
        </table:table-row>
        <table:table-row table:style-name="ro1">
          <table:table-cell office:value-type="float" office:value="20.207999999999998" table:style-name="ce2">
            <text:p>20.208</text:p>
          </table:table-cell>
          <table:table-cell office:value-type="float" office:value="4341.8095999999996" table:style-name="ce2">
            <text:p>4341.8096</text:p>
          </table:table-cell>
          <table:table-cell table:number-columns-repeated="16382"/>
        </table:table-row>
        <table:table-row table:style-name="ro1">
          <table:table-cell office:value-type="float" office:value="20.231999999999999" table:style-name="ce2">
            <text:p>20.232</text:p>
          </table:table-cell>
          <table:table-cell office:value-type="float" office:value="4343.97" table:style-name="ce2">
            <text:p>4343.97</text:p>
          </table:table-cell>
          <table:table-cell table:number-columns-repeated="16382"/>
        </table:table-row>
        <table:table-row table:style-name="ro1">
          <table:table-cell office:value-type="float" office:value="20.256" table:style-name="ce2">
            <text:p>20.256</text:p>
          </table:table-cell>
          <table:table-cell office:value-type="float" office:value="4345.4106000000002" table:style-name="ce2">
            <text:p>4345.4106</text:p>
          </table:table-cell>
          <table:table-cell table:number-columns-repeated="16382"/>
        </table:table-row>
        <table:table-row table:style-name="ro1">
          <table:table-cell office:value-type="float" office:value="20.28" table:style-name="ce2">
            <text:p>20.28</text:p>
          </table:table-cell>
          <table:table-cell office:value-type="float" office:value="4346.8509999999997" table:style-name="ce2">
            <text:p>4346.851</text:p>
          </table:table-cell>
          <table:table-cell table:number-columns-repeated="16382"/>
        </table:table-row>
        <table:table-row table:style-name="ro1">
          <table:table-cell office:value-type="float" office:value="20.303999999999998" table:style-name="ce2">
            <text:p>20.304</text:p>
          </table:table-cell>
          <table:table-cell office:value-type="float" office:value="4348.2915000000003" table:style-name="ce2">
            <text:p>4348.2915</text:p>
          </table:table-cell>
          <table:table-cell table:number-columns-repeated="16382"/>
        </table:table-row>
        <table:table-row table:style-name="ro1">
          <table:table-cell office:value-type="float" office:value="20.328001" table:style-name="ce2">
            <text:p>20.328001</text:p>
          </table:table-cell>
          <table:table-cell office:value-type="float" office:value="4349.732" table:style-name="ce2">
            <text:p>4349.732</text:p>
          </table:table-cell>
          <table:table-cell table:number-columns-repeated="16382"/>
        </table:table-row>
        <table:table-row table:style-name="ro1">
          <table:table-cell office:value-type="float" office:value="20.352" table:style-name="ce2">
            <text:p>20.352</text:p>
          </table:table-cell>
          <table:table-cell office:value-type="float" office:value="4351.1724000000004" table:style-name="ce2">
            <text:p>4351.1724</text:p>
          </table:table-cell>
          <table:table-cell table:number-columns-repeated="16382"/>
        </table:table-row>
        <table:table-row table:style-name="ro1">
          <table:table-cell office:value-type="float" office:value="20.376000000000001" table:style-name="ce2">
            <text:p>20.376</text:p>
          </table:table-cell>
          <table:table-cell office:value-type="float" office:value="4352.6130000000003" table:style-name="ce2">
            <text:p>4352.613</text:p>
          </table:table-cell>
          <table:table-cell table:number-columns-repeated="16382"/>
        </table:table-row>
        <table:table-row table:style-name="ro1">
          <table:table-cell office:value-type="float" office:value="20.399999999999999" table:style-name="ce2">
            <text:p>20.4</text:p>
          </table:table-cell>
          <table:table-cell office:value-type="float" office:value="4354.0529999999999" table:style-name="ce2">
            <text:p>4354.053</text:p>
          </table:table-cell>
          <table:table-cell table:number-columns-repeated="16382"/>
        </table:table-row>
        <table:table-row table:style-name="ro1">
          <table:table-cell office:value-type="float" office:value="20.423999999999999" table:style-name="ce2">
            <text:p>20.424</text:p>
          </table:table-cell>
          <table:table-cell office:value-type="float" office:value="4355.4937" table:style-name="ce2">
            <text:p>4355.4937</text:p>
          </table:table-cell>
          <table:table-cell table:number-columns-repeated="16382"/>
        </table:table-row>
        <table:table-row table:style-name="ro1">
          <table:table-cell office:value-type="float" office:value="20.448" table:style-name="ce2">
            <text:p>20.448</text:p>
          </table:table-cell>
          <table:table-cell office:value-type="float" office:value="4356.9340000000002" table:style-name="ce2">
            <text:p>4356.934</text:p>
          </table:table-cell>
          <table:table-cell table:number-columns-repeated="16382"/>
        </table:table-row>
        <table:table-row table:style-name="ro1">
          <table:table-cell office:value-type="float" office:value="20.472000000000001" table:style-name="ce2">
            <text:p>20.472</text:p>
          </table:table-cell>
          <table:table-cell office:value-type="float" office:value="4358.3744999999999" table:style-name="ce2">
            <text:p>4358.3745</text:p>
          </table:table-cell>
          <table:table-cell table:number-columns-repeated="16382"/>
        </table:table-row>
        <table:table-row table:style-name="ro1">
          <table:table-cell office:value-type="float" office:value="20.495999999999999" table:style-name="ce2">
            <text:p>20.496</text:p>
          </table:table-cell>
          <table:table-cell office:value-type="float" office:value="4359.8149999999996" table:style-name="ce2">
            <text:p>4359.815</text:p>
          </table:table-cell>
          <table:table-cell table:number-columns-repeated="16382"/>
        </table:table-row>
        <table:table-row table:style-name="ro1">
          <table:table-cell office:value-type="float" office:value="20.52" table:style-name="ce2">
            <text:p>20.52</text:p>
          </table:table-cell>
          <table:table-cell office:value-type="float" office:value="4361.2554" table:style-name="ce2">
            <text:p>4361.2554</text:p>
          </table:table-cell>
          <table:table-cell table:number-columns-repeated="16382"/>
        </table:table-row>
        <table:table-row table:style-name="ro1">
          <table:table-cell office:value-type="float" office:value="20.544" table:style-name="ce2">
            <text:p>20.544</text:p>
          </table:table-cell>
          <table:table-cell office:value-type="float" office:value="4362.6959999999999" table:style-name="ce2">
            <text:p>4362.696</text:p>
          </table:table-cell>
          <table:table-cell table:number-columns-repeated="16382"/>
        </table:table-row>
        <table:table-row table:style-name="ro1">
          <table:table-cell office:value-type="float" office:value="20.568000000000001" table:style-name="ce2">
            <text:p>20.568</text:p>
          </table:table-cell>
          <table:table-cell office:value-type="float" office:value="4364.1360000000004" table:style-name="ce2">
            <text:p>4364.136</text:p>
          </table:table-cell>
          <table:table-cell table:number-columns-repeated="16382"/>
        </table:table-row>
        <table:table-row table:style-name="ro1">
          <table:table-cell office:value-type="float" office:value="20.592001" table:style-name="ce2">
            <text:p>20.592001</text:p>
          </table:table-cell>
          <table:table-cell office:value-type="float" office:value="4365.5766999999996" table:style-name="ce2">
            <text:p>4365.5767</text:p>
          </table:table-cell>
          <table:table-cell table:number-columns-repeated="16382"/>
        </table:table-row>
        <table:table-row table:style-name="ro1">
          <table:table-cell office:value-type="float" office:value="20.616001000000001" table:style-name="ce2">
            <text:p>20.616001</text:p>
          </table:table-cell>
          <table:table-cell office:value-type="float" office:value="4367.0169999999998" table:style-name="ce2">
            <text:p>4367.017</text:p>
          </table:table-cell>
          <table:table-cell table:number-columns-repeated="16382"/>
        </table:table-row>
        <table:table-row table:style-name="ro1">
          <table:table-cell office:value-type="float" office:value="20.64" table:style-name="ce2">
            <text:p>20.64</text:p>
          </table:table-cell>
          <table:table-cell office:value-type="float" office:value="4368.4575000000004" table:style-name="ce2">
            <text:p>4368.4575</text:p>
          </table:table-cell>
          <table:table-cell table:number-columns-repeated="16382"/>
        </table:table-row>
        <table:table-row table:style-name="ro1">
          <table:table-cell office:value-type="float" office:value="20.664000000000001" table:style-name="ce2">
            <text:p>20.664</text:p>
          </table:table-cell>
          <table:table-cell office:value-type="float" office:value="4369.8980000000001" table:style-name="ce2">
            <text:p>4369.898</text:p>
          </table:table-cell>
          <table:table-cell table:number-columns-repeated="16382"/>
        </table:table-row>
        <table:table-row table:style-name="ro1">
          <table:table-cell office:value-type="float" office:value="20.687999999999999" table:style-name="ce2">
            <text:p>20.688</text:p>
          </table:table-cell>
          <table:table-cell office:value-type="float" office:value="4371.3383999999996" table:style-name="ce2">
            <text:p>4371.3384</text:p>
          </table:table-cell>
          <table:table-cell table:number-columns-repeated="16382"/>
        </table:table-row>
        <table:table-row table:style-name="ro1">
          <table:table-cell office:value-type="float" office:value="20.712" table:style-name="ce2">
            <text:p>20.712</text:p>
          </table:table-cell>
          <table:table-cell office:value-type="float" office:value="4372.7790000000005" table:style-name="ce2">
            <text:p>4372.779</text:p>
          </table:table-cell>
          <table:table-cell table:number-columns-repeated="16382"/>
        </table:table-row>
        <table:table-row table:style-name="ro1">
          <table:table-cell office:value-type="float" office:value="20.736000000000001" table:style-name="ce2">
            <text:p>20.736</text:p>
          </table:table-cell>
          <table:table-cell office:value-type="float" office:value="4374.2190000000001" table:style-name="ce2">
            <text:p>4374.219</text:p>
          </table:table-cell>
          <table:table-cell table:number-columns-repeated="16382"/>
        </table:table-row>
        <table:table-row table:style-name="ro1">
          <table:table-cell office:value-type="float" office:value="20.76" table:style-name="ce2">
            <text:p>20.76</text:p>
          </table:table-cell>
          <table:table-cell office:value-type="float" office:value="4375.6597000000002" table:style-name="ce2">
            <text:p>4375.6597</text:p>
          </table:table-cell>
          <table:table-cell table:number-columns-repeated="16382"/>
        </table:table-row>
        <table:table-row table:style-name="ro1">
          <table:table-cell office:value-type="float" office:value="20.783999999999999" table:style-name="ce2">
            <text:p>20.784</text:p>
          </table:table-cell>
          <table:table-cell office:value-type="float" office:value="4377.1000000000004" table:style-name="ce2">
            <text:p>4377.1</text:p>
          </table:table-cell>
          <table:table-cell table:number-columns-repeated="16382"/>
        </table:table-row>
        <table:table-row table:style-name="ro1">
          <table:table-cell office:value-type="float" office:value="20.808" table:style-name="ce2">
            <text:p>20.808</text:p>
          </table:table-cell>
          <table:table-cell office:value-type="float" office:value="4378.5405000000001" table:style-name="ce2">
            <text:p>4378.5405</text:p>
          </table:table-cell>
          <table:table-cell table:number-columns-repeated="16382"/>
        </table:table-row>
        <table:table-row table:style-name="ro1">
          <table:table-cell office:value-type="float" office:value="20.832000000000001" table:style-name="ce2">
            <text:p>20.832</text:p>
          </table:table-cell>
          <table:table-cell office:value-type="float" office:value="4379.2606999999998" table:style-name="ce2">
            <text:p>4379.2607</text:p>
          </table:table-cell>
          <table:table-cell table:number-columns-repeated="16382"/>
        </table:table-row>
        <table:table-row table:style-name="ro1">
          <table:table-cell office:value-type="float" office:value="20.856000000000002" table:style-name="ce2">
            <text:p>20.856</text:p>
          </table:table-cell>
          <table:table-cell office:value-type="float" office:value="4379.9809999999998" table:style-name="ce2">
            <text:p>4379.981</text:p>
          </table:table-cell>
          <table:table-cell table:number-columns-repeated="16382"/>
        </table:table-row>
        <table:table-row table:style-name="ro1">
          <table:table-cell office:value-type="float" office:value="20.880001" table:style-name="ce2">
            <text:p>20.880001</text:p>
          </table:table-cell>
          <table:table-cell office:value-type="float" office:value="4380.701" table:style-name="ce2">
            <text:p>4380.701</text:p>
          </table:table-cell>
          <table:table-cell table:number-columns-repeated="16382"/>
        </table:table-row>
        <table:table-row table:style-name="ro1">
          <table:table-cell office:value-type="float" office:value="20.904" table:style-name="ce2">
            <text:p>20.904</text:p>
          </table:table-cell>
          <table:table-cell office:value-type="float" office:value="4381.4214000000002" table:style-name="ce2">
            <text:p>4381.4214</text:p>
          </table:table-cell>
          <table:table-cell table:number-columns-repeated="16382"/>
        </table:table-row>
        <table:table-row table:style-name="ro1">
          <table:table-cell office:value-type="float" office:value="20.928000000000001" table:style-name="ce2">
            <text:p>20.928</text:p>
          </table:table-cell>
          <table:table-cell office:value-type="float" office:value="4382.8620000000001" table:style-name="ce2">
            <text:p>4382.862</text:p>
          </table:table-cell>
          <table:table-cell table:number-columns-repeated="16382"/>
        </table:table-row>
        <table:table-row table:style-name="ro1">
          <table:table-cell office:value-type="float" office:value="20.952000000000002" table:style-name="ce2">
            <text:p>20.952</text:p>
          </table:table-cell>
          <table:table-cell office:value-type="float" office:value="4384.3022000000001" table:style-name="ce2">
            <text:p>4384.3022</text:p>
          </table:table-cell>
          <table:table-cell table:number-columns-repeated="16382"/>
        </table:table-row>
        <table:table-row table:style-name="ro1">
          <table:table-cell office:value-type="float" office:value="20.975999999999999" table:style-name="ce2">
            <text:p>20.976</text:p>
          </table:table-cell>
          <table:table-cell office:value-type="float" office:value="4385.7426999999998" table:style-name="ce2">
            <text:p>4385.7427</text:p>
          </table:table-cell>
          <table:table-cell table:number-columns-repeated="16382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4387.183" table:style-name="ce2">
            <text:p>4387.183</text:p>
          </table:table-cell>
          <table:table-cell table:number-columns-repeated="16382"/>
        </table:table-row>
        <table:table-row table:style-name="ro1">
          <table:table-cell office:value-type="float" office:value="21.024000000000001" table:style-name="ce2">
            <text:p>21.024</text:p>
          </table:table-cell>
          <table:table-cell office:value-type="float" office:value="4388.6234999999997" table:style-name="ce2">
            <text:p>4388.6235</text:p>
          </table:table-cell>
          <table:table-cell table:number-columns-repeated="16382"/>
        </table:table-row>
        <table:table-row table:style-name="ro1">
          <table:table-cell office:value-type="float" office:value="21.047999999999998" table:style-name="ce2">
            <text:p>21.048</text:p>
          </table:table-cell>
          <table:table-cell office:value-type="float" office:value="4390.0640000000003" table:style-name="ce2">
            <text:p>4390.064</text:p>
          </table:table-cell>
          <table:table-cell table:number-columns-repeated="16382"/>
        </table:table-row>
        <table:table-row table:style-name="ro1">
          <table:table-cell office:value-type="float" office:value="21.071999999999999" table:style-name="ce2">
            <text:p>21.072</text:p>
          </table:table-cell>
          <table:table-cell office:value-type="float" office:value="4391.5043999999998" table:style-name="ce2">
            <text:p>4391.5044</text:p>
          </table:table-cell>
          <table:table-cell table:number-columns-repeated="16382"/>
        </table:table-row>
        <table:table-row table:style-name="ro1">
          <table:table-cell office:value-type="float" office:value="21.096" table:style-name="ce2">
            <text:p>21.096</text:p>
          </table:table-cell>
          <table:table-cell office:value-type="float" office:value="4392.9449999999997" table:style-name="ce2">
            <text:p>4392.945</text:p>
          </table:table-cell>
          <table:table-cell table:number-columns-repeated="16382"/>
        </table:table-row>
        <table:table-row table:style-name="ro1">
          <table:table-cell office:value-type="float" office:value="21.12" table:style-name="ce2">
            <text:p>21.12</text:p>
          </table:table-cell>
          <table:table-cell office:value-type="float" office:value="4394.3852999999999" table:style-name="ce2">
            <text:p>4394.3853</text:p>
          </table:table-cell>
          <table:table-cell table:number-columns-repeated="16382"/>
        </table:table-row>
        <table:table-row table:style-name="ro1">
          <table:table-cell office:value-type="float" office:value="21.144000999999999" table:style-name="ce2">
            <text:p>21.144001</text:p>
          </table:table-cell>
          <table:table-cell office:value-type="float" office:value="4395.8257000000003" table:style-name="ce2">
            <text:p>4395.8257</text:p>
          </table:table-cell>
          <table:table-cell table:number-columns-repeated="16382"/>
        </table:table-row>
        <table:table-row table:style-name="ro1">
          <table:table-cell office:value-type="float" office:value="21.167999999999999" table:style-name="ce2">
            <text:p>21.168</text:p>
          </table:table-cell>
          <table:table-cell office:value-type="float" office:value="4397.2659999999996" table:style-name="ce2">
            <text:p>4397.266</text:p>
          </table:table-cell>
          <table:table-cell table:number-columns-repeated="16382"/>
        </table:table-row>
        <table:table-row table:style-name="ro1">
          <table:table-cell office:value-type="float" office:value="21.192" table:style-name="ce2">
            <text:p>21.192</text:p>
          </table:table-cell>
          <table:table-cell office:value-type="float" office:value="4398.7065000000002" table:style-name="ce2">
            <text:p>4398.7065</text:p>
          </table:table-cell>
          <table:table-cell table:number-columns-repeated="16382"/>
        </table:table-row>
        <table:table-row table:style-name="ro1">
          <table:table-cell office:value-type="float" office:value="21.216000000000001" table:style-name="ce2">
            <text:p>21.216</text:p>
          </table:table-cell>
          <table:table-cell office:value-type="float" office:value="4400.1469999999999" table:style-name="ce2">
            <text:p>4400.147</text:p>
          </table:table-cell>
          <table:table-cell table:number-columns-repeated="16382"/>
        </table:table-row>
        <table:table-row table:style-name="ro1">
          <table:table-cell office:value-type="float" office:value="21.24" table:style-name="ce2">
            <text:p>21.24</text:p>
          </table:table-cell>
          <table:table-cell office:value-type="float" office:value="4401.5874000000003" table:style-name="ce2">
            <text:p>4401.5874</text:p>
          </table:table-cell>
          <table:table-cell table:number-columns-repeated="16382"/>
        </table:table-row>
        <table:table-row table:style-name="ro1">
          <table:table-cell office:value-type="float" office:value="21.263999999999999" table:style-name="ce2">
            <text:p>21.264</text:p>
          </table:table-cell>
          <table:table-cell office:value-type="float" office:value="4403.0280000000002" table:style-name="ce2">
            <text:p>4403.028</text:p>
          </table:table-cell>
          <table:table-cell table:number-columns-repeated="16382"/>
        </table:table-row>
        <table:table-row table:style-name="ro1">
          <table:table-cell office:value-type="float" office:value="21.288" table:style-name="ce2">
            <text:p>21.288</text:p>
          </table:table-cell>
          <table:table-cell office:value-type="float" office:value="4404.4683000000005" table:style-name="ce2">
            <text:p>4404.4683</text:p>
          </table:table-cell>
          <table:table-cell table:number-columns-repeated="16382"/>
        </table:table-row>
        <table:table-row table:style-name="ro1">
          <table:table-cell office:value-type="float" office:value="21.312000000000001" table:style-name="ce2">
            <text:p>21.312</text:p>
          </table:table-cell>
          <table:table-cell office:value-type="float" office:value="4405.9087" table:style-name="ce2">
            <text:p>4405.9087</text:p>
          </table:table-cell>
          <table:table-cell table:number-columns-repeated="16382"/>
        </table:table-row>
        <table:table-row table:style-name="ro1">
          <table:table-cell office:value-type="float" office:value="21.335999999999999" table:style-name="ce2">
            <text:p>21.336</text:p>
          </table:table-cell>
          <table:table-cell office:value-type="float" office:value="4408.0693000000001" table:style-name="ce2">
            <text:p>4408.0693</text:p>
          </table:table-cell>
          <table:table-cell table:number-columns-repeated="16382"/>
        </table:table-row>
        <table:table-row table:style-name="ro1">
          <table:table-cell office:value-type="float" office:value="21.36" table:style-name="ce2">
            <text:p>21.36</text:p>
          </table:table-cell>
          <table:table-cell office:value-type="float" office:value="4409.51" table:style-name="ce2">
            <text:p>4409.51</text:p>
          </table:table-cell>
          <table:table-cell table:number-columns-repeated="16382"/>
        </table:table-row>
        <table:table-row table:style-name="ro1">
          <table:table-cell office:value-type="float" office:value="21.384" table:style-name="ce2">
            <text:p>21.384</text:p>
          </table:table-cell>
          <table:table-cell office:value-type="float" office:value="4410.95" table:style-name="ce2">
            <text:p>4410.95</text:p>
          </table:table-cell>
          <table:table-cell table:number-columns-repeated="16382"/>
        </table:table-row>
        <table:table-row table:style-name="ro1">
          <table:table-cell office:value-type="float" office:value="21.408000000000001" table:style-name="ce2">
            <text:p>21.408</text:p>
          </table:table-cell>
          <table:table-cell office:value-type="float" office:value="4412.3905999999997" table:style-name="ce2">
            <text:p>4412.3906</text:p>
          </table:table-cell>
          <table:table-cell table:number-columns-repeated="16382"/>
        </table:table-row>
        <table:table-row table:style-name="ro1">
          <table:table-cell office:value-type="float" office:value="21.432001" table:style-name="ce2">
            <text:p>21.432001</text:p>
          </table:table-cell>
          <table:table-cell office:value-type="float" office:value="4413.8310000000001" table:style-name="ce2">
            <text:p>4413.831</text:p>
          </table:table-cell>
          <table:table-cell table:number-columns-repeated="16382"/>
        </table:table-row>
        <table:table-row table:style-name="ro1">
          <table:table-cell office:value-type="float" office:value="21.456" table:style-name="ce2">
            <text:p>21.456</text:p>
          </table:table-cell>
          <table:table-cell office:value-type="float" office:value="4415.2714999999998" table:style-name="ce2">
            <text:p>4415.2715</text:p>
          </table:table-cell>
          <table:table-cell table:number-columns-repeated="16382"/>
        </table:table-row>
        <table:table-row table:style-name="ro1">
          <table:table-cell office:value-type="float" office:value="21.48" table:style-name="ce2">
            <text:p>21.48</text:p>
          </table:table-cell>
          <table:table-cell office:value-type="float" office:value="4416.7120000000004" table:style-name="ce2">
            <text:p>4416.712</text:p>
          </table:table-cell>
          <table:table-cell table:number-columns-repeated="16382"/>
        </table:table-row>
        <table:table-row table:style-name="ro1">
          <table:table-cell office:value-type="float" office:value="21.504000000000001" table:style-name="ce2">
            <text:p>21.504</text:p>
          </table:table-cell>
          <table:table-cell office:value-type="float" office:value="4418.1522999999997" table:style-name="ce2">
            <text:p>4418.1523</text:p>
          </table:table-cell>
          <table:table-cell table:number-columns-repeated="16382"/>
        </table:table-row>
        <table:table-row table:style-name="ro1">
          <table:table-cell office:value-type="float" office:value="21.527999999999999" table:style-name="ce2">
            <text:p>21.528</text:p>
          </table:table-cell>
          <table:table-cell office:value-type="float" office:value="4419.5929999999998" table:style-name="ce2">
            <text:p>4419.593</text:p>
          </table:table-cell>
          <table:table-cell table:number-columns-repeated="16382"/>
        </table:table-row>
        <table:table-row table:style-name="ro1">
          <table:table-cell office:value-type="float" office:value="21.552" table:style-name="ce2">
            <text:p>21.552</text:p>
          </table:table-cell>
          <table:table-cell office:value-type="float" office:value="4421.0330000000004" table:style-name="ce2">
            <text:p>4421.033</text:p>
          </table:table-cell>
          <table:table-cell table:number-columns-repeated="16382"/>
        </table:table-row>
        <table:table-row table:style-name="ro1">
          <table:table-cell office:value-type="float" office:value="21.576000000000001" table:style-name="ce2">
            <text:p>21.576</text:p>
          </table:table-cell>
          <table:table-cell office:value-type="float" office:value="4422.4736000000003" table:style-name="ce2">
            <text:p>4422.4736</text:p>
          </table:table-cell>
          <table:table-cell table:number-columns-repeated="16382"/>
        </table:table-row>
        <table:table-row table:style-name="ro1">
          <table:table-cell office:value-type="float" office:value="21.6" table:style-name="ce2">
            <text:p>21.6</text:p>
          </table:table-cell>
          <table:table-cell office:value-type="float" office:value="4423.9139999999998" table:style-name="ce2">
            <text:p>4423.914</text:p>
          </table:table-cell>
          <table:table-cell table:number-columns-repeated="16382"/>
        </table:table-row>
        <table:table-row table:style-name="ro1">
          <table:table-cell office:value-type="float" office:value="21.623999999999999" table:style-name="ce2">
            <text:p>21.624</text:p>
          </table:table-cell>
          <table:table-cell office:value-type="float" office:value="4425.3545000000004" table:style-name="ce2">
            <text:p>4425.3545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2">
            <text:p>21.648</text:p>
          </table:table-cell>
          <table:table-cell office:value-type="float" office:value="4427.5150000000003" table:style-name="ce2">
            <text:p>4427.515</text:p>
          </table:table-cell>
          <table:table-cell table:number-columns-repeated="16382"/>
        </table:table-row>
        <table:table-row table:style-name="ro1">
          <table:table-cell office:value-type="float" office:value="21.672000000000001" table:style-name="ce2">
            <text:p>21.672</text:p>
          </table:table-cell>
          <table:table-cell office:value-type="float" office:value="4429.6760000000004" table:style-name="ce2">
            <text:p>4429.676</text:p>
          </table:table-cell>
          <table:table-cell table:number-columns-repeated="16382"/>
        </table:table-row>
        <table:table-row table:style-name="ro1">
          <table:table-cell office:value-type="float" office:value="21.696000999999999" table:style-name="ce2">
            <text:p>21.696001</text:p>
          </table:table-cell>
          <table:table-cell office:value-type="float" office:value="4431.8364000000001" table:style-name="ce2">
            <text:p>4431.8364</text:p>
          </table:table-cell>
          <table:table-cell table:number-columns-repeated="16382"/>
        </table:table-row>
        <table:table-row table:style-name="ro1">
          <table:table-cell office:value-type="float" office:value="21.72" table:style-name="ce2">
            <text:p>21.72</text:p>
          </table:table-cell>
          <table:table-cell office:value-type="float" office:value="4433.9970000000003" table:style-name="ce2">
            <text:p>4433.997</text:p>
          </table:table-cell>
          <table:table-cell table:number-columns-repeated="16382"/>
        </table:table-row>
        <table:table-row table:style-name="ro1">
          <table:table-cell office:value-type="float" office:value="21.744" table:style-name="ce2">
            <text:p>21.744</text:p>
          </table:table-cell>
          <table:table-cell office:value-type="float" office:value="4436.1576999999997" table:style-name="ce2">
            <text:p>4436.1577</text:p>
          </table:table-cell>
          <table:table-cell table:number-columns-repeated="16382"/>
        </table:table-row>
        <table:table-row table:style-name="ro1">
          <table:table-cell office:value-type="float" office:value="21.768000000000001" table:style-name="ce2">
            <text:p>21.768</text:p>
          </table:table-cell>
          <table:table-cell office:value-type="float" office:value="4438.3184000000001" table:style-name="ce2">
            <text:p>4438.3184</text:p>
          </table:table-cell>
          <table:table-cell table:number-columns-repeated="16382"/>
        </table:table-row>
        <table:table-row table:style-name="ro1">
          <table:table-cell office:value-type="float" office:value="21.792000000000002" table:style-name="ce2">
            <text:p>21.792</text:p>
          </table:table-cell>
          <table:table-cell office:value-type="float" office:value="4439.759" table:style-name="ce2">
            <text:p>4439.759</text:p>
          </table:table-cell>
          <table:table-cell table:number-columns-repeated="16382"/>
        </table:table-row>
        <table:table-row table:style-name="ro1">
          <table:table-cell office:value-type="float" office:value="21.815999999999999" table:style-name="ce2">
            <text:p>21.816</text:p>
          </table:table-cell>
          <table:table-cell office:value-type="float" office:value="4441.1989999999996" table:style-name="ce2">
            <text:p>4441.199</text:p>
          </table:table-cell>
          <table:table-cell table:number-columns-repeated="16382"/>
        </table:table-row>
        <table:table-row table:style-name="ro1">
          <table:table-cell office:value-type="float" office:value="21.84" table:style-name="ce2">
            <text:p>21.84</text:p>
          </table:table-cell>
          <table:table-cell office:value-type="float" office:value="4442.6396000000004" table:style-name="ce2">
            <text:p>4442.6396</text:p>
          </table:table-cell>
          <table:table-cell table:number-columns-repeated="16382"/>
        </table:table-row>
        <table:table-row table:style-name="ro1">
          <table:table-cell office:value-type="float" office:value="21.864000000000001" table:style-name="ce2">
            <text:p>21.864</text:p>
          </table:table-cell>
          <table:table-cell office:value-type="float" office:value="4444.08" table:style-name="ce2">
            <text:p>4444.08</text:p>
          </table:table-cell>
          <table:table-cell table:number-columns-repeated="16382"/>
        </table:table-row>
        <table:table-row table:style-name="ro1">
          <table:table-cell office:value-type="float" office:value="21.888000000000002" table:style-name="ce2">
            <text:p>21.888</text:p>
          </table:table-cell>
          <table:table-cell office:value-type="float" office:value="4445.5204999999996" table:style-name="ce2">
            <text:p>4445.5205</text:p>
          </table:table-cell>
          <table:table-cell table:number-columns-repeated="16382"/>
        </table:table-row>
        <table:table-row table:style-name="ro1">
          <table:table-cell office:value-type="float" office:value="21.911999999999999" table:style-name="ce2">
            <text:p>21.912</text:p>
          </table:table-cell>
          <table:table-cell office:value-type="float" office:value="4446.9610000000002" table:style-name="ce2">
            <text:p>4446.961</text:p>
          </table:table-cell>
          <table:table-cell table:number-columns-repeated="16382"/>
        </table:table-row>
        <table:table-row table:style-name="ro1">
          <table:table-cell office:value-type="float" office:value="21.936" table:style-name="ce2">
            <text:p>21.936</text:p>
          </table:table-cell>
          <table:table-cell office:value-type="float" office:value="4448.4013999999997" table:style-name="ce2">
            <text:p>4448.4014</text:p>
          </table:table-cell>
          <table:table-cell table:number-columns-repeated="16382"/>
        </table:table-row>
        <table:table-row table:style-name="ro1">
          <table:table-cell office:value-type="float" office:value="21.960000999999998" table:style-name="ce2">
            <text:p>21.960001</text:p>
          </table:table-cell>
          <table:table-cell office:value-type="float" office:value="4449.8419999999996" table:style-name="ce2">
            <text:p>4449.842</text:p>
          </table:table-cell>
          <table:table-cell table:number-columns-repeated="16382"/>
        </table:table-row>
        <table:table-row table:style-name="ro1">
          <table:table-cell office:value-type="float" office:value="21.984000000000002" table:style-name="ce2">
            <text:p>21.984</text:p>
          </table:table-cell>
          <table:table-cell office:value-type="float" office:value="4451.2820000000002" table:style-name="ce2">
            <text:p>4451.282</text:p>
          </table:table-cell>
          <table:table-cell table:number-columns-repeated="16382"/>
        </table:table-row>
        <table:table-row table:style-name="ro1">
          <table:table-cell office:value-type="float" office:value="22.007999999999999" table:style-name="ce2">
            <text:p>22.008</text:p>
          </table:table-cell>
          <table:table-cell office:value-type="float" office:value="4452.7227000000003" table:style-name="ce2">
            <text:p>4452.7227</text:p>
          </table:table-cell>
          <table:table-cell table:number-columns-repeated="16382"/>
        </table:table-row>
        <table:table-row table:style-name="ro1">
          <table:table-cell office:value-type="float" office:value="22.032" table:style-name="ce2">
            <text:p>22.032</text:p>
          </table:table-cell>
          <table:table-cell office:value-type="float" office:value="4454.1629999999996" table:style-name="ce2">
            <text:p>4454.163</text:p>
          </table:table-cell>
          <table:table-cell table:number-columns-repeated="16382"/>
        </table:table-row>
        <table:table-row table:style-name="ro1">
          <table:table-cell office:value-type="float" office:value="22.056000000000001" table:style-name="ce2">
            <text:p>22.056</text:p>
          </table:table-cell>
          <table:table-cell office:value-type="float" office:value="4455.6035000000002" table:style-name="ce2">
            <text:p>4455.6035</text:p>
          </table:table-cell>
          <table:table-cell table:number-columns-repeated="16382"/>
        </table:table-row>
        <table:table-row table:style-name="ro1">
          <table:table-cell office:value-type="float" office:value="22.08" table:style-name="ce2">
            <text:p>22.08</text:p>
          </table:table-cell>
          <table:table-cell office:value-type="float" office:value="4457.0439999999999" table:style-name="ce2">
            <text:p>4457.044</text:p>
          </table:table-cell>
          <table:table-cell table:number-columns-repeated="16382"/>
        </table:table-row>
        <table:table-row table:style-name="ro1">
          <table:table-cell office:value-type="float" office:value="22.103999999999999" table:style-name="ce2">
            <text:p>22.104</text:p>
          </table:table-cell>
          <table:table-cell office:value-type="float" office:value="4458.4844000000003" table:style-name="ce2">
            <text:p>4458.4844</text:p>
          </table:table-cell>
          <table:table-cell table:number-columns-repeated="16382"/>
        </table:table-row>
        <table:table-row table:style-name="ro1">
          <table:table-cell office:value-type="float" office:value="22.128" table:style-name="ce2">
            <text:p>22.128</text:p>
          </table:table-cell>
          <table:table-cell office:value-type="float" office:value="4459.9250000000002" table:style-name="ce2">
            <text:p>4459.925</text:p>
          </table:table-cell>
          <table:table-cell table:number-columns-repeated="16382"/>
        </table:table-row>
        <table:table-row table:style-name="ro1">
          <table:table-cell office:value-type="float" office:value="22.152000000000001" table:style-name="ce2">
            <text:p>22.152</text:p>
          </table:table-cell>
          <table:table-cell office:value-type="float" office:value="4461.3649999999998" table:style-name="ce2">
            <text:p>4461.365</text:p>
          </table:table-cell>
          <table:table-cell table:number-columns-repeated="16382"/>
        </table:table-row>
        <table:table-row table:style-name="ro1">
          <table:table-cell office:value-type="float" office:value="22.175999999999998" table:style-name="ce2">
            <text:p>22.176</text:p>
          </table:table-cell>
          <table:table-cell office:value-type="float" office:value="4462.8056999999999" table:style-name="ce2">
            <text:p>4462.8057</text:p>
          </table:table-cell>
          <table:table-cell table:number-columns-repeated="16382"/>
        </table:table-row>
        <table:table-row table:style-name="ro1">
          <table:table-cell office:value-type="float" office:value="22.2" table:style-name="ce2">
            <text:p>22.2</text:p>
          </table:table-cell>
          <table:table-cell office:value-type="float" office:value="4463.5259999999998" table:style-name="ce2">
            <text:p>4463.526</text:p>
          </table:table-cell>
          <table:table-cell table:number-columns-repeated="16382"/>
        </table:table-row>
        <table:table-row table:style-name="ro1">
          <table:table-cell office:value-type="float" office:value="22.224" table:style-name="ce2">
            <text:p>22.224</text:p>
          </table:table-cell>
          <table:table-cell office:value-type="float" office:value="4464.2460000000001" table:style-name="ce2">
            <text:p>4464.246</text:p>
          </table:table-cell>
          <table:table-cell table:number-columns-repeated="16382"/>
        </table:table-row>
        <table:table-row table:style-name="ro1">
          <table:table-cell office:value-type="float" office:value="22.248000999999999" table:style-name="ce2">
            <text:p>22.248001</text:p>
          </table:table-cell>
          <table:table-cell office:value-type="float" office:value="4464.9663" table:style-name="ce2">
            <text:p>4464.9663</text:p>
          </table:table-cell>
          <table:table-cell table:number-columns-repeated="16382"/>
        </table:table-row>
        <table:table-row table:style-name="ro1">
          <table:table-cell office:value-type="float" office:value="22.271999999999998" table:style-name="ce2">
            <text:p>22.272</text:p>
          </table:table-cell>
          <table:table-cell office:value-type="float" office:value="4465.6864999999998" table:style-name="ce2">
            <text:p>4465.6865</text:p>
          </table:table-cell>
          <table:table-cell table:number-columns-repeated="16382"/>
        </table:table-row>
        <table:table-row table:style-name="ro1">
          <table:table-cell office:value-type="float" office:value="22.295999999999999" table:style-name="ce2">
            <text:p>22.296</text:p>
          </table:table-cell>
          <table:table-cell office:value-type="float" office:value="4466.4066999999995" table:style-name="ce2">
            <text:p>4466.4067</text:p>
          </table:table-cell>
          <table:table-cell table:number-columns-repeated="16382"/>
        </table:table-row>
        <table:table-row table:style-name="ro1">
          <table:table-cell office:value-type="float" office:value="22.32" table:style-name="ce2">
            <text:p>22.32</text:p>
          </table:table-cell>
          <table:table-cell office:value-type="float" office:value="4467.1270000000004" table:style-name="ce2">
            <text:p>4467.127</text:p>
          </table:table-cell>
          <table:table-cell table:number-columns-repeated="16382"/>
        </table:table-row>
        <table:table-row table:style-name="ro1">
          <table:table-cell office:value-type="float" office:value="22.344000000000001" table:style-name="ce2">
            <text:p>22.344</text:p>
          </table:table-cell>
          <table:table-cell office:value-type="float" office:value="4467.8469999999998" table:style-name="ce2">
            <text:p>4467.847</text:p>
          </table:table-cell>
          <table:table-cell table:number-columns-repeated="16382"/>
        </table:table-row>
        <table:table-row table:style-name="ro1">
          <table:table-cell office:value-type="float" office:value="22.367999999999999" table:style-name="ce2">
            <text:p>22.368</text:p>
          </table:table-cell>
          <table:table-cell office:value-type="float" office:value="4468.5673999999999" table:style-name="ce2">
            <text:p>4468.5674</text:p>
          </table:table-cell>
          <table:table-cell table:number-columns-repeated="16382"/>
        </table:table-row>
        <table:table-row table:style-name="ro1">
          <table:table-cell office:value-type="float" office:value="22.391999999999999" table:style-name="ce2">
            <text:p>22.392</text:p>
          </table:table-cell>
          <table:table-cell office:value-type="float" office:value="4469.2875999999997" table:style-name="ce2">
            <text:p>4469.2876</text:p>
          </table:table-cell>
          <table:table-cell table:number-columns-repeated="16382"/>
        </table:table-row>
        <table:table-row table:style-name="ro1">
          <table:table-cell office:value-type="float" office:value="22.416" table:style-name="ce2">
            <text:p>22.416</text:p>
          </table:table-cell>
          <table:table-cell office:value-type="float" office:value="4470.0079999999998" table:style-name="ce2">
            <text:p>4470.008</text:p>
          </table:table-cell>
          <table:table-cell table:number-columns-repeated="16382"/>
        </table:table-row>
        <table:table-row table:style-name="ro1">
          <table:table-cell office:value-type="float" office:value="22.44" table:style-name="ce2">
            <text:p>22.44</text:p>
          </table:table-cell>
          <table:table-cell office:value-type="float" office:value="4470.7280000000001" table:style-name="ce2">
            <text:p>4470.728</text:p>
          </table:table-cell>
          <table:table-cell table:number-columns-repeated="16382"/>
        </table:table-row>
        <table:table-row table:style-name="ro1">
          <table:table-cell office:value-type="float" office:value="22.463999999999999" table:style-name="ce2">
            <text:p>22.464</text:p>
          </table:table-cell>
          <table:table-cell office:value-type="float" office:value="4471.4480000000003" table:style-name="ce2">
            <text:p>4471.448</text:p>
          </table:table-cell>
          <table:table-cell table:number-columns-repeated="16382"/>
        </table:table-row>
        <table:table-row table:style-name="ro1">
          <table:table-cell office:value-type="float" office:value="22.488" table:style-name="ce2">
            <text:p>22.488</text:p>
          </table:table-cell>
          <table:table-cell office:value-type="float" office:value="4472.1684999999998" table:style-name="ce2">
            <text:p>4472.1685</text:p>
          </table:table-cell>
          <table:table-cell table:number-columns-repeated="16382"/>
        </table:table-row>
        <table:table-row table:style-name="ro1">
          <table:table-cell office:value-type="float" office:value="22.512001000000001" table:style-name="ce2">
            <text:p>22.512001</text:p>
          </table:table-cell>
          <table:table-cell office:value-type="float" office:value="4472.8887000000004" table:style-name="ce2">
            <text:p>4472.8887</text:p>
          </table:table-cell>
          <table:table-cell table:number-columns-repeated="16382"/>
        </table:table-row>
        <table:table-row table:style-name="ro1">
          <table:table-cell office:value-type="float" office:value="22.536000000000001" table:style-name="ce2">
            <text:p>22.536</text:p>
          </table:table-cell>
          <table:table-cell office:value-type="float" office:value="4473.6090000000004" table:style-name="ce2">
            <text:p>4473.609</text:p>
          </table:table-cell>
          <table:table-cell table:number-columns-repeated="16382"/>
        </table:table-row>
        <table:table-row table:style-name="ro1">
          <table:table-cell office:value-type="float" office:value="22.56" table:style-name="ce2">
            <text:p>22.56</text:p>
          </table:table-cell>
          <table:table-cell office:value-type="float" office:value="4474.3289999999997" table:style-name="ce2">
            <text:p>4474.329</text:p>
          </table:table-cell>
          <table:table-cell table:number-columns-repeated="16382"/>
        </table:table-row>
        <table:table-row table:style-name="ro1">
          <table:table-cell office:value-type="float" office:value="22.584" table:style-name="ce2">
            <text:p>22.584</text:p>
          </table:table-cell>
          <table:table-cell office:value-type="float" office:value="4475.0492999999997" table:style-name="ce2">
            <text:p>4475.0493</text:p>
          </table:table-cell>
          <table:table-cell table:number-columns-repeated="16382"/>
        </table:table-row>
        <table:table-row table:style-name="ro1">
          <table:table-cell office:value-type="float" office:value="22.608000000000001" table:style-name="ce2">
            <text:p>22.608</text:p>
          </table:table-cell>
          <table:table-cell office:value-type="float" office:value="4475.7695000000003" table:style-name="ce2">
            <text:p>4475.7695</text:p>
          </table:table-cell>
          <table:table-cell table:number-columns-repeated="16382"/>
        </table:table-row>
        <table:table-row table:style-name="ro1">
          <table:table-cell office:value-type="float" office:value="22.632000000000001" table:style-name="ce2">
            <text:p>22.632</text:p>
          </table:table-cell>
          <table:table-cell office:value-type="float" office:value="4476.4897000000001" table:style-name="ce2">
            <text:p>4476.4897</text:p>
          </table:table-cell>
          <table:table-cell table:number-columns-repeated="16382"/>
        </table:table-row>
        <table:table-row table:style-name="ro1">
          <table:table-cell office:value-type="float" office:value="22.655999999999999" table:style-name="ce2">
            <text:p>22.656</text:p>
          </table:table-cell>
          <table:table-cell office:value-type="float" office:value="4477.21" table:style-name="ce2">
            <text:p>4477.21</text:p>
          </table:table-cell>
          <table:table-cell table:number-columns-repeated="16382"/>
        </table:table-row>
        <table:table-row table:style-name="ro1">
          <table:table-cell office:value-type="float" office:value="22.68" table:style-name="ce2">
            <text:p>22.68</text:p>
          </table:table-cell>
          <table:table-cell office:value-type="float" office:value="4477.93" table:style-name="ce2">
            <text:p>4477.93</text:p>
          </table:table-cell>
          <table:table-cell table:number-columns-repeated="16382"/>
        </table:table-row>
        <table:table-row table:style-name="ro1">
          <table:table-cell office:value-type="float" office:value="22.704000000000001" table:style-name="ce2">
            <text:p>22.704</text:p>
          </table:table-cell>
          <table:table-cell office:value-type="float" office:value="4478.6504000000004" table:style-name="ce2">
            <text:p>4478.6504</text:p>
          </table:table-cell>
          <table:table-cell table:number-columns-repeated="16382"/>
        </table:table-row>
        <table:table-row table:style-name="ro1">
          <table:table-cell office:value-type="float" office:value="22.728000000000002" table:style-name="ce2">
            <text:p>22.728</text:p>
          </table:table-cell>
          <table:table-cell office:value-type="float" office:value="4479.3706000000002" table:style-name="ce2">
            <text:p>4479.3706</text:p>
          </table:table-cell>
          <table:table-cell table:number-columns-repeated="16382"/>
        </table:table-row>
        <table:table-row table:style-name="ro1">
          <table:table-cell office:value-type="float" office:value="22.751999999999999" table:style-name="ce2">
            <text:p>22.75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776001000000001" table:style-name="ce2">
            <text:p>22.776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800001000000002" table:style-name="ce2">
            <text:p>22.800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824000000000002" table:style-name="ce2">
            <text:p>22.82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847999999999999" table:style-name="ce2">
            <text:p>22.84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872" table:style-name="ce2">
            <text:p>22.87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896000000000001" table:style-name="ce2">
            <text:p>22.89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92" table:style-name="ce2">
            <text:p>22.9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943999999999999" table:style-name="ce2">
            <text:p>22.94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968" table:style-name="ce2">
            <text:p>22.96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2.992000000000001" table:style-name="ce2">
            <text:p>22.99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015999999999998" table:style-name="ce2">
            <text:p>23.01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04" table:style-name="ce2">
            <text:p>23.0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064001000000001" table:style-name="ce2">
            <text:p>23.064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088000000000001" table:style-name="ce2">
            <text:p>23.08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111999999999998" table:style-name="ce2">
            <text:p>23.11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135999999999999" table:style-name="ce2">
            <text:p>23.13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16" table:style-name="ce2">
            <text:p>23.1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184000000000001" table:style-name="ce2">
            <text:p>23.18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207999999999998" table:style-name="ce2">
            <text:p>23.20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231999999999999" table:style-name="ce2">
            <text:p>23.23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256" table:style-name="ce2">
            <text:p>23.25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28" table:style-name="ce2">
            <text:p>23.2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303999999999998" table:style-name="ce2">
            <text:p>23.30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328001" table:style-name="ce2">
            <text:p>23.328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352" table:style-name="ce2">
            <text:p>23.35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376000000000001" table:style-name="ce2">
            <text:p>23.37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4" table:style-name="ce2">
            <text:p>23.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423999999999999" table:style-name="ce2">
            <text:p>23.42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448" table:style-name="ce2">
            <text:p>23.44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472000000000001" table:style-name="ce2">
            <text:p>23.47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495999999999999" table:style-name="ce2">
            <text:p>23.49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52" table:style-name="ce2">
            <text:p>23.5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544" table:style-name="ce2">
            <text:p>23.54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568000000000001" table:style-name="ce2">
            <text:p>23.56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592001" table:style-name="ce2">
            <text:p>23.592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616001000000001" table:style-name="ce2">
            <text:p>23.616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64" table:style-name="ce2">
            <text:p>23.6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664000000000001" table:style-name="ce2">
            <text:p>23.66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687999999999999" table:style-name="ce2">
            <text:p>23.68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712" table:style-name="ce2">
            <text:p>23.71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736000000000001" table:style-name="ce2">
            <text:p>23.73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76" table:style-name="ce2">
            <text:p>23.7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783999999999999" table:style-name="ce2">
            <text:p>23.78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808" table:style-name="ce2">
            <text:p>23.80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832000000000001" table:style-name="ce2">
            <text:p>23.83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856000000000002" table:style-name="ce2">
            <text:p>23.85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880001" table:style-name="ce2">
            <text:p>23.880001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904" table:style-name="ce2">
            <text:p>23.904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928000000000001" table:style-name="ce2">
            <text:p>23.928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952000000000002" table:style-name="ce2">
            <text:p>23.952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style-name="ro1">
          <table:table-cell office:value-type="float" office:value="23.975999999999999" table:style-name="ce2">
            <text:p>23.976</text:p>
          </table:table-cell>
          <table:table-cell office:value-type="float" office:value="4480.0910000000003" table:style-name="ce2">
            <text:p>4480.091</text:p>
          </table:table-cell>
          <table:table-cell table:number-columns-repeated="16382"/>
        </table:table-row>
        <table:table-row table:number-rows-repeated="1047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BROWN, ALEXANDER CIV USAF AFMC 518 SWES/MXDEC</dc:creator>
    <dc:date>2024-05-03T19:08:48Z</dc:date>
    <meta:editing-cycles>13</meta:editing-cycles>
    <meta:editing-duration>PT3084S</meta:editing-duration>
  </office:meta>
</office:document-meta>
</file>